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xmlns:css3t="http://www.w3.org/TR/css3-text/" office:version="1.2">
  <office:scripts/>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89in"/>
    </style:style>
    <style:style style:name="co2" style:family="table-column">
      <style:table-column-properties fo:break-before="auto" style:column-width="1.3862in"/>
    </style:style>
    <style:style style:name="co3" style:family="table-column">
      <style:table-column-properties fo:break-before="auto" style:column-width="1.2063in"/>
    </style:style>
    <style:style style:name="co4" style:family="table-column">
      <style:table-column-properties fo:break-before="auto" style:column-width="1.2374in"/>
    </style:style>
    <style:style style:name="co5" style:family="table-column">
      <style:table-column-properties fo:break-before="auto" style:column-width="1.4937in"/>
    </style:style>
    <style:style style:name="co6" style:family="table-column">
      <style:table-column-properties fo:break-before="page" style:column-width="1.4728in"/>
    </style:style>
    <style:style style:name="co7" style:family="table-column">
      <style:table-column-properties fo:break-before="auto" style:column-width="0.7618in"/>
    </style:style>
    <style:style style:name="co8" style:family="table-column">
      <style:table-column-properties fo:break-before="auto" style:column-width="0.5508in"/>
    </style:style>
    <style:style style:name="co9" style:family="table-column">
      <style:table-column-properties fo:break-before="auto" style:column-width="8.8984in"/>
    </style:style>
    <style:style style:name="co10" style:family="table-column">
      <style:table-column-properties fo:break-before="auto" style:column-width="0.889in"/>
    </style:style>
    <style:style style:name="co11" style:family="table-column">
      <style:table-column-properties fo:break-before="auto" style:column-width="1.1138in"/>
    </style:style>
    <style:style style:name="co12" style:family="table-column">
      <style:table-column-properties fo:break-before="auto" style:column-width="0.8772in"/>
    </style:style>
    <style:style style:name="co13" style:family="table-column">
      <style:table-column-properties fo:break-before="auto" style:column-width="0.8327in"/>
    </style:style>
    <style:style style:name="co14" style:family="table-column">
      <style:table-column-properties fo:break-before="auto" style:column-width="0.7209in"/>
    </style:style>
    <style:style style:name="co15" style:family="table-column">
      <style:table-column-properties fo:break-before="auto" style:column-width="0.9374in"/>
    </style:style>
    <style:style style:name="co16" style:family="table-column">
      <style:table-column-properties fo:break-before="auto" style:column-width="0.848in"/>
    </style:style>
    <style:style style:name="co17" style:family="table-column">
      <style:table-column-properties fo:break-before="auto" style:column-width="0.7in"/>
    </style:style>
    <style:style style:name="co18" style:family="table-column">
      <style:table-column-properties fo:break-before="auto" style:column-width="0.8807in"/>
    </style:style>
    <style:style style:name="co19" style:family="table-column">
      <style:table-column-properties fo:break-before="auto" style:column-width="1.7772in"/>
    </style:style>
    <style:style style:name="co20" style:family="table-column">
      <style:table-column-properties fo:break-before="auto" style:column-width="0.8917in"/>
    </style:style>
    <style:style style:name="co21" style:family="table-column">
      <style:table-column-properties fo:break-before="auto" style:column-width="1.6055in"/>
    </style:style>
    <style:style style:name="co22" style:family="table-column">
      <style:table-column-properties fo:break-before="auto" style:column-width="1.5752in"/>
    </style:style>
    <style:style style:name="co23" style:family="table-column">
      <style:table-column-properties fo:break-before="auto" style:column-width="0.4228in"/>
    </style:style>
    <style:style style:name="co24" style:family="table-column">
      <style:table-column-properties fo:break-before="auto" style:column-width="1.8819in"/>
    </style:style>
    <style:style style:name="co25" style:family="table-column">
      <style:table-column-properties fo:break-before="auto" style:column-width="1.4827in"/>
    </style:style>
    <style:style style:name="co26" style:family="table-column">
      <style:table-column-properties fo:break-before="auto" style:column-width="0.8272in"/>
    </style:style>
    <style:style style:name="co27" style:family="table-column">
      <style:table-column-properties fo:break-before="auto" style:column-width="0.7457in"/>
    </style:style>
    <style:style style:name="co28" style:family="table-column">
      <style:table-column-properties fo:break-before="auto" style:column-width="0.7098in"/>
    </style:style>
    <style:style style:name="co29" style:family="table-column">
      <style:table-column-properties fo:break-before="auto" style:column-width="0.8409in"/>
    </style:style>
    <style:style style:name="co30" style:family="table-column">
      <style:table-column-properties fo:break-before="auto" style:column-width="0.6882in"/>
    </style:style>
    <style:style style:name="co31" style:family="table-column">
      <style:table-column-properties fo:break-before="auto" style:column-width="0.8846in"/>
    </style:style>
    <style:style style:name="co32" style:family="table-column">
      <style:table-column-properties fo:break-before="auto" style:column-width="1.0925in"/>
    </style:style>
    <style:style style:name="co33" style:family="table-column">
      <style:table-column-properties fo:break-before="auto" style:column-width="0.6984in"/>
    </style:style>
    <style:style style:name="co34" style:family="table-column">
      <style:table-column-properties fo:break-before="auto" style:column-width="0.5898in"/>
    </style:style>
    <style:style style:name="co35" style:family="table-column">
      <style:table-column-properties fo:break-before="auto" style:column-width="0.6547in"/>
    </style:style>
    <style:style style:name="co36" style:family="table-column">
      <style:table-column-properties fo:break-before="auto" style:column-width="0.7862in"/>
    </style:style>
    <style:style style:name="co37" style:family="table-column">
      <style:table-column-properties fo:break-before="auto" style:column-width="1.0161in"/>
    </style:style>
    <style:style style:name="co38" style:family="table-column">
      <style:table-column-properties fo:break-before="auto" style:column-width="1.0063in"/>
    </style:style>
    <style:style style:name="co39" style:family="table-column">
      <style:table-column-properties fo:break-before="auto" style:column-width="1.7043in"/>
    </style:style>
    <style:style style:name="co40" style:family="table-column">
      <style:table-column-properties fo:break-before="auto" style:column-width="0.8925in"/>
    </style:style>
    <style:style style:name="co41" style:family="table-column">
      <style:table-column-properties fo:break-before="auto" style:column-width="2.761in"/>
    </style:style>
    <style:style style:name="co42" style:family="table-column">
      <style:table-column-properties fo:break-before="auto" style:column-width="0.772in"/>
    </style:style>
    <style:style style:name="co43" style:family="table-column">
      <style:table-column-properties fo:break-before="auto" style:column-width="0.9417in"/>
    </style:style>
    <style:style style:name="co44" style:family="table-column">
      <style:table-column-properties fo:break-before="auto" style:column-width="0.7516in"/>
    </style:style>
    <style:style style:name="co45" style:family="table-column">
      <style:table-column-properties fo:break-before="auto" style:column-width="0.9098in"/>
    </style:style>
    <style:style style:name="co46" style:family="table-column">
      <style:table-column-properties fo:break-before="auto" style:column-width="1.1638in"/>
    </style:style>
    <style:style style:name="co47" style:family="table-column">
      <style:table-column-properties fo:break-before="auto" style:column-width="1.2909in"/>
    </style:style>
    <style:style style:name="co48" style:family="table-column">
      <style:table-column-properties fo:break-before="auto" style:column-width="1.6299in"/>
    </style:style>
    <style:style style:name="co49" style:family="table-column">
      <style:table-column-properties fo:break-before="auto" style:column-width="1.0047in"/>
    </style:style>
    <style:style style:name="co50" style:family="table-column">
      <style:table-column-properties fo:break-before="auto" style:column-width="1.3543in"/>
    </style:style>
    <style:style style:name="co51" style:family="table-column">
      <style:table-column-properties fo:break-before="auto" style:column-width="0.7937in"/>
    </style:style>
    <style:style style:name="co52" style:family="table-column">
      <style:table-column-properties fo:break-before="auto" style:column-width="1.5134in"/>
    </style:style>
    <style:style style:name="co53" style:family="table-column">
      <style:table-column-properties fo:break-before="auto" style:column-width="1.0583in"/>
    </style:style>
    <style:style style:name="co54" style:family="table-column">
      <style:table-column-properties fo:break-before="auto" style:column-width="0.9634in"/>
    </style:style>
    <style:style style:name="co55" style:family="table-column">
      <style:table-column-properties fo:break-before="auto" style:column-width="3.5764in"/>
    </style:style>
    <style:style style:name="co56" style:family="table-column">
      <style:table-column-properties fo:break-before="auto" style:column-width="1.6508in"/>
    </style:style>
    <style:style style:name="co57" style:family="table-column">
      <style:table-column-properties fo:break-before="auto" style:column-width="1.1429in"/>
    </style:style>
    <style:style style:name="co58" style:family="table-column">
      <style:table-column-properties fo:break-before="auto" style:column-width="2.7516in"/>
    </style:style>
    <style:style style:name="co59" style:family="table-column">
      <style:table-column-properties fo:break-before="auto" style:column-width="2.952in"/>
    </style:style>
    <style:style style:name="co60" style:family="table-column">
      <style:table-column-properties fo:break-before="auto" style:column-width="1.8409in"/>
    </style:style>
    <style:style style:name="co61" style:family="table-column">
      <style:table-column-properties fo:break-before="auto" style:column-width="0.7335in"/>
    </style:style>
    <style:style style:name="co62" style:family="table-column">
      <style:table-column-properties fo:break-before="auto" style:column-width="2.3701in"/>
    </style:style>
    <style:style style:name="co63" style:family="table-column">
      <style:table-column-properties fo:break-before="auto" style:column-width="1.9465in"/>
    </style:style>
    <style:style style:name="co64" style:family="table-column">
      <style:table-column-properties fo:break-before="auto" style:column-width="2.6244in"/>
    </style:style>
    <style:style style:name="co65" style:family="table-column">
      <style:table-column-properties fo:break-before="auto" style:column-width="4.6874in"/>
    </style:style>
    <style:style style:name="co66" style:family="table-column">
      <style:table-column-properties fo:break-before="auto" style:column-width="2.9945in"/>
    </style:style>
    <style:style style:name="co67" style:family="table-column">
      <style:table-column-properties fo:break-before="auto" style:column-width="3.4283in"/>
    </style:style>
    <style:style style:name="co68" style:family="table-column">
      <style:table-column-properties fo:break-before="auto" style:column-width="1.4181in"/>
    </style:style>
    <style:style style:name="co69" style:family="table-column">
      <style:table-column-properties fo:break-before="auto" style:column-width="1.3654in"/>
    </style:style>
    <style:style style:name="co70" style:family="table-column">
      <style:table-column-properties fo:break-before="auto" style:column-width="0.4972in"/>
    </style:style>
    <style:style style:name="co71" style:family="table-column">
      <style:table-column-properties fo:break-before="auto" style:column-width="2.4547in"/>
    </style:style>
    <style:style style:name="co72" style:family="table-column">
      <style:table-column-properties fo:break-before="auto" style:column-width="1.048in"/>
    </style:style>
    <style:style style:name="co73" style:family="table-column">
      <style:table-column-properties fo:break-before="auto" style:column-width="2.6563in"/>
    </style:style>
    <style:style style:name="co74" style:family="table-column">
      <style:table-column-properties fo:break-before="auto" style:column-width="1.3437in"/>
    </style:style>
    <style:style style:name="co75" style:family="table-column">
      <style:table-column-properties fo:break-before="auto" style:column-width="3.0366in"/>
    </style:style>
    <style:style style:name="co76" style:family="table-column">
      <style:table-column-properties fo:break-before="auto" style:column-width="2.9728in"/>
    </style:style>
    <style:style style:name="co77" style:family="table-column">
      <style:table-column-properties fo:break-before="auto" style:column-width="2.2638in"/>
    </style:style>
    <style:style style:name="co78" style:family="table-column">
      <style:table-column-properties fo:break-before="auto" style:column-width="4.1264in"/>
    </style:style>
    <style:style style:name="co79" style:family="table-column">
      <style:table-column-properties fo:break-before="auto" style:column-width="1.1744in"/>
    </style:style>
    <style:style style:name="co80" style:family="table-column">
      <style:table-column-properties fo:break-before="auto" style:column-width="1.1008in"/>
    </style:style>
    <style:style style:name="co81" style:family="table-column">
      <style:table-column-properties fo:break-before="auto" style:column-width="0.8571in"/>
    </style:style>
    <style:style style:name="co82" style:family="table-column">
      <style:table-column-properties fo:break-before="auto" style:column-width="1.1846in"/>
    </style:style>
    <style:style style:name="co83" style:family="table-column">
      <style:table-column-properties fo:break-before="auto" style:column-width="6.0201in"/>
    </style:style>
    <style:style style:name="co84" style:family="table-column">
      <style:table-column-properties fo:break-before="auto" style:column-width="2.3484in"/>
    </style:style>
    <style:style style:name="co85" style:family="table-column">
      <style:table-column-properties fo:break-before="auto" style:column-width="3.1638in"/>
    </style:style>
    <style:style style:name="co86" style:family="table-column">
      <style:table-column-properties fo:break-before="auto" style:column-width="0.3917in"/>
    </style:style>
    <style:style style:name="co87" style:family="table-column">
      <style:table-column-properties fo:break-before="auto" style:column-width="1.502in"/>
    </style:style>
    <style:style style:name="co88" style:family="table-column">
      <style:table-column-properties fo:break-before="auto" style:column-width="1.1535in"/>
    </style:style>
    <style:style style:name="co89" style:family="table-column">
      <style:table-column-properties fo:break-before="auto" style:column-width="4.8457in"/>
    </style:style>
    <style:style style:name="co90" style:family="table-column">
      <style:table-column-properties fo:break-before="auto" style:column-width="1.7563in"/>
    </style:style>
    <style:style style:name="co91" style:family="table-column">
      <style:table-column-properties fo:break-before="auto" style:column-width="1.6835in"/>
    </style:style>
    <style:style style:name="co92" style:family="table-column">
      <style:table-column-properties fo:break-before="auto" style:column-width="2.8252in"/>
    </style:style>
    <style:style style:name="ro1" style:family="table-row">
      <style:table-row-properties style:row-height="0.4457in" fo:break-before="auto" style:use-optimal-row-height="false"/>
    </style:style>
    <style:style style:name="ro2" style:family="table-row">
      <style:table-row-properties style:row-height="0.2071in" fo:break-before="auto" style:use-optimal-row-height="true"/>
    </style:style>
    <style:style style:name="ro3" style:family="table-row">
      <style:table-row-properties style:row-height="0.2063in" fo:break-before="auto" style:use-optimal-row-height="true"/>
    </style:style>
    <style:style style:name="ro4" style:family="table-row">
      <style:table-row-properties style:row-height="0.228in" fo:break-before="auto" style:use-optimal-row-height="false"/>
    </style:style>
    <style:style style:name="ro5" style:family="table-row">
      <style:table-row-properties style:row-height="0.3728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0.4165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0.228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4165in" fo:break-before="auto" style:use-optimal-row-height="false"/>
    </style:style>
    <style:style style:name="ro13" style:family="table-row">
      <style:table-row-properties style:row-height="0.2189in" fo:break-before="auto" style:use-optimal-row-height="true"/>
    </style:style>
    <style:style style:name="ro14" style:family="table-row">
      <style:table-row-properties style:row-height="0.2193in" fo:break-before="auto" style:use-optimal-row-height="true"/>
    </style:style>
    <style:style style:name="ro15" style:family="table-row">
      <style:table-row-properties style:row-height="0.5409in" fo:break-before="auto" style:use-optimal-row-height="true"/>
    </style:style>
    <style:style style:name="ro16" style:family="table-row">
      <style:table-row-properties style:row-height="0.3728in" fo:break-before="auto" style:use-optimal-row-height="false"/>
    </style:style>
    <style:style style:name="ro17" style:family="table-row">
      <style:table-row-properties style:row-height="0.1783in" fo:break-before="auto" style:use-optimal-row-height="false"/>
    </style:style>
    <style:style style:name="ro18" style:family="table-row">
      <style:table-row-properties style:row-height="0.178in" fo:break-before="auto" style:use-optimal-row-height="false"/>
    </style:style>
    <style:style style:name="ro19" style:family="table-row">
      <style:table-row-properties style:row-height="0.7043in" fo:break-before="auto" style:use-optimal-row-height="true"/>
    </style:style>
    <style:style style:name="ro20" style:family="table-row">
      <style:table-row-properties style:row-height="0.2228in" fo:break-before="auto" style:use-optimal-row-height="true"/>
    </style:style>
    <style:style style:name="ro21" style:family="table-row">
      <style:table-row-properties style:row-height="0.539in" fo:break-before="auto" style:use-optimal-row-height="true"/>
    </style:style>
    <style:style style:name="ro22" style:family="table-row">
      <style:table-row-properties style:row-height="0.1043in" fo:break-before="auto" style:use-optimal-row-height="false"/>
    </style:style>
    <style:style style:name="ro23" style:family="table-row">
      <style:table-row-properties style:row-height="0.352in" fo:break-before="auto" style:use-optimal-row-height="false"/>
    </style:style>
    <style:style style:name="ro24" style:family="table-row">
      <style:table-row-properties style:row-height="0.2728in" fo:break-before="auto" style:use-optimal-row-height="true"/>
    </style:style>
    <style:style style:name="ro25" style:family="table-row">
      <style:table-row-properties style:row-height="0.2228in" fo:break-before="page" style:use-optimal-row-height="true"/>
    </style:style>
    <style:style style:name="ro26" style:family="table-row">
      <style:table-row-properties style:row-height="0.2728in" fo:break-before="page" style:use-optimal-row-height="true"/>
    </style:style>
    <style:style style:name="ro27" style:family="table-row">
      <style:table-row-properties style:row-height="0.2602in" fo:break-before="auto" style:use-optimal-row-height="true"/>
    </style:style>
    <style:style style:name="ro28" style:family="table-row">
      <style:table-row-properties style:row-height="0.2689in" fo:break-before="auto" style:use-optimal-row-height="true"/>
    </style:style>
    <style:style style:name="ro29" style:family="table-row">
      <style:table-row-properties style:row-height="0.25in" fo:break-before="page" style:use-optimal-row-height="true"/>
    </style:style>
    <style:style style:name="ro30" style:family="table-row">
      <style:table-row-properties style:row-height="0.25in" fo:break-before="auto" style:use-optimal-row-height="true"/>
    </style:style>
    <style:style style:name="ro31" style:family="table-row">
      <style:table-row-properties style:row-height="0.2453in" fo:break-before="auto" style:use-optimal-row-height="true"/>
    </style:style>
    <style:style style:name="ro32" style:family="table-row">
      <style:table-row-properties style:row-height="0.352in" fo:break-before="auto" style:use-optimal-row-height="true"/>
    </style:style>
    <style:style style:name="ro33" style:family="table-row">
      <style:table-row-properties style:row-height="0.3646in" fo:break-before="auto" style:use-optimal-row-height="true"/>
    </style:style>
    <style:style style:name="ro34" style:family="table-row">
      <style:table-row-properties style:row-height="0.3744in" fo:break-before="auto" style:use-optimal-row-height="true"/>
    </style:style>
    <style:style style:name="ro35" style:family="table-row">
      <style:table-row-properties style:row-height="0.1953in" fo:break-before="auto" style:use-optimal-row-height="true"/>
    </style:style>
    <style:style style:name="ro36" style:family="table-row">
      <style:table-row-properties style:row-height="0.5311in" fo:break-before="auto" style:use-optimal-row-height="true"/>
    </style:style>
    <style:style style:name="ro37" style:family="table-row">
      <style:table-row-properties style:row-height="0.2398in" fo:break-before="auto" style:use-optimal-row-height="false"/>
    </style:style>
    <style:style style:name="ro38" style:family="table-row">
      <style:table-row-properties style:row-height="0.7874in" fo:break-before="auto" style:use-optimal-row-height="true"/>
    </style:style>
    <style:style style:name="ro39" style:family="table-row">
      <style:table-row-properties style:row-height="0.5181in" fo:break-before="auto" style:use-optimal-row-height="true"/>
    </style:style>
    <style:style style:name="ro40" style:family="table-row">
      <style:table-row-properties style:row-height="0.8492in" fo:break-before="auto" style:use-optimal-row-height="true"/>
    </style:style>
    <style:style style:name="ro41" style:family="table-row">
      <style:table-row-properties style:row-height="0.5626in" fo:break-before="auto" style:use-optimal-row-height="false"/>
    </style:style>
    <style:style style:name="ro42" style:family="table-row">
      <style:table-row-properties style:row-height="0.2063in" fo:break-before="auto" style:use-optimal-row-height="false"/>
    </style:style>
    <style:style style:name="ro43" style:family="table-row">
      <style:table-row-properties style:row-height="0.1862in" fo:break-before="auto" style:use-optimal-row-height="true"/>
    </style:style>
    <style:style style:name="ro44" style:family="table-row">
      <style:table-row-properties style:row-height="1.6783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3854in" fo:break-before="auto" style:use-optimal-row-height="false"/>
    </style:style>
    <style:style style:name="ro47" style:family="table-row">
      <style:table-row-properties style:row-height="0.8752in" fo:break-before="auto" style:use-optimal-row-height="false"/>
    </style:style>
    <style:style style:name="ro48" style:family="table-row">
      <style:table-row-properties style:row-height="0.3937in" fo:break-before="auto" style:use-optimal-row-height="true"/>
    </style:style>
    <style:style style:name="ro49" style:family="table-row">
      <style:table-row-properties style:row-height="0.6354in" fo:break-before="auto" style:use-optimal-row-height="false"/>
    </style:style>
    <style:style style:name="ro50" style:family="table-row">
      <style:table-row-properties style:row-height="0.2398in" fo:break-before="auto" style:use-optimal-row-height="true"/>
    </style:style>
    <style:style style:name="ro51" style:family="table-row">
      <style:table-row-properties style:row-height="0.2693in" fo:break-before="auto" style:use-optimal-row-height="true"/>
    </style:style>
    <style:style style:name="ro52" style:family="table-row">
      <style:table-row-properties style:row-height="0.4972in" fo:break-before="auto" style:use-optimal-row-height="true"/>
    </style:style>
    <style:style style:name="ro53" style:family="table-row">
      <style:table-row-properties style:row-height="0.1984in" fo:break-before="auto" style:use-optimal-row-height="true"/>
    </style:style>
    <style:style style:name="ro54" style:family="table-row">
      <style:table-row-properties style:row-height="0.2327in" fo:break-before="auto" style:use-optimal-row-height="true"/>
    </style:style>
    <style:style style:name="ro55" style:family="table-row">
      <style:table-row-properties style:row-height="0.6319in" fo:break-before="auto" style:use-optimal-row-height="true"/>
    </style:style>
    <style:style style:name="ro56" style:family="table-row">
      <style:table-row-properties style:row-height="0.2382in" fo:break-before="auto" style:use-optimal-row-height="true"/>
    </style:style>
    <style:style style:name="ta1" style:family="table" style:master-page-name="PageStyle_5f_Eligibility">
      <style:table-properties table:display="true" style:writing-mode="lr-tb"/>
    </style:style>
    <style:style style:name="ta2" style:family="table" style:master-page-name="PageStyle_5f_Instructions">
      <style:table-properties table:display="false" style:writing-mode="lr-tb"/>
    </style:style>
    <style:style style:name="ta3" style:family="table" style:master-page-name="Default">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Ratios_20_Sheet1">
      <style:table-properties table:display="true" style:writing-mode="lr-tb"/>
    </style:style>
    <style:style style:name="ta6" style:family="table" style:master-page-name="PageStyle_5f_Ratios_20_Sheet2">
      <style:table-properties table:display="false" style:writing-mode="lr-tb"/>
    </style:style>
    <style:style style:name="ta7" style:family="table" style:master-page-name="PageStyle_5f_Ratios_20_Sheet3">
      <style:table-properties table:display="false" style:writing-mode="lr-tb"/>
    </style:style>
    <style:style style:name="ta8" style:family="table" style:master-page-name="PageStyle_5f_Ratios_20_Sheet4">
      <style:table-properties table:display="false" style:writing-mode="lr-tb"/>
    </style:style>
    <style:style style:name="ta9" style:family="table" style:master-page-name="PageStyle_5f_Ratios_20_Sheet_20_-_20_combined">
      <style:table-properties table:display="false" style:writing-mode="lr-tb"/>
    </style:style>
    <style:style style:name="ta10" style:family="table" style:master-page-name="PageStyle_5f_Daily_20_balance">
      <style:table-properties table:display="false" style:writing-mode="lr-tb"/>
    </style:style>
    <style:style style:name="ta11" style:family="table" style:master-page-name="PageStyle_5f_Credit_20_Summation">
      <style:table-properties table:display="false" style:writing-mode="lr-tb"/>
    </style:style>
    <style:style style:name="ta12" style:family="table" style:master-page-name="PageStyle_5f_Variant_20_Inputs_20__26__20_Comparison">
      <style:table-properties table:display="false" style:writing-mode="lr-tb"/>
    </style:style>
    <style:style style:name="ta13" style:family="table" style:master-page-name="PageStyle_5f_GTP_20_-_20_Eligibility">
      <style:table-properties table:display="false" style:writing-mode="lr-tb"/>
    </style:style>
    <style:style style:name="ta14" style:family="table" style:master-page-name="PageStyle_5f_Banking_20_product-_20_Eligibility">
      <style:table-properties table:display="false" style:writing-mode="lr-tb"/>
    </style:style>
    <style:style style:name="ta15" style:family="table" style:master-page-name="PageStyle_5f_Express_20_BT">
      <style:table-properties table:display="false" style:writing-mode="lr-tb"/>
    </style:style>
    <number:number-style style:name="N8001" number:language="en" number:country="IN">
      <number:number number:decimal-places="0" number:min-integer-digits="1"/>
    </number:number-style>
    <number:number-style style:name="N8002" number:language="en" number:country="IN">
      <number:number number:decimal-places="2" number:min-integer-digits="1"/>
    </number:number-style>
    <number:number-style style:name="N8003" number:language="en" number:country="IN">
      <number:number number:decimal-places="0" number:min-integer-digits="1" number:grouping="true"/>
    </number:number-style>
    <number:number-style style:name="N8004" number:language="en" number:country="IN">
      <number:number number:decimal-places="2" number:min-integer-digits="1" number:grouping="true"/>
    </number:number-style>
    <number:percentage-style style:name="N8011" number:language="en" number:country="IN">
      <number:number number:decimal-places="2" number:min-integer-digits="1"/>
      <number:text>%</number:text>
    </number:percentage-style>
    <number:date-style style:name="N8039" number:language="en" number:country="IN" number:automatic-order="true">
      <number:day/>
      <number:text> </number:text>
      <number:month number:textual="true"/>
      <number:text> </number:text>
      <number:year/>
    </number:date-style>
    <number:boolean-style style:name="N8099" number:language="en" number:country="IN">
      <number:boolean/>
    </number:boolean-style>
    <style:style style:name="ce1" style:family="table-cell" style:parent-style-name="Normal_5f_senp_5f__5f_eligibility" style:data-style-name="N8002">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8001">
      <style:table-cell-properties fo:background-color="#999999"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Comma" style:data-style-name="N128">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Normal_5f_senp_5f__5f_eligibility_20_1">
      <style:table-cell-properties style:glyph-orientation-vertical="0" fo:background-color="#00660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Normal_5f_senp_5f__5f_eligibility_20_1">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Normal_5f_senp_5f__5f_eligibility_20_1">
      <style:table-cell-properties style:glyph-orientation-vertical="0" fo:background-color="#00660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Normal_5f_senp_5f__5f_eligibility_20_1">
      <style:table-cell-properties style:glyph-orientation-vertical="0" fo:background-color="#006600" style:diagonal-bl-tr="none" style:diagonal-tl-br="none" style:text-align-source="fix" style:repeat-content="false" fo:wrap-option="wrap" fo:border="0.0008in solid #000000" style:direction="ltr" fo:padding="0.028in"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Normal_5f_senp_5f__5f_eligibility_20_1">
      <style:table-cell-properties style:glyph-orientation-vertical="0" fo:background-color="#ffffff"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Normal_5f_senp_5f__5f_eligibility_20_1">
      <style:table-cell-properties style:glyph-orientation-vertical="0" fo:background-color="#00660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cell-protect="protected" style:print-content="true" style:text-align-source="fix" style:repeat-content="false"/>
      <style:paragraph-properties fo:text-align="start" fo:margin-left="0in"/>
      <style:text-properties style:font-name="Arial" fo:font-size="10pt" style:font-size-asian="10pt" style:font-size-complex="10pt"/>
    </style:style>
    <style:style style:name="ce22" style:family="table-cell" style:parent-style-name="Excel_20_Built-in_20_Comma" style:data-style-name="N128">
      <style:table-cell-properties fo:background-color="#c0c0c0"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8001">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Normal_5f_senp_5f__5f_eligibility_20_1">
      <style:table-cell-properties style:glyph-orientation-vertical="0" fo:background-color="#ff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000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Normal_5f_senp_5f__5f_eligibility_20_1">
      <style:table-cell-properties style:glyph-orientation-vertical="0" fo:background-color="#ffcc99"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33" style:family="table-cell" style:parent-style-name="Excel_20_Built-in_20_Comma" style:data-style-name="N128">
      <style:table-cell-properties fo:border-bottom="0.0008in solid #000000" fo:background-color="#ffcc99"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Comma" style:data-style-name="N128">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Comma" style:data-style-name="N128">
      <style:table-cell-properties fo:background-color="#9999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Normal_5f_senp_5f__5f_eligibility_20_1" style:data-style-name="N8000">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Comma" style:data-style-name="N8010">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801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omma" style:data-style-name="N8010">
      <style:table-cell-properties fo:background-color="#999999"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Normal_5f_senp_5f__5f_eligibility_20_1" style:data-style-name="N801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28">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28">
      <style:table-cell-properties fo:background-color="#99999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Excel_20_Built-in_20_Comma" style:data-style-name="N128">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Comma" style:data-style-name="N801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Comma" style:data-style-name="N128">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Excel_20_Built-in_20_Comma"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Comma">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Normal_5f_senp_5f__5f_eligibility" style:data-style-name="N8011">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8001">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cell-protect="protected" style:print-content="true" style:text-align-source="fix" style:repeat-content="false" style:rotation-align="none"/>
      <style:paragraph-properties fo:text-align="start" fo:margin-left="0in"/>
      <style:text-properties style:font-name="Arial" fo:font-size="10pt" style:font-size-asian="10pt" style:font-size-complex="10pt"/>
    </style:style>
    <style:style style:name="ce55" style:family="table-cell" style:parent-style-name="Default">
      <style:table-cell-properties style:text-align-source="fix" style:repeat-content="false"/>
      <style:paragraph-properties fo:text-align="start" fo:margin-left="0in"/>
      <style:text-properties style:font-name="Arial" fo:font-size="10pt" fo:language="zxx" fo:country="none" style:text-underline-mode="continuous" style:text-overline-mode="continuous" style:text-line-through-mode="continuous" style:font-size-asian="10pt" style:language-asian="zxx" style:country-asian="none" style:font-size-complex="10pt" style:language-complex="zxx" style:country-complex="none" style:text-emphasize="none" style:font-relief="none" style:text-overline-style="none" style:text-overline-color="font-color"/>
    </style:style>
    <style:style style:name="ce56"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Normal_20_3">
      <style:table-cell-properties fo:border-bottom="0.000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Normal_20_3">
      <style:table-cell-properties fo:border-bottom="0.013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Normal_20_3">
      <style:table-cell-properties fo:border-bottom="0.0008in solid #000000" fo:background-color="#ffffff" style:diagonal-bl-tr="none" style:diagonal-tl-br="none" fo:border-left="0.0008in solid #000000" fo:border-right="0.0008in solid #000000" style:rotation-align="none" fo:border-top="non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Normal_20_3">
      <style:table-cell-properties fo:border-bottom="0.0008in solid #000000" fo:background-color="#80000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Normal_20_3">
      <style:table-cell-properties fo:background-color="#ffffff" style:diagonal-bl-tr="none" style:diagonal-tl-br="none" fo:border="0.0008in solid #000000" style:rotation-align="none"/>
      <style:text-properties fo:color="#000000"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Normal_20_3">
      <style:table-cell-properties fo:background-color="#80000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Normal_20_3">
      <style:table-cell-properties style:diagonal-bl-tr="none" style:diagonal-tl-br="none" fo:background-color="transparent" fo:border="none" style:rotation-align="none"/>
    </style:style>
    <style:style style:name="ce69"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013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Normal_20_3">
      <style:table-cell-properties fo:border-bottom="none" style:diagonal-bl-tr="none" style:diagonal-tl-br="none" fo:background-color="transparent" fo:border-left="none" fo:border-right="none" style:rotation-align="none" fo:border-top="0.0138in solid #000000"/>
    </style:style>
    <style:style style:name="ce75"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Normal_20_3">
      <style:table-cell-properties fo:border-bottom="0.0138in solid #000000" style:diagonal-bl-tr="none" style:diagonal-tl-br="none" fo:background-color="transparent" fo:border-left="none" fo:border-right="none" style:rotation-align="none" fo:border-top="none"/>
    </style:style>
    <style:style style:name="ce78" style:family="table-cell" style:parent-style-name="Normal_20_3">
      <style:table-cell-properties fo:border-bottom="none" style:diagonal-bl-tr="none" style:diagonal-tl-br="none" fo:background-color="transparent" fo:border-left="none" fo:border-right="0.0138in solid #000000" style:rotation-align="none" fo:border-top="0.0138in solid #000000"/>
    </style:style>
    <style:style style:name="ce79" style:family="table-cell" style:parent-style-name="Normal_20_3">
      <style:table-cell-properties fo:border-bottom="none" style:diagonal-bl-tr="none" style:diagonal-tl-br="none" fo:background-color="transparent" fo:border-left="none" fo:border-right="0.0138in solid #000000" style:rotation-align="none" fo:border-top="none"/>
    </style:style>
    <style:style style:name="ce80" style:family="table-cell" style:parent-style-name="Default">
      <style:table-cell-properties fo:border-bottom="0.0008in solid #000000" style:diagonal-bl-tr="none" style:diagonal-tl-br="none" style:text-align-source="fix" style:repeat-content="false" fo:wrap-option="wrap" fo:border-left="none"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Normal_20_3">
      <style:table-cell-properties fo:border-bottom="0.0138in solid #000000" style:diagonal-bl-tr="none" style:diagonal-tl-br="none" fo:background-color="transparent" fo:border-left="none" fo:border-right="0.0138in solid #000000" style:rotation-align="none" fo:border-top="none"/>
    </style:style>
    <style:style style:name="ce82" style:family="table-cell" style:parent-style-name="Normal_20_3">
      <style:table-cell-properties fo:background-color="transparent" style:rotation-align="none"/>
    </style:style>
    <style:style style:name="ce83" style:family="table-cell" style:parent-style-name="Default">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1" fo:font-size="10.5pt" fo:font-style="normal" fo:text-shadow="none" style:text-underline-style="none" fo:font-weight="normal" style:font-size-asian="10.5pt" style:font-style-asian="normal" style:font-weight-asian="normal" style:font-name-complex="Zurich BT1" style:font-size-complex="10.5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9" style:family="table-cell" style:parent-style-name="Default" style:data-style-name="N8001">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0"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1" style:family="table-cell" style:parent-style-name="Default" style:data-style-name="N800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2" style:family="table-cell" style:parent-style-name="Default" style:data-style-name="N8039">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3" style:family="table-cell" style:parent-style-name="Default" style:data-style-name="N51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4" style:family="table-cell" style:parent-style-name="Default" style:data-style-name="N8039">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5"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 style:family="table-cell" style:parent-style-name="Default">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ext-properties fo:font-size="10.5pt" style:font-size-asian="10.5pt" style:font-size-complex="10.5pt"/>
    </style:style>
    <style:style style:name="ce98" style:family="table-cell" style:parent-style-name="Default">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9"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3"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4"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5"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06"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07"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8"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9" style:family="table-cell" style:parent-style-name="Default" style:data-style-name="N8039">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0" style:family="table-cell" style:parent-style-name="Default" style:data-style-name="N51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11" style:family="table-cell" style:parent-style-name="Default" style:data-style-name="N8039">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2"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3" style:family="table-cell" style:parent-style-name="Default" style:data-style-name="N8001">
      <style:table-cell-properties style:glyph-orientation-vertical="0" fo:background-color="#ffffff"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4"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5"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6" style:family="table-cell" style:parent-style-name="Default" style:data-style-name="N8001">
      <style:table-cell-properties style:glyph-orientation-vertical="0" fo:background-color="#00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7" style:family="table-cell" style:parent-style-name="Default">
      <style:table-cell-properties style:glyph-orientation-vertical="0" fo:background-color="#f7d1d5"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8" style:family="table-cell" style:parent-style-name="Default">
      <style:text-properties style:font-name="Zurich BT2" fo:font-size="10.5pt" fo:font-weight="normal" style:font-size-asian="10.5pt" style:font-weight-asian="normal" style:font-size-complex="10.5pt" style:font-weight-complex="normal"/>
    </style:style>
    <style:style style:name="ce119" style:family="table-cell" style:parent-style-name="Default">
      <style:table-cell-properties fo:background-color="#f7d1d5"/>
      <style:text-properties style:font-name="Zurich BT2" fo:font-size="10.5pt" fo:font-weight="normal" style:font-size-asian="10.5pt" style:font-weight-asian="normal" style:font-size-complex="10.5pt" style:font-weight-complex="normal"/>
    </style:style>
    <style:style style:name="ce120" style:family="table-cell" style:parent-style-name="Default">
      <style:text-properties fo:font-weight="normal" style:font-weight-asian="normal" style:font-weight-complex="normal"/>
    </style:style>
    <style:style style:name="ce121" style:family="table-cell" style:parent-style-name="Default">
      <style:table-cell-properties fo:background-color="#f7d1d5"/>
      <style:text-properties fo:font-weight="normal" style:font-weight-asian="normal" style:font-weight-complex="normal"/>
    </style:style>
    <style:style style:name="ce122" style:family="table-cell" style:parent-style-name="Default">
      <style:table-cell-properties fo:background-color="#c0c0c0"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c0c0c0" style:text-align-source="fix" style:repeat-content="false"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style:text-align-source="fix" style:repeat-content="false" fo:background-color="transparent"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order="0.0008in solid #000000"/>
      <style:text-properties style:font-name="Zurich BT2" fo:font-size="10.5pt" style:font-size-asian="10.5pt" style:font-size-complex="10.5pt"/>
    </style:style>
    <style:style style:name="ce126" style:family="table-cell" style:parent-style-name="Default">
      <style:table-cell-properties style:text-align-source="fix" style:repeat-content="false" fo:border="0.0008in solid #000000"/>
      <style:paragraph-properties fo:text-align="center" fo:margin-left="0in"/>
      <style:text-properties style:font-name="Zurich BT2" fo:font-size="10.5pt" style:font-size-asian="10.5pt" style:font-size-complex="10.5pt"/>
    </style:style>
    <style:style style:name="ce127" style:family="table-cell" style:parent-style-name="Default">
      <style:table-cell-properties fo:background-color="#ffff99"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Normal_5f_senp_5f__5f_eligibility">
      <style:table-cell-properties fo:background-color="#ffcc99"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29" style:family="table-cell" style:parent-style-name="Normal_5f_senp_5f__5f_eligibility">
      <style:table-cell-properties fo:background-color="#ffcc99"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30"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data-style-name="N8002">
      <style:table-cell-properties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data-style-name="N8002">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data-style-name="N8002">
      <style:table-cell-properties fo:background-color="#c0c0c0"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data-style-name="N8002">
      <style:table-cell-properties fo:background-color="#c0c0c0"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data-style-name="N8002">
      <style:table-cell-properties fo:background-color="#ffffff"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background-color="#ffff0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table-cell-properties fo:background-color="#c0c0c0"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fo:background-color="#ffffff"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Comma_5f_PULIANI">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Comma_5f_PULIANI">
      <style:table-cell-properties style:cell-protect="protected" style:print-content="true"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3"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6" style:family="table-cell" style:parent-style-name="Default">
      <style:table-cell-properties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Comma_5f_PULIANI"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data-style-name="N8002">
      <style:table-cell-properties fo:background-color="#ffffff"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5"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Comma_5f_PULIANI" style:data-style-name="N8002">
      <style:table-cell-properties fo:background-color="#969696"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Comma_5f_PULIANI" style:data-style-name="N8002">
      <style:table-cell-properties fo:background-color="#ffff0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data-style-name="N8002">
      <style:table-cell-properties fo:background-color="#969696"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data-style-name="N8002">
      <style:table-cell-properties fo:background-color="#ffff0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Comma_5f_PULIANI">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6"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Comma_5f_PULIANI"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fo:background-color="#c0c0c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Comma_5f_PULIANI">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data-style-name="N121">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Excel_20_Built-in_20_Comma"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8011">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7"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cell-protect="none" style:print-content="true"/>
    </style:style>
    <style:style style:name="ce199"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Comma_5f_PULIANI" style:data-style-name="N121">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8"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9"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0" style:family="table-cell" style:parent-style-name="Comma_5f_PULIANI">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3"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4" style:family="table-cell" style:parent-style-name="Default" style:data-style-name="N125">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5" style:family="table-cell" style:parent-style-name="Default" style:data-style-name="N8004">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6" style:family="table-cell" style:parent-style-name="Default" style:data-style-name="N124">
      <style:table-cell-properties style:diagonal-bl-tr="none" style:diagonal-tl-br="none" fo:border="none" style:rotation-align="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7"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cell-protect="protected" style:print-content="true"/>
    </style:style>
    <style:style style:name="ce221"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Comma" style:data-style-name="N8000">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Normal_20_4" style:data-style-name="N8001">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Normal_20_4">
      <style:table-cell-properties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Normal_20_4">
      <style:table-cell-properties style:cell-protect="protected" style:print-content="true" style:text-align-source="fix" style:repeat-content="false" fo:wrap-option="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Normal_20_4">
      <style:table-cell-properties style:cell-protect="protected" style:print-content="true" style:text-align-source="fix" style:repeat-content="false" fo:wrap-option="wrap"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Normal_20_4">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Normal_20_4">
      <style:table-cell-properties style:cell-protect="protected" style:print-content="true" style:rotation-align="none"/>
    </style:style>
    <style:style style:name="ce235"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Normal_20_4">
      <style:table-cell-properties fo:background-color="#a9d18e" style:cell-protect="none"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Normal_20_4">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Normal_20_4">
      <style:table-cell-properties fo:background-color="#ffffff"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Normal_20_4">
      <style:table-cell-properties fo:background-color="#ffffff"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Normal_20_4">
      <style:table-cell-properties fo:background-color="#ffffff"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table-cell-properties style:cell-protect="protected" style:print-content="true" style:diagonal-bl-tr="none" style:diagonal-tl-br="none" fo:background-color="transparent"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table-cell-properties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Excel_20_Built-in_20_Comma" style:data-style-name="N128">
      <style:table-cell-properties fo:border-bottom="0.0008in solid #000000" style:cell-protect="protected" style:print-content="true" style:diagonal-bl-tr="none" style:diagonal-tl-br="none" style:text-align-source="fix" style:repeat-content="false" fo:background-color="transparent" fo:wrap-option="no-wrap" fo:border-left="0.0138in solid #000000" style:direction="ltr" fo:border-right="0.000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style>
    <style:style style:name="ce255" style:family="table-cell" style:parent-style-name="Default">
      <style:table-cell-properties fo:background-color="#a9d18e" style:cell-protect="none" style:print-content="true" style:diagonal-bl-tr="none" style:diagonal-tl-br="none" fo:border="0.0008in solid #000000" style:rotation-align="none"/>
    </style:style>
    <style:style style:name="ce256" style:family="table-cell" style:parent-style-name="Excel_20_Built-in_20_Comma">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bottom"/>
      <style:paragraph-properties fo:margin-left="0in" style:writing-mode="page"/>
    </style:style>
    <style:style style:name="ce257" style:family="table-cell" style:parent-style-name="Default">
      <style:table-cell-properties fo:background-color="#d9d9d9" style:cell-protect="protected" style:print-content="true" style:diagonal-bl-tr="none" style:diagonal-tl-br="none" fo:border="0.0008in solid #000000" style:rotation-align="none"/>
    </style:style>
    <style:style style:name="ce258" style:family="table-cell" style:parent-style-name="Default" style:data-style-name="N8002">
      <style:table-cell-properties fo:background-color="#d9d9d9" style:cell-protect="protected" style:print-content="true" style:diagonal-bl-tr="none" style:diagonal-tl-br="none" fo:border="0.0008in solid #000000" style:rotation-align="none"/>
    </style:style>
    <style:style style:name="ce259" style:family="table-cell" style:parent-style-name="Excel_20_Built-in_20_Hyperlink">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26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261"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262"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9]=&quot;No&quot;)" style:apply-style-name="ConditionalStyle_5f_41" style:base-cell-address="'Express BT'.E1"/>
    </style:style>
    <style:style style:name="ce263" style:family="table-cell" style:parent-style-name="Default">
      <style:table-cell-properties style:cell-protect="protected" style:print-content="true" style:diagonal-bl-tr="none" style:diagonal-tl-br="none" fo:border="0.0008in solid #000000" style:rotation-align="none"/>
      <style:map style:condition="is-true-formula([.$B$9]=&quot;No&quot;)" style:apply-style-name="ConditionalStyle_5f_41" style:base-cell-address="'Express BT'.E1"/>
    </style:style>
    <style:style style:name="ce264"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map style:condition="is-true-formula([.$B$9]=&quot;No&quot;)" style:apply-style-name="ConditionalStyle_5f_41" style:base-cell-address="'Express BT'.E1"/>
    </style:style>
    <style:style style:name="ce265"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26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267" style:family="table-cell" style:parent-style-name="Default">
      <style:table-cell-properties style:cell-protect="protected" style:print-content="true"/>
      <style:map style:condition="is-true-formula([.$B$9]=&quot;No&quot;)" style:apply-style-name="ConditionalStyle_5f_42" style:base-cell-address="'Express BT'.G6"/>
    </style:style>
    <style:style style:name="ce268" style:family="table-cell" style:parent-style-name="Default">
      <style:table-cell-properties fo:background-color="#ffffff"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13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275" style:family="table-cell" style:parent-style-name="Default">
      <style:table-cell-properties fo:border-bottom="none"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276" style:family="table-cell" style:parent-style-name="Default">
      <style:table-cell-properties fo:border-bottom="0.013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277" style:family="table-cell" style:parent-style-name="Default">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279" style:family="table-cell" style:parent-style-name="Default">
      <style:table-cell-properties fo:border-bottom="0.013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Default">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2"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283"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6" style:base-cell-address="'LOD&amp;LOS'.A28"/>
    </style:style>
    <style:style style:name="ce284"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4" style:base-cell-address="'LOD&amp;LOS'.A37"/>
    </style:style>
    <style:style style:name="ce285"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9" style:base-cell-address="'LOD&amp;LOS'.A51"/>
    </style:style>
    <style:style style:name="ce286"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7"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0" style:base-cell-address="'LOD&amp;LOS'.A53"/>
    </style:style>
    <style:style style:name="ce288"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8" style:base-cell-address="'LOD&amp;LOS'.A64"/>
    </style:style>
    <style:style style:name="ce289"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7" style:base-cell-address="'LOD&amp;LOS'.A69"/>
    </style:style>
    <style:style style:name="ce290"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6" style:base-cell-address="'LOD&amp;LOS'.A73"/>
    </style:style>
    <style:style style:name="ce291"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5" style:base-cell-address="'LOD&amp;LOS'.A77"/>
    </style:style>
    <style:style style:name="ce292" style:family="table-cell" style:parent-style-name="Default">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5" style:family="table-cell" style:parent-style-name="Default">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9"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00"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01"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02"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03"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04" style:family="table-cell" style:parent-style-name="Default">
      <style:table-cell-properties fo:border-bottom="0.0138in solid #000000"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5" style:family="table-cell" style:parent-style-name="Default"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07" style:family="table-cell" style:parent-style-name="Defaul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08"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09" style:family="table-cell" style:parent-style-name="Excel_20_Built-in_20_Percent" style:data-style-name="N8011">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0" style:family="table-cell" style:parent-style-name="Default" style:data-style-name="N800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1" style:family="table-cell" style:parent-style-name="Excel_20_Built-in_20_Percent" style:data-style-name="N8011">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2" style:family="table-cell" style:parent-style-name="Default" style:data-style-name="N12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3" style:family="table-cell" style:parent-style-name="Excel_20_Built-in_20_Percent">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4" style:base-cell-address="'LOD&amp;LOS'.B36"/>
    </style:style>
    <style:style style:name="ce314" style:family="table-cell" style:parent-style-name="Default" style:data-style-name="N8001">
      <style:table-cell-properties fo:border-bottom="0.0008in solid #000000" fo:background-color="#a6a6a6"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5" style:family="table-cell" style:parent-style-name="Default" style:data-style-name="N8002">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16" style:family="table-cell" style:parent-style-name="Excel_20_Built-in_20_Comma">
      <style:table-cell-properties fo:background-color="#a6a6a6"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map style:condition="is-true-formula([.$B$26]=&quot;No&quot;)" style:apply-style-name="ConditionalStyle_5f_36" style:base-cell-address="'LOD&amp;LOS'.A28"/>
    </style:style>
    <style:style style:name="ce317" style:family="table-cell" style:parent-style-name="Default" style:data-style-name="N8001">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8" style:family="table-cell" style:parent-style-name="Default" style:data-style-name="N8002">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Excel_20_Built-in_20_Percen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20" style:family="table-cell" style:parent-style-name="Default">
      <style:table-cell-properties fo:border-bottom="none"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1"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0" style:base-cell-address="'LOD&amp;LOS'.A53"/>
    </style:style>
    <style:style style:name="ce322"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8" style:base-cell-address="'LOD&amp;LOS'.A64"/>
    </style:style>
    <style:style style:name="ce323"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7" style:base-cell-address="'LOD&amp;LOS'.A69"/>
    </style:style>
    <style:style style:name="ce324"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6" style:base-cell-address="'LOD&amp;LOS'.A73"/>
    </style:style>
    <style:style style:name="ce325"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5" style:base-cell-address="'LOD&amp;LOS'.A77"/>
    </style:style>
    <style:style style:name="ce326" style:family="table-cell" style:parent-style-name="Default" style:data-style-name="N121">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7" style:family="table-cell" style:parent-style-name="Default" style:data-style-name="N121">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9" style:family="table-cell" style:parent-style-name="Default">
      <style:table-cell-properties fo:border-bottom="0.0008in solid #000000" fo:background-color="#ffffff"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31"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32"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33"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SEARCH(&quot;Home&quot;;[.$B$7];1)))" style:apply-style-name="ConditionalStyle_5f_33" style:base-cell-address="'LOD&amp;LOS'.B18"/>
    </style:style>
    <style:style style:name="ce334"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35"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Default" style:data-style-name="N800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1" style:base-cell-address="'LOD&amp;LOS'.C29"/>
    </style:style>
    <style:style style:name="ce338"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2" style:base-cell-address="'LOD&amp;LOS'.C34"/>
    </style:style>
    <style:style style:name="ce339"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40"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5" style:base-cell-address="'LOD&amp;LOS'.C39"/>
    </style:style>
    <style:style style:name="ce342"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Excel_20_Built-in_20_Comma" style:data-style-name="N128">
      <style:table-cell-properties fo:border-bottom="none" fo:background-color="#fff2cc"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5"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fo:background-color="#ffffff" style:cell-protect="protected" style:print-content="true" style:diagonal-bl-tr="none" style:diagonal-tl-br="none" fo:border="none"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Default">
      <style:table-cell-properties fo:border-bottom="0.0138in solid #000000" style:cell-protect="protected" style:print-content="true" style:diagonal-bl-tr="none" style:diagonal-tl-br="none" fo:border-left="none" fo:border-right="none" style:rotation-align="none" fo:border-top="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8" style:family="table-cell" style:parent-style-name="Default">
      <style:table-cell-properties fo:border-bottom="0.0008in solid #000000" style:cell-protect="protected" style:print-content="true" style:diagonal-bl-tr="none" style:diagonal-tl-br="none" style:text-align-source="value-type" style:repeat-content="false" fo:wrap-option="wrap" fo:border-left="0.000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9" style:family="table-cell" style:parent-style-name="Excel_20_Built-in_20_Percent">
      <style:table-cell-properties fo:border-bottom="0.000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0" style:family="table-cell" style:parent-style-name="Excel_20_Built-in_20_Percent">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Default">
      <style:table-cell-properties fo:border-bottom="0.0008in solid #000000" fo:background-color="#a9d18e" style:cell-protect="protected" style:print-content="true" style:diagonal-bl-tr="none" style:diagonal-tl-br="none" fo:border-left="0.0138in solid #000000"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Excel_20_Built-in_20_Comma">
      <style:table-cell-properties fo:border-bottom="0.0138in solid #000000" fo:background-color="#bfbfb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3" style:family="table-cell" style:parent-style-name="Excel_20_Built-in_20_Comma" style:data-style-name="N128">
      <style:table-cell-properties fo:background-color="#fff2cc"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4" style:family="table-cell" style:parent-style-name="Default">
      <style:table-cell-properties fo:border-bottom="0.0138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fo:border-bottom="0.0008in solid #000000"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7"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58" style:family="table-cell" style:parent-style-name="Excel_20_Built-in_20_Percent" style:data-style-name="N8011">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2" style:family="table-cell" style:parent-style-name="Default">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Normal_5f_senp_5f__5f_eligibility" style:data-style-name="N8002">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6" style:family="table-cell" style:parent-style-name="Default">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ffff0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data-style-name="N128">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data-style-name="N8001">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Default" style:data-style-name="N8000">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ackground-color="#ffffff" style:cell-protect="protected" style:print-content="tru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data-style-name="N8002">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data-style-name="N128">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data-style-name="N8001">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7" style:family="table-cell" style:parent-style-name="Default">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0"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Excel_20_Built-in_20_Comma" style:data-style-name="N8011">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3" style:family="table-cell" style:parent-style-name="Excel_20_Built-in_20_Comma" style:data-style-name="N128">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Excel_20_Built-in_20_Comma" style:data-style-name="N8011">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7"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9"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0"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non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0.0008in solid #000000"/>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3" style:family="table-cell" style:parent-style-name="Normal_20_4">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6"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7"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8"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0"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1"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B$37]=&quot;No&quot;)" style:apply-style-name="ConditionalStyle_5f_14" style:base-cell-address="Loans.A39"/>
    </style:style>
    <style:style style:name="ce404"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Loans.A39"/>
    </style:style>
    <style:style style:name="ce405"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Loans.A39"/>
    </style:style>
    <style:style style:name="ce406"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7" style:family="table-cell" style:parent-style-name="Normal_20_4" style:data-style-name="N800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7" style:base-cell-address="Loans.A59"/>
    </style:style>
    <style:style style:name="ce409" style:family="table-cell" style:parent-style-name="Normal_20_4">
      <style:table-cell-properties fo:border-bottom="none" fo:background-color="#ffffff" style:cell-protect="protected" style:print-content="true" style:diagonal-bl-tr="none" style:diagonal-tl-br="none" style:text-align-source="value-type" style:repeat-content="false" fo:wrap-option="wrap" fo:border-left="0.0138in solid #000000" style:direction="ltr" fo:border-right="none"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0"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6" style:base-cell-address="Loans.A66"/>
    </style:style>
    <style:style style:name="ce411"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2"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3" style:family="table-cell" style:parent-style-name="Normal_20_4">
      <style:table-cell-properties fo:border-bottom="none"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5"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6" style:family="table-cell" style:parent-style-name="Normal_20_4">
      <style:table-cell-properties fo:border-bottom="0.0008in solid #000000" fo:background-color="#a9d18e"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Normal_20_4" style:data-style-name="N8011">
      <style:table-cell-properties fo:background-color="#a9d18e"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Comma_20_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Comma_20_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Comma_20_2"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4"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5" style:family="table-cell" style:parent-style-name="Normal_20_4">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6" style:family="table-cell" style:parent-style-name="Normal_20_4" style:data-style-name="N8001">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7"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8"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9"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0" style:family="table-cell" style:parent-style-name="Normal_20_4" style:data-style-name="N8002">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1"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3" style:family="table-cell" style:parent-style-name="Normal_20_4"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4"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5" style:family="table-cell" style:parent-style-name="Comma_20_2" style:data-style-name="N13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36" style:family="table-cell" style:parent-style-name="Comma_20_2" style:data-style-name="N800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37" style:family="table-cell" style:parent-style-name="Normal_20_4" style:data-style-name="N8011">
      <style:table-cell-properties fo:background-color="#d9d9d9"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Loans.A40"/>
    </style:style>
    <style:style style:name="ce438"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3" style:base-cell-address="Loans.B43"/>
    </style:style>
    <style:style style:name="ce439"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40"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41" style:family="table-cell" style:parent-style-name="Normal_20_4">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42" style:family="table-cell" style:parent-style-name="Normal_20_4" style:data-style-name="N800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Loans.A40"/>
    </style:style>
    <style:style style:name="ce444"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Normal_20_4">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6" style:family="table-cell" style:parent-style-name="Normal_20_4">
      <style:table-cell-properties style:cell-protect="protected" style:print-content="true"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7"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8" style:family="table-cell" style:parent-style-name="Normal_20_4">
      <style:table-cell-properties fo:border-bottom="none" fo:background-color="#ffffff" style:cell-protect="protected" style:print-content="true" style:diagonal-bl-tr="none" style:diagonal-tl-br="none" fo:border-left="none" fo:border-right="none" style:rotation-align="none" fo:border-top="0.0138in solid #000000"/>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Normal_20_4">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0" style:family="table-cell" style:parent-style-name="Normal_20_4">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1" style:family="table-cell" style:parent-style-name="Normal_20_4">
      <style:table-cell-properties fo:background-color="#000000"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Normal_20_4">
      <style:table-cell-properties fo:background-color="#0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3" style:family="table-cell" style:parent-style-name="Normal_20_4">
      <style:table-cell-properties fo:background-color="#bfbfb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5" style:family="table-cell" style:parent-style-name="Normal_20_4">
      <style:table-cell-properties fo:background-color="#ffffff" style:cell-protect="protected" style:print-content="true" style:diagonal-bl-tr="none" style:diagonal-tl-br="none" fo:border="0.0008in solid #000000"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56" style:family="table-cell" style:parent-style-name="Normal_20_4">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57"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58"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Normal_20_4">
      <style:table-cell-properties fo:border-bottom="0.0008in solid #000000" fo:background-color="#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1"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2"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3"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4"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5"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6"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7" style:family="table-cell" style:parent-style-name="Normal_20_4">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8" style:family="table-cell" style:parent-style-name="Normal_20_4">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Normal_20_4">
      <style:table-cell-properties style:cell-protect="protected" style:print-content="true" style:text-align-source="value-type" style:repeat-content="false" fo:wrap-option="no-wrap" style:direction="ltr" style:rotation-angle="0" style:rotation-align="none" style:shrink-to-fit="false" css3t:text-justify="auto" style:vertical-align="middle"/>
      <style:paragraph-properties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0" style:family="table-cell" style:parent-style-name="Default" style:data-style-name="N8099">
      <style:table-cell-properties style:cell-protect="protected" style:print-content="true"/>
    </style:style>
    <style:style style:name="ce471" style:family="table-cell" style:parent-style-name="Normal_20_4" style:data-style-name="N8001">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Normal_20_4">
      <style:table-cell-properties fo:background-color="#c0c0c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Normal_20_4">
      <style:table-cell-properties style:cell-protect="protected" style:print-content="true" fo:background-color="transparent"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4" style:family="table-cell" style:parent-style-name="Normal_20_4">
      <style:table-cell-properties style:cell-protect="protected" style:print-content="true" fo:background-color="transparent"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5" style:family="table-cell" style:parent-style-name="Normal_20_4">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6" style:family="table-cell" style:parent-style-name="Normal_20_4" style:data-style-name="N123">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7" style:family="table-cell" style:parent-style-name="Normal_20_4">
      <style:table-cell-properties fo:background-color="#ffcc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Default">
      <style:table-cell-properties style:diagonal-bl-tr="none" style:diagonal-tl-br="none" fo:border="0.0008in solid #000000" style:rotation-align="none"/>
    </style:style>
    <style:style style:name="ce479"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0" style:family="table-cell" style:parent-style-name="Default">
      <style:table-cell-properties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1" style:family="table-cell" style:parent-style-name="Default">
      <style:table-cell-properties fo:border="0.0008in solid #000000"/>
    </style:style>
    <style:style style:name="ce482" style:family="table-cell" style:parent-style-name="Default">
      <style:table-cell-properties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3" style:family="table-cell" style:parent-style-name="Default" style:data-style-name="N121">
      <style:table-cell-properties style:rotation-align="none"/>
    </style:style>
    <style:style style:name="ce484" style:family="table-cell" style:parent-style-name="Default" style:data-style-name="N117"/>
    <style:style style:name="ce485"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86" style:family="table-cell" style:parent-style-name="Default">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487"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88" style:family="table-cell" style:parent-style-name="Default" style:data-style-name="N8002">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489" style:family="table-cell" style:parent-style-name="Default" style:data-style-name="N8002">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90" style:family="table-cell" style:parent-style-name="Default">
      <style:table-cell-properties fo:background-color="#ffcc99" style:text-align-source="fix" style:repeat-content="false" fo:border="0.0008in solid #000000" style:vertical-align="middle"/>
      <style:paragraph-properties fo:text-align="center"/>
      <style:text-properties style:font-name="Zurich BT2" fo:font-size="10.5pt" style:font-size-asian="10.5pt" style:font-size-complex="10.5pt"/>
    </style:style>
    <style:style style:name="ce491" style:family="table-cell" style:parent-style-name="Default">
      <style:table-cell-properties fo:background-color="#ffcc99" fo:border="0.0008in solid #000000"/>
      <style:text-properties style:font-name="Zurich BT2" fo:font-size="10.5pt" style:font-size-asian="10.5pt" style:font-size-complex="10.5pt"/>
    </style:style>
    <style:style style:name="ce492" style:family="table-cell" style:parent-style-name="Default" style:data-style-name="N8003">
      <style:table-cell-properties fo:background-color="#ffcc99" fo:border="0.0008in solid #000000"/>
      <style:text-properties style:font-name="Zurich BT2" fo:font-size="10.5pt" style:font-size-asian="10.5pt" style:font-size-complex="10.5pt"/>
    </style:style>
    <style:style style:name="ce493" style:family="table-cell" style:parent-style-name="Default" style:data-style-name="N8003">
      <style:table-cell-properties fo:border="0.0008in solid #000000"/>
      <style:text-properties style:font-name="Zurich BT2" fo:font-size="10.5pt" style:font-size-asian="10.5pt" style:font-size-complex="10.5pt"/>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951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9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752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1.2051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draw:fill="none" draw:textarea-horizontal-align="center" draw:textarea-vertical-align="middle" draw:ole-draw-aspect="1" style:protect="siz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fo:text-align="center"/>
    </style:style>
    <style:style style:name="T1"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7" style:family="text">
      <style:text-properties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ffffff"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9" style:family="text">
      <style:text-properties fo:color="#ffffff"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3366"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1" style:family="text">
      <style:text-properties fo:color="#ffffff" style:text-outline="false" style:text-position="0% 100%"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2" style:family="text">
      <style:text-properties fo:color="#afabab"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3" style:family="text">
      <style:text-properties fo:color="#afabab"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Eligibility.A1">
          <table:help-message table:display="true"/>
          <table:error-message table:message-type="stop" table:title="Error" table:display="true">
            <text:p>Value has to be Whole number only.</text:p>
          </table:error-message>
        </table:content-validation>
        <table:content-validation table:name="val2" table:condition="of:cell-content-is-in-list([.$C$24:.$C$28])" table:allow-empty-cell="true" table:display-list="unsorted" table:base-cell-address="Eligibility.A1">
          <table:help-message table:display="true"/>
          <table:error-message table:message-type="stop" table:display="true"/>
        </table:content-validation>
        <table:content-validation table:name="val3" table:condition="of:cell-content-is-whole-number() and cell-content-is-between(0,5000)" table:allow-empty-cell="true" table:base-cell-address="Eligibility.A1">
          <table:help-message table:display="true"/>
          <table:error-message table:message-type="stop" table:title="Error" table:display="true">
            <text:p>Value has to be Whole number only.</text:p>
          </table:error-message>
        </table:content-validation>
        <table:content-validation table:name="val4" table:condition="of:cell-content-is-in-list([$'Banking product- Eligibility'.$IU$21:$'Banking product- Eligibility'.$IU$39])" table:allow-empty-cell="false" table:display-list="unsorted" table:base-cell-address="'Ratios Sheet - combined'.B3">
          <table:error-message table:message-type="stop" table:display="true"/>
        </table:content-validation>
        <table:content-validation table:name="val5" table:condition="of:cell-content-is-in-list([$'GTP - Eligibility'.$AI$6:$'GTP - Eligibility'.$AI$8])" table:allow-empty-cell="false" table:display-list="unsorted" table:base-cell-address="'Ratios Sheet - combined'.B5">
          <table:error-message table:message-type="stop" table:display="true"/>
        </table:content-validation>
        <table:content-validation table:name="val6" table:condition="of:cell-content-is-in-list([$'GTP - Eligibility'.$AK$6:$'GTP - Eligibility'.$AK$17])" table:allow-empty-cell="false" table:display-list="unsorted" table:base-cell-address="'Ratios Sheet - combined'.B6">
          <table:error-message table:message-type="stop" table:display="true"/>
        </table:content-validation>
        <table:content-validation table:name="val7" table:condition="of:cell-content-is-whole-number() and cell-content-is-between(IF(LEFT(#ref!;5)=&quot;Topup&quot;;0;5E+016),IF(LEFT(#ref!;5)=&quot;Topup&quot;;5E+016;0))" table:allow-empty-cell="true" table:base-cell-address="Eligibility.A1">
          <table:help-message table:display="true"/>
          <table:error-message table:message-type="stop" table:title="Only for Topup" table:display="true">
            <text:p>Allowed only for Topup</text:p>
          </table:error-message>
        </table:content-validation>
        <table:content-validation table:name="val8" table:condition="of:cell-content-is-whole-number() and cell-content-is-between(IF(LEFT(#ref!;5)=&quot;Topup&quot;;12;5E+016),IF(LEFT(#ref!;5)=&quot;Topup&quot;;5E+016;0))" table:allow-empty-cell="true" table:base-cell-address="Eligibility.A1">
          <table:help-message table:display="true"/>
          <table:error-message table:message-type="stop" table:display="true"/>
        </table:content-validation>
        <table:content-validation table:name="val9" table:condition="of:cell-content-is-in-list(&quot;Yes&quot;;&quot;No&quot;)" table:allow-empty-cell="true" table:display-list="unsorted" table:base-cell-address="Eligibility.A1">
          <table:help-message table:display="true"/>
          <table:error-message table:message-type="stop" table:display="true"/>
        </table:content-validation>
        <table:content-validation table:name="val10" table:condition="of:cell-content-is-in-list(CHOOSE(IF([.B6]=&quot;Home Loan&quot;;1;2);['Variant Inputs &amp; Comparison'.IV10:.IV23];['Variant Inputs &amp; Comparison'.IT10:.IT34]))" table:allow-empty-cell="false" table:display-list="unsorted" table:base-cell-address="'Ratios Sheet - combined'.F3">
          <table:error-message table:message-type="stop" table:display="true"/>
        </table:content-validation>
        <table:content-validation table:name="val11" table:condition="of:cell-content-is-in-list([.$AJ$5:.$AJ$16])" table:allow-empty-cell="true" table:display-list="unsorted" table:base-cell-address="Eligibility.A1">
          <table:help-message table:display="true"/>
          <table:error-message table:message-type="stop" table:display="true"/>
        </table:content-validation>
        <table:content-validation table:name="val12" table:base-cell-address="Eligibility.A1">
          <table:help-message table:display="true"/>
          <table:error-message table:message-type="stop" table:title="Only for Topup" table:display="true">
            <text:p>Allowed only for Topup</text:p>
          </table:error-message>
        </table:content-validation>
        <table:content-validation table:name="val13" table:condition="of:cell-content-is-in-list([.$AI$5:.$AI$13])" table:allow-empty-cell="true" table:display-list="unsorted" table:base-cell-address="Eligibility.A1">
          <table:help-message table:display="true"/>
          <table:error-message table:message-type="stop" table:display="true"/>
        </table:content-validation>
        <table:content-validation table:name="val14" table:condition="of:cell-content-is-in-list([.$AG$5:.$AG$6])" table:allow-empty-cell="true" table:display-list="unsorted" table:base-cell-address="Eligibility.A1">
          <table:help-message table:display="true"/>
          <table:error-message table:message-type="stop" table:display="true"/>
        </table:content-validation>
        <table:content-validation table:name="val15" table:condition="of:cell-content-is-decimal-number() and cell-content()&gt;0" table:allow-empty-cell="true" table:base-cell-address="Eligibility.A1">
          <table:help-message table:title="Debt Equity ratio" table:display="true">
            <text:p>Please enter the proposed debt equity ratio.</text:p>
          </table:help-message>
          <table:error-message table:message-type="stop" table:title="Debt equity ratio" table:display="true">
            <text:p>Debt Equity upto 3 is RAAC</text:p>
          </table:error-message>
        </table:content-validation>
        <table:content-validation table:name="val16" table:condition="of:cell-content-is-decimal-number() and cell-content-is-between(0.1,50)" table:allow-empty-cell="true" table:base-cell-address="Eligibility.A1">
          <table:help-message table:title="LA to turnover ratio" table:display="true">
            <text:p>Please enter the desired Loan amount to turnover ratio</text:p>
          </table:help-message>
          <table:error-message table:message-type="stop" table:title="NFA not applicable" table:display="true">
            <text:p>Loan amount should be greater than 1.5 Cr for this NFA &amp; eligible value is between 40 to 50. Please enter without %</text:p>
          </table:error-message>
        </table:content-validation>
        <table:content-validation table:name="val17" table:condition="of:cell-content-is-decimal-number() and cell-content-is-between(0.1,3.33)" table:allow-empty-cell="true" table:base-cell-address="Eligibility.A1">
          <table:help-message table:display="true"/>
          <table:error-message table:message-type="stop" table:title="Wrong Entry" table:display="true">
            <text:p>Please enter only between 2.5 and 3.3.</text:p>
          </table:error-message>
        </table:content-validation>
        <table:content-validation table:name="val18" table:condition="of:cell-content-is-decimal-number() and cell-content-is-between(1,75)" table:allow-empty-cell="true" table:base-cell-address="Eligibility.A1">
          <table:help-message table:display="true"/>
          <table:error-message table:message-type="stop" table:display="true"/>
        </table:content-validation>
        <table:content-validation table:name="val19" table:condition="of:cell-content-is-decimal-number() and cell-content()&lt;=#ref!" table:allow-empty-cell="true" table:base-cell-address="Eligibility.A1">
          <table:help-message table:display="true"/>
          <table:error-message table:message-type="stop" table:display="true"/>
        </table:content-validation>
        <table:content-validation table:name="val20" table:base-cell-address="Eligibility.A1">
          <table:help-message table:display="true"/>
          <table:error-message table:message-type="stop" table:display="true"/>
        </table:content-validation>
        <table:content-validation table:name="val21" table:condition="of:cell-content-is-whole-number() and cell-content()&lt;=180" table:allow-empty-cell="true" table:base-cell-address="Eligibility.A1">
          <table:help-message table:display="true"/>
          <table:error-message table:message-type="stop" table:title="Maximum Tenor can be 180 only" table:display="true">
            <text:p>Maximum Tenor can be 180 only</text:p>
          </table:error-message>
        </table:content-validation>
        <table:content-validation table:name="val22" table:condition="of:cell-content-is-decimal-number() and cell-content()&lt;=MAX(#ref!)+0.01" table:allow-empty-cell="true" table:base-cell-address="Eligibility.A1">
          <table:help-message table:display="true"/>
          <table:error-message table:message-type="stop" table:display="true"/>
        </table:content-validation>
        <table:content-validation table:name="val23" table:condition="of:cell-content-is-whole-number() and cell-content()&lt;=120" table:allow-empty-cell="true" table:base-cell-address="Eligibility.A1">
          <table:help-message table:display="true"/>
          <table:error-message table:message-type="stop" table:title="Maximum Tenor can be 120 only" table:display="true"/>
        </table:content-validation>
        <table:content-validation table:name="val24" table:condition="of:cell-content-is-whole-number() and cell-content-is-between(0,5000)" table:allow-empty-cell="true" table:base-cell-address="Eligibility.A1">
          <table:help-message table:display="true"/>
          <table:error-message table:message-type="stop" table:display="true"/>
        </table:content-validation>
      </table:content-validations>
      <table:table table:name="Eligibility" table:style-name="ta1">
        <office:forms form:automatic-focus="false" form:apply-design-mode="false"/>
        <table:table-column table:style-name="co1" table:default-cell-style-name="ce21"/>
        <table:table-column table:style-name="co2" table:number-columns-repeated="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54"/>
        <table:table-column table:style-name="co7" table:number-columns-repeated="1016" table:default-cell-style-name="ce54"/>
        <table:table-column table:style-name="co7" table:default-cell-style-name="ce32"/>
        <table:table-row table:style-name="ro1">
          <table:table-cell table:style-name="ce1" office:value-type="string" table:number-columns-spanned="6" table:number-rows-spanned="1">
            <text:p>Eligibility(Rs. In lacs)</text:p>
          </table:table-cell>
          <table:covered-table-cell table:number-columns-repeated="5" table:style-name="ce1"/>
          <table:table-cell table:number-columns-repeated="1018"/>
        </table:table-row>
        <table:table-row table:style-name="ro2">
          <table:table-cell table:style-name="ce2" office:value-type="string" office:string-value="AB Enterprises">
            <text:p>AB Enterprises </text:p>
          </table:table-cell>
          <table:table-cell table:style-name="ce22" office:value-type="string" office:string-value="2017-18">
            <text:p>2017-18 </text:p>
          </table:table-cell>
          <table:table-cell table:style-name="ce22" office:value-type="string" office:string-value="2016-17">
            <text:p>2016-17 </text:p>
          </table:table-cell>
          <table:table-cell table:style-name="ce34" office:value-type="string" office:string-value="Average     ">
            <text:p>Average <text:s text:c="5"/></text:p>
          </table:table-cell>
          <table:table-cell table:style-name="ce38" office:value-type="string">
            <text:p>Eligibility</text:p>
          </table:table-cell>
          <table:table-cell table:style-name="ce42" office:value-type="string" office:string-value="LAP Resi">
            <text:p>LAP Resi </text:p>
          </table:table-cell>
          <table:table-cell table:number-columns-repeated="1018"/>
        </table:table-row>
        <table:table-row table:style-name="ro3">
          <table:table-cell table:style-name="ce2" office:value-type="string" office:string-value="Naveen Kumar (AB Enterprises)">
            <text:p>Naveen Kumar (AB Enterprises) </text:p>
          </table:table-cell>
          <table:table-cell table:style-name="ce7" table:formula="of:=[$'GTP - Eligibility'.B6]" office:value-type="string" office:string-value="Traders " table:number-columns-spanned="2" table:number-rows-spanned="1">
            <text:p>Traders </text:p>
          </table:table-cell>
          <table:covered-table-cell table:style-name="ce33"/>
          <table:table-cell table:style-name="ce34"/>
          <table:table-cell table:style-name="ce38"/>
          <table:table-cell table:style-name="ce42"/>
          <table:table-cell table:number-columns-repeated="1018"/>
        </table:table-row>
        <table:table-row table:style-name="ro2">
          <table:table-cell table:style-name="ce3" office:value-type="string">
            <text:p>Net Profit As Per P &amp; L Account</text:p>
          </table:table-cell>
          <table:table-cell table:style-name="ce23" office:value-type="float" office:value="530786">
            <text:p>530786</text:p>
          </table:table-cell>
          <table:table-cell table:style-name="ce23" office:value-type="float" office:value="144589">
            <text:p>144589</text:p>
          </table:table-cell>
          <table:table-cell table:style-name="ce35" table:formula="of:=([.B4]+[.C4])/2" office:value-type="float" office:value="337687.5">
            <text:p>337,688 </text:p>
          </table:table-cell>
          <table:table-cell table:style-name="ce39" office:value-type="percentage" office:value="1">
            <text:p>100%</text:p>
          </table:table-cell>
          <table:table-cell table:style-name="ce43" table:formula="of:=+[.D4]*[.E4]" office:value-type="float" office:value="337687.5">
            <text:p>337,688 </text:p>
          </table:table-cell>
          <table:table-cell table:number-columns-repeated="1018"/>
        </table:table-row>
        <table:table-row table:style-name="ro2">
          <table:table-cell table:style-name="ce3" office:value-type="string">
            <text:p>Add: Depreciation</text:p>
          </table:table-cell>
          <table:table-cell table:style-name="ce23" office:value-type="float" office:value="118815">
            <text:p>118815</text:p>
          </table:table-cell>
          <table:table-cell table:style-name="ce23" office:value-type="float" office:value="132519">
            <text:p>132519</text:p>
          </table:table-cell>
          <table:table-cell table:style-name="ce35" table:formula="of:=([.B5]+[.C5])/2" office:value-type="float" office:value="125667">
            <text:p>125,667 </text:p>
          </table:table-cell>
          <table:table-cell table:style-name="ce39" office:value-type="percentage" office:value="1">
            <text:p>100%</text:p>
          </table:table-cell>
          <table:table-cell table:style-name="ce43" table:formula="of:=+[.D5]*[.E5]" office:value-type="float" office:value="125667">
            <text:p>125,667 </text:p>
          </table:table-cell>
          <table:table-cell table:number-columns-repeated="1018"/>
        </table:table-row>
        <table:table-row table:style-name="ro2">
          <table:table-cell table:style-name="ce3" office:value-type="string">
            <text:p>Int on Loan</text:p>
          </table:table-cell>
          <table:table-cell table:style-name="ce23" table:formula="of:=46898+85756+4011" office:value-type="float" office:value="136665">
            <text:p>136665</text:p>
          </table:table-cell>
          <table:table-cell table:style-name="ce23" table:formula="of:=55322+1155+0" office:value-type="float" office:value="56477">
            <text:p>56477</text:p>
          </table:table-cell>
          <table:table-cell table:style-name="ce35" table:formula="of:=([.B6]+[.C6])/2" office:value-type="float" office:value="96571">
            <text:p>96,571 </text:p>
          </table:table-cell>
          <table:table-cell table:style-name="ce39" office:value-type="percentage" office:value="1">
            <text:p>100%</text:p>
          </table:table-cell>
          <table:table-cell table:style-name="ce43" table:formula="of:=+[.D6]*[.E6]" office:value-type="float" office:value="96571">
            <text:p>96,571 </text:p>
          </table:table-cell>
          <table:table-cell table:number-columns-repeated="1018"/>
        </table:table-row>
        <table:table-row table:style-name="ro2">
          <table:table-cell table:style-name="ce3" office:value-type="string">
            <text:p>Salary ( Dove Apparels)</text:p>
          </table:table-cell>
          <table:table-cell table:style-name="ce23" office:value-type="float" office:value="24000">
            <text:p>24000</text:p>
          </table:table-cell>
          <table:table-cell table:style-name="ce23" office:value-type="float" office:value="264000">
            <text:p>264000</text:p>
          </table:table-cell>
          <table:table-cell table:style-name="ce35" table:formula="of:=([.B7]+[.C7])/2" office:value-type="float" office:value="144000">
            <text:p>144,000 </text:p>
          </table:table-cell>
          <table:table-cell table:style-name="ce39" office:value-type="percentage" office:value="0.4">
            <text:p>40%</text:p>
          </table:table-cell>
          <table:table-cell table:style-name="ce43" table:formula="of:=+[.D7]*[.E7]" office:value-type="float" office:value="57600">
            <text:p>57,600 </text:p>
          </table:table-cell>
          <table:table-cell table:number-columns-repeated="1018"/>
        </table:table-row>
        <table:table-row table:style-name="ro2">
          <table:table-cell table:style-name="ce3" office:value-type="string">
            <text:p>Income From other Sources</text:p>
          </table:table-cell>
          <table:table-cell table:style-name="ce23" office:value-type="float" office:value="666">
            <text:p>666</text:p>
          </table:table-cell>
          <table:table-cell table:style-name="ce23" office:value-type="float" office:value="1533">
            <text:p>1533</text:p>
          </table:table-cell>
          <table:table-cell table:style-name="ce35" table:formula="of:=([.B8]+[.C8])/2" office:value-type="float" office:value="1099.5">
            <text:p>1,100 </text:p>
          </table:table-cell>
          <table:table-cell table:style-name="ce39" office:value-type="percentage" office:value="0">
            <text:p>0%</text:p>
          </table:table-cell>
          <table:table-cell table:style-name="ce43" table:formula="of:=+[.D8]*[.E8]" office:value-type="float" office:value="0">
            <text:p>- </text:p>
          </table:table-cell>
          <table:table-cell table:number-columns-repeated="1018"/>
        </table:table-row>
        <table:table-row table:style-name="ro2">
          <table:table-cell table:style-name="ce3" office:value-type="string">
            <text:p>Add: Interest on i bank loans</text:p>
          </table:table-cell>
          <table:table-cell table:number-columns-repeated="2" table:style-name="ce23" office:value-type="float" office:value="0">
            <text:p>0</text:p>
          </table:table-cell>
          <table:table-cell table:style-name="ce35" table:formula="of:=([.B9]+[.C9])/2" office:value-type="float" office:value="0">
            <text:p>- </text:p>
          </table:table-cell>
          <table:table-cell table:style-name="ce39" office:value-type="percentage" office:value="1">
            <text:p>100%</text:p>
          </table:table-cell>
          <table:table-cell table:style-name="ce43" table:formula="of:=+[.D9]*[.E9]" office:value-type="float" office:value="0">
            <text:p>- </text:p>
          </table:table-cell>
          <table:table-cell/>
          <table:table-cell table:style-name="ce55"/>
          <table:table-cell table:number-columns-repeated="1016"/>
        </table:table-row>
        <table:table-row table:style-name="ro2">
          <table:table-cell table:style-name="ce3" office:value-type="string">
            <text:p>Less-Taxes</text:p>
          </table:table-cell>
          <table:table-cell table:style-name="ce23" office:value-type="float" office:value="-8902">
            <text:p>-8902</text:p>
          </table:table-cell>
          <table:table-cell table:style-name="ce23" office:value-type="float" office:value="-1107">
            <text:p>-1107</text:p>
          </table:table-cell>
          <table:table-cell table:style-name="ce35" table:formula="of:=([.B10]+[.C10])/2" office:value-type="float" office:value="-5004.5">
            <text:p><text:s/>(5,005)</text:p>
          </table:table-cell>
          <table:table-cell table:style-name="ce39" office:value-type="percentage" office:value="1">
            <text:p>100%</text:p>
          </table:table-cell>
          <table:table-cell table:style-name="ce43" table:formula="of:=+[.D10]*[.E10]" office:value-type="float" office:value="-5004.5">
            <text:p><text:s/>(5,005)</text:p>
          </table:table-cell>
          <table:table-cell/>
          <table:table-cell table:style-name="ce55"/>
          <table:table-cell table:number-columns-repeated="1016"/>
        </table:table-row>
        <table:table-row-group>
          <table:table-row table:style-name="ro2">
            <table:table-cell table:style-name="ce4" office:value-type="string">
              <text:p>Kapil Kumar</text:p>
            </table:table-cell>
            <table:table-cell table:style-name="ce22" office:value-type="string" office:string-value="2017-18">
              <text:p>2017-18 </text:p>
            </table:table-cell>
            <table:table-cell table:style-name="ce22" office:value-type="string" office:string-value="2016-17">
              <text:p>2016-17 </text:p>
            </table:table-cell>
            <table:table-cell table:style-name="ce36"/>
            <table:table-cell table:style-name="ce40"/>
            <table:table-cell table:style-name="ce44" table:formula="of:=+[.D11]*[.E11]" office:value-type="float" office:value="0">
              <text:p>- </text:p>
            </table:table-cell>
            <table:table-cell/>
            <table:table-cell table:style-name="ce55"/>
            <table:table-cell table:number-columns-repeated="1016"/>
          </table:table-row>
          <table:table-row table:style-name="ro2">
            <table:table-cell table:style-name="ce3" office:value-type="string">
              <text:p>Business Income ( Kapic Solutons)</text:p>
            </table:table-cell>
            <table:table-cell table:style-name="ce23" office:value-type="float" office:value="653435">
              <text:p>653435</text:p>
            </table:table-cell>
            <table:table-cell table:style-name="ce23" office:value-type="float" office:value="446200">
              <text:p>446200</text:p>
            </table:table-cell>
            <table:table-cell table:style-name="ce35" table:formula="of:=([.B12]+[.C12])/2" office:value-type="float" office:value="549817.5">
              <text:p>549,818 </text:p>
            </table:table-cell>
            <table:table-cell table:style-name="ce39" office:value-type="percentage" office:value="0">
              <text:p>0%</text:p>
            </table:table-cell>
            <table:table-cell table:style-name="ce43" table:formula="of:=+[.D12]*[.E12]" office:value-type="float" office:value="0">
              <text:p>- </text:p>
            </table:table-cell>
            <table:table-cell/>
            <table:table-cell table:style-name="ce55"/>
            <table:table-cell table:number-columns-repeated="1016"/>
          </table:table-row>
          <table:table-row table:style-name="ro2">
            <table:table-cell table:style-name="ce3" office:value-type="string">
              <text:p>Income From other Sources</text:p>
            </table:table-cell>
            <table:table-cell table:style-name="ce23" office:value-type="float" office:value="5894">
              <text:p>5894</text:p>
            </table:table-cell>
            <table:table-cell table:style-name="ce23" office:value-type="float" office:value="450">
              <text:p>450</text:p>
            </table:table-cell>
            <table:table-cell table:style-name="ce35" table:formula="of:=([.B13]+[.C13])/2" office:value-type="float" office:value="3172">
              <text:p>3,172 </text:p>
            </table:table-cell>
            <table:table-cell table:style-name="ce39" office:value-type="percentage" office:value="0">
              <text:p>0%</text:p>
            </table:table-cell>
            <table:table-cell table:style-name="ce43" table:formula="of:=+[.D13]*[.E13]" office:value-type="float" office:value="0">
              <text:p>- </text:p>
            </table:table-cell>
            <table:table-cell/>
            <table:table-cell table:style-name="ce55"/>
            <table:table-cell table:number-columns-repeated="1016"/>
          </table:table-row>
          <table:table-row table:style-name="ro2">
            <table:table-cell table:style-name="ce3" office:value-type="string">
              <text:p>Less-Taxes</text:p>
            </table:table-cell>
            <table:table-cell table:style-name="ce23" office:value-type="float" office:value="-13464">
              <text:p>-13464</text:p>
            </table:table-cell>
            <table:table-cell table:style-name="ce23" office:value-type="float" office:value="-1795">
              <text:p>-1795</text:p>
            </table:table-cell>
            <table:table-cell table:style-name="ce35" table:formula="of:=([.B14]+[.C14])/2" office:value-type="float" office:value="-7629.5">
              <text:p><text:s/>(7,630)</text:p>
            </table:table-cell>
            <table:table-cell table:style-name="ce39" office:value-type="percentage" office:value="0">
              <text:p>0%</text:p>
            </table:table-cell>
            <table:table-cell table:style-name="ce43" table:formula="of:=+[.D14]*[.E14]" office:value-type="float" office:value="-0">
              <text:p>- </text:p>
            </table:table-cell>
            <table:table-cell/>
            <table:table-cell table:style-name="ce55"/>
            <table:table-cell table:number-columns-repeated="1016"/>
          </table:table-row>
        </table:table-row-group>
        <table:table-row table:style-name="ro3">
          <table:table-cell table:style-name="ce2" office:value-type="string" office:string-value="Total              ">
            <text:p>Total <text:s text:c="14"/></text:p>
          </table:table-cell>
          <table:table-cell table:style-name="ce24" table:number-columns-spanned="4" table:number-rows-spanned="1"/>
          <table:covered-table-cell table:number-columns-repeated="3" table:style-name="ce24"/>
          <table:table-cell table:style-name="ce45" table:formula="of:=SUM([.F4:.F14])" office:value-type="float" office:value="612521">
            <text:p>612,521 </text:p>
          </table:table-cell>
          <table:table-cell/>
          <table:table-cell table:style-name="ce55"/>
          <table:table-cell table:number-columns-repeated="1016"/>
        </table:table-row>
        <table:table-row table:style-name="ro3">
          <table:table-cell table:style-name="ce5" office:value-type="string" office:string-value="Appraised Monthly Income              ">
            <text:p>Appraised Monthly Income <text:s text:c="14"/></text:p>
          </table:table-cell>
          <table:table-cell table:style-name="ce25" table:number-columns-spanned="4" table:number-rows-spanned="1"/>
          <table:covered-table-cell table:number-columns-repeated="2" table:style-name="ce25"/>
          <table:covered-table-cell table:style-name="ce5"/>
          <table:table-cell table:style-name="ce35" table:formula="of:=[.F15]/12" office:value-type="float" office:value="51043.4166666667">
            <text:p>51,043 </text:p>
          </table:table-cell>
          <table:table-cell/>
          <table:table-cell table:style-name="ce55"/>
          <table:table-cell table:number-columns-repeated="1016"/>
        </table:table-row>
        <table:table-row table:style-name="ro3">
          <table:table-cell table:style-name="ce5" office:value-type="string" office:string-value="Appraised Obligations              ">
            <text:p>Appraised Obligations <text:s text:c="14"/></text:p>
          </table:table-cell>
          <table:table-cell table:style-name="ce25" table:number-columns-spanned="4" table:number-rows-spanned="1"/>
          <table:covered-table-cell table:number-columns-repeated="2" table:style-name="ce25"/>
          <table:covered-table-cell table:style-name="ce5"/>
          <table:table-cell table:style-name="ce35" table:formula="of:=+[RTR.O5]" office:value-type="float" office:value="24177">
            <text:p>24,177 </text:p>
          </table:table-cell>
          <table:table-cell/>
          <table:table-cell table:style-name="ce55"/>
          <table:table-cell table:number-columns-repeated="1016"/>
        </table:table-row>
        <table:table-row table:style-name="ro4">
          <table:table-cell table:style-name="ce6" office:value-type="string" office:string-value="Max FOIR(for a combined LTV and FOIR of 130)              ">
            <text:p>Max FOIR(for a combined LTV and FOIR of 130) <text:s text:c="14"/></text:p>
          </table:table-cell>
          <table:table-cell table:style-name="ce25" table:number-columns-spanned="4" table:number-rows-spanned="1"/>
          <table:covered-table-cell table:number-columns-repeated="2" table:style-name="ce25"/>
          <table:covered-table-cell table:style-name="ce5"/>
          <table:table-cell table:style-name="ce46" office:value-type="percentage" office:value="1">
            <text:p>100.00%</text:p>
          </table:table-cell>
          <table:table-cell/>
          <table:table-cell table:style-name="ce55"/>
          <table:table-cell table:number-columns-repeated="1016"/>
        </table:table-row>
        <table:table-row table:style-name="ro3">
          <table:table-cell table:style-name="ce5" office:value-type="string" office:string-value="Max EMI              ">
            <text:p>Max EMI <text:s text:c="14"/></text:p>
          </table:table-cell>
          <table:table-cell table:style-name="ce25" table:number-columns-spanned="4" table:number-rows-spanned="1"/>
          <table:covered-table-cell table:number-columns-repeated="2" table:style-name="ce25"/>
          <table:covered-table-cell table:style-name="ce5"/>
          <table:table-cell table:style-name="ce24" table:formula="of:=[.F16]*[.F18]-[.F17]" office:value-type="float" office:value="26866.4166666667">
            <text:p>26,866 </text:p>
          </table:table-cell>
          <table:table-cell/>
          <table:table-cell table:style-name="ce55"/>
          <table:table-cell table:number-columns-repeated="1016"/>
        </table:table-row>
        <table:table-row table:style-name="ro3">
          <table:table-cell table:style-name="ce5" office:value-type="string" office:string-value="Tenor (Months)              ">
            <text:p>Tenor (Months) <text:s text:c="14"/></text:p>
          </table:table-cell>
          <table:table-cell table:style-name="ce25" table:number-columns-spanned="4" table:number-rows-spanned="1"/>
          <table:covered-table-cell table:number-columns-repeated="2" table:style-name="ce25"/>
          <table:covered-table-cell table:style-name="ce5"/>
          <table:table-cell table:style-name="ce47" office:value-type="float" office:value="180">
            <text:p>180 </text:p>
          </table:table-cell>
          <table:table-cell/>
          <table:table-cell table:style-name="ce55"/>
          <table:table-cell table:number-columns-repeated="1016"/>
        </table:table-row>
        <table:table-row table:style-name="ro3">
          <table:table-cell table:style-name="ce5" office:value-type="string" office:string-value="Rate Of Interest              ">
            <text:p>Rate Of Interest <text:s text:c="14"/></text:p>
          </table:table-cell>
          <table:table-cell table:style-name="ce25" table:number-columns-spanned="4" table:number-rows-spanned="1"/>
          <table:covered-table-cell table:number-columns-repeated="2" table:style-name="ce25"/>
          <table:covered-table-cell table:style-name="ce5"/>
          <table:table-cell table:style-name="ce46" office:value-type="percentage" office:value="0.103">
            <text:p>10.30%</text:p>
          </table:table-cell>
          <table:table-cell/>
          <table:table-cell table:style-name="ce55"/>
          <table:table-cell table:number-columns-repeated="1016"/>
        </table:table-row>
        <table:table-row table:style-name="ro3">
          <table:table-cell table:style-name="ce5" office:value-type="string" office:string-value="EMI Factor              ">
            <text:p>EMI Factor <text:s text:c="14"/></text:p>
          </table:table-cell>
          <table:table-cell table:style-name="ce25" table:number-columns-spanned="4" table:number-rows-spanned="1"/>
          <table:covered-table-cell table:number-columns-repeated="2" table:style-name="ce25"/>
          <table:covered-table-cell table:style-name="ce5"/>
          <table:table-cell table:style-name="ce48" table:formula="of:=PMT([.F21]/12;[.F20];-100000)" office:value-type="float" office:value="1093.03237921507">
            <text:p>1,093.03 </text:p>
          </table:table-cell>
          <table:table-cell table:number-columns-repeated="1018"/>
        </table:table-row>
        <table:table-row table:style-name="ro3">
          <table:table-cell table:style-name="ce5" office:value-type="string" office:string-value="Normal Eligibility(Rs. In lacs)    ">
            <text:p>Normal Eligibility(Rs. In lacs) <text:s text:c="4"/></text:p>
          </table:table-cell>
          <table:table-cell table:style-name="ce25" table:number-columns-spanned="4" table:number-rows-spanned="1"/>
          <table:covered-table-cell table:number-columns-repeated="2" table:style-name="ce25"/>
          <table:covered-table-cell table:style-name="ce5"/>
          <table:table-cell table:style-name="ce48" table:formula="of:=[.F19]/[.F22]-0.01" office:value-type="float" office:value="24.5697079551844">
            <text:p>24.57 </text:p>
          </table:table-cell>
          <table:table-cell table:number-columns-repeated="1018"/>
        </table:table-row>
        <table:table-row table:style-name="ro3">
          <table:table-cell table:style-name="ce7" office:value-type="string" office:string-value="RECOMMENDATION              " table:number-columns-spanned="6" table:number-rows-spanned="1">
            <text:p>RECOMMENDATION <text:s text:c="14"/></text:p>
          </table:table-cell>
          <table:covered-table-cell table:number-columns-repeated="5" table:style-name="ce7"/>
          <table:table-cell table:number-columns-repeated="1018"/>
        </table:table-row>
        <table:table-row table:style-name="ro3">
          <table:table-cell table:style-name="ce5" office:value-type="string" office:string-value="Tenor (Months)              ">
            <text:p>Tenor (Months) <text:s text:c="14"/></text:p>
          </table:table-cell>
          <table:table-cell table:style-name="ce25" table:number-columns-spanned="4" table:number-rows-spanned="1"/>
          <table:covered-table-cell table:number-columns-repeated="3" table:style-name="ce25"/>
          <table:table-cell table:style-name="ce24" table:formula="of:=[.F20]" office:value-type="float" office:value="180">
            <text:p>180 </text:p>
          </table:table-cell>
          <table:table-cell table:number-columns-repeated="1018"/>
        </table:table-row>
        <table:table-row table:style-name="ro3">
          <table:table-cell table:style-name="ce5" office:value-type="string" office:string-value="ROI              ">
            <text:p>ROI <text:s text:c="14"/></text:p>
          </table:table-cell>
          <table:table-cell table:style-name="ce25" table:number-columns-spanned="4" table:number-rows-spanned="1"/>
          <table:covered-table-cell table:number-columns-repeated="3" table:style-name="ce25"/>
          <table:table-cell table:style-name="ce49" office:value-type="percentage" office:value="0.105">
            <text:p>10.50%</text:p>
          </table:table-cell>
          <table:table-cell table:number-columns-repeated="1018"/>
        </table:table-row>
        <table:table-row table:style-name="ro3">
          <table:table-cell table:style-name="ce5" office:value-type="string" office:string-value="Loan Amt(Rs. In lacs)">
            <text:p>Loan Amt(Rs. In lacs) </text:p>
          </table:table-cell>
          <table:table-cell table:style-name="ce25" table:number-columns-spanned="4" table:number-rows-spanned="1"/>
          <table:covered-table-cell table:number-columns-repeated="3" table:style-name="ce25"/>
          <table:table-cell table:style-name="ce50" office:value-type="float" office:value="20">
            <text:p>20.00 </text:p>
          </table:table-cell>
          <table:table-cell table:number-columns-repeated="1018"/>
        </table:table-row>
        <table:table-row table:style-name="ro3">
          <table:table-cell table:style-name="ce5" office:value-type="string" office:string-value="EMI              ">
            <text:p>EMI <text:s text:c="14"/></text:p>
          </table:table-cell>
          <table:table-cell table:style-name="ce25" table:number-columns-spanned="4" table:number-rows-spanned="1"/>
          <table:covered-table-cell table:number-columns-repeated="3" table:style-name="ce25"/>
          <table:table-cell table:style-name="ce24" table:formula="of:=ROUNDUP([.F27]*[.F22];0)" office:value-type="float" office:value="21861">
            <text:p>21,861 </text:p>
          </table:table-cell>
          <table:table-cell table:number-columns-repeated="1018"/>
        </table:table-row>
        <table:table-row table:style-name="ro3">
          <table:table-cell table:style-name="ce5" office:value-type="string" office:string-value="Actual FOIR              ">
            <text:p>Actual FOIR <text:s text:c="14"/></text:p>
          </table:table-cell>
          <table:table-cell table:style-name="ce26" table:number-columns-spanned="4" table:number-rows-spanned="1"/>
          <table:covered-table-cell table:number-columns-repeated="3" table:style-name="ce26"/>
          <table:table-cell table:style-name="ce51" office:value-type="percentage" office:value="0.75">
            <text:p>75.00%</text:p>
          </table:table-cell>
          <table:table-cell table:number-columns-repeated="1018"/>
        </table:table-row>
        <table:table-row table:style-name="ro3" table:visibility="collapse">
          <table:table-cell table:style-name="ce8" office:value-type="string" office:string-value="Max LTV as per policy              ">
            <text:p>Max LTV as per policy <text:s text:c="14"/></text:p>
          </table:table-cell>
          <table:table-cell table:style-name="ce26" table:number-columns-spanned="4" table:number-rows-spanned="1"/>
          <table:covered-table-cell table:number-columns-repeated="3" table:style-name="ce26"/>
          <table:table-cell table:style-name="ce52" office:value-type="percentage" office:value="0.45">
            <text:p>45.00%</text:p>
          </table:table-cell>
          <table:table-cell table:number-columns-repeated="1018"/>
        </table:table-row>
        <table:table-row table:style-name="ro2">
          <table:table-cell table:style-name="ce8" office:value-type="string" office:string-value="Property Value              ">
            <text:p>Property Value <text:s text:c="14"/></text:p>
          </table:table-cell>
          <table:table-cell table:style-name="ce25" table:number-columns-spanned="4" table:number-rows-spanned="1"/>
          <table:covered-table-cell table:number-columns-repeated="3" table:style-name="ce25"/>
          <table:table-cell table:style-name="ce53" office:value-type="float" office:value="35">
            <text:p>35</text:p>
          </table:table-cell>
          <table:table-cell table:number-columns-repeated="1018"/>
        </table:table-row>
        <table:table-row table:style-name="ro3">
          <table:table-cell table:style-name="ce8" office:value-type="string" office:string-value="Actual LTV              ">
            <text:p>Actual LTV <text:s text:c="14"/></text:p>
          </table:table-cell>
          <table:table-cell table:style-name="ce25" table:number-columns-spanned="4" table:number-rows-spanned="1"/>
          <table:covered-table-cell table:number-columns-repeated="3" table:style-name="ce25"/>
          <table:table-cell table:style-name="ce51" table:formula="of:=[.F27]/[.F31]" office:value-type="percentage" office:value="0.571428571428571">
            <text:p>57.14%</text:p>
          </table:table-cell>
          <table:table-cell table:number-columns-repeated="1018"/>
        </table:table-row>
        <table:table-row table:style-name="ro3">
          <table:table-cell table:style-name="ce8" office:value-type="string" office:string-value="FOIR + LTV              ">
            <text:p>FOIR + LTV <text:s text:c="14"/></text:p>
          </table:table-cell>
          <table:table-cell table:style-name="ce5" table:number-columns-spanned="4" table:number-rows-spanned="1"/>
          <table:covered-table-cell table:number-columns-repeated="3" table:style-name="ce5"/>
          <table:table-cell table:style-name="ce51" table:formula="of:=[.F32]+[.F29]" office:value-type="percentage" office:value="1.32142857142857">
            <text:p>132.14%</text:p>
          </table:table-cell>
          <table:table-cell table:number-columns-repeated="1018"/>
        </table:table-row>
        <table:table-row table:style-name="ro3">
          <table:table-cell table:style-name="ce9" office:value-type="string" table:number-columns-spanned="6" table:number-rows-spanned="1">
            <text:p>PROPERTY DETAILS </text:p>
          </table:table-cell>
          <table:covered-table-cell table:number-columns-repeated="5" table:style-name="ce9"/>
          <table:table-cell table:number-columns-repeated="1018"/>
        </table:table-row>
        <table:table-row table:style-name="ro5">
          <table:table-cell table:style-name="ce10" office:value-type="string">
            <text:p>Address of Property</text:p>
          </table:table-cell>
          <table:table-cell table:style-name="ce27" office:value-type="string">
            <text:p>Ownership</text:p>
          </table:table-cell>
          <table:table-cell table:style-name="ce27" office:value-type="string">
            <text:p>Land Area (Sq. Ft)</text:p>
          </table:table-cell>
          <table:table-cell table:style-name="ce27" office:value-type="string">
            <text:p>Built Up Area (Sq. Ft)</text:p>
          </table:table-cell>
          <table:table-cell table:style-name="ce27" office:value-type="string">
            <text:p>Rate per Sq. Ft.</text:p>
          </table:table-cell>
          <table:table-cell table:style-name="ce10" office:value-type="string">
            <text:p>Value (Rs)</text:p>
          </table:table-cell>
          <table:table-cell table:number-columns-repeated="1018"/>
        </table:table-row>
        <table:table-row table:style-name="ro3">
          <table:table-cell table:style-name="ce11"/>
          <table:table-cell table:style-name="ce28"/>
          <table:table-cell table:style-name="ce11" table:number-columns-repeated="4"/>
          <table:table-cell table:number-columns-repeated="1018"/>
        </table:table-row>
        <table:table-row table:style-name="ro2">
          <table:table-cell table:style-name="ce12" office:value-type="string" table:number-columns-spanned="6" table:number-rows-spanned="1">
            <text:p>Property Occupancy:</text:p>
          </table:table-cell>
          <table:covered-table-cell table:style-name="ce28"/>
          <table:covered-table-cell table:number-columns-repeated="4" table:style-name="ce11"/>
          <table:table-cell table:number-columns-repeated="1018"/>
        </table:table-row>
        <table:table-row table:style-name="ro2">
          <table:table-cell table:style-name="ce12" office:value-type="string" table:number-columns-spanned="6" table:number-rows-spanned="1">
            <text:p>Property Ownership:</text:p>
          </table:table-cell>
          <table:covered-table-cell table:style-name="ce28"/>
          <table:covered-table-cell table:number-columns-repeated="4" table:style-name="ce11"/>
          <table:table-cell table:number-columns-repeated="1018"/>
        </table:table-row>
        <table:table-row table:style-name="ro6">
          <table:table-cell table:style-name="ce12" office:value-type="string" table:number-columns-spanned="6" table:number-rows-spanned="1">
            <text:p>Technical Remarks :-<text:span text:style-name="T5"> </text:span></text:p>
          </table:table-cell>
          <table:covered-table-cell table:number-columns-repeated="5" table:style-name="ce12"/>
          <table:table-cell table:number-columns-repeated="1018"/>
        </table:table-row>
        <table:table-row table:style-name="ro5">
          <table:table-cell table:style-name="ce13" office:value-type="string">
            <text:p>Status of Internal and External verification</text:p>
          </table:table-cell>
          <table:table-cell table:style-name="ce19" office:value-type="string" table:number-columns-spanned="2" table:number-rows-spanned="1">
            <text:p>DEDUPE</text:p>
          </table:table-cell>
          <table:covered-table-cell table:style-name="ce19"/>
          <table:table-cell table:style-name="ce19" office:value-type="string">
            <text:p>RCU</text:p>
          </table:table-cell>
          <table:table-cell table:style-name="ce19" office:value-type="string">
            <text:p>Res FI</text:p>
          </table:table-cell>
          <table:table-cell table:style-name="ce19" office:value-type="string">
            <text:p>Bus FI</text:p>
          </table:table-cell>
          <table:table-cell table:number-columns-repeated="1018"/>
        </table:table-row>
        <table:table-row table:style-name="ro3">
          <table:table-cell table:style-name="ce14"/>
          <table:table-cell table:style-name="ce28" table:number-columns-spanned="2" table:number-rows-spanned="1"/>
          <table:covered-table-cell table:style-name="ce28"/>
          <table:table-cell table:style-name="ce14" office:value-type="string" table:number-columns-spanned="1" table:number-rows-spanned="2">
            <text:p>Awaited</text:p>
          </table:table-cell>
          <table:table-cell table:style-name="ce14" office:value-type="string" table:number-columns-spanned="1" table:number-rows-spanned="2">
            <text:p>Awaited</text:p>
          </table:table-cell>
          <table:table-cell table:style-name="ce14" office:value-type="string" table:number-columns-spanned="1" table:number-rows-spanned="2">
            <text:p>Awaited</text:p>
          </table:table-cell>
          <table:table-cell table:number-columns-repeated="1018"/>
        </table:table-row>
        <table:table-row table:style-name="ro3">
          <table:table-cell table:style-name="ce14"/>
          <table:table-cell table:style-name="ce28" table:number-columns-spanned="2" table:number-rows-spanned="1"/>
          <table:covered-table-cell table:style-name="ce28"/>
          <table:covered-table-cell table:number-columns-repeated="3" table:style-name="ce14"/>
          <table:table-cell table:number-columns-repeated="1018"/>
        </table:table-row>
        <table:table-row table:style-name="ro2">
          <table:table-cell table:style-name="ce15" office:value-type="string" table:number-columns-spanned="6" table:number-rows-spanned="1">
            <text:p>APPLICANT &amp; CO APPLICANT DETAILS</text:p>
          </table:table-cell>
          <table:covered-table-cell table:number-columns-repeated="5" table:style-name="ce15"/>
          <table:table-cell table:number-columns-repeated="1018"/>
        </table:table-row>
        <table:table-row table:style-name="ro5">
          <table:table-cell table:style-name="ce16" office:value-type="string">
            <text:p>Name of the applicants</text:p>
          </table:table-cell>
          <table:table-cell table:style-name="ce12" office:value-type="string">
            <text:p>Age at loan origination</text:p>
          </table:table-cell>
          <table:table-cell table:style-name="ce12" office:value-type="string">
            <text:p>Age at <text:s/>maturity</text:p>
          </table:table-cell>
          <table:table-cell table:style-name="ce12" office:value-type="string">
            <text:p>CIBIL Score</text:p>
          </table:table-cell>
          <table:table-cell table:style-name="ce12" office:value-type="string">
            <text:p>Income considered </text:p>
          </table:table-cell>
          <table:table-cell table:style-name="ce12" office:value-type="string">
            <text:p>Relation</text:p>
          </table:table-cell>
          <table:table-cell table:number-columns-repeated="1018"/>
        </table:table-row>
        <table:table-row table:style-name="ro2">
          <table:table-cell table:style-name="ce14" office:value-type="string">
            <text:p>Alive Knits &amp; Prints</text:p>
          </table:table-cell>
          <table:table-cell table:style-name="ce11" table:formula="of:=+2019-2013" office:value-type="float" office:value="6">
            <text:p>6</text:p>
          </table:table-cell>
          <table:table-cell table:style-name="ce11" table:formula="of:=+[.B45]+15" office:value-type="float" office:value="21">
            <text:p>21</text:p>
          </table:table-cell>
          <table:table-cell table:style-name="ce37" office:value-type="string">
            <text:p>-</text:p>
          </table:table-cell>
          <table:table-cell table:style-name="ce41" office:value-type="string">
            <text:p>Yes</text:p>
          </table:table-cell>
          <table:table-cell table:style-name="ce11" office:value-type="string">
            <text:p>Partnership firm</text:p>
          </table:table-cell>
          <table:table-cell table:number-columns-repeated="1018"/>
        </table:table-row>
        <table:table-row table:style-name="ro2">
          <table:table-cell table:style-name="ce14" office:value-type="string">
            <text:p>Adish Kumar Jain</text:p>
          </table:table-cell>
          <table:table-cell table:style-name="ce11" table:formula="of:=+2019-1976" office:value-type="float" office:value="43">
            <text:p>43</text:p>
          </table:table-cell>
          <table:table-cell table:style-name="ce11" table:formula="of:=+[.B46]+15" office:value-type="float" office:value="58">
            <text:p>58</text:p>
          </table:table-cell>
          <table:table-cell table:style-name="ce37" office:value-type="float" office:value="713">
            <text:p>713</text:p>
          </table:table-cell>
          <table:table-cell table:style-name="ce41" office:value-type="string">
            <text:p>Yes</text:p>
          </table:table-cell>
          <table:table-cell table:style-name="ce11" office:value-type="string">
            <text:p>Self</text:p>
          </table:table-cell>
          <table:table-cell table:number-columns-repeated="1018"/>
        </table:table-row>
        <table:table-row table:style-name="ro2">
          <table:table-cell table:style-name="ce14" office:value-type="string">
            <text:p>Ashish Jain</text:p>
          </table:table-cell>
          <table:table-cell table:style-name="ce11" table:formula="of:=+2019-1983" office:value-type="float" office:value="36">
            <text:p>36</text:p>
          </table:table-cell>
          <table:table-cell table:style-name="ce11" table:formula="of:=+[.B47]+15" office:value-type="float" office:value="51">
            <text:p>51</text:p>
          </table:table-cell>
          <table:table-cell table:style-name="ce37" office:value-type="float" office:value="801">
            <text:p>801</text:p>
          </table:table-cell>
          <table:table-cell table:style-name="ce41" office:value-type="string">
            <text:p>Yes</text:p>
          </table:table-cell>
          <table:table-cell table:style-name="ce11" office:value-type="string">
            <text:p>Brother</text:p>
          </table:table-cell>
          <table:table-cell table:number-columns-repeated="1018"/>
        </table:table-row>
        <table:table-row table:style-name="ro2">
          <table:table-cell table:style-name="ce14" office:value-type="string">
            <text:p>Mohinder Paul Singh</text:p>
          </table:table-cell>
          <table:table-cell table:style-name="ce11" table:formula="of:=+2019-1949" office:value-type="float" office:value="70">
            <text:p>70</text:p>
          </table:table-cell>
          <table:table-cell table:style-name="ce11" table:formula="of:=+[.B48]+15" office:value-type="float" office:value="85">
            <text:p>85</text:p>
          </table:table-cell>
          <table:table-cell table:style-name="ce37" office:value-type="float" office:value="852">
            <text:p>852</text:p>
          </table:table-cell>
          <table:table-cell table:style-name="ce41" office:value-type="string">
            <text:p>Yes</text:p>
          </table:table-cell>
          <table:table-cell table:style-name="ce11" office:value-type="string">
            <text:p>Father</text:p>
          </table:table-cell>
          <table:table-cell table:number-columns-repeated="1018"/>
        </table:table-row>
        <table:table-row table:style-name="ro2">
          <table:table-cell table:style-name="ce15" office:value-type="string" table:number-columns-spanned="6" table:number-rows-spanned="1">
            <text:p>Profile <text:s text:c="3"/></text:p>
          </table:table-cell>
          <table:covered-table-cell table:number-columns-repeated="5" table:style-name="ce29"/>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8" table:number-columns-spanned="6" table:number-rows-spanned="1"/>
          <table:covered-table-cell table:number-columns-repeated="5" table:style-name="ce30"/>
          <table:table-cell table:number-columns-repeated="1018"/>
        </table:table-row>
        <table:table-row table:style-name="ro3">
          <table:table-cell table:style-name="ce18"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9" office:value-type="string" table:number-columns-spanned="3" table:number-rows-spanned="1">
            <text:p>Non Financial Authorization</text:p>
          </table:table-cell>
          <table:covered-table-cell table:number-columns-repeated="2" table:style-name="ce31"/>
          <table:table-cell table:style-name="ce19" office:value-type="string" table:number-columns-spanned="3" table:number-rows-spanned="1">
            <text:p>Mitigants</text:p>
          </table:table-cell>
          <table:covered-table-cell table:number-columns-repeated="2" table:style-name="ce31"/>
          <table:table-cell table:number-columns-repeated="1018"/>
        </table:table-row>
        <table:table-row table:style-name="ro3">
          <table:table-cell table:style-name="ce14" table:number-columns-spanned="3" table:number-rows-spanned="1"/>
          <table:covered-table-cell table:number-columns-repeated="2" table:style-name="ce32"/>
          <table:table-cell table:style-name="ce14" table:number-columns-spanned="3" table:number-rows-spanned="1"/>
          <table:covered-table-cell table:number-columns-repeated="2" table:style-name="ce32"/>
          <table:table-cell table:number-columns-repeated="1018"/>
        </table:table-row>
        <table:table-row table:style-name="ro3">
          <table:table-cell table:style-name="ce14" table:number-columns-spanned="3" table:number-rows-spanned="1"/>
          <table:covered-table-cell table:number-columns-repeated="2" table:style-name="ce32"/>
          <table:table-cell table:style-name="ce14" table:number-columns-spanned="3" table:number-rows-spanned="1"/>
          <table:covered-table-cell table:number-columns-repeated="2" table:style-name="ce32"/>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3">
          <table:table-cell table:style-name="ce20" table:number-columns-spanned="3" table:number-rows-spanned="1"/>
          <table:covered-table-cell table:number-columns-repeated="2" table:style-name="ce32"/>
          <table:table-cell table:style-name="ce14" table:number-columns-spanned="3" table:number-rows-spanned="1"/>
          <table:covered-table-cell table:number-columns-repeated="2" table:style-name="ce14"/>
          <table:table-cell table:number-columns-repeated="1018"/>
        </table:table-row>
        <table:table-row table:style-name="ro2">
          <table:table-cell table:style-name="ce15" office:value-type="string" table:number-columns-spanned="6" table:number-rows-spanned="1">
            <text:p>CONDTIONS</text:p>
          </table:table-cell>
          <table:covered-table-cell table:number-columns-repeated="5" table:style-name="ce29"/>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office:value-type="string" table:number-columns-spanned="6" table:number-rows-spanned="1">
            <text:p>Dues in base LANs to be cleared upfront.</text:p>
          </table:table-cell>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table-cell table:style-name="ce17" table:number-columns-spanned="6" table:number-rows-spanned="1"/>
          <table:covered-table-cell table:number-columns-repeated="5" table:style-name="ce30"/>
          <table:table-cell table:number-columns-repeated="1018"/>
        </table:table-row>
        <table:table-row table:style-name="ro3" table:number-rows-repeated="1048492">
          <table:table-cell table:number-columns-repeated="1024"/>
        </table:table-row>
        <table:table-row table:style-name="ro3">
          <table:table-cell table:number-columns-repeated="1024"/>
        </table:table-row>
        <table:named-expressions/>
      </table:table>
      <table:table table:name="Instructions" table:style-name="ta2" table:protected="true" table:protection-key="sHbLKBrsXbmhuH0oqtIhgGcltWQ=">
        <table:table-column table:style-name="co8" table:default-cell-style-name="Default"/>
        <table:table-column table:style-name="co9" table:default-cell-style-name="Default"/>
        <table:table-column table:style-name="co10" table:visibility="collapse" table:number-columns-repeated="9" table:default-cell-style-name="Default"/>
        <table:table-column table:style-name="co10" table:visibility="collapse" table:number-columns-repeated="1013" table:default-cell-style-name="ce82"/>
        <table:table-row table:style-name="ro7">
          <table:table-cell table:style-name="ce56" office:value-type="string" table:number-columns-spanned="2" table:number-rows-spanned="1">
            <text:p>General Instructions:</text:p>
          </table:table-cell>
          <table:covered-table-cell table:style-name="ce61"/>
          <table:table-cell table:style-name="ce74" table:number-columns-repeated="8"/>
          <table:table-cell table:style-name="ce78"/>
          <table:table-cell table:number-columns-repeated="1013"/>
        </table:table-row>
        <table:table-row table:style-name="ro7">
          <table:table-cell table:style-name="ce57"/>
          <table:table-cell table:style-name="ce62"/>
          <table:table-cell table:style-name="ce68" table:number-columns-repeated="8"/>
          <table:table-cell table:style-name="ce79"/>
          <table:table-cell table:number-columns-repeated="1013"/>
        </table:table-row>
        <table:table-row table:style-name="ro7">
          <table:table-cell table:style-name="ce57"/>
          <table:table-cell table:style-name="ce63" office:value-type="string">
            <text:p>Ratio Sheet (Ratio Sheet 1, Ratio Sheet 2, Ratio Sheet 3, Ratio Sheet 4)- </text:p>
          </table: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4" office:value-type="string">
            <text:p>Only white cells need to be entered, grey cells have formulas and are not to be touched</text:p>
          </table:table-cell>
          <table:table-cell table:style-name="ce68" table:number-columns-repeated="8"/>
          <table:table-cell table:style-name="ce79"/>
          <table:table-cell table:number-columns-repeated="1013"/>
        </table:table-row>
        <table:table-row table:style-name="ro8">
          <table:table-cell table:style-name="ce57" office:value-type="float" office:value="2">
            <text:p>2</text:p>
          </table:table-cell>
          <table:table-cell table:style-name="ce65" office:value-type="string">
            <text:p>Ratio sheet to be made as per existing practice basis which the eligibility calculation will be done under different product variants</text:p>
          </table:table-cell>
          <table:table-cell table:style-name="ce68" table:number-columns-repeated="8"/>
          <table:table-cell table:style-name="ce79"/>
          <table:table-cell table:number-columns-repeated="1013"/>
        </table:table-row>
        <table:table-row table:style-name="ro8">
          <table:table-cell table:style-name="ce57" office:value-type="float" office:value="3">
            <text:p>3</text:p>
          </table:table-cell>
          <table:table-cell table:style-name="ce65" office:value-type="string">
            <text:p>Interest in the ratio sheets has been split in Interest on Term Loan from Banks, Interest on Term Loan from Relatives, Interest on unsecured loans from others, Interest on CC/OD. The same to be filled accordingly</text:p>
          </table:table-cell>
          <table:table-cell table:style-name="ce68" table:number-columns-repeated="8"/>
          <table:table-cell table:style-name="ce79"/>
          <table:table-cell table:number-columns-repeated="1013"/>
        </table:table-row>
        <table:table-row table:style-name="ro9">
          <table:table-cell table:style-name="ce57" office:value-type="float" office:value="4">
            <text:p>4</text:p>
          </table:table-cell>
          <table:table-cell table:style-name="ce65" office:value-type="string">
            <text:p>Other parameters like audited financials, Banker reference, CIBIL check, Personal discussion, Ownership/occupation of office premises, Restricted profiles, References etc to be as per OG. Further, Normal eligibility check should be as per OG.</text:p>
          </table:table-cell>
          <table:table-cell table:style-name="ce68" table:number-columns-repeated="8"/>
          <table:table-cell table:style-name="ce79"/>
          <table:table-cell table:number-columns-repeated="1013"/>
        </table:table-row>
        <table:table-row table:style-name="ro7">
          <table:table-cell table:style-name="ce57" office:value-type="float" office:value="5">
            <text:p>5</text:p>
          </table:table-cell>
          <table:table-cell table:style-name="ce65" office:value-type="string">
            <text:p>All the directors whose remunerations have been considered for eligibility should join as co-applicant</text:p>
          </table:table-cell>
          <table:table-cell table:style-name="ce68" table:number-columns-repeated="8"/>
          <table:table-cell table:style-name="ce79"/>
          <table:table-cell table:number-columns-repeated="1013"/>
        </table:table-row>
        <table:table-row table:style-name="ro7">
          <table:table-cell table:style-name="ce57"/>
          <table:table-cell table:style-name="ce65"/>
          <table:table-cell table:style-name="ce68" table:number-columns-repeated="8"/>
          <table:table-cell table:style-name="ce79"/>
          <table:table-cell table:number-columns-repeated="1013"/>
        </table:table-row>
        <table:table-row table:style-name="ro7">
          <table:table-cell table:style-name="ce58" office:value-type="string" table:number-columns-spanned="2" table:number-rows-spanned="1">
            <text:p>Ratio Sheet Combined</text:p>
          </table:table-cell>
          <table:covered-table-cell table:style-name="ce66"/>
          <table:table-cell table:style-name="ce68" table:number-columns-repeated="8"/>
          <table:table-cell table:style-name="ce79"/>
          <table:table-cell table:number-columns-repeated="1013"/>
        </table:table-row>
        <table:table-row table:style-name="ro8">
          <table:table-cell table:style-name="ce57" office:value-type="float" office:value="1">
            <text:p>1</text:p>
          </table:table-cell>
          <table:table-cell table:style-name="ce65" office:value-type="string">
            <text:p>This is consolidation of Ratio Sheet 1, 2, 3 &amp; 4. You do not need to enter anything here as the data will be pulled from the linked sheets: Ratio Sheet 1, Ratio Sheet 2, Ratio Sheet 3, Ratio Sheet 4</text:p>
          </table:table-cell>
          <table:table-cell table:style-name="ce68" table:number-columns-repeated="8"/>
          <table:table-cell table:style-name="ce79"/>
          <table:table-cell table:number-columns-repeated="1013"/>
        </table:table-row>
        <table:table-row table:style-name="ro7">
          <table:table-cell table:style-name="ce57"/>
          <table:table-cell table:style-name="ce67" office:value-type="string">
            <text:p>Eligibility Sheet - </text:p>
          </table:table-cell>
          <table:table-cell table:style-name="ce68" table:number-columns-repeated="8"/>
          <table:table-cell table:style-name="ce79"/>
          <table:table-cell table:number-columns-repeated="1013"/>
        </table:table-row>
        <table:table-row table:style-name="ro10">
          <table:table-cell table:style-name="ce57" office:value-type="float" office:value="1">
            <text:p>1</text:p>
          </table:table-cell>
          <table:table-cell table:style-name="ce65" office:value-type="string">
            <text:p>All Grey cells are auto populated from ratio sheet </text:p>
          </table:table-cell>
          <table:table-cell table:style-name="ce68" table:number-columns-repeated="8"/>
          <table:table-cell table:style-name="ce79"/>
          <table:table-cell table:number-columns-repeated="1013"/>
        </table:table-row>
        <table:table-row table:style-name="ro9">
          <table:table-cell table:style-name="ce57" office:value-type="float" office:value="2">
            <text:p>2</text:p>
          </table:table-cell>
          <table:table-cell table:style-name="ce65" office:value-type="string">
            <text:p>Green cells need to be entered. Specific provision is made for Rent income, Agricultural Income, Interets on FD/Dividends, Other income, One time Income (exceptional), One time Expense (exceptional), Tax on Director remenuration/salary to partners, Tax on interest paid to partners</text:p>
          </table:table-cell>
          <table:table-cell table:style-name="ce68" table:number-columns-repeated="8"/>
          <table:table-cell table:style-name="ce79"/>
          <table:table-cell table:number-columns-repeated="1013"/>
        </table:table-row>
        <table:table-row table:style-name="ro8">
          <table:table-cell table:style-name="ce57" office:value-type="float" office:value="3">
            <text:p>3</text:p>
          </table:table-cell>
          <table:table-cell table:style-name="ce65" office:value-type="string">
            <text:p>Additional editable rows have been provided from Row 17 to Row 27. This is for entering income of other applicants whose ratio sheet is not a part of the proposal.</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65" office:value-type="string">
            <text:p>Property Value(MV/COP) to be considered as per OG.</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Eligibility in Eligibility sheet can be calculated as per our OG. Parameters like FOIR, Tenor, ROI, Property value and recommended loan amount cells can be used for normal eligibility calculation as per standard OG. </text:p>
          </table:table-cell>
          <table:table-cell table:style-name="ce68" table:number-columns-repeated="8"/>
          <table:table-cell table:style-name="ce79"/>
          <table:table-cell table:number-columns-repeated="1013"/>
        </table:table-row>
        <table:table-row table:style-name="ro8">
          <table:table-cell table:style-name="ce57" office:value-type="float" office:value="6">
            <text:p>6</text:p>
          </table:table-cell>
          <table:table-cell table:style-name="ce65" office:value-type="string">
            <text:p>The values of <text:span text:style-name="T6">ROI, Tenure, Property value and exisiting obligations will flow from this sheet to other sheets </text:span><text:span text:style-name="T7">for eligibility </text:span><text:span text:style-name="T7">calculation under Banking, GTP &amp; Express BT</text:span></text:p>
          </table:table-cell>
          <table:table-cell table:style-name="ce68" table:number-columns-repeated="8"/>
          <table:table-cell table:style-name="ce79"/>
          <table:table-cell table:number-columns-repeated="1013"/>
        </table:table-row>
        <table:table-row table:style-name="ro8">
          <table:table-cell table:style-name="ce57" office:value-type="float" office:value="7">
            <text:p>7</text:p>
          </table:table-cell>
          <table:table-cell table:style-name="ce65" office:value-type="string">
            <text:p>In the normal eligibility sheet, if the tenure for the loan crosses respective product norms, there will be a pop-up mentioning "Tenure in normal eligibility sheet is greater than 240/180 for HL and LAP respectively in "</text:p>
          </table:table-cell>
          <table:table-cell table:style-name="ce68" table:number-columns-repeated="8"/>
          <table:table-cell table:style-name="ce79"/>
          <table:table-cell table:number-columns-repeated="1013"/>
        </table:table-row>
        <table:table-row table:style-name="ro7">
          <table:table-cell table:style-name="ce58" office:value-type="string" table:number-columns-spanned="2" table:number-rows-spanned="1">
            <text:p>Daily Balance</text:p>
          </table:table-cell>
          <table:covered-table-cell table:style-name="ce66" office:value-type="string">
            <text:p>Daily Balance</text:p>
          </table:covered-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9">
          <table:table-cell table:style-name="ce57" office:value-type="float" office:value="2">
            <text:p>2</text:p>
          </table:table-cell>
          <table:table-cell table:style-name="ce65" office:value-type="string">
            <text:p>These cells are for entering the balances as on 1st, 11th and 21st of the month (3 dates as prescribed by policy team from time to time). These dates are subject to change. However, there will be 3 days in each month for which balance needs to be entered</text:p>
          </table:table-cell>
          <table:table-cell table:style-name="ce68" table:number-columns-repeated="8"/>
          <table:table-cell table:style-name="ce79"/>
          <table:table-cell table:number-columns-repeated="1013"/>
        </table:table-row>
        <table:table-row table:style-name="ro9">
          <table:table-cell table:style-name="ce57" office:value-type="float" office:value="3">
            <text:p>3</text:p>
          </table:table-cell>
          <table:table-cell table:style-name="ce65" office:value-type="string">
            <text:p>Month1 to Month 12 as mentioned in cells A4 to A15 refer to the oldest and latest month from the date of application. Say if the application is made in the month of Aug'16, then the Month 1 will be August'15 (oldest) and Month 12 will be July'16 (latest)</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Column B-C-D, E-F-G, H-I-J, K-L-M, N-O-P refer to account 1, 2, 3, 4 &amp; 5 respectively. Account 1 will be treated as main operating current account</text:p>
          </table:table-cell>
          <table:table-cell table:style-name="ce68" table:number-columns-repeated="8"/>
          <table:table-cell table:style-name="ce79"/>
          <table:table-cell table:number-columns-repeated="1013"/>
        </table:table-row>
        <table:table-row table:style-name="ro7">
          <table:table-cell table:style-name="ce57"/>
          <table:table-cell table:style-name="ce67" office:value-type="string">
            <text:p>Credit Summation</text:p>
          </table: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5" office:value-type="string">
            <text:p>You need to enter the sum of credits into the bank account for a particular month</text:p>
          </table:table-cell>
          <table:table-cell table:style-name="ce68" table:number-columns-repeated="8"/>
          <table:table-cell table:style-name="ce79"/>
          <table:table-cell table:number-columns-repeated="1013"/>
        </table:table-row>
        <table:table-row table:style-name="ro9">
          <table:table-cell table:style-name="ce57" office:value-type="float" office:value="3">
            <text:p>3</text:p>
          </table:table-cell>
          <table:table-cell table:style-name="ce65" office:value-type="string">
            <text:p>Month1 to Month 12 as mentioned in cells A5 to A16 refer to the oldest and latest month from the date of application. Say if the application is made in the month of Aug'16, then the Month 1 will be August'15 (oldest) and Month 12 will be July'16 (latest)</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Column B, C, D, E &amp; F refer to entry cells for credit summation for Account 1, Account 2, Account 3, Account 4 &amp; Account 5 respectively.</text:p>
          </table:table-cell>
          <table:table-cell table:style-name="ce68" table:number-columns-repeated="8"/>
          <table:table-cell table:style-name="ce79"/>
          <table:table-cell table:number-columns-repeated="1013"/>
        </table:table-row>
        <table:table-row table:style-name="ro7">
          <table:table-cell table:style-name="ce57" office:value-type="float" office:value="5">
            <text:p>5</text:p>
          </table:table-cell>
          <table:table-cell table:style-name="ce65" office:value-type="string">
            <text:p>Account 1 will be treated as main operating current account</text:p>
          </table:table-cell>
          <table:table-cell table:style-name="ce68" table:number-columns-repeated="8"/>
          <table:table-cell table:style-name="ce79"/>
          <table:table-cell table:number-columns-repeated="1013"/>
        </table:table-row>
        <table:table-row table:style-name="ro8">
          <table:table-cell table:style-name="ce57" office:value-type="float" office:value="6">
            <text:p>6</text:p>
          </table:table-cell>
          <table:table-cell table:style-name="ce65" office:value-type="string">
            <text:p>Columns I-M are for entering the number of business credits in the account in a particular month. Column I refers to the main operating current account and rest are for other accounts</text:p>
          </table:table-cell>
          <table:table-cell table:style-name="ce68" table:number-columns-repeated="8"/>
          <table:table-cell table:style-name="ce79"/>
          <table:table-cell table:number-columns-repeated="1013"/>
        </table:table-row>
        <table:table-row table:style-name="ro7">
          <table:table-cell table:style-name="ce57" office:value-type="float" office:value="7">
            <text:p>7</text:p>
          </table:table-cell>
          <table:table-cell table:style-name="ce65" office:value-type="string">
            <text:p>If transactions are within group companies then group transaction should be eliminated for GTP calculation</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Variant Inputs &amp; Comparison</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Cell B3 to B9 are input cells for GTP and Banking Product</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8" office:value-type="string">
            <text:p>POS needs to be entered in case the product type is Top-up</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65" office:value-type="string">
            <text:p>If cell B9 is selected as "Yes", cells F3 to F9 will be visible.</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65" office:value-type="string">
            <text:p>Cell F3 to F9 are input cells for Express BT Product. All details with reference to the BT loan have to be entered here</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Cell B12 gives the eligibility as per LTV+FOIR method. This is as per the inputs entered for <text:s/>FOIR, Tenor, ROI, Property value</text:p>
          </table:table-cell>
          <table:table-cell table:style-name="ce68" table:number-columns-repeated="8"/>
          <table:table-cell table:style-name="ce79"/>
          <table:table-cell table:number-columns-repeated="1013"/>
        </table:table-row>
        <table:table-row table:style-name="ro7">
          <table:table-cell table:style-name="ce57" office:value-type="float" office:value="6">
            <text:p>6</text:p>
          </table:table-cell>
          <table:table-cell table:style-name="ce65" office:value-type="string">
            <text:p>Cells B13 &amp; B14 give the eligibility as per GTP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7">
            <text:p>7</text:p>
          </table:table-cell>
          <table:table-cell table:style-name="ce65" office:value-type="string">
            <text:p>Hyperlink in cell C13 can be click to go to the GTP sheet for final recommendation under GTP</text:p>
          </table:table-cell>
          <table:table-cell table:style-name="ce68" table:number-columns-repeated="8"/>
          <table:table-cell table:style-name="ce79"/>
          <table:table-cell table:number-columns-repeated="1013"/>
        </table:table-row>
        <table:table-row table:style-name="ro7">
          <table:table-cell table:style-name="ce57" office:value-type="float" office:value="8">
            <text:p>8</text:p>
          </table:table-cell>
          <table:table-cell table:style-name="ce65" office:value-type="string">
            <text:p>Cells B16 &amp; B17 give the eligibility as per Express BT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9">
            <text:p>9</text:p>
          </table:table-cell>
          <table:table-cell table:style-name="ce65" office:value-type="string">
            <text:p>Hyperlink in cell C16 can be click to go to the Express BT sheet for final recommendation under Express BT</text:p>
          </table:table-cell>
          <table:table-cell table:style-name="ce68" table:number-columns-repeated="8"/>
          <table:table-cell table:style-name="ce79"/>
          <table:table-cell table:number-columns-repeated="1013"/>
        </table:table-row>
        <table:table-row table:style-name="ro7">
          <table:table-cell table:style-name="ce57" office:value-type="float" office:value="10">
            <text:p>10</text:p>
          </table:table-cell>
          <table:table-cell table:style-name="ce65" office:value-type="string">
            <text:p>Cells B20 &amp; B21 give the eligibility as per Banking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11">
            <text:p>11</text:p>
          </table:table-cell>
          <table:table-cell table:style-name="ce65" office:value-type="string">
            <text:p>Hyperlink in cell C20 can be clicked to go to the Banking sheet for final recommendation under Banking Product</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GTP Sheet - </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5" office:value-type="string">
            <text:p>Cell B11 &amp; B12 show the eligibility as per LTV + FOIR method and as per GTP </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65" office:value-type="string">
            <text:p>In case the credit manager wants to evaluate the case with NFAs he needs to select cell B14 as "Yes"</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The NFAs on Debt Equity, Loan amount a % of Turnover, eligibiltiy as a multiple of normal eligilibility and LTV need to be entered in cells B15, B16, B17 &amp; B18 respectively</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Cell B20 and B21 show the Max loan amount possible (including all NFAs) and eligibility as per NFA inputs respectively.</text:p>
          </table:table-cell>
          <table:table-cell table:style-name="ce68" table:number-columns-repeated="8"/>
          <table:table-cell table:style-name="ce79"/>
          <table:table-cell table:number-columns-repeated="1013"/>
        </table:table-row>
        <table:table-row table:style-name="ro7">
          <table:table-cell table:style-name="ce57" office:value-type="float" office:value="6">
            <text:p>6</text:p>
          </table:table-cell>
          <table:table-cell table:style-name="ce65" office:value-type="string">
            <text:p>Cell B22 is the final amount that the credit manager wishes to recommend.</text:p>
          </table:table-cell>
          <table:table-cell table:style-name="ce68" table:number-columns-repeated="8"/>
          <table:table-cell table:style-name="ce79"/>
          <table:table-cell table:number-columns-repeated="1013"/>
        </table:table-row>
        <table:table-row table:style-name="ro8">
          <table:table-cell table:style-name="ce57" office:value-type="float" office:value="7">
            <text:p>7</text:p>
          </table:table-cell>
          <table:table-cell table:style-name="ce65" office:value-type="string">
            <text:p>If the credit manager wants to go ahead and recommend the case, he/she needs to select B26 as "Yes". On selection as "yes" the recommendation sheet opens where the loan amount, EMI, ROI and all NFAs are displayed.</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Banking Sheet</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9" office:value-type="string" table:number-columns-spanned="10" table:number-rows-spanned="1">
            <text:p>Only Green need to be entered. Grey cells are locked.</text:p>
          </table:table-cell>
          <table:covered-table-cell table:number-columns-repeated="8" table:style-name="ce75"/>
          <table:covered-table-cell table:style-name="ce69"/>
          <table:table-cell table:number-columns-repeated="1013"/>
        </table:table-row>
        <table:table-row table:style-name="ro7">
          <table:table-cell table:style-name="ce57" office:value-type="float" office:value="2">
            <text:p>2</text:p>
          </table:table-cell>
          <table:table-cell table:style-name="ce70" office:value-type="string" table:number-columns-spanned="10" table:number-rows-spanned="1">
            <text:p>Cell B31, B32, B33, B34 &amp; B35 show Eligibility at RAAC, ZCH NFA, L1 NFA,Head Credit NFA &amp; Head CPG NFA respectively</text:p>
            <text:p/>
          </table:table-cell>
          <table:covered-table-cell table:number-columns-repeated="8" table:style-name="ce76"/>
          <table:covered-table-cell table:style-name="ce80"/>
          <table:table-cell table:number-columns-repeated="1013"/>
        </table:table-row>
        <table:table-row table:style-name="ro8">
          <table:table-cell table:style-name="ce57" office:value-type="float" office:value="3">
            <text:p>3</text:p>
          </table:table-cell>
          <table:table-cell table:style-name="ce71" office:value-type="string">
            <text:p>If Cell B31/B32/B33/B34/B35 is black, it indicates that the customer is not eligible at that level i.e. at <text:s/>RAAC, ZCH, L1, Head Credit &amp; Head CPG respectively</text:p>
          </table:table-cell>
          <table:table-cell table:style-name="ce76" table:number-columns-repeated="8"/>
          <table:table-cell table:style-name="ce80"/>
          <table:table-cell table:number-columns-repeated="1013"/>
        </table:table-row>
        <table:table-row table:style-name="ro7">
          <table:table-cell table:style-name="ce57" office:value-type="float" office:value="4">
            <text:p>4</text:p>
          </table:table-cell>
          <table:table-cell table:style-name="ce70" office:value-type="string" table:number-columns-spanned="10" table:number-rows-spanned="1">
            <text:p>Cell C31, C32, C33, C34 &amp; C35 Indicate if the location limit is breached as per policy</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5">
            <text:p>5</text:p>
          </table:table-cell>
          <table:table-cell table:style-name="ce70" office:value-type="string" table:number-columns-spanned="10" table:number-rows-spanned="1">
            <text:p>Cell E31, E32, E33, E34 &amp; E35 show credit summation to loan amount ratio</text:p>
          </table:table-cell>
          <table:covered-table-cell table:number-columns-repeated="8" table:style-name="ce76"/>
          <table:covered-table-cell table:style-name="ce80"/>
          <table:table-cell table:number-columns-repeated="1013"/>
        </table:table-row>
        <table:table-row table:style-name="ro12">
          <table:table-cell table:style-name="ce57" office:value-type="float" office:value="6">
            <text:p>6</text:p>
          </table:table-cell>
          <table:table-cell table:style-name="ce70" office:value-type="string" table:number-columns-spanned="10" table:number-rows-spanned="1">
            <text:p>If you want to proceed with the case under banking product - select B37 as "Yes". The Recommendation cells will be displayed with the Mandatory checks (Row B40 to Row 56)</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7">
            <text:p>7</text:p>
          </table:table-cell>
          <table:table-cell table:style-name="ce70" office:value-type="string" table:number-columns-spanned="10" table:number-rows-spanned="1">
            <text:p>Please put the recommended amount and also the right answers to the mandatory checks</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8">
            <text:p>8</text:p>
          </table:table-cell>
          <table:table-cell table:style-name="ce70" office:value-type="string" table:number-columns-spanned="10" table:number-rows-spanned="1">
            <text:p>The calculator provides the loan amount based on the values of bank balances and credits entered. However other terms and conditions as per OG need to be checked and complied with. </text:p>
          </table:table-cell>
          <table:covered-table-cell table:number-columns-repeated="8" table:style-name="ce76"/>
          <table:covered-table-cell table:style-name="ce80"/>
          <table:table-cell table:number-columns-repeated="1013"/>
        </table:table-row>
        <table:table-row table:style-name="ro11">
          <table:table-cell table:style-name="ce58" office:value-type="string" table:number-columns-spanned="2" table:number-rows-spanned="1">
            <text:p>Express BT Sheet</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71" office:value-type="string">
            <text:p>Cell B10 shows Topup Loan Eligibility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71" office:value-type="string">
            <text:p>Cell B12 shows Max total loan amount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71" office:value-type="string">
            <text:p>Cell B22, B23, B24 &amp; B25 shows eligibility at RAAC, L1, Head CPG NFA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71" office:value-type="string">
            <text:p>Cell B29 &amp; B30 show eligibility at RAAC for Max Loan amount and Top up amount in HL</text:p>
          </table:table-cell>
          <table:table-cell table:style-name="ce68" table:number-columns-repeated="8"/>
          <table:table-cell table:style-name="ce79"/>
          <table:table-cell table:number-columns-repeated="1013"/>
        </table:table-row>
        <table:table-row table:style-name="ro13">
          <table:table-cell table:style-name="ce59" office:value-type="float" office:value="5">
            <text:p>5</text:p>
          </table:table-cell>
          <table:table-cell table:style-name="ce72" office:value-type="string">
            <text:p>Cell B31 show eligibility at Head CPG NFA for in HL</text:p>
          </table:table-cell>
          <table:table-cell table:style-name="ce77" table:number-columns-repeated="8"/>
          <table:table-cell table:style-name="ce81"/>
          <table:table-cell table:number-columns-repeated="1013"/>
        </table:table-row>
        <table:table-row table:style-name="ro7" table:visibility="collapse">
          <table:table-cell table:style-name="ce60"/>
          <table:table-cell table:style-name="ce73"/>
          <table:table-cell table:number-columns-repeated="1022"/>
        </table:table-row>
        <table:table-row table:style-name="ro7" table:visibility="collapse" table:number-rows-repeated="1048507">
          <table:table-cell table:number-columns-repeated="1024"/>
        </table:table-row>
        <table:table-row table:style-name="ro7" table:visibility="collapse">
          <table:table-cell table:number-columns-repeated="1024"/>
        </table:table-row>
        <table:named-expressions>
          <table:named-expression table:name="A" table:base-cell-address="$Instructions.$A$1" table:expression="['file:///D:/Users/215736/AppData/Local/Microsoft/Windows/Temporary%20Internet%20Files/Content.Outlook/GL2RLVZ1/Banking_product%20V4.xls'#$'Banking product- Eligibility'.$IV$5]"/>
          <table:named-expression table:name="B" table:base-cell-address="$Instructions.$A$1" table:expression="['file:///D:/Users/215736/AppData/Local/Microsoft/Windows/Temporary%20Internet%20Files/Content.Outlook/GL2RLVZ1/Banking_product%20V4.xls'#$'Banking product- Eligibility'.$IV$13]"/>
          <table:named-expression table:name="lessthan3" table:base-cell-address="$Instructions.$A$1" table:expression="['file:///D:/Users/215736/AppData/Local/Microsoft/Windows/Temporary%20Internet%20Files/Content.Outlook/GL2RLVZ1/Banking_product%20V4.xls'#$'Credit Summation'.$B$31]"/>
          <table:named-expression table:name="p" table:base-cell-address="$Instructions.$A$1" table:expression="['file:///D:/Users/215736/AppData/Local/Microsoft/Windows/Temporary%20Internet%20Files/Content.Outlook/GL2RLVZ1/Banking_product%20V4.xls'#$'Banking product- Eligibility'.$IV$15]"/>
          <table:named-expression table:name="Q" table:base-cell-address="$Instructions.$A$1" table:expression="['file:///D:/Users/215736/AppData/Local/Microsoft/Windows/Temporary%20Internet%20Files/Content.Outlook/GL2RLVZ1/Banking_product%20V4.xls'#$'Banking product- Eligibility'.$IV$16]"/>
          <table:named-expression table:name="Zero1" table:base-cell-address="$Instructions.$A$1" table:expression="['file:///D:/Users/215736/AppData/Local/Microsoft/Windows/Temporary%20Internet%20Files/Content.Outlook/GL2RLVZ1/Banking_product%20V4.xls'#$'Credit Summation'.$II$12]"/>
          <table:named-expression table:name="Zero2" table:base-cell-address="$Instructions.$A$1" table:expression="['file:///D:/Users/215736/AppData/Local/Microsoft/Windows/Temporary%20Internet%20Files/Content.Outlook/GL2RLVZ1/Banking_product%20V4.xls'#$'Credit Summation'.$II$13]"/>
          <table:named-expression table:name="Zero3" table:base-cell-address="$Instructions.$A$1" table:expression="['file:///D:/Users/215736/AppData/Local/Microsoft/Windows/Temporary%20Internet%20Files/Content.Outlook/GL2RLVZ1/Banking_product%20V4.xls'#$'Credit Summation'.$II$14]"/>
        </table:named-expressions>
      </table:table>
      <table:table table:name="CIBIL" table:style-name="ta3">
        <table:table-column table:style-name="co11" table:default-cell-style-name="ce86"/>
        <table:table-column table:style-name="co12" table:default-cell-style-name="ce86"/>
        <table:table-column table:style-name="co11" table:default-cell-style-name="ce88"/>
        <table:table-column table:style-name="co13" table:default-cell-style-name="ce86"/>
        <table:table-column table:style-name="co14" table:default-cell-style-name="ce91"/>
        <table:table-column table:style-name="co15" table:default-cell-style-name="ce95"/>
        <table:table-column table:style-name="co16" table:default-cell-style-name="ce95"/>
        <table:table-column table:style-name="co17" table:default-cell-style-name="ce86"/>
        <table:table-column table:style-name="co18" table:default-cell-style-name="ce86"/>
        <table:table-column table:style-name="co19" table:default-cell-style-name="ce86"/>
        <table:table-column table:style-name="co20" table:number-columns-repeated="2" table:default-cell-style-name="ce86"/>
        <table:table-column table:style-name="co21" table:default-cell-style-name="ce86"/>
        <table:table-column table:style-name="co22" table:default-cell-style-name="ce86"/>
        <table:table-column table:style-name="co20" table:number-columns-repeated="242" table:default-cell-style-name="ce86"/>
        <table:table-column table:style-name="co20" table:number-columns-repeated="767" table:default-cell-style-name="ce97"/>
        <table:table-column table:style-name="co20" table:default-cell-style-name="Default"/>
        <table:table-row table:style-name="ro14">
          <table:table-cell table:style-name="ce83" office:value-type="string" table:number-columns-spanned="1" table:number-rows-spanned="2">
            <text:p>Name of the Applicant</text:p>
          </table:table-cell>
          <table:table-cell table:style-name="ce83" office:value-type="string" table:number-columns-spanned="1" table:number-rows-spanned="2">
            <text:p>CIBIL Scoring</text:p>
          </table:table-cell>
          <table:table-cell table:style-name="ce83" office:value-type="string" table:number-columns-spanned="1" table:number-rows-spanned="2">
            <text:p>PAN Details </text:p>
          </table:table-cell>
          <table:table-cell table:style-name="ce83" office:value-type="string" table:number-columns-spanned="7" table:number-rows-spanned="1">
            <text:p>Loan Details</text:p>
          </table:table-cell>
          <table:covered-table-cell table:style-name="ce83"/>
          <table:covered-table-cell table:number-columns-repeated="2" table:style-name="ce92"/>
          <table:covered-table-cell table:number-columns-repeated="3" table:style-name="ce83"/>
          <table:table-cell table:number-columns-repeated="1014"/>
        </table:table-row>
        <table:table-row table:style-name="ro15">
          <table:covered-table-cell table:number-columns-repeated="3" table:style-name="ce83"/>
          <table:table-cell table:style-name="ce83" office:value-type="string">
            <text:p>Type</text:p>
          </table:table-cell>
          <table:table-cell table:style-name="ce89" office:value-type="string">
            <text:p>Amount (Rs. Lacs)</text:p>
          </table:table-cell>
          <table:table-cell table:style-name="ce92" office:value-type="string">
            <text:p>Start Date</text:p>
          </table:table-cell>
          <table:table-cell table:style-name="ce92" office:value-type="string">
            <text:p>Last Payment</text:p>
          </table:table-cell>
          <table:table-cell table:style-name="ce83" office:value-type="string">
            <text:p>Status</text:p>
          </table:table-cell>
          <table:table-cell table:style-name="ce83" office:value-type="string">
            <text:p>Remarks</text:p>
          </table:table-cell>
          <table:table-cell table:style-name="ce83" office:value-type="string">
            <text:p>Detailed Remarks</text:p>
          </table:table-cell>
          <table:table-cell table:number-columns-repeated="1014"/>
        </table:table-row>
        <table:table-row table:style-name="ro14">
          <table:table-cell table:style-name="ce83" table:number-columns-repeated="4"/>
          <table:table-cell table:style-name="ce89"/>
          <table:table-cell table:style-name="ce92" table:number-columns-repeated="2"/>
          <table:table-cell table:style-name="ce83" table:number-columns-repeated="3"/>
          <table:table-cell table:number-columns-repeated="1014"/>
        </table:table-row>
        <table:table-row table:style-name="ro14">
          <table:table-cell table:style-name="ce84" table:number-columns-spanned="1" table:number-rows-spanned="5"/>
          <table:table-cell table:style-name="ce87" table:number-columns-spanned="1" table:number-rows-spanned="5"/>
          <table:table-cell table:style-name="ce87" table:number-columns-spanned="1" table:number-rows-spanned="5"/>
          <table:table-cell table:style-name="ce84"/>
          <table:table-cell table:style-name="ce90"/>
          <table:table-cell table:style-name="ce93" table:number-columns-repeated="2"/>
          <table:table-cell table:style-name="ce84" table:number-columns-repeated="3"/>
          <table:table-cell table:number-columns-repeated="1014"/>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table-cell table:style-name="ce85" table:number-columns-spanned="10" table:number-rows-spanned="1"/>
          <table:covered-table-cell table:number-columns-repeated="4" table:style-name="ce85"/>
          <table:covered-table-cell table:number-columns-repeated="2" table:style-name="ce94"/>
          <table:covered-table-cell table:number-columns-repeated="3" table:style-name="ce85"/>
          <table:table-cell table:number-columns-repeated="2"/>
          <table:table-cell table:style-name="ce96"/>
          <table:table-cell table:number-columns-repeated="1011"/>
        </table:table-row>
        <table:table-row table:style-name="ro14" table:number-rows-repeated="1048515">
          <table:table-cell table:number-columns-repeated="1024"/>
        </table:table-row>
        <table:table-row table:style-name="ro16" table:number-rows-repeated="6">
          <table:table-cell table:number-columns-repeated="1024"/>
        </table:table-row>
        <table:table-row table:style-name="ro17" table:number-rows-repeated="9">
          <table:table-cell table:number-columns-repeated="1024"/>
        </table:table-row>
        <table:table-row table:style-name="ro18" table:number-rows-repeated="36">
          <table:table-cell table:number-columns-repeated="1024"/>
        </table:table-row>
        <table:table-row table:style-name="ro18">
          <table:table-cell table:number-columns-repeated="1024"/>
        </table:table-row>
        <table:named-expressions/>
      </table:table>
      <table:table table:name="RTR" table:style-name="ta4">
        <office:forms form:automatic-focus="false" form:apply-design-mode="false"/>
        <table:table-column table:style-name="co23" table:default-cell-style-name="ce102"/>
        <table:table-column table:style-name="co24" table:default-cell-style-name="ce102"/>
        <table:table-column table:style-name="co25" table:default-cell-style-name="ce102"/>
        <table:table-column table:style-name="co26" table:default-cell-style-name="ce102"/>
        <table:table-column table:style-name="co27" table:default-cell-style-name="ce102"/>
        <table:table-column table:style-name="co28" table:default-cell-style-name="ce102"/>
        <table:table-column table:style-name="co29" table:default-cell-style-name="ce102"/>
        <table:table-column table:style-name="co30" table:default-cell-style-name="ce102"/>
        <table:table-column table:style-name="co31" table:default-cell-style-name="ce112"/>
        <table:table-column table:style-name="co32" table:default-cell-style-name="ce112"/>
        <table:table-column table:style-name="co33" table:default-cell-style-name="ce102"/>
        <table:table-column table:style-name="co34" table:default-cell-style-name="ce102"/>
        <table:table-column table:style-name="co35" table:default-cell-style-name="ce102"/>
        <table:table-column table:style-name="co36" table:default-cell-style-name="ce102"/>
        <table:table-column table:style-name="co37" table:default-cell-style-name="ce102"/>
        <table:table-column table:style-name="co38" table:default-cell-style-name="ce102"/>
        <table:table-column table:style-name="co36" table:default-cell-style-name="ce102"/>
        <table:table-column table:style-name="co24" table:default-cell-style-name="ce102"/>
        <table:table-column table:style-name="co39" table:number-columns-repeated="236" table:default-cell-style-name="ce102"/>
        <table:table-column table:style-name="co39" table:number-columns-repeated="769" table:default-cell-style-name="ce118"/>
        <table:table-column table:style-name="co39" table:default-cell-style-name="ce120"/>
        <table:table-row table:style-name="ro19">
          <table:table-cell table:style-name="ce98" office:value-type="string">
            <text:p>Sr. No.</text:p>
          </table:table-cell>
          <table:table-cell table:style-name="ce98" office:value-type="string">
            <text:p>LAN</text:p>
          </table:table-cell>
          <table:table-cell table:style-name="ce98" office:value-type="string">
            <text:p>Customer Name</text:p>
          </table:table-cell>
          <table:table-cell table:style-name="ce98" office:value-type="string">
            <text:p>Bank Name</text:p>
          </table:table-cell>
          <table:table-cell table:style-name="ce98" office:value-type="string">
            <text:p>Type</text:p>
          </table:table-cell>
          <table:table-cell table:style-name="ce98" office:value-type="string">
            <text:p>Loan Amt.</text:p>
          </table:table-cell>
          <table:table-cell table:style-name="ce98" office:value-type="string">
            <text:p>Principal Paid</text:p>
          </table:table-cell>
          <table:table-cell table:style-name="ce98" office:value-type="string">
            <text:p>POS</text:p>
          </table:table-cell>
          <table:table-cell table:style-name="ce109" office:value-type="string">
            <text:p>Loan Start Date</text:p>
          </table:table-cell>
          <table:table-cell table:style-name="ce109" office:value-type="string">
            <text:p>Last Payment/Reported date (CIBIL)</text:p>
          </table:table-cell>
          <table:table-cell table:style-name="ce98" office:value-type="string">
            <text:p>Tenure</text:p>
          </table:table-cell>
          <table:table-cell table:style-name="ce98" office:value-type="string">
            <text:p>Instal. Paid</text:p>
          </table:table-cell>
          <table:table-cell table:style-name="ce98" office:value-type="string">
            <text:p>Instal. Bal.</text:p>
          </table:table-cell>
          <table:table-cell table:style-name="ce98" office:value-type="string">
            <text:p>EMI Amt</text:p>
          </table:table-cell>
          <table:table-cell table:style-name="ce98" office:value-type="string">
            <text:p>FOIR</text:p>
          </table:table-cell>
          <table:table-cell table:style-name="ce98" office:value-type="string">
            <text:p>Property Address</text:p>
          </table:table-cell>
          <table:table-cell table:style-name="ce98" office:value-type="string">
            <text:p>No. Of Bounces</text:p>
          </table:table-cell>
          <table:table-cell table:number-columns-repeated="1007"/>
        </table:table-row>
        <table:table-row table:style-name="ro20">
          <table:table-cell table:style-name="ce99" office:value-type="float" office:value="1">
            <text:p>1</text:p>
          </table:table-cell>
          <table:table-cell table:style-name="ce103"/>
          <table:table-cell table:style-name="ce99" office:value-type="string">
            <text:p>Naveen Kumar</text:p>
          </table:table-cell>
          <table:table-cell table:style-name="ce99" office:value-type="string">
            <text:p>IOB</text:p>
          </table:table-cell>
          <table:table-cell table:style-name="ce105" office:value-type="string">
            <text:p>Lap</text:p>
          </table:table-cell>
          <table:table-cell table:style-name="ce106" office:value-type="float" office:value="9.75">
            <text:p>9.75</text:p>
          </table:table-cell>
          <table:table-cell table:style-name="ce107" table:formula="of:=9.75-6.71" office:value-type="float" office:value="3.04">
            <text:p>3.04</text:p>
          </table:table-cell>
          <table:table-cell table:style-name="ce107" office:value-type="float" office:value="6.71">
            <text:p>6.71</text:p>
          </table:table-cell>
          <table:table-cell table:style-name="ce110" table:number-columns-repeated="2"/>
          <table:table-cell table:style-name="ce103" office:value-type="float" office:value="60">
            <text:p>60</text:p>
          </table:table-cell>
          <table:table-cell table:style-name="ce103" table:number-columns-repeated="2"/>
          <table:table-cell table:style-name="ce103" office:value-type="float" office:value="21836">
            <text:p>21836</text:p>
          </table:table-cell>
          <table:table-cell table:style-name="ce103" office:value-type="string">
            <text:p>n</text:p>
          </table:table-cell>
          <table:table-cell table:style-name="ce114" office:value-type="string">
            <text:p>Bt</text:p>
          </table:table-cell>
          <table:table-cell table:style-name="ce103" table:number-columns-repeated="2"/>
          <table:table-cell table:style-name="ce117" table:number-columns-repeated="236"/>
          <table:table-cell table:style-name="ce119" table:number-columns-repeated="769"/>
          <table:table-cell table:style-name="ce121"/>
        </table:table-row>
        <table:table-row table:style-name="ro20">
          <table:table-cell table:style-name="ce99" office:value-type="float" office:value="2">
            <text:p>2</text:p>
          </table:table-cell>
          <table:table-cell table:style-name="ce103"/>
          <table:table-cell table:style-name="ce99" office:value-type="string">
            <text:p>Naveen Kumar</text:p>
          </table:table-cell>
          <table:table-cell table:style-name="ce99" office:value-type="string">
            <text:p>YB</text:p>
          </table:table-cell>
          <table:table-cell table:style-name="ce105" office:value-type="string">
            <text:p>AL</text:p>
          </table:table-cell>
          <table:table-cell table:style-name="ce106" office:value-type="float" office:value="13.99">
            <text:p>13.99</text:p>
          </table:table-cell>
          <table:table-cell table:style-name="ce107" table:number-columns-repeated="2"/>
          <table:table-cell table:style-name="ce110" office:value-type="string">
            <text:p>31/06/2018</text:p>
          </table:table-cell>
          <table:table-cell table:style-name="ce110"/>
          <table:table-cell table:style-name="ce103" office:value-type="float" office:value="78">
            <text:p>78</text:p>
          </table:table-cell>
          <table:table-cell table:style-name="ce103" office:value-type="float" office:value="11">
            <text:p>11</text:p>
          </table:table-cell>
          <table:table-cell table:style-name="ce103" table:formula="of:=78-11" office:value-type="float" office:value="67">
            <text:p>67</text:p>
          </table:table-cell>
          <table:table-cell table:style-name="ce103" office:value-type="float" office:value="24177">
            <text:p>24177</text:p>
          </table:table-cell>
          <table:table-cell table:style-name="ce103" office:value-type="string">
            <text:p>Y</text:p>
          </table:table-cell>
          <table:table-cell table:style-name="ce114"/>
          <table:table-cell table:style-name="ce103" table:number-columns-repeated="2"/>
          <table:table-cell table:style-name="ce117" table:number-columns-repeated="236"/>
          <table:table-cell table:style-name="ce119" table:number-columns-repeated="769"/>
          <table:table-cell table:style-name="ce121"/>
        </table:table-row>
        <table:table-row table:style-name="ro20">
          <table:table-cell table:style-name="ce100"/>
          <table:table-cell table:style-name="ce104"/>
          <table:table-cell table:style-name="ce100" table:number-columns-repeated="2"/>
          <table:table-cell table:style-name="ce84"/>
          <table:table-cell table:style-name="ce90"/>
          <table:table-cell table:style-name="ce108" table:number-columns-repeated="2"/>
          <table:table-cell table:style-name="ce93" table:number-columns-repeated="2"/>
          <table:table-cell table:style-name="ce104" table:number-columns-repeated="4"/>
          <table:table-cell table:style-name="ce104" office:value-type="string">
            <text:p>n</text:p>
          </table:table-cell>
          <table:table-cell table:style-name="ce115"/>
          <table:table-cell table:style-name="ce104"/>
          <table:table-cell table:style-name="ce116"/>
          <table:table-cell table:number-columns-repeated="1006"/>
        </table:table-row>
        <table:table-row table:style-name="ro20">
          <table:table-cell table:style-name="ce101"/>
          <table:table-cell table:style-name="ce100" table:number-columns-repeated="7"/>
          <table:table-cell table:style-name="ce111" table:number-columns-repeated="2"/>
          <table:table-cell table:style-name="ce100" table:number-columns-repeated="4"/>
          <table:table-cell table:style-name="ce113" table:formula="of:=SUMIF([.O2:.O4];&quot;Y&quot;;[.N2:.N4])" office:value-type="float" office:value="24177">
            <text:p>24177</text:p>
          </table:table-cell>
          <table:table-cell table:style-name="ce100"/>
          <table:table-cell table:style-name="ce101"/>
          <table:table-cell table:number-columns-repeated="1007"/>
        </table:table-row>
        <table:table-row table:style-name="ro20">
          <table:table-cell table:number-columns-repeated="1024"/>
        </table:table-row>
        <table:table-row table:style-name="ro20">
          <table:table-cell table:number-columns-repeated="6"/>
          <table:table-cell table:style-name="ce86"/>
          <table:table-cell table:number-columns-repeated="1017"/>
        </table:table-row>
        <table:table-row table:style-name="ro20">
          <table:table-cell table:number-columns-repeated="6"/>
          <table:table-cell table:style-name="ce86"/>
          <table:table-cell/>
          <table:table-cell table:style-name="ce86"/>
          <table:table-cell table:number-columns-repeated="1015"/>
        </table:table-row>
        <table:table-row table:style-name="ro20">
          <table:table-cell table:number-columns-repeated="6"/>
          <table:table-cell table:style-name="ce86" table:number-columns-repeated="2"/>
          <table:table-cell table:number-columns-repeated="1016"/>
        </table:table-row>
        <table:table-row table:style-name="ro20">
          <table:table-cell/>
          <table:table-cell office:value-type="string">
            <text:p>CC limit 55 lakhs</text:p>
          </table:table-cell>
          <table:table-cell table:number-columns-repeated="4"/>
          <table:table-cell table:style-name="ce86"/>
          <table:table-cell table:number-columns-repeated="1017"/>
        </table:table-row>
        <table:table-row table:style-name="ro20" table:number-rows-repeated="4">
          <table:table-cell table:number-columns-repeated="6"/>
          <table:table-cell table:style-name="ce86"/>
          <table:table-cell table:number-columns-repeated="1017"/>
        </table:table-row>
        <table:table-row table:style-name="ro20" table:number-rows-repeated="1048561">
          <table:table-cell table:number-columns-repeated="1024"/>
        </table:table-row>
        <table:table-row table:style-name="ro20">
          <table:table-cell table:number-columns-repeated="1024"/>
        </table:table-row>
        <table:named-expressions/>
      </table:table>
      <table:table table:name="RTR Govt" table:style-name="ta3">
        <office:forms form:automatic-focus="false" form:apply-design-mode="false"/>
        <table:table-column table:style-name="co10" table:number-columns-repeated="7" table:default-cell-style-name="Default"/>
        <table:table-row table:style-name="ro21">
          <table:table-cell table:style-name="ce122" office:value-type="string">
            <text:p>Loan in The Name of</text:p>
          </table:table-cell>
          <table:table-cell table:style-name="ce122" office:value-type="string">
            <text:p>Banker name</text:p>
          </table:table-cell>
          <table:table-cell table:style-name="ce122" office:value-type="string">
            <text:p>Loan A/C No.</text:p>
          </table:table-cell>
          <table:table-cell table:style-name="ce122" office:value-type="string">
            <text:p>Loan Amt</text:p>
          </table:table-cell>
          <table:table-cell table:style-name="ce122" office:value-type="string">
            <text:p>Loan Disbursed Date</text:p>
          </table:table-cell>
          <table:table-cell table:style-name="ce122" office:value-type="string">
            <text:p>Loan Type</text:p>
          </table:table-cell>
          <table:table-cell table:style-name="ce123" office:value-type="string">
            <text:p>Property Address</text:p>
          </table:table-cell>
        </table:table-row>
        <table:table-row table:style-name="ro20">
          <table:table-cell table:style-name="ce123" table:number-columns-repeated="4"/>
          <table:table-cell table:style-name="ce122" office:value-type="string">
            <text:p>-</text:p>
          </table:table-cell>
          <table:table-cell table:style-name="ce122"/>
          <table:table-cell table:style-name="ce123" office:value-type="string">
            <text:p>-</text:p>
          </table:table-cell>
        </table:table-row>
        <table:table-row table:style-name="ro19">
          <table:table-cell table:style-name="ce123" office:value-type="string">
            <text:p>Month</text:p>
          </table:table-cell>
          <table:table-cell table:style-name="ce123" office:value-type="string">
            <text:p>Interest Debited</text:p>
          </table:table-cell>
          <table:table-cell table:style-name="ce123" office:value-type="string">
            <text:p>Other Charges</text:p>
          </table:table-cell>
          <table:table-cell table:style-name="ce123" office:value-type="string">
            <text:p>Total interest Debited</text:p>
          </table:table-cell>
          <table:table-cell table:style-name="ce123" office:value-type="string">
            <text:p>Amount Deposited/Credit</text:p>
          </table:table-cell>
          <table:table-cell table:style-name="ce123" office:value-type="string">
            <text:p>Net Principal Repayment</text:p>
          </table:table-cell>
          <table:table-cell table:style-name="ce123" office:value-type="string">
            <text:p>Balance as on 30/31st of the month</text:p>
          </table:table-cell>
        </table:table-row>
        <table:table-row table:style-name="ro5">
          <table:table-cell table:style-name="ce124" office:value-type="string">
            <text:p>December’17</text:p>
          </table:table-cell>
          <table:table-cell table:style-name="ce126"/>
          <table:table-cell table:style-name="ce126" office:value-type="float" office:value="0">
            <text:p>0</text:p>
          </table:table-cell>
          <table:table-cell table:style-name="ce127" table:formula="of:=+[.B4]+[.C4]" office:value-type="float" office:value="0">
            <text:p>0</text:p>
          </table:table-cell>
          <table:table-cell table:style-name="ce125"/>
          <table:table-cell table:style-name="ce127" table:formula="of:=+[.E4]-[.D4]" office:value-type="float" office:value="0">
            <text:p>0</text:p>
          </table:table-cell>
          <table:table-cell table:style-name="ce126" office:value-type="float" office:value="0">
            <text:p>0</text:p>
          </table:table-cell>
        </table:table-row>
        <table:table-row table:style-name="ro20">
          <table:table-cell table:style-name="ce125" office:value-type="string">
            <text:p>January'18</text:p>
          </table:table-cell>
          <table:table-cell table:style-name="ce126"/>
          <table:table-cell table:style-name="ce126" office:value-type="float" office:value="0">
            <text:p>0</text:p>
          </table:table-cell>
          <table:table-cell table:style-name="ce127" table:formula="of:=+[.B5]+[.C5]" office:value-type="float" office:value="0">
            <text:p>0</text:p>
          </table:table-cell>
          <table:table-cell table:style-name="ce125"/>
          <table:table-cell table:style-name="ce127" table:formula="of:=+[.E5]-[.D5]" office:value-type="float" office:value="0">
            <text:p>0</text:p>
          </table:table-cell>
          <table:table-cell table:style-name="ce126" table:formula="of:=+[.G4]-[.F5]" office:value-type="float" office:value="0">
            <text:p>0</text:p>
          </table:table-cell>
        </table:table-row>
        <table:table-row table:style-name="ro20">
          <table:table-cell table:style-name="ce125" office:value-type="string">
            <text:p>February'18</text:p>
          </table:table-cell>
          <table:table-cell table:style-name="ce126"/>
          <table:table-cell table:style-name="ce126" office:value-type="float" office:value="0">
            <text:p>0</text:p>
          </table:table-cell>
          <table:table-cell table:style-name="ce127" table:formula="of:=+[.B6]+[.C6]" office:value-type="float" office:value="0">
            <text:p>0</text:p>
          </table:table-cell>
          <table:table-cell table:style-name="ce125"/>
          <table:table-cell table:style-name="ce127" table:formula="of:=+[.E6]-[.D6]" office:value-type="float" office:value="0">
            <text:p>0</text:p>
          </table:table-cell>
          <table:table-cell table:style-name="ce126" table:formula="of:=+[.G5]-[.F6]" office:value-type="float" office:value="0">
            <text:p>0</text:p>
          </table:table-cell>
        </table:table-row>
        <table:table-row table:style-name="ro20">
          <table:table-cell table:style-name="ce125" office:value-type="string">
            <text:p>March'18</text:p>
          </table:table-cell>
          <table:table-cell table:style-name="ce126"/>
          <table:table-cell table:style-name="ce126" office:value-type="float" office:value="0">
            <text:p>0</text:p>
          </table:table-cell>
          <table:table-cell table:style-name="ce127" table:formula="of:=+[.B7]+[.C7]" office:value-type="float" office:value="0">
            <text:p>0</text:p>
          </table:table-cell>
          <table:table-cell table:style-name="ce125"/>
          <table:table-cell table:style-name="ce127" table:formula="of:=+[.E7]-[.D7]" office:value-type="float" office:value="0">
            <text:p>0</text:p>
          </table:table-cell>
          <table:table-cell table:style-name="ce126" table:formula="of:=+[.G6]-[.F7]" office:value-type="float" office:value="0">
            <text:p>0</text:p>
          </table:table-cell>
        </table:table-row>
        <table:table-row table:style-name="ro20">
          <table:table-cell table:style-name="ce125" office:value-type="string">
            <text:p>April’18</text:p>
          </table:table-cell>
          <table:table-cell table:style-name="ce126"/>
          <table:table-cell table:style-name="ce126" office:value-type="float" office:value="0">
            <text:p>0</text:p>
          </table:table-cell>
          <table:table-cell table:style-name="ce127" table:formula="of:=+[.B8]+[.C8]" office:value-type="float" office:value="0">
            <text:p>0</text:p>
          </table:table-cell>
          <table:table-cell table:style-name="ce125"/>
          <table:table-cell table:style-name="ce127" table:formula="of:=+[.E8]-[.D8]" office:value-type="float" office:value="0">
            <text:p>0</text:p>
          </table:table-cell>
          <table:table-cell table:style-name="ce126" table:formula="of:=+[.G7]-[.F8]" office:value-type="float" office:value="0">
            <text:p>0</text:p>
          </table:table-cell>
        </table:table-row>
        <table:table-row table:style-name="ro20">
          <table:table-cell table:style-name="ce125" office:value-type="string">
            <text:p>May’18</text:p>
          </table:table-cell>
          <table:table-cell table:style-name="ce126"/>
          <table:table-cell table:style-name="ce126" office:value-type="float" office:value="0">
            <text:p>0</text:p>
          </table:table-cell>
          <table:table-cell table:style-name="ce127" table:formula="of:=+[.B9]+[.C9]" office:value-type="float" office:value="0">
            <text:p>0</text:p>
          </table:table-cell>
          <table:table-cell table:style-name="ce125"/>
          <table:table-cell table:style-name="ce127" table:formula="of:=+[.E9]-[.D9]" office:value-type="float" office:value="0">
            <text:p>0</text:p>
          </table:table-cell>
          <table:table-cell table:style-name="ce126" table:formula="of:=+[.G8]-[.F9]" office:value-type="float" office:value="0">
            <text:p>0</text:p>
          </table:table-cell>
        </table:table-row>
        <table:table-row table:style-name="ro20" table:number-rows-repeated="1048566">
          <table:table-cell table:number-columns-repeated="7"/>
        </table:table-row>
        <table:table-row table:style-name="ro20">
          <table:table-cell table:number-columns-repeated="7"/>
        </table:table-row>
        <table:named-expressions/>
      </table:table>
      <table:table table:name="Ratios Sheet1" table:style-name="ta5" table:protected="true" table:protection-key="sHbLKBrsXbmhuH0oqtIhgGcltWQ=">
        <office:forms form:automatic-focus="false" form:apply-design-mode="fals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20">
          <table:table-cell table:style-name="ce128" office:value-type="string" table:number-columns-spanned="8" table:number-rows-spanned="2">
            <text:p>M/S ALIVE KNITS AND PRINTS</text:p>
          </table:table-cell>
          <table:covered-table-cell table:number-columns-repeated="7" table:style-name="ce129"/>
          <table:table-cell table:style-name="ce129" table:number-columns-spanned="1" table:number-rows-spanned="2"/>
          <table:table-cell table:number-columns-repeated="1015"/>
        </table:table-row>
        <table:table-row table:style-name="ro22">
          <table:covered-table-cell table:number-columns-repeated="9" table:style-name="ce129"/>
          <table:table-cell table:number-columns-repeated="1015"/>
        </table:table-row>
        <table:table-row table:style-name="ro20">
          <table:table-cell table:style-name="ce130" office:value-type="string" table:number-columns-spanned="1" table:number-rows-spanned="2">
            <text:p>Profit &amp; Loss Account</text:p>
          </table:table-cell>
          <table:table-cell table:style-name="ce166" office:value-type="string">
            <text:p>31.03.2018</text:p>
          </table:table-cell>
          <table:table-cell table:style-name="ce167" office:value-type="string">
            <text:p>% Growth</text:p>
          </table:table-cell>
          <table:table-cell table:style-name="ce166" office:value-type="string">
            <text:p>31.03.2017</text:p>
          </table:table-cell>
          <table:table-cell table:style-name="ce167" office:value-type="string">
            <text:p>% Growth</text:p>
          </table:table-cell>
          <table:table-cell table:style-name="ce166" office:value-type="string">
            <text:p>31.03.2016</text:p>
          </table:table-cell>
          <table:table-cell table:style-name="ce167" office:value-type="string">
            <text:p>% Growth</text:p>
          </table:table-cell>
          <table:table-cell table:style-name="ce166" office:value-type="string">
            <text:p>31.03.2015</text:p>
          </table:table-cell>
          <table:table-cell table:style-name="ce200"/>
          <table:table-cell table:number-columns-repeated="1015"/>
        </table:table-row>
        <table:table-row table:style-name="ro20">
          <table:covered-table-cell table:style-name="ce130"/>
          <table:table-cell table:style-name="ce167" office:value-type="string">
            <text:p>Rs. lacs</text:p>
          </table:table-cell>
          <table:table-cell table:style-name="ce166" office:value-type="string">
            <text:p>In 2017</text:p>
          </table:table-cell>
          <table:table-cell table:style-name="ce167" office:value-type="string">
            <text:p>Rs. lacs</text:p>
          </table:table-cell>
          <table:table-cell table:style-name="ce166" office:value-type="string">
            <text:p>In 2017</text:p>
          </table:table-cell>
          <table:table-cell table:style-name="ce167" office:value-type="string">
            <text:p>Rs. lacs</text:p>
          </table:table-cell>
          <table:table-cell table:style-name="ce166" office:value-type="string">
            <text:p>In 2016</text:p>
          </table:table-cell>
          <table:table-cell table:style-name="ce167" office:value-type="string">
            <text:p>Rs. lacs</text:p>
          </table:table-cell>
          <table:table-cell table:style-name="ce200"/>
          <table:table-cell table:number-columns-repeated="1015"/>
        </table:table-row>
        <table:table-row table:style-name="ro20">
          <table:table-cell table:style-name="ce131" office:value-type="string">
            <text:p>Sales</text:p>
          </table:table-cell>
          <table:table-cell table:style-name="ce168" table:formula="of:=+132.41449+317.82918+48.23113" office:value-type="float" office:value="498.4748">
            <text:p>498.47</text:p>
          </table:table-cell>
          <table:table-cell table:style-name="ce186" table:formula="of:=([.B5]-[.D5])/[.D5]*100" office:value-type="float" office:value="20.16926763314">
            <text:p>20.17</text:p>
          </table:table-cell>
          <table:table-cell table:style-name="ce195" table:formula="of:=+112.43876+302.37179" office:value-type="float" office:value="414.81055">
            <text:p>414.81</text:p>
          </table:table-cell>
          <table:table-cell table:style-name="ce186" table:formula="of:=([.D5]-[.F5])/[.F5]*100" office:value-type="float" office:value="12.5043262752948">
            <text:p>12.50</text:p>
          </table:table-cell>
          <table:table-cell table:style-name="ce195" table:formula="of:=+105.56899+263.13732" office:value-type="float" office:value="368.70631">
            <text:p>368.71</text:p>
          </table:table-cell>
          <table:table-cell table:style-name="ce186" table:formula="of:=([.F5]-[.H5])/[.H5]*100" office:value-type="float" office:value="0">
            <text:p>#DIV/0!</text:p>
          </table:table-cell>
          <table:table-cell table:style-name="ce195" office:value-type="float" office:value="0">
            <text:p>0.00</text:p>
          </table:table-cell>
          <table:table-cell table:style-name="ce201"/>
          <table:table-cell table:number-columns-repeated="1015"/>
        </table:table-row>
        <table:table-row table:style-name="ro23">
          <table:table-cell table:style-name="ce132" office:value-type="string">
            <text:p>Other Income (incidental to Business/Business income)</text:p>
          </table:table-cell>
          <table:table-cell table:style-name="ce168" office:value-type="float" office:value="0">
            <text:p>0.00</text:p>
          </table:table-cell>
          <table:table-cell table:style-name="ce186" table:formula="of:=([.B6]-[.D6])/[.D6]*100" office:value-type="float" office:value="0">
            <text:p>#DIV/0!</text:p>
          </table:table-cell>
          <table:table-cell table:style-name="ce195" office:value-type="float" office:value="0">
            <text:p>0.00</text:p>
          </table:table-cell>
          <table:table-cell table:style-name="ce186" table:formula="of:=([.D6]-[.F6])/[.F6]*100" office:value-type="float" office:value="0">
            <text:p>#DIV/0!</text:p>
          </table:table-cell>
          <table:table-cell table:style-name="ce168" office:value-type="float" office:value="0">
            <text:p>0.00</text:p>
          </table:table-cell>
          <table:table-cell table:style-name="ce186" table:formula="of:=([.F6]-[.H6])/[.H6]*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20">
          <table:table-cell table:style-name="ce132" office:value-type="string">
            <text:p>Other Income (Non Business income)</text:p>
          </table:table-cell>
          <table:table-cell table:style-name="ce168" table:formula="of:=+0.04753+0.81447" office:value-type="float" office:value="0.862">
            <text:p>0.86</text:p>
          </table:table-cell>
          <table:table-cell table:style-name="ce186" table:formula="of:=([.B7]-[.D7])/[.D7]*100" office:value-type="float" office:value="4396.60928534168">
            <text:p>4396.61</text:p>
          </table:table-cell>
          <table:table-cell table:style-name="ce195" office:value-type="float" office:value="0.01917">
            <text:p>0.02</text:p>
          </table:table-cell>
          <table:table-cell table:style-name="ce186" table:formula="of:=([.D7]-[.F7])/[.F7]*100" office:value-type="float" office:value="0">
            <text:p>#DIV/0!</text:p>
          </table:table-cell>
          <table:table-cell table:style-name="ce168" office:value-type="float" office:value="0">
            <text:p>0.00</text:p>
          </table:table-cell>
          <table:table-cell table:style-name="ce186" table:formula="of:=([.F7]-[.H7])/[.H7]*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20">
          <table:table-cell table:style-name="ce133" office:value-type="string">
            <text:p>Total Income</text:p>
          </table:table-cell>
          <table:table-cell table:style-name="ce169" table:formula="of:=[.B5]+[.B6]+[.B7]" office:value-type="float" office:value="499.3368">
            <text:p>499.34</text:p>
          </table:table-cell>
          <table:table-cell table:style-name="ce186" table:formula="of:=([.B8]-[.D8])/[.D8]*100" office:value-type="float" office:value="20.3715105079742">
            <text:p>20.37</text:p>
          </table:table-cell>
          <table:table-cell table:style-name="ce169" table:formula="of:=[.D5]+[.D6]+[.D7]" office:value-type="float" office:value="414.82972">
            <text:p>414.83</text:p>
          </table:table-cell>
          <table:table-cell table:style-name="ce186" table:formula="of:=([.D8]-[.F8])/[.F8]*100" office:value-type="float" office:value="12.509525535378">
            <text:p>12.51</text:p>
          </table:table-cell>
          <table:table-cell table:style-name="ce169" table:formula="of:=[.F5]+[.F6]+[.F7]" office:value-type="float" office:value="368.70631">
            <text:p>368.71</text:p>
          </table:table-cell>
          <table:table-cell table:style-name="ce186" table:formula="of:=([.F8]-[.H8])/[.H8]*100" office:value-type="float" office:value="0">
            <text:p>#DIV/0!</text:p>
          </table:table-cell>
          <table:table-cell table:style-name="ce169" table:formula="of:=[.H5]+[.H6]+[.H7]" office:value-type="float" office:value="0">
            <text:p>0.00</text:p>
          </table:table-cell>
          <table:table-cell table:style-name="ce201"/>
          <table:table-cell table:number-columns-repeated="1015"/>
        </table:table-row>
        <table:table-row table:style-name="ro21">
          <table:table-cell table:style-name="ce133"/>
          <table:table-cell table:style-name="ce169"/>
          <table:table-cell table:style-name="ce187" office:value-type="string">
            <text:p>Cost % of sales of 2017</text:p>
          </table:table-cell>
          <table:table-cell table:style-name="ce169"/>
          <table:table-cell table:style-name="ce187" office:value-type="string">
            <text:p>Cost % of sales of 2017</text:p>
          </table:table-cell>
          <table:table-cell table:style-name="ce197"/>
          <table:table-cell table:style-name="ce187" office:value-type="string">
            <text:p>Cost % of sales of 2016</text:p>
          </table:table-cell>
          <table:table-cell table:style-name="ce197"/>
          <table:table-cell table:style-name="ce202" office:value-type="string" office:string-value="Cost % of sales of 2015">
            <text:p>Cost % of sales of 2015 </text:p>
          </table:table-cell>
          <table:table-cell table:number-columns-repeated="1015"/>
        </table:table-row>
        <table:table-row table:style-name="ro20">
          <table:table-cell table:style-name="ce134" office:value-type="string">
            <text:p>Raw Material Cost</text:p>
          </table:table-cell>
          <table:table-cell table:style-name="ce168" table:formula="of:=+36.7805+291.12861-32.455" office:value-type="float" office:value="295.45411">
            <text:p>295.45</text:p>
          </table:table-cell>
          <table:table-cell table:style-name="ce186" table:formula="of:=[.B10]/[.$B$5]*100" office:value-type="float" office:value="59.2716241623448">
            <text:p>59.27</text:p>
          </table:table-cell>
          <table:table-cell table:style-name="ce195" table:formula="of:=+46.6545+225.38094-36.7805" office:value-type="float" office:value="235.25494">
            <text:p>235.25</text:p>
          </table:table-cell>
          <table:table-cell table:style-name="ce186" table:formula="of:=[.D10]/[.$D$5]*100" office:value-type="float" office:value="56.7138275533253">
            <text:p>56.71</text:p>
          </table:table-cell>
          <table:table-cell table:style-name="ce168" table:formula="of:=+32.7956+210.64103-46.6545" office:value-type="float" office:value="196.78213">
            <text:p>196.78</text:p>
          </table:table-cell>
          <table:table-cell table:style-name="ce186" table:formula="of:=[.F10]/[.$F$5]*100" office:value-type="float" office:value="53.3709688884902">
            <text:p>53.37</text:p>
          </table:table-cell>
          <table:table-cell table:style-name="ce168" office:value-type="float" office:value="0">
            <text:p>0.00</text:p>
          </table:table-cell>
          <table:table-cell table:style-name="ce203" table:formula="of:=[.H10]/[.$H$5]*100" office:value-type="float" office:value="0">
            <text:p>#DIV/0!</text:p>
          </table:table-cell>
          <table:table-cell table:number-columns-repeated="1015"/>
        </table:table-row>
        <table:table-row table:style-name="ro20">
          <table:table-cell table:style-name="ce134" office:value-type="string">
            <text:p>Manufacturing expenses</text:p>
          </table:table-cell>
          <table:table-cell table:style-name="ce168" table:formula="of:=+51.67322+0.56498+5.02584+1.72069+1.70098+0.42032+10.79541+19.61499" office:value-type="float" office:value="91.51643">
            <text:p>91.52</text:p>
          </table:table-cell>
          <table:table-cell table:style-name="ce186" table:formula="of:=[.B11]/[.$B$5]*100" office:value-type="float" office:value="18.3592891757016">
            <text:p>18.36</text:p>
          </table:table-cell>
          <table:table-cell table:style-name="ce195" table:formula="of:=+70.87682+1.16351+1.9443+8.51717" office:value-type="float" office:value="82.5018">
            <text:p>82.50</text:p>
          </table:table-cell>
          <table:table-cell table:style-name="ce186" table:formula="of:=[.D11]/[.$D$5]*100" office:value-type="float" office:value="19.889031269817">
            <text:p>19.89</text:p>
          </table:table-cell>
          <table:table-cell table:style-name="ce195" table:formula="of:=+68.44027+1.674+1.7103+9.41963" office:value-type="float" office:value="81.2442">
            <text:p>81.24</text:p>
          </table:table-cell>
          <table:table-cell table:style-name="ce186" table:formula="of:=[.F11]/[.$F$5]*100" office:value-type="float" office:value="22.0349361528421">
            <text:p>22.03</text:p>
          </table:table-cell>
          <table:table-cell table:style-name="ce195" office:value-type="float" office:value="0">
            <text:p>0.00</text:p>
          </table:table-cell>
          <table:table-cell table:style-name="ce203" table:formula="of:=[.H11]/[.$H$5]*100" office:value-type="float" office:value="0">
            <text:p>#DIV/0!</text:p>
          </table:table-cell>
          <table:table-cell table:style-name="ce194"/>
          <table:table-cell table:number-columns-repeated="1014"/>
        </table:table-row>
        <table:table-row table:style-name="ro20">
          <table:table-cell table:style-name="ce134" office:value-type="string">
            <text:p>Wages &amp; employee cost</text:p>
          </table:table-cell>
          <table:table-cell table:style-name="ce168" office:value-type="float" office:value="24.5229">
            <text:p>24.52</text:p>
          </table:table-cell>
          <table:table-cell table:style-name="ce186" table:formula="of:=[.B12]/[.$B$5]*100" office:value-type="float" office:value="4.91958670729192">
            <text:p>4.92</text:p>
          </table:table-cell>
          <table:table-cell table:style-name="ce195" table:formula="of:=+12.63425+19.41242" office:value-type="float" office:value="32.04667">
            <text:p>32.05</text:p>
          </table:table-cell>
          <table:table-cell table:style-name="ce186" table:formula="of:=[.D12]/[.$D$5]*100" office:value-type="float" office:value="7.7256159468461">
            <text:p>7.73</text:p>
          </table:table-cell>
          <table:table-cell table:style-name="ce195" table:formula="of:=+9.81312+19.18032" office:value-type="float" office:value="28.99344">
            <text:p>28.99</text:p>
          </table:table-cell>
          <table:table-cell table:style-name="ce186" table:formula="of:=[.F12]/[.$F$5]*100" office:value-type="float" office:value="7.86355948180003">
            <text:p>7.86</text:p>
          </table:table-cell>
          <table:table-cell table:style-name="ce195" office:value-type="float" office:value="0">
            <text:p>0.00</text:p>
          </table:table-cell>
          <table:table-cell table:style-name="ce203" table:formula="of:=[.H12]/[.$H$5]*100" office:value-type="float" office:value="0">
            <text:p>#DIV/0!</text:p>
          </table:table-cell>
          <table:table-cell table:number-columns-repeated="1015"/>
        </table:table-row>
        <table:table-row table:style-name="ro20">
          <table:table-cell table:style-name="ce135" office:value-type="string">
            <text:p>Gross Profit</text:p>
          </table:table-cell>
          <table:table-cell table:style-name="ce170" table:formula="of:=[.B8]-[.B10]-[.B11]-[.B12]" office:value-type="float" office:value="87.8433600000001">
            <text:p>87.84</text:p>
          </table:table-cell>
          <table:table-cell table:style-name="ce186" table:formula="of:=[.B13]/[.$B$5]*100" office:value-type="float" office:value="17.6224274527017">
            <text:p>17.62</text:p>
          </table:table-cell>
          <table:table-cell table:style-name="ce170" table:formula="of:=[.D8]-[.D10]-[.D11]-[.D12]" office:value-type="float" office:value="65.02631">
            <text:p>65.03</text:p>
          </table:table-cell>
          <table:table-cell table:style-name="ce186" table:formula="of:=[.D13]/[.$D$5]*100" office:value-type="float" office:value="15.676146616811">
            <text:p>15.68</text:p>
          </table:table-cell>
          <table:table-cell table:style-name="ce170" table:formula="of:=[.F8]-[.F10]-[.F11]-[.F12]" office:value-type="float" office:value="61.68654">
            <text:p>61.69</text:p>
          </table:table-cell>
          <table:table-cell table:style-name="ce186" table:formula="of:=[.F13]/[.$F$5]*100" office:value-type="float" office:value="16.7305354768677">
            <text:p>16.73</text:p>
          </table:table-cell>
          <table:table-cell table:style-name="ce170" table:formula="of:=[.H8]-[.H10]-[.H11]-[.H12]" office:value-type="float" office:value="0">
            <text:p>0.00</text:p>
          </table:table-cell>
          <table:table-cell table:style-name="ce203" table:formula="of:=[.H13]/[.$H$5]*100" office:value-type="float" office:value="0">
            <text:p>#DIV/0!</text:p>
          </table:table-cell>
          <table:table-cell table:number-columns-repeated="1015"/>
        </table:table-row>
        <table:table-row table:style-name="ro20">
          <table:table-cell table:style-name="ce136" office:value-type="string">
            <text:p>Administrative Expenses</text:p>
          </table:table-cell>
          <table:table-cell table:style-name="ce168" table:formula="of:=+[.B13]-[.B17]-[.B18]-[.B20]-4.79346-[.B19]" office:value-type="float" office:value="23.68876">
            <text:p>23.69</text:p>
          </table:table-cell>
          <table:table-cell table:style-name="ce186" table:formula="of:=[.B14]/[.$B$5]*100" office:value-type="float" office:value="4.75224825808648">
            <text:p>4.75</text:p>
          </table:table-cell>
          <table:table-cell table:style-name="ce195" table:formula="of:=+[.D13]-[.D17]-[.D18]-[.D20]-3.68718-[.D19]" office:value-type="float" office:value="19.04003">
            <text:p>19.04</text:p>
          </table:table-cell>
          <table:table-cell table:style-name="ce186" table:formula="of:=[.D14]/[.$D$5]*100" office:value-type="float" office:value="4.59005442363989">
            <text:p>4.59</text:p>
          </table:table-cell>
          <table:table-cell table:style-name="ce195" table:formula="of:=+[.F13]-[.F17]-[.F18]-[.F20]-3.56668" office:value-type="float" office:value="18.06132">
            <text:p>18.06</text:p>
          </table:table-cell>
          <table:table-cell table:style-name="ce186" table:formula="of:=[.F14]/[.$F$5]*100" office:value-type="float" office:value="4.89856547342517">
            <text:p>4.90</text:p>
          </table:table-cell>
          <table:table-cell table:style-name="ce195" office:value-type="float" office:value="0">
            <text:p>0.00</text:p>
          </table:table-cell>
          <table:table-cell table:style-name="ce203" table:formula="of:=[.H14]/[.$H$5]*100" office:value-type="float" office:value="0">
            <text:p>#DIV/0!</text:p>
          </table:table-cell>
          <table:table-cell table:style-name="ce194"/>
          <table:table-cell table:number-columns-repeated="1014"/>
        </table:table-row>
        <table:table-row table:style-name="ro20">
          <table:table-cell table:style-name="ce136" office:value-type="string">
            <text:p>Selling &amp; Distribution Expenses</text:p>
          </table:table-cell>
          <table:table-cell table:style-name="ce168" office:value-type="float" office:value="0">
            <text:p>0.00</text:p>
          </table:table-cell>
          <table:table-cell table:style-name="ce186" table:formula="of:=[.B15]/[.$B$5]*100" office:value-type="float" office:value="0">
            <text:p>0.00</text:p>
          </table:table-cell>
          <table:table-cell table:style-name="ce195" office:value-type="float" office:value="0">
            <text:p>0.00</text:p>
          </table:table-cell>
          <table:table-cell table:style-name="ce186" table:formula="of:=[.D15]/[.$D$5]*100" office:value-type="float" office:value="0">
            <text:p>0.00</text:p>
          </table:table-cell>
          <table:table-cell table:style-name="ce198"/>
          <table:table-cell table:style-name="ce186" table:formula="of:=[.F15]/[.$F$5]*100" office:value-type="float" office:value="0">
            <text:p>0.00</text:p>
          </table:table-cell>
          <table:table-cell table:style-name="ce195" office:value-type="float" office:value="0">
            <text:p>0.00</text:p>
          </table:table-cell>
          <table:table-cell table:style-name="ce203" table:formula="of:=[.H15]/[.$H$5]*100" office:value-type="float" office:value="0">
            <text:p>#DIV/0!</text:p>
          </table:table-cell>
          <table:table-cell table:style-name="ce194"/>
          <table:table-cell table:number-columns-repeated="1014"/>
        </table:table-row>
        <table:table-row table:style-name="ro20">
          <table:table-cell table:style-name="ce135" office:value-type="string">
            <text:p>PBDIT</text:p>
          </table:table-cell>
          <table:table-cell table:style-name="ce170" table:formula="of:=[.B13]-[.B14]-[.B15]" office:value-type="float" office:value="64.1546">
            <text:p>64.15</text:p>
          </table:table-cell>
          <table:table-cell table:style-name="ce186" table:formula="of:=[.B16]/[.$B$5]*100" office:value-type="float" office:value="12.8701791946153">
            <text:p>12.87</text:p>
          </table:table-cell>
          <table:table-cell table:style-name="ce170" table:formula="of:=[.D13]-[.D14]-[.D15]" office:value-type="float" office:value="45.98628">
            <text:p>45.99</text:p>
          </table:table-cell>
          <table:table-cell table:style-name="ce186" table:formula="of:=[.D16]/[.$D$5]*100" office:value-type="float" office:value="11.0860921931711">
            <text:p>11.09</text:p>
          </table:table-cell>
          <table:table-cell table:style-name="ce170" table:formula="of:=[.F13]-[.F14]-[.F15]" office:value-type="float" office:value="43.62522">
            <text:p>43.63</text:p>
          </table:table-cell>
          <table:table-cell table:style-name="ce186" table:formula="of:=[.F16]/[.$F$5]*100" office:value-type="float" office:value="11.8319700034426">
            <text:p>11.83</text:p>
          </table:table-cell>
          <table:table-cell table:style-name="ce170" table:formula="of:=[.H13]-[.H14]-[.H15]" office:value-type="float" office:value="0">
            <text:p>0.00</text:p>
          </table:table-cell>
          <table:table-cell table:style-name="ce203" table:formula="of:=[.H16]/[.$H$5]*100" office:value-type="float" office:value="0">
            <text:p>#DIV/0!</text:p>
          </table:table-cell>
          <table:table-cell table:number-columns-repeated="1015"/>
        </table:table-row>
        <table:table-row table:style-name="ro24">
          <table:table-cell table:style-name="ce137" office:value-type="string">
            <text:p>Depreciation</text:p>
          </table:table-cell>
          <table:table-cell table:style-name="ce168" office:value-type="float" office:value="19.02297">
            <text:p>19.02</text:p>
          </table:table-cell>
          <table:table-cell table:style-name="ce186" table:formula="of:=[.B17]/[.$B$5]*100" office:value-type="float" office:value="3.81623504337632">
            <text:p>3.82</text:p>
          </table:table-cell>
          <table:table-cell table:style-name="ce195" office:value-type="float" office:value="17.5891">
            <text:p>17.59</text:p>
          </table:table-cell>
          <table:table-cell table:style-name="ce186" table:formula="of:=[.D17]/[.$D$5]*100" office:value-type="float" office:value="4.24027305959311">
            <text:p>4.24</text:p>
          </table:table-cell>
          <table:table-cell table:style-name="ce195" office:value-type="float" office:value="17.21026">
            <text:p>17.21</text:p>
          </table:table-cell>
          <table:table-cell table:style-name="ce186" table:formula="of:=[.F17]/[.$F$5]*100" office:value-type="float" office:value="4.66774219296654">
            <text:p>4.67</text:p>
          </table:table-cell>
          <table:table-cell table:style-name="ce195" office:value-type="float" office:value="0">
            <text:p>0.00</text:p>
          </table:table-cell>
          <table:table-cell table:style-name="ce203" table:formula="of:=[.H17]/[.$H$5]*100" office:value-type="float" office:value="0">
            <text:p>#DIV/0!</text:p>
          </table:table-cell>
          <table:table-cell table:number-columns-repeated="2"/>
          <table:table-cell table:style-name="ce212"/>
          <table:table-cell table:number-columns-repeated="1012"/>
        </table:table-row>
        <table:table-row table:style-name="ro24">
          <table:table-cell table:style-name="ce134" office:value-type="string">
            <text:p>Interest on Term Loan from Banks</text:p>
          </table:table-cell>
          <table:table-cell table:style-name="ce168" table:formula="of:=+21.43353+4.78228" office:value-type="float" office:value="26.21581">
            <text:p>26.22</text:p>
          </table:table-cell>
          <table:table-cell table:style-name="ce186" table:formula="of:=[.B18]/[.$B$5]*100" office:value-type="float" office:value="5.25920467794962">
            <text:p>5.26</text:p>
          </table:table-cell>
          <table:table-cell table:style-name="ce195" office:value-type="float" office:value="10.44102">
            <text:p>10.44</text:p>
          </table:table-cell>
          <table:table-cell table:style-name="ce186" table:formula="of:=[.D18]/[.$D$5]*100" office:value-type="float" office:value="2.51705748564013">
            <text:p>2.52</text:p>
          </table:table-cell>
          <table:table-cell table:style-name="ce195" table:formula="of:=+1.41794+6.79359+0.97417+0.98386" office:value-type="float" office:value="10.16956">
            <text:p>10.17</text:p>
          </table:table-cell>
          <table:table-cell table:style-name="ce186" table:formula="of:=[.F18]/[.$F$5]*100" office:value-type="float" office:value="2.7581735718057">
            <text:p>2.76</text:p>
          </table:table-cell>
          <table:table-cell table:style-name="ce195" office:value-type="float" office:value="0">
            <text:p>0.00</text:p>
          </table:table-cell>
          <table:table-cell table:style-name="ce203" table:formula="of:=[.H18]/[.$H$5]*100" office:value-type="float" office:value="0">
            <text:p>#DIV/0!</text:p>
          </table:table-cell>
          <table:table-cell table:style-name="ce212" table:number-columns-repeated="2"/>
          <table:table-cell table:style-name="ce165"/>
          <table:table-cell table:style-name="ce212" table:number-columns-repeated="1012"/>
        </table:table-row>
        <table:table-row table:style-name="ro24">
          <table:table-cell table:style-name="ce134" office:value-type="string">
            <text:p>Interest on Term Loan from Relatives</text:p>
          </table:table-cell>
          <table:table-cell table:style-name="ce168" table:formula="of:=+6.98155+7.14081" office:value-type="float" office:value="14.12236">
            <text:p>14.12</text:p>
          </table:table-cell>
          <table:table-cell table:style-name="ce186" table:formula="of:=[.B19]/[.$B$5]*100" office:value-type="float" office:value="2.83311413134626">
            <text:p>2.83</text:p>
          </table:table-cell>
          <table:table-cell table:style-name="ce195" table:formula="of:=+5.28634+8.98264" office:value-type="float" office:value="14.26898">
            <text:p>14.27</text:p>
          </table:table-cell>
          <table:table-cell table:style-name="ce186" table:formula="of:=[.D19]/[.$D$5]*100" office:value-type="float" office:value="3.43987875911063">
            <text:p>3.44</text:p>
          </table:table-cell>
          <table:table-cell table:style-name="ce195" office:value-type="float" office:value="0">
            <text:p>0.00</text:p>
          </table:table-cell>
          <table:table-cell table:style-name="ce186" table:formula="of:=[.F19]/[.$F$5]*100" office:value-type="float" office:value="0">
            <text:p>0.00</text:p>
          </table:table-cell>
          <table:table-cell table:style-name="ce195" office:value-type="float" office:value="0">
            <text:p>0.00</text:p>
          </table:table-cell>
          <table:table-cell table:style-name="ce203" table:formula="of:=[.H19]/[.$H$5]*100" office:value-type="float" office:value="0">
            <text:p>#DIV/0!</text:p>
          </table:table-cell>
          <table:table-cell table:style-name="ce212" table:number-columns-repeated="2"/>
          <table:table-cell table:style-name="ce165"/>
          <table:table-cell table:style-name="ce212" table:number-columns-repeated="1012"/>
        </table:table-row>
        <table:table-row table:style-name="ro24">
          <table:table-cell table:style-name="ce134" office:value-type="string">
            <text:p>Interest on unsecured loans from others</text:p>
          </table:table-cell>
          <table:table-cell table:style-name="ce168" office:value-type="float" office:value="0">
            <text:p>0.00</text:p>
          </table:table-cell>
          <table:table-cell table:style-name="ce186" table:formula="of:=[.B20]/[.$B$5]*100" office:value-type="float" office:value="0">
            <text:p>0.00</text:p>
          </table:table-cell>
          <table:table-cell table:style-name="ce195" office:value-type="float" office:value="0">
            <text:p>0.00</text:p>
          </table:table-cell>
          <table:table-cell table:style-name="ce186" table:formula="of:=[.D20]/[.$D$5]*100" office:value-type="float" office:value="0">
            <text:p>0.00</text:p>
          </table:table-cell>
          <table:table-cell table:style-name="ce195" table:formula="of:=+9.70152+2.9772" office:value-type="float" office:value="12.67872">
            <text:p>12.68</text:p>
          </table:table-cell>
          <table:table-cell table:style-name="ce186" table:formula="of:=[.F20]/[.$F$5]*100" office:value-type="float" office:value="3.43870437150913">
            <text:p>3.44</text:p>
          </table:table-cell>
          <table:table-cell table:style-name="ce195" office:value-type="float" office:value="0">
            <text:p>0.00</text:p>
          </table:table-cell>
          <table:table-cell table:style-name="ce203" table:formula="of:=[.H20]/[.$H$5]*100" office:value-type="float" office:value="0">
            <text:p>#DIV/0!</text:p>
          </table:table-cell>
          <table:table-cell table:style-name="ce212" table:number-columns-repeated="2"/>
          <table:table-cell table:style-name="ce165"/>
          <table:table-cell table:style-name="ce212" table:number-columns-repeated="1012"/>
        </table:table-row>
        <table:table-row table:style-name="ro24">
          <table:table-cell table:style-name="ce134" office:value-type="string">
            <text:p>Interest on CC/OD</text:p>
          </table:table-cell>
          <table:table-cell table:style-name="ce168" office:value-type="float" office:value="0">
            <text:p>0.00</text:p>
          </table:table-cell>
          <table:table-cell table:style-name="ce186" table:formula="of:=[.B21]/[.$B$5]*100" office:value-type="float" office:value="0">
            <text:p>0.00</text:p>
          </table:table-cell>
          <table:table-cell table:style-name="ce195" office:value-type="float" office:value="0">
            <text:p>0.00</text:p>
          </table:table-cell>
          <table:table-cell table:style-name="ce186" table:formula="of:=[.D21]/[.$D$5]*100" office:value-type="float" office:value="0">
            <text:p>0.00</text:p>
          </table:table-cell>
          <table:table-cell table:style-name="ce195" office:value-type="float" office:value="0">
            <text:p>0.00</text:p>
          </table:table-cell>
          <table:table-cell table:style-name="ce186" table:formula="of:=[.F21]/[.$F$5]*100" office:value-type="float" office:value="0">
            <text:p>0.00</text:p>
          </table:table-cell>
          <table:table-cell table:style-name="ce195" office:value-type="float" office:value="0">
            <text:p>0.00</text:p>
          </table:table-cell>
          <table:table-cell table:style-name="ce203" table:formula="of:=[.H21]/[.$H$5]*100" office:value-type="float" office:value="0">
            <text:p>#DIV/0!</text:p>
          </table:table-cell>
          <table:table-cell table:number-columns-repeated="2"/>
          <table:table-cell table:style-name="ce165"/>
          <table:table-cell table:number-columns-repeated="1012"/>
        </table:table-row>
        <table:table-row table:style-name="ro20">
          <table:table-cell table:style-name="ce137" office:value-type="string">
            <text:p>Non cash expenses written off</text:p>
          </table:table-cell>
          <table:table-cell table:style-name="ce168" office:value-type="float" office:value="0">
            <text:p>0.00</text:p>
          </table:table-cell>
          <table:table-cell table:style-name="ce186" table:formula="of:=[.B22]/[.$B$5]*100" office:value-type="float" office:value="0">
            <text:p>0.00</text:p>
          </table:table-cell>
          <table:table-cell table:style-name="ce195" office:value-type="float" office:value="0">
            <text:p>0.00</text:p>
          </table:table-cell>
          <table:table-cell table:style-name="ce186" table:formula="of:=[.D22]/[.$D$5]*100" office:value-type="float" office:value="0">
            <text:p>0.00</text:p>
          </table:table-cell>
          <table:table-cell table:style-name="ce195" office:value-type="float" office:value="0">
            <text:p>0.00</text:p>
          </table:table-cell>
          <table:table-cell table:style-name="ce186" table:formula="of:=[.F22]/[.$F$5]*100" office:value-type="float" office:value="0">
            <text:p>0.00</text:p>
          </table:table-cell>
          <table:table-cell table:style-name="ce195" office:value-type="float" office:value="0">
            <text:p>0.00</text:p>
          </table:table-cell>
          <table:table-cell table:style-name="ce203" table:formula="of:=[.H22]/[.$H$5]*100" office:value-type="float" office:value="0">
            <text:p>#DIV/0!</text:p>
          </table:table-cell>
          <table:table-cell table:number-columns-repeated="1015"/>
        </table:table-row>
        <table:table-row table:style-name="ro20">
          <table:table-cell table:style-name="ce138" office:value-type="string">
            <text:p>Profit Before Tax</text:p>
          </table:table-cell>
          <table:table-cell table:style-name="ce171" table:formula="of:=[.B16]-[.B17]-[.B18]-[.B22]-[.B21]-[.B19]-[.B20]" office:value-type="float" office:value="4.79346">
            <text:p>4.79</text:p>
          </table:table-cell>
          <table:table-cell table:style-name="ce186" table:formula="of:=[.B23]/[.$B$5]*100" office:value-type="float" office:value="0.961625341943063">
            <text:p>0.96</text:p>
          </table:table-cell>
          <table:table-cell table:style-name="ce171" table:formula="of:=[.D16]-[.D17]-[.D18]-[.D22]-[.D21]-[.D19]-[.D20]" office:value-type="float" office:value="3.68718">
            <text:p>3.69</text:p>
          </table:table-cell>
          <table:table-cell table:style-name="ce186" table:formula="of:=[.D23]/[.$D$5]*100" office:value-type="float" office:value="0.888882888827202">
            <text:p>0.89</text:p>
          </table:table-cell>
          <table:table-cell table:style-name="ce171" table:formula="of:=[.F16]-[.F17]-[.F18]-[.F22]-[.F21]-[.F19]-[.F20]" office:value-type="float" office:value="3.56668">
            <text:p>3.57</text:p>
          </table:table-cell>
          <table:table-cell table:style-name="ce186" table:formula="of:=[.F23]/[.$F$5]*100" office:value-type="float" office:value="0.967349867161209">
            <text:p>0.97</text:p>
          </table:table-cell>
          <table:table-cell table:style-name="ce171" table:formula="of:=[.H16]-[.H17]-[.H18]-[.H22]-[.H21]-[.H19]-[.H20]" office:value-type="float" office:value="0">
            <text:p>0.00</text:p>
          </table:table-cell>
          <table:table-cell table:style-name="ce203" table:formula="of:=[.H23]/[.$H$5]*100" office:value-type="float" office:value="0">
            <text:p>#DIV/0!</text:p>
          </table:table-cell>
          <table:table-cell table:number-columns-repeated="1015"/>
        </table:table-row>
        <table:table-row table:style-name="ro20">
          <table:table-cell table:style-name="ce132" office:value-type="string">
            <text:p>Tax as per ITR</text:p>
          </table:table-cell>
          <table:table-cell table:style-name="ce168" office:value-type="float" office:value="1.49473">
            <text:p>1.49</text:p>
          </table:table-cell>
          <table:table-cell table:style-name="ce186" table:formula="of:=[.B24]/[.$B$5]*100" office:value-type="float" office:value="0.299860695064224">
            <text:p>0.30</text:p>
          </table:table-cell>
          <table:table-cell table:style-name="ce195" office:value-type="float" office:value="1.14917">
            <text:p>1.15</text:p>
          </table:table-cell>
          <table:table-cell table:style-name="ce186" table:formula="of:=[.D24]/[.$D$5]*100" office:value-type="float" office:value="0.277034901836513">
            <text:p>0.28</text:p>
          </table:table-cell>
          <table:table-cell table:style-name="ce168" office:value-type="float" office:value="1.10786">
            <text:p>1.11</text:p>
          </table:table-cell>
          <table:table-cell table:style-name="ce186" table:formula="of:=[.F24]/[.$F$5]*100" office:value-type="float" office:value="0.300472210524414">
            <text:p>0.30</text:p>
          </table:table-cell>
          <table:table-cell table:style-name="ce168" office:value-type="float" office:value="0">
            <text:p>0.00</text:p>
          </table:table-cell>
          <table:table-cell table:style-name="ce203" table:formula="of:=[.H24]/[.$H$5]*100" office:value-type="float" office:value="0">
            <text:p>#DIV/0!</text:p>
          </table:table-cell>
          <table:table-cell/>
          <table:table-cell table:style-name="ce216"/>
          <table:table-cell table:number-columns-repeated="1013"/>
        </table:table-row>
        <table:table-row table:style-name="ro24">
          <table:table-cell table:style-name="ce139" office:value-type="string">
            <text:p>PAT</text:p>
          </table:table-cell>
          <table:table-cell table:style-name="ce169" table:formula="of:=[.B23]-[.B24]" office:value-type="float" office:value="3.29873">
            <text:p>3.30</text:p>
          </table:table-cell>
          <table:table-cell table:style-name="ce188" table:formula="of:=[.B25]/[.$B$5]*100" office:value-type="float" office:value="0.661764646878839">
            <text:p>0.66</text:p>
          </table:table-cell>
          <table:table-cell table:style-name="ce169" table:formula="of:=[.D23]-[.D24]" office:value-type="float" office:value="2.53801000000001">
            <text:p>2.54</text:p>
          </table:table-cell>
          <table:table-cell table:style-name="ce188" table:formula="of:=[.D25]/[.$D$5]*100" office:value-type="float" office:value="0.611847986990689">
            <text:p>0.61</text:p>
          </table:table-cell>
          <table:table-cell table:style-name="ce169" table:formula="of:=[.F23]-[.F24]" office:value-type="float" office:value="2.45882">
            <text:p>2.46</text:p>
          </table:table-cell>
          <table:table-cell table:style-name="ce186" table:formula="of:=[.F25]/[.$F$5]*100" office:value-type="float" office:value="0.666877656636795">
            <text:p>0.67</text:p>
          </table:table-cell>
          <table:table-cell table:style-name="ce169" table:formula="of:=[.H23]-[.H24]" office:value-type="float" office:value="0">
            <text:p>0.00</text:p>
          </table:table-cell>
          <table:table-cell table:style-name="ce203" table:formula="of:=[.H25]/[.$H$5]*100" office:value-type="float" office:value="0">
            <text:p>#DIV/0!</text:p>
          </table:table-cell>
          <table:table-cell table:style-name="ce213"/>
          <table:table-cell table:number-columns-repeated="1014"/>
        </table:table-row>
        <table:table-row table:style-name="ro20">
          <table:table-cell table:style-name="ce138" office:value-type="string">
            <text:p>Cash Profits</text:p>
          </table:table-cell>
          <table:table-cell table:style-name="ce171" table:formula="of:=[.B25]+[.B17]+[.B22]" office:value-type="float" office:value="22.3217">
            <text:p>22.32</text:p>
          </table:table-cell>
          <table:table-cell table:style-name="ce186" table:formula="of:=[.B26]/[.$B$5]*100" office:value-type="float" office:value="4.47799969025515">
            <text:p>4.48</text:p>
          </table:table-cell>
          <table:table-cell table:style-name="ce171" table:formula="of:=[.D25]+[.D17]+[.D22]" office:value-type="float" office:value="20.12711">
            <text:p>20.13</text:p>
          </table:table-cell>
          <table:table-cell table:style-name="ce186" table:formula="of:=[.D26]/[.$D$5]*100" office:value-type="float" office:value="4.8521210465838">
            <text:p>4.85</text:p>
          </table:table-cell>
          <table:table-cell table:style-name="ce171" table:formula="of:=[.F25]+[.F17]+[.F22]" office:value-type="float" office:value="19.66908">
            <text:p>19.67</text:p>
          </table:table-cell>
          <table:table-cell table:style-name="ce186" table:formula="of:=[.F26]/[.$F$5]*100" office:value-type="float" office:value="5.33461984960333">
            <text:p>5.33</text:p>
          </table:table-cell>
          <table:table-cell table:style-name="ce171" table:formula="of:=[.H25]+[.H17]+[.H22]" office:value-type="float" office:value="0">
            <text:p>0.00</text:p>
          </table:table-cell>
          <table:table-cell table:style-name="ce203" table:formula="of:=[.H26]/[.$H$5]*100" office:value-type="float" office:value="0">
            <text:p>#DIV/0!</text:p>
          </table:table-cell>
          <table:table-cell table:number-columns-repeated="1015"/>
        </table:table-row>
        <table:table-row table:style-name="ro20">
          <table:table-cell table:style-name="ce140" office:value-type="string">
            <text:p>Salary to Partner/Director</text:p>
          </table:table-cell>
          <table:table-cell table:style-name="ce168" office:value-type="float" office:value="4.8">
            <text:p>4.80</text:p>
          </table:table-cell>
          <table:table-cell table:style-name="ce186" table:formula="of:=[.B27]/[.$B$5]*100" office:value-type="float" office:value="0.962937344074364">
            <text:p>0.96</text:p>
          </table:table-cell>
          <table:table-cell table:style-name="ce195" office:value-type="float" office:value="4.8">
            <text:p>4.80</text:p>
          </table:table-cell>
          <table:table-cell table:style-name="ce186" table:formula="of:=[.D27]/[.$D$5]*100" office:value-type="float" office:value="1.15715475414017">
            <text:p>1.16</text:p>
          </table:table-cell>
          <table:table-cell table:style-name="ce168" office:value-type="float" office:value="4.8">
            <text:p>4.80</text:p>
          </table:table-cell>
          <table:table-cell table:style-name="ce186" table:formula="of:=[.F27]/[.$F$5]*100" office:value-type="float" office:value="1.30184916010795">
            <text:p>1.30</text:p>
          </table:table-cell>
          <table:table-cell table:style-name="ce168" office:value-type="float" office:value="0">
            <text:p>0.00</text:p>
          </table:table-cell>
          <table:table-cell table:style-name="ce203" table:formula="of:=[.H27]/[.$H$5]*100" office:value-type="float" office:value="0">
            <text:p>#DIV/0!</text:p>
          </table:table-cell>
          <table:table-cell table:number-columns-repeated="1015"/>
        </table:table-row>
        <table:table-row table:style-name="ro20">
          <table:table-cell table:style-name="ce140" office:value-type="string">
            <text:p>Interest Expenses paid to partners/director</text:p>
          </table:table-cell>
          <table:table-cell table:style-name="ce168" table:formula="of:=+6.98155+7.14081" office:value-type="float" office:value="14.12236">
            <text:p>14.12</text:p>
          </table:table-cell>
          <table:table-cell table:style-name="ce186" table:formula="of:=[.B28]/[.$B$5]*100" office:value-type="float" office:value="2.83311413134626">
            <text:p>2.83</text:p>
          </table:table-cell>
          <table:table-cell table:style-name="ce195" table:formula="of:=+8.98264+5.28634" office:value-type="float" office:value="14.26898">
            <text:p>14.27</text:p>
          </table:table-cell>
          <table:table-cell table:style-name="ce186" table:formula="of:=[.D28]/[.$D$5]*100" office:value-type="float" office:value="3.43987875911063">
            <text:p>3.44</text:p>
          </table:table-cell>
          <table:table-cell table:style-name="ce168" table:formula="of:=+5.56635+4.02254+0.74567+1.95471+0.27682" office:value-type="float" office:value="12.56609">
            <text:p>12.57</text:p>
          </table:table-cell>
          <table:table-cell table:style-name="ce186" table:formula="of:=[.F28]/[.$F$5]*100" office:value-type="float" office:value="3.40815702340435">
            <text:p>3.41</text:p>
          </table:table-cell>
          <table:table-cell table:style-name="ce168" office:value-type="float" office:value="0">
            <text:p>0.00</text:p>
          </table:table-cell>
          <table:table-cell table:style-name="ce203" table:formula="of:=[.H28]/[.$H$5]*100" office:value-type="float" office:value="0">
            <text:p>#DIV/0!</text:p>
          </table:table-cell>
          <table:table-cell table:number-columns-repeated="1015"/>
        </table:table-row>
        <table:table-row table:style-name="ro20">
          <table:table-cell table:style-name="ce141" office:value-type="string">
            <text:p>Actual Cash Profit</text:p>
          </table:table-cell>
          <table:table-cell table:style-name="ce172" table:formula="of:=[.B26]+[.B27]+[.B28]" office:value-type="float" office:value="41.24406">
            <text:p>41.24</text:p>
          </table:table-cell>
          <table:table-cell table:style-name="ce188" table:formula="of:=[.B29]/[.$B$5]*100" office:value-type="float" office:value="8.27405116567578">
            <text:p>8.27</text:p>
          </table:table-cell>
          <table:table-cell table:style-name="ce172" table:formula="of:=[.D26]+[.D27]+[.D28]" office:value-type="float" office:value="39.19609">
            <text:p>39.20</text:p>
          </table:table-cell>
          <table:table-cell table:style-name="ce188" table:formula="of:=[.D29]/[.$D$5]*100" office:value-type="float" office:value="9.4491545598346">
            <text:p>9.45</text:p>
          </table:table-cell>
          <table:table-cell table:style-name="ce172" table:formula="of:=[.F26]+[.F27]+[.F28]" office:value-type="float" office:value="37.03517">
            <text:p>37.04</text:p>
          </table:table-cell>
          <table:table-cell table:style-name="ce186" table:formula="of:=[.F29]/[.$F$5]*100" office:value-type="float" office:value="10.0446260331156">
            <text:p>10.04</text:p>
          </table:table-cell>
          <table:table-cell table:style-name="ce172" table:formula="of:=[.H26]+[.H27]+[.H28]" office:value-type="float" office:value="0">
            <text:p>0.00</text:p>
          </table:table-cell>
          <table:table-cell table:style-name="ce203" table:formula="of:=[.H29]/[.$H$5]*100" office:value-type="float" office:value="0">
            <text:p>#DIV/0!</text:p>
          </table:table-cell>
          <table:table-cell table:number-columns-repeated="1015"/>
        </table:table-row>
        <table:table-row table:style-name="ro24">
          <table:table-cell table:style-name="ce141"/>
          <table:table-cell table:style-name="ce172"/>
          <table:table-cell table:style-name="ce188"/>
          <table:table-cell table:style-name="ce172"/>
          <table:table-cell table:style-name="ce188"/>
          <table:table-cell table:style-name="ce172"/>
          <table:table-cell table:style-name="ce188"/>
          <table:table-cell table:style-name="ce172"/>
          <table:table-cell table:style-name="ce204"/>
          <table:table-cell table:style-name="ce214"/>
          <table:table-cell table:number-columns-repeated="1014"/>
        </table:table-row>
        <table:table-row table:style-name="ro25">
          <table:table-cell table:style-name="ce142"/>
          <table:table-cell table:style-name="ce173"/>
          <table:table-cell table:style-name="ce189"/>
          <table:table-cell table:style-name="ce173"/>
          <table:table-cell table:style-name="ce189"/>
          <table:table-cell table:style-name="ce173"/>
          <table:table-cell table:style-name="ce189"/>
          <table:table-cell table:style-name="ce173"/>
          <table:table-cell table:style-name="ce205" office:value-type="string">
            <text:p>.</text:p>
          </table:table-cell>
          <table:table-cell table:number-columns-repeated="1015"/>
        </table:table-row>
        <table:table-row table:style-name="ro20">
          <table:table-cell table:style-name="ce130" office:value-type="string" table:number-columns-spanned="1" table:number-rows-spanned="2">
            <text:p>Balance Sheet </text:p>
          </table:table-cell>
          <table:table-cell table:style-name="ce174" office:value-type="string" table:number-columns-spanned="1" table:number-rows-spanned="2">
            <text:p>31.03.2013</text:p>
          </table:table-cell>
          <table:table-cell table:style-name="ce190" office:value-type="string">
            <text:p>% Growth</text:p>
          </table:table-cell>
          <table:table-cell table:style-name="ce174" office:value-type="string" table:number-columns-spanned="1" table:number-rows-spanned="2">
            <text:p>31.03.2012</text:p>
          </table:table-cell>
          <table:table-cell table:style-name="ce190" office:value-type="string">
            <text:p>% Growth</text:p>
          </table:table-cell>
          <table:table-cell table:style-name="ce199" office:value-type="string" table:number-columns-spanned="1" table:number-rows-spanned="2">
            <text:p>31.03.2011</text:p>
          </table:table-cell>
          <table:table-cell table:style-name="ce190" office:value-type="string">
            <text:p>% Growth</text:p>
          </table:table-cell>
          <table:table-cell table:style-name="ce199" office:value-type="string" table:number-columns-spanned="1" table:number-rows-spanned="2">
            <text:p>31.03.2010</text:p>
          </table:table-cell>
          <table:table-cell table:style-name="ce206"/>
          <table:table-cell table:number-columns-repeated="1015"/>
        </table:table-row>
        <table:table-row table:style-name="ro24">
          <table:covered-table-cell table:style-name="ce130"/>
          <table:covered-table-cell table:style-name="ce174"/>
          <table:table-cell table:style-name="ce190" office:value-type="string">
            <text:p>In 2013</text:p>
          </table:table-cell>
          <table:covered-table-cell table:style-name="ce174"/>
          <table:table-cell table:style-name="ce190" office:value-type="string">
            <text:p>In 2012</text:p>
          </table:table-cell>
          <table:covered-table-cell table:style-name="ce199"/>
          <table:table-cell table:style-name="ce190" office:value-type="string">
            <text:p>In 2011</text:p>
          </table:table-cell>
          <table:covered-table-cell table:style-name="ce199"/>
          <table:table-cell table:style-name="ce207"/>
          <table:table-cell table:number-columns-repeated="1015"/>
        </table:table-row>
        <table:table-row table:style-name="ro24">
          <table:table-cell table:style-name="ce143" office:value-type="string">
            <text:p>Proprietorship Capital </text:p>
          </table:table-cell>
          <table:table-cell table:style-name="ce168" office:value-type="float" office:value="60.69461">
            <text:p>60.69</text:p>
          </table:table-cell>
          <table:table-cell table:style-name="ce186" table:formula="of:=([.B34]-[.D34])/[.D34]*100" office:value-type="float" office:value="-13.2600813741281">
            <text:p>-13.26</text:p>
          </table:table-cell>
          <table:table-cell table:style-name="ce168" office:value-type="float" office:value="69.9731">
            <text:p>69.97</text:p>
          </table:table-cell>
          <table:table-cell table:style-name="ce186" table:formula="of:=([.D34]-[.F34])/[.F34]*100" office:value-type="float" office:value="-27.3655143377465">
            <text:p>-27.37</text:p>
          </table:table-cell>
          <table:table-cell table:style-name="ce168" office:value-type="float" office:value="96.33592">
            <text:p>96.34</text:p>
          </table:table-cell>
          <table:table-cell table:style-name="ce186" table:formula="of:=([.F34]-[.H34])/[.H3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5">
          <table:table-cell table:style-name="ce143" office:value-type="string">
            <text:p>Reserves &amp; Surplus(excluding revaluation reserve)</text:p>
          </table:table-cell>
          <table:table-cell table:style-name="ce168" office:value-type="float" office:value="0">
            <text:p>0.00</text:p>
          </table:table-cell>
          <table:table-cell table:style-name="ce186" table:formula="of:=([.B35]-[.D35])/[.D35]*100" office:value-type="float" office:value="0">
            <text:p>#DIV/0!</text:p>
          </table:table-cell>
          <table:table-cell table:style-name="ce168" office:value-type="float" office:value="0">
            <text:p>0.00</text:p>
          </table:table-cell>
          <table:table-cell table:style-name="ce186" table:formula="of:=([.D35]-[.F35])/[.F35]*100" office:value-type="float" office:value="0">
            <text:p>#DIV/0!</text:p>
          </table:table-cell>
          <table:table-cell table:style-name="ce195" office:value-type="float" office:value="0">
            <text:p>0.00</text:p>
          </table:table-cell>
          <table:table-cell table:style-name="ce186" table:formula="of:=([.F35]-[.H35])/[.H3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4">
          <table:table-cell table:style-name="ce144" office:value-type="string">
            <text:p>Total Networth</text:p>
          </table:table-cell>
          <table:table-cell table:style-name="ce169" table:formula="of:=SUM([.B34:.B35])" office:value-type="float" office:value="60.69461">
            <text:p>60.69</text:p>
          </table:table-cell>
          <table:table-cell table:style-name="ce186" table:formula="of:=([.B36]-[.D36])/[.D36]*100" office:value-type="float" office:value="-13.2600813741281">
            <text:p>-13.26</text:p>
          </table:table-cell>
          <table:table-cell table:style-name="ce169" table:formula="of:=SUM([.D34:.D35])" office:value-type="float" office:value="69.9731">
            <text:p>69.97</text:p>
          </table:table-cell>
          <table:table-cell table:style-name="ce186" table:formula="of:=([.D36]-[.F36])/[.F36]*100" office:value-type="float" office:value="-27.3655143377465">
            <text:p>-27.37</text:p>
          </table:table-cell>
          <table:table-cell table:style-name="ce171" table:formula="of:=SUM([.F34:.F35])" office:value-type="float" office:value="96.33592">
            <text:p>96.34</text:p>
          </table:table-cell>
          <table:table-cell table:style-name="ce186" table:formula="of:=([.F36]-[.H36])/[.H36]*100" office:value-type="float" office:value="0">
            <text:p>#DIV/0!</text:p>
          </table:table-cell>
          <table:table-cell table:style-name="ce171" table:formula="of:=SUM([.H34:.H35])" office:value-type="float" office:value="0">
            <text:p>0.00</text:p>
          </table:table-cell>
          <table:table-cell table:style-name="ce165"/>
          <table:table-cell table:number-columns-repeated="1015"/>
        </table:table-row>
        <table:table-row table:style-name="ro24">
          <table:table-cell table:style-name="ce143" office:value-type="string">
            <text:p>Revaluation Reserve</text:p>
          </table:table-cell>
          <table:table-cell table:style-name="ce168" office:value-type="float" office:value="0">
            <text:p>0.00</text:p>
          </table:table-cell>
          <table:table-cell table:style-name="ce186" table:formula="of:=([.B37]-[.D37])/[.D37]*100" office:value-type="float" office:value="0">
            <text:p>#DIV/0!</text:p>
          </table:table-cell>
          <table:table-cell table:style-name="ce168" office:value-type="float" office:value="0">
            <text:p>0.00</text:p>
          </table:table-cell>
          <table:table-cell table:style-name="ce186" table:formula="of:=([.D37]-[.F37])/[.F37]*100" office:value-type="float" office:value="0">
            <text:p>#DIV/0!</text:p>
          </table:table-cell>
          <table:table-cell table:style-name="ce168" office:value-type="float" office:value="0">
            <text:p>0.00</text:p>
          </table:table-cell>
          <table:table-cell table:style-name="ce186" table:formula="of:=([.F37]-[.H37])/[.H37]*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44" office:value-type="string">
            <text:p>Adjusted Networth</text:p>
          </table:table-cell>
          <table:table-cell table:style-name="ce169" table:formula="of:=[.B34]+[.B35]+[.B43]-[.B62]-[.B64]-[.B52]" office:value-type="float" office:value="130.14245">
            <text:p>130.14</text:p>
          </table:table-cell>
          <table:table-cell table:style-name="ce186" table:formula="of:=([.B38]-[.D38])/[.D38]*100" office:value-type="float" office:value="-15.5230404070604">
            <text:p>-15.52</text:p>
          </table:table-cell>
          <table:table-cell table:style-name="ce169" table:formula="of:=[.D34]+[.D35]+[.D43]-[.D62]-[.D64]-[.D52]" office:value-type="float" office:value="154.05674">
            <text:p>154.06</text:p>
          </table:table-cell>
          <table:table-cell table:style-name="ce186" table:formula="of:=([.D38]-[.F38])/[.F38]*100" office:value-type="float" office:value="22.0030978957386">
            <text:p>22.00</text:p>
          </table:table-cell>
          <table:table-cell table:style-name="ce171" table:formula="of:=[.F34]+[.F35]+[.F43]-[.F62]-[.F64]-[.F52]" office:value-type="float" office:value="126.27281">
            <text:p>126.27</text:p>
          </table:table-cell>
          <table:table-cell table:style-name="ce186" table:formula="of:=([.F38]-[.H38])/[.H38]*100" office:value-type="float" office:value="0">
            <text:p>#DIV/0!</text:p>
          </table:table-cell>
          <table:table-cell table:style-name="ce171" table:formula="of:=[.H34]+[.H35]+[.H43]-[.H62]-[.H64]-[.H52]" office:value-type="float" office:value="0">
            <text:p>0.00</text:p>
          </table:table-cell>
          <table:table-cell table:style-name="ce165"/>
          <table:table-cell table:number-columns-repeated="1015"/>
        </table:table-row>
        <table:table-row table:style-name="ro20">
          <table:table-cell table:style-name="ce143" office:value-type="string">
            <text:p>Long Term Loans from Banks/FI </text:p>
          </table:table-cell>
          <table:table-cell table:style-name="ce168" table:formula="of:=+199.26-43.76908" office:value-type="float" office:value="155.49092">
            <text:p>155.49</text:p>
          </table:table-cell>
          <table:table-cell table:style-name="ce186" table:formula="of:=([.B39]-[.D39])/[.D39]*100" office:value-type="float" office:value="318.613025790491">
            <text:p>318.61</text:p>
          </table:table-cell>
          <table:table-cell table:style-name="ce168" table:formula="of:=+71.41132-34.26701" office:value-type="float" office:value="37.14431">
            <text:p>37.14</text:p>
          </table:table-cell>
          <table:table-cell table:style-name="ce186" table:formula="of:=([.D39]-[.F39])/[.F39]*100" office:value-type="float" office:value="-13.5451208819702">
            <text:p>-13.55</text:p>
          </table:table-cell>
          <table:table-cell table:style-name="ce195" table:formula="of:=+66.58692-[.F40]" office:value-type="float" office:value="42.96381">
            <text:p>42.96</text:p>
          </table:table-cell>
          <table:table-cell table:style-name="ce186" table:formula="of:=([.F39]-[.H39])/[.H39]*100" office:value-type="float" office:value="0">
            <text:p>#DIV/0!</text:p>
          </table:table-cell>
          <table:table-cell table:style-name="ce195" office:value-type="float" office:value="0">
            <text:p>0.00</text:p>
          </table:table-cell>
          <table:table-cell table:number-columns-repeated="1016"/>
        </table:table-row>
        <table:table-row table:style-name="ro24">
          <table:table-cell table:style-name="ce143" office:value-type="string">
            <text:p>Working Capital Limits from Banks/FI's</text:p>
          </table:table-cell>
          <table:table-cell table:style-name="ce168" office:value-type="float" office:value="43.76908">
            <text:p>43.77</text:p>
          </table:table-cell>
          <table:table-cell table:style-name="ce186" table:formula="of:=([.B40]-[.D40])/[.D40]*100" office:value-type="float" office:value="27.7294984301227">
            <text:p>27.73</text:p>
          </table:table-cell>
          <table:table-cell table:style-name="ce168" office:value-type="float" office:value="34.26701">
            <text:p>34.27</text:p>
          </table:table-cell>
          <table:table-cell table:style-name="ce186" table:formula="of:=([.D40]-[.F40])/[.F40]*100" office:value-type="float" office:value="45.0571495455086">
            <text:p>45.06</text:p>
          </table:table-cell>
          <table:table-cell table:style-name="ce195" office:value-type="float" office:value="23.62311">
            <text:p>23.62</text:p>
          </table:table-cell>
          <table:table-cell table:style-name="ce186" table:formula="of:=([.F40]-[.H40])/[.H40]*100" office:value-type="float" office:value="0">
            <text:p>#DIV/0!</text:p>
          </table:table-cell>
          <table:table-cell table:style-name="ce195" office:value-type="float" office:value="0">
            <text:p>0.00</text:p>
          </table:table-cell>
          <table:table-cell table:style-name="ce208"/>
          <table:table-cell table:style-name="ce215"/>
          <table:table-cell table:number-columns-repeated="1014"/>
        </table:table-row>
        <table:table-row table:style-name="ro24">
          <table:table-cell table:style-name="ce145" office:value-type="string">
            <text:p>Total Borrowings from banks/FI/NBFC's</text:p>
          </table:table-cell>
          <table:table-cell table:style-name="ce175" table:formula="of:=[.B39]+[.B40]" office:value-type="float" office:value="199.26">
            <text:p>199.26</text:p>
          </table:table-cell>
          <table:table-cell table:style-name="ce186" table:formula="of:=([.B41]-[.D41])/[.D41]*100" office:value-type="float" office:value="179.031391661714">
            <text:p>179.03</text:p>
          </table:table-cell>
          <table:table-cell table:style-name="ce175" table:formula="of:=[.D39]+[.D40]" office:value-type="float" office:value="71.41132">
            <text:p>71.41</text:p>
          </table:table-cell>
          <table:table-cell table:style-name="ce186" table:formula="of:=([.D41]-[.F41])/[.F41]*100" office:value-type="float" office:value="7.24526678813196">
            <text:p>7.25</text:p>
          </table:table-cell>
          <table:table-cell table:style-name="ce175" table:formula="of:=[.F39]+[.F40]" office:value-type="float" office:value="66.58692">
            <text:p>66.59</text:p>
          </table:table-cell>
          <table:table-cell table:style-name="ce186" table:formula="of:=([.F41]-[.H41])/[.H41]*100" office:value-type="float" office:value="0">
            <text:p>#DIV/0!</text:p>
          </table:table-cell>
          <table:table-cell table:style-name="ce175" table:formula="of:=[.H39]+[.H40]" office:value-type="float" office:value="0">
            <text:p>0.00</text:p>
          </table:table-cell>
          <table:table-cell table:style-name="ce165"/>
          <table:table-cell table:style-name="ce215"/>
          <table:table-cell table:number-columns-repeated="1014"/>
        </table:table-row>
        <table:table-row table:style-name="ro24">
          <table:table-cell table:style-name="ce143" office:value-type="string">
            <text:p>Unsecured loans <text:s/>(others)</text:p>
          </table:table-cell>
          <table:table-cell table:style-name="ce168" office:value-type="float" office:value="0">
            <text:p>0.00</text:p>
          </table:table-cell>
          <table:table-cell table:style-name="ce186" table:formula="of:=([.B42]-[.D42])/[.D42]*100" office:value-type="float" office:value="0">
            <text:p>#DIV/0!</text:p>
          </table:table-cell>
          <table:table-cell table:style-name="ce168" office:value-type="float" office:value="0">
            <text:p>0.00</text:p>
          </table:table-cell>
          <table:table-cell table:style-name="ce186" table:formula="of:=([.D42]-[.F42])/[.F42]*100" office:value-type="float" office:value="0">
            <text:p>#DIV/0!</text:p>
          </table:table-cell>
          <table:table-cell table:style-name="ce195" office:value-type="float" office:value="0">
            <text:p>0.00</text:p>
          </table:table-cell>
          <table:table-cell table:style-name="ce186" table:formula="of:=([.F42]-[.H42])/[.H42]*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5">
          <table:table-cell table:style-name="ce146" office:value-type="string">
            <text:p>Unsecured loans from partners/shareholders</text:p>
          </table:table-cell>
          <table:table-cell table:style-name="ce168" office:value-type="float" office:value="69.44784">
            <text:p>69.45</text:p>
          </table:table-cell>
          <table:table-cell table:style-name="ce186" table:formula="of:=([.B43]-[.D43])/[.D43]*100" office:value-type="float" office:value="-17.406239786955">
            <text:p>-17.41</text:p>
          </table:table-cell>
          <table:table-cell table:style-name="ce168" office:value-type="float" office:value="84.08364">
            <text:p>84.08</text:p>
          </table:table-cell>
          <table:table-cell table:style-name="ce186" table:formula="of:=([.D43]-[.F43])/[.F43]*100" office:value-type="float" office:value="180.869656133286">
            <text:p>180.87</text:p>
          </table:table-cell>
          <table:table-cell table:style-name="ce195" office:value-type="float" office:value="29.93689">
            <text:p>29.94</text:p>
          </table:table-cell>
          <table:table-cell table:style-name="ce186" table:formula="of:=([.F43]-[.H43])/[.H4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4">
          <table:table-cell table:style-name="ce147" office:value-type="string">
            <text:p>Current Liabilities &amp; Provisions</text:p>
          </table:table-cell>
          <table:table-cell table:style-name="ce176" table:formula="of:=[.B45]+[.B46]" office:value-type="float" office:value="37.23987">
            <text:p>37.24</text:p>
          </table:table-cell>
          <table:table-cell table:style-name="ce186" table:formula="of:=([.B44]-[.D44])/[.D44]*100" office:value-type="float" office:value="2.76917532140317">
            <text:p>2.77</text:p>
          </table:table-cell>
          <table:table-cell table:style-name="ce176" table:formula="of:=[.D45]+[.D46]" office:value-type="float" office:value="36.23642">
            <text:p>36.24</text:p>
          </table:table-cell>
          <table:table-cell table:style-name="ce186" table:formula="of:=([.D44]-[.F44])/[.F44]*100" office:value-type="float" office:value="6.85899647601776">
            <text:p>6.86</text:p>
          </table:table-cell>
          <table:table-cell table:style-name="ce176" table:formula="of:=[.F45]+[.F46]" office:value-type="float" office:value="33.9105">
            <text:p>33.91</text:p>
          </table:table-cell>
          <table:table-cell table:style-name="ce186" table:formula="of:=([.F44]-[.H44])/[.H44]*100" office:value-type="float" office:value="0">
            <text:p>#DIV/0!</text:p>
          </table:table-cell>
          <table:table-cell table:style-name="ce176" table:formula="of:=[.H45]+[.H46]" office:value-type="float" office:value="0">
            <text:p>0.00</text:p>
          </table:table-cell>
          <table:table-cell table:style-name="ce165"/>
          <table:table-cell/>
          <table:table-cell/>
          <table:table-cell/>
          <table:table-cell table:number-columns-repeated="1012"/>
        </table:table-row>
        <table:table-row table:style-name="ro24">
          <table:table-cell table:style-name="ce148" office:value-type="string">
            <text:p>Provision for taxation</text:p>
          </table:table-cell>
          <table:table-cell table:style-name="ce168" office:value-type="float" office:value="0">
            <text:p>0.00</text:p>
          </table:table-cell>
          <table:table-cell table:style-name="ce186" table:formula="of:=([.B45]-[.D45])/[.D45]*100" office:value-type="float" office:value="0">
            <text:p>#DIV/0!</text:p>
          </table:table-cell>
          <table:table-cell table:style-name="ce168" office:value-type="float" office:value="0">
            <text:p>0.00</text:p>
          </table:table-cell>
          <table:table-cell table:style-name="ce186" table:formula="of:=([.D45]-[.F45])/[.F45]*100" office:value-type="float" office:value="0">
            <text:p>#DIV/0!</text:p>
          </table:table-cell>
          <table:table-cell table:style-name="ce195" office:value-type="float" office:value="0">
            <text:p>0.00</text:p>
          </table:table-cell>
          <table:table-cell table:style-name="ce186" table:formula="of:=([.F45]-[.H45])/[.H4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4">
          <table:table-cell table:style-name="ce143" office:value-type="string">
            <text:p>Other Liabilities</text:p>
          </table:table-cell>
          <table:table-cell table:style-name="ce168" office:value-type="float" office:value="37.23987">
            <text:p>37.24</text:p>
          </table:table-cell>
          <table:table-cell table:style-name="ce186" table:formula="of:=([.B46]-[.D46])/[.D46]*100" office:value-type="float" office:value="2.76917532140317">
            <text:p>2.77</text:p>
          </table:table-cell>
          <table:table-cell table:style-name="ce168" office:value-type="float" office:value="36.23642">
            <text:p>36.24</text:p>
          </table:table-cell>
          <table:table-cell table:style-name="ce186" table:formula="of:=([.D46]-[.F46])/[.F46]*100" office:value-type="float" office:value="6.85899647601776">
            <text:p>6.86</text:p>
          </table:table-cell>
          <table:table-cell table:style-name="ce195" office:value-type="float" office:value="33.9105">
            <text:p>33.91</text:p>
          </table:table-cell>
          <table:table-cell table:style-name="ce186" table:formula="of:=([.F46]-[.H46])/[.H46]*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4">
          <table:table-cell table:style-name="ce149" office:value-type="string">
            <text:p>Total Liabilities to outsiders</text:p>
          </table:table-cell>
          <table:table-cell table:style-name="ce171" table:formula="of:=[.B41]+[.B42]+[.B44]" office:value-type="float" office:value="236.49987">
            <text:p>236.50</text:p>
          </table:table-cell>
          <table:table-cell table:style-name="ce186" table:formula="of:=([.B47]-[.D47])/[.D47]*100" office:value-type="float" office:value="119.697942567118">
            <text:p>119.70</text:p>
          </table:table-cell>
          <table:table-cell table:style-name="ce171" table:formula="of:=[.D41]+[.D42]+[.D44]" office:value-type="float" office:value="107.64774">
            <text:p>107.65</text:p>
          </table:table-cell>
          <table:table-cell table:style-name="ce186" table:formula="of:=([.D47]-[.F47])/[.F47]*100" office:value-type="float" office:value="7.11492892056333">
            <text:p>7.11</text:p>
          </table:table-cell>
          <table:table-cell table:style-name="ce171" table:formula="of:=[.F41]+[.F42]+[.F44]" office:value-type="float" office:value="100.49742">
            <text:p>100.50</text:p>
          </table:table-cell>
          <table:table-cell table:style-name="ce186" table:formula="of:=([.F47]-[.H47])/[.H47]*100" office:value-type="float" office:value="0">
            <text:p>#DIV/0!</text:p>
          </table:table-cell>
          <table:table-cell table:style-name="ce171" table:formula="of:=[.H41]+[.H42]+[.H44]" office:value-type="float" office:value="0">
            <text:p>0.00</text:p>
          </table:table-cell>
          <table:table-cell table:style-name="ce165"/>
          <table:table-cell table:number-columns-repeated="1015"/>
        </table:table-row>
        <table:table-row table:style-name="ro24">
          <table:table-cell table:style-name="ce150" office:value-type="string">
            <text:p>Balance Sheet Total</text:p>
          </table:table-cell>
          <table:table-cell table:style-name="ce177" table:formula="of:=[.B36]+[.B37]+[.B41]+[.B42]+[.B43]+[.B44]" office:value-type="float" office:value="366.64232">
            <text:p>366.64</text:p>
          </table:table-cell>
          <table:table-cell table:style-name="ce188" table:formula="of:=([.B48]-[.D48])/[.D48]*100" office:value-type="float" office:value="40.097838600241">
            <text:p>40.10</text:p>
          </table:table-cell>
          <table:table-cell table:style-name="ce177" table:formula="of:=[.D36]+[.D37]+[.D41]+[.D42]+[.D43]+[.D44]" office:value-type="float" office:value="261.70448">
            <text:p>261.70</text:p>
          </table:table-cell>
          <table:table-cell table:style-name="ce188" table:formula="of:=([.D48]-[.F48])/[.F48]*100" office:value-type="float" office:value="15.4051305588039">
            <text:p>15.41</text:p>
          </table:table-cell>
          <table:table-cell table:style-name="ce177" table:formula="of:=[.F36]+[.F37]+[.F41]+[.F42]+[.F43]+[.F44]" office:value-type="float" office:value="226.77023">
            <text:p>226.77</text:p>
          </table:table-cell>
          <table:table-cell table:style-name="ce188" table:formula="of:=([.F48]-[.H48])/[.H48]*100" office:value-type="float" office:value="0">
            <text:p>#DIV/0!</text:p>
          </table:table-cell>
          <table:table-cell table:style-name="ce177" table:formula="of:=[.H36]+[.H37]+[.H41]+[.H42]+[.H43]+[.H44]" office:value-type="float" office:value="0">
            <text:p>0.00</text:p>
          </table:table-cell>
          <table:table-cell table:style-name="ce165"/>
          <table:table-cell table:number-columns-repeated="1015"/>
        </table:table-row>
        <table:table-row table:style-name="ro20">
          <table:table-cell table:style-name="ce146" office:value-type="string">
            <text:p>Fixed Assets less depreciation</text:p>
          </table:table-cell>
          <table:table-cell table:style-name="ce168" office:value-type="float" office:value="154.51203">
            <text:p>154.51</text:p>
          </table:table-cell>
          <table:table-cell table:style-name="ce186" table:formula="of:=([.B49]-[.D49])/[.D49]*100" office:value-type="float" office:value="21.3955536231552">
            <text:p>21.40</text:p>
          </table:table-cell>
          <table:table-cell table:style-name="ce168" office:value-type="float" office:value="127.27981">
            <text:p>127.28</text:p>
          </table:table-cell>
          <table:table-cell table:style-name="ce186" table:formula="of:=([.D49]-[.F49])/[.F49]*100" office:value-type="float" office:value="-3.18721284332158">
            <text:p>-3.19</text:p>
          </table:table-cell>
          <table:table-cell table:style-name="ce195" office:value-type="float" office:value="131.47004">
            <text:p>131.47</text:p>
          </table:table-cell>
          <table:table-cell table:style-name="ce186" table:formula="of:=([.F49]-[.H49])/[.H49]*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24">
          <table:table-cell table:style-name="ce151" office:value-type="string">
            <text:p>Investments</text:p>
          </table:table-cell>
          <table:table-cell table:style-name="ce171" table:formula="of:=[.B51]+[.B53]+[.B52]" office:value-type="float" office:value="0">
            <text:p>0.00</text:p>
          </table:table-cell>
          <table:table-cell table:style-name="ce186" table:formula="of:=([.B50]-[.D50])/[.D50]*100" office:value-type="float" office:value="0">
            <text:p>#DIV/0!</text:p>
          </table:table-cell>
          <table:table-cell table:style-name="ce171" table:formula="of:=[.D51]+[.D53]+[.D52]" office:value-type="float" office:value="0">
            <text:p>0.00</text:p>
          </table:table-cell>
          <table:table-cell table:style-name="ce186" table:formula="of:=([.D50]-[.F50])/[.F50]*100" office:value-type="float" office:value="0">
            <text:p>#DIV/0!</text:p>
          </table:table-cell>
          <table:table-cell table:style-name="ce171" table:formula="of:=[.F51]+[.F53]+[.F52]" office:value-type="float" office:value="0">
            <text:p>0.00</text:p>
          </table:table-cell>
          <table:table-cell table:style-name="ce186" table:formula="of:=([.F50]-[.H50])/[.H50]*100" office:value-type="float" office:value="0">
            <text:p>#DIV/0!</text:p>
          </table:table-cell>
          <table:table-cell table:style-name="ce171" table:formula="of:=[.H51]+[.H53]+[.H52]" office:value-type="float" office:value="0">
            <text:p>0.00</text:p>
          </table:table-cell>
          <table:table-cell table:style-name="ce165"/>
          <table:table-cell table:number-columns-repeated="1015"/>
        </table:table-row>
        <table:table-row table:style-name="ro24">
          <table:table-cell table:style-name="ce152" office:value-type="string">
            <text:p>Liquid/Marketable Investments</text:p>
          </table:table-cell>
          <table:table-cell table:style-name="ce168" office:value-type="float" office:value="0">
            <text:p>0.00</text:p>
          </table:table-cell>
          <table:table-cell table:style-name="ce186" table:formula="of:=([.B51]-[.D51])/[.D51]*100" office:value-type="float" office:value="0">
            <text:p>#DIV/0!</text:p>
          </table:table-cell>
          <table:table-cell table:style-name="ce168" office:value-type="float" office:value="0">
            <text:p>0.00</text:p>
          </table:table-cell>
          <table:table-cell table:style-name="ce186" table:formula="of:=([.D51]-[.F51])/[.F51]*100" office:value-type="float" office:value="0">
            <text:p>#DIV/0!</text:p>
          </table:table-cell>
          <table:table-cell table:style-name="ce195" office:value-type="float" office:value="0">
            <text:p>0.00</text:p>
          </table:table-cell>
          <table:table-cell table:style-name="ce186" table:formula="of:=([.F51]-[.H51])/[.H51]*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4">
          <table:table-cell table:style-name="ce152" office:value-type="string">
            <text:p>Group Co. Investments</text:p>
          </table:table-cell>
          <table:table-cell table:style-name="ce168" office:value-type="float" office:value="0">
            <text:p>0.00</text:p>
          </table:table-cell>
          <table:table-cell table:style-name="ce186" table:formula="of:=([.B52]-[.D52])/[.D52]*100" office:value-type="float" office:value="0">
            <text:p>#DIV/0!</text:p>
          </table:table-cell>
          <table:table-cell table:style-name="ce168" office:value-type="float" office:value="0">
            <text:p>0.00</text:p>
          </table:table-cell>
          <table:table-cell table:style-name="ce186" table:formula="of:=([.D52]-[.F52])/[.F52]*100" office:value-type="float" office:value="0">
            <text:p>#DIV/0!</text:p>
          </table:table-cell>
          <table:table-cell table:style-name="ce168" office:value-type="float" office:value="0">
            <text:p>0.00</text:p>
          </table:table-cell>
          <table:table-cell table:style-name="ce186" table:formula="of:=([.F52]-[.H52])/[.H5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52" office:value-type="string">
            <text:p>Unquoted/Dead Investments</text:p>
          </table:table-cell>
          <table:table-cell table:style-name="ce168" office:value-type="float" office:value="0">
            <text:p>0.00</text:p>
          </table:table-cell>
          <table:table-cell table:style-name="ce186" table:formula="of:=([.B53]-[.D53])/[.D53]*100" office:value-type="float" office:value="0">
            <text:p>#DIV/0!</text:p>
          </table:table-cell>
          <table:table-cell table:style-name="ce168" office:value-type="float" office:value="0">
            <text:p>0.00</text:p>
          </table:table-cell>
          <table:table-cell table:style-name="ce186" table:formula="of:=([.D53]-[.F53])/[.F53]*100" office:value-type="float" office:value="0">
            <text:p>#DIV/0!</text:p>
          </table:table-cell>
          <table:table-cell table:style-name="ce168" office:value-type="float" office:value="0">
            <text:p>0.00</text:p>
          </table:table-cell>
          <table:table-cell table:style-name="ce186" table:formula="of:=([.F53]-[.H53])/[.H53]*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53" office:value-type="string">
            <text:p>Current Assets:</text:p>
          </table:table-cell>
          <table:table-cell table:style-name="ce176" table:formula="of:=[.B56]+[.B57]+[.B60]+[.B61]+[.B55]" office:value-type="float" office:value="212.1303">
            <text:p>212.13</text:p>
          </table:table-cell>
          <table:table-cell table:style-name="ce186" table:formula="of:=([.B54]-[.D54])/[.D54]*100" office:value-type="float" office:value="57.8060548251962">
            <text:p>57.81</text:p>
          </table:table-cell>
          <table:table-cell table:style-name="ce176" table:formula="of:=[.D56]+[.D57]+[.D60]+[.D61]+[.D55]" office:value-type="float" office:value="134.42469">
            <text:p>134.42</text:p>
          </table:table-cell>
          <table:table-cell table:style-name="ce186" table:formula="of:=([.D54]-[.F54])/[.F54]*100" office:value-type="float" office:value="41.0539432236239">
            <text:p>41.05</text:p>
          </table:table-cell>
          <table:table-cell table:style-name="ce176" table:formula="of:=[.F56]+[.F57]+[.F60]+[.F61]+[.F55]" office:value-type="float" office:value="95.3002">
            <text:p>95.30</text:p>
          </table:table-cell>
          <table:table-cell table:style-name="ce186" table:formula="of:=([.F54]-[.H54])/[.H54]*100" office:value-type="float" office:value="0">
            <text:p>#DIV/0!</text:p>
          </table:table-cell>
          <table:table-cell table:style-name="ce176" table:formula="of:=[.H56]+[.H57]+[.H60]+[.H61]+[.H55]" office:value-type="float" office:value="0">
            <text:p>0.00</text:p>
          </table:table-cell>
          <table:table-cell table:style-name="ce165"/>
          <table:table-cell table:number-columns-repeated="1015"/>
        </table:table-row>
        <table:table-row table:style-name="ro24">
          <table:table-cell table:style-name="ce154" office:value-type="string">
            <text:p>Deferred Tax Asset</text:p>
          </table:table-cell>
          <table:table-cell table:style-name="ce168" office:value-type="float" office:value="0">
            <text:p>0.00</text:p>
          </table:table-cell>
          <table:table-cell table:style-name="ce186" table:formula="of:=([.B55]-[.D55])/[.D55]*100" office:value-type="float" office:value="0">
            <text:p>#DIV/0!</text:p>
          </table:table-cell>
          <table:table-cell table:style-name="ce168" office:value-type="float" office:value="0">
            <text:p>0.00</text:p>
          </table:table-cell>
          <table:table-cell table:style-name="ce186" table:formula="of:=([.D55]-[.F55])/[.F55]*100" office:value-type="float" office:value="0">
            <text:p>#DIV/0!</text:p>
          </table:table-cell>
          <table:table-cell table:style-name="ce168" office:value-type="float" office:value="0">
            <text:p>0.00</text:p>
          </table:table-cell>
          <table:table-cell table:style-name="ce186" table:formula="of:=([.F55]-[.H55])/[.H55]*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46" office:value-type="string">
            <text:p>Inventories</text:p>
          </table:table-cell>
          <table:table-cell table:style-name="ce168" office:value-type="float" office:value="32.455">
            <text:p>32.46</text:p>
          </table:table-cell>
          <table:table-cell table:style-name="ce186" table:formula="of:=([.B56]-[.D56])/[.D56]*100" office:value-type="float" office:value="-11.7603077717813">
            <text:p>-11.76</text:p>
          </table:table-cell>
          <table:table-cell table:style-name="ce168" office:value-type="float" office:value="36.7805">
            <text:p>36.78</text:p>
          </table:table-cell>
          <table:table-cell table:style-name="ce186" table:formula="of:=([.D56]-[.F56])/[.F56]*100" office:value-type="float" office:value="-21.1640892089723">
            <text:p>-21.16</text:p>
          </table:table-cell>
          <table:table-cell table:style-name="ce195" office:value-type="float" office:value="46.6545">
            <text:p>46.65</text:p>
          </table:table-cell>
          <table:table-cell table:style-name="ce186" table:formula="of:=([.F56]-[.H56])/[.H56]*100" office:value-type="float" office:value="0">
            <text:p>#DIV/0!</text:p>
          </table:table-cell>
          <table:table-cell table:style-name="ce195" office:value-type="float" office:value="0">
            <text:p>0.00</text:p>
          </table:table-cell>
          <table:table-cell table:style-name="ce165"/>
          <table:table-cell/>
          <table:table-cell/>
          <table:table-cell/>
          <table:table-cell table:number-columns-repeated="1012"/>
        </table:table-row>
        <table:table-row table:style-name="ro24">
          <table:table-cell table:style-name="ce155" office:value-type="string">
            <text:p>Receivables / Debtors</text:p>
          </table:table-cell>
          <table:table-cell table:style-name="ce176" table:formula="of:=[.B58]+[.B59]" office:value-type="float" office:value="157.52293">
            <text:p>157.52</text:p>
          </table:table-cell>
          <table:table-cell table:style-name="ce186" table:formula="of:=([.B57]-[.D57])/[.D57]*100" office:value-type="float" office:value="76.8374724117569">
            <text:p>76.84</text:p>
          </table:table-cell>
          <table:table-cell table:style-name="ce176" table:formula="of:=[.D58]+[.D59]" office:value-type="float" office:value="89.0778">
            <text:p>89.08</text:p>
          </table:table-cell>
          <table:table-cell table:style-name="ce186" table:formula="of:=([.D57]-[.F57])/[.F57]*100" office:value-type="float" office:value="127.919322550139">
            <text:p>127.92</text:p>
          </table:table-cell>
          <table:table-cell table:style-name="ce176" table:formula="of:=[.F58]+[.F59]" office:value-type="float" office:value="39.08304">
            <text:p>39.08</text:p>
          </table:table-cell>
          <table:table-cell table:style-name="ce186" table:formula="of:=([.F57]-[.H57])/[.H57]*100" office:value-type="float" office:value="0">
            <text:p>#DIV/0!</text:p>
          </table:table-cell>
          <table:table-cell table:style-name="ce176" table:formula="of:=[.H58]+[.H59]" office:value-type="float" office:value="0">
            <text:p>0.00</text:p>
          </table:table-cell>
          <table:table-cell table:style-name="ce165"/>
          <table:table-cell/>
          <table:table-cell/>
          <table:table-cell/>
          <table:table-cell table:number-columns-repeated="1012"/>
        </table:table-row>
        <table:table-row table:style-name="ro24">
          <table:table-cell table:style-name="ce146" office:value-type="string">
            <text:p><text:s/>Debtors &gt; 6 months</text:p>
          </table:table-cell>
          <table:table-cell table:style-name="ce168" office:value-type="float" office:value="0">
            <text:p>0.00</text:p>
          </table:table-cell>
          <table:table-cell table:style-name="ce186" table:formula="of:=([.B58]-[.D58])/[.D58]*100" office:value-type="float" office:value="0">
            <text:p>#DIV/0!</text:p>
          </table:table-cell>
          <table:table-cell table:style-name="ce168" office:value-type="float" office:value="0">
            <text:p>0.00</text:p>
          </table:table-cell>
          <table:table-cell table:style-name="ce186" table:formula="of:=([.D58]-[.F58])/[.F58]*100" office:value-type="float" office:value="0">
            <text:p>#DIV/0!</text:p>
          </table:table-cell>
          <table:table-cell table:style-name="ce168" office:value-type="float" office:value="0">
            <text:p>0.00</text:p>
          </table:table-cell>
          <table:table-cell table:style-name="ce186" table:formula="of:=([.F58]-[.H58])/[.H58]*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46" office:value-type="string">
            <text:p><text:s/>Debtors &lt; 6 months</text:p>
          </table:table-cell>
          <table:table-cell table:style-name="ce168" office:value-type="float" office:value="157.52293">
            <text:p>157.52</text:p>
          </table:table-cell>
          <table:table-cell table:style-name="ce186" table:formula="of:=([.B59]-[.D59])/[.D59]*100" office:value-type="float" office:value="76.8374724117569">
            <text:p>76.84</text:p>
          </table:table-cell>
          <table:table-cell table:style-name="ce168" office:value-type="float" office:value="89.0778">
            <text:p>89.08</text:p>
          </table:table-cell>
          <table:table-cell table:style-name="ce186" table:formula="of:=([.D59]-[.F59])/[.F59]*100" office:value-type="float" office:value="127.919322550139">
            <text:p>127.92</text:p>
          </table:table-cell>
          <table:table-cell table:style-name="ce195" office:value-type="float" office:value="39.08304">
            <text:p>39.08</text:p>
          </table:table-cell>
          <table:table-cell table:style-name="ce186" table:formula="of:=([.F59]-[.H59])/[.H59]*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0">
          <table:table-cell table:style-name="ce146" office:value-type="string">
            <text:p>Cash and Bank</text:p>
          </table:table-cell>
          <table:table-cell table:style-name="ce168" office:value-type="float" office:value="8.27446">
            <text:p>8.27</text:p>
          </table:table-cell>
          <table:table-cell table:style-name="ce186" table:formula="of:=([.B60]-[.D60])/[.D60]*100" office:value-type="float" office:value="76.1621606661174">
            <text:p>76.16</text:p>
          </table:table-cell>
          <table:table-cell table:style-name="ce168" table:formula="of:=+0.6202+3.97687+0.1" office:value-type="float" office:value="4.69707">
            <text:p>4.70</text:p>
          </table:table-cell>
          <table:table-cell table:style-name="ce186" table:formula="of:=([.D60]-[.F60])/[.F60]*100" office:value-type="float" office:value="-14.6240296057714">
            <text:p>-14.62</text:p>
          </table:table-cell>
          <table:table-cell table:style-name="ce195" table:formula="of:=+1.52476+3.97687" office:value-type="float" office:value="5.50163">
            <text:p>5.50</text:p>
          </table:table-cell>
          <table:table-cell table:style-name="ce186" table:formula="of:=([.F60]-[.H60])/[.H60]*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24">
          <table:table-cell table:style-name="ce156" office:value-type="string">
            <text:p>Loans &amp; Advances</text:p>
          </table:table-cell>
          <table:table-cell table:style-name="ce178" table:formula="of:=[.B62]+[.B63]" office:value-type="float" office:value="13.87791">
            <text:p>13.88</text:p>
          </table:table-cell>
          <table:table-cell table:style-name="ce186" table:formula="of:=([.B61]-[.D61])/[.D61]*100" office:value-type="float" office:value="258.665346882656">
            <text:p>258.67</text:p>
          </table:table-cell>
          <table:table-cell table:style-name="ce178" table:formula="of:=[.D62]+[.D63]" office:value-type="float" office:value="3.86932">
            <text:p>3.87</text:p>
          </table:table-cell>
          <table:table-cell table:style-name="ce186" table:formula="of:=([.D61]-[.F61])/[.F61]*100" office:value-type="float" office:value="-4.72072356027905">
            <text:p>-4.72</text:p>
          </table:table-cell>
          <table:table-cell table:style-name="ce178" table:formula="of:=[.F62]+[.F63]" office:value-type="float" office:value="4.06103">
            <text:p>4.06</text:p>
          </table:table-cell>
          <table:table-cell table:style-name="ce186" table:formula="of:=([.F61]-[.H61])/[.H61]*100" office:value-type="float" office:value="0">
            <text:p>#DIV/0!</text:p>
          </table:table-cell>
          <table:table-cell table:style-name="ce178" table:formula="of:=[.H62]+[.H63]" office:value-type="float" office:value="0">
            <text:p>0.00</text:p>
          </table:table-cell>
          <table:table-cell table:style-name="ce165"/>
          <table:table-cell/>
          <table:table-cell/>
          <table:table-cell/>
          <table:table-cell table:number-columns-repeated="1012"/>
        </table:table-row>
        <table:table-row table:style-name="ro5">
          <table:table-cell table:style-name="ce143" office:value-type="string">
            <text:p>Loans &amp; Advances given to directors/partners etc</text:p>
          </table:table-cell>
          <table:table-cell table:style-name="ce168" office:value-type="float" office:value="0">
            <text:p>0.00</text:p>
          </table:table-cell>
          <table:table-cell table:style-name="ce186" table:formula="of:=([.B62]-[.D62])/[.D62]*100" office:value-type="float" office:value="0">
            <text:p>#DIV/0!</text:p>
          </table:table-cell>
          <table:table-cell table:style-name="ce168" office:value-type="float" office:value="0">
            <text:p>0.00</text:p>
          </table:table-cell>
          <table:table-cell table:style-name="ce186" table:formula="of:=([.D62]-[.F62])/[.F62]*100" office:value-type="float" office:value="0">
            <text:p>#DIV/0!</text:p>
          </table:table-cell>
          <table:table-cell table:style-name="ce168" office:value-type="float" office:value="0">
            <text:p>0.00</text:p>
          </table:table-cell>
          <table:table-cell table:style-name="ce186" table:formula="of:=([.F62]-[.H62])/[.H6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43" office:value-type="string">
            <text:p>Loans and Advances given to others</text:p>
          </table:table-cell>
          <table:table-cell table:style-name="ce168" table:formula="of:=+2.83728+0.34046+0.31949+0.05209+0.6916+7.01636+0.459+0.46663+1.695" office:value-type="float" office:value="13.87791">
            <text:p>13.88</text:p>
          </table:table-cell>
          <table:table-cell table:style-name="ce186" table:formula="of:=([.B63]-[.D63])/[.D63]*100" office:value-type="float" office:value="258.665346882656">
            <text:p>258.67</text:p>
          </table:table-cell>
          <table:table-cell table:style-name="ce168" table:formula="of:=+1.67101+0.44874+0.05457+1.695" office:value-type="float" office:value="3.86932">
            <text:p>3.87</text:p>
          </table:table-cell>
          <table:table-cell table:style-name="ce186" table:formula="of:=([.D63]-[.F63])/[.F63]*100" office:value-type="float" office:value="-4.72072356027905">
            <text:p>-4.72</text:p>
          </table:table-cell>
          <table:table-cell table:style-name="ce195" table:formula="of:=+1.41006+0.24005+0.65117+0.06475+1.695" office:value-type="float" office:value="4.06103">
            <text:p>4.06</text:p>
          </table:table-cell>
          <table:table-cell table:style-name="ce186" table:formula="of:=([.F63]-[.H63])/[.H6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5">
          <table:table-cell table:style-name="ce143" office:value-type="string">
            <text:p>Misc Expenses (DRE+Preop+Preliminary+Acc P&amp;L)</text:p>
          </table:table-cell>
          <table:table-cell table:style-name="ce168" office:value-type="float" office:value="0">
            <text:p>0.00</text:p>
          </table:table-cell>
          <table:table-cell table:style-name="ce186" table:formula="of:=([.B64]-[.D64])/[.D64]*100" office:value-type="float" office:value="0">
            <text:p>#DIV/0!</text:p>
          </table:table-cell>
          <table:table-cell table:style-name="ce168" office:value-type="float" office:value="0">
            <text:p>0.00</text:p>
          </table:table-cell>
          <table:table-cell table:style-name="ce186" table:formula="of:=([.D64]-[.F64])/[.F64]*100" office:value-type="float" office:value="0">
            <text:p>#DIV/0!</text:p>
          </table:table-cell>
          <table:table-cell table:style-name="ce168" office:value-type="float" office:value="0">
            <text:p>0.00</text:p>
          </table:table-cell>
          <table:table-cell table:style-name="ce186" table:formula="of:=([.F64]-[.H64])/[.H6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4">
          <table:table-cell table:style-name="ce150" office:value-type="string">
            <text:p>Balance Sheet Total</text:p>
          </table:table-cell>
          <table:table-cell table:style-name="ce179" table:formula="of:=[.B49]+[.B50]+[.B54]+[.B64]" office:value-type="float" office:value="366.64233">
            <text:p>366.64</text:p>
          </table:table-cell>
          <table:table-cell table:style-name="ce188" table:formula="of:=([.B65]-[.D65])/[.D65]*100" office:value-type="float" office:value="40.0978317147776">
            <text:p>40.10</text:p>
          </table:table-cell>
          <table:table-cell table:style-name="ce179" table:formula="of:=[.D49]+[.D50]+[.D54]+[.D64]" office:value-type="float" office:value="261.7045">
            <text:p>261.70</text:p>
          </table:table-cell>
          <table:table-cell table:style-name="ce188" table:formula="of:=([.D65]-[.F65])/[.F65]*100" office:value-type="float" office:value="15.405134289226">
            <text:p>15.41</text:p>
          </table:table-cell>
          <table:table-cell table:style-name="ce179" table:formula="of:=[.F49]+[.F50]+[.F54]+[.F64]" office:value-type="float" office:value="226.77024">
            <text:p>226.77</text:p>
          </table:table-cell>
          <table:table-cell table:style-name="ce188" table:formula="of:=([.F65]-[.H65])/[.H65]*100" office:value-type="float" office:value="0">
            <text:p>#DIV/0!</text:p>
          </table:table-cell>
          <table:table-cell table:style-name="ce179" table:formula="of:=[.H49]+[.H50]+[.H54]+[.H64]" office:value-type="float" office:value="0">
            <text:p>0.00</text:p>
          </table:table-cell>
          <table:table-cell table:style-name="ce207"/>
          <table:table-cell table:number-columns-repeated="1015"/>
        </table:table-row>
        <table:table-row table:style-name="ro24">
          <table:table-cell table:style-name="ce157"/>
          <table:table-cell table:style-name="ce157" table:formula="of:=+[.B48]-[.B65]" office:value-type="float" office:value="-0.0000100000000315958">
            <text:p>-0.00001</text:p>
          </table:table-cell>
          <table:table-cell table:style-name="ce157"/>
          <table:table-cell table:style-name="ce157" table:formula="of:=+[.D48]-[.D65]" office:value-type="float" office:value="-0.0000200000000063483">
            <text:p>-0.00002</text:p>
          </table:table-cell>
          <table:table-cell table:style-name="ce157"/>
          <table:table-cell table:style-name="ce157" table:formula="of:=+[.F48]-[.F65]" office:value-type="float" office:value="-0.00000999999997475243">
            <text:p>-0.00001</text:p>
          </table:table-cell>
          <table:table-cell table:style-name="ce157"/>
          <table:table-cell table:style-name="ce157" table:formula="of:=+[.H48]-[.H65]" office:value-type="float" office:value="0">
            <text:p>0</text:p>
          </table:table-cell>
          <table:table-cell table:style-name="ce165"/>
          <table:table-cell table:style-name="ce194"/>
          <table:table-cell table:number-columns-repeated="1014"/>
        </table:table-row>
        <table:table-row table:style-name="ro26">
          <table:table-cell table:style-name="ce158" office:value-type="string" office:string-value="Ratios       " table:number-columns-spanned="8" table:number-rows-spanned="2">
            <text:p>Ratios <text:s text:c="7"/></text:p>
          </table:table-cell>
          <table:covered-table-cell table:number-columns-repeated="7" table:style-name="ce158"/>
          <table:table-cell table:style-name="ce165"/>
          <table:table-cell table:number-columns-repeated="1015"/>
        </table:table-row>
        <table:table-row table:style-name="ro24">
          <table:covered-table-cell table:number-columns-repeated="8" table:style-name="ce158"/>
          <table:table-cell table:style-name="ce165"/>
          <table:table-cell table:number-columns-repeated="1015"/>
        </table:table-row>
        <table:table-row table:style-name="ro20">
          <table:table-cell table:style-name="ce159" office:value-type="string" office:string-value="Average Collection Period       ">
            <text:p>Average Collection Period <text:s text:c="7"/></text:p>
          </table:table-cell>
          <table:table-cell table:style-name="ce180" table:formula="of:=[.B57]/[.B5]*365" office:value-type="float" office:value="115.343582965478">
            <text:p>115.34 </text:p>
          </table:table-cell>
          <table:table-cell table:style-name="ce159"/>
          <table:table-cell table:style-name="ce180" table:formula="of:=[.D57]/[.D5]*365" office:value-type="float" office:value="78.3813164829101">
            <text:p>78.38 </text:p>
          </table:table-cell>
          <table:table-cell table:style-name="ce159"/>
          <table:table-cell table:style-name="ce180" table:formula="of:=[.F57]/[.F5]*365" office:value-type="float" office:value="38.6901694196663">
            <text:p>38.69 </text:p>
          </table:table-cell>
          <table:table-cell table:style-name="ce159"/>
          <table:table-cell table:style-name="ce180" table:formula="of:=[.H57]/[.H5]*365" office:value-type="float" office:value="0">
            <text:p>#DIV/0!</text:p>
          </table:table-cell>
          <table:table-cell table:style-name="ce210"/>
          <table:table-cell table:number-columns-repeated="1015"/>
        </table:table-row>
        <table:table-row table:style-name="ro24">
          <table:table-cell table:style-name="ce159" office:value-type="string" office:string-value="Average Days in Inventory       ">
            <text:p>Average Days in Inventory <text:s text:c="7"/></text:p>
          </table:table-cell>
          <table:table-cell table:style-name="ce180" table:formula="of:=[.B56]/([.B10]+[.B11]+[.B12])*365" office:value-type="float" office:value="28.7880044940692">
            <text:p>28.79 </text:p>
          </table:table-cell>
          <table:table-cell table:style-name="ce159"/>
          <table:table-cell table:style-name="ce180" table:formula="of:=[.D56]/([.D10]+[.D11]+[.D12])*365" office:value-type="float" office:value="38.3783637214972">
            <text:p>38.38 </text:p>
          </table:table-cell>
          <table:table-cell table:style-name="ce159"/>
          <table:table-cell table:style-name="ce180" table:formula="of:=[.F56]/([.F10]+[.F11]+[.F12])*365" office:value-type="float" office:value="55.4651334016699">
            <text:p>55.47 </text:p>
          </table:table-cell>
          <table:table-cell table:style-name="ce159"/>
          <table:table-cell table:style-name="ce180" table:formula="of:=[.H56]/([.H10]+[.H11]+[.H12])*365" office:value-type="float" office:value="0">
            <text:p>#DIV/0!</text:p>
          </table:table-cell>
          <table:table-cell table:style-name="ce165"/>
          <table:table-cell table:number-columns-repeated="1015"/>
        </table:table-row>
        <table:table-row table:style-name="ro24">
          <table:table-cell table:style-name="ce159" office:value-type="string" office:string-value="Inventory to Cost of Goods Sold       ">
            <text:p>Inventory to Cost of Goods Sold <text:s text:c="7"/></text:p>
          </table:table-cell>
          <table:table-cell table:style-name="ce180" table:formula="of:=[.B56]/([.B11]+[.B10]+[.B12])" office:value-type="float" office:value="0.0788712451892307">
            <text:p>0.08 </text:p>
          </table:table-cell>
          <table:table-cell table:style-name="ce159"/>
          <table:table-cell table:style-name="ce180" table:formula="of:=[.D56]/([.D11]+[.D10]+[.D12])" office:value-type="float" office:value="0.105146201976705">
            <text:p>0.11 </text:p>
          </table:table-cell>
          <table:table-cell table:style-name="ce159"/>
          <table:table-cell table:style-name="ce180" table:formula="of:=[.F56]/([.F11]+[.F10]+[.F12])" office:value-type="float" office:value="0.151959269593616">
            <text:p>0.15 </text:p>
          </table:table-cell>
          <table:table-cell table:style-name="ce159"/>
          <table:table-cell table:style-name="ce180" table:formula="of:=[.H56]/([.H11]+[.H10]+[.H12])" office:value-type="float" office:value="0">
            <text:p>#DIV/0!</text:p>
          </table:table-cell>
          <table:table-cell table:style-name="ce165"/>
          <table:table-cell table:number-columns-repeated="1015"/>
        </table:table-row>
        <table:table-row table:style-name="ro24">
          <table:table-cell table:style-name="ce159" office:value-type="string" office:string-value="Current Ratio       ">
            <text:p>Current Ratio <text:s text:c="7"/></text:p>
          </table:table-cell>
          <table:table-cell table:style-name="ce180" table:formula="of:=[.B54]/([.B44]+[.B40])" office:value-type="float" office:value="2.61860325309734">
            <text:p>2.62 </text:p>
          </table:table-cell>
          <table:table-cell table:style-name="ce159"/>
          <table:table-cell table:style-name="ce180" table:formula="of:=[.D54]/([.D44]+[.D40])" office:value-type="float" office:value="1.90664042869971">
            <text:p>1.91 </text:p>
          </table:table-cell>
          <table:table-cell table:style-name="ce159"/>
          <table:table-cell table:style-name="ce180" table:formula="of:=[.F54]/([.F44]+[.F40])" office:value-type="float" office:value="1.65642656527202">
            <text:p>1.66 </text:p>
          </table:table-cell>
          <table:table-cell table:style-name="ce159"/>
          <table:table-cell table:style-name="ce180" table:formula="of:=[.H54]/([.H44]+[.H40])" office:value-type="float" office:value="0">
            <text:p>#DIV/0!</text:p>
          </table:table-cell>
          <table:table-cell table:style-name="ce165"/>
          <table:table-cell table:number-columns-repeated="1015"/>
        </table:table-row>
        <table:table-row table:style-name="ro20">
          <table:table-cell table:style-name="ce159" office:value-type="string" office:string-value="Liquidity Ratio       ">
            <text:p>Liquidity Ratio <text:s text:c="7"/></text:p>
          </table:table-cell>
          <table:table-cell table:style-name="ce180" table:formula="of:=([.B54]-[.B56])/([.B44]+[.B40])" office:value-type="float" office:value="2.2179685084179">
            <text:p>2.22 </text:p>
          </table:table-cell>
          <table:table-cell table:style-name="ce159"/>
          <table:table-cell table:style-name="ce180" table:formula="of:=([.D54]-[.D56])/([.D44]+[.D40])" office:value-type="float" office:value="1.38495659005526">
            <text:p>1.38 </text:p>
          </table:table-cell>
          <table:table-cell table:style-name="ce159"/>
          <table:table-cell table:style-name="ce180" table:formula="of:=([.F54]-[.F56])/([.F44]+[.F40])" office:value-type="float" office:value="0.845517950290274">
            <text:p>0.85 </text:p>
          </table:table-cell>
          <table:table-cell table:style-name="ce159"/>
          <table:table-cell table:style-name="ce180" table:formula="of:=([.H54]-[.H56])/([.H44]+[.H40])" office:value-type="float" office:value="0">
            <text:p>#DIV/0!</text:p>
          </table:table-cell>
          <table:table-cell table:style-name="ce211"/>
          <table:table-cell table:number-columns-repeated="1015"/>
        </table:table-row>
        <table:table-row table:style-name="ro20">
          <table:table-cell table:style-name="ce159" office:value-type="string" office:string-value="Debt Equity Ratio       ">
            <text:p>Debt Equity Ratio <text:s text:c="7"/></text:p>
          </table:table-cell>
          <table:table-cell table:style-name="ce180" table:formula="of:=([.B39]+[.B40]+[.B42])/[.B36]" office:value-type="float" office:value="3.28299333334542">
            <text:p>3.28 </text:p>
          </table:table-cell>
          <table:table-cell table:style-name="ce159"/>
          <table:table-cell table:style-name="ce180" table:formula="of:=([.D39]+[.D40]+[.D42])/[.D36]" office:value-type="float" office:value="1.02055389856959">
            <text:p>1.02 </text:p>
          </table:table-cell>
          <table:table-cell table:style-name="ce159"/>
          <table:table-cell table:style-name="ce180" table:formula="of:=([.F39]+[.F40]+[.F42])/[.F36]" office:value-type="float" office:value="0.691195142995468">
            <text:p>0.69 </text:p>
          </table:table-cell>
          <table:table-cell table:style-name="ce159"/>
          <table:table-cell table:style-name="ce180" table:formula="of:=([.H39]+[.H40]+[.H42])/[.H36]" office:value-type="float" office:value="0">
            <text:p>#DIV/0!</text:p>
          </table:table-cell>
          <table:table-cell table:style-name="ce211"/>
          <table:table-cell table:number-columns-repeated="1015"/>
        </table:table-row>
        <table:table-row table:style-name="ro24">
          <table:table-cell table:style-name="ce159" office:value-type="string" office:string-value="Interest Coverage Ratio       ">
            <text:p>Interest Coverage Ratio <text:s text:c="7"/></text:p>
          </table:table-cell>
          <table:table-cell table:style-name="ce180" table:formula="of:=[.B16]/([.B18]+[.B19]+[.B20]+[.B21])" office:value-type="float" office:value="1.59041919849116">
            <text:p>1.59 </text:p>
          </table:table-cell>
          <table:table-cell table:style-name="ce159"/>
          <table:table-cell table:style-name="ce180" table:formula="of:=[.D16]/([.D18]+[.D19]+[.D20]+[.D21])" office:value-type="float" office:value="1.8610392553622">
            <text:p>1.86 </text:p>
          </table:table-cell>
          <table:table-cell table:style-name="ce159"/>
          <table:table-cell table:style-name="ce180" table:formula="of:=[.F16]/([.F18]+[.F19]+[.F20]+[.F21])" office:value-type="float" office:value="1.9093437230286">
            <text:p>1.91 </text:p>
          </table:table-cell>
          <table:table-cell table:style-name="ce159"/>
          <table:table-cell table:style-name="ce180" table:formula="of:=[.H16]/([.H18]+[.H19]+[.H20]+[.H21])" office:value-type="float" office:value="0">
            <text:p>#DIV/0!</text:p>
          </table:table-cell>
          <table:table-cell table:style-name="ce165"/>
          <table:table-cell table:number-columns-repeated="1015"/>
        </table:table-row>
        <table:table-row table:style-name="ro24">
          <table:table-cell table:style-name="ce159" office:value-type="string" office:string-value="DSCR       ">
            <text:p>DSCR <text:s text:c="7"/></text:p>
          </table:table-cell>
          <table:table-cell table:style-name="ce180" table:formula="of:=[.$B$16]/([.$B$18]+[.$B$19]+[.$B$20]+[.$B$21]+([.$B$39]+[.$B$42])/5)" office:value-type="float" office:value="0.89806655026095">
            <text:p>0.90 </text:p>
          </table:table-cell>
          <table:table-cell table:style-name="ce159"/>
          <table:table-cell table:style-name="ce180" table:formula="of:=[.$D$16]/([.$D$18]+[.D19]+[.D20]+[.D21]+([.$D$39]+[.$D$42])/5)" office:value-type="float" office:value="1.43086211328827">
            <text:p>1.43 </text:p>
          </table:table-cell>
          <table:table-cell table:style-name="ce159"/>
          <table:table-cell table:style-name="ce180" table:formula="of:=[.$F$16]/([.$F$18]+[.F19]+[.F20]+[.F21]+([.$F$39]+[.$F$42])/5)" office:value-type="float" office:value="1.38752462466098">
            <text:p>1.39 </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24">
          <table:table-cell table:style-name="ce159" office:value-type="string" office:string-value="DSCR after the proposed Loan       ">
            <text:p>DSCR after the proposed Loan <text:s text:c="7"/></text:p>
          </table:table-cell>
          <table:table-cell table:style-name="ce180" table:formula="of:=[.$B$16]/([.$B$18]+[.B19]+[.B20]+[.B21]+([.$B$39]+[.$B$42])/5+[$Eligibility.F28]/100000)" office:value-type="float" office:value="0.895326665714325">
            <text:p>0.90 </text:p>
          </table:table-cell>
          <table:table-cell table:style-name="ce159"/>
          <table:table-cell table:style-name="ce180" table:formula="of:=[.$D$16]/([.$D$18]+[.D19]+[.D20]+[.D21]+([.$D$39]+[.$D$42])/5)" office:value-type="float" office:value="1.43086211328827">
            <text:p>1.43 </text:p>
          </table:table-cell>
          <table:table-cell table:style-name="ce159"/>
          <table:table-cell table:style-name="ce180" table:formula="of:=[.$F$16]/([.$F$18]+[.F19]+[.F20]+[.F21]+([.$F$39]+[.$F$42])/5)" office:value-type="float" office:value="1.38752462466098">
            <text:p>1.39 </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24">
          <table:table-cell table:style-name="ce159" office:value-type="string" office:string-value="Gross Profit Margin Ratio       ">
            <text:p>Gross Profit Margin Ratio <text:s text:c="7"/></text:p>
          </table:table-cell>
          <table:table-cell table:style-name="ce180" table:formula="of:=[.B13]/[.B5]*100" office:value-type="float" office:value="17.6224274527017">
            <text:p>17.62 </text:p>
          </table:table-cell>
          <table:table-cell table:style-name="ce159"/>
          <table:table-cell table:style-name="ce180" table:formula="of:=[.D13]/[.D5]*100" office:value-type="float" office:value="15.676146616811">
            <text:p>15.68 </text:p>
          </table:table-cell>
          <table:table-cell table:style-name="ce159"/>
          <table:table-cell table:style-name="ce180" table:formula="of:=[.F13]/[.F5]*100" office:value-type="float" office:value="16.7305354768677">
            <text:p>16.73 </text:p>
          </table:table-cell>
          <table:table-cell table:style-name="ce159"/>
          <table:table-cell table:style-name="ce180" table:formula="of:=[.H13]/[.H5]*100" office:value-type="float" office:value="0">
            <text:p>#DIV/0!</text:p>
          </table:table-cell>
          <table:table-cell table:style-name="ce165"/>
          <table:table-cell table:number-columns-repeated="1015"/>
        </table:table-row>
        <table:table-row table:style-name="ro24">
          <table:table-cell table:style-name="ce159" office:value-type="string" office:string-value="Net Profit Margin Ratio       ">
            <text:p>Net Profit Margin Ratio <text:s text:c="7"/></text:p>
          </table:table-cell>
          <table:table-cell table:style-name="ce180" table:formula="of:=[.B25]/[.B5]*100" office:value-type="float" office:value="0.661764646878839">
            <text:p>0.66 </text:p>
          </table:table-cell>
          <table:table-cell table:style-name="ce159"/>
          <table:table-cell table:style-name="ce180" table:formula="of:=[.D25]/[.D5]*100" office:value-type="float" office:value="0.611847986990689">
            <text:p>0.61 </text:p>
          </table:table-cell>
          <table:table-cell table:style-name="ce159"/>
          <table:table-cell table:style-name="ce180" table:formula="of:=[.F25]/[.F5]*100" office:value-type="float" office:value="0.666877656636795">
            <text:p>0.67 </text:p>
          </table:table-cell>
          <table:table-cell table:style-name="ce159"/>
          <table:table-cell table:style-name="ce180" table:formula="of:=[.H25]/[.H5]*100" office:value-type="float" office:value="0">
            <text:p>#DIV/0!</text:p>
          </table:table-cell>
          <table:table-cell table:style-name="ce165"/>
          <table:table-cell table:number-columns-repeated="1015"/>
        </table:table-row>
        <table:table-row table:style-name="ro24">
          <table:table-cell table:style-name="ce159" office:value-type="string" office:string-value="Cash Profit Ratio       ">
            <text:p>Cash Profit Ratio <text:s text:c="7"/></text:p>
          </table:table-cell>
          <table:table-cell table:style-name="ce180" table:formula="of:=[.B26]/[.B5]*100" office:value-type="float" office:value="4.47799969025515">
            <text:p>4.48 </text:p>
          </table:table-cell>
          <table:table-cell table:style-name="ce159"/>
          <table:table-cell table:style-name="ce180" table:formula="of:=[.D26]/[.D5]*100" office:value-type="float" office:value="4.8521210465838">
            <text:p>4.85 </text:p>
          </table:table-cell>
          <table:table-cell table:style-name="ce159"/>
          <table:table-cell table:style-name="ce180" table:formula="of:=[.F26]/[.F5]*100" office:value-type="float" office:value="5.33461984960333">
            <text:p>5.33 </text:p>
          </table:table-cell>
          <table:table-cell table:style-name="ce159"/>
          <table:table-cell table:style-name="ce180" table:formula="of:=[.H26]/[.H5]*100" office:value-type="float" office:value="0">
            <text:p>#DIV/0!</text:p>
          </table:table-cell>
          <table:table-cell table:style-name="ce165"/>
          <table:table-cell table:number-columns-repeated="1015"/>
        </table:table-row>
        <table:table-row table:style-name="ro24">
          <table:table-cell table:style-name="ce159" office:value-type="string" office:string-value="Growth in Sales       ">
            <text:p>Growth in Sales <text:s text:c="7"/></text:p>
          </table:table-cell>
          <table:table-cell table:style-name="ce181" table:formula="of:=([.B5]-[.D5])/[.D5]*100" office:value-type="float" office:value="20.16926763314">
            <text:p>20.17 </text:p>
          </table:table-cell>
          <table:table-cell table:style-name="ce191"/>
          <table:table-cell table:style-name="ce181" table:formula="of:=([.D5]-[.F5])/[.F5]*100" office:value-type="float" office:value="12.5043262752948">
            <text:p>12.50 </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style-name="ce194"/>
          <table:table-cell table:number-columns-repeated="1014"/>
        </table:table-row>
        <table:table-row table:style-name="ro24">
          <table:table-cell table:style-name="ce159" office:value-type="string" office:string-value="Growth in Net Profits       ">
            <text:p>Growth in Net Profits <text:s text:c="7"/></text:p>
          </table:table-cell>
          <table:table-cell table:style-name="ce181" table:formula="of:=([.B25]-[.D25])/[.D25]*100" office:value-type="float" office:value="29.9730891525247">
            <text:p>29.97 </text:p>
          </table:table-cell>
          <table:table-cell table:style-name="ce191"/>
          <table:table-cell table:style-name="ce181" table:formula="of:=([.D25]-[.F25])/[.F25]*100" office:value-type="float" office:value="3.22065055595811">
            <text:p>3.22 </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number-columns-repeated="1015"/>
        </table:table-row>
        <table:table-row table:style-name="ro24">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24">
          <table:table-cell table:style-name="ce160" office:value-type="string" office:string-value="Cash Flow Statement       ">
            <text:p>Cash Flow Statement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24">
          <table:table-cell table:style-name="ce160"/>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24">
          <table:table-cell table:style-name="ce159" office:value-type="string" office:string-value="Net Profit After Tax       ">
            <text:p>Net Profit After Tax <text:s text:c="7"/></text:p>
          </table:table-cell>
          <table:table-cell table:style-name="ce180" table:formula="of:=[.B25]" office:value-type="float" office:value="3.29873">
            <text:p>3.30 </text:p>
          </table:table-cell>
          <table:table-cell table:style-name="ce159"/>
          <table:table-cell table:style-name="ce180" table:formula="of:=[.D25]" office:value-type="float" office:value="2.53801000000001">
            <text:p>2.54 </text:p>
          </table:table-cell>
          <table:table-cell table:style-name="ce159"/>
          <table:table-cell table:style-name="ce180" table:formula="of:=[.F25]" office:value-type="float" office:value="2.45882">
            <text:p>2.46 </text:p>
          </table:table-cell>
          <table:table-cell table:style-name="ce159"/>
          <table:table-cell table:style-name="ce180" table:formula="of:=[.H25]" office:value-type="float" office:value="0">
            <text:p>- </text:p>
          </table:table-cell>
          <table:table-cell table:style-name="ce165"/>
          <table:table-cell table:number-columns-repeated="1015"/>
        </table:table-row>
        <table:table-row table:style-name="ro24">
          <table:table-cell table:style-name="ce159" office:value-type="string" office:string-value="Add :       ">
            <text:p>Add :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24">
          <table:table-cell table:style-name="ce159" office:value-type="string" office:string-value="Depreciation       ">
            <text:p>Depreciation <text:s text:c="7"/></text:p>
          </table:table-cell>
          <table:table-cell table:style-name="ce180" table:formula="of:=[.B17]" office:value-type="float" office:value="19.02297">
            <text:p>19.02 </text:p>
          </table:table-cell>
          <table:table-cell table:style-name="ce159"/>
          <table:table-cell table:style-name="ce180" table:formula="of:=[.D17]" office:value-type="float" office:value="17.5891">
            <text:p>17.59 </text:p>
          </table:table-cell>
          <table:table-cell table:style-name="ce159"/>
          <table:table-cell table:style-name="ce180" table:formula="of:=[.F17]" office:value-type="float" office:value="17.21026">
            <text:p>17.21 </text:p>
          </table:table-cell>
          <table:table-cell table:style-name="ce159"/>
          <table:table-cell table:style-name="ce180" table:formula="of:=[.H17]" office:value-type="float" office:value="0">
            <text:p>- </text:p>
          </table:table-cell>
          <table:table-cell table:style-name="ce165"/>
          <table:table-cell table:number-columns-repeated="1015"/>
        </table:table-row>
        <table:table-row table:style-name="ro24">
          <table:table-cell table:style-name="ce159" office:value-type="string" office:string-value="Misc expenses written off/non cash expenses       ">
            <text:p>Misc expenses written off/non cash expenses <text:s text:c="7"/></text:p>
          </table:table-cell>
          <table:table-cell table:style-name="ce180" table:formula="of:=[.B22]" office:value-type="float" office:value="0">
            <text:p>- </text:p>
          </table:table-cell>
          <table:table-cell table:style-name="ce159"/>
          <table:table-cell table:style-name="ce180" table:formula="of:=[.D22]" office:value-type="float" office:value="0">
            <text:p>- </text:p>
          </table:table-cell>
          <table:table-cell table:style-name="ce159"/>
          <table:table-cell table:style-name="ce180" table:formula="of:=[.F22]" office:value-type="float" office:value="0">
            <text:p>- </text:p>
          </table:table-cell>
          <table:table-cell table:style-name="ce159"/>
          <table:table-cell table:style-name="ce180" table:formula="of:=[.H22]" office:value-type="float" office:value="0">
            <text:p>- </text:p>
          </table:table-cell>
          <table:table-cell table:style-name="ce165"/>
          <table:table-cell table:number-columns-repeated="1015"/>
        </table:table-row>
        <table:table-row table:style-name="ro24">
          <table:table-cell table:style-name="ce159" office:value-type="string" office:string-value="Salary paid to promoter/partners       ">
            <text:p>Salary paid to promoter/partners <text:s text:c="7"/></text:p>
          </table:table-cell>
          <table:table-cell table:style-name="ce180" table:formula="of:=[.B27]" office:value-type="float" office:value="4.8">
            <text:p>4.80 </text:p>
          </table:table-cell>
          <table:table-cell table:style-name="ce159"/>
          <table:table-cell table:style-name="ce180" table:formula="of:=[.D27]" office:value-type="float" office:value="4.8">
            <text:p>4.80 </text:p>
          </table:table-cell>
          <table:table-cell table:style-name="ce159"/>
          <table:table-cell table:style-name="ce180" table:formula="of:=[.F27]" office:value-type="float" office:value="4.8">
            <text:p>4.80 </text:p>
          </table:table-cell>
          <table:table-cell table:style-name="ce159"/>
          <table:table-cell table:style-name="ce180" table:formula="of:=[.H27]" office:value-type="float" office:value="0">
            <text:p>- </text:p>
          </table:table-cell>
          <table:table-cell table:style-name="ce165"/>
          <table:table-cell table:number-columns-repeated="1015"/>
        </table:table-row>
        <table:table-row table:style-name="ro24">
          <table:table-cell table:style-name="ce159" office:value-type="string" office:string-value="Interest paid to promoters       ">
            <text:p>Interest paid to promoters <text:s text:c="7"/></text:p>
          </table:table-cell>
          <table:table-cell table:style-name="ce180" table:formula="of:=[.B28]" office:value-type="float" office:value="14.12236">
            <text:p>14.12 </text:p>
          </table:table-cell>
          <table:table-cell table:style-name="ce159"/>
          <table:table-cell table:style-name="ce180" table:formula="of:=[.D28]" office:value-type="float" office:value="14.26898">
            <text:p>14.27 </text:p>
          </table:table-cell>
          <table:table-cell table:style-name="ce159"/>
          <table:table-cell table:style-name="ce180" table:formula="of:=[.F28]" office:value-type="float" office:value="12.56609">
            <text:p>12.57 </text:p>
          </table:table-cell>
          <table:table-cell table:style-name="ce159"/>
          <table:table-cell table:style-name="ce180" table:formula="of:=[.H28]" office:value-type="float" office:value="0">
            <text:p>- </text:p>
          </table:table-cell>
          <table:table-cell table:style-name="ce165"/>
          <table:table-cell table:number-columns-repeated="1015"/>
        </table:table-row>
        <table:table-row table:style-name="ro24">
          <table:table-cell table:style-name="ce159" office:value-type="string" office:string-value="Provision for tax       ">
            <text:p>Provision for tax <text:s text:c="7"/></text:p>
          </table:table-cell>
          <table:table-cell table:style-name="ce180" table:formula="of:=[.B24]" office:value-type="float" office:value="1.49473">
            <text:p>1.49 </text:p>
          </table:table-cell>
          <table:table-cell table:style-name="ce159"/>
          <table:table-cell table:style-name="ce180" table:formula="of:=[.D24]" office:value-type="float" office:value="1.14917">
            <text:p>1.15 </text:p>
          </table:table-cell>
          <table:table-cell table:style-name="ce159"/>
          <table:table-cell table:style-name="ce180" table:formula="of:=[.F24]" office:value-type="float" office:value="1.10786">
            <text:p>1.11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24">
          <table:table-cell table:style-name="ce159" office:value-type="string" office:string-value="Interest       ">
            <text:p>Interest <text:s text:c="7"/></text:p>
          </table:table-cell>
          <table:table-cell table:style-name="ce180" table:formula="of:=[.B18]+[.B19]+[.B20]+[.B21]" office:value-type="float" office:value="40.33817">
            <text:p>40.34 </text:p>
          </table:table-cell>
          <table:table-cell table:style-name="ce159"/>
          <table:table-cell table:style-name="ce180" table:formula="of:=[.D18]+[.D19]+[.D20]+[.D21]" office:value-type="float" office:value="24.71">
            <text:p>24.71 </text:p>
          </table:table-cell>
          <table:table-cell table:style-name="ce159"/>
          <table:table-cell table:style-name="ce180" table:formula="of:=[.F18]+[.F19]+[.F20]+[.F21]" office:value-type="float" office:value="22.84828">
            <text:p>22.85 </text:p>
          </table:table-cell>
          <table:table-cell table:style-name="ce159"/>
          <table:table-cell table:style-name="ce180" table:formula="of:=[.H18]+[.H19]+[.H20]+[.H21]" office:value-type="float" office:value="0">
            <text:p>- </text:p>
          </table:table-cell>
          <table:table-cell table:style-name="ce165"/>
          <table:table-cell table:number-columns-repeated="1015"/>
        </table:table-row>
        <table:table-row table:style-name="ro5">
          <table:table-cell table:style-name="ce161" office:value-type="string" office:string-value="Less : Other income (non business income)       ">
            <text:p>Less : Other income (non business income) <text:s text:c="7"/></text:p>
          </table:table-cell>
          <table:table-cell table:style-name="ce182" table:formula="of:=-[.B7]" office:value-type="float" office:value="-0.862">
            <text:p><text:s/>(0.86)</text:p>
          </table:table-cell>
          <table:table-cell table:style-name="ce160"/>
          <table:table-cell table:style-name="ce182" table:formula="of:=-[.D7]" office:value-type="float" office:value="-0.01917">
            <text:p><text:s/>(0.02)</text:p>
          </table:table-cell>
          <table:table-cell table:style-name="ce160"/>
          <table:table-cell table:style-name="ce182" table:formula="of:=-[.F7]" office:value-type="float" office:value="-0">
            <text:p>- </text:p>
          </table:table-cell>
          <table:table-cell table:style-name="ce160"/>
          <table:table-cell table:style-name="ce182" table:formula="of:=-[.H7]" office:value-type="float" office:value="-0">
            <text:p>- </text:p>
          </table:table-cell>
          <table:table-cell table:style-name="ce207"/>
          <table:table-cell table:number-columns-repeated="1015"/>
        </table:table-row>
        <table:table-row table:style-name="ro24">
          <table:table-cell table:style-name="ce161"/>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24">
          <table:table-cell table:style-name="ce159" office:value-type="string" office:string-value="Operating cash profit/(Loss ) before working capital changes       ">
            <text:p>Operating cash profit/(Loss ) before working capital changes <text:s text:c="7"/></text:p>
          </table:table-cell>
          <table:table-cell table:style-name="ce180" table:formula="of:=SUM([.B86:.B94])" office:value-type="float" office:value="82.21496">
            <text:p>82.21 </text:p>
          </table:table-cell>
          <table:table-cell table:style-name="ce159"/>
          <table:table-cell table:style-name="ce180" table:formula="of:=SUM([.D86:.D94])" office:value-type="float" office:value="65.03609">
            <text:p>65.04 </text:p>
          </table:table-cell>
          <table:table-cell table:style-name="ce159"/>
          <table:table-cell table:style-name="ce180" table:formula="of:=SUM([.F86:.F94])" office:value-type="float" office:value="60.99131">
            <text:p>60.99 </text:p>
          </table:table-cell>
          <table:table-cell table:style-name="ce159"/>
          <table:table-cell table:style-name="ce180" table:formula="of:=SUM([.H86:.H94])" office:value-type="float" office:value="0">
            <text:p>- </text:p>
          </table:table-cell>
          <table:table-cell table:style-name="ce165"/>
          <table:table-cell table:number-columns-repeated="1015"/>
        </table:table-row>
        <table:table-row table:style-name="ro24">
          <table:table-cell table:style-name="ce159" office:value-type="string" office:string-value="Trade and other receivables       ">
            <text:p>Trade and other receivables <text:s text:c="7"/></text:p>
          </table:table-cell>
          <table:table-cell table:style-name="ce180" table:formula="of:=[.D57]-[.B57]" office:value-type="float" office:value="-68.44513">
            <text:p><text:s/>(68.45)</text:p>
          </table:table-cell>
          <table:table-cell table:style-name="ce159"/>
          <table:table-cell table:style-name="ce180" table:formula="of:=[.F57]-[.D57]" office:value-type="float" office:value="-49.99476">
            <text:p><text:s/>(49.99)</text:p>
          </table:table-cell>
          <table:table-cell table:style-name="ce159"/>
          <table:table-cell table:style-name="ce180" table:formula="of:=[.J57]-[.F57]" office:value-type="float" office:value="-39.08304">
            <text:p><text:s/>(39.08)</text:p>
          </table:table-cell>
          <table:table-cell table:style-name="ce159"/>
          <table:table-cell table:style-name="ce180" table:formula="of:=[.L57]-[.H57]" office:value-type="float" office:value="0">
            <text:p>- </text:p>
          </table:table-cell>
          <table:table-cell table:style-name="ce165"/>
          <table:table-cell table:number-columns-repeated="1015"/>
        </table:table-row>
        <table:table-row table:style-name="ro24">
          <table:table-cell table:style-name="ce159" office:value-type="string" office:string-value="Inventories       ">
            <text:p>Inventories <text:s text:c="7"/></text:p>
          </table:table-cell>
          <table:table-cell table:style-name="ce180" table:formula="of:=[.D56]-[.B56]" office:value-type="float" office:value="4.32550000000001">
            <text:p>4.33 </text:p>
          </table:table-cell>
          <table:table-cell table:style-name="ce159"/>
          <table:table-cell table:style-name="ce180" table:formula="of:=[.F56]-[.D56]" office:value-type="float" office:value="9.874">
            <text:p>9.87 </text:p>
          </table:table-cell>
          <table:table-cell table:style-name="ce159"/>
          <table:table-cell table:style-name="ce180" table:formula="of:=[.J56]-[.F56]" office:value-type="float" office:value="-46.6545">
            <text:p><text:s/>(46.65)</text:p>
          </table:table-cell>
          <table:table-cell table:style-name="ce159"/>
          <table:table-cell table:style-name="ce180" table:formula="of:=[.L56]-[.H56]" office:value-type="float" office:value="0">
            <text:p>- </text:p>
          </table:table-cell>
          <table:table-cell table:style-name="ce165"/>
          <table:table-cell table:number-columns-repeated="1015"/>
        </table:table-row>
        <table:table-row table:style-name="ro24">
          <table:table-cell table:style-name="ce159" office:value-type="string" office:string-value="Loans &amp; Advances       ">
            <text:p>Loans &amp; Advances <text:s text:c="7"/></text:p>
          </table:table-cell>
          <table:table-cell table:style-name="ce180" table:formula="of:=[.D61]-[.B61]" office:value-type="float" office:value="-10.00859">
            <text:p><text:s/>(10.01)</text:p>
          </table:table-cell>
          <table:table-cell table:style-name="ce159"/>
          <table:table-cell table:style-name="ce180" table:formula="of:=[.F61]-[.D61]" office:value-type="float" office:value="0.191710000000001">
            <text:p>0.19 </text:p>
          </table:table-cell>
          <table:table-cell table:style-name="ce159"/>
          <table:table-cell table:style-name="ce180" table:formula="of:=[.J61]-[.F61]" office:value-type="float" office:value="-4.06103">
            <text:p><text:s/>(4.06)</text:p>
          </table:table-cell>
          <table:table-cell table:style-name="ce159"/>
          <table:table-cell table:style-name="ce180" table:formula="of:=[.L61]-[.H61]" office:value-type="float" office:value="0">
            <text:p>- </text:p>
          </table:table-cell>
          <table:table-cell table:style-name="ce165"/>
          <table:table-cell table:number-columns-repeated="1015"/>
        </table:table-row>
        <table:table-row table:style-name="ro24">
          <table:table-cell table:style-name="ce159" office:value-type="string" office:string-value="other current liabilities       ">
            <text:p>other current liabilities <text:s text:c="7"/></text:p>
          </table:table-cell>
          <table:table-cell table:style-name="ce180" table:formula="of:=[.B44]-[.D44]" office:value-type="float" office:value="1.00345">
            <text:p>1.00 </text:p>
          </table:table-cell>
          <table:table-cell table:style-name="ce159"/>
          <table:table-cell table:style-name="ce180" table:formula="of:=[.D44]-[.F44]" office:value-type="float" office:value="2.32592">
            <text:p>2.33 </text:p>
          </table:table-cell>
          <table:table-cell table:style-name="ce159"/>
          <table:table-cell table:style-name="ce180" table:formula="of:=[.F44]-[.J44]" office:value-type="float" office:value="33.9105">
            <text:p>33.91 </text:p>
          </table:table-cell>
          <table:table-cell table:style-name="ce159"/>
          <table:table-cell table:style-name="ce180" table:formula="of:=[.H44]-[.L44]" office:value-type="float" office:value="0">
            <text:p>- </text:p>
          </table:table-cell>
          <table:table-cell table:style-name="ce165"/>
          <table:table-cell table:number-columns-repeated="1015"/>
        </table:table-row>
        <table:table-row table:style-name="ro24">
          <table:table-cell table:style-name="ce159" office:value-type="string" office:string-value="Total       ">
            <text:p>Total <text:s text:c="7"/></text:p>
          </table:table-cell>
          <table:table-cell table:style-name="ce180" table:formula="of:=SUM([.B97:.B100])" office:value-type="float" office:value="-73.12477">
            <text:p><text:s/>(73.12)</text:p>
          </table:table-cell>
          <table:table-cell table:style-name="ce159"/>
          <table:table-cell table:style-name="ce180" table:formula="of:=SUM([.D97:.D100])" office:value-type="float" office:value="-37.60313">
            <text:p><text:s/>(37.60)</text:p>
          </table:table-cell>
          <table:table-cell table:style-name="ce159"/>
          <table:table-cell table:style-name="ce180" table:formula="of:=SUM([.F97:.F100])" office:value-type="float" office:value="-55.88807">
            <text:p><text:s/>(55.89)</text:p>
          </table:table-cell>
          <table:table-cell table:style-name="ce159"/>
          <table:table-cell table:style-name="ce180" table:formula="of:=SUM([.H97:.H100])" office:value-type="float" office:value="0">
            <text:p>- </text:p>
          </table:table-cell>
          <table:table-cell table:style-name="ce165"/>
          <table:table-cell table:number-columns-repeated="1015"/>
        </table:table-row>
        <table:table-row table:style-name="ro24">
          <table:table-cell table:style-name="ce160" office:value-type="string" office:string-value="Cash Generated from operations       ">
            <text:p>Cash Generated from operations <text:s text:c="7"/></text:p>
          </table:table-cell>
          <table:table-cell table:style-name="ce182" table:formula="of:=[.B96]+[.B101]" office:value-type="float" office:value="9.09019000000002">
            <text:p>9.09 </text:p>
          </table:table-cell>
          <table:table-cell table:style-name="ce160"/>
          <table:table-cell table:style-name="ce182" table:formula="of:=[.D96]+[.D101]" office:value-type="float" office:value="27.43296">
            <text:p>27.43 </text:p>
          </table:table-cell>
          <table:table-cell table:style-name="ce160"/>
          <table:table-cell table:style-name="ce182" table:formula="of:=[.F96]+[.F101]" office:value-type="float" office:value="5.10324000000001">
            <text:p>5.10 </text:p>
          </table:table-cell>
          <table:table-cell table:style-name="ce160"/>
          <table:table-cell table:style-name="ce182" table:formula="of:=[.H96]+[.H101]" office:value-type="float" office:value="0">
            <text:p>- </text:p>
          </table:table-cell>
          <table:table-cell table:style-name="ce207"/>
          <table:table-cell table:number-columns-repeated="1015"/>
        </table:table-row>
        <table:table-row table:style-name="ro24">
          <table:table-cell table:style-name="ce160"/>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24">
          <table:table-cell table:style-name="ce159" office:value-type="string" office:string-value="Less taxes paid       ">
            <text:p>Less taxes paid <text:s text:c="7"/></text:p>
          </table:table-cell>
          <table:table-cell table:style-name="ce180" table:formula="of:=[.B24]" office:value-type="float" office:value="1.49473">
            <text:p>1.49 </text:p>
          </table:table-cell>
          <table:table-cell table:style-name="ce159"/>
          <table:table-cell table:style-name="ce180" table:formula="of:=[.D24]" office:value-type="float" office:value="1.14917">
            <text:p>1.15 </text:p>
          </table:table-cell>
          <table:table-cell table:style-name="ce159"/>
          <table:table-cell table:style-name="ce180" table:formula="of:=[.F24]" office:value-type="float" office:value="1.10786">
            <text:p>1.11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24">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24">
          <table:table-cell table:style-name="ce160" office:value-type="string" office:string-value="Net Cash from Operations       ">
            <text:p>Net Cash from Operations <text:s text:c="7"/></text:p>
          </table:table-cell>
          <table:table-cell table:style-name="ce180" table:formula="of:=[.B102]-[.B104]" office:value-type="float" office:value="7.59546000000002">
            <text:p>7.60 </text:p>
          </table:table-cell>
          <table:table-cell table:style-name="ce159"/>
          <table:table-cell table:style-name="ce180" table:formula="of:=[.D102]-[.D104]" office:value-type="float" office:value="26.28379">
            <text:p>26.28 </text:p>
          </table:table-cell>
          <table:table-cell table:style-name="ce159"/>
          <table:table-cell table:style-name="ce180" table:formula="of:=[.F102]-[.F104]" office:value-type="float" office:value="3.99538000000001">
            <text:p>4.00 </text:p>
          </table:table-cell>
          <table:table-cell table:style-name="ce159"/>
          <table:table-cell table:style-name="ce180" table:formula="of:=[.H102]-[.H104]" office:value-type="float" office:value="0">
            <text:p>- </text:p>
          </table:table-cell>
          <table:table-cell table:style-name="ce165"/>
          <table:table-cell table:number-columns-repeated="1015"/>
        </table:table-row>
        <table:table-row table:style-name="ro20">
          <table:table-cell table:number-columns-repeated="1024"/>
        </table:table-row>
        <table:table-row table:style-name="ro20">
          <table:table-cell table:style-name="ce162" office:value-type="string">
            <text:p>Ratio</text:p>
          </table:table-cell>
          <table:table-cell table:style-name="ce183"/>
          <table:table-cell table:number-columns-repeated="1022"/>
        </table:table-row>
        <table:table-row table:style-name="ro24">
          <table:table-cell table:style-name="ce163" office:value-type="string">
            <text:p>Debt Equity-Not exceed</text:p>
          </table:table-cell>
          <table:table-cell table:style-name="ce164" office:value-type="float" office:value="2">
            <text:p>2</text:p>
          </table:table-cell>
          <table:table-cell table:style-name="ce192" table:formula="of:=[.B74]" office:value-type="float" office:value="3.28299333334542">
            <text:p>3.28 </text:p>
          </table:table-cell>
          <table:table-cell/>
          <table:table-cell table:style-name="ce196"/>
          <table:table-cell/>
          <table:table-cell table:style-name="ce196"/>
          <table:table-cell table:number-columns-repeated="1017"/>
        </table:table-row>
        <table:table-row table:style-name="ro20">
          <table:table-cell table:style-name="ce164" office:value-type="string">
            <text:p>DSCR-Min</text:p>
          </table:table-cell>
          <table:table-cell table:style-name="ce164" office:value-type="float" office:value="1.25">
            <text:p>1.25</text:p>
          </table:table-cell>
          <table:table-cell table:style-name="ce192" table:formula="of:=[.B76]" office:value-type="float" office:value="0.89806655026095">
            <text:p>0.90 </text:p>
          </table:table-cell>
          <table:table-cell table:number-columns-repeated="1021"/>
        </table:table-row>
        <table:table-row table:style-name="ro20">
          <table:table-cell table:style-name="ce164" office:value-type="string">
            <text:p>Drs to Sales-&lt; </text:p>
          </table:table-cell>
          <table:table-cell table:style-name="ce184" office:value-type="string">
            <text:p>4 months</text:p>
          </table:table-cell>
          <table:table-cell table:style-name="ce193" table:formula="of:=[.B59]/[.B5]*365/30" office:value-type="float" office:value="3.84478609884926">
            <text:p>3.84</text:p>
          </table:table-cell>
          <table:table-cell table:style-name="ce194" office:value-type="string">
            <text:p>months</text:p>
          </table:table-cell>
          <table:table-cell table:number-columns-repeated="1020"/>
        </table:table-row>
        <table:table-row table:style-name="ro24">
          <table:table-cell table:style-name="ce165" office:value-type="string">
            <text:p>Proposed DSCR</text:p>
          </table:table-cell>
          <table:table-cell/>
          <table:table-cell table:style-name="ce194"/>
          <table:table-cell table:number-columns-repeated="1021"/>
        </table:table-row>
        <table:table-row table:style-name="ro20">
          <table:table-cell table:style-name="ce163" office:value-type="string">
            <text:p>Debt Equity</text:p>
          </table:table-cell>
          <table:table-cell table:style-name="ce185" table:formula="of:=+[.B74]" office:value-type="float" office:value="3.28299333334542">
            <text:p>3.2829933333</text:p>
          </table:table-cell>
          <table:table-cell table:style-name="ce185"/>
          <table:table-cell table:number-columns-repeated="1021"/>
        </table:table-row>
        <table:table-row table:style-name="ro20">
          <table:table-cell table:style-name="ce164" office:value-type="string">
            <text:p>DSCR</text:p>
          </table:table-cell>
          <table:table-cell table:style-name="ce185" table:formula="of:=+[.C110]" office:value-type="float" office:value="0.89806655026095">
            <text:p>0.8980665503</text:p>
          </table:table-cell>
          <table:table-cell table:style-name="ce185"/>
          <table:table-cell table:number-columns-repeated="1021"/>
        </table:table-row>
        <table:table-row table:style-name="ro20">
          <table:table-cell table:style-name="ce164" office:value-type="string">
            <text:p>Drs to Sales</text:p>
          </table:table-cell>
          <table:table-cell table:style-name="ce185" table:formula="of:=+[.C111]" office:value-type="float" office:value="3.84478609884926">
            <text:p>3.8447860988</text:p>
          </table:table-cell>
          <table:table-cell table:style-name="ce185"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Ratios Sheet2" table:style-name="ta6" table:protected="true" table:protection-key="sHbLKBrsXbmhuH0oqtIhgGcltWQ=">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14">
          <table:table-cell table:style-name="ce128" office:value-type="string" table:number-columns-spanned="8" table:number-rows-spanned="2">
            <text:p>P.C Converters</text:p>
          </table:table-cell>
          <table:covered-table-cell table:number-columns-repeated="7" table:style-name="ce129"/>
          <table:table-cell table:style-name="ce129" table:number-columns-spanned="1" table:number-rows-spanned="2"/>
          <table:table-cell table:number-columns-repeated="1015"/>
        </table:table-row>
        <table:table-row table:style-name="ro22">
          <table:covered-table-cell table:number-columns-repeated="9" table:style-name="ce129"/>
          <table:table-cell table:number-columns-repeated="1015"/>
        </table:table-row>
        <table:table-row table:style-name="ro20">
          <table:table-cell table:style-name="ce130" office:value-type="string" table:number-columns-spanned="1" table:number-rows-spanned="2">
            <text:p>Profit &amp; Loss Account</text:p>
          </table:table-cell>
          <table:table-cell table:style-name="ce166" office:value-type="string">
            <text:p>31.03.2016</text:p>
          </table:table-cell>
          <table:table-cell table:style-name="ce167" office:value-type="string">
            <text:p>% Growth</text:p>
          </table:table-cell>
          <table:table-cell table:style-name="ce166" office:value-type="string">
            <text:p>31.03.2015</text:p>
          </table:table-cell>
          <table:table-cell table:style-name="ce167" office:value-type="string">
            <text:p>% Growth</text:p>
          </table:table-cell>
          <table:table-cell table:style-name="ce166" office:value-type="string">
            <text:p>31.03.2014</text:p>
          </table:table-cell>
          <table:table-cell table:style-name="ce167" office:value-type="string">
            <text:p>% Growth</text:p>
          </table:table-cell>
          <table:table-cell table:style-name="ce166" office:value-type="string">
            <text:p>31.03.2013</text:p>
          </table:table-cell>
          <table:table-cell table:style-name="ce200"/>
          <table:table-cell table:number-columns-repeated="1015"/>
        </table:table-row>
        <table:table-row table:style-name="ro20">
          <table:covered-table-cell table:style-name="ce130"/>
          <table:table-cell table:style-name="ce167" office:value-type="string">
            <text:p>Rs. lacs</text:p>
          </table:table-cell>
          <table:table-cell table:style-name="ce166" office:value-type="string">
            <text:p>In 2016</text:p>
          </table:table-cell>
          <table:table-cell table:style-name="ce167" office:value-type="string">
            <text:p>Rs. lacs</text:p>
          </table:table-cell>
          <table:table-cell table:style-name="ce166" office:value-type="string">
            <text:p>In 2012</text:p>
          </table:table-cell>
          <table:table-cell table:style-name="ce167" office:value-type="string">
            <text:p>Rs. lacs</text:p>
          </table:table-cell>
          <table:table-cell table:style-name="ce166" office:value-type="string">
            <text:p>In 2011</text:p>
          </table:table-cell>
          <table:table-cell table:style-name="ce167" office:value-type="string">
            <text:p>Rs. lacs</text:p>
          </table:table-cell>
          <table:table-cell table:style-name="ce200"/>
          <table:table-cell table:number-columns-repeated="1015"/>
        </table:table-row>
        <table:table-row table:style-name="ro14">
          <table:table-cell table:style-name="ce131" office:value-type="string">
            <text:p>Sales</text:p>
          </table:table-cell>
          <table:table-cell table:style-name="ce168" office:value-type="float" office:value="0">
            <text:p>0.00</text:p>
          </table:table-cell>
          <table:table-cell table:style-name="ce186" table:formula="of:=([.B5]-[.D5])/[.D5]*100" office:value-type="float" office:value="0">
            <text:p>#DIV/0!</text:p>
          </table:table-cell>
          <table:table-cell table:style-name="ce168" office:value-type="float" office:value="0">
            <text:p>0.00</text:p>
          </table:table-cell>
          <table:table-cell table:style-name="ce186" table:formula="of:=([.D5]-[.F5])/[.F5]*100" office:value-type="float" office:value="0">
            <text:p>#DIV/0!</text:p>
          </table:table-cell>
          <table:table-cell table:style-name="ce195" office:value-type="float" office:value="0">
            <text:p>0.00</text:p>
          </table:table-cell>
          <table:table-cell table:style-name="ce186" table:formula="of:=([.F5]-[.H5])/[.H5]*100" office:value-type="float" office:value="0">
            <text:p>#DIV/0!</text:p>
          </table:table-cell>
          <table:table-cell table:style-name="ce195" office:value-type="float" office:value="0">
            <text:p>0.00</text:p>
          </table:table-cell>
          <table:table-cell table:style-name="ce201"/>
          <table:table-cell table:number-columns-repeated="1015"/>
        </table:table-row>
        <table:table-row table:style-name="ro23">
          <table:table-cell table:style-name="ce132" office:value-type="string">
            <text:p>Other Income (incidental to Business/Business income)</text:p>
          </table:table-cell>
          <table:table-cell table:style-name="ce168" office:value-type="float" office:value="0">
            <text:p>0.00</text:p>
          </table:table-cell>
          <table:table-cell table:style-name="ce186" table:formula="of:=([.B6]-[.D6])/[.D6]*100" office:value-type="float" office:value="0">
            <text:p>#DIV/0!</text:p>
          </table:table-cell>
          <table:table-cell table:style-name="ce168" office:value-type="float" office:value="0">
            <text:p>0.00</text:p>
          </table:table-cell>
          <table:table-cell table:style-name="ce186" table:formula="of:=([.D6]-[.F6])/[.F6]*100" office:value-type="float" office:value="0">
            <text:p>#DIV/0!</text:p>
          </table:table-cell>
          <table:table-cell table:style-name="ce168" office:value-type="float" office:value="0">
            <text:p>0.00</text:p>
          </table:table-cell>
          <table:table-cell table:style-name="ce186" table:formula="of:=([.F6]-[.H6])/[.H6]*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14">
          <table:table-cell table:style-name="ce132" office:value-type="string">
            <text:p>Other Income (Non Business income)</text:p>
          </table:table-cell>
          <table:table-cell table:style-name="ce168" office:value-type="float" office:value="0">
            <text:p>0.00</text:p>
          </table:table-cell>
          <table:table-cell table:style-name="ce186" table:formula="of:=([.B7]-[.D7])/[.D7]*100" office:value-type="float" office:value="0">
            <text:p>#DIV/0!</text:p>
          </table:table-cell>
          <table:table-cell table:style-name="ce168" office:value-type="float" office:value="0">
            <text:p>0.00</text:p>
          </table:table-cell>
          <table:table-cell table:style-name="ce186" table:formula="of:=([.D7]-[.F7])/[.F7]*100" office:value-type="float" office:value="0">
            <text:p>#DIV/0!</text:p>
          </table:table-cell>
          <table:table-cell table:style-name="ce168" office:value-type="float" office:value="0">
            <text:p>0.00</text:p>
          </table:table-cell>
          <table:table-cell table:style-name="ce186" table:formula="of:=([.F7]-[.H7])/[.H7]*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27">
          <table:table-cell table:style-name="ce133" office:value-type="string">
            <text:p>Total Income</text:p>
          </table:table-cell>
          <table:table-cell table:style-name="ce169" table:formula="of:=[.B5]+[.B6]+[.B7]" office:value-type="float" office:value="0">
            <text:p>0.00</text:p>
          </table:table-cell>
          <table:table-cell table:style-name="ce186" table:formula="of:=([.B8]-[.D8])/[.D8]*100" office:value-type="float" office:value="0">
            <text:p>#DIV/0!</text:p>
          </table:table-cell>
          <table:table-cell table:style-name="ce169" table:formula="of:=[.D5]+[.D6]+[.D7]" office:value-type="float" office:value="0">
            <text:p>0.00</text:p>
          </table:table-cell>
          <table:table-cell table:style-name="ce186" table:formula="of:=([.D8]-[.F8])/[.F8]*100" office:value-type="float" office:value="0">
            <text:p>#DIV/0!</text:p>
          </table:table-cell>
          <table:table-cell table:style-name="ce169" table:formula="of:=[.F5]+[.F6]+[.F7]" office:value-type="float" office:value="0">
            <text:p>0.00</text:p>
          </table:table-cell>
          <table:table-cell table:style-name="ce186" table:formula="of:=([.F8]-[.H8])/[.H8]*100" office:value-type="float" office:value="0">
            <text:p>#DIV/0!</text:p>
          </table:table-cell>
          <table:table-cell table:style-name="ce169" table:formula="of:=[.H5]+[.H6]+[.H7]" office:value-type="float" office:value="0">
            <text:p>0.00</text:p>
          </table:table-cell>
          <table:table-cell table:style-name="ce201"/>
          <table:table-cell table:number-columns-repeated="1015"/>
        </table:table-row>
        <table:table-row table:style-name="ro5">
          <table:table-cell table:style-name="ce133"/>
          <table:table-cell table:style-name="ce169"/>
          <table:table-cell table:style-name="ce187" office:value-type="string">
            <text:p>Cost % of sales of 2016</text:p>
          </table:table-cell>
          <table:table-cell table:style-name="ce169"/>
          <table:table-cell table:style-name="ce187" office:value-type="string">
            <text:p>Cost % of sales of 2015</text:p>
          </table:table-cell>
          <table:table-cell table:style-name="ce197"/>
          <table:table-cell table:style-name="ce187" office:value-type="string">
            <text:p>Cost % of sales of 2014</text:p>
          </table:table-cell>
          <table:table-cell table:style-name="ce197"/>
          <table:table-cell table:style-name="ce217" office:value-type="string">
            <text:p>Cost % of sales of 2013</text:p>
          </table:table-cell>
          <table:table-cell table:number-columns-repeated="1015"/>
        </table:table-row>
        <table:table-row table:style-name="ro14">
          <table:table-cell table:style-name="ce134" office:value-type="string">
            <text:p>Raw Material Cost</text:p>
          </table:table-cell>
          <table:table-cell table:style-name="ce168" office:value-type="float" office:value="0">
            <text:p>0.00</text:p>
          </table:table-cell>
          <table:table-cell table:style-name="ce186" table:formula="of:=[.B10]/[.$B$5]*100" office:value-type="float" office:value="0">
            <text:p>#DIV/0!</text:p>
          </table:table-cell>
          <table:table-cell table:style-name="ce168" office:value-type="float" office:value="0">
            <text:p>0.00</text:p>
          </table:table-cell>
          <table:table-cell table:style-name="ce186" table:formula="of:=[.D10]/[.$D$5]*100" office:value-type="float" office:value="0">
            <text:p>#DIV/0!</text:p>
          </table:table-cell>
          <table:table-cell table:style-name="ce168" office:value-type="float" office:value="0">
            <text:p>0.00</text:p>
          </table:table-cell>
          <table:table-cell table:style-name="ce186" table:formula="of:=[.F10]/[.$F$5]*100" office:value-type="float" office:value="0">
            <text:p>#DIV/0!</text:p>
          </table:table-cell>
          <table:table-cell table:style-name="ce168" office:value-type="float" office:value="0">
            <text:p>0.00</text:p>
          </table:table-cell>
          <table:table-cell table:style-name="ce203" table:formula="of:=[.H10]/[.$H$5]*100" office:value-type="float" office:value="0">
            <text:p>#DIV/0!</text:p>
          </table:table-cell>
          <table:table-cell table:number-columns-repeated="1015"/>
        </table:table-row>
        <table:table-row table:style-name="ro14">
          <table:table-cell table:style-name="ce134" office:value-type="string">
            <text:p>Manufacturing expenses</text:p>
          </table:table-cell>
          <table:table-cell table:style-name="ce168" office:value-type="float" office:value="0">
            <text:p>0.00</text:p>
          </table:table-cell>
          <table:table-cell table:style-name="ce186" table:formula="of:=[.B11]/[.$B$5]*100" office:value-type="float" office:value="0">
            <text:p>#DIV/0!</text:p>
          </table:table-cell>
          <table:table-cell table:style-name="ce168" office:value-type="float" office:value="0">
            <text:p>0.00</text:p>
          </table:table-cell>
          <table:table-cell table:style-name="ce186" table:formula="of:=[.D11]/[.$D$5]*100" office:value-type="float" office:value="0">
            <text:p>#DIV/0!</text:p>
          </table:table-cell>
          <table:table-cell table:style-name="ce195" office:value-type="float" office:value="0">
            <text:p>0.00</text:p>
          </table:table-cell>
          <table:table-cell table:style-name="ce186" table:formula="of:=[.F11]/[.$F$5]*100" office:value-type="float" office:value="0">
            <text:p>#DIV/0!</text:p>
          </table:table-cell>
          <table:table-cell table:style-name="ce195" office:value-type="float" office:value="0">
            <text:p>0.00</text:p>
          </table:table-cell>
          <table:table-cell table:style-name="ce203" table:formula="of:=[.H11]/[.$H$5]*100" office:value-type="float" office:value="0">
            <text:p>#DIV/0!</text:p>
          </table:table-cell>
          <table:table-cell table:style-name="ce194"/>
          <table:table-cell table:number-columns-repeated="1014"/>
        </table:table-row>
        <table:table-row table:style-name="ro14">
          <table:table-cell table:style-name="ce134" office:value-type="string">
            <text:p>Wages &amp; employee cost</text:p>
          </table:table-cell>
          <table:table-cell table:style-name="ce168" office:value-type="float" office:value="0">
            <text:p>0.00</text:p>
          </table:table-cell>
          <table:table-cell table:style-name="ce186" table:formula="of:=[.B12]/[.$B$5]*100" office:value-type="float" office:value="0">
            <text:p>#DIV/0!</text:p>
          </table:table-cell>
          <table:table-cell table:style-name="ce168" office:value-type="float" office:value="0">
            <text:p>0.00</text:p>
          </table:table-cell>
          <table:table-cell table:style-name="ce186" table:formula="of:=[.D12]/[.$D$5]*100" office:value-type="float" office:value="0">
            <text:p>#DIV/0!</text:p>
          </table:table-cell>
          <table:table-cell table:style-name="ce195" office:value-type="float" office:value="0">
            <text:p>0.00</text:p>
          </table:table-cell>
          <table:table-cell table:style-name="ce186" table:formula="of:=[.F12]/[.$F$5]*100" office:value-type="float" office:value="0">
            <text:p>#DIV/0!</text:p>
          </table:table-cell>
          <table:table-cell table:style-name="ce195" office:value-type="float" office:value="0">
            <text:p>0.00</text:p>
          </table:table-cell>
          <table:table-cell table:style-name="ce203" table:formula="of:=[.H12]/[.$H$5]*100" office:value-type="float" office:value="0">
            <text:p>#DIV/0!</text:p>
          </table:table-cell>
          <table:table-cell table:number-columns-repeated="1015"/>
        </table:table-row>
        <table:table-row table:style-name="ro27">
          <table:table-cell table:style-name="ce135" office:value-type="string">
            <text:p>Gross Profit</text:p>
          </table:table-cell>
          <table:table-cell table:style-name="ce170" table:formula="of:=[.B8]-[.B10]-[.B11]-[.B12]" office:value-type="float" office:value="0">
            <text:p>0.00</text:p>
          </table:table-cell>
          <table:table-cell table:style-name="ce186" table:formula="of:=[.B13]/[.$B$5]*100" office:value-type="float" office:value="0">
            <text:p>#DIV/0!</text:p>
          </table:table-cell>
          <table:table-cell table:style-name="ce170" table:formula="of:=[.D8]-[.D10]-[.D11]-[.D12]" office:value-type="float" office:value="0">
            <text:p>0.00</text:p>
          </table:table-cell>
          <table:table-cell table:style-name="ce186" table:formula="of:=[.D13]/[.$D$5]*100" office:value-type="float" office:value="0">
            <text:p>#DIV/0!</text:p>
          </table:table-cell>
          <table:table-cell table:style-name="ce170" table:formula="of:=[.F8]-[.F10]-[.F11]-[.F12]" office:value-type="float" office:value="0">
            <text:p>0.00</text:p>
          </table:table-cell>
          <table:table-cell table:style-name="ce186" table:formula="of:=[.F13]/[.$F$5]*100" office:value-type="float" office:value="0">
            <text:p>#DIV/0!</text:p>
          </table:table-cell>
          <table:table-cell table:style-name="ce170" table:formula="of:=[.H8]-[.H10]-[.H11]-[.H12]" office:value-type="float" office:value="0">
            <text:p>0.00</text:p>
          </table:table-cell>
          <table:table-cell table:style-name="ce203" table:formula="of:=[.H13]/[.$H$5]*100" office:value-type="float" office:value="0">
            <text:p>#DIV/0!</text:p>
          </table:table-cell>
          <table:table-cell table:number-columns-repeated="1015"/>
        </table:table-row>
        <table:table-row table:style-name="ro14">
          <table:table-cell table:style-name="ce136" office:value-type="string">
            <text:p>Administrative Expenses</text:p>
          </table:table-cell>
          <table:table-cell table:style-name="ce168" office:value-type="float" office:value="0">
            <text:p>0.00</text:p>
          </table:table-cell>
          <table:table-cell table:style-name="ce186" table:formula="of:=[.B14]/[.$B$5]*100" office:value-type="float" office:value="0">
            <text:p>#DIV/0!</text:p>
          </table:table-cell>
          <table:table-cell table:style-name="ce168" office:value-type="float" office:value="0">
            <text:p>0.00</text:p>
          </table:table-cell>
          <table:table-cell table:style-name="ce186" table:formula="of:=[.D14]/[.$D$5]*100" office:value-type="float" office:value="0">
            <text:p>#DIV/0!</text:p>
          </table:table-cell>
          <table:table-cell table:style-name="ce195" office:value-type="float" office:value="0">
            <text:p>0.00</text:p>
          </table:table-cell>
          <table:table-cell table:style-name="ce186" table:formula="of:=[.F14]/[.$F$5]*100" office:value-type="float" office:value="0">
            <text:p>#DIV/0!</text:p>
          </table:table-cell>
          <table:table-cell table:style-name="ce195" office:value-type="float" office:value="0">
            <text:p>0.00</text:p>
          </table:table-cell>
          <table:table-cell table:style-name="ce203" table:formula="of:=[.H14]/[.$H$5]*100" office:value-type="float" office:value="0">
            <text:p>#DIV/0!</text:p>
          </table:table-cell>
          <table:table-cell table:style-name="ce194"/>
          <table:table-cell table:number-columns-repeated="1014"/>
        </table:table-row>
        <table:table-row table:style-name="ro14">
          <table:table-cell table:style-name="ce136" office:value-type="string">
            <text:p>Selling &amp; Distribution Expenses</text:p>
          </table:table-cell>
          <table:table-cell table:style-name="ce168" office:value-type="float" office:value="0">
            <text:p>0.00</text:p>
          </table:table-cell>
          <table:table-cell table:style-name="ce186" table:formula="of:=[.B15]/[.$B$5]*100" office:value-type="float" office:value="0">
            <text:p>#DIV/0!</text:p>
          </table:table-cell>
          <table:table-cell table:style-name="ce168" office:value-type="float" office:value="0">
            <text:p>0.00</text:p>
          </table:table-cell>
          <table:table-cell table:style-name="ce186" table:formula="of:=[.D15]/[.$D$5]*100" office:value-type="float" office:value="0">
            <text:p>#DIV/0!</text:p>
          </table:table-cell>
          <table:table-cell table:style-name="ce195" office:value-type="float" office:value="0">
            <text:p>0.00</text:p>
          </table:table-cell>
          <table:table-cell table:style-name="ce186" table:formula="of:=[.F15]/[.$F$5]*100" office:value-type="float" office:value="0">
            <text:p>#DIV/0!</text:p>
          </table:table-cell>
          <table:table-cell table:style-name="ce195" office:value-type="float" office:value="0">
            <text:p>0.00</text:p>
          </table:table-cell>
          <table:table-cell table:style-name="ce203" table:formula="of:=[.H15]/[.$H$5]*100" office:value-type="float" office:value="0">
            <text:p>#DIV/0!</text:p>
          </table:table-cell>
          <table:table-cell table:style-name="ce194"/>
          <table:table-cell table:number-columns-repeated="1014"/>
        </table:table-row>
        <table:table-row table:style-name="ro27">
          <table:table-cell table:style-name="ce135" office:value-type="string">
            <text:p>PBDIT</text:p>
          </table:table-cell>
          <table:table-cell table:style-name="ce170" table:formula="of:=[.B13]-[.B14]-[.B15]" office:value-type="float" office:value="0">
            <text:p>0.00</text:p>
          </table:table-cell>
          <table:table-cell table:style-name="ce186" table:formula="of:=[.B16]/[.$B$5]*100" office:value-type="float" office:value="0">
            <text:p>#DIV/0!</text:p>
          </table:table-cell>
          <table:table-cell table:style-name="ce170" table:formula="of:=[.D13]-[.D14]-[.D15]" office:value-type="float" office:value="0">
            <text:p>0.00</text:p>
          </table:table-cell>
          <table:table-cell table:style-name="ce186" table:formula="of:=[.D16]/[.$D$5]*100" office:value-type="float" office:value="0">
            <text:p>#DIV/0!</text:p>
          </table:table-cell>
          <table:table-cell table:style-name="ce170" table:formula="of:=[.F13]-[.F14]-[.F15]" office:value-type="float" office:value="0">
            <text:p>0.00</text:p>
          </table:table-cell>
          <table:table-cell table:style-name="ce186" table:formula="of:=[.F16]/[.$F$5]*100" office:value-type="float" office:value="0">
            <text:p>#DIV/0!</text:p>
          </table:table-cell>
          <table:table-cell table:style-name="ce170" table:formula="of:=[.H13]-[.H14]-[.H15]" office:value-type="float" office:value="0">
            <text:p>0.00</text:p>
          </table:table-cell>
          <table:table-cell table:style-name="ce203" table:formula="of:=[.H16]/[.$H$5]*100" office:value-type="float" office:value="0">
            <text:p>#DIV/0!</text:p>
          </table:table-cell>
          <table:table-cell table:number-columns-repeated="1015"/>
        </table:table-row>
        <table:table-row table:style-name="ro28">
          <table:table-cell table:style-name="ce137" office:value-type="string">
            <text:p>Depreciation</text:p>
          </table:table-cell>
          <table:table-cell table:style-name="ce168" office:value-type="float" office:value="0">
            <text:p>0.00</text:p>
          </table:table-cell>
          <table:table-cell table:style-name="ce186" table:formula="of:=[.B17]/[.$B$5]*100" office:value-type="float" office:value="0">
            <text:p>#DIV/0!</text:p>
          </table:table-cell>
          <table:table-cell table:style-name="ce168" office:value-type="float" office:value="0">
            <text:p>0.00</text:p>
          </table:table-cell>
          <table:table-cell table:style-name="ce186" table:formula="of:=[.D17]/[.$D$5]*100" office:value-type="float" office:value="0">
            <text:p>#DIV/0!</text:p>
          </table:table-cell>
          <table:table-cell table:style-name="ce195" office:value-type="float" office:value="0">
            <text:p>0.00</text:p>
          </table:table-cell>
          <table:table-cell table:style-name="ce186" table:formula="of:=[.F17]/[.$F$5]*100" office:value-type="float" office:value="0">
            <text:p>#DIV/0!</text:p>
          </table:table-cell>
          <table:table-cell table:style-name="ce195" office:value-type="float" office:value="0">
            <text:p>0.00</text:p>
          </table:table-cell>
          <table:table-cell table:style-name="ce203" table:formula="of:=[.H17]/[.$H$5]*100" office:value-type="float" office:value="0">
            <text:p>#DIV/0!</text:p>
          </table:table-cell>
          <table:table-cell table:number-columns-repeated="2"/>
          <table:table-cell table:style-name="ce212"/>
          <table:table-cell table:number-columns-repeated="1012"/>
        </table:table-row>
        <table:table-row table:style-name="ro28">
          <table:table-cell table:style-name="ce134" office:value-type="string">
            <text:p>Interest on Term Loan from Banks</text:p>
          </table:table-cell>
          <table:table-cell table:style-name="ce168" office:value-type="float" office:value="0">
            <text:p>0.00</text:p>
          </table:table-cell>
          <table:table-cell table:style-name="ce186" table:formula="of:=[.B18]/[.$B$5]*100" office:value-type="float" office:value="0">
            <text:p>#DIV/0!</text:p>
          </table:table-cell>
          <table:table-cell table:style-name="ce168" office:value-type="float" office:value="0">
            <text:p>0.00</text:p>
          </table:table-cell>
          <table:table-cell table:style-name="ce186" table:formula="of:=[.D18]/[.$D$5]*100" office:value-type="float" office:value="0">
            <text:p>#DIV/0!</text:p>
          </table:table-cell>
          <table:table-cell table:style-name="ce195" office:value-type="float" office:value="0">
            <text:p>0.00</text:p>
          </table:table-cell>
          <table:table-cell table:style-name="ce186" table:formula="of:=[.F18]/[.$F$5]*100" office:value-type="float" office:value="0">
            <text:p>#DIV/0!</text:p>
          </table:table-cell>
          <table:table-cell table:style-name="ce195" office:value-type="float" office:value="0">
            <text:p>0.00</text:p>
          </table:table-cell>
          <table:table-cell table:style-name="ce203" table:formula="of:=[.H18]/[.$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Term Loan from Relatives</text:p>
          </table:table-cell>
          <table:table-cell table:style-name="ce168" office:value-type="float" office:value="0">
            <text:p>0.00</text:p>
          </table:table-cell>
          <table:table-cell table:style-name="ce186" table:formula="of:=[.B19]/[.$B$5]*100" office:value-type="float" office:value="0">
            <text:p>#DIV/0!</text:p>
          </table:table-cell>
          <table:table-cell table:style-name="ce168" office:value-type="float" office:value="0">
            <text:p>0.00</text:p>
          </table:table-cell>
          <table:table-cell table:style-name="ce186" table:formula="of:=[.D19]/[.$D$5]*100" office:value-type="float" office:value="0">
            <text:p>#DIV/0!</text:p>
          </table:table-cell>
          <table:table-cell table:style-name="ce168" office:value-type="float" office:value="0">
            <text:p>0.00</text:p>
          </table:table-cell>
          <table:table-cell table:style-name="ce186" table:formula="of:=[.F19]/[.$F$5]*100" office:value-type="float" office:value="0">
            <text:p>#DIV/0!</text:p>
          </table:table-cell>
          <table:table-cell table:style-name="ce168" office:value-type="float" office:value="0">
            <text:p>0.00</text:p>
          </table:table-cell>
          <table:table-cell table:style-name="ce203" table:formula="of:=[.H19]/[.$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unsecured loans from others</text:p>
          </table:table-cell>
          <table:table-cell table:style-name="ce168" office:value-type="float" office:value="0">
            <text:p>0.00</text:p>
          </table:table-cell>
          <table:table-cell table:style-name="ce186" table:formula="of:=[.B20]/[.$B$5]*100" office:value-type="float" office:value="0">
            <text:p>#DIV/0!</text:p>
          </table:table-cell>
          <table:table-cell table:style-name="ce168" office:value-type="float" office:value="0">
            <text:p>0.00</text:p>
          </table:table-cell>
          <table:table-cell table:style-name="ce186" table:formula="of:=[.D20]/[.$D$5]*100" office:value-type="float" office:value="0">
            <text:p>#DIV/0!</text:p>
          </table:table-cell>
          <table:table-cell table:style-name="ce168" office:value-type="float" office:value="0">
            <text:p>0.00</text:p>
          </table:table-cell>
          <table:table-cell table:style-name="ce186" table:formula="of:=[.F20]/[.$F$5]*100" office:value-type="float" office:value="0">
            <text:p>#DIV/0!</text:p>
          </table:table-cell>
          <table:table-cell table:style-name="ce168" office:value-type="float" office:value="0">
            <text:p>0.00</text:p>
          </table:table-cell>
          <table:table-cell table:style-name="ce203" table:formula="of:=[.H20]/[.$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CC/OD</text:p>
          </table:table-cell>
          <table:table-cell table:style-name="ce168" office:value-type="float" office:value="0">
            <text:p>0.00</text:p>
          </table:table-cell>
          <table:table-cell table:style-name="ce186" table:formula="of:=[.B21]/[.$B$5]*100" office:value-type="float" office:value="0">
            <text:p>#DIV/0!</text:p>
          </table:table-cell>
          <table:table-cell table:style-name="ce168" office:value-type="float" office:value="0">
            <text:p>0.00</text:p>
          </table:table-cell>
          <table:table-cell table:style-name="ce186" table:formula="of:=[.D21]/[.$D$5]*100" office:value-type="float" office:value="0">
            <text:p>#DIV/0!</text:p>
          </table:table-cell>
          <table:table-cell table:style-name="ce195" office:value-type="float" office:value="0">
            <text:p>0.00</text:p>
          </table:table-cell>
          <table:table-cell table:style-name="ce186" table:formula="of:=[.F21]/[.$F$5]*100" office:value-type="float" office:value="0">
            <text:p>#DIV/0!</text:p>
          </table:table-cell>
          <table:table-cell table:style-name="ce195" office:value-type="float" office:value="0">
            <text:p>0.00</text:p>
          </table:table-cell>
          <table:table-cell table:style-name="ce203" table:formula="of:=[.H21]/[.$H$5]*100" office:value-type="float" office:value="0">
            <text:p>#DIV/0!</text:p>
          </table:table-cell>
          <table:table-cell table:number-columns-repeated="2"/>
          <table:table-cell table:style-name="ce165"/>
          <table:table-cell table:number-columns-repeated="1012"/>
        </table:table-row>
        <table:table-row table:style-name="ro14">
          <table:table-cell table:style-name="ce137" office:value-type="string">
            <text:p>Non cash expenses written off</text:p>
          </table:table-cell>
          <table:table-cell table:style-name="ce168" office:value-type="float" office:value="0">
            <text:p>0.00</text:p>
          </table:table-cell>
          <table:table-cell table:style-name="ce186" table:formula="of:=[.B22]/[.$B$5]*100" office:value-type="float" office:value="0">
            <text:p>#DIV/0!</text:p>
          </table:table-cell>
          <table:table-cell table:style-name="ce168" office:value-type="float" office:value="0">
            <text:p>0.00</text:p>
          </table:table-cell>
          <table:table-cell table:style-name="ce186" table:formula="of:=[.D22]/[.$D$5]*100" office:value-type="float" office:value="0">
            <text:p>#DIV/0!</text:p>
          </table:table-cell>
          <table:table-cell table:style-name="ce195" office:value-type="float" office:value="0">
            <text:p>0.00</text:p>
          </table:table-cell>
          <table:table-cell table:style-name="ce186" table:formula="of:=[.F22]/[.$F$5]*100" office:value-type="float" office:value="0">
            <text:p>#DIV/0!</text:p>
          </table:table-cell>
          <table:table-cell table:style-name="ce195" office:value-type="float" office:value="0">
            <text:p>0.00</text:p>
          </table:table-cell>
          <table:table-cell table:style-name="ce203" table:formula="of:=[.H22]/[.$H$5]*100" office:value-type="float" office:value="0">
            <text:p>#DIV/0!</text:p>
          </table:table-cell>
          <table:table-cell table:number-columns-repeated="1015"/>
        </table:table-row>
        <table:table-row table:style-name="ro27">
          <table:table-cell table:style-name="ce138" office:value-type="string">
            <text:p>Profit Before Tax</text:p>
          </table:table-cell>
          <table:table-cell table:style-name="ce171" table:formula="of:=[.B16]-[.B17]-[.B18]-[.B22]-[.B21]-[.B19]-[.B20]" office:value-type="float" office:value="0">
            <text:p>0.00</text:p>
          </table:table-cell>
          <table:table-cell table:style-name="ce186" table:formula="of:=[.B23]/[.$B$5]*100" office:value-type="float" office:value="0">
            <text:p>#DIV/0!</text:p>
          </table:table-cell>
          <table:table-cell table:style-name="ce171" table:formula="of:=[.D16]-[.D17]-[.D18]-[.D22]-[.D21]-[.D19]-[.D20]" office:value-type="float" office:value="0">
            <text:p>0.00</text:p>
          </table:table-cell>
          <table:table-cell table:style-name="ce186" table:formula="of:=[.D23]/[.$D$5]*100" office:value-type="float" office:value="0">
            <text:p>#DIV/0!</text:p>
          </table:table-cell>
          <table:table-cell table:style-name="ce171" table:formula="of:=[.F16]-[.F17]-[.F18]-[.F22]-[.F21]-[.F19]-[.F20]" office:value-type="float" office:value="0">
            <text:p>0.00</text:p>
          </table:table-cell>
          <table:table-cell table:style-name="ce186" table:formula="of:=[.F23]/[.$F$5]*100" office:value-type="float" office:value="0">
            <text:p>#DIV/0!</text:p>
          </table:table-cell>
          <table:table-cell table:style-name="ce171" table:formula="of:=[.H16]-[.H17]-[.H18]-[.H22]-[.H21]-[.H19]-[.H20]" office:value-type="float" office:value="0">
            <text:p>0.00</text:p>
          </table:table-cell>
          <table:table-cell table:style-name="ce203" table:formula="of:=[.H23]/[.$H$5]*100" office:value-type="float" office:value="0">
            <text:p>#DIV/0!</text:p>
          </table:table-cell>
          <table:table-cell table:number-columns-repeated="1015"/>
        </table:table-row>
        <table:table-row table:style-name="ro14">
          <table:table-cell table:style-name="ce132" office:value-type="string">
            <text:p>Tax as per ITR</text:p>
          </table:table-cell>
          <table:table-cell table:style-name="ce168" office:value-type="float" office:value="0">
            <text:p>0.00</text:p>
          </table:table-cell>
          <table:table-cell table:style-name="ce186" table:formula="of:=[.B24]/[.$B$5]*100" office:value-type="float" office:value="0">
            <text:p>#DIV/0!</text:p>
          </table:table-cell>
          <table:table-cell table:style-name="ce168" office:value-type="float" office:value="0">
            <text:p>0.00</text:p>
          </table:table-cell>
          <table:table-cell table:style-name="ce186" table:formula="of:=[.D24]/[.$D$5]*100" office:value-type="float" office:value="0">
            <text:p>#DIV/0!</text:p>
          </table:table-cell>
          <table:table-cell table:style-name="ce168" office:value-type="float" office:value="0">
            <text:p>0.00</text:p>
          </table:table-cell>
          <table:table-cell table:style-name="ce186" table:formula="of:=[.F24]/[.$F$5]*100" office:value-type="float" office:value="0">
            <text:p>#DIV/0!</text:p>
          </table:table-cell>
          <table:table-cell table:style-name="ce168" office:value-type="float" office:value="0">
            <text:p>0.00</text:p>
          </table:table-cell>
          <table:table-cell table:style-name="ce203" table:formula="of:=[.H24]/[.$H$5]*100" office:value-type="float" office:value="0">
            <text:p>#DIV/0!</text:p>
          </table:table-cell>
          <table:table-cell/>
          <table:table-cell table:style-name="ce216"/>
          <table:table-cell table:number-columns-repeated="1013"/>
        </table:table-row>
        <table:table-row table:style-name="ro27">
          <table:table-cell table:style-name="ce139" office:value-type="string">
            <text:p>PAT</text:p>
          </table:table-cell>
          <table:table-cell table:style-name="ce169" table:formula="of:=[.B23]-[.B24]" office:value-type="float" office:value="0">
            <text:p>0.00</text:p>
          </table:table-cell>
          <table:table-cell table:style-name="ce188" table:formula="of:=[.B25]/[.$B$5]*100" office:value-type="float" office:value="0">
            <text:p>#DIV/0!</text:p>
          </table:table-cell>
          <table:table-cell table:style-name="ce169" table:formula="of:=[.D23]-[.D24]" office:value-type="float" office:value="0">
            <text:p>0.00</text:p>
          </table:table-cell>
          <table:table-cell table:style-name="ce188" table:formula="of:=[.D25]/[.$D$5]*100" office:value-type="float" office:value="0">
            <text:p>#DIV/0!</text:p>
          </table:table-cell>
          <table:table-cell table:style-name="ce169" table:formula="of:=[.F23]-[.F24]" office:value-type="float" office:value="0">
            <text:p>0.00</text:p>
          </table:table-cell>
          <table:table-cell table:style-name="ce186" table:formula="of:=[.F25]/[.$F$5]*100" office:value-type="float" office:value="0">
            <text:p>#DIV/0!</text:p>
          </table:table-cell>
          <table:table-cell table:style-name="ce169" table:formula="of:=[.H23]-[.H24]" office:value-type="float" office:value="0">
            <text:p>0.00</text:p>
          </table:table-cell>
          <table:table-cell table:style-name="ce203" table:formula="of:=[.H25]/[.$H$5]*100" office:value-type="float" office:value="0">
            <text:p>#DIV/0!</text:p>
          </table:table-cell>
          <table:table-cell table:style-name="ce213"/>
          <table:table-cell table:number-columns-repeated="1014"/>
        </table:table-row>
        <table:table-row table:style-name="ro27">
          <table:table-cell table:style-name="ce138" office:value-type="string">
            <text:p>Cash Profits</text:p>
          </table:table-cell>
          <table:table-cell table:style-name="ce171" table:formula="of:=[.B25]+[.B17]+[.B22]" office:value-type="float" office:value="0">
            <text:p>0.00</text:p>
          </table:table-cell>
          <table:table-cell table:style-name="ce186" table:formula="of:=[.B26]/[.$B$5]*100" office:value-type="float" office:value="0">
            <text:p>#DIV/0!</text:p>
          </table:table-cell>
          <table:table-cell table:style-name="ce171" table:formula="of:=[.D25]+[.D17]+[.D22]" office:value-type="float" office:value="0">
            <text:p>0.00</text:p>
          </table:table-cell>
          <table:table-cell table:style-name="ce186" table:formula="of:=[.D26]/[.$D$5]*100" office:value-type="float" office:value="0">
            <text:p>#DIV/0!</text:p>
          </table:table-cell>
          <table:table-cell table:style-name="ce171" table:formula="of:=[.F25]+[.F17]+[.F22]" office:value-type="float" office:value="0">
            <text:p>0.00</text:p>
          </table:table-cell>
          <table:table-cell table:style-name="ce186" table:formula="of:=[.F26]/[.$F$5]*100" office:value-type="float" office:value="0">
            <text:p>#DIV/0!</text:p>
          </table:table-cell>
          <table:table-cell table:style-name="ce171" table:formula="of:=[.H25]+[.H17]+[.H22]" office:value-type="float" office:value="0">
            <text:p>0.00</text:p>
          </table:table-cell>
          <table:table-cell table:style-name="ce203" table:formula="of:=[.H26]/[.$H$5]*100" office:value-type="float" office:value="0">
            <text:p>#DIV/0!</text:p>
          </table:table-cell>
          <table:table-cell table:number-columns-repeated="1015"/>
        </table:table-row>
        <table:table-row table:style-name="ro14">
          <table:table-cell table:style-name="ce140" office:value-type="string">
            <text:p>Salary to Partner/Director</text:p>
          </table:table-cell>
          <table:table-cell table:style-name="ce168" office:value-type="float" office:value="0">
            <text:p>0.00</text:p>
          </table:table-cell>
          <table:table-cell table:style-name="ce186" table:formula="of:=[.B27]/[.$B$5]*100" office:value-type="float" office:value="0">
            <text:p>#DIV/0!</text:p>
          </table:table-cell>
          <table:table-cell table:style-name="ce168" office:value-type="float" office:value="0">
            <text:p>0.00</text:p>
          </table:table-cell>
          <table:table-cell table:style-name="ce186" table:formula="of:=[.D27]/[.$D$5]*100" office:value-type="float" office:value="0">
            <text:p>#DIV/0!</text:p>
          </table:table-cell>
          <table:table-cell table:style-name="ce168" office:value-type="float" office:value="0">
            <text:p>0.00</text:p>
          </table:table-cell>
          <table:table-cell table:style-name="ce186" table:formula="of:=[.F27]/[.$F$5]*100" office:value-type="float" office:value="0">
            <text:p>#DIV/0!</text:p>
          </table:table-cell>
          <table:table-cell table:style-name="ce168" office:value-type="float" office:value="0">
            <text:p>0.00</text:p>
          </table:table-cell>
          <table:table-cell table:style-name="ce203" table:formula="of:=[.H27]/[.$H$5]*100" office:value-type="float" office:value="0">
            <text:p>#DIV/0!</text:p>
          </table:table-cell>
          <table:table-cell table:number-columns-repeated="1015"/>
        </table:table-row>
        <table:table-row table:style-name="ro14">
          <table:table-cell table:style-name="ce140" office:value-type="string">
            <text:p>Interest Expenses paid to partners/director</text:p>
          </table:table-cell>
          <table:table-cell table:style-name="ce168" office:value-type="float" office:value="0">
            <text:p>0.00</text:p>
          </table:table-cell>
          <table:table-cell table:style-name="ce186" table:formula="of:=[.B28]/[.$B$5]*100" office:value-type="float" office:value="0">
            <text:p>#DIV/0!</text:p>
          </table:table-cell>
          <table:table-cell table:style-name="ce168" office:value-type="float" office:value="0">
            <text:p>0.00</text:p>
          </table:table-cell>
          <table:table-cell table:style-name="ce186" table:formula="of:=[.D28]/[.$D$5]*100" office:value-type="float" office:value="0">
            <text:p>#DIV/0!</text:p>
          </table:table-cell>
          <table:table-cell table:style-name="ce168" office:value-type="float" office:value="0">
            <text:p>0.00</text:p>
          </table:table-cell>
          <table:table-cell table:style-name="ce186" table:formula="of:=[.F28]/[.$F$5]*100" office:value-type="float" office:value="0">
            <text:p>#DIV/0!</text:p>
          </table:table-cell>
          <table:table-cell table:style-name="ce168" office:value-type="float" office:value="0">
            <text:p>0.00</text:p>
          </table:table-cell>
          <table:table-cell table:style-name="ce203" table:formula="of:=[.H28]/[.$H$5]*100" office:value-type="float" office:value="0">
            <text:p>#DIV/0!</text:p>
          </table:table-cell>
          <table:table-cell table:number-columns-repeated="1015"/>
        </table:table-row>
        <table:table-row table:style-name="ro27">
          <table:table-cell table:style-name="ce141" office:value-type="string">
            <text:p>Actual Cash Profit</text:p>
          </table:table-cell>
          <table:table-cell table:style-name="ce172" table:formula="of:=[.B26]+[.B27]+[.B28]" office:value-type="float" office:value="0">
            <text:p>0.00</text:p>
          </table:table-cell>
          <table:table-cell table:style-name="ce188" table:formula="of:=[.B29]/[.$B$5]*100" office:value-type="float" office:value="0">
            <text:p>#DIV/0!</text:p>
          </table:table-cell>
          <table:table-cell table:style-name="ce172" table:formula="of:=[.D26]+[.D27]+[.D28]" office:value-type="float" office:value="0">
            <text:p>0.00</text:p>
          </table:table-cell>
          <table:table-cell table:style-name="ce188" table:formula="of:=[.D29]/[.$D$5]*100" office:value-type="float" office:value="0">
            <text:p>#DIV/0!</text:p>
          </table:table-cell>
          <table:table-cell table:style-name="ce172" table:formula="of:=[.F26]+[.F27]+[.F28]" office:value-type="float" office:value="0">
            <text:p>0.00</text:p>
          </table:table-cell>
          <table:table-cell table:style-name="ce186" table:formula="of:=[.F29]/[.$F$5]*100" office:value-type="float" office:value="0">
            <text:p>#DIV/0!</text:p>
          </table:table-cell>
          <table:table-cell table:style-name="ce172" table:formula="of:=[.H26]+[.H27]+[.H28]" office:value-type="float" office:value="0">
            <text:p>0.00</text:p>
          </table:table-cell>
          <table:table-cell table:style-name="ce203" table:formula="of:=[.H29]/[.$H$5]*100" office:value-type="float" office:value="0">
            <text:p>#DIV/0!</text:p>
          </table:table-cell>
          <table:table-cell table:number-columns-repeated="1015"/>
        </table:table-row>
        <table:table-row table:style-name="ro27">
          <table:table-cell table:style-name="ce141"/>
          <table:table-cell table:style-name="ce172"/>
          <table:table-cell table:style-name="ce188"/>
          <table:table-cell table:style-name="ce172"/>
          <table:table-cell table:style-name="ce188"/>
          <table:table-cell table:style-name="ce172"/>
          <table:table-cell table:style-name="ce188"/>
          <table:table-cell table:style-name="ce172"/>
          <table:table-cell table:style-name="ce204"/>
          <table:table-cell table:style-name="ce214"/>
          <table:table-cell table:number-columns-repeated="1014"/>
        </table:table-row>
        <table:table-row table:style-name="ro29">
          <table:table-cell table:style-name="ce142"/>
          <table:table-cell table:style-name="ce173"/>
          <table:table-cell table:style-name="ce189"/>
          <table:table-cell table:style-name="ce173"/>
          <table:table-cell table:style-name="ce189"/>
          <table:table-cell table:style-name="ce173"/>
          <table:table-cell table:style-name="ce189"/>
          <table:table-cell table:style-name="ce173"/>
          <table:table-cell table:style-name="ce205" office:value-type="string">
            <text:p>.</text:p>
          </table:table-cell>
          <table:table-cell table:number-columns-repeated="1015"/>
        </table:table-row>
        <table:table-row table:style-name="ro30">
          <table:table-cell table:style-name="ce130" office:value-type="string" table:number-columns-spanned="1" table:number-rows-spanned="2">
            <text:p>Balance Sheet </text:p>
          </table:table-cell>
          <table:table-cell table:style-name="ce174" office:value-type="string" table:number-columns-spanned="1" table:number-rows-spanned="2">
            <text:p>31.03.2013</text:p>
          </table:table-cell>
          <table:table-cell table:style-name="ce190" office:value-type="string">
            <text:p>% Growth</text:p>
          </table:table-cell>
          <table:table-cell table:style-name="ce174" office:value-type="string" table:number-columns-spanned="1" table:number-rows-spanned="2">
            <text:p>31.03.2012</text:p>
          </table:table-cell>
          <table:table-cell table:style-name="ce190" office:value-type="string">
            <text:p>% Growth</text:p>
          </table:table-cell>
          <table:table-cell table:style-name="ce199" office:value-type="string" table:number-columns-spanned="1" table:number-rows-spanned="2">
            <text:p>31.03.2011</text:p>
          </table:table-cell>
          <table:table-cell table:style-name="ce190" office:value-type="string">
            <text:p>% Growth</text:p>
          </table:table-cell>
          <table:table-cell table:style-name="ce199" office:value-type="string" table:number-columns-spanned="1" table:number-rows-spanned="2">
            <text:p>31.03.2010</text:p>
          </table:table-cell>
          <table:table-cell table:style-name="ce206"/>
          <table:table-cell table:number-columns-repeated="1015"/>
        </table:table-row>
        <table:table-row table:style-name="ro30">
          <table:covered-table-cell table:style-name="ce130"/>
          <table:covered-table-cell table:style-name="ce174"/>
          <table:table-cell table:style-name="ce190" office:value-type="string">
            <text:p>In 2013</text:p>
          </table:table-cell>
          <table:covered-table-cell table:style-name="ce174"/>
          <table:table-cell table:style-name="ce190" office:value-type="string">
            <text:p>In 2012</text:p>
          </table:table-cell>
          <table:covered-table-cell table:style-name="ce199"/>
          <table:table-cell table:style-name="ce190" office:value-type="string">
            <text:p>In 2011</text:p>
          </table:table-cell>
          <table:covered-table-cell table:style-name="ce199"/>
          <table:table-cell table:style-name="ce207"/>
          <table:table-cell table:number-columns-repeated="1015"/>
        </table:table-row>
        <table:table-row table:style-name="ro28">
          <table:table-cell table:style-name="ce143" office:value-type="string">
            <text:p>Proprietorship Capital </text:p>
          </table:table-cell>
          <table:table-cell table:style-name="ce168" office:value-type="float" office:value="0">
            <text:p>0.00</text:p>
          </table:table-cell>
          <table:table-cell table:style-name="ce186" table:formula="of:=([.B34]-[.D34])/[.D34]*100" office:value-type="float" office:value="0">
            <text:p>#DIV/0!</text:p>
          </table:table-cell>
          <table:table-cell table:style-name="ce168" office:value-type="float" office:value="0">
            <text:p>0.00</text:p>
          </table:table-cell>
          <table:table-cell table:style-name="ce186" table:formula="of:=([.D34]-[.F34])/[.F34]*100" office:value-type="float" office:value="0">
            <text:p>#DIV/0!</text:p>
          </table:table-cell>
          <table:table-cell table:style-name="ce168" office:value-type="float" office:value="0">
            <text:p>0.00</text:p>
          </table:table-cell>
          <table:table-cell table:style-name="ce186" table:formula="of:=([.F34]-[.H34])/[.H3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5">
          <table:table-cell table:style-name="ce143" office:value-type="string">
            <text:p>Reserves &amp; Surplus(excluding revaluation reserve)</text:p>
          </table:table-cell>
          <table:table-cell table:style-name="ce168" office:value-type="float" office:value="0">
            <text:p>0.00</text:p>
          </table:table-cell>
          <table:table-cell table:style-name="ce186" table:formula="of:=([.B35]-[.D35])/[.D35]*100" office:value-type="float" office:value="0">
            <text:p>#DIV/0!</text:p>
          </table:table-cell>
          <table:table-cell table:style-name="ce168" office:value-type="float" office:value="0">
            <text:p>0.00</text:p>
          </table:table-cell>
          <table:table-cell table:style-name="ce186" table:formula="of:=([.D35]-[.F35])/[.F35]*100" office:value-type="float" office:value="0">
            <text:p>#DIV/0!</text:p>
          </table:table-cell>
          <table:table-cell table:style-name="ce195" office:value-type="float" office:value="0">
            <text:p>0.00</text:p>
          </table:table-cell>
          <table:table-cell table:style-name="ce186" table:formula="of:=([.F35]-[.H35])/[.H3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4" office:value-type="string">
            <text:p>Total Networth</text:p>
          </table:table-cell>
          <table:table-cell table:style-name="ce169" table:formula="of:=SUM([.B34:.B35])" office:value-type="float" office:value="0">
            <text:p>0.00</text:p>
          </table:table-cell>
          <table:table-cell table:style-name="ce186" table:formula="of:=([.B36]-[.D36])/[.D36]*100" office:value-type="float" office:value="0">
            <text:p>#DIV/0!</text:p>
          </table:table-cell>
          <table:table-cell table:style-name="ce169" table:formula="of:=SUM([.D34:.D35])" office:value-type="float" office:value="0">
            <text:p>0.00</text:p>
          </table:table-cell>
          <table:table-cell table:style-name="ce186" table:formula="of:=([.D36]-[.F36])/[.F36]*100" office:value-type="float" office:value="0">
            <text:p>#DIV/0!</text:p>
          </table:table-cell>
          <table:table-cell table:style-name="ce171" table:formula="of:=SUM([.F34:.F35])" office:value-type="float" office:value="0">
            <text:p>0.00</text:p>
          </table:table-cell>
          <table:table-cell table:style-name="ce186" table:formula="of:=([.F36]-[.H36])/[.H36]*100" office:value-type="float" office:value="0">
            <text:p>#DIV/0!</text:p>
          </table:table-cell>
          <table:table-cell table:style-name="ce171" table:formula="of:=SUM([.H34:.H35])" office:value-type="float" office:value="0">
            <text:p>0.00</text:p>
          </table:table-cell>
          <table:table-cell table:style-name="ce165"/>
          <table:table-cell table:number-columns-repeated="1015"/>
        </table:table-row>
        <table:table-row table:style-name="ro31">
          <table:table-cell table:style-name="ce143" office:value-type="string">
            <text:p>Revaluation Reserve</text:p>
          </table:table-cell>
          <table:table-cell table:style-name="ce168" office:value-type="float" office:value="0">
            <text:p>0.00</text:p>
          </table:table-cell>
          <table:table-cell table:style-name="ce186" table:formula="of:=([.B37]-[.D37])/[.D37]*100" office:value-type="float" office:value="0">
            <text:p>#DIV/0!</text:p>
          </table:table-cell>
          <table:table-cell table:style-name="ce168" office:value-type="float" office:value="0">
            <text:p>0.00</text:p>
          </table:table-cell>
          <table:table-cell table:style-name="ce186" table:formula="of:=([.D37]-[.F37])/[.F37]*100" office:value-type="float" office:value="0">
            <text:p>#DIV/0!</text:p>
          </table:table-cell>
          <table:table-cell table:style-name="ce168" office:value-type="float" office:value="0">
            <text:p>0.00</text:p>
          </table:table-cell>
          <table:table-cell table:style-name="ce186" table:formula="of:=([.F37]-[.H37])/[.H37]*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44" office:value-type="string">
            <text:p>Adjusted Networth</text:p>
          </table:table-cell>
          <table:table-cell table:style-name="ce169" table:formula="of:=[.B34]+[.B35]+[.B43]-[.B62]-[.B64]-[.B52]" office:value-type="float" office:value="0">
            <text:p>0.00</text:p>
          </table:table-cell>
          <table:table-cell table:style-name="ce186" table:formula="of:=([.B38]-[.D38])/[.D38]*100" office:value-type="float" office:value="0">
            <text:p>#DIV/0!</text:p>
          </table:table-cell>
          <table:table-cell table:style-name="ce169" table:formula="of:=[.D34]+[.D35]+[.D43]-[.D62]-[.D64]-[.D52]" office:value-type="float" office:value="0">
            <text:p>0.00</text:p>
          </table:table-cell>
          <table:table-cell table:style-name="ce186" table:formula="of:=([.D38]-[.F38])/[.F38]*100" office:value-type="float" office:value="0">
            <text:p>#DIV/0!</text:p>
          </table:table-cell>
          <table:table-cell table:style-name="ce171" table:formula="of:=[.F34]+[.F35]+[.F43]-[.F62]-[.F64]-[.F52]" office:value-type="float" office:value="0">
            <text:p>0.00</text:p>
          </table:table-cell>
          <table:table-cell table:style-name="ce186" table:formula="of:=([.F38]-[.H38])/[.H38]*100" office:value-type="float" office:value="0">
            <text:p>#DIV/0!</text:p>
          </table:table-cell>
          <table:table-cell table:style-name="ce171" table:formula="of:=[.H34]+[.H35]+[.H43]-[.H62]-[.H64]-[.H52]" office:value-type="float" office:value="0">
            <text:p>0.00</text:p>
          </table:table-cell>
          <table:table-cell table:style-name="ce165"/>
          <table:table-cell table:number-columns-repeated="1015"/>
        </table:table-row>
        <table:table-row table:style-name="ro14">
          <table:table-cell table:style-name="ce143" office:value-type="string">
            <text:p>Long Term Loans from Banks/FI </text:p>
          </table:table-cell>
          <table:table-cell table:style-name="ce168" office:value-type="float" office:value="0">
            <text:p>0.00</text:p>
          </table:table-cell>
          <table:table-cell table:style-name="ce186" table:formula="of:=([.B39]-[.D39])/[.D39]*100" office:value-type="float" office:value="0">
            <text:p>#DIV/0!</text:p>
          </table:table-cell>
          <table:table-cell table:style-name="ce168" office:value-type="float" office:value="0">
            <text:p>0.00</text:p>
          </table:table-cell>
          <table:table-cell table:style-name="ce186" table:formula="of:=([.D39]-[.F39])/[.F39]*100" office:value-type="float" office:value="0">
            <text:p>#DIV/0!</text:p>
          </table:table-cell>
          <table:table-cell table:style-name="ce195" office:value-type="float" office:value="0">
            <text:p>0.00</text:p>
          </table:table-cell>
          <table:table-cell table:style-name="ce186" table:formula="of:=([.F39]-[.H39])/[.H39]*100" office:value-type="float" office:value="0">
            <text:p>#DIV/0!</text:p>
          </table:table-cell>
          <table:table-cell table:style-name="ce195" office:value-type="float" office:value="0">
            <text:p>0.00</text:p>
          </table:table-cell>
          <table:table-cell table:number-columns-repeated="1016"/>
        </table:table-row>
        <table:table-row table:style-name="ro28">
          <table:table-cell table:style-name="ce143" office:value-type="string">
            <text:p>Working Capital Limits from Banks/FI's</text:p>
          </table:table-cell>
          <table:table-cell table:style-name="ce168" office:value-type="float" office:value="0">
            <text:p>0.00</text:p>
          </table:table-cell>
          <table:table-cell table:style-name="ce186" table:formula="of:=([.B40]-[.D40])/[.D40]*100" office:value-type="float" office:value="0">
            <text:p>#DIV/0!</text:p>
          </table:table-cell>
          <table:table-cell table:style-name="ce168" office:value-type="float" office:value="0">
            <text:p>0.00</text:p>
          </table:table-cell>
          <table:table-cell table:style-name="ce186" table:formula="of:=([.D40]-[.F40])/[.F40]*100" office:value-type="float" office:value="0">
            <text:p>#DIV/0!</text:p>
          </table:table-cell>
          <table:table-cell table:style-name="ce195" office:value-type="float" office:value="0">
            <text:p>0.00</text:p>
          </table:table-cell>
          <table:table-cell table:style-name="ce186" table:formula="of:=([.F40]-[.H40])/[.H40]*100" office:value-type="float" office:value="0">
            <text:p>#DIV/0!</text:p>
          </table:table-cell>
          <table:table-cell table:style-name="ce195" office:value-type="float" office:value="0">
            <text:p>0.00</text:p>
          </table:table-cell>
          <table:table-cell table:style-name="ce208"/>
          <table:table-cell table:style-name="ce215"/>
          <table:table-cell table:number-columns-repeated="1014"/>
        </table:table-row>
        <table:table-row table:style-name="ro30">
          <table:table-cell table:style-name="ce145" office:value-type="string">
            <text:p>Total Borrowings from banks/FI/NBFC's</text:p>
          </table:table-cell>
          <table:table-cell table:style-name="ce175" table:formula="of:=[.B39]+[.B40]" office:value-type="float" office:value="0">
            <text:p>0.00</text:p>
          </table:table-cell>
          <table:table-cell table:style-name="ce186" table:formula="of:=([.B41]-[.D41])/[.D41]*100" office:value-type="float" office:value="0">
            <text:p>#DIV/0!</text:p>
          </table:table-cell>
          <table:table-cell table:style-name="ce175" table:formula="of:=[.D39]+[.D40]" office:value-type="float" office:value="0">
            <text:p>0.00</text:p>
          </table:table-cell>
          <table:table-cell table:style-name="ce186" table:formula="of:=([.D41]-[.F41])/[.F41]*100" office:value-type="float" office:value="0">
            <text:p>#DIV/0!</text:p>
          </table:table-cell>
          <table:table-cell table:style-name="ce175" table:formula="of:=[.F39]+[.F40]" office:value-type="float" office:value="0">
            <text:p>0.00</text:p>
          </table:table-cell>
          <table:table-cell table:style-name="ce186" table:formula="of:=([.F41]-[.H41])/[.H41]*100" office:value-type="float" office:value="0">
            <text:p>#DIV/0!</text:p>
          </table:table-cell>
          <table:table-cell table:style-name="ce175" table:formula="of:=[.H39]+[.H40]" office:value-type="float" office:value="0">
            <text:p>0.00</text:p>
          </table:table-cell>
          <table:table-cell table:style-name="ce165"/>
          <table:table-cell table:style-name="ce215"/>
          <table:table-cell table:number-columns-repeated="1014"/>
        </table:table-row>
        <table:table-row table:style-name="ro28">
          <table:table-cell table:style-name="ce143" office:value-type="string">
            <text:p>Unsecured loans <text:s/>(others)</text:p>
          </table:table-cell>
          <table:table-cell table:style-name="ce168" office:value-type="float" office:value="0">
            <text:p>0.00</text:p>
          </table:table-cell>
          <table:table-cell table:style-name="ce186" table:formula="of:=([.B42]-[.D42])/[.D42]*100" office:value-type="float" office:value="0">
            <text:p>#DIV/0!</text:p>
          </table:table-cell>
          <table:table-cell table:style-name="ce168" office:value-type="float" office:value="0">
            <text:p>0.00</text:p>
          </table:table-cell>
          <table:table-cell table:style-name="ce186" table:formula="of:=([.D42]-[.F42])/[.F42]*100" office:value-type="float" office:value="0">
            <text:p>#DIV/0!</text:p>
          </table:table-cell>
          <table:table-cell table:style-name="ce195" office:value-type="float" office:value="0">
            <text:p>0.00</text:p>
          </table:table-cell>
          <table:table-cell table:style-name="ce186" table:formula="of:=([.F42]-[.H42])/[.H42]*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8">
          <table:table-cell table:style-name="ce146" office:value-type="string">
            <text:p>Unsecured loans from partners/shareholders</text:p>
          </table:table-cell>
          <table:table-cell table:style-name="ce168" office:value-type="float" office:value="0">
            <text:p>0.00</text:p>
          </table:table-cell>
          <table:table-cell table:style-name="ce186" table:formula="of:=([.B43]-[.D43])/[.D43]*100" office:value-type="float" office:value="0">
            <text:p>#DIV/0!</text:p>
          </table:table-cell>
          <table:table-cell table:style-name="ce168" office:value-type="float" office:value="0">
            <text:p>0.00</text:p>
          </table:table-cell>
          <table:table-cell table:style-name="ce186" table:formula="of:=([.D43]-[.F43])/[.F43]*100" office:value-type="float" office:value="0">
            <text:p>#DIV/0!</text:p>
          </table:table-cell>
          <table:table-cell table:style-name="ce195" office:value-type="float" office:value="0">
            <text:p>0.00</text:p>
          </table:table-cell>
          <table:table-cell table:style-name="ce186" table:formula="of:=([.F43]-[.H43])/[.H4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7" office:value-type="string">
            <text:p>Current Liabilities &amp; Provisions</text:p>
          </table:table-cell>
          <table:table-cell table:style-name="ce176" table:formula="of:=[.B45]+[.B46]" office:value-type="float" office:value="0">
            <text:p>0.00</text:p>
          </table:table-cell>
          <table:table-cell table:style-name="ce186" table:formula="of:=([.B44]-[.D44])/[.D44]*100" office:value-type="float" office:value="0">
            <text:p>#DIV/0!</text:p>
          </table:table-cell>
          <table:table-cell table:style-name="ce176" table:formula="of:=[.D45]+[.D46]" office:value-type="float" office:value="0">
            <text:p>0.00</text:p>
          </table:table-cell>
          <table:table-cell table:style-name="ce186" table:formula="of:=([.D44]-[.F44])/[.F44]*100" office:value-type="float" office:value="0">
            <text:p>#DIV/0!</text:p>
          </table:table-cell>
          <table:table-cell table:style-name="ce176" table:formula="of:=[.F45]+[.F46]" office:value-type="float" office:value="0">
            <text:p>0.00</text:p>
          </table:table-cell>
          <table:table-cell table:style-name="ce186" table:formula="of:=([.F44]-[.H44])/[.H44]*100" office:value-type="float" office:value="0">
            <text:p>#DIV/0!</text:p>
          </table:table-cell>
          <table:table-cell table:style-name="ce176" table:formula="of:=[.H45]+[.H46]" office:value-type="float" office:value="0">
            <text:p>0.00</text:p>
          </table:table-cell>
          <table:table-cell table:style-name="ce165"/>
          <table:table-cell/>
          <table:table-cell/>
          <table:table-cell/>
          <table:table-cell table:number-columns-repeated="1012"/>
        </table:table-row>
        <table:table-row table:style-name="ro28">
          <table:table-cell table:style-name="ce148" office:value-type="string">
            <text:p>Provision for taxation</text:p>
          </table:table-cell>
          <table:table-cell table:style-name="ce168" office:value-type="float" office:value="0">
            <text:p>0.00</text:p>
          </table:table-cell>
          <table:table-cell table:style-name="ce186" table:formula="of:=([.B45]-[.D45])/[.D45]*100" office:value-type="float" office:value="0">
            <text:p>#DIV/0!</text:p>
          </table:table-cell>
          <table:table-cell table:style-name="ce168" office:value-type="float" office:value="0">
            <text:p>0.00</text:p>
          </table:table-cell>
          <table:table-cell table:style-name="ce186" table:formula="of:=([.D45]-[.F45])/[.F45]*100" office:value-type="float" office:value="0">
            <text:p>#DIV/0!</text:p>
          </table:table-cell>
          <table:table-cell table:style-name="ce195" office:value-type="float" office:value="0">
            <text:p>0.00</text:p>
          </table:table-cell>
          <table:table-cell table:style-name="ce186" table:formula="of:=([.F45]-[.H45])/[.H4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8">
          <table:table-cell table:style-name="ce143" office:value-type="string">
            <text:p>Other Liabilities</text:p>
          </table:table-cell>
          <table:table-cell table:style-name="ce168" office:value-type="float" office:value="0">
            <text:p>0.00</text:p>
          </table:table-cell>
          <table:table-cell table:style-name="ce186" table:formula="of:=([.B46]-[.D46])/[.D46]*100" office:value-type="float" office:value="0">
            <text:p>#DIV/0!</text:p>
          </table:table-cell>
          <table:table-cell table:style-name="ce168" office:value-type="float" office:value="0">
            <text:p>0.00</text:p>
          </table:table-cell>
          <table:table-cell table:style-name="ce186" table:formula="of:=([.D46]-[.F46])/[.F46]*100" office:value-type="float" office:value="0">
            <text:p>#DIV/0!</text:p>
          </table:table-cell>
          <table:table-cell table:style-name="ce195" office:value-type="float" office:value="0">
            <text:p>0.00</text:p>
          </table:table-cell>
          <table:table-cell table:style-name="ce186" table:formula="of:=([.F46]-[.H46])/[.H46]*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9" office:value-type="string">
            <text:p>Total Liabilities to outsiders</text:p>
          </table:table-cell>
          <table:table-cell table:style-name="ce171" table:formula="of:=[.B41]+[.B42]+[.B44]" office:value-type="float" office:value="0">
            <text:p>0.00</text:p>
          </table:table-cell>
          <table:table-cell table:style-name="ce186" table:formula="of:=([.B47]-[.D47])/[.D47]*100" office:value-type="float" office:value="0">
            <text:p>#DIV/0!</text:p>
          </table:table-cell>
          <table:table-cell table:style-name="ce171" table:formula="of:=[.D41]+[.D42]+[.D44]" office:value-type="float" office:value="0">
            <text:p>0.00</text:p>
          </table:table-cell>
          <table:table-cell table:style-name="ce186" table:formula="of:=([.D47]-[.F47])/[.F47]*100" office:value-type="float" office:value="0">
            <text:p>#DIV/0!</text:p>
          </table:table-cell>
          <table:table-cell table:style-name="ce171" table:formula="of:=[.F41]+[.F42]+[.F44]" office:value-type="float" office:value="0">
            <text:p>0.00</text:p>
          </table:table-cell>
          <table:table-cell table:style-name="ce186" table:formula="of:=([.F47]-[.H47])/[.H47]*100" office:value-type="float" office:value="0">
            <text:p>#DIV/0!</text:p>
          </table:table-cell>
          <table:table-cell table:style-name="ce171" table:formula="of:=[.H41]+[.H42]+[.H44]"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7" table:formula="of:=[.B36]+[.B37]+[.B41]+[.B42]+[.B43]+[.B44]" office:value-type="float" office:value="0">
            <text:p>0.00</text:p>
          </table:table-cell>
          <table:table-cell table:style-name="ce188" table:formula="of:=([.B48]-[.D48])/[.D48]*100" office:value-type="float" office:value="0">
            <text:p>#DIV/0!</text:p>
          </table:table-cell>
          <table:table-cell table:style-name="ce177" table:formula="of:=[.D36]+[.D37]+[.D41]+[.D42]+[.D43]+[.D44]" office:value-type="float" office:value="0">
            <text:p>0.00</text:p>
          </table:table-cell>
          <table:table-cell table:style-name="ce188" table:formula="of:=([.D48]-[.F48])/[.F48]*100" office:value-type="float" office:value="0">
            <text:p>#DIV/0!</text:p>
          </table:table-cell>
          <table:table-cell table:style-name="ce177" table:formula="of:=[.F36]+[.F37]+[.F41]+[.F42]+[.F43]+[.F44]" office:value-type="float" office:value="0">
            <text:p>0.00</text:p>
          </table:table-cell>
          <table:table-cell table:style-name="ce188" table:formula="of:=([.F48]-[.H48])/[.H48]*100" office:value-type="float" office:value="0">
            <text:p>#DIV/0!</text:p>
          </table:table-cell>
          <table:table-cell table:style-name="ce177" table:formula="of:=[.H36]+[.H37]+[.H41]+[.H42]+[.H43]+[.H44]" office:value-type="float" office:value="0">
            <text:p>0.00</text:p>
          </table:table-cell>
          <table:table-cell table:style-name="ce165"/>
          <table:table-cell table:number-columns-repeated="1015"/>
        </table:table-row>
        <table:table-row table:style-name="ro14">
          <table:table-cell table:style-name="ce146" office:value-type="string">
            <text:p>Fixed Assets less depreciation</text:p>
          </table:table-cell>
          <table:table-cell table:style-name="ce168" office:value-type="float" office:value="0">
            <text:p>0.00</text:p>
          </table:table-cell>
          <table:table-cell table:style-name="ce186" table:formula="of:=([.B49]-[.D49])/[.D49]*100" office:value-type="float" office:value="0">
            <text:p>#DIV/0!</text:p>
          </table:table-cell>
          <table:table-cell table:style-name="ce168" office:value-type="float" office:value="0">
            <text:p>0.00</text:p>
          </table:table-cell>
          <table:table-cell table:style-name="ce186" table:formula="of:=([.D49]-[.F49])/[.F49]*100" office:value-type="float" office:value="0">
            <text:p>#DIV/0!</text:p>
          </table:table-cell>
          <table:table-cell table:style-name="ce195" office:value-type="float" office:value="0">
            <text:p>0.00</text:p>
          </table:table-cell>
          <table:table-cell table:style-name="ce186" table:formula="of:=([.F49]-[.H49])/[.H49]*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1" office:value-type="string">
            <text:p>Investments</text:p>
          </table:table-cell>
          <table:table-cell table:style-name="ce171" table:formula="of:=[.B51]+[.B53]+[.B52]" office:value-type="float" office:value="0">
            <text:p>0.00</text:p>
          </table:table-cell>
          <table:table-cell table:style-name="ce186" table:formula="of:=([.B50]-[.D50])/[.D50]*100" office:value-type="float" office:value="0">
            <text:p>#DIV/0!</text:p>
          </table:table-cell>
          <table:table-cell table:style-name="ce171" table:formula="of:=[.D51]+[.D53]+[.D52]" office:value-type="float" office:value="0">
            <text:p>0.00</text:p>
          </table:table-cell>
          <table:table-cell table:style-name="ce186" table:formula="of:=([.D50]-[.F50])/[.F50]*100" office:value-type="float" office:value="0">
            <text:p>#DIV/0!</text:p>
          </table:table-cell>
          <table:table-cell table:style-name="ce171" table:formula="of:=[.F51]+[.F53]+[.F52]" office:value-type="float" office:value="0">
            <text:p>0.00</text:p>
          </table:table-cell>
          <table:table-cell table:style-name="ce186" table:formula="of:=([.F50]-[.H50])/[.H50]*100" office:value-type="float" office:value="0">
            <text:p>#DIV/0!</text:p>
          </table:table-cell>
          <table:table-cell table:style-name="ce171" table:formula="of:=[.H51]+[.H53]+[.H52]" office:value-type="float" office:value="0">
            <text:p>0.00</text:p>
          </table:table-cell>
          <table:table-cell table:style-name="ce165"/>
          <table:table-cell table:number-columns-repeated="1015"/>
        </table:table-row>
        <table:table-row table:style-name="ro28">
          <table:table-cell table:style-name="ce152" office:value-type="string">
            <text:p>Liquid/Marketable Investments</text:p>
          </table:table-cell>
          <table:table-cell table:style-name="ce168" office:value-type="float" office:value="0">
            <text:p>0.00</text:p>
          </table:table-cell>
          <table:table-cell table:style-name="ce186" table:formula="of:=([.B51]-[.D51])/[.D51]*100" office:value-type="float" office:value="0">
            <text:p>#DIV/0!</text:p>
          </table:table-cell>
          <table:table-cell table:style-name="ce168" office:value-type="float" office:value="0">
            <text:p>0.00</text:p>
          </table:table-cell>
          <table:table-cell table:style-name="ce186" table:formula="of:=([.D51]-[.F51])/[.F51]*100" office:value-type="float" office:value="0">
            <text:p>#DIV/0!</text:p>
          </table:table-cell>
          <table:table-cell table:style-name="ce195" office:value-type="float" office:value="0">
            <text:p>0.00</text:p>
          </table:table-cell>
          <table:table-cell table:style-name="ce186" table:formula="of:=([.F51]-[.H51])/[.H51]*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1">
          <table:table-cell table:style-name="ce152" office:value-type="string">
            <text:p>Group Co. Investments</text:p>
          </table:table-cell>
          <table:table-cell table:style-name="ce168" office:value-type="float" office:value="0">
            <text:p>0.00</text:p>
          </table:table-cell>
          <table:table-cell table:style-name="ce186" table:formula="of:=([.B52]-[.D52])/[.D52]*100" office:value-type="float" office:value="0">
            <text:p>#DIV/0!</text:p>
          </table:table-cell>
          <table:table-cell table:style-name="ce168" office:value-type="float" office:value="0">
            <text:p>0.00</text:p>
          </table:table-cell>
          <table:table-cell table:style-name="ce186" table:formula="of:=([.D52]-[.F52])/[.F52]*100" office:value-type="float" office:value="0">
            <text:p>#DIV/0!</text:p>
          </table:table-cell>
          <table:table-cell table:style-name="ce168" office:value-type="float" office:value="0">
            <text:p>0.00</text:p>
          </table:table-cell>
          <table:table-cell table:style-name="ce186" table:formula="of:=([.F52]-[.H52])/[.H5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52" office:value-type="string">
            <text:p>Unquoted/Dead Investments</text:p>
          </table:table-cell>
          <table:table-cell table:style-name="ce168" office:value-type="float" office:value="0">
            <text:p>0.00</text:p>
          </table:table-cell>
          <table:table-cell table:style-name="ce186" table:formula="of:=([.B53]-[.D53])/[.D53]*100" office:value-type="float" office:value="0">
            <text:p>#DIV/0!</text:p>
          </table:table-cell>
          <table:table-cell table:style-name="ce168" office:value-type="float" office:value="0">
            <text:p>0.00</text:p>
          </table:table-cell>
          <table:table-cell table:style-name="ce186" table:formula="of:=([.D53]-[.F53])/[.F53]*100" office:value-type="float" office:value="0">
            <text:p>#DIV/0!</text:p>
          </table:table-cell>
          <table:table-cell table:style-name="ce168" office:value-type="float" office:value="0">
            <text:p>0.00</text:p>
          </table:table-cell>
          <table:table-cell table:style-name="ce186" table:formula="of:=([.F53]-[.H53])/[.H53]*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3" office:value-type="string">
            <text:p>Current Assets:</text:p>
          </table:table-cell>
          <table:table-cell table:style-name="ce176" table:formula="of:=[.B56]+[.B57]+[.B60]+[.B61]+[.B55]" office:value-type="float" office:value="0">
            <text:p>0.00</text:p>
          </table:table-cell>
          <table:table-cell table:style-name="ce186" table:formula="of:=([.B54]-[.D54])/[.D54]*100" office:value-type="float" office:value="0">
            <text:p>#DIV/0!</text:p>
          </table:table-cell>
          <table:table-cell table:style-name="ce176" table:formula="of:=[.D56]+[.D57]+[.D60]+[.D61]+[.D55]" office:value-type="float" office:value="0">
            <text:p>0.00</text:p>
          </table:table-cell>
          <table:table-cell table:style-name="ce186" table:formula="of:=([.D54]-[.F54])/[.F54]*100" office:value-type="float" office:value="0">
            <text:p>#DIV/0!</text:p>
          </table:table-cell>
          <table:table-cell table:style-name="ce176" table:formula="of:=[.F56]+[.F57]+[.F60]+[.F61]+[.F55]" office:value-type="float" office:value="0">
            <text:p>0.00</text:p>
          </table:table-cell>
          <table:table-cell table:style-name="ce186" table:formula="of:=([.F54]-[.H54])/[.H54]*100" office:value-type="float" office:value="0">
            <text:p>#DIV/0!</text:p>
          </table:table-cell>
          <table:table-cell table:style-name="ce176" table:formula="of:=[.H56]+[.H57]+[.H60]+[.H61]+[.H55]" office:value-type="float" office:value="0">
            <text:p>0.00</text:p>
          </table:table-cell>
          <table:table-cell table:style-name="ce165"/>
          <table:table-cell table:number-columns-repeated="1015"/>
        </table:table-row>
        <table:table-row table:style-name="ro31">
          <table:table-cell table:style-name="ce154" office:value-type="string">
            <text:p>Deferred Tax Asset</text:p>
          </table:table-cell>
          <table:table-cell table:style-name="ce168" office:value-type="float" office:value="0">
            <text:p>0.00</text:p>
          </table:table-cell>
          <table:table-cell table:style-name="ce186" table:formula="of:=([.B55]-[.D55])/[.D55]*100" office:value-type="float" office:value="0">
            <text:p>#DIV/0!</text:p>
          </table:table-cell>
          <table:table-cell table:style-name="ce168" office:value-type="float" office:value="0">
            <text:p>0.00</text:p>
          </table:table-cell>
          <table:table-cell table:style-name="ce186" table:formula="of:=([.D55]-[.F55])/[.F55]*100" office:value-type="float" office:value="0">
            <text:p>#DIV/0!</text:p>
          </table:table-cell>
          <table:table-cell table:style-name="ce168" office:value-type="float" office:value="0">
            <text:p>0.00</text:p>
          </table:table-cell>
          <table:table-cell table:style-name="ce186" table:formula="of:=([.F55]-[.H55])/[.H55]*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8">
          <table:table-cell table:style-name="ce146" office:value-type="string">
            <text:p>Inventories</text:p>
          </table:table-cell>
          <table:table-cell table:style-name="ce168" office:value-type="float" office:value="0">
            <text:p>0.00</text:p>
          </table:table-cell>
          <table:table-cell table:style-name="ce186" table:formula="of:=([.B56]-[.D56])/[.D56]*100" office:value-type="float" office:value="0">
            <text:p>#DIV/0!</text:p>
          </table:table-cell>
          <table:table-cell table:style-name="ce168" office:value-type="float" office:value="0">
            <text:p>0.00</text:p>
          </table:table-cell>
          <table:table-cell table:style-name="ce186" table:formula="of:=([.D56]-[.F56])/[.F56]*100" office:value-type="float" office:value="0">
            <text:p>#DIV/0!</text:p>
          </table:table-cell>
          <table:table-cell table:style-name="ce195" office:value-type="float" office:value="0">
            <text:p>0.00</text:p>
          </table:table-cell>
          <table:table-cell table:style-name="ce186" table:formula="of:=([.F56]-[.H56])/[.H56]*100" office:value-type="float" office:value="0">
            <text:p>#DIV/0!</text:p>
          </table:table-cell>
          <table:table-cell table:style-name="ce195" office:value-type="float" office:value="0">
            <text:p>0.00</text:p>
          </table:table-cell>
          <table:table-cell table:style-name="ce165"/>
          <table:table-cell/>
          <table:table-cell/>
          <table:table-cell/>
          <table:table-cell table:number-columns-repeated="1012"/>
        </table:table-row>
        <table:table-row table:style-name="ro30">
          <table:table-cell table:style-name="ce155" office:value-type="string">
            <text:p>Receivables / Debtors</text:p>
          </table:table-cell>
          <table:table-cell table:style-name="ce176" table:formula="of:=[.B58]+[.B59]" office:value-type="float" office:value="0">
            <text:p>0.00</text:p>
          </table:table-cell>
          <table:table-cell table:style-name="ce186" table:formula="of:=([.B57]-[.D57])/[.D57]*100" office:value-type="float" office:value="0">
            <text:p>#DIV/0!</text:p>
          </table:table-cell>
          <table:table-cell table:style-name="ce176" table:formula="of:=[.D58]+[.D59]" office:value-type="float" office:value="0">
            <text:p>0.00</text:p>
          </table:table-cell>
          <table:table-cell table:style-name="ce186" table:formula="of:=([.D57]-[.F57])/[.F57]*100" office:value-type="float" office:value="0">
            <text:p>#DIV/0!</text:p>
          </table:table-cell>
          <table:table-cell table:style-name="ce176" table:formula="of:=[.F58]+[.F59]" office:value-type="float" office:value="0">
            <text:p>0.00</text:p>
          </table:table-cell>
          <table:table-cell table:style-name="ce186" table:formula="of:=([.F57]-[.H57])/[.H57]*100" office:value-type="float" office:value="0">
            <text:p>#DIV/0!</text:p>
          </table:table-cell>
          <table:table-cell table:style-name="ce176" table:formula="of:=[.H58]+[.H59]" office:value-type="float" office:value="0">
            <text:p>0.00</text:p>
          </table:table-cell>
          <table:table-cell table:style-name="ce165"/>
          <table:table-cell/>
          <table:table-cell/>
          <table:table-cell/>
          <table:table-cell table:number-columns-repeated="1012"/>
        </table:table-row>
        <table:table-row table:style-name="ro31">
          <table:table-cell table:style-name="ce146" office:value-type="string">
            <text:p><text:s/>Debtors &gt; 6 months</text:p>
          </table:table-cell>
          <table:table-cell table:style-name="ce168" office:value-type="float" office:value="0">
            <text:p>0.00</text:p>
          </table:table-cell>
          <table:table-cell table:style-name="ce186" table:formula="of:=([.B58]-[.D58])/[.D58]*100" office:value-type="float" office:value="0">
            <text:p>#DIV/0!</text:p>
          </table:table-cell>
          <table:table-cell table:style-name="ce168" office:value-type="float" office:value="0">
            <text:p>0.00</text:p>
          </table:table-cell>
          <table:table-cell table:style-name="ce186" table:formula="of:=([.D58]-[.F58])/[.F58]*100" office:value-type="float" office:value="0">
            <text:p>#DIV/0!</text:p>
          </table:table-cell>
          <table:table-cell table:style-name="ce168" office:value-type="float" office:value="0">
            <text:p>0.00</text:p>
          </table:table-cell>
          <table:table-cell table:style-name="ce186" table:formula="of:=([.F58]-[.H58])/[.H58]*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8">
          <table:table-cell table:style-name="ce146" office:value-type="string">
            <text:p><text:s/>Debtors &lt; 6 months</text:p>
          </table:table-cell>
          <table:table-cell table:style-name="ce168" office:value-type="float" office:value="0">
            <text:p>0.00</text:p>
          </table:table-cell>
          <table:table-cell table:style-name="ce186" table:formula="of:=([.B59]-[.D59])/[.D59]*100" office:value-type="float" office:value="0">
            <text:p>#DIV/0!</text:p>
          </table:table-cell>
          <table:table-cell table:style-name="ce168" office:value-type="float" office:value="0">
            <text:p>0.00</text:p>
          </table:table-cell>
          <table:table-cell table:style-name="ce186" table:formula="of:=([.D59]-[.F59])/[.F59]*100" office:value-type="float" office:value="0">
            <text:p>#DIV/0!</text:p>
          </table:table-cell>
          <table:table-cell table:style-name="ce195" office:value-type="float" office:value="0">
            <text:p>0.00</text:p>
          </table:table-cell>
          <table:table-cell table:style-name="ce186" table:formula="of:=([.F59]-[.H59])/[.H59]*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14">
          <table:table-cell table:style-name="ce146" office:value-type="string">
            <text:p>Cash and Bank</text:p>
          </table:table-cell>
          <table:table-cell table:style-name="ce168" office:value-type="float" office:value="0">
            <text:p>0.00</text:p>
          </table:table-cell>
          <table:table-cell table:style-name="ce186" table:formula="of:=([.B60]-[.D60])/[.D60]*100" office:value-type="float" office:value="0">
            <text:p>#DIV/0!</text:p>
          </table:table-cell>
          <table:table-cell table:style-name="ce168" office:value-type="float" office:value="0">
            <text:p>0.00</text:p>
          </table:table-cell>
          <table:table-cell table:style-name="ce186" table:formula="of:=([.D60]-[.F60])/[.F60]*100" office:value-type="float" office:value="0">
            <text:p>#DIV/0!</text:p>
          </table:table-cell>
          <table:table-cell table:style-name="ce195" office:value-type="float" office:value="0">
            <text:p>0.00</text:p>
          </table:table-cell>
          <table:table-cell table:style-name="ce186" table:formula="of:=([.F60]-[.H60])/[.H60]*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6" office:value-type="string">
            <text:p>Loans &amp; Advances</text:p>
          </table:table-cell>
          <table:table-cell table:style-name="ce178" table:formula="of:=[.B62]+[.B63]" office:value-type="float" office:value="0">
            <text:p>0.00</text:p>
          </table:table-cell>
          <table:table-cell table:style-name="ce186" table:formula="of:=([.B61]-[.D61])/[.D61]*100" office:value-type="float" office:value="0">
            <text:p>#DIV/0!</text:p>
          </table:table-cell>
          <table:table-cell table:style-name="ce178" table:formula="of:=[.D62]+[.D63]" office:value-type="float" office:value="0">
            <text:p>0.00</text:p>
          </table:table-cell>
          <table:table-cell table:style-name="ce186" table:formula="of:=([.D61]-[.F61])/[.F61]*100" office:value-type="float" office:value="0">
            <text:p>#DIV/0!</text:p>
          </table:table-cell>
          <table:table-cell table:style-name="ce178" table:formula="of:=[.F62]+[.F63]" office:value-type="float" office:value="0">
            <text:p>0.00</text:p>
          </table:table-cell>
          <table:table-cell table:style-name="ce186" table:formula="of:=([.F61]-[.H61])/[.H61]*100" office:value-type="float" office:value="0">
            <text:p>#DIV/0!</text:p>
          </table:table-cell>
          <table:table-cell table:style-name="ce178" table:formula="of:=[.H62]+[.H63]" office:value-type="float" office:value="0">
            <text:p>0.00</text:p>
          </table:table-cell>
          <table:table-cell table:style-name="ce165"/>
          <table:table-cell/>
          <table:table-cell/>
          <table:table-cell/>
          <table:table-cell table:number-columns-repeated="1012"/>
        </table:table-row>
        <table:table-row table:style-name="ro32">
          <table:table-cell table:style-name="ce143" office:value-type="string">
            <text:p>Loans &amp; Advances given to directors/partners etc</text:p>
          </table:table-cell>
          <table:table-cell table:style-name="ce168" office:value-type="float" office:value="0">
            <text:p>0.00</text:p>
          </table:table-cell>
          <table:table-cell table:style-name="ce186" table:formula="of:=([.B62]-[.D62])/[.D62]*100" office:value-type="float" office:value="0">
            <text:p>#DIV/0!</text:p>
          </table:table-cell>
          <table:table-cell table:style-name="ce168" office:value-type="float" office:value="0">
            <text:p>0.00</text:p>
          </table:table-cell>
          <table:table-cell table:style-name="ce186" table:formula="of:=([.D62]-[.F62])/[.F62]*100" office:value-type="float" office:value="0">
            <text:p>#DIV/0!</text:p>
          </table:table-cell>
          <table:table-cell table:style-name="ce168" office:value-type="float" office:value="0">
            <text:p>0.00</text:p>
          </table:table-cell>
          <table:table-cell table:style-name="ce186" table:formula="of:=([.F62]-[.H62])/[.H6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28">
          <table:table-cell table:style-name="ce143" office:value-type="string">
            <text:p>Loans and Advances given to others</text:p>
          </table:table-cell>
          <table:table-cell table:style-name="ce168" office:value-type="float" office:value="0">
            <text:p>0.00</text:p>
          </table:table-cell>
          <table:table-cell table:style-name="ce186" table:formula="of:=([.B63]-[.D63])/[.D63]*100" office:value-type="float" office:value="0">
            <text:p>#DIV/0!</text:p>
          </table:table-cell>
          <table:table-cell table:style-name="ce168" office:value-type="float" office:value="0">
            <text:p>0.00</text:p>
          </table:table-cell>
          <table:table-cell table:style-name="ce186" table:formula="of:=([.D63]-[.F63])/[.F63]*100" office:value-type="float" office:value="0">
            <text:p>#DIV/0!</text:p>
          </table:table-cell>
          <table:table-cell table:style-name="ce195" office:value-type="float" office:value="0">
            <text:p>0.00</text:p>
          </table:table-cell>
          <table:table-cell table:style-name="ce186" table:formula="of:=([.F63]-[.H63])/[.H6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5">
          <table:table-cell table:style-name="ce143" office:value-type="string">
            <text:p>Misc Expenses (DRE+Preop+Preliminary+Acc P&amp;L)</text:p>
          </table:table-cell>
          <table:table-cell table:style-name="ce168" office:value-type="float" office:value="0">
            <text:p>0.00</text:p>
          </table:table-cell>
          <table:table-cell table:style-name="ce186" table:formula="of:=([.B64]-[.D64])/[.D64]*100" office:value-type="float" office:value="0">
            <text:p>#DIV/0!</text:p>
          </table:table-cell>
          <table:table-cell table:style-name="ce168" office:value-type="float" office:value="0">
            <text:p>0.00</text:p>
          </table:table-cell>
          <table:table-cell table:style-name="ce186" table:formula="of:=([.D64]-[.F64])/[.F64]*100" office:value-type="float" office:value="0">
            <text:p>#DIV/0!</text:p>
          </table:table-cell>
          <table:table-cell table:style-name="ce168" office:value-type="float" office:value="0">
            <text:p>0.00</text:p>
          </table:table-cell>
          <table:table-cell table:style-name="ce186" table:formula="of:=([.F64]-[.H64])/[.H6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9" table:formula="of:=[.B49]+[.B50]+[.B54]+[.B64]" office:value-type="float" office:value="0">
            <text:p>0.00</text:p>
          </table:table-cell>
          <table:table-cell table:style-name="ce188" table:formula="of:=([.B65]-[.D65])/[.D65]*100" office:value-type="float" office:value="0">
            <text:p>#DIV/0!</text:p>
          </table:table-cell>
          <table:table-cell table:style-name="ce179" table:formula="of:=[.D49]+[.D50]+[.D54]+[.D64]" office:value-type="float" office:value="0">
            <text:p>0.00</text:p>
          </table:table-cell>
          <table:table-cell table:style-name="ce188" table:formula="of:=([.D65]-[.F65])/[.F65]*100" office:value-type="float" office:value="0">
            <text:p>#DIV/0!</text:p>
          </table:table-cell>
          <table:table-cell table:style-name="ce179" table:formula="of:=[.F49]+[.F50]+[.F54]+[.F64]" office:value-type="float" office:value="0">
            <text:p>0.00</text:p>
          </table:table-cell>
          <table:table-cell table:style-name="ce188" table:formula="of:=([.F65]-[.H65])/[.H65]*100" office:value-type="float" office:value="0">
            <text:p>#DIV/0!</text:p>
          </table:table-cell>
          <table:table-cell table:style-name="ce179" table:formula="of:=[.H49]+[.H50]+[.H54]+[.H64]" office:value-type="float" office:value="0">
            <text:p>0.00</text:p>
          </table:table-cell>
          <table:table-cell table:style-name="ce207"/>
          <table:table-cell table:number-columns-repeated="1015"/>
        </table:table-row>
        <table:table-row table:style-name="ro30">
          <table:table-cell table:style-name="ce157"/>
          <table:table-cell table:style-name="ce157" table:formula="of:=+[.B48]-[.B65]" office:value-type="float" office:value="0">
            <text:p>0</text:p>
          </table:table-cell>
          <table:table-cell table:style-name="ce157"/>
          <table:table-cell table:style-name="ce157" table:formula="of:=+[.D48]-[.D65]" office:value-type="float" office:value="0">
            <text:p>0</text:p>
          </table:table-cell>
          <table:table-cell table:style-name="ce157"/>
          <table:table-cell table:style-name="ce157" table:formula="of:=+[.F48]-[.F65]" office:value-type="float" office:value="0">
            <text:p>0</text:p>
          </table:table-cell>
          <table:table-cell table:style-name="ce157"/>
          <table:table-cell table:style-name="ce157" table:formula="of:=+[.H48]-[.H65]" office:value-type="float" office:value="0">
            <text:p>0</text:p>
          </table:table-cell>
          <table:table-cell table:style-name="ce165"/>
          <table:table-cell table:style-name="ce194"/>
          <table:table-cell table:number-columns-repeated="1014"/>
        </table:table-row>
        <table:table-row table:style-name="ro29">
          <table:table-cell table:style-name="ce158" office:value-type="string" office:string-value="Ratios       " table:number-columns-spanned="8" table:number-rows-spanned="2">
            <text:p>Ratios <text:s text:c="7"/></text:p>
          </table:table-cell>
          <table:covered-table-cell table:number-columns-repeated="7" table:style-name="ce158"/>
          <table:table-cell table:style-name="ce165"/>
          <table:table-cell table:number-columns-repeated="1015"/>
        </table:table-row>
        <table:table-row table:style-name="ro30">
          <table:covered-table-cell table:number-columns-repeated="8" table:style-name="ce158"/>
          <table:table-cell table:style-name="ce165"/>
          <table:table-cell table:number-columns-repeated="1015"/>
        </table:table-row>
        <table:table-row table:style-name="ro27">
          <table:table-cell table:style-name="ce159" office:value-type="string" office:string-value="Average Collection Period       ">
            <text:p>Average Collection Period <text:s text:c="7"/></text:p>
          </table:table-cell>
          <table:table-cell table:style-name="ce180" table:formula="of:=[.B57]/[.B5]*365" office:value-type="float" office:value="0">
            <text:p>#DIV/0!</text:p>
          </table:table-cell>
          <table:table-cell table:style-name="ce159"/>
          <table:table-cell table:style-name="ce180" table:formula="of:=[.D57]/[.D5]*365" office:value-type="float" office:value="0">
            <text:p>#DIV/0!</text:p>
          </table:table-cell>
          <table:table-cell table:style-name="ce159"/>
          <table:table-cell table:style-name="ce180" table:formula="of:=[.F57]/[.F5]*365" office:value-type="float" office:value="0">
            <text:p>#DIV/0!</text:p>
          </table:table-cell>
          <table:table-cell table:style-name="ce159"/>
          <table:table-cell table:style-name="ce180" table:formula="of:=[.H57]/[.H5]*365" office:value-type="float" office:value="0">
            <text:p>#DIV/0!</text:p>
          </table:table-cell>
          <table:table-cell table:style-name="ce210"/>
          <table:table-cell table:number-columns-repeated="1015"/>
        </table:table-row>
        <table:table-row table:style-name="ro30">
          <table:table-cell table:style-name="ce159" office:value-type="string" office:string-value="Average Days in Inventory       ">
            <text:p>Average Days in Inventory <text:s text:c="7"/></text:p>
          </table:table-cell>
          <table:table-cell table:style-name="ce180" table:formula="of:=[.B56]/([.B10]+[.B11]+[.B12])*365" office:value-type="float" office:value="0">
            <text:p>#DIV/0!</text:p>
          </table:table-cell>
          <table:table-cell table:style-name="ce159"/>
          <table:table-cell table:style-name="ce180" table:formula="of:=[.D56]/([.D10]+[.D11]+[.D12])*365" office:value-type="float" office:value="0">
            <text:p>#DIV/0!</text:p>
          </table:table-cell>
          <table:table-cell table:style-name="ce159"/>
          <table:table-cell table:style-name="ce180" table:formula="of:=[.F56]/([.F10]+[.F11]+[.F12])*365" office:value-type="float" office:value="0">
            <text:p>#DIV/0!</text:p>
          </table:table-cell>
          <table:table-cell table:style-name="ce159"/>
          <table:table-cell table:style-name="ce180" table:formula="of:=[.H56]/([.H10]+[.H11]+[.H12])*365" office:value-type="float" office:value="0">
            <text:p>#DIV/0!</text:p>
          </table:table-cell>
          <table:table-cell table:style-name="ce165"/>
          <table:table-cell table:number-columns-repeated="1015"/>
        </table:table-row>
        <table:table-row table:style-name="ro30">
          <table:table-cell table:style-name="ce159" office:value-type="string" office:string-value="Inventory to Cost of Goods Sold       ">
            <text:p>Inventory to Cost of Goods Sold <text:s text:c="7"/></text:p>
          </table:table-cell>
          <table:table-cell table:style-name="ce180" table:formula="of:=[.B56]/([.B11]+[.B10]+[.B12])" office:value-type="float" office:value="0">
            <text:p>#DIV/0!</text:p>
          </table:table-cell>
          <table:table-cell table:style-name="ce159"/>
          <table:table-cell table:style-name="ce180" table:formula="of:=[.D56]/([.D11]+[.D10]+[.D12])" office:value-type="float" office:value="0">
            <text:p>#DIV/0!</text:p>
          </table:table-cell>
          <table:table-cell table:style-name="ce159"/>
          <table:table-cell table:style-name="ce180" table:formula="of:=[.F56]/([.F11]+[.F10]+[.F12])" office:value-type="float" office:value="0">
            <text:p>#DIV/0!</text:p>
          </table:table-cell>
          <table:table-cell table:style-name="ce159"/>
          <table:table-cell table:style-name="ce180" table:formula="of:=[.H56]/([.H11]+[.H10]+[.H12])" office:value-type="float" office:value="0">
            <text:p>#DIV/0!</text:p>
          </table:table-cell>
          <table:table-cell table:style-name="ce165"/>
          <table:table-cell table:number-columns-repeated="1015"/>
        </table:table-row>
        <table:table-row table:style-name="ro27">
          <table:table-cell table:style-name="ce159" office:value-type="string" office:string-value="Current Ratio       ">
            <text:p>Current Ratio <text:s text:c="7"/></text:p>
          </table:table-cell>
          <table:table-cell table:style-name="ce180" table:formula="of:=[.B54]/([.B44]+[.B40])" office:value-type="float" office:value="0">
            <text:p>#DIV/0!</text:p>
          </table:table-cell>
          <table:table-cell table:style-name="ce159"/>
          <table:table-cell table:style-name="ce180" table:formula="of:=[.D54]/([.D44]+[.D40])" office:value-type="float" office:value="0">
            <text:p>#DIV/0!</text:p>
          </table:table-cell>
          <table:table-cell table:style-name="ce159"/>
          <table:table-cell table:style-name="ce180" table:formula="of:=[.F54]/([.F44]+[.F40])" office:value-type="float" office:value="0">
            <text:p>#DIV/0!</text:p>
          </table:table-cell>
          <table:table-cell table:style-name="ce159"/>
          <table:table-cell table:style-name="ce180" table:formula="of:=[.H54]/([.H44]+[.H40])" office:value-type="float" office:value="0">
            <text:p>#DIV/0!</text:p>
          </table:table-cell>
          <table:table-cell table:style-name="ce165"/>
          <table:table-cell table:number-columns-repeated="1015"/>
        </table:table-row>
        <table:table-row table:style-name="ro27">
          <table:table-cell table:style-name="ce159" office:value-type="string" office:string-value="Liquidity Ratio       ">
            <text:p>Liquidity Ratio <text:s text:c="7"/></text:p>
          </table:table-cell>
          <table:table-cell table:style-name="ce180" table:formula="of:=([.B54]-[.B56])/([.B44]+[.B40])" office:value-type="float" office:value="0">
            <text:p>#DIV/0!</text:p>
          </table:table-cell>
          <table:table-cell table:style-name="ce159"/>
          <table:table-cell table:style-name="ce180" table:formula="of:=([.D54]-[.D56])/([.D44]+[.D40])" office:value-type="float" office:value="0">
            <text:p>#DIV/0!</text:p>
          </table:table-cell>
          <table:table-cell table:style-name="ce159"/>
          <table:table-cell table:style-name="ce180" table:formula="of:=([.F54]-[.F56])/([.F44]+[.F40])" office:value-type="float" office:value="0">
            <text:p>#DIV/0!</text:p>
          </table:table-cell>
          <table:table-cell table:style-name="ce159"/>
          <table:table-cell table:style-name="ce180" table:formula="of:=([.H54]-[.H56])/([.H44]+[.H40])" office:value-type="float" office:value="0">
            <text:p>#DIV/0!</text:p>
          </table:table-cell>
          <table:table-cell table:style-name="ce211"/>
          <table:table-cell table:number-columns-repeated="1015"/>
        </table:table-row>
        <table:table-row table:style-name="ro27">
          <table:table-cell table:style-name="ce159" office:value-type="string" office:string-value="Debt Equity Ratio       ">
            <text:p>Debt Equity Ratio <text:s text:c="7"/></text:p>
          </table:table-cell>
          <table:table-cell table:style-name="ce180" table:formula="of:=([.B39]+[.B40]+[.B42])/[.B36]" office:value-type="float" office:value="0">
            <text:p>#DIV/0!</text:p>
          </table:table-cell>
          <table:table-cell table:style-name="ce159"/>
          <table:table-cell table:style-name="ce180" table:formula="of:=([.D39]+[.D40]+[.D42])/[.D36]" office:value-type="float" office:value="0">
            <text:p>#DIV/0!</text:p>
          </table:table-cell>
          <table:table-cell table:style-name="ce159"/>
          <table:table-cell table:style-name="ce180" table:formula="of:=([.F39]+[.F40]+[.F42])/[.F36]" office:value-type="float" office:value="0">
            <text:p>#DIV/0!</text:p>
          </table:table-cell>
          <table:table-cell table:style-name="ce159"/>
          <table:table-cell table:style-name="ce180" table:formula="of:=([.H39]+[.H40]+[.H42])/[.H36]" office:value-type="float" office:value="0">
            <text:p>#DIV/0!</text:p>
          </table:table-cell>
          <table:table-cell table:style-name="ce211"/>
          <table:table-cell table:number-columns-repeated="1015"/>
        </table:table-row>
        <table:table-row table:style-name="ro31">
          <table:table-cell table:style-name="ce159" office:value-type="string" office:string-value="Interest Coverage Ratio       ">
            <text:p>Interest Coverage Ratio <text:s text:c="7"/></text:p>
          </table:table-cell>
          <table:table-cell table:style-name="ce180" table:formula="of:=[.B16]/([.B18]+[.B19]+[.B20]+[.B21])" office:value-type="float" office:value="0">
            <text:p>#DIV/0!</text:p>
          </table:table-cell>
          <table:table-cell table:style-name="ce159"/>
          <table:table-cell table:style-name="ce180" table:formula="of:=[.D16]/([.D18]+[.D19]+[.D20]+[.D21])" office:value-type="float" office:value="0">
            <text:p>#DIV/0!</text:p>
          </table:table-cell>
          <table:table-cell table:style-name="ce159"/>
          <table:table-cell table:style-name="ce180" table:formula="of:=[.F16]/([.F18]+[.F19]+[.F20]+[.F21])" office:value-type="float" office:value="0">
            <text:p>#DIV/0!</text:p>
          </table:table-cell>
          <table:table-cell table:style-name="ce159"/>
          <table:table-cell table:style-name="ce180" table:formula="of:=[.H16]/([.H18]+[.H19]+[.H20]+[.H21])" office:value-type="float" office:value="0">
            <text:p>#DIV/0!</text:p>
          </table:table-cell>
          <table:table-cell table:style-name="ce165"/>
          <table:table-cell table:number-columns-repeated="1015"/>
        </table:table-row>
        <table:table-row table:style-name="ro31">
          <table:table-cell table:style-name="ce159" office:value-type="string" office:string-value="DSCR       ">
            <text:p>DSCR <text:s text:c="7"/></text:p>
          </table:table-cell>
          <table:table-cell table:style-name="ce180" table:formula="of:=[.$B$16]/([.$B$18]+[.$B$19]+[.$B$20]+[.$B$21]+([.$B$39]+[.$B$42])/5)" office:value-type="float" office:value="0">
            <text:p>#DIV/0!</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1">
          <table:table-cell table:style-name="ce159" office:value-type="string" office:string-value="DSCR after the proposed Loan       ">
            <text:p>DSCR after the proposed Loan <text:s text:c="7"/></text:p>
          </table:table-cell>
          <table:table-cell table:style-name="ce180" table:formula="of:=[.$B$16]/([.$B$18]+[.B19]+[.B20]+[.B21]+([.$B$39]+[.$B$42])/5+[$Eligibility.F28]/100000)" office:value-type="float" office:value="0">
            <text:p>- </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0">
          <table:table-cell table:style-name="ce159" office:value-type="string" office:string-value="Gross Profit Margin Ratio       ">
            <text:p>Gross Profit Margin Ratio <text:s text:c="7"/></text:p>
          </table:table-cell>
          <table:table-cell table:style-name="ce180" table:formula="of:=[.B13]/[.B5]*100" office:value-type="float" office:value="0">
            <text:p>#DIV/0!</text:p>
          </table:table-cell>
          <table:table-cell table:style-name="ce159"/>
          <table:table-cell table:style-name="ce180" table:formula="of:=[.D13]/[.D5]*100" office:value-type="float" office:value="0">
            <text:p>#DIV/0!</text:p>
          </table:table-cell>
          <table:table-cell table:style-name="ce159"/>
          <table:table-cell table:style-name="ce180" table:formula="of:=[.F13]/[.F5]*100" office:value-type="float" office:value="0">
            <text:p>#DIV/0!</text:p>
          </table:table-cell>
          <table:table-cell table:style-name="ce159"/>
          <table:table-cell table:style-name="ce180" table:formula="of:=[.H13]/[.H5]*100" office:value-type="float" office:value="0">
            <text:p>#DIV/0!</text:p>
          </table:table-cell>
          <table:table-cell table:style-name="ce165"/>
          <table:table-cell table:number-columns-repeated="1015"/>
        </table:table-row>
        <table:table-row table:style-name="ro30">
          <table:table-cell table:style-name="ce159" office:value-type="string" office:string-value="Net Profit Margin Ratio       ">
            <text:p>Net Profit Margin Ratio <text:s text:c="7"/></text:p>
          </table:table-cell>
          <table:table-cell table:style-name="ce180" table:formula="of:=[.B25]/[.B5]*100" office:value-type="float" office:value="0">
            <text:p>#DIV/0!</text:p>
          </table:table-cell>
          <table:table-cell table:style-name="ce159"/>
          <table:table-cell table:style-name="ce180" table:formula="of:=[.D25]/[.D5]*100" office:value-type="float" office:value="0">
            <text:p>#DIV/0!</text:p>
          </table:table-cell>
          <table:table-cell table:style-name="ce159"/>
          <table:table-cell table:style-name="ce180" table:formula="of:=[.F25]/[.F5]*100" office:value-type="float" office:value="0">
            <text:p>#DIV/0!</text:p>
          </table:table-cell>
          <table:table-cell table:style-name="ce159"/>
          <table:table-cell table:style-name="ce180" table:formula="of:=[.H25]/[.H5]*100" office:value-type="float" office:value="0">
            <text:p>#DIV/0!</text:p>
          </table:table-cell>
          <table:table-cell table:style-name="ce165"/>
          <table:table-cell table:number-columns-repeated="1015"/>
        </table:table-row>
        <table:table-row table:style-name="ro30">
          <table:table-cell table:style-name="ce159" office:value-type="string" office:string-value="Cash Profit Ratio       ">
            <text:p>Cash Profit Ratio <text:s text:c="7"/></text:p>
          </table:table-cell>
          <table:table-cell table:style-name="ce180" table:formula="of:=[.B26]/[.B5]*100" office:value-type="float" office:value="0">
            <text:p>#DIV/0!</text:p>
          </table:table-cell>
          <table:table-cell table:style-name="ce159"/>
          <table:table-cell table:style-name="ce180" table:formula="of:=[.D26]/[.D5]*100" office:value-type="float" office:value="0">
            <text:p>#DIV/0!</text:p>
          </table:table-cell>
          <table:table-cell table:style-name="ce159"/>
          <table:table-cell table:style-name="ce180" table:formula="of:=[.F26]/[.F5]*100" office:value-type="float" office:value="0">
            <text:p>#DIV/0!</text:p>
          </table:table-cell>
          <table:table-cell table:style-name="ce159"/>
          <table:table-cell table:style-name="ce180" table:formula="of:=[.H26]/[.H5]*100" office:value-type="float" office:value="0">
            <text:p>#DIV/0!</text:p>
          </table:table-cell>
          <table:table-cell table:style-name="ce165"/>
          <table:table-cell table:number-columns-repeated="1015"/>
        </table:table-row>
        <table:table-row table:style-name="ro30">
          <table:table-cell table:style-name="ce159" office:value-type="string" office:string-value="Growth in Sales       ">
            <text:p>Growth in Sales <text:s text:c="7"/></text:p>
          </table:table-cell>
          <table:table-cell table:style-name="ce181" table:formula="of:=([.B5]-[.D5])/[.D5]*100" office:value-type="float" office:value="0">
            <text:p>#DIV/0!</text:p>
          </table:table-cell>
          <table:table-cell table:style-name="ce191"/>
          <table:table-cell table:style-name="ce181" table:formula="of:=([.D5]-[.F5])/[.F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style-name="ce194"/>
          <table:table-cell table:number-columns-repeated="1014"/>
        </table:table-row>
        <table:table-row table:style-name="ro30">
          <table:table-cell table:style-name="ce159" office:value-type="string" office:string-value="Growth in Net Profits       ">
            <text:p>Growth in Net Profits <text:s text:c="7"/></text:p>
          </table:table-cell>
          <table:table-cell table:style-name="ce181" table:formula="of:=([.B25]-[.D25])/[.D25]*100" office:value-type="float" office:value="0">
            <text:p>#DIV/0!</text:p>
          </table:table-cell>
          <table:table-cell table:style-name="ce191"/>
          <table:table-cell table:style-name="ce181" table:formula="of:=([.D25]-[.F25])/[.F2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Cash Flow Statement       ">
            <text:p>Cash Flow Statement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Net Profit After Tax       ">
            <text:p>Net Profit After Tax <text:s text:c="7"/></text:p>
          </table:table-cell>
          <table:table-cell table:style-name="ce180" table:formula="of:=[.B25]" office:value-type="float" office:value="0">
            <text:p>- </text:p>
          </table:table-cell>
          <table:table-cell table:style-name="ce159"/>
          <table:table-cell table:style-name="ce180" table:formula="of:=[.D25]" office:value-type="float" office:value="0">
            <text:p>- </text:p>
          </table:table-cell>
          <table:table-cell table:style-name="ce159"/>
          <table:table-cell table:style-name="ce180" table:formula="of:=[.F25]" office:value-type="float" office:value="0">
            <text:p>- </text:p>
          </table:table-cell>
          <table:table-cell table:style-name="ce159"/>
          <table:table-cell table:style-name="ce180" table:formula="of:=[.H25]" office:value-type="float" office:value="0">
            <text:p>- </text:p>
          </table:table-cell>
          <table:table-cell table:style-name="ce165"/>
          <table:table-cell table:number-columns-repeated="1015"/>
        </table:table-row>
        <table:table-row table:style-name="ro30">
          <table:table-cell table:style-name="ce159" office:value-type="string" office:string-value="Add :       ">
            <text:p>Add :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Depreciation       ">
            <text:p>Depreciation <text:s text:c="7"/></text:p>
          </table:table-cell>
          <table:table-cell table:style-name="ce180" table:formula="of:=[.B17]" office:value-type="float" office:value="0">
            <text:p>- </text:p>
          </table:table-cell>
          <table:table-cell table:style-name="ce159"/>
          <table:table-cell table:style-name="ce180" table:formula="of:=[.D17]" office:value-type="float" office:value="0">
            <text:p>- </text:p>
          </table:table-cell>
          <table:table-cell table:style-name="ce159"/>
          <table:table-cell table:style-name="ce180" table:formula="of:=[.F17]" office:value-type="float" office:value="0">
            <text:p>- </text:p>
          </table:table-cell>
          <table:table-cell table:style-name="ce159"/>
          <table:table-cell table:style-name="ce180" table:formula="of:=[.H17]" office:value-type="float" office:value="0">
            <text:p>- </text:p>
          </table:table-cell>
          <table:table-cell table:style-name="ce165"/>
          <table:table-cell table:number-columns-repeated="1015"/>
        </table:table-row>
        <table:table-row table:style-name="ro30">
          <table:table-cell table:style-name="ce159" office:value-type="string" office:string-value="Misc expenses written off/non cash expenses       ">
            <text:p>Misc expenses written off/non cash expenses <text:s text:c="7"/></text:p>
          </table:table-cell>
          <table:table-cell table:style-name="ce180" table:formula="of:=[.B22]" office:value-type="float" office:value="0">
            <text:p>- </text:p>
          </table:table-cell>
          <table:table-cell table:style-name="ce159"/>
          <table:table-cell table:style-name="ce180" table:formula="of:=[.D22]" office:value-type="float" office:value="0">
            <text:p>- </text:p>
          </table:table-cell>
          <table:table-cell table:style-name="ce159"/>
          <table:table-cell table:style-name="ce180" table:formula="of:=[.F22]" office:value-type="float" office:value="0">
            <text:p>- </text:p>
          </table:table-cell>
          <table:table-cell table:style-name="ce159"/>
          <table:table-cell table:style-name="ce180" table:formula="of:=[.H22]" office:value-type="float" office:value="0">
            <text:p>- </text:p>
          </table:table-cell>
          <table:table-cell table:style-name="ce165"/>
          <table:table-cell table:number-columns-repeated="1015"/>
        </table:table-row>
        <table:table-row table:style-name="ro30">
          <table:table-cell table:style-name="ce159" office:value-type="string" office:string-value="Salary paid to promoter/partners       ">
            <text:p>Salary paid to promoter/partners <text:s text:c="7"/></text:p>
          </table:table-cell>
          <table:table-cell table:style-name="ce180" table:formula="of:=[.B27]" office:value-type="float" office:value="0">
            <text:p>- </text:p>
          </table:table-cell>
          <table:table-cell table:style-name="ce159"/>
          <table:table-cell table:style-name="ce180" table:formula="of:=[.D27]" office:value-type="float" office:value="0">
            <text:p>- </text:p>
          </table:table-cell>
          <table:table-cell table:style-name="ce159"/>
          <table:table-cell table:style-name="ce180" table:formula="of:=[.F27]" office:value-type="float" office:value="0">
            <text:p>- </text:p>
          </table:table-cell>
          <table:table-cell table:style-name="ce159"/>
          <table:table-cell table:style-name="ce180" table:formula="of:=[.H27]" office:value-type="float" office:value="0">
            <text:p>- </text:p>
          </table:table-cell>
          <table:table-cell table:style-name="ce165"/>
          <table:table-cell table:number-columns-repeated="1015"/>
        </table:table-row>
        <table:table-row table:style-name="ro30">
          <table:table-cell table:style-name="ce159" office:value-type="string" office:string-value="Interest paid to promoters       ">
            <text:p>Interest paid to promoters <text:s text:c="7"/></text:p>
          </table:table-cell>
          <table:table-cell table:style-name="ce180" table:formula="of:=[.B28]" office:value-type="float" office:value="0">
            <text:p>- </text:p>
          </table:table-cell>
          <table:table-cell table:style-name="ce159"/>
          <table:table-cell table:style-name="ce180" table:formula="of:=[.D28]" office:value-type="float" office:value="0">
            <text:p>- </text:p>
          </table:table-cell>
          <table:table-cell table:style-name="ce159"/>
          <table:table-cell table:style-name="ce180" table:formula="of:=[.F28]" office:value-type="float" office:value="0">
            <text:p>- </text:p>
          </table:table-cell>
          <table:table-cell table:style-name="ce159"/>
          <table:table-cell table:style-name="ce180" table:formula="of:=[.H28]" office:value-type="float" office:value="0">
            <text:p>- </text:p>
          </table:table-cell>
          <table:table-cell table:style-name="ce165"/>
          <table:table-cell table:number-columns-repeated="1015"/>
        </table:table-row>
        <table:table-row table:style-name="ro30">
          <table:table-cell table:style-name="ce159" office:value-type="string" office:string-value="Provision for tax       ">
            <text:p>Provision for tax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1">
          <table:table-cell table:style-name="ce159" office:value-type="string" office:string-value="Interest       ">
            <text:p>Interest <text:s text:c="7"/></text:p>
          </table:table-cell>
          <table:table-cell table:style-name="ce180" table:formula="of:=[.B18]+[.B19]+[.B20]+[.B21]" office:value-type="float" office:value="0">
            <text:p>- </text:p>
          </table:table-cell>
          <table:table-cell table:style-name="ce159"/>
          <table:table-cell table:style-name="ce180" table:formula="of:=[.D18]+[.D19]+[.D20]+[.D21]" office:value-type="float" office:value="0">
            <text:p>- </text:p>
          </table:table-cell>
          <table:table-cell table:style-name="ce159"/>
          <table:table-cell table:style-name="ce180" table:formula="of:=[.F18]+[.F19]+[.F20]+[.F21]" office:value-type="float" office:value="0">
            <text:p>- </text:p>
          </table:table-cell>
          <table:table-cell table:style-name="ce159"/>
          <table:table-cell table:style-name="ce180" table:formula="of:=[.H18]+[.H19]+[.H20]+[.H21]" office:value-type="float" office:value="0">
            <text:p>- </text:p>
          </table:table-cell>
          <table:table-cell table:style-name="ce165"/>
          <table:table-cell table:number-columns-repeated="1015"/>
        </table:table-row>
        <table:table-row table:style-name="ro33">
          <table:table-cell table:style-name="ce161" office:value-type="string" office:string-value="Less : Other income (non business income)       ">
            <text:p>Less : Other income (non business income) <text:s text:c="7"/></text:p>
          </table:table-cell>
          <table:table-cell table:style-name="ce182" table:formula="of:=-[.B7]" office:value-type="float" office:value="-0">
            <text:p>- </text:p>
          </table:table-cell>
          <table:table-cell table:style-name="ce160"/>
          <table:table-cell table:style-name="ce182" table:formula="of:=-[.D7]" office:value-type="float" office:value="-0">
            <text:p>- </text:p>
          </table:table-cell>
          <table:table-cell table:style-name="ce160"/>
          <table:table-cell table:style-name="ce182" table:formula="of:=-[.F7]" office:value-type="float" office:value="-0">
            <text:p>- </text:p>
          </table:table-cell>
          <table:table-cell table:style-name="ce160"/>
          <table:table-cell table:style-name="ce182" table:formula="of:=-[.H7]" office:value-type="float" office:value="-0">
            <text:p>- </text:p>
          </table:table-cell>
          <table:table-cell table:style-name="ce207"/>
          <table:table-cell table:number-columns-repeated="1015"/>
        </table:table-row>
        <table:table-row table:style-name="ro30">
          <table:table-cell table:style-name="ce161"/>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Operating cash profit/(Loss ) before working capital changes       ">
            <text:p>Operating cash profit/(Loss ) before working capital changes <text:s text:c="7"/></text:p>
          </table:table-cell>
          <table:table-cell table:style-name="ce180" table:formula="of:=SUM([.B86:.B94])" office:value-type="float" office:value="0">
            <text:p>- </text:p>
          </table:table-cell>
          <table:table-cell table:style-name="ce159"/>
          <table:table-cell table:style-name="ce180" table:formula="of:=SUM([.D86:.D94])" office:value-type="float" office:value="0">
            <text:p>- </text:p>
          </table:table-cell>
          <table:table-cell table:style-name="ce159"/>
          <table:table-cell table:style-name="ce180" table:formula="of:=SUM([.F86:.F94])" office:value-type="float" office:value="0">
            <text:p>- </text:p>
          </table:table-cell>
          <table:table-cell table:style-name="ce159"/>
          <table:table-cell table:style-name="ce180" table:formula="of:=SUM([.H86:.H94])" office:value-type="float" office:value="0">
            <text:p>- </text:p>
          </table:table-cell>
          <table:table-cell table:style-name="ce165"/>
          <table:table-cell table:number-columns-repeated="1015"/>
        </table:table-row>
        <table:table-row table:style-name="ro30">
          <table:table-cell table:style-name="ce159" office:value-type="string" office:string-value="Trade and other receivables       ">
            <text:p>Trade and other receivables <text:s text:c="7"/></text:p>
          </table:table-cell>
          <table:table-cell table:style-name="ce180" table:formula="of:=[.D57]-[.B57]" office:value-type="float" office:value="0">
            <text:p>- </text:p>
          </table:table-cell>
          <table:table-cell table:style-name="ce159"/>
          <table:table-cell table:style-name="ce180" table:formula="of:=[.F57]-[.D57]" office:value-type="float" office:value="0">
            <text:p>- </text:p>
          </table:table-cell>
          <table:table-cell table:style-name="ce159"/>
          <table:table-cell table:style-name="ce180" table:formula="of:=[.J57]-[.F57]" office:value-type="float" office:value="0">
            <text:p>- </text:p>
          </table:table-cell>
          <table:table-cell table:style-name="ce159"/>
          <table:table-cell table:style-name="ce180" table:formula="of:=[.L57]-[.H57]" office:value-type="float" office:value="0">
            <text:p>- </text:p>
          </table:table-cell>
          <table:table-cell table:style-name="ce165"/>
          <table:table-cell table:number-columns-repeated="1015"/>
        </table:table-row>
        <table:table-row table:style-name="ro30">
          <table:table-cell table:style-name="ce159" office:value-type="string" office:string-value="Inventories       ">
            <text:p>Inventories <text:s text:c="7"/></text:p>
          </table:table-cell>
          <table:table-cell table:style-name="ce180" table:formula="of:=[.D56]-[.B56]" office:value-type="float" office:value="0">
            <text:p>- </text:p>
          </table:table-cell>
          <table:table-cell table:style-name="ce159"/>
          <table:table-cell table:style-name="ce180" table:formula="of:=[.F56]-[.D56]" office:value-type="float" office:value="0">
            <text:p>- </text:p>
          </table:table-cell>
          <table:table-cell table:style-name="ce159"/>
          <table:table-cell table:style-name="ce180" table:formula="of:=[.J56]-[.F56]" office:value-type="float" office:value="0">
            <text:p>- </text:p>
          </table:table-cell>
          <table:table-cell table:style-name="ce159"/>
          <table:table-cell table:style-name="ce180" table:formula="of:=[.L56]-[.H56]" office:value-type="float" office:value="0">
            <text:p>- </text:p>
          </table:table-cell>
          <table:table-cell table:style-name="ce165"/>
          <table:table-cell table:number-columns-repeated="1015"/>
        </table:table-row>
        <table:table-row table:style-name="ro30">
          <table:table-cell table:style-name="ce159" office:value-type="string" office:string-value="Loans &amp; Advances       ">
            <text:p>Loans &amp; Advances <text:s text:c="7"/></text:p>
          </table:table-cell>
          <table:table-cell table:style-name="ce180" table:formula="of:=[.D61]-[.B61]" office:value-type="float" office:value="0">
            <text:p>- </text:p>
          </table:table-cell>
          <table:table-cell table:style-name="ce159"/>
          <table:table-cell table:style-name="ce180" table:formula="of:=[.F61]-[.D61]" office:value-type="float" office:value="0">
            <text:p>- </text:p>
          </table:table-cell>
          <table:table-cell table:style-name="ce159"/>
          <table:table-cell table:style-name="ce180" table:formula="of:=[.J61]-[.F61]" office:value-type="float" office:value="0">
            <text:p>- </text:p>
          </table:table-cell>
          <table:table-cell table:style-name="ce159"/>
          <table:table-cell table:style-name="ce180" table:formula="of:=[.L61]-[.H61]" office:value-type="float" office:value="0">
            <text:p>- </text:p>
          </table:table-cell>
          <table:table-cell table:style-name="ce165"/>
          <table:table-cell table:number-columns-repeated="1015"/>
        </table:table-row>
        <table:table-row table:style-name="ro30">
          <table:table-cell table:style-name="ce159" office:value-type="string" office:string-value="other current liabilities       ">
            <text:p>other current liabilities <text:s text:c="7"/></text:p>
          </table:table-cell>
          <table:table-cell table:style-name="ce180" table:formula="of:=[.B44]-[.D44]" office:value-type="float" office:value="0">
            <text:p>- </text:p>
          </table:table-cell>
          <table:table-cell table:style-name="ce159"/>
          <table:table-cell table:style-name="ce180" table:formula="of:=[.D44]-[.F44]" office:value-type="float" office:value="0">
            <text:p>- </text:p>
          </table:table-cell>
          <table:table-cell table:style-name="ce159"/>
          <table:table-cell table:style-name="ce180" table:formula="of:=[.F44]-[.J44]" office:value-type="float" office:value="0">
            <text:p>- </text:p>
          </table:table-cell>
          <table:table-cell table:style-name="ce159"/>
          <table:table-cell table:style-name="ce180" table:formula="of:=[.H44]-[.L44]" office:value-type="float" office:value="0">
            <text:p>- </text:p>
          </table:table-cell>
          <table:table-cell table:style-name="ce165"/>
          <table:table-cell table:number-columns-repeated="1015"/>
        </table:table-row>
        <table:table-row table:style-name="ro30">
          <table:table-cell table:style-name="ce159" office:value-type="string" office:string-value="Total       ">
            <text:p>Total <text:s text:c="7"/></text:p>
          </table:table-cell>
          <table:table-cell table:style-name="ce180" table:formula="of:=SUM([.B97:.B100])" office:value-type="float" office:value="0">
            <text:p>- </text:p>
          </table:table-cell>
          <table:table-cell table:style-name="ce159"/>
          <table:table-cell table:style-name="ce180" table:formula="of:=SUM([.D97:.D100])" office:value-type="float" office:value="0">
            <text:p>- </text:p>
          </table:table-cell>
          <table:table-cell table:style-name="ce159"/>
          <table:table-cell table:style-name="ce180" table:formula="of:=SUM([.F97:.F100])" office:value-type="float" office:value="0">
            <text:p>- </text:p>
          </table:table-cell>
          <table:table-cell table:style-name="ce159"/>
          <table:table-cell table:style-name="ce180" table:formula="of:=SUM([.H97:.H100])" office:value-type="float" office:value="0">
            <text:p>- </text:p>
          </table:table-cell>
          <table:table-cell table:style-name="ce165"/>
          <table:table-cell table:number-columns-repeated="1015"/>
        </table:table-row>
        <table:table-row table:style-name="ro30">
          <table:table-cell table:style-name="ce160" office:value-type="string" office:string-value="Cash Generated from operations       ">
            <text:p>Cash Generated from operations <text:s text:c="7"/></text:p>
          </table:table-cell>
          <table:table-cell table:style-name="ce182" table:formula="of:=[.B96]+[.B101]" office:value-type="float" office:value="0">
            <text:p>- </text:p>
          </table:table-cell>
          <table:table-cell table:style-name="ce160"/>
          <table:table-cell table:style-name="ce182" table:formula="of:=[.D96]+[.D101]" office:value-type="float" office:value="0">
            <text:p>- </text:p>
          </table:table-cell>
          <table:table-cell table:style-name="ce160"/>
          <table:table-cell table:style-name="ce182" table:formula="of:=[.F96]+[.F101]" office:value-type="float" office:value="0">
            <text:p>- </text:p>
          </table:table-cell>
          <table:table-cell table:style-name="ce160"/>
          <table:table-cell table:style-name="ce182" table:formula="of:=[.H96]+[.H101]" office:value-type="float" office:value="0">
            <text:p>- </text:p>
          </table:table-cell>
          <table:table-cell table:style-name="ce207"/>
          <table:table-cell table:number-columns-repeated="1015"/>
        </table:table-row>
        <table:table-row table:style-name="ro30">
          <table:table-cell table:style-name="ce160"/>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Less taxes paid       ">
            <text:p>Less taxes paid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Net Cash from Operations       ">
            <text:p>Net Cash from Operations <text:s text:c="7"/></text:p>
          </table:table-cell>
          <table:table-cell table:style-name="ce180" table:formula="of:=[.B102]-[.B104]" office:value-type="float" office:value="0">
            <text:p>- </text:p>
          </table:table-cell>
          <table:table-cell table:style-name="ce159"/>
          <table:table-cell table:style-name="ce180" table:formula="of:=[.D102]-[.D104]" office:value-type="float" office:value="0">
            <text:p>- </text:p>
          </table:table-cell>
          <table:table-cell table:style-name="ce159"/>
          <table:table-cell table:style-name="ce180" table:formula="of:=[.F102]-[.F104]" office:value-type="float" office:value="0">
            <text:p>- </text:p>
          </table:table-cell>
          <table:table-cell table:style-name="ce159"/>
          <table:table-cell table:style-name="ce180" table:formula="of:=[.H102]-[.H104]" office:value-type="float" office:value="0">
            <text:p>- </text:p>
          </table:table-cell>
          <table:table-cell table:style-name="ce165"/>
          <table:table-cell table:number-columns-repeated="1015"/>
        </table:table-row>
        <table:table-row table:style-name="ro30">
          <table:table-cell table:number-columns-repeated="1024"/>
        </table:table-row>
        <table:table-row table:style-name="ro30">
          <table:table-cell table:style-name="ce162" office:value-type="string">
            <text:p>Ratio</text:p>
          </table:table-cell>
          <table:table-cell table:style-name="ce183"/>
          <table:table-cell table:number-columns-repeated="1022"/>
        </table:table-row>
        <table:table-row table:style-name="ro30">
          <table:table-cell table:style-name="ce163" office:value-type="string">
            <text:p>Debt Equity-Not exceed</text:p>
          </table:table-cell>
          <table:table-cell table:style-name="ce164" office:value-type="float" office:value="2">
            <text:p>2</text:p>
          </table:table-cell>
          <table:table-cell table:style-name="ce192" table:formula="of:=[.B74]" office:value-type="float" office:value="0">
            <text:p>#DIV/0!</text:p>
          </table:table-cell>
          <table:table-cell/>
          <table:table-cell table:style-name="ce196"/>
          <table:table-cell/>
          <table:table-cell table:style-name="ce196"/>
          <table:table-cell table:number-columns-repeated="1017"/>
        </table:table-row>
        <table:table-row table:style-name="ro30">
          <table:table-cell table:style-name="ce164" office:value-type="string">
            <text:p>DSCR-Min</text:p>
          </table:table-cell>
          <table:table-cell table:style-name="ce164" office:value-type="float" office:value="1.25">
            <text:p>1.25</text:p>
          </table:table-cell>
          <table:table-cell table:style-name="ce192" table:formula="of:=[.B76]" office:value-type="float" office:value="0">
            <text:p>#DIV/0!</text:p>
          </table:table-cell>
          <table:table-cell table:number-columns-repeated="1021"/>
        </table:table-row>
        <table:table-row table:style-name="ro30">
          <table:table-cell table:style-name="ce164" office:value-type="string">
            <text:p>Drs to Sales-&lt; </text:p>
          </table:table-cell>
          <table:table-cell table:style-name="ce184" office:value-type="string">
            <text:p>4 months</text:p>
          </table:table-cell>
          <table:table-cell table:style-name="ce193" table:formula="of:=[.B59]/[.B5]*365/30" office:value-type="float" office:value="0">
            <text:p>#DIV/0!</text:p>
          </table:table-cell>
          <table:table-cell table:style-name="ce194" office:value-type="string">
            <text:p>months</text:p>
          </table:table-cell>
          <table:table-cell table:number-columns-repeated="1020"/>
        </table:table-row>
        <table:table-row table:style-name="ro30">
          <table:table-cell table:style-name="ce165" office:value-type="string">
            <text:p>Proposed DSCR</text:p>
          </table:table-cell>
          <table:table-cell/>
          <table:table-cell table:style-name="ce194"/>
          <table:table-cell table:number-columns-repeated="1021"/>
        </table:table-row>
        <table:table-row table:style-name="ro30">
          <table:table-cell table:style-name="ce163" office:value-type="string">
            <text:p>Debt Equity</text:p>
          </table:table-cell>
          <table:table-cell table:style-name="ce185" table:formula="of:=+[.B74]" office:value-type="float" office:value="0">
            <text:p>#DIV/0!</text:p>
          </table:table-cell>
          <table:table-cell table:style-name="ce185"/>
          <table:table-cell table:number-columns-repeated="1021"/>
        </table:table-row>
        <table:table-row table:style-name="ro30">
          <table:table-cell table:style-name="ce164" office:value-type="string">
            <text:p>DSCR</text:p>
          </table:table-cell>
          <table:table-cell table:style-name="ce185" table:formula="of:=+[.C110]" office:value-type="float" office:value="0">
            <text:p>#DIV/0!</text:p>
          </table:table-cell>
          <table:table-cell table:style-name="ce185"/>
          <table:table-cell table:number-columns-repeated="1021"/>
        </table:table-row>
        <table:table-row table:style-name="ro30">
          <table:table-cell table:style-name="ce164" office:value-type="string">
            <text:p>Drs to Sales</text:p>
          </table:table-cell>
          <table:table-cell table:style-name="ce185" table:formula="of:=+[.C111]" office:value-type="float" office:value="0">
            <text:p>#DIV/0!</text:p>
          </table:table-cell>
          <table:table-cell table:style-name="ce185"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Ratios Sheet3" table:style-name="ta7" table:protected="true" table:protection-key="sHbLKBrsXbmhuH0oqtIhgGcltWQ=">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20">
          <table:table-cell table:style-name="ce128" table:number-columns-spanned="8" table:number-rows-spanned="2"/>
          <table:covered-table-cell table:number-columns-repeated="7" table:style-name="ce129"/>
          <table:table-cell table:style-name="ce129" table:number-columns-spanned="1" table:number-rows-spanned="2"/>
          <table:table-cell table:number-columns-repeated="1015"/>
        </table:table-row>
        <table:table-row table:style-name="ro22">
          <table:covered-table-cell table:number-columns-repeated="9" table:style-name="ce129"/>
          <table:table-cell table:number-columns-repeated="1015"/>
        </table:table-row>
        <table:table-row table:style-name="ro20">
          <table:table-cell table:style-name="ce130" office:value-type="string" table:number-columns-spanned="1" table:number-rows-spanned="2">
            <text:p>Profit &amp; Loss Account</text:p>
          </table:table-cell>
          <table:table-cell table:style-name="ce166" office:value-type="string">
            <text:p>31.03.2013</text:p>
          </table:table-cell>
          <table:table-cell table:style-name="ce167" office:value-type="string">
            <text:p>% Growth</text:p>
          </table:table-cell>
          <table:table-cell table:style-name="ce166" office:value-type="string">
            <text:p>31.03.2012</text:p>
          </table:table-cell>
          <table:table-cell table:style-name="ce167" office:value-type="string">
            <text:p>% Growth</text:p>
          </table:table-cell>
          <table:table-cell table:style-name="ce166" office:value-type="string">
            <text:p>31.03.2011</text:p>
          </table:table-cell>
          <table:table-cell table:style-name="ce167" office:value-type="string">
            <text:p>% Growth</text:p>
          </table:table-cell>
          <table:table-cell table:style-name="ce166" office:value-type="string">
            <text:p>31.03.2010</text:p>
          </table:table-cell>
          <table:table-cell table:style-name="ce200"/>
          <table:table-cell table:number-columns-repeated="1015"/>
        </table:table-row>
        <table:table-row table:style-name="ro20">
          <table:covered-table-cell table:style-name="ce130"/>
          <table:table-cell table:style-name="ce167" office:value-type="string">
            <text:p>Rs. lacs</text:p>
          </table:table-cell>
          <table:table-cell table:style-name="ce166" office:value-type="string">
            <text:p>In 2013</text:p>
          </table:table-cell>
          <table:table-cell table:style-name="ce167" office:value-type="string">
            <text:p>Rs. lacs</text:p>
          </table:table-cell>
          <table:table-cell table:style-name="ce166" office:value-type="string">
            <text:p>In 2012</text:p>
          </table:table-cell>
          <table:table-cell table:style-name="ce167" office:value-type="string">
            <text:p>Rs. lacs</text:p>
          </table:table-cell>
          <table:table-cell table:style-name="ce166" office:value-type="string">
            <text:p>In 2011</text:p>
          </table:table-cell>
          <table:table-cell table:style-name="ce167" office:value-type="string">
            <text:p>Rs. lacs</text:p>
          </table:table-cell>
          <table:table-cell table:style-name="ce200"/>
          <table:table-cell table:number-columns-repeated="1015"/>
        </table:table-row>
        <table:table-row table:style-name="ro14">
          <table:table-cell table:style-name="ce131" office:value-type="string">
            <text:p>Sales</text:p>
          </table:table-cell>
          <table:table-cell table:style-name="ce195" office:value-type="float" office:value="0">
            <text:p>0.00</text:p>
          </table:table-cell>
          <table:table-cell table:style-name="ce186" table:formula="of:=([.B5]-[.D5])/[.D5]*100" office:value-type="float" office:value="0">
            <text:p>#DIV/0!</text:p>
          </table:table-cell>
          <table:table-cell table:style-name="ce195" office:value-type="float" office:value="0">
            <text:p>0.00</text:p>
          </table:table-cell>
          <table:table-cell table:style-name="ce186" table:formula="of:=([.D5]-[.F5])/[.F5]*100" office:value-type="float" office:value="0">
            <text:p>#DIV/0!</text:p>
          </table:table-cell>
          <table:table-cell table:style-name="ce195" office:value-type="float" office:value="0">
            <text:p>0.00</text:p>
          </table:table-cell>
          <table:table-cell table:style-name="ce186" table:formula="of:=([.F5]-[.H5])/[.H5]*100" office:value-type="float" office:value="0">
            <text:p>#DIV/0!</text:p>
          </table:table-cell>
          <table:table-cell table:style-name="ce195" office:value-type="float" office:value="0">
            <text:p>0.00</text:p>
          </table:table-cell>
          <table:table-cell table:style-name="ce201"/>
          <table:table-cell table:number-columns-repeated="1015"/>
        </table:table-row>
        <table:table-row table:style-name="ro23">
          <table:table-cell table:style-name="ce132" office:value-type="string">
            <text:p>Other Income (incidental to Business/Business income)</text:p>
          </table:table-cell>
          <table:table-cell table:style-name="ce195" office:value-type="float" office:value="0">
            <text:p>0.00</text:p>
          </table:table-cell>
          <table:table-cell table:style-name="ce186" table:formula="of:=([.B6]-[.D6])/[.D6]*100" office:value-type="float" office:value="0">
            <text:p>#DIV/0!</text:p>
          </table:table-cell>
          <table:table-cell table:style-name="ce195" office:value-type="float" office:value="0">
            <text:p>0.00</text:p>
          </table:table-cell>
          <table:table-cell table:style-name="ce186" table:formula="of:=([.D6]-[.F6])/[.F6]*100" office:value-type="float" office:value="0">
            <text:p>#DIV/0!</text:p>
          </table:table-cell>
          <table:table-cell table:style-name="ce168" office:value-type="float" office:value="0">
            <text:p>0.00</text:p>
          </table:table-cell>
          <table:table-cell table:style-name="ce186" table:formula="of:=([.F6]-[.H6])/[.H6]*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14">
          <table:table-cell table:style-name="ce132" office:value-type="string">
            <text:p>Other Income (Non Business income)</text:p>
          </table:table-cell>
          <table:table-cell table:style-name="ce195" office:value-type="float" office:value="0">
            <text:p>0.00</text:p>
          </table:table-cell>
          <table:table-cell table:style-name="ce186" table:formula="of:=([.B7]-[.D7])/[.D7]*100" office:value-type="float" office:value="0">
            <text:p>#DIV/0!</text:p>
          </table:table-cell>
          <table:table-cell table:style-name="ce195" office:value-type="float" office:value="0">
            <text:p>0.00</text:p>
          </table:table-cell>
          <table:table-cell table:style-name="ce186" table:formula="of:=([.D7]-[.F7])/[.F7]*100" office:value-type="float" office:value="0">
            <text:p>#DIV/0!</text:p>
          </table:table-cell>
          <table:table-cell table:style-name="ce168" office:value-type="float" office:value="0">
            <text:p>0.00</text:p>
          </table:table-cell>
          <table:table-cell table:style-name="ce186" table:formula="of:=([.F7]-[.H7])/[.H7]*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27">
          <table:table-cell table:style-name="ce133" office:value-type="string">
            <text:p>Total Income</text:p>
          </table:table-cell>
          <table:table-cell table:style-name="ce169" table:formula="of:=[.B5]+[.B6]+[.B7]" office:value-type="float" office:value="0">
            <text:p>0.00</text:p>
          </table:table-cell>
          <table:table-cell table:style-name="ce186" table:formula="of:=([.B8]-[.D8])/[.D8]*100" office:value-type="float" office:value="0">
            <text:p>#DIV/0!</text:p>
          </table:table-cell>
          <table:table-cell table:style-name="ce169" table:formula="of:=[.D5]+[.D6]+[.D7]" office:value-type="float" office:value="0">
            <text:p>0.00</text:p>
          </table:table-cell>
          <table:table-cell table:style-name="ce186" table:formula="of:=([.D8]-[.F8])/[.F8]*100" office:value-type="float" office:value="0">
            <text:p>#DIV/0!</text:p>
          </table:table-cell>
          <table:table-cell table:style-name="ce169" table:formula="of:=[.F5]+[.F6]+[.F7]" office:value-type="float" office:value="0">
            <text:p>0.00</text:p>
          </table:table-cell>
          <table:table-cell table:style-name="ce186" table:formula="of:=([.F8]-[.H8])/[.H8]*100" office:value-type="float" office:value="0">
            <text:p>#DIV/0!</text:p>
          </table:table-cell>
          <table:table-cell table:style-name="ce169" table:formula="of:=[.H5]+[.H6]+[.H7]" office:value-type="float" office:value="0">
            <text:p>0.00</text:p>
          </table:table-cell>
          <table:table-cell table:style-name="ce201"/>
          <table:table-cell table:number-columns-repeated="1015"/>
        </table:table-row>
        <table:table-row table:style-name="ro5">
          <table:table-cell table:style-name="ce133"/>
          <table:table-cell table:style-name="ce169"/>
          <table:table-cell table:style-name="ce187" office:value-type="string">
            <text:p>Cost % of sales of 2013</text:p>
          </table:table-cell>
          <table:table-cell table:style-name="ce169"/>
          <table:table-cell table:style-name="ce187" office:value-type="string">
            <text:p>Cost % of sales of 2012</text:p>
          </table:table-cell>
          <table:table-cell table:style-name="ce197"/>
          <table:table-cell table:style-name="ce187" office:value-type="string">
            <text:p>Cost % of sales of 2011</text:p>
          </table:table-cell>
          <table:table-cell table:style-name="ce197"/>
          <table:table-cell table:style-name="ce217" office:value-type="string">
            <text:p>Cost % of sales of 2010</text:p>
          </table:table-cell>
          <table:table-cell table:number-columns-repeated="1015"/>
        </table:table-row>
        <table:table-row table:style-name="ro14">
          <table:table-cell table:style-name="ce134" office:value-type="string">
            <text:p>Raw Material Cost</text:p>
          </table:table-cell>
          <table:table-cell table:style-name="ce195" office:value-type="float" office:value="0">
            <text:p>0.00</text:p>
          </table:table-cell>
          <table:table-cell table:style-name="ce186" table:formula="of:=[.B10]/[.$B$5]*100" office:value-type="float" office:value="0">
            <text:p>#DIV/0!</text:p>
          </table:table-cell>
          <table:table-cell table:style-name="ce195" office:value-type="float" office:value="0">
            <text:p>0.00</text:p>
          </table:table-cell>
          <table:table-cell table:style-name="ce186" table:formula="of:=[.D10]/[.$D$5]*100" office:value-type="float" office:value="0">
            <text:p>#DIV/0!</text:p>
          </table:table-cell>
          <table:table-cell table:style-name="ce168" office:value-type="float" office:value="0">
            <text:p>0.00</text:p>
          </table:table-cell>
          <table:table-cell table:style-name="ce186" table:formula="of:=[.F10]/[.$F$5]*100" office:value-type="float" office:value="0">
            <text:p>#DIV/0!</text:p>
          </table:table-cell>
          <table:table-cell table:style-name="ce168" office:value-type="float" office:value="0">
            <text:p>0.00</text:p>
          </table:table-cell>
          <table:table-cell table:style-name="ce203" table:formula="of:=[.H10]/[.$H$5]*100" office:value-type="float" office:value="0">
            <text:p>#DIV/0!</text:p>
          </table:table-cell>
          <table:table-cell table:number-columns-repeated="1015"/>
        </table:table-row>
        <table:table-row table:style-name="ro14">
          <table:table-cell table:style-name="ce134" office:value-type="string">
            <text:p>Manufacturing expenses</text:p>
          </table:table-cell>
          <table:table-cell table:style-name="ce195" office:value-type="float" office:value="0">
            <text:p>0.00</text:p>
          </table:table-cell>
          <table:table-cell table:style-name="ce186" table:formula="of:=[.B11]/[.$B$5]*100" office:value-type="float" office:value="0">
            <text:p>#DIV/0!</text:p>
          </table:table-cell>
          <table:table-cell table:style-name="ce195" office:value-type="float" office:value="0">
            <text:p>0.00</text:p>
          </table:table-cell>
          <table:table-cell table:style-name="ce186" table:formula="of:=[.D11]/[.$D$5]*100" office:value-type="float" office:value="0">
            <text:p>#DIV/0!</text:p>
          </table:table-cell>
          <table:table-cell table:style-name="ce195" office:value-type="float" office:value="0">
            <text:p>0.00</text:p>
          </table:table-cell>
          <table:table-cell table:style-name="ce186" table:formula="of:=[.F11]/[.$F$5]*100" office:value-type="float" office:value="0">
            <text:p>#DIV/0!</text:p>
          </table:table-cell>
          <table:table-cell table:style-name="ce195" office:value-type="float" office:value="0">
            <text:p>0.00</text:p>
          </table:table-cell>
          <table:table-cell table:style-name="ce203" table:formula="of:=[.H11]/[.$H$5]*100" office:value-type="float" office:value="0">
            <text:p>#DIV/0!</text:p>
          </table:table-cell>
          <table:table-cell table:style-name="ce194"/>
          <table:table-cell table:number-columns-repeated="1014"/>
        </table:table-row>
        <table:table-row table:style-name="ro14">
          <table:table-cell table:style-name="ce134" office:value-type="string">
            <text:p>Wages &amp; employee cost</text:p>
          </table:table-cell>
          <table:table-cell table:style-name="ce195" office:value-type="float" office:value="0">
            <text:p>0.00</text:p>
          </table:table-cell>
          <table:table-cell table:style-name="ce186" table:formula="of:=[.B12]/[.$B$5]*100" office:value-type="float" office:value="0">
            <text:p>#DIV/0!</text:p>
          </table:table-cell>
          <table:table-cell table:style-name="ce195" office:value-type="float" office:value="0">
            <text:p>0.00</text:p>
          </table:table-cell>
          <table:table-cell table:style-name="ce186" table:formula="of:=[.D12]/[.$D$5]*100" office:value-type="float" office:value="0">
            <text:p>#DIV/0!</text:p>
          </table:table-cell>
          <table:table-cell table:style-name="ce195" office:value-type="float" office:value="0">
            <text:p>0.00</text:p>
          </table:table-cell>
          <table:table-cell table:style-name="ce186" table:formula="of:=[.F12]/[.$F$5]*100" office:value-type="float" office:value="0">
            <text:p>#DIV/0!</text:p>
          </table:table-cell>
          <table:table-cell table:style-name="ce195" office:value-type="float" office:value="0">
            <text:p>0.00</text:p>
          </table:table-cell>
          <table:table-cell table:style-name="ce203" table:formula="of:=[.H12]/[.$H$5]*100" office:value-type="float" office:value="0">
            <text:p>#DIV/0!</text:p>
          </table:table-cell>
          <table:table-cell table:number-columns-repeated="1015"/>
        </table:table-row>
        <table:table-row table:style-name="ro27">
          <table:table-cell table:style-name="ce135" office:value-type="string">
            <text:p>Gross Profit</text:p>
          </table:table-cell>
          <table:table-cell table:style-name="ce170" table:formula="of:=[.B8]-[.B10]-[.B11]-[.B12]" office:value-type="float" office:value="0">
            <text:p>0.00</text:p>
          </table:table-cell>
          <table:table-cell table:style-name="ce186" table:formula="of:=[.B13]/[.$B$5]*100" office:value-type="float" office:value="0">
            <text:p>#DIV/0!</text:p>
          </table:table-cell>
          <table:table-cell table:style-name="ce170" table:formula="of:=[.D8]-[.D10]-[.D11]-[.D12]" office:value-type="float" office:value="0">
            <text:p>0.00</text:p>
          </table:table-cell>
          <table:table-cell table:style-name="ce186" table:formula="of:=[.D13]/[.$D$5]*100" office:value-type="float" office:value="0">
            <text:p>#DIV/0!</text:p>
          </table:table-cell>
          <table:table-cell table:style-name="ce170" table:formula="of:=[.F8]-[.F10]-[.F11]-[.F12]" office:value-type="float" office:value="0">
            <text:p>0.00</text:p>
          </table:table-cell>
          <table:table-cell table:style-name="ce186" table:formula="of:=[.F13]/[.$F$5]*100" office:value-type="float" office:value="0">
            <text:p>#DIV/0!</text:p>
          </table:table-cell>
          <table:table-cell table:style-name="ce170" table:formula="of:=[.H8]-[.H10]-[.H11]-[.H12]" office:value-type="float" office:value="0">
            <text:p>0.00</text:p>
          </table:table-cell>
          <table:table-cell table:style-name="ce203" table:formula="of:=[.H13]/[.$H$5]*100" office:value-type="float" office:value="0">
            <text:p>#DIV/0!</text:p>
          </table:table-cell>
          <table:table-cell table:number-columns-repeated="1015"/>
        </table:table-row>
        <table:table-row table:style-name="ro14">
          <table:table-cell table:style-name="ce136" office:value-type="string">
            <text:p>Administrative Expenses</text:p>
          </table:table-cell>
          <table:table-cell table:style-name="ce195" office:value-type="float" office:value="0">
            <text:p>0.00</text:p>
          </table:table-cell>
          <table:table-cell table:style-name="ce186" table:formula="of:=[.B14]/[.$B$5]*100" office:value-type="float" office:value="0">
            <text:p>#DIV/0!</text:p>
          </table:table-cell>
          <table:table-cell table:style-name="ce195" office:value-type="float" office:value="0">
            <text:p>0.00</text:p>
          </table:table-cell>
          <table:table-cell table:style-name="ce186" table:formula="of:=[.D14]/[.$D$5]*100" office:value-type="float" office:value="0">
            <text:p>#DIV/0!</text:p>
          </table:table-cell>
          <table:table-cell table:style-name="ce195" office:value-type="float" office:value="0">
            <text:p>0.00</text:p>
          </table:table-cell>
          <table:table-cell table:style-name="ce186" table:formula="of:=[.F14]/[.$F$5]*100" office:value-type="float" office:value="0">
            <text:p>#DIV/0!</text:p>
          </table:table-cell>
          <table:table-cell table:style-name="ce195" office:value-type="float" office:value="0">
            <text:p>0.00</text:p>
          </table:table-cell>
          <table:table-cell table:style-name="ce203" table:formula="of:=[.H14]/[.$H$5]*100" office:value-type="float" office:value="0">
            <text:p>#DIV/0!</text:p>
          </table:table-cell>
          <table:table-cell table:style-name="ce194"/>
          <table:table-cell table:number-columns-repeated="1014"/>
        </table:table-row>
        <table:table-row table:style-name="ro14">
          <table:table-cell table:style-name="ce136" office:value-type="string">
            <text:p>Selling &amp; Distribution Expenses</text:p>
          </table:table-cell>
          <table:table-cell table:style-name="ce195" office:value-type="float" office:value="0">
            <text:p>0.00</text:p>
          </table:table-cell>
          <table:table-cell table:style-name="ce186" table:formula="of:=[.B15]/[.$B$5]*100" office:value-type="float" office:value="0">
            <text:p>#DIV/0!</text:p>
          </table:table-cell>
          <table:table-cell table:style-name="ce195" office:value-type="float" office:value="0">
            <text:p>0.00</text:p>
          </table:table-cell>
          <table:table-cell table:style-name="ce186" table:formula="of:=[.D15]/[.$D$5]*100" office:value-type="float" office:value="0">
            <text:p>#DIV/0!</text:p>
          </table:table-cell>
          <table:table-cell table:style-name="ce195" office:value-type="float" office:value="0">
            <text:p>0.00</text:p>
          </table:table-cell>
          <table:table-cell table:style-name="ce186" table:formula="of:=[.F15]/[.$F$5]*100" office:value-type="float" office:value="0">
            <text:p>#DIV/0!</text:p>
          </table:table-cell>
          <table:table-cell table:style-name="ce195" office:value-type="float" office:value="0">
            <text:p>0.00</text:p>
          </table:table-cell>
          <table:table-cell table:style-name="ce203" table:formula="of:=[.H15]/[.$H$5]*100" office:value-type="float" office:value="0">
            <text:p>#DIV/0!</text:p>
          </table:table-cell>
          <table:table-cell table:style-name="ce194"/>
          <table:table-cell table:number-columns-repeated="1014"/>
        </table:table-row>
        <table:table-row table:style-name="ro27">
          <table:table-cell table:style-name="ce135" office:value-type="string">
            <text:p>PBDIT</text:p>
          </table:table-cell>
          <table:table-cell table:style-name="ce170" table:formula="of:=[.B13]-[.B14]-[.B15]" office:value-type="float" office:value="0">
            <text:p>0.00</text:p>
          </table:table-cell>
          <table:table-cell table:style-name="ce186" table:formula="of:=[.B16]/[.$B$5]*100" office:value-type="float" office:value="0">
            <text:p>#DIV/0!</text:p>
          </table:table-cell>
          <table:table-cell table:style-name="ce170" table:formula="of:=[.D13]-[.D14]-[.D15]" office:value-type="float" office:value="0">
            <text:p>0.00</text:p>
          </table:table-cell>
          <table:table-cell table:style-name="ce186" table:formula="of:=[.D16]/[.$D$5]*100" office:value-type="float" office:value="0">
            <text:p>#DIV/0!</text:p>
          </table:table-cell>
          <table:table-cell table:style-name="ce170" table:formula="of:=[.F13]-[.F14]-[.F15]" office:value-type="float" office:value="0">
            <text:p>0.00</text:p>
          </table:table-cell>
          <table:table-cell table:style-name="ce186" table:formula="of:=[.F16]/[.$F$5]*100" office:value-type="float" office:value="0">
            <text:p>#DIV/0!</text:p>
          </table:table-cell>
          <table:table-cell table:style-name="ce170" table:formula="of:=[.H13]-[.H14]-[.H15]" office:value-type="float" office:value="0">
            <text:p>0.00</text:p>
          </table:table-cell>
          <table:table-cell table:style-name="ce203" table:formula="of:=[.H16]/[.$H$5]*100" office:value-type="float" office:value="0">
            <text:p>#DIV/0!</text:p>
          </table:table-cell>
          <table:table-cell table:number-columns-repeated="1015"/>
        </table:table-row>
        <table:table-row table:style-name="ro28">
          <table:table-cell table:style-name="ce137" office:value-type="string">
            <text:p>Depreciation</text:p>
          </table:table-cell>
          <table:table-cell table:style-name="ce195" office:value-type="float" office:value="0">
            <text:p>0.00</text:p>
          </table:table-cell>
          <table:table-cell table:style-name="ce186" table:formula="of:=[.B17]/[.$B$5]*100" office:value-type="float" office:value="0">
            <text:p>#DIV/0!</text:p>
          </table:table-cell>
          <table:table-cell table:style-name="ce195" office:value-type="float" office:value="0">
            <text:p>0.00</text:p>
          </table:table-cell>
          <table:table-cell table:style-name="ce186" table:formula="of:=[.D17]/[.$D$5]*100" office:value-type="float" office:value="0">
            <text:p>#DIV/0!</text:p>
          </table:table-cell>
          <table:table-cell table:style-name="ce195" office:value-type="float" office:value="0">
            <text:p>0.00</text:p>
          </table:table-cell>
          <table:table-cell table:style-name="ce186" table:formula="of:=[.F17]/[.$F$5]*100" office:value-type="float" office:value="0">
            <text:p>#DIV/0!</text:p>
          </table:table-cell>
          <table:table-cell table:style-name="ce195" office:value-type="float" office:value="0">
            <text:p>0.00</text:p>
          </table:table-cell>
          <table:table-cell table:style-name="ce203" table:formula="of:=[.H17]/[.$H$5]*100" office:value-type="float" office:value="0">
            <text:p>#DIV/0!</text:p>
          </table:table-cell>
          <table:table-cell table:number-columns-repeated="2"/>
          <table:table-cell table:style-name="ce212"/>
          <table:table-cell table:number-columns-repeated="1012"/>
        </table:table-row>
        <table:table-row table:style-name="ro28">
          <table:table-cell table:style-name="ce134" office:value-type="string">
            <text:p>Interest on Term Loan from Banks</text:p>
          </table:table-cell>
          <table:table-cell table:style-name="ce195" office:value-type="float" office:value="0">
            <text:p>0.00</text:p>
          </table:table-cell>
          <table:table-cell table:style-name="ce186" table:formula="of:=[.B18]/[.$B$5]*100" office:value-type="float" office:value="0">
            <text:p>#DIV/0!</text:p>
          </table:table-cell>
          <table:table-cell table:style-name="ce195" office:value-type="float" office:value="0">
            <text:p>0.00</text:p>
          </table:table-cell>
          <table:table-cell table:style-name="ce186" table:formula="of:=[.D18]/[.$D$5]*100" office:value-type="float" office:value="0">
            <text:p>#DIV/0!</text:p>
          </table:table-cell>
          <table:table-cell table:style-name="ce195" office:value-type="float" office:value="0">
            <text:p>0.00</text:p>
          </table:table-cell>
          <table:table-cell table:style-name="ce186" table:formula="of:=[.F18]/[.$F$5]*100" office:value-type="float" office:value="0">
            <text:p>#DIV/0!</text:p>
          </table:table-cell>
          <table:table-cell table:style-name="ce195" office:value-type="float" office:value="0">
            <text:p>0.00</text:p>
          </table:table-cell>
          <table:table-cell table:style-name="ce203" table:formula="of:=[.H18]/[.$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Term Loan from Relatives</text:p>
          </table:table-cell>
          <table:table-cell table:style-name="ce195" office:value-type="float" office:value="0">
            <text:p>0.00</text:p>
          </table:table-cell>
          <table:table-cell table:style-name="ce186" table:formula="of:=[.B19]/[.$B$5]*100" office:value-type="float" office:value="0">
            <text:p>#DIV/0!</text:p>
          </table:table-cell>
          <table:table-cell table:style-name="ce195" office:value-type="float" office:value="0">
            <text:p>0.00</text:p>
          </table:table-cell>
          <table:table-cell table:style-name="ce186" table:formula="of:=[.D19]/[.$D$5]*100" office:value-type="float" office:value="0">
            <text:p>#DIV/0!</text:p>
          </table:table-cell>
          <table:table-cell table:style-name="ce195" office:value-type="float" office:value="0">
            <text:p>0.00</text:p>
          </table:table-cell>
          <table:table-cell table:style-name="ce186" table:formula="of:=[.F19]/[.$F$5]*100" office:value-type="float" office:value="0">
            <text:p>#DIV/0!</text:p>
          </table:table-cell>
          <table:table-cell table:style-name="ce195" office:value-type="float" office:value="0">
            <text:p>0.00</text:p>
          </table:table-cell>
          <table:table-cell table:style-name="ce203" table:formula="of:=[.H19]/[.$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unsecured loans from others</text:p>
          </table:table-cell>
          <table:table-cell table:style-name="ce195" office:value-type="float" office:value="0">
            <text:p>0.00</text:p>
          </table:table-cell>
          <table:table-cell table:style-name="ce186" table:formula="of:=[.B20]/[.$B$5]*100" office:value-type="float" office:value="0">
            <text:p>#DIV/0!</text:p>
          </table:table-cell>
          <table:table-cell table:style-name="ce195" office:value-type="float" office:value="0">
            <text:p>0.00</text:p>
          </table:table-cell>
          <table:table-cell table:style-name="ce186" table:formula="of:=[.D20]/[.$D$5]*100" office:value-type="float" office:value="0">
            <text:p>#DIV/0!</text:p>
          </table:table-cell>
          <table:table-cell table:style-name="ce195" office:value-type="float" office:value="0">
            <text:p>0.00</text:p>
          </table:table-cell>
          <table:table-cell table:style-name="ce186" table:formula="of:=[.F20]/[.$F$5]*100" office:value-type="float" office:value="0">
            <text:p>#DIV/0!</text:p>
          </table:table-cell>
          <table:table-cell table:style-name="ce195" office:value-type="float" office:value="0">
            <text:p>0.00</text:p>
          </table:table-cell>
          <table:table-cell table:style-name="ce203" table:formula="of:=[.H20]/[.$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CC/OD</text:p>
          </table:table-cell>
          <table:table-cell table:style-name="ce195" office:value-type="float" office:value="0">
            <text:p>0.00</text:p>
          </table:table-cell>
          <table:table-cell table:style-name="ce186" table:formula="of:=[.B21]/[.$B$5]*100" office:value-type="float" office:value="0">
            <text:p>#DIV/0!</text:p>
          </table:table-cell>
          <table:table-cell table:style-name="ce195" office:value-type="float" office:value="0">
            <text:p>0.00</text:p>
          </table:table-cell>
          <table:table-cell table:style-name="ce186" table:formula="of:=[.D21]/[.$D$5]*100" office:value-type="float" office:value="0">
            <text:p>#DIV/0!</text:p>
          </table:table-cell>
          <table:table-cell table:style-name="ce195" office:value-type="float" office:value="0">
            <text:p>0.00</text:p>
          </table:table-cell>
          <table:table-cell table:style-name="ce186" table:formula="of:=[.F21]/[.$F$5]*100" office:value-type="float" office:value="0">
            <text:p>#DIV/0!</text:p>
          </table:table-cell>
          <table:table-cell table:style-name="ce195" office:value-type="float" office:value="0">
            <text:p>0.00</text:p>
          </table:table-cell>
          <table:table-cell table:style-name="ce203" table:formula="of:=[.H21]/[.$H$5]*100" office:value-type="float" office:value="0">
            <text:p>#DIV/0!</text:p>
          </table:table-cell>
          <table:table-cell table:number-columns-repeated="2"/>
          <table:table-cell table:style-name="ce165"/>
          <table:table-cell table:number-columns-repeated="1012"/>
        </table:table-row>
        <table:table-row table:style-name="ro14">
          <table:table-cell table:style-name="ce137" office:value-type="string">
            <text:p>Non cash expenses written off</text:p>
          </table:table-cell>
          <table:table-cell table:style-name="ce195" office:value-type="float" office:value="0">
            <text:p>0.00</text:p>
          </table:table-cell>
          <table:table-cell table:style-name="ce186" table:formula="of:=[.B22]/[.$B$5]*100" office:value-type="float" office:value="0">
            <text:p>#DIV/0!</text:p>
          </table:table-cell>
          <table:table-cell table:style-name="ce195" office:value-type="float" office:value="0">
            <text:p>0.00</text:p>
          </table:table-cell>
          <table:table-cell table:style-name="ce186" table:formula="of:=[.D22]/[.$D$5]*100" office:value-type="float" office:value="0">
            <text:p>#DIV/0!</text:p>
          </table:table-cell>
          <table:table-cell table:style-name="ce195" office:value-type="float" office:value="0">
            <text:p>0.00</text:p>
          </table:table-cell>
          <table:table-cell table:style-name="ce186" table:formula="of:=[.F22]/[.$F$5]*100" office:value-type="float" office:value="0">
            <text:p>#DIV/0!</text:p>
          </table:table-cell>
          <table:table-cell table:style-name="ce195" office:value-type="float" office:value="0">
            <text:p>0.00</text:p>
          </table:table-cell>
          <table:table-cell table:style-name="ce203" table:formula="of:=[.H22]/[.$H$5]*100" office:value-type="float" office:value="0">
            <text:p>#DIV/0!</text:p>
          </table:table-cell>
          <table:table-cell table:number-columns-repeated="1015"/>
        </table:table-row>
        <table:table-row table:style-name="ro27">
          <table:table-cell table:style-name="ce138" office:value-type="string">
            <text:p>Profit Before Tax</text:p>
          </table:table-cell>
          <table:table-cell table:style-name="ce171" table:formula="of:=[.B16]-[.B17]-[.B18]-[.B22]-[.B21]-[.B19]-[.B20]" office:value-type="float" office:value="0">
            <text:p>0.00</text:p>
          </table:table-cell>
          <table:table-cell table:style-name="ce186" table:formula="of:=[.B23]/[.$B$5]*100" office:value-type="float" office:value="0">
            <text:p>#DIV/0!</text:p>
          </table:table-cell>
          <table:table-cell table:style-name="ce171" table:formula="of:=[.D16]-[.D17]-[.D18]-[.D22]-[.D21]-[.D19]-[.D20]" office:value-type="float" office:value="0">
            <text:p>0.00</text:p>
          </table:table-cell>
          <table:table-cell table:style-name="ce186" table:formula="of:=[.D23]/[.$D$5]*100" office:value-type="float" office:value="0">
            <text:p>#DIV/0!</text:p>
          </table:table-cell>
          <table:table-cell table:style-name="ce171" table:formula="of:=[.F16]-[.F17]-[.F18]-[.F22]-[.F21]-[.F19]-[.F20]" office:value-type="float" office:value="0">
            <text:p>0.00</text:p>
          </table:table-cell>
          <table:table-cell table:style-name="ce186" table:formula="of:=[.F23]/[.$F$5]*100" office:value-type="float" office:value="0">
            <text:p>#DIV/0!</text:p>
          </table:table-cell>
          <table:table-cell table:style-name="ce171" table:formula="of:=[.H16]-[.H17]-[.H18]-[.H22]-[.H21]-[.H19]-[.H20]" office:value-type="float" office:value="0">
            <text:p>0.00</text:p>
          </table:table-cell>
          <table:table-cell table:style-name="ce203" table:formula="of:=[.H23]/[.$H$5]*100" office:value-type="float" office:value="0">
            <text:p>#DIV/0!</text:p>
          </table:table-cell>
          <table:table-cell table:number-columns-repeated="1015"/>
        </table:table-row>
        <table:table-row table:style-name="ro14">
          <table:table-cell table:style-name="ce132" office:value-type="string">
            <text:p>Tax as per ITR</text:p>
          </table:table-cell>
          <table:table-cell table:style-name="ce195" office:value-type="float" office:value="0">
            <text:p>0.00</text:p>
          </table:table-cell>
          <table:table-cell table:style-name="ce186" table:formula="of:=[.B24]/[.$B$5]*100" office:value-type="float" office:value="0">
            <text:p>#DIV/0!</text:p>
          </table:table-cell>
          <table:table-cell table:style-name="ce195" office:value-type="float" office:value="0">
            <text:p>0.00</text:p>
          </table:table-cell>
          <table:table-cell table:style-name="ce186" table:formula="of:=[.D24]/[.$D$5]*100" office:value-type="float" office:value="0">
            <text:p>#DIV/0!</text:p>
          </table:table-cell>
          <table:table-cell table:style-name="ce168" office:value-type="float" office:value="0">
            <text:p>0.00</text:p>
          </table:table-cell>
          <table:table-cell table:style-name="ce186" table:formula="of:=[.F24]/[.$F$5]*100" office:value-type="float" office:value="0">
            <text:p>#DIV/0!</text:p>
          </table:table-cell>
          <table:table-cell table:style-name="ce168" office:value-type="float" office:value="0">
            <text:p>0.00</text:p>
          </table:table-cell>
          <table:table-cell table:style-name="ce203" table:formula="of:=[.H24]/[.$H$5]*100" office:value-type="float" office:value="0">
            <text:p>#DIV/0!</text:p>
          </table:table-cell>
          <table:table-cell/>
          <table:table-cell table:style-name="ce216"/>
          <table:table-cell table:number-columns-repeated="1013"/>
        </table:table-row>
        <table:table-row table:style-name="ro27">
          <table:table-cell table:style-name="ce139" office:value-type="string">
            <text:p>PAT</text:p>
          </table:table-cell>
          <table:table-cell table:style-name="ce169" table:formula="of:=[.B23]-[.B24]" office:value-type="float" office:value="0">
            <text:p>0.00</text:p>
          </table:table-cell>
          <table:table-cell table:style-name="ce188" table:formula="of:=[.B25]/[.$B$5]*100" office:value-type="float" office:value="0">
            <text:p>#DIV/0!</text:p>
          </table:table-cell>
          <table:table-cell table:style-name="ce169" table:formula="of:=[.D23]-[.D24]" office:value-type="float" office:value="0">
            <text:p>0.00</text:p>
          </table:table-cell>
          <table:table-cell table:style-name="ce188" table:formula="of:=[.D25]/[.$D$5]*100" office:value-type="float" office:value="0">
            <text:p>#DIV/0!</text:p>
          </table:table-cell>
          <table:table-cell table:style-name="ce169" table:formula="of:=[.F23]-[.F24]" office:value-type="float" office:value="0">
            <text:p>0.00</text:p>
          </table:table-cell>
          <table:table-cell table:style-name="ce186" table:formula="of:=[.F25]/[.$F$5]*100" office:value-type="float" office:value="0">
            <text:p>#DIV/0!</text:p>
          </table:table-cell>
          <table:table-cell table:style-name="ce169" table:formula="of:=[.H23]-[.H24]" office:value-type="float" office:value="0">
            <text:p>0.00</text:p>
          </table:table-cell>
          <table:table-cell table:style-name="ce203" table:formula="of:=[.H25]/[.$H$5]*100" office:value-type="float" office:value="0">
            <text:p>#DIV/0!</text:p>
          </table:table-cell>
          <table:table-cell table:style-name="ce213"/>
          <table:table-cell table:number-columns-repeated="1014"/>
        </table:table-row>
        <table:table-row table:style-name="ro27">
          <table:table-cell table:style-name="ce138" office:value-type="string">
            <text:p>Cash Profits</text:p>
          </table:table-cell>
          <table:table-cell table:style-name="ce171" table:formula="of:=[.B25]+[.B17]+[.B22]" office:value-type="float" office:value="0">
            <text:p>0.00</text:p>
          </table:table-cell>
          <table:table-cell table:style-name="ce186" table:formula="of:=[.B26]/[.$B$5]*100" office:value-type="float" office:value="0">
            <text:p>#DIV/0!</text:p>
          </table:table-cell>
          <table:table-cell table:style-name="ce171" table:formula="of:=[.D25]+[.D17]+[.D22]" office:value-type="float" office:value="0">
            <text:p>0.00</text:p>
          </table:table-cell>
          <table:table-cell table:style-name="ce186" table:formula="of:=[.D26]/[.$D$5]*100" office:value-type="float" office:value="0">
            <text:p>#DIV/0!</text:p>
          </table:table-cell>
          <table:table-cell table:style-name="ce171" table:formula="of:=[.F25]+[.F17]+[.F22]" office:value-type="float" office:value="0">
            <text:p>0.00</text:p>
          </table:table-cell>
          <table:table-cell table:style-name="ce186" table:formula="of:=[.F26]/[.$F$5]*100" office:value-type="float" office:value="0">
            <text:p>#DIV/0!</text:p>
          </table:table-cell>
          <table:table-cell table:style-name="ce171" table:formula="of:=[.H25]+[.H17]+[.H22]" office:value-type="float" office:value="0">
            <text:p>0.00</text:p>
          </table:table-cell>
          <table:table-cell table:style-name="ce203" table:formula="of:=[.H26]/[.$H$5]*100" office:value-type="float" office:value="0">
            <text:p>#DIV/0!</text:p>
          </table:table-cell>
          <table:table-cell table:number-columns-repeated="1015"/>
        </table:table-row>
        <table:table-row table:style-name="ro14">
          <table:table-cell table:style-name="ce140" office:value-type="string">
            <text:p>Salary to Partner/Director</text:p>
          </table:table-cell>
          <table:table-cell table:style-name="ce195" office:value-type="float" office:value="0">
            <text:p>0.00</text:p>
          </table:table-cell>
          <table:table-cell table:style-name="ce186" table:formula="of:=[.B27]/[.$B$5]*100" office:value-type="float" office:value="0">
            <text:p>#DIV/0!</text:p>
          </table:table-cell>
          <table:table-cell table:style-name="ce195" office:value-type="float" office:value="0">
            <text:p>0.00</text:p>
          </table:table-cell>
          <table:table-cell table:style-name="ce186" table:formula="of:=[.D27]/[.$D$5]*100" office:value-type="float" office:value="0">
            <text:p>#DIV/0!</text:p>
          </table:table-cell>
          <table:table-cell table:style-name="ce168" office:value-type="float" office:value="0">
            <text:p>0.00</text:p>
          </table:table-cell>
          <table:table-cell table:style-name="ce186" table:formula="of:=[.F27]/[.$F$5]*100" office:value-type="float" office:value="0">
            <text:p>#DIV/0!</text:p>
          </table:table-cell>
          <table:table-cell table:style-name="ce168" office:value-type="float" office:value="0">
            <text:p>0.00</text:p>
          </table:table-cell>
          <table:table-cell table:style-name="ce203" table:formula="of:=[.H27]/[.$H$5]*100" office:value-type="float" office:value="0">
            <text:p>#DIV/0!</text:p>
          </table:table-cell>
          <table:table-cell table:number-columns-repeated="1015"/>
        </table:table-row>
        <table:table-row table:style-name="ro14">
          <table:table-cell table:style-name="ce140" office:value-type="string">
            <text:p>Interest Expenses paid to partners/director</text:p>
          </table:table-cell>
          <table:table-cell table:style-name="ce195" office:value-type="float" office:value="0">
            <text:p>0.00</text:p>
          </table:table-cell>
          <table:table-cell table:style-name="ce186" table:formula="of:=[.B28]/[.$B$5]*100" office:value-type="float" office:value="0">
            <text:p>#DIV/0!</text:p>
          </table:table-cell>
          <table:table-cell table:style-name="ce195" office:value-type="float" office:value="0">
            <text:p>0.00</text:p>
          </table:table-cell>
          <table:table-cell table:style-name="ce186" table:formula="of:=[.D28]/[.$D$5]*100" office:value-type="float" office:value="0">
            <text:p>#DIV/0!</text:p>
          </table:table-cell>
          <table:table-cell table:style-name="ce168" office:value-type="float" office:value="0">
            <text:p>0.00</text:p>
          </table:table-cell>
          <table:table-cell table:style-name="ce186" table:formula="of:=[.F28]/[.$F$5]*100" office:value-type="float" office:value="0">
            <text:p>#DIV/0!</text:p>
          </table:table-cell>
          <table:table-cell table:style-name="ce168" office:value-type="float" office:value="0">
            <text:p>0.00</text:p>
          </table:table-cell>
          <table:table-cell table:style-name="ce203" table:formula="of:=[.H28]/[.$H$5]*100" office:value-type="float" office:value="0">
            <text:p>#DIV/0!</text:p>
          </table:table-cell>
          <table:table-cell table:number-columns-repeated="1015"/>
        </table:table-row>
        <table:table-row table:style-name="ro27">
          <table:table-cell table:style-name="ce141" office:value-type="string">
            <text:p>Actual Cash Profit</text:p>
          </table:table-cell>
          <table:table-cell table:style-name="ce172" table:formula="of:=[.B26]+[.B27]+[.B28]" office:value-type="float" office:value="0">
            <text:p>0.00</text:p>
          </table:table-cell>
          <table:table-cell table:style-name="ce188" table:formula="of:=[.B29]/[.$B$5]*100" office:value-type="float" office:value="0">
            <text:p>#DIV/0!</text:p>
          </table:table-cell>
          <table:table-cell table:style-name="ce172" table:formula="of:=[.D26]+[.D27]+[.D28]" office:value-type="float" office:value="0">
            <text:p>0.00</text:p>
          </table:table-cell>
          <table:table-cell table:style-name="ce188" table:formula="of:=[.D29]/[.$D$5]*100" office:value-type="float" office:value="0">
            <text:p>#DIV/0!</text:p>
          </table:table-cell>
          <table:table-cell table:style-name="ce172" table:formula="of:=[.F26]+[.F27]+[.F28]" office:value-type="float" office:value="0">
            <text:p>0.00</text:p>
          </table:table-cell>
          <table:table-cell table:style-name="ce186" table:formula="of:=[.F29]/[.$F$5]*100" office:value-type="float" office:value="0">
            <text:p>#DIV/0!</text:p>
          </table:table-cell>
          <table:table-cell table:style-name="ce172" table:formula="of:=[.H26]+[.H27]+[.H28]" office:value-type="float" office:value="0">
            <text:p>0.00</text:p>
          </table:table-cell>
          <table:table-cell table:style-name="ce203" table:formula="of:=[.H29]/[.$H$5]*100" office:value-type="float" office:value="0">
            <text:p>#DIV/0!</text:p>
          </table:table-cell>
          <table:table-cell table:number-columns-repeated="1015"/>
        </table:table-row>
        <table:table-row table:style-name="ro27">
          <table:table-cell table:style-name="ce141"/>
          <table:table-cell table:style-name="ce172"/>
          <table:table-cell table:style-name="ce188"/>
          <table:table-cell table:style-name="ce172"/>
          <table:table-cell table:style-name="ce188"/>
          <table:table-cell table:style-name="ce172"/>
          <table:table-cell table:style-name="ce188"/>
          <table:table-cell table:style-name="ce172"/>
          <table:table-cell table:style-name="ce204"/>
          <table:table-cell table:style-name="ce214"/>
          <table:table-cell table:number-columns-repeated="1014"/>
        </table:table-row>
        <table:table-row table:style-name="ro29">
          <table:table-cell table:style-name="ce142"/>
          <table:table-cell table:style-name="ce173"/>
          <table:table-cell table:style-name="ce189"/>
          <table:table-cell table:style-name="ce173"/>
          <table:table-cell table:style-name="ce189"/>
          <table:table-cell table:style-name="ce173"/>
          <table:table-cell table:style-name="ce189"/>
          <table:table-cell table:style-name="ce173"/>
          <table:table-cell table:style-name="ce205" office:value-type="string">
            <text:p>.</text:p>
          </table:table-cell>
          <table:table-cell table:number-columns-repeated="1015"/>
        </table:table-row>
        <table:table-row table:style-name="ro30">
          <table:table-cell table:style-name="ce130" office:value-type="string" table:number-columns-spanned="1" table:number-rows-spanned="2">
            <text:p>Balance Sheet </text:p>
          </table:table-cell>
          <table:table-cell table:style-name="ce174" office:value-type="string" table:number-columns-spanned="1" table:number-rows-spanned="2">
            <text:p>31.03.2013</text:p>
          </table:table-cell>
          <table:table-cell table:style-name="ce190" office:value-type="string">
            <text:p>% Growth</text:p>
          </table:table-cell>
          <table:table-cell table:style-name="ce174" office:value-type="string" table:number-columns-spanned="1" table:number-rows-spanned="2">
            <text:p>31.03.2012</text:p>
          </table:table-cell>
          <table:table-cell table:style-name="ce190" office:value-type="string">
            <text:p>% Growth</text:p>
          </table:table-cell>
          <table:table-cell table:style-name="ce199" office:value-type="string" table:number-columns-spanned="1" table:number-rows-spanned="2">
            <text:p>31.03.2011</text:p>
          </table:table-cell>
          <table:table-cell table:style-name="ce190" office:value-type="string">
            <text:p>% Growth</text:p>
          </table:table-cell>
          <table:table-cell table:style-name="ce199" office:value-type="string" table:number-columns-spanned="1" table:number-rows-spanned="2">
            <text:p>31.03.2010</text:p>
          </table:table-cell>
          <table:table-cell table:style-name="ce206"/>
          <table:table-cell table:number-columns-repeated="1015"/>
        </table:table-row>
        <table:table-row table:style-name="ro30">
          <table:covered-table-cell table:style-name="ce130"/>
          <table:covered-table-cell table:style-name="ce174"/>
          <table:table-cell table:style-name="ce190" office:value-type="string">
            <text:p>In 2013</text:p>
          </table:table-cell>
          <table:covered-table-cell table:style-name="ce174"/>
          <table:table-cell table:style-name="ce190" office:value-type="string">
            <text:p>In 2012</text:p>
          </table:table-cell>
          <table:covered-table-cell table:style-name="ce199"/>
          <table:table-cell table:style-name="ce190" office:value-type="string">
            <text:p>In 2011</text:p>
          </table:table-cell>
          <table:covered-table-cell table:style-name="ce199"/>
          <table:table-cell table:style-name="ce207"/>
          <table:table-cell table:number-columns-repeated="1015"/>
        </table:table-row>
        <table:table-row table:style-name="ro28">
          <table:table-cell table:style-name="ce143" office:value-type="string">
            <text:p>Proprietorship Capital </text:p>
          </table:table-cell>
          <table:table-cell table:style-name="ce195" office:value-type="float" office:value="0">
            <text:p>0.00</text:p>
          </table:table-cell>
          <table:table-cell table:style-name="ce186" table:formula="of:=([.B34]-[.D34])/[.D34]*100" office:value-type="float" office:value="0">
            <text:p>#DIV/0!</text:p>
          </table:table-cell>
          <table:table-cell table:style-name="ce168" office:value-type="float" office:value="0">
            <text:p>0.00</text:p>
          </table:table-cell>
          <table:table-cell table:style-name="ce186" table:formula="of:=([.D34]-[.F34])/[.F34]*100" office:value-type="float" office:value="0">
            <text:p>#DIV/0!</text:p>
          </table:table-cell>
          <table:table-cell table:style-name="ce168" office:value-type="float" office:value="0">
            <text:p>0.00</text:p>
          </table:table-cell>
          <table:table-cell table:style-name="ce186" table:formula="of:=([.F34]-[.H34])/[.H3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4">
          <table:table-cell table:style-name="ce143" office:value-type="string">
            <text:p>Reserves &amp; Surplus(excluding revaluation reserve)</text:p>
          </table:table-cell>
          <table:table-cell table:style-name="ce195" office:value-type="float" office:value="0">
            <text:p>0.00</text:p>
          </table:table-cell>
          <table:table-cell table:style-name="ce186" table:formula="of:=([.B35]-[.D35])/[.D35]*100" office:value-type="float" office:value="0">
            <text:p>#DIV/0!</text:p>
          </table:table-cell>
          <table:table-cell table:style-name="ce168" office:value-type="float" office:value="0">
            <text:p>0.00</text:p>
          </table:table-cell>
          <table:table-cell table:style-name="ce186" table:formula="of:=([.D35]-[.F35])/[.F35]*100" office:value-type="float" office:value="0">
            <text:p>#DIV/0!</text:p>
          </table:table-cell>
          <table:table-cell table:style-name="ce195" office:value-type="float" office:value="0">
            <text:p>0.00</text:p>
          </table:table-cell>
          <table:table-cell table:style-name="ce186" table:formula="of:=([.F35]-[.H35])/[.H3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4" office:value-type="string">
            <text:p>Total Networth</text:p>
          </table:table-cell>
          <table:table-cell table:style-name="ce169" table:formula="of:=SUM([.B34:.B35])" office:value-type="float" office:value="0">
            <text:p>0.00</text:p>
          </table:table-cell>
          <table:table-cell table:style-name="ce186" table:formula="of:=([.B36]-[.D36])/[.D36]*100" office:value-type="float" office:value="0">
            <text:p>#DIV/0!</text:p>
          </table:table-cell>
          <table:table-cell table:style-name="ce169" table:formula="of:=SUM([.D34:.D35])" office:value-type="float" office:value="0">
            <text:p>0.00</text:p>
          </table:table-cell>
          <table:table-cell table:style-name="ce186" table:formula="of:=([.D36]-[.F36])/[.F36]*100" office:value-type="float" office:value="0">
            <text:p>#DIV/0!</text:p>
          </table:table-cell>
          <table:table-cell table:style-name="ce171" table:formula="of:=SUM([.F34:.F35])" office:value-type="float" office:value="0">
            <text:p>0.00</text:p>
          </table:table-cell>
          <table:table-cell table:style-name="ce186" table:formula="of:=([.F36]-[.H36])/[.H36]*100" office:value-type="float" office:value="0">
            <text:p>#DIV/0!</text:p>
          </table:table-cell>
          <table:table-cell table:style-name="ce171" table:formula="of:=SUM([.H34:.H35])" office:value-type="float" office:value="0">
            <text:p>0.00</text:p>
          </table:table-cell>
          <table:table-cell table:style-name="ce165"/>
          <table:table-cell table:number-columns-repeated="1015"/>
        </table:table-row>
        <table:table-row table:style-name="ro31">
          <table:table-cell table:style-name="ce143" office:value-type="string">
            <text:p>Revaluation Reserve</text:p>
          </table:table-cell>
          <table:table-cell table:style-name="ce168" office:value-type="float" office:value="0">
            <text:p>0.00</text:p>
          </table:table-cell>
          <table:table-cell table:style-name="ce186" table:formula="of:=([.B37]-[.D37])/[.D37]*100" office:value-type="float" office:value="0">
            <text:p>#DIV/0!</text:p>
          </table:table-cell>
          <table:table-cell table:style-name="ce168" office:value-type="float" office:value="0">
            <text:p>0.00</text:p>
          </table:table-cell>
          <table:table-cell table:style-name="ce186" table:formula="of:=([.D37]-[.F37])/[.F37]*100" office:value-type="float" office:value="0">
            <text:p>#DIV/0!</text:p>
          </table:table-cell>
          <table:table-cell table:style-name="ce168" office:value-type="float" office:value="0">
            <text:p>0.00</text:p>
          </table:table-cell>
          <table:table-cell table:style-name="ce186" table:formula="of:=([.F37]-[.H37])/[.H37]*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44" office:value-type="string">
            <text:p>Adjusted Networth</text:p>
          </table:table-cell>
          <table:table-cell table:style-name="ce169" table:formula="of:=[.B34]+[.B35]+[.B43]-[.B62]-[.B64]-[.B52]" office:value-type="float" office:value="0">
            <text:p>0.00</text:p>
          </table:table-cell>
          <table:table-cell table:style-name="ce186" table:formula="of:=([.B38]-[.D38])/[.D38]*100" office:value-type="float" office:value="0">
            <text:p>#DIV/0!</text:p>
          </table:table-cell>
          <table:table-cell table:style-name="ce169" table:formula="of:=[.D34]+[.D35]+[.D43]-[.D62]-[.D64]-[.D52]" office:value-type="float" office:value="0">
            <text:p>0.00</text:p>
          </table:table-cell>
          <table:table-cell table:style-name="ce186" table:formula="of:=([.D38]-[.F38])/[.F38]*100" office:value-type="float" office:value="0">
            <text:p>#DIV/0!</text:p>
          </table:table-cell>
          <table:table-cell table:style-name="ce171" table:formula="of:=[.F34]+[.F35]+[.F43]-[.F62]-[.F64]-[.F52]" office:value-type="float" office:value="0">
            <text:p>0.00</text:p>
          </table:table-cell>
          <table:table-cell table:style-name="ce186" table:formula="of:=([.F38]-[.H38])/[.H38]*100" office:value-type="float" office:value="0">
            <text:p>#DIV/0!</text:p>
          </table:table-cell>
          <table:table-cell table:style-name="ce171" table:formula="of:=[.H34]+[.H35]+[.H43]-[.H62]-[.H64]-[.H52]" office:value-type="float" office:value="0">
            <text:p>0.00</text:p>
          </table:table-cell>
          <table:table-cell table:style-name="ce165"/>
          <table:table-cell table:number-columns-repeated="1015"/>
        </table:table-row>
        <table:table-row table:style-name="ro14">
          <table:table-cell table:style-name="ce143" office:value-type="string">
            <text:p>Long Term Loans from Banks/FI </text:p>
          </table:table-cell>
          <table:table-cell table:style-name="ce195" office:value-type="float" office:value="0">
            <text:p>0.00</text:p>
          </table:table-cell>
          <table:table-cell table:style-name="ce186" table:formula="of:=([.B39]-[.D39])/[.D39]*100" office:value-type="float" office:value="0">
            <text:p>#DIV/0!</text:p>
          </table:table-cell>
          <table:table-cell table:style-name="ce168" office:value-type="float" office:value="0">
            <text:p>0.00</text:p>
          </table:table-cell>
          <table:table-cell table:style-name="ce186" table:formula="of:=([.D39]-[.F39])/[.F39]*100" office:value-type="float" office:value="0">
            <text:p>#DIV/0!</text:p>
          </table:table-cell>
          <table:table-cell table:style-name="ce195" office:value-type="float" office:value="0">
            <text:p>0.00</text:p>
          </table:table-cell>
          <table:table-cell table:style-name="ce186" table:formula="of:=([.F39]-[.H39])/[.H39]*100" office:value-type="float" office:value="0">
            <text:p>#DIV/0!</text:p>
          </table:table-cell>
          <table:table-cell table:style-name="ce195" office:value-type="float" office:value="0">
            <text:p>0.00</text:p>
          </table:table-cell>
          <table:table-cell table:number-columns-repeated="1016"/>
        </table:table-row>
        <table:table-row table:style-name="ro28">
          <table:table-cell table:style-name="ce143" office:value-type="string">
            <text:p>Working Capital Limits from Banks/FI's</text:p>
          </table:table-cell>
          <table:table-cell table:style-name="ce195" office:value-type="float" office:value="0">
            <text:p>0.00</text:p>
          </table:table-cell>
          <table:table-cell table:style-name="ce186" table:formula="of:=([.B40]-[.D40])/[.D40]*100" office:value-type="float" office:value="0">
            <text:p>#DIV/0!</text:p>
          </table:table-cell>
          <table:table-cell table:style-name="ce168" office:value-type="float" office:value="0">
            <text:p>0.00</text:p>
          </table:table-cell>
          <table:table-cell table:style-name="ce186" table:formula="of:=([.D40]-[.F40])/[.F40]*100" office:value-type="float" office:value="0">
            <text:p>#DIV/0!</text:p>
          </table:table-cell>
          <table:table-cell table:style-name="ce195" office:value-type="float" office:value="0">
            <text:p>0.00</text:p>
          </table:table-cell>
          <table:table-cell table:style-name="ce186" table:formula="of:=([.F40]-[.H40])/[.H40]*100" office:value-type="float" office:value="0">
            <text:p>#DIV/0!</text:p>
          </table:table-cell>
          <table:table-cell table:style-name="ce195" office:value-type="float" office:value="0">
            <text:p>0.00</text:p>
          </table:table-cell>
          <table:table-cell table:style-name="ce208"/>
          <table:table-cell table:style-name="ce215"/>
          <table:table-cell table:number-columns-repeated="1014"/>
        </table:table-row>
        <table:table-row table:style-name="ro30">
          <table:table-cell table:style-name="ce145" office:value-type="string">
            <text:p>Total Borrowings from banks/FI/NBFC's</text:p>
          </table:table-cell>
          <table:table-cell table:style-name="ce175" table:formula="of:=[.B39]+[.B40]" office:value-type="float" office:value="0">
            <text:p>0.00</text:p>
          </table:table-cell>
          <table:table-cell table:style-name="ce186" table:formula="of:=([.B41]-[.D41])/[.D41]*100" office:value-type="float" office:value="0">
            <text:p>#DIV/0!</text:p>
          </table:table-cell>
          <table:table-cell table:style-name="ce175" table:formula="of:=[.D39]+[.D40]" office:value-type="float" office:value="0">
            <text:p>0.00</text:p>
          </table:table-cell>
          <table:table-cell table:style-name="ce186" table:formula="of:=([.D41]-[.F41])/[.F41]*100" office:value-type="float" office:value="0">
            <text:p>#DIV/0!</text:p>
          </table:table-cell>
          <table:table-cell table:style-name="ce175" table:formula="of:=[.F39]+[.F40]" office:value-type="float" office:value="0">
            <text:p>0.00</text:p>
          </table:table-cell>
          <table:table-cell table:style-name="ce186" table:formula="of:=([.F41]-[.H41])/[.H41]*100" office:value-type="float" office:value="0">
            <text:p>#DIV/0!</text:p>
          </table:table-cell>
          <table:table-cell table:style-name="ce175" table:formula="of:=[.H39]+[.H40]" office:value-type="float" office:value="0">
            <text:p>0.00</text:p>
          </table:table-cell>
          <table:table-cell table:style-name="ce165"/>
          <table:table-cell table:style-name="ce215"/>
          <table:table-cell table:number-columns-repeated="1014"/>
        </table:table-row>
        <table:table-row table:style-name="ro28">
          <table:table-cell table:style-name="ce143" office:value-type="string">
            <text:p>Unsecured loans <text:s/>(others)</text:p>
          </table:table-cell>
          <table:table-cell table:style-name="ce195" office:value-type="float" office:value="0">
            <text:p>0.00</text:p>
          </table:table-cell>
          <table:table-cell table:style-name="ce186" table:formula="of:=([.B42]-[.D42])/[.D42]*100" office:value-type="float" office:value="0">
            <text:p>#DIV/0!</text:p>
          </table:table-cell>
          <table:table-cell table:style-name="ce168" office:value-type="float" office:value="0">
            <text:p>0.00</text:p>
          </table:table-cell>
          <table:table-cell table:style-name="ce186" table:formula="of:=([.D42]-[.F42])/[.F42]*100" office:value-type="float" office:value="0">
            <text:p>#DIV/0!</text:p>
          </table:table-cell>
          <table:table-cell table:style-name="ce195" office:value-type="float" office:value="0">
            <text:p>0.00</text:p>
          </table:table-cell>
          <table:table-cell table:style-name="ce186" table:formula="of:=([.F42]-[.H42])/[.H42]*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8">
          <table:table-cell table:style-name="ce146" office:value-type="string">
            <text:p>Unsecured loans from partners/shareholders</text:p>
          </table:table-cell>
          <table:table-cell table:style-name="ce195" office:value-type="float" office:value="0">
            <text:p>0.00</text:p>
          </table:table-cell>
          <table:table-cell table:style-name="ce186" table:formula="of:=([.B43]-[.D43])/[.D43]*100" office:value-type="float" office:value="0">
            <text:p>#DIV/0!</text:p>
          </table:table-cell>
          <table:table-cell table:style-name="ce168" office:value-type="float" office:value="0">
            <text:p>0.00</text:p>
          </table:table-cell>
          <table:table-cell table:style-name="ce186" table:formula="of:=([.D43]-[.F43])/[.F43]*100" office:value-type="float" office:value="0">
            <text:p>#DIV/0!</text:p>
          </table:table-cell>
          <table:table-cell table:style-name="ce195" office:value-type="float" office:value="0">
            <text:p>0.00</text:p>
          </table:table-cell>
          <table:table-cell table:style-name="ce186" table:formula="of:=([.F43]-[.H43])/[.H4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7" office:value-type="string">
            <text:p>Current Liabilities &amp; Provisions</text:p>
          </table:table-cell>
          <table:table-cell table:style-name="ce176" table:formula="of:=[.B45]+[.B46]" office:value-type="float" office:value="0">
            <text:p>0.00</text:p>
          </table:table-cell>
          <table:table-cell table:style-name="ce186" table:formula="of:=([.B44]-[.D44])/[.D44]*100" office:value-type="float" office:value="0">
            <text:p>#DIV/0!</text:p>
          </table:table-cell>
          <table:table-cell table:style-name="ce176" table:formula="of:=[.D45]+[.D46]" office:value-type="float" office:value="0">
            <text:p>0.00</text:p>
          </table:table-cell>
          <table:table-cell table:style-name="ce186" table:formula="of:=([.D44]-[.F44])/[.F44]*100" office:value-type="float" office:value="0">
            <text:p>#DIV/0!</text:p>
          </table:table-cell>
          <table:table-cell table:style-name="ce176" table:formula="of:=[.F45]+[.F46]" office:value-type="float" office:value="0">
            <text:p>0.00</text:p>
          </table:table-cell>
          <table:table-cell table:style-name="ce186" table:formula="of:=([.F44]-[.H44])/[.H44]*100" office:value-type="float" office:value="0">
            <text:p>#DIV/0!</text:p>
          </table:table-cell>
          <table:table-cell table:style-name="ce176" table:formula="of:=[.H45]+[.H46]" office:value-type="float" office:value="0">
            <text:p>0.00</text:p>
          </table:table-cell>
          <table:table-cell table:style-name="ce165"/>
          <table:table-cell/>
          <table:table-cell/>
          <table:table-cell/>
          <table:table-cell table:number-columns-repeated="1012"/>
        </table:table-row>
        <table:table-row table:style-name="ro31">
          <table:table-cell table:style-name="ce148" office:value-type="string">
            <text:p>Provision for taxation</text:p>
          </table:table-cell>
          <table:table-cell table:style-name="ce168" office:value-type="float" office:value="0">
            <text:p>0.00</text:p>
          </table:table-cell>
          <table:table-cell table:style-name="ce186" table:formula="of:=([.B45]-[.D45])/[.D45]*100" office:value-type="float" office:value="0">
            <text:p>#DIV/0!</text:p>
          </table:table-cell>
          <table:table-cell table:style-name="ce168" office:value-type="float" office:value="0">
            <text:p>0.00</text:p>
          </table:table-cell>
          <table:table-cell table:style-name="ce186" table:formula="of:=([.D45]-[.F45])/[.F45]*100" office:value-type="float" office:value="0">
            <text:p>#DIV/0!</text:p>
          </table:table-cell>
          <table:table-cell table:style-name="ce195" office:value-type="float" office:value="0">
            <text:p>0.00</text:p>
          </table:table-cell>
          <table:table-cell table:style-name="ce186" table:formula="of:=([.F45]-[.H45])/[.H4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1">
          <table:table-cell table:style-name="ce143" office:value-type="string">
            <text:p>Other Liabilities</text:p>
          </table:table-cell>
          <table:table-cell table:style-name="ce168" office:value-type="float" office:value="0">
            <text:p>0.00</text:p>
          </table:table-cell>
          <table:table-cell table:style-name="ce186" table:formula="of:=([.B46]-[.D46])/[.D46]*100" office:value-type="float" office:value="0">
            <text:p>#DIV/0!</text:p>
          </table:table-cell>
          <table:table-cell table:style-name="ce168" office:value-type="float" office:value="0">
            <text:p>0.00</text:p>
          </table:table-cell>
          <table:table-cell table:style-name="ce186" table:formula="of:=([.D46]-[.F46])/[.F46]*100" office:value-type="float" office:value="0">
            <text:p>#DIV/0!</text:p>
          </table:table-cell>
          <table:table-cell table:style-name="ce195" office:value-type="float" office:value="0">
            <text:p>0.00</text:p>
          </table:table-cell>
          <table:table-cell table:style-name="ce186" table:formula="of:=([.F46]-[.H46])/[.H46]*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9" office:value-type="string">
            <text:p>Total Liabilities to outsiders</text:p>
          </table:table-cell>
          <table:table-cell table:style-name="ce171" table:formula="of:=[.B41]+[.B42]+[.B44]" office:value-type="float" office:value="0">
            <text:p>0.00</text:p>
          </table:table-cell>
          <table:table-cell table:style-name="ce186" table:formula="of:=([.B47]-[.D47])/[.D47]*100" office:value-type="float" office:value="0">
            <text:p>#DIV/0!</text:p>
          </table:table-cell>
          <table:table-cell table:style-name="ce171" table:formula="of:=[.D41]+[.D42]+[.D44]" office:value-type="float" office:value="0">
            <text:p>0.00</text:p>
          </table:table-cell>
          <table:table-cell table:style-name="ce186" table:formula="of:=([.D47]-[.F47])/[.F47]*100" office:value-type="float" office:value="0">
            <text:p>#DIV/0!</text:p>
          </table:table-cell>
          <table:table-cell table:style-name="ce171" table:formula="of:=[.F41]+[.F42]+[.F44]" office:value-type="float" office:value="0">
            <text:p>0.00</text:p>
          </table:table-cell>
          <table:table-cell table:style-name="ce186" table:formula="of:=([.F47]-[.H47])/[.H47]*100" office:value-type="float" office:value="0">
            <text:p>#DIV/0!</text:p>
          </table:table-cell>
          <table:table-cell table:style-name="ce171" table:formula="of:=[.H41]+[.H42]+[.H44]"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7" table:formula="of:=[.B36]+[.B37]+[.B41]+[.B42]+[.B43]+[.B44]" office:value-type="float" office:value="0">
            <text:p>0.00</text:p>
          </table:table-cell>
          <table:table-cell table:style-name="ce188" table:formula="of:=([.B48]-[.D48])/[.D48]*100" office:value-type="float" office:value="0">
            <text:p>#DIV/0!</text:p>
          </table:table-cell>
          <table:table-cell table:style-name="ce177" table:formula="of:=[.D36]+[.D37]+[.D41]+[.D42]+[.D43]+[.D44]" office:value-type="float" office:value="0">
            <text:p>0.00</text:p>
          </table:table-cell>
          <table:table-cell table:style-name="ce188" table:formula="of:=([.D48]-[.F48])/[.F48]*100" office:value-type="float" office:value="0">
            <text:p>#DIV/0!</text:p>
          </table:table-cell>
          <table:table-cell table:style-name="ce177" table:formula="of:=[.F36]+[.F37]+[.F41]+[.F42]+[.F43]+[.F44]" office:value-type="float" office:value="0">
            <text:p>0.00</text:p>
          </table:table-cell>
          <table:table-cell table:style-name="ce188" table:formula="of:=([.F48]-[.H48])/[.H48]*100" office:value-type="float" office:value="0">
            <text:p>#DIV/0!</text:p>
          </table:table-cell>
          <table:table-cell table:style-name="ce177" table:formula="of:=[.H36]+[.H37]+[.H41]+[.H42]+[.H43]+[.H44]" office:value-type="float" office:value="0">
            <text:p>0.00</text:p>
          </table:table-cell>
          <table:table-cell table:style-name="ce165"/>
          <table:table-cell table:number-columns-repeated="1015"/>
        </table:table-row>
        <table:table-row table:style-name="ro35">
          <table:table-cell table:style-name="ce146" office:value-type="string">
            <text:p>Fixed Assets less depreciation</text:p>
          </table:table-cell>
          <table:table-cell table:style-name="ce168" office:value-type="float" office:value="0">
            <text:p>0.00</text:p>
          </table:table-cell>
          <table:table-cell table:style-name="ce186" table:formula="of:=([.B49]-[.D49])/[.D49]*100" office:value-type="float" office:value="0">
            <text:p>#DIV/0!</text:p>
          </table:table-cell>
          <table:table-cell table:style-name="ce168" office:value-type="float" office:value="0">
            <text:p>0.00</text:p>
          </table:table-cell>
          <table:table-cell table:style-name="ce186" table:formula="of:=([.D49]-[.F49])/[.F49]*100" office:value-type="float" office:value="0">
            <text:p>#DIV/0!</text:p>
          </table:table-cell>
          <table:table-cell table:style-name="ce195" office:value-type="float" office:value="0">
            <text:p>0.00</text:p>
          </table:table-cell>
          <table:table-cell table:style-name="ce186" table:formula="of:=([.F49]-[.H49])/[.H49]*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1" office:value-type="string">
            <text:p>Investments</text:p>
          </table:table-cell>
          <table:table-cell table:style-name="ce171" table:formula="of:=[.B51]+[.B53]+[.B52]" office:value-type="float" office:value="0">
            <text:p>0.00</text:p>
          </table:table-cell>
          <table:table-cell table:style-name="ce186" table:formula="of:=([.B50]-[.D50])/[.D50]*100" office:value-type="float" office:value="0">
            <text:p>#DIV/0!</text:p>
          </table:table-cell>
          <table:table-cell table:style-name="ce171" table:formula="of:=[.D51]+[.D53]+[.D52]" office:value-type="float" office:value="0">
            <text:p>0.00</text:p>
          </table:table-cell>
          <table:table-cell table:style-name="ce186" table:formula="of:=([.D50]-[.F50])/[.F50]*100" office:value-type="float" office:value="0">
            <text:p>#DIV/0!</text:p>
          </table:table-cell>
          <table:table-cell table:style-name="ce171" table:formula="of:=[.F51]+[.F53]+[.F52]" office:value-type="float" office:value="0">
            <text:p>0.00</text:p>
          </table:table-cell>
          <table:table-cell table:style-name="ce186" table:formula="of:=([.F50]-[.H50])/[.H50]*100" office:value-type="float" office:value="0">
            <text:p>#DIV/0!</text:p>
          </table:table-cell>
          <table:table-cell table:style-name="ce171" table:formula="of:=[.H51]+[.H53]+[.H52]" office:value-type="float" office:value="0">
            <text:p>0.00</text:p>
          </table:table-cell>
          <table:table-cell table:style-name="ce165"/>
          <table:table-cell table:number-columns-repeated="1015"/>
        </table:table-row>
        <table:table-row table:style-name="ro31">
          <table:table-cell table:style-name="ce152" office:value-type="string">
            <text:p>Liquid/Marketable Investments</text:p>
          </table:table-cell>
          <table:table-cell table:style-name="ce168" office:value-type="float" office:value="0">
            <text:p>0.00</text:p>
          </table:table-cell>
          <table:table-cell table:style-name="ce186" table:formula="of:=([.B51]-[.D51])/[.D51]*100" office:value-type="float" office:value="0">
            <text:p>#DIV/0!</text:p>
          </table:table-cell>
          <table:table-cell table:style-name="ce168" office:value-type="float" office:value="0">
            <text:p>0.00</text:p>
          </table:table-cell>
          <table:table-cell table:style-name="ce186" table:formula="of:=([.D51]-[.F51])/[.F51]*100" office:value-type="float" office:value="0">
            <text:p>#DIV/0!</text:p>
          </table:table-cell>
          <table:table-cell table:style-name="ce195" office:value-type="float" office:value="0">
            <text:p>0.00</text:p>
          </table:table-cell>
          <table:table-cell table:style-name="ce186" table:formula="of:=([.F51]-[.H51])/[.H51]*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1">
          <table:table-cell table:style-name="ce152" office:value-type="string">
            <text:p>Group Co. Investments</text:p>
          </table:table-cell>
          <table:table-cell table:style-name="ce168" office:value-type="float" office:value="0">
            <text:p>0.00</text:p>
          </table:table-cell>
          <table:table-cell table:style-name="ce186" table:formula="of:=([.B52]-[.D52])/[.D52]*100" office:value-type="float" office:value="0">
            <text:p>#DIV/0!</text:p>
          </table:table-cell>
          <table:table-cell table:style-name="ce168" office:value-type="float" office:value="0">
            <text:p>0.00</text:p>
          </table:table-cell>
          <table:table-cell table:style-name="ce186" table:formula="of:=([.D52]-[.F52])/[.F52]*100" office:value-type="float" office:value="0">
            <text:p>#DIV/0!</text:p>
          </table:table-cell>
          <table:table-cell table:style-name="ce168" office:value-type="float" office:value="0">
            <text:p>0.00</text:p>
          </table:table-cell>
          <table:table-cell table:style-name="ce186" table:formula="of:=([.F52]-[.H52])/[.H5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52" office:value-type="string">
            <text:p>Unquoted/Dead Investments</text:p>
          </table:table-cell>
          <table:table-cell table:style-name="ce168" office:value-type="float" office:value="0">
            <text:p>0.00</text:p>
          </table:table-cell>
          <table:table-cell table:style-name="ce186" table:formula="of:=([.B53]-[.D53])/[.D53]*100" office:value-type="float" office:value="0">
            <text:p>#DIV/0!</text:p>
          </table:table-cell>
          <table:table-cell table:style-name="ce168" office:value-type="float" office:value="0">
            <text:p>0.00</text:p>
          </table:table-cell>
          <table:table-cell table:style-name="ce186" table:formula="of:=([.D53]-[.F53])/[.F53]*100" office:value-type="float" office:value="0">
            <text:p>#DIV/0!</text:p>
          </table:table-cell>
          <table:table-cell table:style-name="ce168" office:value-type="float" office:value="0">
            <text:p>0.00</text:p>
          </table:table-cell>
          <table:table-cell table:style-name="ce186" table:formula="of:=([.F53]-[.H53])/[.H53]*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3" office:value-type="string">
            <text:p>Current Assets:</text:p>
          </table:table-cell>
          <table:table-cell table:style-name="ce176" table:formula="of:=[.B56]+[.B57]+[.B60]+[.B61]+[.B55]" office:value-type="float" office:value="0">
            <text:p>0.00</text:p>
          </table:table-cell>
          <table:table-cell table:style-name="ce186" table:formula="of:=([.B54]-[.D54])/[.D54]*100" office:value-type="float" office:value="0">
            <text:p>#DIV/0!</text:p>
          </table:table-cell>
          <table:table-cell table:style-name="ce176" table:formula="of:=[.D56]+[.D57]+[.D60]+[.D61]+[.D55]" office:value-type="float" office:value="0">
            <text:p>0.00</text:p>
          </table:table-cell>
          <table:table-cell table:style-name="ce186" table:formula="of:=([.D54]-[.F54])/[.F54]*100" office:value-type="float" office:value="0">
            <text:p>#DIV/0!</text:p>
          </table:table-cell>
          <table:table-cell table:style-name="ce176" table:formula="of:=[.F56]+[.F57]+[.F60]+[.F61]+[.F55]" office:value-type="float" office:value="0">
            <text:p>0.00</text:p>
          </table:table-cell>
          <table:table-cell table:style-name="ce186" table:formula="of:=([.F54]-[.H54])/[.H54]*100" office:value-type="float" office:value="0">
            <text:p>#DIV/0!</text:p>
          </table:table-cell>
          <table:table-cell table:style-name="ce176" table:formula="of:=[.H56]+[.H57]+[.H60]+[.H61]+[.H55]" office:value-type="float" office:value="0">
            <text:p>0.00</text:p>
          </table:table-cell>
          <table:table-cell table:style-name="ce165"/>
          <table:table-cell table:number-columns-repeated="1015"/>
        </table:table-row>
        <table:table-row table:style-name="ro31">
          <table:table-cell table:style-name="ce154" office:value-type="string">
            <text:p>Deferred Tax Asset</text:p>
          </table:table-cell>
          <table:table-cell table:style-name="ce168" office:value-type="float" office:value="0">
            <text:p>0.00</text:p>
          </table:table-cell>
          <table:table-cell table:style-name="ce186" table:formula="of:=([.B55]-[.D55])/[.D55]*100" office:value-type="float" office:value="0">
            <text:p>#DIV/0!</text:p>
          </table:table-cell>
          <table:table-cell table:style-name="ce168" office:value-type="float" office:value="0">
            <text:p>0.00</text:p>
          </table:table-cell>
          <table:table-cell table:style-name="ce186" table:formula="of:=([.D55]-[.F55])/[.F55]*100" office:value-type="float" office:value="0">
            <text:p>#DIV/0!</text:p>
          </table:table-cell>
          <table:table-cell table:style-name="ce168" office:value-type="float" office:value="0">
            <text:p>0.00</text:p>
          </table:table-cell>
          <table:table-cell table:style-name="ce186" table:formula="of:=([.F55]-[.H55])/[.H55]*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6" office:value-type="string">
            <text:p>Inventories</text:p>
          </table:table-cell>
          <table:table-cell table:style-name="ce168" office:value-type="float" office:value="0">
            <text:p>0.00</text:p>
          </table:table-cell>
          <table:table-cell table:style-name="ce186" table:formula="of:=([.B56]-[.D56])/[.D56]*100" office:value-type="float" office:value="0">
            <text:p>#DIV/0!</text:p>
          </table:table-cell>
          <table:table-cell table:style-name="ce168" office:value-type="float" office:value="0">
            <text:p>0.00</text:p>
          </table:table-cell>
          <table:table-cell table:style-name="ce186" table:formula="of:=([.D56]-[.F56])/[.F56]*100" office:value-type="float" office:value="0">
            <text:p>#DIV/0!</text:p>
          </table:table-cell>
          <table:table-cell table:style-name="ce195" office:value-type="float" office:value="0">
            <text:p>0.00</text:p>
          </table:table-cell>
          <table:table-cell table:style-name="ce186" table:formula="of:=([.F56]-[.H56])/[.H56]*100" office:value-type="float" office:value="0">
            <text:p>#DIV/0!</text:p>
          </table:table-cell>
          <table:table-cell table:style-name="ce195" office:value-type="float" office:value="0">
            <text:p>0.00</text:p>
          </table:table-cell>
          <table:table-cell table:style-name="ce165"/>
          <table:table-cell/>
          <table:table-cell/>
          <table:table-cell/>
          <table:table-cell table:number-columns-repeated="1012"/>
        </table:table-row>
        <table:table-row table:style-name="ro30">
          <table:table-cell table:style-name="ce155" office:value-type="string">
            <text:p>Receivables / Debtors</text:p>
          </table:table-cell>
          <table:table-cell table:style-name="ce176" table:formula="of:=[.B58]+[.B59]" office:value-type="float" office:value="0">
            <text:p>0.00</text:p>
          </table:table-cell>
          <table:table-cell table:style-name="ce186" table:formula="of:=([.B57]-[.D57])/[.D57]*100" office:value-type="float" office:value="0">
            <text:p>#DIV/0!</text:p>
          </table:table-cell>
          <table:table-cell table:style-name="ce176" table:formula="of:=[.D58]+[.D59]" office:value-type="float" office:value="0">
            <text:p>0.00</text:p>
          </table:table-cell>
          <table:table-cell table:style-name="ce186" table:formula="of:=([.D57]-[.F57])/[.F57]*100" office:value-type="float" office:value="0">
            <text:p>#DIV/0!</text:p>
          </table:table-cell>
          <table:table-cell table:style-name="ce176" table:formula="of:=[.F58]+[.F59]" office:value-type="float" office:value="0">
            <text:p>0.00</text:p>
          </table:table-cell>
          <table:table-cell table:style-name="ce186" table:formula="of:=([.F57]-[.H57])/[.H57]*100" office:value-type="float" office:value="0">
            <text:p>#DIV/0!</text:p>
          </table:table-cell>
          <table:table-cell table:style-name="ce176" table:formula="of:=[.H58]+[.H59]" office:value-type="float" office:value="0">
            <text:p>0.00</text:p>
          </table:table-cell>
          <table:table-cell table:style-name="ce165"/>
          <table:table-cell/>
          <table:table-cell/>
          <table:table-cell/>
          <table:table-cell table:number-columns-repeated="1012"/>
        </table:table-row>
        <table:table-row table:style-name="ro31">
          <table:table-cell table:style-name="ce146" office:value-type="string">
            <text:p><text:s/>Debtors &gt; 6 months</text:p>
          </table:table-cell>
          <table:table-cell table:style-name="ce168" office:value-type="float" office:value="0">
            <text:p>0.00</text:p>
          </table:table-cell>
          <table:table-cell table:style-name="ce186" table:formula="of:=([.B58]-[.D58])/[.D58]*100" office:value-type="float" office:value="0">
            <text:p>#DIV/0!</text:p>
          </table:table-cell>
          <table:table-cell table:style-name="ce168" office:value-type="float" office:value="0">
            <text:p>0.00</text:p>
          </table:table-cell>
          <table:table-cell table:style-name="ce186" table:formula="of:=([.D58]-[.F58])/[.F58]*100" office:value-type="float" office:value="0">
            <text:p>#DIV/0!</text:p>
          </table:table-cell>
          <table:table-cell table:style-name="ce168" office:value-type="float" office:value="0">
            <text:p>0.00</text:p>
          </table:table-cell>
          <table:table-cell table:style-name="ce186" table:formula="of:=([.F58]-[.H58])/[.H58]*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6" office:value-type="string">
            <text:p><text:s/>Debtors &lt; 6 months</text:p>
          </table:table-cell>
          <table:table-cell table:style-name="ce168" office:value-type="float" office:value="0">
            <text:p>0.00</text:p>
          </table:table-cell>
          <table:table-cell table:style-name="ce186" table:formula="of:=([.B59]-[.D59])/[.D59]*100" office:value-type="float" office:value="0">
            <text:p>#DIV/0!</text:p>
          </table:table-cell>
          <table:table-cell table:style-name="ce168" office:value-type="float" office:value="0">
            <text:p>0.00</text:p>
          </table:table-cell>
          <table:table-cell table:style-name="ce186" table:formula="of:=([.D59]-[.F59])/[.F59]*100" office:value-type="float" office:value="0">
            <text:p>#DIV/0!</text:p>
          </table:table-cell>
          <table:table-cell table:style-name="ce195" office:value-type="float" office:value="0">
            <text:p>0.00</text:p>
          </table:table-cell>
          <table:table-cell table:style-name="ce186" table:formula="of:=([.F59]-[.H59])/[.H59]*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5">
          <table:table-cell table:style-name="ce146" office:value-type="string">
            <text:p>Cash and Bank</text:p>
          </table:table-cell>
          <table:table-cell table:style-name="ce168" office:value-type="float" office:value="0">
            <text:p>0.00</text:p>
          </table:table-cell>
          <table:table-cell table:style-name="ce186" table:formula="of:=([.B60]-[.D60])/[.D60]*100" office:value-type="float" office:value="0">
            <text:p>#DIV/0!</text:p>
          </table:table-cell>
          <table:table-cell table:style-name="ce168" office:value-type="float" office:value="0">
            <text:p>0.00</text:p>
          </table:table-cell>
          <table:table-cell table:style-name="ce186" table:formula="of:=([.D60]-[.F60])/[.F60]*100" office:value-type="float" office:value="0">
            <text:p>#DIV/0!</text:p>
          </table:table-cell>
          <table:table-cell table:style-name="ce195" office:value-type="float" office:value="0">
            <text:p>0.00</text:p>
          </table:table-cell>
          <table:table-cell table:style-name="ce186" table:formula="of:=([.F60]-[.H60])/[.H60]*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6" office:value-type="string">
            <text:p>Loans &amp; Advances</text:p>
          </table:table-cell>
          <table:table-cell table:style-name="ce178" table:formula="of:=[.B62]+[.B63]" office:value-type="float" office:value="0">
            <text:p>0.00</text:p>
          </table:table-cell>
          <table:table-cell table:style-name="ce186" table:formula="of:=([.B61]-[.D61])/[.D61]*100" office:value-type="float" office:value="0">
            <text:p>#DIV/0!</text:p>
          </table:table-cell>
          <table:table-cell table:style-name="ce178" table:formula="of:=[.D62]+[.D63]" office:value-type="float" office:value="0">
            <text:p>0.00</text:p>
          </table:table-cell>
          <table:table-cell table:style-name="ce186" table:formula="of:=([.D61]-[.F61])/[.F61]*100" office:value-type="float" office:value="0">
            <text:p>#DIV/0!</text:p>
          </table:table-cell>
          <table:table-cell table:style-name="ce178" table:formula="of:=[.F62]+[.F63]" office:value-type="float" office:value="0">
            <text:p>0.00</text:p>
          </table:table-cell>
          <table:table-cell table:style-name="ce186" table:formula="of:=([.F61]-[.H61])/[.H61]*100" office:value-type="float" office:value="0">
            <text:p>#DIV/0!</text:p>
          </table:table-cell>
          <table:table-cell table:style-name="ce178" table:formula="of:=[.H62]+[.H63]" office:value-type="float" office:value="0">
            <text:p>0.00</text:p>
          </table:table-cell>
          <table:table-cell table:style-name="ce165"/>
          <table:table-cell/>
          <table:table-cell/>
          <table:table-cell/>
          <table:table-cell table:number-columns-repeated="1012"/>
        </table:table-row>
        <table:table-row table:style-name="ro32">
          <table:table-cell table:style-name="ce143" office:value-type="string">
            <text:p>Loans &amp; Advances given to directors/partners etc</text:p>
          </table:table-cell>
          <table:table-cell table:style-name="ce168" office:value-type="float" office:value="0">
            <text:p>0.00</text:p>
          </table:table-cell>
          <table:table-cell table:style-name="ce186" table:formula="of:=([.B62]-[.D62])/[.D62]*100" office:value-type="float" office:value="0">
            <text:p>#DIV/0!</text:p>
          </table:table-cell>
          <table:table-cell table:style-name="ce168" office:value-type="float" office:value="0">
            <text:p>0.00</text:p>
          </table:table-cell>
          <table:table-cell table:style-name="ce186" table:formula="of:=([.D62]-[.F62])/[.F62]*100" office:value-type="float" office:value="0">
            <text:p>#DIV/0!</text:p>
          </table:table-cell>
          <table:table-cell table:style-name="ce168" office:value-type="float" office:value="0">
            <text:p>0.00</text:p>
          </table:table-cell>
          <table:table-cell table:style-name="ce186" table:formula="of:=([.F62]-[.H62])/[.H6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3" office:value-type="string">
            <text:p>Loans and Advances given to others</text:p>
          </table:table-cell>
          <table:table-cell table:style-name="ce168" office:value-type="float" office:value="0">
            <text:p>0.00</text:p>
          </table:table-cell>
          <table:table-cell table:style-name="ce186" table:formula="of:=([.B63]-[.D63])/[.D63]*100" office:value-type="float" office:value="0">
            <text:p>#DIV/0!</text:p>
          </table:table-cell>
          <table:table-cell table:style-name="ce168" office:value-type="float" office:value="0">
            <text:p>0.00</text:p>
          </table:table-cell>
          <table:table-cell table:style-name="ce186" table:formula="of:=([.D63]-[.F63])/[.F63]*100" office:value-type="float" office:value="0">
            <text:p>#DIV/0!</text:p>
          </table:table-cell>
          <table:table-cell table:style-name="ce195" office:value-type="float" office:value="0">
            <text:p>0.00</text:p>
          </table:table-cell>
          <table:table-cell table:style-name="ce186" table:formula="of:=([.F63]-[.H63])/[.H6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2">
          <table:table-cell table:style-name="ce143" office:value-type="string">
            <text:p>Misc Expenses (DRE+Preop+Preliminary+Acc P&amp;L)</text:p>
          </table:table-cell>
          <table:table-cell table:style-name="ce168" office:value-type="float" office:value="0">
            <text:p>0.00</text:p>
          </table:table-cell>
          <table:table-cell table:style-name="ce186" table:formula="of:=([.B64]-[.D64])/[.D64]*100" office:value-type="float" office:value="0">
            <text:p>#DIV/0!</text:p>
          </table:table-cell>
          <table:table-cell table:style-name="ce168" office:value-type="float" office:value="0">
            <text:p>0.00</text:p>
          </table:table-cell>
          <table:table-cell table:style-name="ce186" table:formula="of:=([.D64]-[.F64])/[.F64]*100" office:value-type="float" office:value="0">
            <text:p>#DIV/0!</text:p>
          </table:table-cell>
          <table:table-cell table:style-name="ce168" office:value-type="float" office:value="0">
            <text:p>0.00</text:p>
          </table:table-cell>
          <table:table-cell table:style-name="ce186" table:formula="of:=([.F64]-[.H64])/[.H6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9" table:formula="of:=[.B49]+[.B50]+[.B54]+[.B64]" office:value-type="float" office:value="0">
            <text:p>0.00</text:p>
          </table:table-cell>
          <table:table-cell table:style-name="ce188" table:formula="of:=([.B65]-[.D65])/[.D65]*100" office:value-type="float" office:value="0">
            <text:p>#DIV/0!</text:p>
          </table:table-cell>
          <table:table-cell table:style-name="ce179" table:formula="of:=[.D49]+[.D50]+[.D54]+[.D64]" office:value-type="float" office:value="0">
            <text:p>0.00</text:p>
          </table:table-cell>
          <table:table-cell table:style-name="ce188" table:formula="of:=([.D65]-[.F65])/[.F65]*100" office:value-type="float" office:value="0">
            <text:p>#DIV/0!</text:p>
          </table:table-cell>
          <table:table-cell table:style-name="ce179" table:formula="of:=[.F49]+[.F50]+[.F54]+[.F64]" office:value-type="float" office:value="0">
            <text:p>0.00</text:p>
          </table:table-cell>
          <table:table-cell table:style-name="ce188" table:formula="of:=([.F65]-[.H65])/[.H65]*100" office:value-type="float" office:value="0">
            <text:p>#DIV/0!</text:p>
          </table:table-cell>
          <table:table-cell table:style-name="ce179" table:formula="of:=[.H49]+[.H50]+[.H54]+[.H64]" office:value-type="float" office:value="0">
            <text:p>0.00</text:p>
          </table:table-cell>
          <table:table-cell table:style-name="ce207"/>
          <table:table-cell table:number-columns-repeated="1015"/>
        </table:table-row>
        <table:table-row table:style-name="ro30">
          <table:table-cell table:style-name="ce157"/>
          <table:table-cell table:style-name="ce157" table:formula="of:=+[.B48]-[.B65]" office:value-type="float" office:value="0">
            <text:p>0</text:p>
          </table:table-cell>
          <table:table-cell table:style-name="ce157"/>
          <table:table-cell table:style-name="ce157" table:formula="of:=+[.D48]-[.D65]" office:value-type="float" office:value="0">
            <text:p>0</text:p>
          </table:table-cell>
          <table:table-cell table:style-name="ce157"/>
          <table:table-cell table:style-name="ce157" table:formula="of:=+[.F48]-[.F65]" office:value-type="float" office:value="0">
            <text:p>0</text:p>
          </table:table-cell>
          <table:table-cell table:style-name="ce157"/>
          <table:table-cell table:style-name="ce157" table:formula="of:=+[.H48]-[.H65]" office:value-type="float" office:value="0">
            <text:p>0</text:p>
          </table:table-cell>
          <table:table-cell table:style-name="ce165"/>
          <table:table-cell table:style-name="ce194"/>
          <table:table-cell table:number-columns-repeated="1014"/>
        </table:table-row>
        <table:table-row table:style-name="ro29">
          <table:table-cell table:style-name="ce158" office:value-type="string" office:string-value="Ratios       " table:number-columns-spanned="8" table:number-rows-spanned="2">
            <text:p>Ratios <text:s text:c="7"/></text:p>
          </table:table-cell>
          <table:covered-table-cell table:number-columns-repeated="7" table:style-name="ce158"/>
          <table:table-cell table:style-name="ce165"/>
          <table:table-cell table:number-columns-repeated="1015"/>
        </table:table-row>
        <table:table-row table:style-name="ro30">
          <table:covered-table-cell table:number-columns-repeated="8" table:style-name="ce158"/>
          <table:table-cell table:style-name="ce165"/>
          <table:table-cell table:number-columns-repeated="1015"/>
        </table:table-row>
        <table:table-row table:style-name="ro27">
          <table:table-cell table:style-name="ce159" office:value-type="string" office:string-value="Average Collection Period       ">
            <text:p>Average Collection Period <text:s text:c="7"/></text:p>
          </table:table-cell>
          <table:table-cell table:style-name="ce180" table:formula="of:=[.B57]/[.B5]*365" office:value-type="float" office:value="0">
            <text:p>#DIV/0!</text:p>
          </table:table-cell>
          <table:table-cell table:style-name="ce159"/>
          <table:table-cell table:style-name="ce180" table:formula="of:=[.D57]/[.D5]*365" office:value-type="float" office:value="0">
            <text:p>#DIV/0!</text:p>
          </table:table-cell>
          <table:table-cell table:style-name="ce159"/>
          <table:table-cell table:style-name="ce180" table:formula="of:=[.F57]/[.F5]*365" office:value-type="float" office:value="0">
            <text:p>#DIV/0!</text:p>
          </table:table-cell>
          <table:table-cell table:style-name="ce159"/>
          <table:table-cell table:style-name="ce180" table:formula="of:=[.H57]/[.H5]*365" office:value-type="float" office:value="0">
            <text:p>#DIV/0!</text:p>
          </table:table-cell>
          <table:table-cell table:style-name="ce210"/>
          <table:table-cell table:number-columns-repeated="1015"/>
        </table:table-row>
        <table:table-row table:style-name="ro30">
          <table:table-cell table:style-name="ce159" office:value-type="string" office:string-value="Average Days in Inventory       ">
            <text:p>Average Days in Inventory <text:s text:c="7"/></text:p>
          </table:table-cell>
          <table:table-cell table:style-name="ce180" table:formula="of:=[.B56]/([.B10]+[.B11]+[.B12])*365" office:value-type="float" office:value="0">
            <text:p>#DIV/0!</text:p>
          </table:table-cell>
          <table:table-cell table:style-name="ce159"/>
          <table:table-cell table:style-name="ce180" table:formula="of:=[.D56]/([.D10]+[.D11]+[.D12])*365" office:value-type="float" office:value="0">
            <text:p>#DIV/0!</text:p>
          </table:table-cell>
          <table:table-cell table:style-name="ce159"/>
          <table:table-cell table:style-name="ce180" table:formula="of:=[.F56]/([.F10]+[.F11]+[.F12])*365" office:value-type="float" office:value="0">
            <text:p>#DIV/0!</text:p>
          </table:table-cell>
          <table:table-cell table:style-name="ce159"/>
          <table:table-cell table:style-name="ce180" table:formula="of:=[.H56]/([.H10]+[.H11]+[.H12])*365" office:value-type="float" office:value="0">
            <text:p>#DIV/0!</text:p>
          </table:table-cell>
          <table:table-cell table:style-name="ce165"/>
          <table:table-cell table:number-columns-repeated="1015"/>
        </table:table-row>
        <table:table-row table:style-name="ro30">
          <table:table-cell table:style-name="ce159" office:value-type="string" office:string-value="Inventory to Cost of Goods Sold       ">
            <text:p>Inventory to Cost of Goods Sold <text:s text:c="7"/></text:p>
          </table:table-cell>
          <table:table-cell table:style-name="ce180" table:formula="of:=[.B56]/([.B11]+[.B10]+[.B12])" office:value-type="float" office:value="0">
            <text:p>#DIV/0!</text:p>
          </table:table-cell>
          <table:table-cell table:style-name="ce159"/>
          <table:table-cell table:style-name="ce180" table:formula="of:=[.D56]/([.D11]+[.D10]+[.D12])" office:value-type="float" office:value="0">
            <text:p>#DIV/0!</text:p>
          </table:table-cell>
          <table:table-cell table:style-name="ce159"/>
          <table:table-cell table:style-name="ce180" table:formula="of:=[.F56]/([.F11]+[.F10]+[.F12])" office:value-type="float" office:value="0">
            <text:p>#DIV/0!</text:p>
          </table:table-cell>
          <table:table-cell table:style-name="ce159"/>
          <table:table-cell table:style-name="ce180" table:formula="of:=[.H56]/([.H11]+[.H10]+[.H12])" office:value-type="float" office:value="0">
            <text:p>#DIV/0!</text:p>
          </table:table-cell>
          <table:table-cell table:style-name="ce165"/>
          <table:table-cell table:number-columns-repeated="1015"/>
        </table:table-row>
        <table:table-row table:style-name="ro27">
          <table:table-cell table:style-name="ce159" office:value-type="string" office:string-value="Current Ratio       ">
            <text:p>Current Ratio <text:s text:c="7"/></text:p>
          </table:table-cell>
          <table:table-cell table:style-name="ce180" table:formula="of:=[.B54]/([.B44]+[.B40])" office:value-type="float" office:value="0">
            <text:p>#DIV/0!</text:p>
          </table:table-cell>
          <table:table-cell table:style-name="ce159"/>
          <table:table-cell table:style-name="ce180" table:formula="of:=[.D54]/([.D44]+[.D40])" office:value-type="float" office:value="0">
            <text:p>#DIV/0!</text:p>
          </table:table-cell>
          <table:table-cell table:style-name="ce159"/>
          <table:table-cell table:style-name="ce180" table:formula="of:=[.F54]/([.F44]+[.F40])" office:value-type="float" office:value="0">
            <text:p>#DIV/0!</text:p>
          </table:table-cell>
          <table:table-cell table:style-name="ce159"/>
          <table:table-cell table:style-name="ce180" table:formula="of:=[.H54]/([.H44]+[.H40])" office:value-type="float" office:value="0">
            <text:p>#DIV/0!</text:p>
          </table:table-cell>
          <table:table-cell table:style-name="ce165"/>
          <table:table-cell table:number-columns-repeated="1015"/>
        </table:table-row>
        <table:table-row table:style-name="ro27">
          <table:table-cell table:style-name="ce159" office:value-type="string" office:string-value="Liquidity Ratio       ">
            <text:p>Liquidity Ratio <text:s text:c="7"/></text:p>
          </table:table-cell>
          <table:table-cell table:style-name="ce180" table:formula="of:=([.B54]-[.B56])/([.B44]+[.B40])" office:value-type="float" office:value="0">
            <text:p>#DIV/0!</text:p>
          </table:table-cell>
          <table:table-cell table:style-name="ce159"/>
          <table:table-cell table:style-name="ce180" table:formula="of:=([.D54]-[.D56])/([.D44]+[.D40])" office:value-type="float" office:value="0">
            <text:p>#DIV/0!</text:p>
          </table:table-cell>
          <table:table-cell table:style-name="ce159"/>
          <table:table-cell table:style-name="ce180" table:formula="of:=([.F54]-[.F56])/([.F44]+[.F40])" office:value-type="float" office:value="0">
            <text:p>#DIV/0!</text:p>
          </table:table-cell>
          <table:table-cell table:style-name="ce159"/>
          <table:table-cell table:style-name="ce180" table:formula="of:=([.H54]-[.H56])/([.H44]+[.H40])" office:value-type="float" office:value="0">
            <text:p>#DIV/0!</text:p>
          </table:table-cell>
          <table:table-cell table:style-name="ce211"/>
          <table:table-cell table:number-columns-repeated="1015"/>
        </table:table-row>
        <table:table-row table:style-name="ro27">
          <table:table-cell table:style-name="ce159" office:value-type="string" office:string-value="Debt Equity Ratio       ">
            <text:p>Debt Equity Ratio <text:s text:c="7"/></text:p>
          </table:table-cell>
          <table:table-cell table:style-name="ce180" table:formula="of:=([.B39]+[.B40]+[.B42])/[.B36]" office:value-type="float" office:value="0">
            <text:p>#DIV/0!</text:p>
          </table:table-cell>
          <table:table-cell table:style-name="ce159"/>
          <table:table-cell table:style-name="ce180" table:formula="of:=([.D39]+[.D40]+[.D42])/[.D36]" office:value-type="float" office:value="0">
            <text:p>#DIV/0!</text:p>
          </table:table-cell>
          <table:table-cell table:style-name="ce159"/>
          <table:table-cell table:style-name="ce180" table:formula="of:=([.F39]+[.F40]+[.F42])/[.F36]" office:value-type="float" office:value="0">
            <text:p>#DIV/0!</text:p>
          </table:table-cell>
          <table:table-cell table:style-name="ce159"/>
          <table:table-cell table:style-name="ce180" table:formula="of:=([.H39]+[.H40]+[.H42])/[.H36]" office:value-type="float" office:value="0">
            <text:p>#DIV/0!</text:p>
          </table:table-cell>
          <table:table-cell table:style-name="ce211"/>
          <table:table-cell table:number-columns-repeated="1015"/>
        </table:table-row>
        <table:table-row table:style-name="ro31">
          <table:table-cell table:style-name="ce159" office:value-type="string" office:string-value="Interest Coverage Ratio       ">
            <text:p>Interest Coverage Ratio <text:s text:c="7"/></text:p>
          </table:table-cell>
          <table:table-cell table:style-name="ce180" table:formula="of:=[.B16]/([.B18]+[.B19]+[.B20]+[.B21])" office:value-type="float" office:value="0">
            <text:p>#DIV/0!</text:p>
          </table:table-cell>
          <table:table-cell table:style-name="ce159"/>
          <table:table-cell table:style-name="ce180" table:formula="of:=[.D16]/([.D18]+[.D19]+[.D20]+[.D21])" office:value-type="float" office:value="0">
            <text:p>#DIV/0!</text:p>
          </table:table-cell>
          <table:table-cell table:style-name="ce159"/>
          <table:table-cell table:style-name="ce180" table:formula="of:=[.F16]/([.F18]+[.F19]+[.F20]+[.F21])" office:value-type="float" office:value="0">
            <text:p>#DIV/0!</text:p>
          </table:table-cell>
          <table:table-cell table:style-name="ce159"/>
          <table:table-cell table:style-name="ce180" table:formula="of:=[.H16]/([.H18]+[.H19]+[.H20]+[.H21])" office:value-type="float" office:value="0">
            <text:p>#DIV/0!</text:p>
          </table:table-cell>
          <table:table-cell table:style-name="ce165"/>
          <table:table-cell table:number-columns-repeated="1015"/>
        </table:table-row>
        <table:table-row table:style-name="ro31">
          <table:table-cell table:style-name="ce159" office:value-type="string" office:string-value="DSCR       ">
            <text:p>DSCR <text:s text:c="7"/></text:p>
          </table:table-cell>
          <table:table-cell table:style-name="ce180" table:formula="of:=[.$B$16]/([.$B$18]+[.$B$19]+[.$B$20]+[.$B$21]+([.$B$39]+[.$B$42])/5)" office:value-type="float" office:value="0">
            <text:p>#DIV/0!</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1">
          <table:table-cell table:style-name="ce159" office:value-type="string" office:string-value="DSCR after the proposed Loan       ">
            <text:p>DSCR after the proposed Loan <text:s text:c="7"/></text:p>
          </table:table-cell>
          <table:table-cell table:style-name="ce180" table:formula="of:=[.$B$16]/([.$B$18]+[.B19]+[.B20]+[.B21]+([.$B$39]+[.$B$42])/5+[$Eligibility.F28]/100000)" office:value-type="float" office:value="0">
            <text:p>- </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0">
          <table:table-cell table:style-name="ce159" office:value-type="string" office:string-value="Gross Profit Margin Ratio       ">
            <text:p>Gross Profit Margin Ratio <text:s text:c="7"/></text:p>
          </table:table-cell>
          <table:table-cell table:style-name="ce180" table:formula="of:=[.B13]/[.B5]*100" office:value-type="float" office:value="0">
            <text:p>#DIV/0!</text:p>
          </table:table-cell>
          <table:table-cell table:style-name="ce159"/>
          <table:table-cell table:style-name="ce180" table:formula="of:=[.D13]/[.D5]*100" office:value-type="float" office:value="0">
            <text:p>#DIV/0!</text:p>
          </table:table-cell>
          <table:table-cell table:style-name="ce159"/>
          <table:table-cell table:style-name="ce180" table:formula="of:=[.F13]/[.F5]*100" office:value-type="float" office:value="0">
            <text:p>#DIV/0!</text:p>
          </table:table-cell>
          <table:table-cell table:style-name="ce159"/>
          <table:table-cell table:style-name="ce180" table:formula="of:=[.H13]/[.H5]*100" office:value-type="float" office:value="0">
            <text:p>#DIV/0!</text:p>
          </table:table-cell>
          <table:table-cell table:style-name="ce165"/>
          <table:table-cell table:number-columns-repeated="1015"/>
        </table:table-row>
        <table:table-row table:style-name="ro30">
          <table:table-cell table:style-name="ce159" office:value-type="string" office:string-value="Net Profit Margin Ratio       ">
            <text:p>Net Profit Margin Ratio <text:s text:c="7"/></text:p>
          </table:table-cell>
          <table:table-cell table:style-name="ce180" table:formula="of:=[.B25]/[.B5]*100" office:value-type="float" office:value="0">
            <text:p>#DIV/0!</text:p>
          </table:table-cell>
          <table:table-cell table:style-name="ce159"/>
          <table:table-cell table:style-name="ce180" table:formula="of:=[.D25]/[.D5]*100" office:value-type="float" office:value="0">
            <text:p>#DIV/0!</text:p>
          </table:table-cell>
          <table:table-cell table:style-name="ce159"/>
          <table:table-cell table:style-name="ce180" table:formula="of:=[.F25]/[.F5]*100" office:value-type="float" office:value="0">
            <text:p>#DIV/0!</text:p>
          </table:table-cell>
          <table:table-cell table:style-name="ce159"/>
          <table:table-cell table:style-name="ce180" table:formula="of:=[.H25]/[.H5]*100" office:value-type="float" office:value="0">
            <text:p>#DIV/0!</text:p>
          </table:table-cell>
          <table:table-cell table:style-name="ce165"/>
          <table:table-cell table:number-columns-repeated="1015"/>
        </table:table-row>
        <table:table-row table:style-name="ro30">
          <table:table-cell table:style-name="ce159" office:value-type="string" office:string-value="Cash Profit Ratio       ">
            <text:p>Cash Profit Ratio <text:s text:c="7"/></text:p>
          </table:table-cell>
          <table:table-cell table:style-name="ce180" table:formula="of:=[.B26]/[.B5]*100" office:value-type="float" office:value="0">
            <text:p>#DIV/0!</text:p>
          </table:table-cell>
          <table:table-cell table:style-name="ce159"/>
          <table:table-cell table:style-name="ce180" table:formula="of:=[.D26]/[.D5]*100" office:value-type="float" office:value="0">
            <text:p>#DIV/0!</text:p>
          </table:table-cell>
          <table:table-cell table:style-name="ce159"/>
          <table:table-cell table:style-name="ce180" table:formula="of:=[.F26]/[.F5]*100" office:value-type="float" office:value="0">
            <text:p>#DIV/0!</text:p>
          </table:table-cell>
          <table:table-cell table:style-name="ce159"/>
          <table:table-cell table:style-name="ce180" table:formula="of:=[.H26]/[.H5]*100" office:value-type="float" office:value="0">
            <text:p>#DIV/0!</text:p>
          </table:table-cell>
          <table:table-cell table:style-name="ce165"/>
          <table:table-cell table:number-columns-repeated="1015"/>
        </table:table-row>
        <table:table-row table:style-name="ro30">
          <table:table-cell table:style-name="ce159" office:value-type="string" office:string-value="Growth in Sales       ">
            <text:p>Growth in Sales <text:s text:c="7"/></text:p>
          </table:table-cell>
          <table:table-cell table:style-name="ce181" table:formula="of:=([.B5]-[.D5])/[.D5]*100" office:value-type="float" office:value="0">
            <text:p>#DIV/0!</text:p>
          </table:table-cell>
          <table:table-cell table:style-name="ce191"/>
          <table:table-cell table:style-name="ce181" table:formula="of:=([.D5]-[.F5])/[.F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style-name="ce194"/>
          <table:table-cell table:number-columns-repeated="1014"/>
        </table:table-row>
        <table:table-row table:style-name="ro30">
          <table:table-cell table:style-name="ce159" office:value-type="string" office:string-value="Growth in Net Profits       ">
            <text:p>Growth in Net Profits <text:s text:c="7"/></text:p>
          </table:table-cell>
          <table:table-cell table:style-name="ce181" table:formula="of:=([.B25]-[.D25])/[.D25]*100" office:value-type="float" office:value="0">
            <text:p>#DIV/0!</text:p>
          </table:table-cell>
          <table:table-cell table:style-name="ce191"/>
          <table:table-cell table:style-name="ce181" table:formula="of:=([.D25]-[.F25])/[.F2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Cash Flow Statement       ">
            <text:p>Cash Flow Statement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Net Profit After Tax       ">
            <text:p>Net Profit After Tax <text:s text:c="7"/></text:p>
          </table:table-cell>
          <table:table-cell table:style-name="ce180" table:formula="of:=[.B25]" office:value-type="float" office:value="0">
            <text:p>- </text:p>
          </table:table-cell>
          <table:table-cell table:style-name="ce159"/>
          <table:table-cell table:style-name="ce180" table:formula="of:=[.D25]" office:value-type="float" office:value="0">
            <text:p>- </text:p>
          </table:table-cell>
          <table:table-cell table:style-name="ce159"/>
          <table:table-cell table:style-name="ce180" table:formula="of:=[.F25]" office:value-type="float" office:value="0">
            <text:p>- </text:p>
          </table:table-cell>
          <table:table-cell table:style-name="ce159"/>
          <table:table-cell table:style-name="ce180" table:formula="of:=[.H25]" office:value-type="float" office:value="0">
            <text:p>- </text:p>
          </table:table-cell>
          <table:table-cell table:style-name="ce165"/>
          <table:table-cell table:number-columns-repeated="1015"/>
        </table:table-row>
        <table:table-row table:style-name="ro30">
          <table:table-cell table:style-name="ce159" office:value-type="string" office:string-value="Add :       ">
            <text:p>Add :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Depreciation       ">
            <text:p>Depreciation <text:s text:c="7"/></text:p>
          </table:table-cell>
          <table:table-cell table:style-name="ce180" table:formula="of:=[.B17]" office:value-type="float" office:value="0">
            <text:p>- </text:p>
          </table:table-cell>
          <table:table-cell table:style-name="ce159"/>
          <table:table-cell table:style-name="ce180" table:formula="of:=[.D17]" office:value-type="float" office:value="0">
            <text:p>- </text:p>
          </table:table-cell>
          <table:table-cell table:style-name="ce159"/>
          <table:table-cell table:style-name="ce180" table:formula="of:=[.F17]" office:value-type="float" office:value="0">
            <text:p>- </text:p>
          </table:table-cell>
          <table:table-cell table:style-name="ce159"/>
          <table:table-cell table:style-name="ce180" table:formula="of:=[.H17]" office:value-type="float" office:value="0">
            <text:p>- </text:p>
          </table:table-cell>
          <table:table-cell table:style-name="ce165"/>
          <table:table-cell table:number-columns-repeated="1015"/>
        </table:table-row>
        <table:table-row table:style-name="ro30">
          <table:table-cell table:style-name="ce159" office:value-type="string" office:string-value="Misc expenses written off/non cash expenses       ">
            <text:p>Misc expenses written off/non cash expenses <text:s text:c="7"/></text:p>
          </table:table-cell>
          <table:table-cell table:style-name="ce180" table:formula="of:=[.B22]" office:value-type="float" office:value="0">
            <text:p>- </text:p>
          </table:table-cell>
          <table:table-cell table:style-name="ce159"/>
          <table:table-cell table:style-name="ce180" table:formula="of:=[.D22]" office:value-type="float" office:value="0">
            <text:p>- </text:p>
          </table:table-cell>
          <table:table-cell table:style-name="ce159"/>
          <table:table-cell table:style-name="ce180" table:formula="of:=[.F22]" office:value-type="float" office:value="0">
            <text:p>- </text:p>
          </table:table-cell>
          <table:table-cell table:style-name="ce159"/>
          <table:table-cell table:style-name="ce180" table:formula="of:=[.H22]" office:value-type="float" office:value="0">
            <text:p>- </text:p>
          </table:table-cell>
          <table:table-cell table:style-name="ce165"/>
          <table:table-cell table:number-columns-repeated="1015"/>
        </table:table-row>
        <table:table-row table:style-name="ro30">
          <table:table-cell table:style-name="ce159" office:value-type="string" office:string-value="Salary paid to promoter/partners       ">
            <text:p>Salary paid to promoter/partners <text:s text:c="7"/></text:p>
          </table:table-cell>
          <table:table-cell table:style-name="ce180" table:formula="of:=[.B27]" office:value-type="float" office:value="0">
            <text:p>- </text:p>
          </table:table-cell>
          <table:table-cell table:style-name="ce159"/>
          <table:table-cell table:style-name="ce180" table:formula="of:=[.D27]" office:value-type="float" office:value="0">
            <text:p>- </text:p>
          </table:table-cell>
          <table:table-cell table:style-name="ce159"/>
          <table:table-cell table:style-name="ce180" table:formula="of:=[.F27]" office:value-type="float" office:value="0">
            <text:p>- </text:p>
          </table:table-cell>
          <table:table-cell table:style-name="ce159"/>
          <table:table-cell table:style-name="ce180" table:formula="of:=[.H27]" office:value-type="float" office:value="0">
            <text:p>- </text:p>
          </table:table-cell>
          <table:table-cell table:style-name="ce165"/>
          <table:table-cell table:number-columns-repeated="1015"/>
        </table:table-row>
        <table:table-row table:style-name="ro30">
          <table:table-cell table:style-name="ce159" office:value-type="string" office:string-value="Interest paid to promoters       ">
            <text:p>Interest paid to promoters <text:s text:c="7"/></text:p>
          </table:table-cell>
          <table:table-cell table:style-name="ce180" table:formula="of:=[.B28]" office:value-type="float" office:value="0">
            <text:p>- </text:p>
          </table:table-cell>
          <table:table-cell table:style-name="ce159"/>
          <table:table-cell table:style-name="ce180" table:formula="of:=[.D28]" office:value-type="float" office:value="0">
            <text:p>- </text:p>
          </table:table-cell>
          <table:table-cell table:style-name="ce159"/>
          <table:table-cell table:style-name="ce180" table:formula="of:=[.F28]" office:value-type="float" office:value="0">
            <text:p>- </text:p>
          </table:table-cell>
          <table:table-cell table:style-name="ce159"/>
          <table:table-cell table:style-name="ce180" table:formula="of:=[.H28]" office:value-type="float" office:value="0">
            <text:p>- </text:p>
          </table:table-cell>
          <table:table-cell table:style-name="ce165"/>
          <table:table-cell table:number-columns-repeated="1015"/>
        </table:table-row>
        <table:table-row table:style-name="ro30">
          <table:table-cell table:style-name="ce159" office:value-type="string" office:string-value="Provision for tax       ">
            <text:p>Provision for tax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1">
          <table:table-cell table:style-name="ce159" office:value-type="string" office:string-value="Interest       ">
            <text:p>Interest <text:s text:c="7"/></text:p>
          </table:table-cell>
          <table:table-cell table:style-name="ce180" table:formula="of:=[.B18]+[.B19]+[.B20]+[.B21]" office:value-type="float" office:value="0">
            <text:p>- </text:p>
          </table:table-cell>
          <table:table-cell table:style-name="ce159"/>
          <table:table-cell table:style-name="ce180" table:formula="of:=[.D18]+[.D19]+[.D20]+[.D21]" office:value-type="float" office:value="0">
            <text:p>- </text:p>
          </table:table-cell>
          <table:table-cell table:style-name="ce159"/>
          <table:table-cell table:style-name="ce180" table:formula="of:=[.F18]+[.F19]+[.F20]+[.F21]" office:value-type="float" office:value="0">
            <text:p>- </text:p>
          </table:table-cell>
          <table:table-cell table:style-name="ce159"/>
          <table:table-cell table:style-name="ce180" table:formula="of:=[.H18]+[.H19]+[.H20]+[.H21]" office:value-type="float" office:value="0">
            <text:p>- </text:p>
          </table:table-cell>
          <table:table-cell table:style-name="ce165"/>
          <table:table-cell table:number-columns-repeated="1015"/>
        </table:table-row>
        <table:table-row table:style-name="ro33">
          <table:table-cell table:style-name="ce161" office:value-type="string" office:string-value="Less : Other income (non business income)       ">
            <text:p>Less : Other income (non business income) <text:s text:c="7"/></text:p>
          </table:table-cell>
          <table:table-cell table:style-name="ce182" table:formula="of:=-[.B7]" office:value-type="float" office:value="-0">
            <text:p>- </text:p>
          </table:table-cell>
          <table:table-cell table:style-name="ce160"/>
          <table:table-cell table:style-name="ce182" table:formula="of:=-[.D7]" office:value-type="float" office:value="-0">
            <text:p>- </text:p>
          </table:table-cell>
          <table:table-cell table:style-name="ce160"/>
          <table:table-cell table:style-name="ce182" table:formula="of:=-[.F7]" office:value-type="float" office:value="-0">
            <text:p>- </text:p>
          </table:table-cell>
          <table:table-cell table:style-name="ce160"/>
          <table:table-cell table:style-name="ce182" table:formula="of:=-[.H7]" office:value-type="float" office:value="-0">
            <text:p>- </text:p>
          </table:table-cell>
          <table:table-cell table:style-name="ce207"/>
          <table:table-cell table:number-columns-repeated="1015"/>
        </table:table-row>
        <table:table-row table:style-name="ro30">
          <table:table-cell table:style-name="ce161"/>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Operating cash profit/(Loss ) before working capital changes       ">
            <text:p>Operating cash profit/(Loss ) before working capital changes <text:s text:c="7"/></text:p>
          </table:table-cell>
          <table:table-cell table:style-name="ce180" table:formula="of:=SUM([.B86:.B94])" office:value-type="float" office:value="0">
            <text:p>- </text:p>
          </table:table-cell>
          <table:table-cell table:style-name="ce159"/>
          <table:table-cell table:style-name="ce180" table:formula="of:=SUM([.D86:.D94])" office:value-type="float" office:value="0">
            <text:p>- </text:p>
          </table:table-cell>
          <table:table-cell table:style-name="ce159"/>
          <table:table-cell table:style-name="ce180" table:formula="of:=SUM([.F86:.F94])" office:value-type="float" office:value="0">
            <text:p>- </text:p>
          </table:table-cell>
          <table:table-cell table:style-name="ce159"/>
          <table:table-cell table:style-name="ce180" table:formula="of:=SUM([.H86:.H94])" office:value-type="float" office:value="0">
            <text:p>- </text:p>
          </table:table-cell>
          <table:table-cell table:style-name="ce165"/>
          <table:table-cell table:number-columns-repeated="1015"/>
        </table:table-row>
        <table:table-row table:style-name="ro30">
          <table:table-cell table:style-name="ce159" office:value-type="string" office:string-value="Trade and other receivables       ">
            <text:p>Trade and other receivables <text:s text:c="7"/></text:p>
          </table:table-cell>
          <table:table-cell table:style-name="ce180" table:formula="of:=[.D57]-[.B57]" office:value-type="float" office:value="0">
            <text:p>- </text:p>
          </table:table-cell>
          <table:table-cell table:style-name="ce159"/>
          <table:table-cell table:style-name="ce180" table:formula="of:=[.F57]-[.D57]" office:value-type="float" office:value="0">
            <text:p>- </text:p>
          </table:table-cell>
          <table:table-cell table:style-name="ce159"/>
          <table:table-cell table:style-name="ce180" table:formula="of:=[.J57]-[.F57]" office:value-type="float" office:value="0">
            <text:p>- </text:p>
          </table:table-cell>
          <table:table-cell table:style-name="ce159"/>
          <table:table-cell table:style-name="ce180" table:formula="of:=[.L57]-[.H57]" office:value-type="float" office:value="0">
            <text:p>- </text:p>
          </table:table-cell>
          <table:table-cell table:style-name="ce165"/>
          <table:table-cell table:number-columns-repeated="1015"/>
        </table:table-row>
        <table:table-row table:style-name="ro30">
          <table:table-cell table:style-name="ce159" office:value-type="string" office:string-value="Inventories       ">
            <text:p>Inventories <text:s text:c="7"/></text:p>
          </table:table-cell>
          <table:table-cell table:style-name="ce180" table:formula="of:=[.D56]-[.B56]" office:value-type="float" office:value="0">
            <text:p>- </text:p>
          </table:table-cell>
          <table:table-cell table:style-name="ce159"/>
          <table:table-cell table:style-name="ce180" table:formula="of:=[.F56]-[.D56]" office:value-type="float" office:value="0">
            <text:p>- </text:p>
          </table:table-cell>
          <table:table-cell table:style-name="ce159"/>
          <table:table-cell table:style-name="ce180" table:formula="of:=[.J56]-[.F56]" office:value-type="float" office:value="0">
            <text:p>- </text:p>
          </table:table-cell>
          <table:table-cell table:style-name="ce159"/>
          <table:table-cell table:style-name="ce180" table:formula="of:=[.L56]-[.H56]" office:value-type="float" office:value="0">
            <text:p>- </text:p>
          </table:table-cell>
          <table:table-cell table:style-name="ce165"/>
          <table:table-cell table:number-columns-repeated="1015"/>
        </table:table-row>
        <table:table-row table:style-name="ro30">
          <table:table-cell table:style-name="ce159" office:value-type="string" office:string-value="Loans &amp; Advances       ">
            <text:p>Loans &amp; Advances <text:s text:c="7"/></text:p>
          </table:table-cell>
          <table:table-cell table:style-name="ce180" table:formula="of:=[.D61]-[.B61]" office:value-type="float" office:value="0">
            <text:p>- </text:p>
          </table:table-cell>
          <table:table-cell table:style-name="ce159"/>
          <table:table-cell table:style-name="ce180" table:formula="of:=[.F61]-[.D61]" office:value-type="float" office:value="0">
            <text:p>- </text:p>
          </table:table-cell>
          <table:table-cell table:style-name="ce159"/>
          <table:table-cell table:style-name="ce180" table:formula="of:=[.J61]-[.F61]" office:value-type="float" office:value="0">
            <text:p>- </text:p>
          </table:table-cell>
          <table:table-cell table:style-name="ce159"/>
          <table:table-cell table:style-name="ce180" table:formula="of:=[.L61]-[.H61]" office:value-type="float" office:value="0">
            <text:p>- </text:p>
          </table:table-cell>
          <table:table-cell table:style-name="ce165"/>
          <table:table-cell table:number-columns-repeated="1015"/>
        </table:table-row>
        <table:table-row table:style-name="ro30">
          <table:table-cell table:style-name="ce159" office:value-type="string" office:string-value="other current liabilities       ">
            <text:p>other current liabilities <text:s text:c="7"/></text:p>
          </table:table-cell>
          <table:table-cell table:style-name="ce180" table:formula="of:=[.B44]-[.D44]" office:value-type="float" office:value="0">
            <text:p>- </text:p>
          </table:table-cell>
          <table:table-cell table:style-name="ce159"/>
          <table:table-cell table:style-name="ce180" table:formula="of:=[.D44]-[.F44]" office:value-type="float" office:value="0">
            <text:p>- </text:p>
          </table:table-cell>
          <table:table-cell table:style-name="ce159"/>
          <table:table-cell table:style-name="ce180" table:formula="of:=[.F44]-[.J44]" office:value-type="float" office:value="0">
            <text:p>- </text:p>
          </table:table-cell>
          <table:table-cell table:style-name="ce159"/>
          <table:table-cell table:style-name="ce180" table:formula="of:=[.H44]-[.L44]" office:value-type="float" office:value="0">
            <text:p>- </text:p>
          </table:table-cell>
          <table:table-cell table:style-name="ce165"/>
          <table:table-cell table:number-columns-repeated="1015"/>
        </table:table-row>
        <table:table-row table:style-name="ro30">
          <table:table-cell table:style-name="ce159" office:value-type="string" office:string-value="Total       ">
            <text:p>Total <text:s text:c="7"/></text:p>
          </table:table-cell>
          <table:table-cell table:style-name="ce180" table:formula="of:=SUM([.B97:.B100])" office:value-type="float" office:value="0">
            <text:p>- </text:p>
          </table:table-cell>
          <table:table-cell table:style-name="ce159"/>
          <table:table-cell table:style-name="ce180" table:formula="of:=SUM([.D97:.D100])" office:value-type="float" office:value="0">
            <text:p>- </text:p>
          </table:table-cell>
          <table:table-cell table:style-name="ce159"/>
          <table:table-cell table:style-name="ce180" table:formula="of:=SUM([.F97:.F100])" office:value-type="float" office:value="0">
            <text:p>- </text:p>
          </table:table-cell>
          <table:table-cell table:style-name="ce159"/>
          <table:table-cell table:style-name="ce180" table:formula="of:=SUM([.H97:.H100])" office:value-type="float" office:value="0">
            <text:p>- </text:p>
          </table:table-cell>
          <table:table-cell table:style-name="ce165"/>
          <table:table-cell table:number-columns-repeated="1015"/>
        </table:table-row>
        <table:table-row table:style-name="ro30">
          <table:table-cell table:style-name="ce160" office:value-type="string" office:string-value="Cash Generated from operations       ">
            <text:p>Cash Generated from operations <text:s text:c="7"/></text:p>
          </table:table-cell>
          <table:table-cell table:style-name="ce182" table:formula="of:=[.B96]+[.B101]" office:value-type="float" office:value="0">
            <text:p>- </text:p>
          </table:table-cell>
          <table:table-cell table:style-name="ce160"/>
          <table:table-cell table:style-name="ce182" table:formula="of:=[.D96]+[.D101]" office:value-type="float" office:value="0">
            <text:p>- </text:p>
          </table:table-cell>
          <table:table-cell table:style-name="ce160"/>
          <table:table-cell table:style-name="ce182" table:formula="of:=[.F96]+[.F101]" office:value-type="float" office:value="0">
            <text:p>- </text:p>
          </table:table-cell>
          <table:table-cell table:style-name="ce160"/>
          <table:table-cell table:style-name="ce182" table:formula="of:=[.H96]+[.H101]" office:value-type="float" office:value="0">
            <text:p>- </text:p>
          </table:table-cell>
          <table:table-cell table:style-name="ce207"/>
          <table:table-cell table:number-columns-repeated="1015"/>
        </table:table-row>
        <table:table-row table:style-name="ro30">
          <table:table-cell table:style-name="ce160"/>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Less taxes paid       ">
            <text:p>Less taxes paid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Net Cash from Operations       ">
            <text:p>Net Cash from Operations <text:s text:c="7"/></text:p>
          </table:table-cell>
          <table:table-cell table:style-name="ce180" table:formula="of:=[.B102]-[.B104]" office:value-type="float" office:value="0">
            <text:p>- </text:p>
          </table:table-cell>
          <table:table-cell table:style-name="ce159"/>
          <table:table-cell table:style-name="ce180" table:formula="of:=[.D102]-[.D104]" office:value-type="float" office:value="0">
            <text:p>- </text:p>
          </table:table-cell>
          <table:table-cell table:style-name="ce159"/>
          <table:table-cell table:style-name="ce180" table:formula="of:=[.F102]-[.F104]" office:value-type="float" office:value="0">
            <text:p>- </text:p>
          </table:table-cell>
          <table:table-cell table:style-name="ce159"/>
          <table:table-cell table:style-name="ce180" table:formula="of:=[.H102]-[.H104]" office:value-type="float" office:value="0">
            <text:p>- </text:p>
          </table:table-cell>
          <table:table-cell table:style-name="ce165"/>
          <table:table-cell table:number-columns-repeated="1015"/>
        </table:table-row>
        <table:table-row table:style-name="ro30">
          <table:table-cell table:number-columns-repeated="1024"/>
        </table:table-row>
        <table:table-row table:style-name="ro30">
          <table:table-cell table:style-name="ce162" office:value-type="string">
            <text:p>Ratio</text:p>
          </table:table-cell>
          <table:table-cell table:style-name="ce183"/>
          <table:table-cell table:number-columns-repeated="1022"/>
        </table:table-row>
        <table:table-row table:style-name="ro30">
          <table:table-cell table:style-name="ce163" office:value-type="string">
            <text:p>Debt Equity-Not exceed</text:p>
          </table:table-cell>
          <table:table-cell table:style-name="ce164" office:value-type="float" office:value="2">
            <text:p>2</text:p>
          </table:table-cell>
          <table:table-cell table:style-name="ce192" table:formula="of:=[.B74]" office:value-type="float" office:value="0">
            <text:p>#DIV/0!</text:p>
          </table:table-cell>
          <table:table-cell/>
          <table:table-cell table:style-name="ce196"/>
          <table:table-cell/>
          <table:table-cell table:style-name="ce196"/>
          <table:table-cell table:number-columns-repeated="1017"/>
        </table:table-row>
        <table:table-row table:style-name="ro30">
          <table:table-cell table:style-name="ce164" office:value-type="string">
            <text:p>DSCR-Min</text:p>
          </table:table-cell>
          <table:table-cell table:style-name="ce164" office:value-type="float" office:value="1.25">
            <text:p>1.25</text:p>
          </table:table-cell>
          <table:table-cell table:style-name="ce192" table:formula="of:=[.B76]" office:value-type="float" office:value="0">
            <text:p>#DIV/0!</text:p>
          </table:table-cell>
          <table:table-cell table:number-columns-repeated="1021"/>
        </table:table-row>
        <table:table-row table:style-name="ro30">
          <table:table-cell table:style-name="ce164" office:value-type="string">
            <text:p>Drs to Sales-&lt; </text:p>
          </table:table-cell>
          <table:table-cell table:style-name="ce184" office:value-type="string">
            <text:p>4 months</text:p>
          </table:table-cell>
          <table:table-cell table:style-name="ce193" table:formula="of:=[.B59]/[.B5]*365/30" office:value-type="float" office:value="0">
            <text:p>#DIV/0!</text:p>
          </table:table-cell>
          <table:table-cell table:style-name="ce194" office:value-type="string">
            <text:p>months</text:p>
          </table:table-cell>
          <table:table-cell table:number-columns-repeated="1020"/>
        </table:table-row>
        <table:table-row table:style-name="ro30">
          <table:table-cell table:style-name="ce165" office:value-type="string">
            <text:p>Proposed DSCR</text:p>
          </table:table-cell>
          <table:table-cell/>
          <table:table-cell table:style-name="ce194"/>
          <table:table-cell table:number-columns-repeated="1021"/>
        </table:table-row>
        <table:table-row table:style-name="ro30">
          <table:table-cell table:style-name="ce163" office:value-type="string">
            <text:p>Debt Equity</text:p>
          </table:table-cell>
          <table:table-cell table:style-name="ce185" table:formula="of:=+[.B74]" office:value-type="float" office:value="0">
            <text:p>#DIV/0!</text:p>
          </table:table-cell>
          <table:table-cell table:style-name="ce185"/>
          <table:table-cell table:number-columns-repeated="1021"/>
        </table:table-row>
        <table:table-row table:style-name="ro30">
          <table:table-cell table:style-name="ce164" office:value-type="string">
            <text:p>DSCR</text:p>
          </table:table-cell>
          <table:table-cell table:style-name="ce185" table:formula="of:=+[.C110]" office:value-type="float" office:value="0">
            <text:p>#DIV/0!</text:p>
          </table:table-cell>
          <table:table-cell table:style-name="ce185"/>
          <table:table-cell table:number-columns-repeated="1021"/>
        </table:table-row>
        <table:table-row table:style-name="ro30">
          <table:table-cell table:style-name="ce164" office:value-type="string">
            <text:p>Drs to Sales</text:p>
          </table:table-cell>
          <table:table-cell table:style-name="ce185" table:formula="of:=+[.C111]" office:value-type="float" office:value="0">
            <text:p>#DIV/0!</text:p>
          </table:table-cell>
          <table:table-cell table:style-name="ce185"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Ratios Sheet4" table:style-name="ta8" table:protected="true" table:protection-key="sHbLKBrsXbmhuH0oqtIhgGcltWQ=">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30">
          <table:table-cell table:style-name="ce129" table:number-columns-spanned="8" table:number-rows-spanned="2"/>
          <table:covered-table-cell table:number-columns-repeated="7" table:style-name="ce129"/>
          <table:table-cell table:style-name="ce129" table:number-columns-spanned="1" table:number-rows-spanned="2"/>
          <table:table-cell table:number-columns-repeated="1015"/>
        </table:table-row>
        <table:table-row table:style-name="ro22">
          <table:covered-table-cell table:number-columns-repeated="9" table:style-name="ce129"/>
          <table:table-cell table:number-columns-repeated="1015"/>
        </table:table-row>
        <table:table-row table:style-name="ro20">
          <table:table-cell table:style-name="ce130" office:value-type="string" table:number-columns-spanned="1" table:number-rows-spanned="2">
            <text:p>Profit &amp; Loss Account</text:p>
          </table:table-cell>
          <table:table-cell table:style-name="ce166" office:value-type="string">
            <text:p>31.03.2013</text:p>
          </table:table-cell>
          <table:table-cell table:style-name="ce167" office:value-type="string">
            <text:p>% Growth</text:p>
          </table:table-cell>
          <table:table-cell table:style-name="ce166" office:value-type="string">
            <text:p>31.03.2012</text:p>
          </table:table-cell>
          <table:table-cell table:style-name="ce167" office:value-type="string">
            <text:p>% Growth</text:p>
          </table:table-cell>
          <table:table-cell table:style-name="ce166" office:value-type="string">
            <text:p>31.03.2011</text:p>
          </table:table-cell>
          <table:table-cell table:style-name="ce167" office:value-type="string">
            <text:p>% Growth</text:p>
          </table:table-cell>
          <table:table-cell table:style-name="ce166" office:value-type="string">
            <text:p>31.03.2010</text:p>
          </table:table-cell>
          <table:table-cell table:style-name="ce200"/>
          <table:table-cell table:number-columns-repeated="1015"/>
        </table:table-row>
        <table:table-row table:style-name="ro20">
          <table:covered-table-cell table:style-name="ce130"/>
          <table:table-cell table:style-name="ce167" office:value-type="string">
            <text:p>Rs. lacs</text:p>
          </table:table-cell>
          <table:table-cell table:style-name="ce166" office:value-type="string">
            <text:p>In 2013</text:p>
          </table:table-cell>
          <table:table-cell table:style-name="ce167" office:value-type="string">
            <text:p>Rs. lacs</text:p>
          </table:table-cell>
          <table:table-cell table:style-name="ce166" office:value-type="string">
            <text:p>In 2012</text:p>
          </table:table-cell>
          <table:table-cell table:style-name="ce167" office:value-type="string">
            <text:p>Rs. lacs</text:p>
          </table:table-cell>
          <table:table-cell table:style-name="ce166" office:value-type="string">
            <text:p>In 2011</text:p>
          </table:table-cell>
          <table:table-cell table:style-name="ce167" office:value-type="string">
            <text:p>Rs. lacs</text:p>
          </table:table-cell>
          <table:table-cell table:style-name="ce200"/>
          <table:table-cell table:number-columns-repeated="1015"/>
        </table:table-row>
        <table:table-row table:style-name="ro14">
          <table:table-cell table:style-name="ce131" office:value-type="string">
            <text:p>Sales</text:p>
          </table:table-cell>
          <table:table-cell table:style-name="ce195" office:value-type="float" office:value="0">
            <text:p>0.00</text:p>
          </table:table-cell>
          <table:table-cell table:style-name="ce186" table:formula="of:=([.B5]-[.D5])/[.D5]*100" office:value-type="float" office:value="0">
            <text:p>#DIV/0!</text:p>
          </table:table-cell>
          <table:table-cell table:style-name="ce195" office:value-type="float" office:value="0">
            <text:p>0.00</text:p>
          </table:table-cell>
          <table:table-cell table:style-name="ce186" table:formula="of:=([.D5]-[.F5])/[.F5]*100" office:value-type="float" office:value="0">
            <text:p>#DIV/0!</text:p>
          </table:table-cell>
          <table:table-cell table:style-name="ce195" office:value-type="float" office:value="0">
            <text:p>0.00</text:p>
          </table:table-cell>
          <table:table-cell table:style-name="ce186" table:formula="of:=([.F5]-[.H5])/[.H5]*100" office:value-type="float" office:value="0">
            <text:p>#DIV/0!</text:p>
          </table:table-cell>
          <table:table-cell table:style-name="ce195" office:value-type="float" office:value="0">
            <text:p>0.00</text:p>
          </table:table-cell>
          <table:table-cell table:style-name="ce201"/>
          <table:table-cell table:number-columns-repeated="1015"/>
        </table:table-row>
        <table:table-row table:style-name="ro23">
          <table:table-cell table:style-name="ce132" office:value-type="string">
            <text:p>Other Income (incidental to Business/Business income)</text:p>
          </table:table-cell>
          <table:table-cell table:style-name="ce195" office:value-type="float" office:value="0">
            <text:p>0.00</text:p>
          </table:table-cell>
          <table:table-cell table:style-name="ce186" table:formula="of:=([.B6]-[.D6])/[.D6]*100" office:value-type="float" office:value="0">
            <text:p>#DIV/0!</text:p>
          </table:table-cell>
          <table:table-cell table:style-name="ce195" office:value-type="float" office:value="0">
            <text:p>0.00</text:p>
          </table:table-cell>
          <table:table-cell table:style-name="ce186" table:formula="of:=([.D6]-[.F6])/[.F6]*100" office:value-type="float" office:value="0">
            <text:p>#DIV/0!</text:p>
          </table:table-cell>
          <table:table-cell table:style-name="ce168" office:value-type="float" office:value="0">
            <text:p>0.00</text:p>
          </table:table-cell>
          <table:table-cell table:style-name="ce186" table:formula="of:=([.F6]-[.H6])/[.H6]*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14">
          <table:table-cell table:style-name="ce132" office:value-type="string">
            <text:p>Other Income (Non Business income)</text:p>
          </table:table-cell>
          <table:table-cell table:style-name="ce195" office:value-type="float" office:value="0">
            <text:p>0.00</text:p>
          </table:table-cell>
          <table:table-cell table:style-name="ce186" table:formula="of:=([.B7]-[.D7])/[.D7]*100" office:value-type="float" office:value="0">
            <text:p>#DIV/0!</text:p>
          </table:table-cell>
          <table:table-cell table:style-name="ce195" office:value-type="float" office:value="0">
            <text:p>0.00</text:p>
          </table:table-cell>
          <table:table-cell table:style-name="ce186" table:formula="of:=([.D7]-[.F7])/[.F7]*100" office:value-type="float" office:value="0">
            <text:p>#DIV/0!</text:p>
          </table:table-cell>
          <table:table-cell table:style-name="ce168" office:value-type="float" office:value="0">
            <text:p>0.00</text:p>
          </table:table-cell>
          <table:table-cell table:style-name="ce186" table:formula="of:=([.F7]-[.H7])/[.H7]*100" office:value-type="float" office:value="0">
            <text:p>#DIV/0!</text:p>
          </table:table-cell>
          <table:table-cell table:style-name="ce168" office:value-type="float" office:value="0">
            <text:p>0.00</text:p>
          </table:table-cell>
          <table:table-cell table:style-name="ce201"/>
          <table:table-cell table:number-columns-repeated="1015"/>
        </table:table-row>
        <table:table-row table:style-name="ro27">
          <table:table-cell table:style-name="ce133" office:value-type="string">
            <text:p>Total Income</text:p>
          </table:table-cell>
          <table:table-cell table:style-name="ce169" table:formula="of:=[.B5]+[.B6]+[.B7]" office:value-type="float" office:value="0">
            <text:p>0.00</text:p>
          </table:table-cell>
          <table:table-cell table:style-name="ce186" table:formula="of:=([.B8]-[.D8])/[.D8]*100" office:value-type="float" office:value="0">
            <text:p>#DIV/0!</text:p>
          </table:table-cell>
          <table:table-cell table:style-name="ce169" table:formula="of:=[.D5]+[.D6]+[.D7]" office:value-type="float" office:value="0">
            <text:p>0.00</text:p>
          </table:table-cell>
          <table:table-cell table:style-name="ce186" table:formula="of:=([.D8]-[.F8])/[.F8]*100" office:value-type="float" office:value="0">
            <text:p>#DIV/0!</text:p>
          </table:table-cell>
          <table:table-cell table:style-name="ce169" table:formula="of:=[.F5]+[.F6]+[.F7]" office:value-type="float" office:value="0">
            <text:p>0.00</text:p>
          </table:table-cell>
          <table:table-cell table:style-name="ce186" table:formula="of:=([.F8]-[.H8])/[.H8]*100" office:value-type="float" office:value="0">
            <text:p>#DIV/0!</text:p>
          </table:table-cell>
          <table:table-cell table:style-name="ce169" table:formula="of:=[.H5]+[.H6]+[.H7]" office:value-type="float" office:value="0">
            <text:p>0.00</text:p>
          </table:table-cell>
          <table:table-cell table:style-name="ce201"/>
          <table:table-cell table:number-columns-repeated="1015"/>
        </table:table-row>
        <table:table-row table:style-name="ro5">
          <table:table-cell table:style-name="ce133"/>
          <table:table-cell table:style-name="ce169"/>
          <table:table-cell table:style-name="ce187" office:value-type="string">
            <text:p>Cost % of sales of 2013</text:p>
          </table:table-cell>
          <table:table-cell table:style-name="ce169"/>
          <table:table-cell table:style-name="ce187" office:value-type="string">
            <text:p>Cost % of sales of 2012</text:p>
          </table:table-cell>
          <table:table-cell table:style-name="ce197"/>
          <table:table-cell table:style-name="ce187" office:value-type="string">
            <text:p>Cost % of sales of 2011</text:p>
          </table:table-cell>
          <table:table-cell table:style-name="ce197"/>
          <table:table-cell table:style-name="ce217" office:value-type="string">
            <text:p>Cost % of sales of 2010</text:p>
          </table:table-cell>
          <table:table-cell table:number-columns-repeated="1015"/>
        </table:table-row>
        <table:table-row table:style-name="ro14">
          <table:table-cell table:style-name="ce134" office:value-type="string">
            <text:p>Raw Material Cost</text:p>
          </table:table-cell>
          <table:table-cell table:style-name="ce195" office:value-type="float" office:value="0">
            <text:p>0.00</text:p>
          </table:table-cell>
          <table:table-cell table:style-name="ce186" table:formula="of:=[.B10]/[.$B$5]*100" office:value-type="float" office:value="0">
            <text:p>#DIV/0!</text:p>
          </table:table-cell>
          <table:table-cell table:style-name="ce195" office:value-type="float" office:value="0">
            <text:p>0.00</text:p>
          </table:table-cell>
          <table:table-cell table:style-name="ce186" table:formula="of:=[.D10]/[.$D$5]*100" office:value-type="float" office:value="0">
            <text:p>#DIV/0!</text:p>
          </table:table-cell>
          <table:table-cell table:style-name="ce168" office:value-type="float" office:value="0">
            <text:p>0.00</text:p>
          </table:table-cell>
          <table:table-cell table:style-name="ce186" table:formula="of:=[.F10]/[.$F$5]*100" office:value-type="float" office:value="0">
            <text:p>#DIV/0!</text:p>
          </table:table-cell>
          <table:table-cell table:style-name="ce168" office:value-type="float" office:value="0">
            <text:p>0.00</text:p>
          </table:table-cell>
          <table:table-cell table:style-name="ce203" table:formula="of:=[.H10]/[.$H$5]*100" office:value-type="float" office:value="0">
            <text:p>#DIV/0!</text:p>
          </table:table-cell>
          <table:table-cell table:number-columns-repeated="1015"/>
        </table:table-row>
        <table:table-row table:style-name="ro14">
          <table:table-cell table:style-name="ce134" office:value-type="string">
            <text:p>Manufacturing expenses</text:p>
          </table:table-cell>
          <table:table-cell table:style-name="ce195" office:value-type="float" office:value="0">
            <text:p>0.00</text:p>
          </table:table-cell>
          <table:table-cell table:style-name="ce186" table:formula="of:=[.B11]/[.$B$5]*100" office:value-type="float" office:value="0">
            <text:p>#DIV/0!</text:p>
          </table:table-cell>
          <table:table-cell table:style-name="ce195" office:value-type="float" office:value="0">
            <text:p>0.00</text:p>
          </table:table-cell>
          <table:table-cell table:style-name="ce186" table:formula="of:=[.D11]/[.$D$5]*100" office:value-type="float" office:value="0">
            <text:p>#DIV/0!</text:p>
          </table:table-cell>
          <table:table-cell table:style-name="ce195" office:value-type="float" office:value="0">
            <text:p>0.00</text:p>
          </table:table-cell>
          <table:table-cell table:style-name="ce186" table:formula="of:=[.F11]/[.$F$5]*100" office:value-type="float" office:value="0">
            <text:p>#DIV/0!</text:p>
          </table:table-cell>
          <table:table-cell table:style-name="ce195" office:value-type="float" office:value="0">
            <text:p>0.00</text:p>
          </table:table-cell>
          <table:table-cell table:style-name="ce203" table:formula="of:=[.H11]/[.$H$5]*100" office:value-type="float" office:value="0">
            <text:p>#DIV/0!</text:p>
          </table:table-cell>
          <table:table-cell table:style-name="ce194"/>
          <table:table-cell table:number-columns-repeated="1014"/>
        </table:table-row>
        <table:table-row table:style-name="ro14">
          <table:table-cell table:style-name="ce134" office:value-type="string">
            <text:p>Wages &amp; employee cost</text:p>
          </table:table-cell>
          <table:table-cell table:style-name="ce195" office:value-type="float" office:value="0">
            <text:p>0.00</text:p>
          </table:table-cell>
          <table:table-cell table:style-name="ce186" table:formula="of:=[.B12]/[.$B$5]*100" office:value-type="float" office:value="0">
            <text:p>#DIV/0!</text:p>
          </table:table-cell>
          <table:table-cell table:style-name="ce195" office:value-type="float" office:value="0">
            <text:p>0.00</text:p>
          </table:table-cell>
          <table:table-cell table:style-name="ce186" table:formula="of:=[.D12]/[.$D$5]*100" office:value-type="float" office:value="0">
            <text:p>#DIV/0!</text:p>
          </table:table-cell>
          <table:table-cell table:style-name="ce195" office:value-type="float" office:value="0">
            <text:p>0.00</text:p>
          </table:table-cell>
          <table:table-cell table:style-name="ce186" table:formula="of:=[.F12]/[.$F$5]*100" office:value-type="float" office:value="0">
            <text:p>#DIV/0!</text:p>
          </table:table-cell>
          <table:table-cell table:style-name="ce195" office:value-type="float" office:value="0">
            <text:p>0.00</text:p>
          </table:table-cell>
          <table:table-cell table:style-name="ce203" table:formula="of:=[.H12]/[.$H$5]*100" office:value-type="float" office:value="0">
            <text:p>#DIV/0!</text:p>
          </table:table-cell>
          <table:table-cell table:number-columns-repeated="1015"/>
        </table:table-row>
        <table:table-row table:style-name="ro27">
          <table:table-cell table:style-name="ce135" office:value-type="string">
            <text:p>Gross Profit</text:p>
          </table:table-cell>
          <table:table-cell table:style-name="ce170" table:formula="of:=[.B8]-[.B10]-[.B11]-[.B12]" office:value-type="float" office:value="0">
            <text:p>0.00</text:p>
          </table:table-cell>
          <table:table-cell table:style-name="ce186" table:formula="of:=[.B13]/[.$B$5]*100" office:value-type="float" office:value="0">
            <text:p>#DIV/0!</text:p>
          </table:table-cell>
          <table:table-cell table:style-name="ce170" table:formula="of:=[.D8]-[.D10]-[.D11]-[.D12]" office:value-type="float" office:value="0">
            <text:p>0.00</text:p>
          </table:table-cell>
          <table:table-cell table:style-name="ce186" table:formula="of:=[.D13]/[.$D$5]*100" office:value-type="float" office:value="0">
            <text:p>#DIV/0!</text:p>
          </table:table-cell>
          <table:table-cell table:style-name="ce170" table:formula="of:=[.F8]-[.F10]-[.F11]-[.F12]" office:value-type="float" office:value="0">
            <text:p>0.00</text:p>
          </table:table-cell>
          <table:table-cell table:style-name="ce186" table:formula="of:=[.F13]/[.$F$5]*100" office:value-type="float" office:value="0">
            <text:p>#DIV/0!</text:p>
          </table:table-cell>
          <table:table-cell table:style-name="ce170" table:formula="of:=[.H8]-[.H10]-[.H11]-[.H12]" office:value-type="float" office:value="0">
            <text:p>0.00</text:p>
          </table:table-cell>
          <table:table-cell table:style-name="ce203" table:formula="of:=[.H13]/[.$H$5]*100" office:value-type="float" office:value="0">
            <text:p>#DIV/0!</text:p>
          </table:table-cell>
          <table:table-cell table:number-columns-repeated="1015"/>
        </table:table-row>
        <table:table-row table:style-name="ro14">
          <table:table-cell table:style-name="ce136" office:value-type="string">
            <text:p>Administrative Expenses</text:p>
          </table:table-cell>
          <table:table-cell table:style-name="ce195" office:value-type="float" office:value="0">
            <text:p>0.00</text:p>
          </table:table-cell>
          <table:table-cell table:style-name="ce186" table:formula="of:=[.B14]/[.$B$5]*100" office:value-type="float" office:value="0">
            <text:p>#DIV/0!</text:p>
          </table:table-cell>
          <table:table-cell table:style-name="ce195" office:value-type="float" office:value="0">
            <text:p>0.00</text:p>
          </table:table-cell>
          <table:table-cell table:style-name="ce186" table:formula="of:=[.D14]/[.$D$5]*100" office:value-type="float" office:value="0">
            <text:p>#DIV/0!</text:p>
          </table:table-cell>
          <table:table-cell table:style-name="ce195" office:value-type="float" office:value="0">
            <text:p>0.00</text:p>
          </table:table-cell>
          <table:table-cell table:style-name="ce186" table:formula="of:=[.F14]/[.$F$5]*100" office:value-type="float" office:value="0">
            <text:p>#DIV/0!</text:p>
          </table:table-cell>
          <table:table-cell table:style-name="ce195" office:value-type="float" office:value="0">
            <text:p>0.00</text:p>
          </table:table-cell>
          <table:table-cell table:style-name="ce203" table:formula="of:=[.H14]/[.$H$5]*100" office:value-type="float" office:value="0">
            <text:p>#DIV/0!</text:p>
          </table:table-cell>
          <table:table-cell table:style-name="ce194"/>
          <table:table-cell table:number-columns-repeated="1014"/>
        </table:table-row>
        <table:table-row table:style-name="ro14">
          <table:table-cell table:style-name="ce136" office:value-type="string">
            <text:p>Selling &amp; Distribution Expenses</text:p>
          </table:table-cell>
          <table:table-cell table:style-name="ce195" office:value-type="float" office:value="0">
            <text:p>0.00</text:p>
          </table:table-cell>
          <table:table-cell table:style-name="ce186" table:formula="of:=[.B15]/[.$B$5]*100" office:value-type="float" office:value="0">
            <text:p>#DIV/0!</text:p>
          </table:table-cell>
          <table:table-cell table:style-name="ce195" office:value-type="float" office:value="0">
            <text:p>0.00</text:p>
          </table:table-cell>
          <table:table-cell table:style-name="ce186" table:formula="of:=[.D15]/[.$D$5]*100" office:value-type="float" office:value="0">
            <text:p>#DIV/0!</text:p>
          </table:table-cell>
          <table:table-cell table:style-name="ce195" office:value-type="float" office:value="0">
            <text:p>0.00</text:p>
          </table:table-cell>
          <table:table-cell table:style-name="ce186" table:formula="of:=[.F15]/[.$F$5]*100" office:value-type="float" office:value="0">
            <text:p>#DIV/0!</text:p>
          </table:table-cell>
          <table:table-cell table:style-name="ce195" office:value-type="float" office:value="0">
            <text:p>0.00</text:p>
          </table:table-cell>
          <table:table-cell table:style-name="ce203" table:formula="of:=[.H15]/[.$H$5]*100" office:value-type="float" office:value="0">
            <text:p>#DIV/0!</text:p>
          </table:table-cell>
          <table:table-cell table:style-name="ce194"/>
          <table:table-cell table:number-columns-repeated="1014"/>
        </table:table-row>
        <table:table-row table:style-name="ro27">
          <table:table-cell table:style-name="ce135" office:value-type="string">
            <text:p>PBDIT</text:p>
          </table:table-cell>
          <table:table-cell table:style-name="ce170" table:formula="of:=[.B13]-[.B14]-[.B15]" office:value-type="float" office:value="0">
            <text:p>0.00</text:p>
          </table:table-cell>
          <table:table-cell table:style-name="ce186" table:formula="of:=[.B16]/[.$B$5]*100" office:value-type="float" office:value="0">
            <text:p>#DIV/0!</text:p>
          </table:table-cell>
          <table:table-cell table:style-name="ce170" table:formula="of:=[.D13]-[.D14]-[.D15]" office:value-type="float" office:value="0">
            <text:p>0.00</text:p>
          </table:table-cell>
          <table:table-cell table:style-name="ce186" table:formula="of:=[.D16]/[.$D$5]*100" office:value-type="float" office:value="0">
            <text:p>#DIV/0!</text:p>
          </table:table-cell>
          <table:table-cell table:style-name="ce170" table:formula="of:=[.F13]-[.F14]-[.F15]" office:value-type="float" office:value="0">
            <text:p>0.00</text:p>
          </table:table-cell>
          <table:table-cell table:style-name="ce186" table:formula="of:=[.F16]/[.$F$5]*100" office:value-type="float" office:value="0">
            <text:p>#DIV/0!</text:p>
          </table:table-cell>
          <table:table-cell table:style-name="ce170" table:formula="of:=[.H13]-[.H14]-[.H15]" office:value-type="float" office:value="0">
            <text:p>0.00</text:p>
          </table:table-cell>
          <table:table-cell table:style-name="ce203" table:formula="of:=[.H16]/[.$H$5]*100" office:value-type="float" office:value="0">
            <text:p>#DIV/0!</text:p>
          </table:table-cell>
          <table:table-cell table:number-columns-repeated="1015"/>
        </table:table-row>
        <table:table-row table:style-name="ro28">
          <table:table-cell table:style-name="ce137" office:value-type="string">
            <text:p>Depreciation</text:p>
          </table:table-cell>
          <table:table-cell table:style-name="ce195" office:value-type="float" office:value="0">
            <text:p>0.00</text:p>
          </table:table-cell>
          <table:table-cell table:style-name="ce186" table:formula="of:=[.B17]/[.$B$5]*100" office:value-type="float" office:value="0">
            <text:p>#DIV/0!</text:p>
          </table:table-cell>
          <table:table-cell table:style-name="ce195" office:value-type="float" office:value="0">
            <text:p>0.00</text:p>
          </table:table-cell>
          <table:table-cell table:style-name="ce186" table:formula="of:=[.D17]/[.$D$5]*100" office:value-type="float" office:value="0">
            <text:p>#DIV/0!</text:p>
          </table:table-cell>
          <table:table-cell table:style-name="ce195" office:value-type="float" office:value="0">
            <text:p>0.00</text:p>
          </table:table-cell>
          <table:table-cell table:style-name="ce186" table:formula="of:=[.F17]/[.$F$5]*100" office:value-type="float" office:value="0">
            <text:p>#DIV/0!</text:p>
          </table:table-cell>
          <table:table-cell table:style-name="ce195" office:value-type="float" office:value="0">
            <text:p>0.00</text:p>
          </table:table-cell>
          <table:table-cell table:style-name="ce203" table:formula="of:=[.H17]/[.$H$5]*100" office:value-type="float" office:value="0">
            <text:p>#DIV/0!</text:p>
          </table:table-cell>
          <table:table-cell table:number-columns-repeated="2"/>
          <table:table-cell table:style-name="ce212"/>
          <table:table-cell table:number-columns-repeated="1012"/>
        </table:table-row>
        <table:table-row table:style-name="ro28">
          <table:table-cell table:style-name="ce134" office:value-type="string">
            <text:p>Interest on Term Loan from Banks</text:p>
          </table:table-cell>
          <table:table-cell table:style-name="ce195" office:value-type="float" office:value="0">
            <text:p>0.00</text:p>
          </table:table-cell>
          <table:table-cell table:style-name="ce186" table:formula="of:=[.B18]/[.$B$5]*100" office:value-type="float" office:value="0">
            <text:p>#DIV/0!</text:p>
          </table:table-cell>
          <table:table-cell table:style-name="ce195" office:value-type="float" office:value="0">
            <text:p>0.00</text:p>
          </table:table-cell>
          <table:table-cell table:style-name="ce186" table:formula="of:=[.D18]/[.$D$5]*100" office:value-type="float" office:value="0">
            <text:p>#DIV/0!</text:p>
          </table:table-cell>
          <table:table-cell table:style-name="ce195" office:value-type="float" office:value="0">
            <text:p>0.00</text:p>
          </table:table-cell>
          <table:table-cell table:style-name="ce186" table:formula="of:=[.F18]/[.$F$5]*100" office:value-type="float" office:value="0">
            <text:p>#DIV/0!</text:p>
          </table:table-cell>
          <table:table-cell table:style-name="ce195" office:value-type="float" office:value="0">
            <text:p>0.00</text:p>
          </table:table-cell>
          <table:table-cell table:style-name="ce203" table:formula="of:=[.H18]/[.$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Term Loan from Relatives</text:p>
          </table:table-cell>
          <table:table-cell table:style-name="ce195" office:value-type="float" office:value="0">
            <text:p>0.00</text:p>
          </table:table-cell>
          <table:table-cell table:style-name="ce186" table:formula="of:=[.B19]/[.$B$5]*100" office:value-type="float" office:value="0">
            <text:p>#DIV/0!</text:p>
          </table:table-cell>
          <table:table-cell table:style-name="ce195" office:value-type="float" office:value="0">
            <text:p>0.00</text:p>
          </table:table-cell>
          <table:table-cell table:style-name="ce186" table:formula="of:=[.D19]/[.$D$5]*100" office:value-type="float" office:value="0">
            <text:p>#DIV/0!</text:p>
          </table:table-cell>
          <table:table-cell table:style-name="ce195" office:value-type="float" office:value="0">
            <text:p>0.00</text:p>
          </table:table-cell>
          <table:table-cell table:style-name="ce186" table:formula="of:=[.F19]/[.$F$5]*100" office:value-type="float" office:value="0">
            <text:p>#DIV/0!</text:p>
          </table:table-cell>
          <table:table-cell table:style-name="ce195" office:value-type="float" office:value="0">
            <text:p>0.00</text:p>
          </table:table-cell>
          <table:table-cell table:style-name="ce203" table:formula="of:=[.H19]/[.$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unsecured loans from others</text:p>
          </table:table-cell>
          <table:table-cell table:style-name="ce195" office:value-type="float" office:value="0">
            <text:p>0.00</text:p>
          </table:table-cell>
          <table:table-cell table:style-name="ce186" table:formula="of:=[.B20]/[.$B$5]*100" office:value-type="float" office:value="0">
            <text:p>#DIV/0!</text:p>
          </table:table-cell>
          <table:table-cell table:style-name="ce195" office:value-type="float" office:value="0">
            <text:p>0.00</text:p>
          </table:table-cell>
          <table:table-cell table:style-name="ce186" table:formula="of:=[.D20]/[.$D$5]*100" office:value-type="float" office:value="0">
            <text:p>#DIV/0!</text:p>
          </table:table-cell>
          <table:table-cell table:style-name="ce195" office:value-type="float" office:value="0">
            <text:p>0.00</text:p>
          </table:table-cell>
          <table:table-cell table:style-name="ce186" table:formula="of:=[.F20]/[.$F$5]*100" office:value-type="float" office:value="0">
            <text:p>#DIV/0!</text:p>
          </table:table-cell>
          <table:table-cell table:style-name="ce195" office:value-type="float" office:value="0">
            <text:p>0.00</text:p>
          </table:table-cell>
          <table:table-cell table:style-name="ce203" table:formula="of:=[.H20]/[.$H$5]*100" office:value-type="float" office:value="0">
            <text:p>#DIV/0!</text:p>
          </table:table-cell>
          <table:table-cell table:style-name="ce212" table:number-columns-repeated="2"/>
          <table:table-cell table:style-name="ce165"/>
          <table:table-cell table:style-name="ce212" table:number-columns-repeated="1012"/>
        </table:table-row>
        <table:table-row table:style-name="ro28">
          <table:table-cell table:style-name="ce134" office:value-type="string">
            <text:p>Interest on CC/OD</text:p>
          </table:table-cell>
          <table:table-cell table:style-name="ce195" office:value-type="float" office:value="0">
            <text:p>0.00</text:p>
          </table:table-cell>
          <table:table-cell table:style-name="ce186" table:formula="of:=[.B21]/[.$B$5]*100" office:value-type="float" office:value="0">
            <text:p>#DIV/0!</text:p>
          </table:table-cell>
          <table:table-cell table:style-name="ce195" office:value-type="float" office:value="0">
            <text:p>0.00</text:p>
          </table:table-cell>
          <table:table-cell table:style-name="ce186" table:formula="of:=[.D21]/[.$D$5]*100" office:value-type="float" office:value="0">
            <text:p>#DIV/0!</text:p>
          </table:table-cell>
          <table:table-cell table:style-name="ce195" office:value-type="float" office:value="0">
            <text:p>0.00</text:p>
          </table:table-cell>
          <table:table-cell table:style-name="ce186" table:formula="of:=[.F21]/[.$F$5]*100" office:value-type="float" office:value="0">
            <text:p>#DIV/0!</text:p>
          </table:table-cell>
          <table:table-cell table:style-name="ce195" office:value-type="float" office:value="0">
            <text:p>0.00</text:p>
          </table:table-cell>
          <table:table-cell table:style-name="ce203" table:formula="of:=[.H21]/[.$H$5]*100" office:value-type="float" office:value="0">
            <text:p>#DIV/0!</text:p>
          </table:table-cell>
          <table:table-cell table:number-columns-repeated="2"/>
          <table:table-cell table:style-name="ce165"/>
          <table:table-cell table:number-columns-repeated="1012"/>
        </table:table-row>
        <table:table-row table:style-name="ro14">
          <table:table-cell table:style-name="ce137" office:value-type="string">
            <text:p>Non cash expenses written off</text:p>
          </table:table-cell>
          <table:table-cell table:style-name="ce195" office:value-type="float" office:value="0">
            <text:p>0.00</text:p>
          </table:table-cell>
          <table:table-cell table:style-name="ce186" table:formula="of:=[.B22]/[.$B$5]*100" office:value-type="float" office:value="0">
            <text:p>#DIV/0!</text:p>
          </table:table-cell>
          <table:table-cell table:style-name="ce195" office:value-type="float" office:value="0">
            <text:p>0.00</text:p>
          </table:table-cell>
          <table:table-cell table:style-name="ce186" table:formula="of:=[.D22]/[.$D$5]*100" office:value-type="float" office:value="0">
            <text:p>#DIV/0!</text:p>
          </table:table-cell>
          <table:table-cell table:style-name="ce195" office:value-type="float" office:value="0">
            <text:p>0.00</text:p>
          </table:table-cell>
          <table:table-cell table:style-name="ce186" table:formula="of:=[.F22]/[.$F$5]*100" office:value-type="float" office:value="0">
            <text:p>#DIV/0!</text:p>
          </table:table-cell>
          <table:table-cell table:style-name="ce195" office:value-type="float" office:value="0">
            <text:p>0.00</text:p>
          </table:table-cell>
          <table:table-cell table:style-name="ce203" table:formula="of:=[.H22]/[.$H$5]*100" office:value-type="float" office:value="0">
            <text:p>#DIV/0!</text:p>
          </table:table-cell>
          <table:table-cell table:number-columns-repeated="1015"/>
        </table:table-row>
        <table:table-row table:style-name="ro27">
          <table:table-cell table:style-name="ce138" office:value-type="string">
            <text:p>Profit Before Tax</text:p>
          </table:table-cell>
          <table:table-cell table:style-name="ce171" table:formula="of:=[.B16]-[.B17]-[.B18]-[.B22]-[.B21]-[.B19]-[.B20]" office:value-type="float" office:value="0">
            <text:p>0.00</text:p>
          </table:table-cell>
          <table:table-cell table:style-name="ce186" table:formula="of:=[.B23]/[.$B$5]*100" office:value-type="float" office:value="0">
            <text:p>#DIV/0!</text:p>
          </table:table-cell>
          <table:table-cell table:style-name="ce171" table:formula="of:=[.D16]-[.D17]-[.D18]-[.D22]-[.D21]-[.D19]-[.D20]" office:value-type="float" office:value="0">
            <text:p>0.00</text:p>
          </table:table-cell>
          <table:table-cell table:style-name="ce186" table:formula="of:=[.D23]/[.$D$5]*100" office:value-type="float" office:value="0">
            <text:p>#DIV/0!</text:p>
          </table:table-cell>
          <table:table-cell table:style-name="ce171" table:formula="of:=[.F16]-[.F17]-[.F18]-[.F22]-[.F21]-[.F19]-[.F20]" office:value-type="float" office:value="0">
            <text:p>0.00</text:p>
          </table:table-cell>
          <table:table-cell table:style-name="ce186" table:formula="of:=[.F23]/[.$F$5]*100" office:value-type="float" office:value="0">
            <text:p>#DIV/0!</text:p>
          </table:table-cell>
          <table:table-cell table:style-name="ce171" table:formula="of:=[.H16]-[.H17]-[.H18]-[.H22]-[.H21]-[.H19]-[.H20]" office:value-type="float" office:value="0">
            <text:p>0.00</text:p>
          </table:table-cell>
          <table:table-cell table:style-name="ce203" table:formula="of:=[.H23]/[.$H$5]*100" office:value-type="float" office:value="0">
            <text:p>#DIV/0!</text:p>
          </table:table-cell>
          <table:table-cell table:number-columns-repeated="1015"/>
        </table:table-row>
        <table:table-row table:style-name="ro14">
          <table:table-cell table:style-name="ce132" office:value-type="string">
            <text:p>Tax as per ITR</text:p>
          </table:table-cell>
          <table:table-cell table:style-name="ce195" office:value-type="float" office:value="0">
            <text:p>0.00</text:p>
          </table:table-cell>
          <table:table-cell table:style-name="ce186" table:formula="of:=[.B24]/[.$B$5]*100" office:value-type="float" office:value="0">
            <text:p>#DIV/0!</text:p>
          </table:table-cell>
          <table:table-cell table:style-name="ce195" office:value-type="float" office:value="0">
            <text:p>0.00</text:p>
          </table:table-cell>
          <table:table-cell table:style-name="ce186" table:formula="of:=[.D24]/[.$D$5]*100" office:value-type="float" office:value="0">
            <text:p>#DIV/0!</text:p>
          </table:table-cell>
          <table:table-cell table:style-name="ce168" office:value-type="float" office:value="0">
            <text:p>0.00</text:p>
          </table:table-cell>
          <table:table-cell table:style-name="ce186" table:formula="of:=[.F24]/[.$F$5]*100" office:value-type="float" office:value="0">
            <text:p>#DIV/0!</text:p>
          </table:table-cell>
          <table:table-cell table:style-name="ce168" office:value-type="float" office:value="0">
            <text:p>0.00</text:p>
          </table:table-cell>
          <table:table-cell table:style-name="ce203" table:formula="of:=[.H24]/[.$H$5]*100" office:value-type="float" office:value="0">
            <text:p>#DIV/0!</text:p>
          </table:table-cell>
          <table:table-cell/>
          <table:table-cell table:style-name="ce216"/>
          <table:table-cell table:number-columns-repeated="1013"/>
        </table:table-row>
        <table:table-row table:style-name="ro27">
          <table:table-cell table:style-name="ce139" office:value-type="string">
            <text:p>PAT</text:p>
          </table:table-cell>
          <table:table-cell table:style-name="ce169" table:formula="of:=[.B23]-[.B24]" office:value-type="float" office:value="0">
            <text:p>0.00</text:p>
          </table:table-cell>
          <table:table-cell table:style-name="ce188" table:formula="of:=[.B25]/[.$B$5]*100" office:value-type="float" office:value="0">
            <text:p>#DIV/0!</text:p>
          </table:table-cell>
          <table:table-cell table:style-name="ce169" table:formula="of:=[.D23]-[.D24]" office:value-type="float" office:value="0">
            <text:p>0.00</text:p>
          </table:table-cell>
          <table:table-cell table:style-name="ce188" table:formula="of:=[.D25]/[.$D$5]*100" office:value-type="float" office:value="0">
            <text:p>#DIV/0!</text:p>
          </table:table-cell>
          <table:table-cell table:style-name="ce169" table:formula="of:=[.F23]-[.F24]" office:value-type="float" office:value="0">
            <text:p>0.00</text:p>
          </table:table-cell>
          <table:table-cell table:style-name="ce186" table:formula="of:=[.F25]/[.$F$5]*100" office:value-type="float" office:value="0">
            <text:p>#DIV/0!</text:p>
          </table:table-cell>
          <table:table-cell table:style-name="ce169" table:formula="of:=[.H23]-[.H24]" office:value-type="float" office:value="0">
            <text:p>0.00</text:p>
          </table:table-cell>
          <table:table-cell table:style-name="ce203" table:formula="of:=[.H25]/[.$H$5]*100" office:value-type="float" office:value="0">
            <text:p>#DIV/0!</text:p>
          </table:table-cell>
          <table:table-cell table:style-name="ce213"/>
          <table:table-cell table:number-columns-repeated="1014"/>
        </table:table-row>
        <table:table-row table:style-name="ro27">
          <table:table-cell table:style-name="ce138" office:value-type="string">
            <text:p>Cash Profits</text:p>
          </table:table-cell>
          <table:table-cell table:style-name="ce171" table:formula="of:=[.B25]+[.B17]+[.B22]" office:value-type="float" office:value="0">
            <text:p>0.00</text:p>
          </table:table-cell>
          <table:table-cell table:style-name="ce186" table:formula="of:=[.B26]/[.$B$5]*100" office:value-type="float" office:value="0">
            <text:p>#DIV/0!</text:p>
          </table:table-cell>
          <table:table-cell table:style-name="ce171" table:formula="of:=[.D25]+[.D17]+[.D22]" office:value-type="float" office:value="0">
            <text:p>0.00</text:p>
          </table:table-cell>
          <table:table-cell table:style-name="ce186" table:formula="of:=[.D26]/[.$D$5]*100" office:value-type="float" office:value="0">
            <text:p>#DIV/0!</text:p>
          </table:table-cell>
          <table:table-cell table:style-name="ce171" table:formula="of:=[.F25]+[.F17]+[.F22]" office:value-type="float" office:value="0">
            <text:p>0.00</text:p>
          </table:table-cell>
          <table:table-cell table:style-name="ce186" table:formula="of:=[.F26]/[.$F$5]*100" office:value-type="float" office:value="0">
            <text:p>#DIV/0!</text:p>
          </table:table-cell>
          <table:table-cell table:style-name="ce171" table:formula="of:=[.H25]+[.H17]+[.H22]" office:value-type="float" office:value="0">
            <text:p>0.00</text:p>
          </table:table-cell>
          <table:table-cell table:style-name="ce203" table:formula="of:=[.H26]/[.$H$5]*100" office:value-type="float" office:value="0">
            <text:p>#DIV/0!</text:p>
          </table:table-cell>
          <table:table-cell table:number-columns-repeated="1015"/>
        </table:table-row>
        <table:table-row table:style-name="ro14">
          <table:table-cell table:style-name="ce140" office:value-type="string">
            <text:p>Salary to Partner/Director</text:p>
          </table:table-cell>
          <table:table-cell table:style-name="ce195" office:value-type="float" office:value="0">
            <text:p>0.00</text:p>
          </table:table-cell>
          <table:table-cell table:style-name="ce186" table:formula="of:=[.B27]/[.$B$5]*100" office:value-type="float" office:value="0">
            <text:p>#DIV/0!</text:p>
          </table:table-cell>
          <table:table-cell table:style-name="ce195" office:value-type="float" office:value="0">
            <text:p>0.00</text:p>
          </table:table-cell>
          <table:table-cell table:style-name="ce186" table:formula="of:=[.D27]/[.$D$5]*100" office:value-type="float" office:value="0">
            <text:p>#DIV/0!</text:p>
          </table:table-cell>
          <table:table-cell table:style-name="ce168" office:value-type="float" office:value="0">
            <text:p>0.00</text:p>
          </table:table-cell>
          <table:table-cell table:style-name="ce186" table:formula="of:=[.F27]/[.$F$5]*100" office:value-type="float" office:value="0">
            <text:p>#DIV/0!</text:p>
          </table:table-cell>
          <table:table-cell table:style-name="ce168" office:value-type="float" office:value="0">
            <text:p>0.00</text:p>
          </table:table-cell>
          <table:table-cell table:style-name="ce203" table:formula="of:=[.H27]/[.$H$5]*100" office:value-type="float" office:value="0">
            <text:p>#DIV/0!</text:p>
          </table:table-cell>
          <table:table-cell table:number-columns-repeated="1015"/>
        </table:table-row>
        <table:table-row table:style-name="ro14">
          <table:table-cell table:style-name="ce140" office:value-type="string">
            <text:p>Interest Expenses paid to partners/director</text:p>
          </table:table-cell>
          <table:table-cell table:style-name="ce195" office:value-type="float" office:value="0">
            <text:p>0.00</text:p>
          </table:table-cell>
          <table:table-cell table:style-name="ce186" table:formula="of:=[.B28]/[.$B$5]*100" office:value-type="float" office:value="0">
            <text:p>#DIV/0!</text:p>
          </table:table-cell>
          <table:table-cell table:style-name="ce195" office:value-type="float" office:value="0">
            <text:p>0.00</text:p>
          </table:table-cell>
          <table:table-cell table:style-name="ce186" table:formula="of:=[.D28]/[.$D$5]*100" office:value-type="float" office:value="0">
            <text:p>#DIV/0!</text:p>
          </table:table-cell>
          <table:table-cell table:style-name="ce168" office:value-type="float" office:value="0">
            <text:p>0.00</text:p>
          </table:table-cell>
          <table:table-cell table:style-name="ce186" table:formula="of:=[.F28]/[.$F$5]*100" office:value-type="float" office:value="0">
            <text:p>#DIV/0!</text:p>
          </table:table-cell>
          <table:table-cell table:style-name="ce168" office:value-type="float" office:value="0">
            <text:p>0.00</text:p>
          </table:table-cell>
          <table:table-cell table:style-name="ce203" table:formula="of:=[.H28]/[.$H$5]*100" office:value-type="float" office:value="0">
            <text:p>#DIV/0!</text:p>
          </table:table-cell>
          <table:table-cell table:number-columns-repeated="1015"/>
        </table:table-row>
        <table:table-row table:style-name="ro27">
          <table:table-cell table:style-name="ce141" office:value-type="string">
            <text:p>Actual Cash Profit</text:p>
          </table:table-cell>
          <table:table-cell table:style-name="ce172" table:formula="of:=[.B26]+[.B27]+[.B28]" office:value-type="float" office:value="0">
            <text:p>0.00</text:p>
          </table:table-cell>
          <table:table-cell table:style-name="ce188" table:formula="of:=[.B29]/[.$B$5]*100" office:value-type="float" office:value="0">
            <text:p>#DIV/0!</text:p>
          </table:table-cell>
          <table:table-cell table:style-name="ce172" table:formula="of:=[.D26]+[.D27]+[.D28]" office:value-type="float" office:value="0">
            <text:p>0.00</text:p>
          </table:table-cell>
          <table:table-cell table:style-name="ce188" table:formula="of:=[.D29]/[.$D$5]*100" office:value-type="float" office:value="0">
            <text:p>#DIV/0!</text:p>
          </table:table-cell>
          <table:table-cell table:style-name="ce172" table:formula="of:=[.F26]+[.F27]+[.F28]" office:value-type="float" office:value="0">
            <text:p>0.00</text:p>
          </table:table-cell>
          <table:table-cell table:style-name="ce186" table:formula="of:=[.F29]/[.$F$5]*100" office:value-type="float" office:value="0">
            <text:p>#DIV/0!</text:p>
          </table:table-cell>
          <table:table-cell table:style-name="ce172" table:formula="of:=[.H26]+[.H27]+[.H28]" office:value-type="float" office:value="0">
            <text:p>0.00</text:p>
          </table:table-cell>
          <table:table-cell table:style-name="ce203" table:formula="of:=[.H29]/[.$H$5]*100" office:value-type="float" office:value="0">
            <text:p>#DIV/0!</text:p>
          </table:table-cell>
          <table:table-cell table:number-columns-repeated="1015"/>
        </table:table-row>
        <table:table-row table:style-name="ro27">
          <table:table-cell table:style-name="ce141"/>
          <table:table-cell table:style-name="ce172"/>
          <table:table-cell table:style-name="ce188"/>
          <table:table-cell table:style-name="ce172"/>
          <table:table-cell table:style-name="ce188"/>
          <table:table-cell table:style-name="ce172"/>
          <table:table-cell table:style-name="ce188"/>
          <table:table-cell table:style-name="ce172"/>
          <table:table-cell table:style-name="ce204"/>
          <table:table-cell table:style-name="ce214"/>
          <table:table-cell table:number-columns-repeated="1014"/>
        </table:table-row>
        <table:table-row table:style-name="ro29">
          <table:table-cell table:style-name="ce142"/>
          <table:table-cell table:style-name="ce173"/>
          <table:table-cell table:style-name="ce189"/>
          <table:table-cell table:style-name="ce173"/>
          <table:table-cell table:style-name="ce189"/>
          <table:table-cell table:style-name="ce173"/>
          <table:table-cell table:style-name="ce189"/>
          <table:table-cell table:style-name="ce173"/>
          <table:table-cell table:style-name="ce205" office:value-type="string">
            <text:p>.</text:p>
          </table:table-cell>
          <table:table-cell table:number-columns-repeated="1015"/>
        </table:table-row>
        <table:table-row table:style-name="ro30">
          <table:table-cell table:style-name="ce130" office:value-type="string" table:number-columns-spanned="1" table:number-rows-spanned="2">
            <text:p>Balance Sheet </text:p>
          </table:table-cell>
          <table:table-cell table:style-name="ce174" office:value-type="string" table:number-columns-spanned="1" table:number-rows-spanned="2">
            <text:p>31.03.2013</text:p>
          </table:table-cell>
          <table:table-cell table:style-name="ce190" office:value-type="string">
            <text:p>% Growth</text:p>
          </table:table-cell>
          <table:table-cell table:style-name="ce174" office:value-type="string" table:number-columns-spanned="1" table:number-rows-spanned="2">
            <text:p>31.03.2012</text:p>
          </table:table-cell>
          <table:table-cell table:style-name="ce190" office:value-type="string">
            <text:p>% Growth</text:p>
          </table:table-cell>
          <table:table-cell table:style-name="ce199" office:value-type="string" table:number-columns-spanned="1" table:number-rows-spanned="2">
            <text:p>31.03.2011</text:p>
          </table:table-cell>
          <table:table-cell table:style-name="ce190" office:value-type="string">
            <text:p>% Growth</text:p>
          </table:table-cell>
          <table:table-cell table:style-name="ce199" office:value-type="string" table:number-columns-spanned="1" table:number-rows-spanned="2">
            <text:p>31.03.2010</text:p>
          </table:table-cell>
          <table:table-cell table:style-name="ce206"/>
          <table:table-cell table:number-columns-repeated="1015"/>
        </table:table-row>
        <table:table-row table:style-name="ro30">
          <table:covered-table-cell table:style-name="ce130"/>
          <table:covered-table-cell table:style-name="ce174"/>
          <table:table-cell table:style-name="ce190" office:value-type="string">
            <text:p>In 2013</text:p>
          </table:table-cell>
          <table:covered-table-cell table:style-name="ce174"/>
          <table:table-cell table:style-name="ce190" office:value-type="string">
            <text:p>In 2012</text:p>
          </table:table-cell>
          <table:covered-table-cell table:style-name="ce199"/>
          <table:table-cell table:style-name="ce190" office:value-type="string">
            <text:p>In 2011</text:p>
          </table:table-cell>
          <table:covered-table-cell table:style-name="ce199"/>
          <table:table-cell table:style-name="ce207"/>
          <table:table-cell table:number-columns-repeated="1015"/>
        </table:table-row>
        <table:table-row table:style-name="ro28">
          <table:table-cell table:style-name="ce143" office:value-type="string">
            <text:p>Proprietorship Capital </text:p>
          </table:table-cell>
          <table:table-cell table:style-name="ce195" office:value-type="float" office:value="0">
            <text:p>0.00</text:p>
          </table:table-cell>
          <table:table-cell table:style-name="ce186" table:formula="of:=([.B34]-[.D34])/[.D34]*100" office:value-type="float" office:value="0">
            <text:p>#DIV/0!</text:p>
          </table:table-cell>
          <table:table-cell table:style-name="ce168" office:value-type="float" office:value="0">
            <text:p>0.00</text:p>
          </table:table-cell>
          <table:table-cell table:style-name="ce186" table:formula="of:=([.D34]-[.F34])/[.F34]*100" office:value-type="float" office:value="0">
            <text:p>#DIV/0!</text:p>
          </table:table-cell>
          <table:table-cell table:style-name="ce168" office:value-type="float" office:value="0">
            <text:p>0.00</text:p>
          </table:table-cell>
          <table:table-cell table:style-name="ce186" table:formula="of:=([.F34]-[.H34])/[.H3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4">
          <table:table-cell table:style-name="ce143" office:value-type="string">
            <text:p>Reserves &amp; Surplus(excluding revaluation reserve)</text:p>
          </table:table-cell>
          <table:table-cell table:style-name="ce195" office:value-type="float" office:value="0">
            <text:p>0.00</text:p>
          </table:table-cell>
          <table:table-cell table:style-name="ce186" table:formula="of:=([.B35]-[.D35])/[.D35]*100" office:value-type="float" office:value="0">
            <text:p>#DIV/0!</text:p>
          </table:table-cell>
          <table:table-cell table:style-name="ce168" office:value-type="float" office:value="0">
            <text:p>0.00</text:p>
          </table:table-cell>
          <table:table-cell table:style-name="ce186" table:formula="of:=([.D35]-[.F35])/[.F35]*100" office:value-type="float" office:value="0">
            <text:p>#DIV/0!</text:p>
          </table:table-cell>
          <table:table-cell table:style-name="ce195" office:value-type="float" office:value="0">
            <text:p>0.00</text:p>
          </table:table-cell>
          <table:table-cell table:style-name="ce186" table:formula="of:=([.F35]-[.H35])/[.H3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4" office:value-type="string">
            <text:p>Total Networth</text:p>
          </table:table-cell>
          <table:table-cell table:style-name="ce169" table:formula="of:=SUM([.B34:.B35])" office:value-type="float" office:value="0">
            <text:p>0.00</text:p>
          </table:table-cell>
          <table:table-cell table:style-name="ce186" table:formula="of:=([.B36]-[.D36])/[.D36]*100" office:value-type="float" office:value="0">
            <text:p>#DIV/0!</text:p>
          </table:table-cell>
          <table:table-cell table:style-name="ce169" table:formula="of:=SUM([.D34:.D35])" office:value-type="float" office:value="0">
            <text:p>0.00</text:p>
          </table:table-cell>
          <table:table-cell table:style-name="ce186" table:formula="of:=([.D36]-[.F36])/[.F36]*100" office:value-type="float" office:value="0">
            <text:p>#DIV/0!</text:p>
          </table:table-cell>
          <table:table-cell table:style-name="ce171" table:formula="of:=SUM([.F34:.F35])" office:value-type="float" office:value="0">
            <text:p>0.00</text:p>
          </table:table-cell>
          <table:table-cell table:style-name="ce186" table:formula="of:=([.F36]-[.H36])/[.H36]*100" office:value-type="float" office:value="0">
            <text:p>#DIV/0!</text:p>
          </table:table-cell>
          <table:table-cell table:style-name="ce171" table:formula="of:=SUM([.H34:.H35])" office:value-type="float" office:value="0">
            <text:p>0.00</text:p>
          </table:table-cell>
          <table:table-cell table:style-name="ce165"/>
          <table:table-cell table:number-columns-repeated="1015"/>
        </table:table-row>
        <table:table-row table:style-name="ro31">
          <table:table-cell table:style-name="ce143" office:value-type="string">
            <text:p>Revaluation Reserve</text:p>
          </table:table-cell>
          <table:table-cell table:style-name="ce168" office:value-type="float" office:value="0">
            <text:p>0.00</text:p>
          </table:table-cell>
          <table:table-cell table:style-name="ce186" table:formula="of:=([.B37]-[.D37])/[.D37]*100" office:value-type="float" office:value="0">
            <text:p>#DIV/0!</text:p>
          </table:table-cell>
          <table:table-cell table:style-name="ce168" office:value-type="float" office:value="0">
            <text:p>0.00</text:p>
          </table:table-cell>
          <table:table-cell table:style-name="ce186" table:formula="of:=([.D37]-[.F37])/[.F37]*100" office:value-type="float" office:value="0">
            <text:p>#DIV/0!</text:p>
          </table:table-cell>
          <table:table-cell table:style-name="ce168" office:value-type="float" office:value="0">
            <text:p>0.00</text:p>
          </table:table-cell>
          <table:table-cell table:style-name="ce186" table:formula="of:=([.F37]-[.H37])/[.H37]*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44" office:value-type="string">
            <text:p>Adjusted Networth</text:p>
          </table:table-cell>
          <table:table-cell table:style-name="ce169" table:formula="of:=[.B34]+[.B35]+[.B43]-[.B62]-[.B64]-[.B52]" office:value-type="float" office:value="0">
            <text:p>0.00</text:p>
          </table:table-cell>
          <table:table-cell table:style-name="ce186" table:formula="of:=([.B38]-[.D38])/[.D38]*100" office:value-type="float" office:value="0">
            <text:p>#DIV/0!</text:p>
          </table:table-cell>
          <table:table-cell table:style-name="ce169" table:formula="of:=[.D34]+[.D35]+[.D43]-[.D62]-[.D64]-[.D52]" office:value-type="float" office:value="0">
            <text:p>0.00</text:p>
          </table:table-cell>
          <table:table-cell table:style-name="ce186" table:formula="of:=([.D38]-[.F38])/[.F38]*100" office:value-type="float" office:value="0">
            <text:p>#DIV/0!</text:p>
          </table:table-cell>
          <table:table-cell table:style-name="ce171" table:formula="of:=[.F34]+[.F35]+[.F43]-[.F62]-[.F64]-[.F52]" office:value-type="float" office:value="0">
            <text:p>0.00</text:p>
          </table:table-cell>
          <table:table-cell table:style-name="ce186" table:formula="of:=([.F38]-[.H38])/[.H38]*100" office:value-type="float" office:value="0">
            <text:p>#DIV/0!</text:p>
          </table:table-cell>
          <table:table-cell table:style-name="ce171" table:formula="of:=[.H34]+[.H35]+[.H43]-[.H62]-[.H64]-[.H52]" office:value-type="float" office:value="0">
            <text:p>0.00</text:p>
          </table:table-cell>
          <table:table-cell table:style-name="ce165"/>
          <table:table-cell table:number-columns-repeated="1015"/>
        </table:table-row>
        <table:table-row table:style-name="ro14">
          <table:table-cell table:style-name="ce143" office:value-type="string">
            <text:p>Long Term Loans from Banks/FI </text:p>
          </table:table-cell>
          <table:table-cell table:style-name="ce195" office:value-type="float" office:value="0">
            <text:p>0.00</text:p>
          </table:table-cell>
          <table:table-cell table:style-name="ce186" table:formula="of:=([.B39]-[.D39])/[.D39]*100" office:value-type="float" office:value="0">
            <text:p>#DIV/0!</text:p>
          </table:table-cell>
          <table:table-cell table:style-name="ce168" office:value-type="float" office:value="0">
            <text:p>0.00</text:p>
          </table:table-cell>
          <table:table-cell table:style-name="ce186" table:formula="of:=([.D39]-[.F39])/[.F39]*100" office:value-type="float" office:value="0">
            <text:p>#DIV/0!</text:p>
          </table:table-cell>
          <table:table-cell table:style-name="ce195" office:value-type="float" office:value="0">
            <text:p>0.00</text:p>
          </table:table-cell>
          <table:table-cell table:style-name="ce186" table:formula="of:=([.F39]-[.H39])/[.H39]*100" office:value-type="float" office:value="0">
            <text:p>#DIV/0!</text:p>
          </table:table-cell>
          <table:table-cell table:style-name="ce195" office:value-type="float" office:value="0">
            <text:p>0.00</text:p>
          </table:table-cell>
          <table:table-cell table:number-columns-repeated="1016"/>
        </table:table-row>
        <table:table-row table:style-name="ro28">
          <table:table-cell table:style-name="ce143" office:value-type="string">
            <text:p>Working Capital Limits from Banks/FI's</text:p>
          </table:table-cell>
          <table:table-cell table:style-name="ce195" office:value-type="float" office:value="0">
            <text:p>0.00</text:p>
          </table:table-cell>
          <table:table-cell table:style-name="ce186" table:formula="of:=([.B40]-[.D40])/[.D40]*100" office:value-type="float" office:value="0">
            <text:p>#DIV/0!</text:p>
          </table:table-cell>
          <table:table-cell table:style-name="ce168" office:value-type="float" office:value="0">
            <text:p>0.00</text:p>
          </table:table-cell>
          <table:table-cell table:style-name="ce186" table:formula="of:=([.D40]-[.F40])/[.F40]*100" office:value-type="float" office:value="0">
            <text:p>#DIV/0!</text:p>
          </table:table-cell>
          <table:table-cell table:style-name="ce195" office:value-type="float" office:value="0">
            <text:p>0.00</text:p>
          </table:table-cell>
          <table:table-cell table:style-name="ce186" table:formula="of:=([.F40]-[.H40])/[.H40]*100" office:value-type="float" office:value="0">
            <text:p>#DIV/0!</text:p>
          </table:table-cell>
          <table:table-cell table:style-name="ce195" office:value-type="float" office:value="0">
            <text:p>0.00</text:p>
          </table:table-cell>
          <table:table-cell table:style-name="ce208"/>
          <table:table-cell table:style-name="ce215"/>
          <table:table-cell table:number-columns-repeated="1014"/>
        </table:table-row>
        <table:table-row table:style-name="ro30">
          <table:table-cell table:style-name="ce145" office:value-type="string">
            <text:p>Total Borrowings from banks/FI/NBFC's</text:p>
          </table:table-cell>
          <table:table-cell table:style-name="ce175" table:formula="of:=[.B39]+[.B40]" office:value-type="float" office:value="0">
            <text:p>0.00</text:p>
          </table:table-cell>
          <table:table-cell table:style-name="ce186" table:formula="of:=([.B41]-[.D41])/[.D41]*100" office:value-type="float" office:value="0">
            <text:p>#DIV/0!</text:p>
          </table:table-cell>
          <table:table-cell table:style-name="ce175" table:formula="of:=[.D39]+[.D40]" office:value-type="float" office:value="0">
            <text:p>0.00</text:p>
          </table:table-cell>
          <table:table-cell table:style-name="ce186" table:formula="of:=([.D41]-[.F41])/[.F41]*100" office:value-type="float" office:value="0">
            <text:p>#DIV/0!</text:p>
          </table:table-cell>
          <table:table-cell table:style-name="ce175" table:formula="of:=[.F39]+[.F40]" office:value-type="float" office:value="0">
            <text:p>0.00</text:p>
          </table:table-cell>
          <table:table-cell table:style-name="ce186" table:formula="of:=([.F41]-[.H41])/[.H41]*100" office:value-type="float" office:value="0">
            <text:p>#DIV/0!</text:p>
          </table:table-cell>
          <table:table-cell table:style-name="ce175" table:formula="of:=[.H39]+[.H40]" office:value-type="float" office:value="0">
            <text:p>0.00</text:p>
          </table:table-cell>
          <table:table-cell table:style-name="ce165"/>
          <table:table-cell table:style-name="ce215"/>
          <table:table-cell table:number-columns-repeated="1014"/>
        </table:table-row>
        <table:table-row table:style-name="ro28">
          <table:table-cell table:style-name="ce143" office:value-type="string">
            <text:p>Unsecured loans <text:s/>(others)</text:p>
          </table:table-cell>
          <table:table-cell table:style-name="ce195" office:value-type="float" office:value="0">
            <text:p>0.00</text:p>
          </table:table-cell>
          <table:table-cell table:style-name="ce186" table:formula="of:=([.B42]-[.D42])/[.D42]*100" office:value-type="float" office:value="0">
            <text:p>#DIV/0!</text:p>
          </table:table-cell>
          <table:table-cell table:style-name="ce168" office:value-type="float" office:value="0">
            <text:p>0.00</text:p>
          </table:table-cell>
          <table:table-cell table:style-name="ce186" table:formula="of:=([.D42]-[.F42])/[.F42]*100" office:value-type="float" office:value="0">
            <text:p>#DIV/0!</text:p>
          </table:table-cell>
          <table:table-cell table:style-name="ce195" office:value-type="float" office:value="0">
            <text:p>0.00</text:p>
          </table:table-cell>
          <table:table-cell table:style-name="ce186" table:formula="of:=([.F42]-[.H42])/[.H42]*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28">
          <table:table-cell table:style-name="ce146" office:value-type="string">
            <text:p>Unsecured loans from partners/shareholders</text:p>
          </table:table-cell>
          <table:table-cell table:style-name="ce195" office:value-type="float" office:value="0">
            <text:p>0.00</text:p>
          </table:table-cell>
          <table:table-cell table:style-name="ce186" table:formula="of:=([.B43]-[.D43])/[.D43]*100" office:value-type="float" office:value="0">
            <text:p>#DIV/0!</text:p>
          </table:table-cell>
          <table:table-cell table:style-name="ce168" office:value-type="float" office:value="0">
            <text:p>0.00</text:p>
          </table:table-cell>
          <table:table-cell table:style-name="ce186" table:formula="of:=([.D43]-[.F43])/[.F43]*100" office:value-type="float" office:value="0">
            <text:p>#DIV/0!</text:p>
          </table:table-cell>
          <table:table-cell table:style-name="ce195" office:value-type="float" office:value="0">
            <text:p>0.00</text:p>
          </table:table-cell>
          <table:table-cell table:style-name="ce186" table:formula="of:=([.F43]-[.H43])/[.H4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7" office:value-type="string">
            <text:p>Current Liabilities &amp; Provisions</text:p>
          </table:table-cell>
          <table:table-cell table:style-name="ce176" table:formula="of:=[.B45]+[.B46]" office:value-type="float" office:value="0">
            <text:p>0.00</text:p>
          </table:table-cell>
          <table:table-cell table:style-name="ce186" table:formula="of:=([.B44]-[.D44])/[.D44]*100" office:value-type="float" office:value="0">
            <text:p>#DIV/0!</text:p>
          </table:table-cell>
          <table:table-cell table:style-name="ce176" table:formula="of:=[.D45]+[.D46]" office:value-type="float" office:value="0">
            <text:p>0.00</text:p>
          </table:table-cell>
          <table:table-cell table:style-name="ce186" table:formula="of:=([.D44]-[.F44])/[.F44]*100" office:value-type="float" office:value="0">
            <text:p>#DIV/0!</text:p>
          </table:table-cell>
          <table:table-cell table:style-name="ce176" table:formula="of:=[.F45]+[.F46]" office:value-type="float" office:value="0">
            <text:p>0.00</text:p>
          </table:table-cell>
          <table:table-cell table:style-name="ce186" table:formula="of:=([.F44]-[.H44])/[.H44]*100" office:value-type="float" office:value="0">
            <text:p>#DIV/0!</text:p>
          </table:table-cell>
          <table:table-cell table:style-name="ce176" table:formula="of:=[.H45]+[.H46]" office:value-type="float" office:value="0">
            <text:p>0.00</text:p>
          </table:table-cell>
          <table:table-cell table:style-name="ce165"/>
          <table:table-cell/>
          <table:table-cell/>
          <table:table-cell/>
          <table:table-cell table:number-columns-repeated="1012"/>
        </table:table-row>
        <table:table-row table:style-name="ro31">
          <table:table-cell table:style-name="ce148" office:value-type="string">
            <text:p>Provision for taxation</text:p>
          </table:table-cell>
          <table:table-cell table:style-name="ce168" office:value-type="float" office:value="0">
            <text:p>0.00</text:p>
          </table:table-cell>
          <table:table-cell table:style-name="ce186" table:formula="of:=([.B45]-[.D45])/[.D45]*100" office:value-type="float" office:value="0">
            <text:p>#DIV/0!</text:p>
          </table:table-cell>
          <table:table-cell table:style-name="ce168" office:value-type="float" office:value="0">
            <text:p>0.00</text:p>
          </table:table-cell>
          <table:table-cell table:style-name="ce186" table:formula="of:=([.D45]-[.F45])/[.F45]*100" office:value-type="float" office:value="0">
            <text:p>#DIV/0!</text:p>
          </table:table-cell>
          <table:table-cell table:style-name="ce195" office:value-type="float" office:value="0">
            <text:p>0.00</text:p>
          </table:table-cell>
          <table:table-cell table:style-name="ce186" table:formula="of:=([.F45]-[.H45])/[.H45]*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1">
          <table:table-cell table:style-name="ce143" office:value-type="string">
            <text:p>Other Liabilities</text:p>
          </table:table-cell>
          <table:table-cell table:style-name="ce168" office:value-type="float" office:value="0">
            <text:p>0.00</text:p>
          </table:table-cell>
          <table:table-cell table:style-name="ce186" table:formula="of:=([.B46]-[.D46])/[.D46]*100" office:value-type="float" office:value="0">
            <text:p>#DIV/0!</text:p>
          </table:table-cell>
          <table:table-cell table:style-name="ce168" office:value-type="float" office:value="0">
            <text:p>0.00</text:p>
          </table:table-cell>
          <table:table-cell table:style-name="ce186" table:formula="of:=([.D46]-[.F46])/[.F46]*100" office:value-type="float" office:value="0">
            <text:p>#DIV/0!</text:p>
          </table:table-cell>
          <table:table-cell table:style-name="ce195" office:value-type="float" office:value="0">
            <text:p>0.00</text:p>
          </table:table-cell>
          <table:table-cell table:style-name="ce186" table:formula="of:=([.F46]-[.H46])/[.H46]*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0">
          <table:table-cell table:style-name="ce149" office:value-type="string">
            <text:p>Total Liabilities to outsiders</text:p>
          </table:table-cell>
          <table:table-cell table:style-name="ce171" table:formula="of:=[.B41]+[.B42]+[.B44]" office:value-type="float" office:value="0">
            <text:p>0.00</text:p>
          </table:table-cell>
          <table:table-cell table:style-name="ce186" table:formula="of:=([.B47]-[.D47])/[.D47]*100" office:value-type="float" office:value="0">
            <text:p>#DIV/0!</text:p>
          </table:table-cell>
          <table:table-cell table:style-name="ce171" table:formula="of:=[.D41]+[.D42]+[.D44]" office:value-type="float" office:value="0">
            <text:p>0.00</text:p>
          </table:table-cell>
          <table:table-cell table:style-name="ce186" table:formula="of:=([.D47]-[.F47])/[.F47]*100" office:value-type="float" office:value="0">
            <text:p>#DIV/0!</text:p>
          </table:table-cell>
          <table:table-cell table:style-name="ce171" table:formula="of:=[.F41]+[.F42]+[.F44]" office:value-type="float" office:value="0">
            <text:p>0.00</text:p>
          </table:table-cell>
          <table:table-cell table:style-name="ce186" table:formula="of:=([.F47]-[.H47])/[.H47]*100" office:value-type="float" office:value="0">
            <text:p>#DIV/0!</text:p>
          </table:table-cell>
          <table:table-cell table:style-name="ce171" table:formula="of:=[.H41]+[.H42]+[.H44]"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7" table:formula="of:=[.B36]+[.B37]+[.B41]+[.B42]+[.B43]+[.B44]" office:value-type="float" office:value="0">
            <text:p>0.00</text:p>
          </table:table-cell>
          <table:table-cell table:style-name="ce188" table:formula="of:=([.B48]-[.D48])/[.D48]*100" office:value-type="float" office:value="0">
            <text:p>#DIV/0!</text:p>
          </table:table-cell>
          <table:table-cell table:style-name="ce177" table:formula="of:=[.D36]+[.D37]+[.D41]+[.D42]+[.D43]+[.D44]" office:value-type="float" office:value="0">
            <text:p>0.00</text:p>
          </table:table-cell>
          <table:table-cell table:style-name="ce188" table:formula="of:=([.D48]-[.F48])/[.F48]*100" office:value-type="float" office:value="0">
            <text:p>#DIV/0!</text:p>
          </table:table-cell>
          <table:table-cell table:style-name="ce177" table:formula="of:=[.F36]+[.F37]+[.F41]+[.F42]+[.F43]+[.F44]" office:value-type="float" office:value="0">
            <text:p>0.00</text:p>
          </table:table-cell>
          <table:table-cell table:style-name="ce188" table:formula="of:=([.F48]-[.H48])/[.H48]*100" office:value-type="float" office:value="0">
            <text:p>#DIV/0!</text:p>
          </table:table-cell>
          <table:table-cell table:style-name="ce177" table:formula="of:=[.H36]+[.H37]+[.H41]+[.H42]+[.H43]+[.H44]" office:value-type="float" office:value="0">
            <text:p>0.00</text:p>
          </table:table-cell>
          <table:table-cell table:style-name="ce165"/>
          <table:table-cell table:number-columns-repeated="1015"/>
        </table:table-row>
        <table:table-row table:style-name="ro35">
          <table:table-cell table:style-name="ce146" office:value-type="string">
            <text:p>Fixed Assets less depreciation</text:p>
          </table:table-cell>
          <table:table-cell table:style-name="ce168" office:value-type="float" office:value="0">
            <text:p>0.00</text:p>
          </table:table-cell>
          <table:table-cell table:style-name="ce186" table:formula="of:=([.B49]-[.D49])/[.D49]*100" office:value-type="float" office:value="0">
            <text:p>#DIV/0!</text:p>
          </table:table-cell>
          <table:table-cell table:style-name="ce168" office:value-type="float" office:value="0">
            <text:p>0.00</text:p>
          </table:table-cell>
          <table:table-cell table:style-name="ce186" table:formula="of:=([.D49]-[.F49])/[.F49]*100" office:value-type="float" office:value="0">
            <text:p>#DIV/0!</text:p>
          </table:table-cell>
          <table:table-cell table:style-name="ce195" office:value-type="float" office:value="0">
            <text:p>0.00</text:p>
          </table:table-cell>
          <table:table-cell table:style-name="ce186" table:formula="of:=([.F49]-[.H49])/[.H49]*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1" office:value-type="string">
            <text:p>Investments</text:p>
          </table:table-cell>
          <table:table-cell table:style-name="ce171" table:formula="of:=[.B51]+[.B53]+[.B52]" office:value-type="float" office:value="0">
            <text:p>0.00</text:p>
          </table:table-cell>
          <table:table-cell table:style-name="ce186" table:formula="of:=([.B50]-[.D50])/[.D50]*100" office:value-type="float" office:value="0">
            <text:p>#DIV/0!</text:p>
          </table:table-cell>
          <table:table-cell table:style-name="ce171" table:formula="of:=[.D51]+[.D53]+[.D52]" office:value-type="float" office:value="0">
            <text:p>0.00</text:p>
          </table:table-cell>
          <table:table-cell table:style-name="ce186" table:formula="of:=([.D50]-[.F50])/[.F50]*100" office:value-type="float" office:value="0">
            <text:p>#DIV/0!</text:p>
          </table:table-cell>
          <table:table-cell table:style-name="ce171" table:formula="of:=[.F51]+[.F53]+[.F52]" office:value-type="float" office:value="0">
            <text:p>0.00</text:p>
          </table:table-cell>
          <table:table-cell table:style-name="ce186" table:formula="of:=([.F50]-[.H50])/[.H50]*100" office:value-type="float" office:value="0">
            <text:p>#DIV/0!</text:p>
          </table:table-cell>
          <table:table-cell table:style-name="ce171" table:formula="of:=[.H51]+[.H53]+[.H52]" office:value-type="float" office:value="0">
            <text:p>0.00</text:p>
          </table:table-cell>
          <table:table-cell table:style-name="ce165"/>
          <table:table-cell table:number-columns-repeated="1015"/>
        </table:table-row>
        <table:table-row table:style-name="ro31">
          <table:table-cell table:style-name="ce152" office:value-type="string">
            <text:p>Liquid/Marketable Investments</text:p>
          </table:table-cell>
          <table:table-cell table:style-name="ce168" office:value-type="float" office:value="0">
            <text:p>0.00</text:p>
          </table:table-cell>
          <table:table-cell table:style-name="ce186" table:formula="of:=([.B51]-[.D51])/[.D51]*100" office:value-type="float" office:value="0">
            <text:p>#DIV/0!</text:p>
          </table:table-cell>
          <table:table-cell table:style-name="ce168" office:value-type="float" office:value="0">
            <text:p>0.00</text:p>
          </table:table-cell>
          <table:table-cell table:style-name="ce186" table:formula="of:=([.D51]-[.F51])/[.F51]*100" office:value-type="float" office:value="0">
            <text:p>#DIV/0!</text:p>
          </table:table-cell>
          <table:table-cell table:style-name="ce195" office:value-type="float" office:value="0">
            <text:p>0.00</text:p>
          </table:table-cell>
          <table:table-cell table:style-name="ce186" table:formula="of:=([.F51]-[.H51])/[.H51]*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1">
          <table:table-cell table:style-name="ce152" office:value-type="string">
            <text:p>Group Co. Investments</text:p>
          </table:table-cell>
          <table:table-cell table:style-name="ce168" office:value-type="float" office:value="0">
            <text:p>0.00</text:p>
          </table:table-cell>
          <table:table-cell table:style-name="ce186" table:formula="of:=([.B52]-[.D52])/[.D52]*100" office:value-type="float" office:value="0">
            <text:p>#DIV/0!</text:p>
          </table:table-cell>
          <table:table-cell table:style-name="ce168" office:value-type="float" office:value="0">
            <text:p>0.00</text:p>
          </table:table-cell>
          <table:table-cell table:style-name="ce186" table:formula="of:=([.D52]-[.F52])/[.F52]*100" office:value-type="float" office:value="0">
            <text:p>#DIV/0!</text:p>
          </table:table-cell>
          <table:table-cell table:style-name="ce168" office:value-type="float" office:value="0">
            <text:p>0.00</text:p>
          </table:table-cell>
          <table:table-cell table:style-name="ce186" table:formula="of:=([.F52]-[.H52])/[.H5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52" office:value-type="string">
            <text:p>Unquoted/Dead Investments</text:p>
          </table:table-cell>
          <table:table-cell table:style-name="ce168" office:value-type="float" office:value="0">
            <text:p>0.00</text:p>
          </table:table-cell>
          <table:table-cell table:style-name="ce186" table:formula="of:=([.B53]-[.D53])/[.D53]*100" office:value-type="float" office:value="0">
            <text:p>#DIV/0!</text:p>
          </table:table-cell>
          <table:table-cell table:style-name="ce168" office:value-type="float" office:value="0">
            <text:p>0.00</text:p>
          </table:table-cell>
          <table:table-cell table:style-name="ce186" table:formula="of:=([.D53]-[.F53])/[.F53]*100" office:value-type="float" office:value="0">
            <text:p>#DIV/0!</text:p>
          </table:table-cell>
          <table:table-cell table:style-name="ce168" office:value-type="float" office:value="0">
            <text:p>0.00</text:p>
          </table:table-cell>
          <table:table-cell table:style-name="ce186" table:formula="of:=([.F53]-[.H53])/[.H53]*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3" office:value-type="string">
            <text:p>Current Assets:</text:p>
          </table:table-cell>
          <table:table-cell table:style-name="ce176" table:formula="of:=[.B56]+[.B57]+[.B60]+[.B61]+[.B55]" office:value-type="float" office:value="0">
            <text:p>0.00</text:p>
          </table:table-cell>
          <table:table-cell table:style-name="ce186" table:formula="of:=([.B54]-[.D54])/[.D54]*100" office:value-type="float" office:value="0">
            <text:p>#DIV/0!</text:p>
          </table:table-cell>
          <table:table-cell table:style-name="ce176" table:formula="of:=[.D56]+[.D57]+[.D60]+[.D61]+[.D55]" office:value-type="float" office:value="0">
            <text:p>0.00</text:p>
          </table:table-cell>
          <table:table-cell table:style-name="ce186" table:formula="of:=([.D54]-[.F54])/[.F54]*100" office:value-type="float" office:value="0">
            <text:p>#DIV/0!</text:p>
          </table:table-cell>
          <table:table-cell table:style-name="ce176" table:formula="of:=[.F56]+[.F57]+[.F60]+[.F61]+[.F55]" office:value-type="float" office:value="0">
            <text:p>0.00</text:p>
          </table:table-cell>
          <table:table-cell table:style-name="ce186" table:formula="of:=([.F54]-[.H54])/[.H54]*100" office:value-type="float" office:value="0">
            <text:p>#DIV/0!</text:p>
          </table:table-cell>
          <table:table-cell table:style-name="ce176" table:formula="of:=[.H56]+[.H57]+[.H60]+[.H61]+[.H55]" office:value-type="float" office:value="0">
            <text:p>0.00</text:p>
          </table:table-cell>
          <table:table-cell table:style-name="ce165"/>
          <table:table-cell table:number-columns-repeated="1015"/>
        </table:table-row>
        <table:table-row table:style-name="ro31">
          <table:table-cell table:style-name="ce154" office:value-type="string">
            <text:p>Deferred Tax Asset</text:p>
          </table:table-cell>
          <table:table-cell table:style-name="ce168" office:value-type="float" office:value="0">
            <text:p>0.00</text:p>
          </table:table-cell>
          <table:table-cell table:style-name="ce186" table:formula="of:=([.B55]-[.D55])/[.D55]*100" office:value-type="float" office:value="0">
            <text:p>#DIV/0!</text:p>
          </table:table-cell>
          <table:table-cell table:style-name="ce168" office:value-type="float" office:value="0">
            <text:p>0.00</text:p>
          </table:table-cell>
          <table:table-cell table:style-name="ce186" table:formula="of:=([.D55]-[.F55])/[.F55]*100" office:value-type="float" office:value="0">
            <text:p>#DIV/0!</text:p>
          </table:table-cell>
          <table:table-cell table:style-name="ce168" office:value-type="float" office:value="0">
            <text:p>0.00</text:p>
          </table:table-cell>
          <table:table-cell table:style-name="ce186" table:formula="of:=([.F55]-[.H55])/[.H55]*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6" office:value-type="string">
            <text:p>Inventories</text:p>
          </table:table-cell>
          <table:table-cell table:style-name="ce168" office:value-type="float" office:value="0">
            <text:p>0.00</text:p>
          </table:table-cell>
          <table:table-cell table:style-name="ce186" table:formula="of:=([.B56]-[.D56])/[.D56]*100" office:value-type="float" office:value="0">
            <text:p>#DIV/0!</text:p>
          </table:table-cell>
          <table:table-cell table:style-name="ce168" office:value-type="float" office:value="0">
            <text:p>0.00</text:p>
          </table:table-cell>
          <table:table-cell table:style-name="ce186" table:formula="of:=([.D56]-[.F56])/[.F56]*100" office:value-type="float" office:value="0">
            <text:p>#DIV/0!</text:p>
          </table:table-cell>
          <table:table-cell table:style-name="ce195" office:value-type="float" office:value="0">
            <text:p>0.00</text:p>
          </table:table-cell>
          <table:table-cell table:style-name="ce186" table:formula="of:=([.F56]-[.H56])/[.H56]*100" office:value-type="float" office:value="0">
            <text:p>#DIV/0!</text:p>
          </table:table-cell>
          <table:table-cell table:style-name="ce195" office:value-type="float" office:value="0">
            <text:p>0.00</text:p>
          </table:table-cell>
          <table:table-cell table:style-name="ce165"/>
          <table:table-cell/>
          <table:table-cell/>
          <table:table-cell/>
          <table:table-cell table:number-columns-repeated="1012"/>
        </table:table-row>
        <table:table-row table:style-name="ro30">
          <table:table-cell table:style-name="ce155" office:value-type="string">
            <text:p>Receivables / Debtors</text:p>
          </table:table-cell>
          <table:table-cell table:style-name="ce176" table:formula="of:=[.B58]+[.B59]" office:value-type="float" office:value="0">
            <text:p>0.00</text:p>
          </table:table-cell>
          <table:table-cell table:style-name="ce186" table:formula="of:=([.B57]-[.D57])/[.D57]*100" office:value-type="float" office:value="0">
            <text:p>#DIV/0!</text:p>
          </table:table-cell>
          <table:table-cell table:style-name="ce176" table:formula="of:=[.D58]+[.D59]" office:value-type="float" office:value="0">
            <text:p>0.00</text:p>
          </table:table-cell>
          <table:table-cell table:style-name="ce186" table:formula="of:=([.D57]-[.F57])/[.F57]*100" office:value-type="float" office:value="0">
            <text:p>#DIV/0!</text:p>
          </table:table-cell>
          <table:table-cell table:style-name="ce176" table:formula="of:=[.F58]+[.F59]" office:value-type="float" office:value="0">
            <text:p>0.00</text:p>
          </table:table-cell>
          <table:table-cell table:style-name="ce186" table:formula="of:=([.F57]-[.H57])/[.H57]*100" office:value-type="float" office:value="0">
            <text:p>#DIV/0!</text:p>
          </table:table-cell>
          <table:table-cell table:style-name="ce176" table:formula="of:=[.H58]+[.H59]" office:value-type="float" office:value="0">
            <text:p>0.00</text:p>
          </table:table-cell>
          <table:table-cell table:style-name="ce165"/>
          <table:table-cell/>
          <table:table-cell/>
          <table:table-cell/>
          <table:table-cell table:number-columns-repeated="1012"/>
        </table:table-row>
        <table:table-row table:style-name="ro31">
          <table:table-cell table:style-name="ce146" office:value-type="string">
            <text:p><text:s/>Debtors &gt; 6 months</text:p>
          </table:table-cell>
          <table:table-cell table:style-name="ce168" office:value-type="float" office:value="0">
            <text:p>0.00</text:p>
          </table:table-cell>
          <table:table-cell table:style-name="ce186" table:formula="of:=([.B58]-[.D58])/[.D58]*100" office:value-type="float" office:value="0">
            <text:p>#DIV/0!</text:p>
          </table:table-cell>
          <table:table-cell table:style-name="ce168" office:value-type="float" office:value="0">
            <text:p>0.00</text:p>
          </table:table-cell>
          <table:table-cell table:style-name="ce186" table:formula="of:=([.D58]-[.F58])/[.F58]*100" office:value-type="float" office:value="0">
            <text:p>#DIV/0!</text:p>
          </table:table-cell>
          <table:table-cell table:style-name="ce168" office:value-type="float" office:value="0">
            <text:p>0.00</text:p>
          </table:table-cell>
          <table:table-cell table:style-name="ce186" table:formula="of:=([.F58]-[.H58])/[.H58]*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6" office:value-type="string">
            <text:p><text:s/>Debtors &lt; 6 months</text:p>
          </table:table-cell>
          <table:table-cell table:style-name="ce168" office:value-type="float" office:value="0">
            <text:p>0.00</text:p>
          </table:table-cell>
          <table:table-cell table:style-name="ce186" table:formula="of:=([.B59]-[.D59])/[.D59]*100" office:value-type="float" office:value="0">
            <text:p>#DIV/0!</text:p>
          </table:table-cell>
          <table:table-cell table:style-name="ce168" office:value-type="float" office:value="0">
            <text:p>0.00</text:p>
          </table:table-cell>
          <table:table-cell table:style-name="ce186" table:formula="of:=([.D59]-[.F59])/[.F59]*100" office:value-type="float" office:value="0">
            <text:p>#DIV/0!</text:p>
          </table:table-cell>
          <table:table-cell table:style-name="ce195" office:value-type="float" office:value="0">
            <text:p>0.00</text:p>
          </table:table-cell>
          <table:table-cell table:style-name="ce186" table:formula="of:=([.F59]-[.H59])/[.H59]*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5">
          <table:table-cell table:style-name="ce146" office:value-type="string">
            <text:p>Cash and Bank</text:p>
          </table:table-cell>
          <table:table-cell table:style-name="ce168" office:value-type="float" office:value="0">
            <text:p>0.00</text:p>
          </table:table-cell>
          <table:table-cell table:style-name="ce186" table:formula="of:=([.B60]-[.D60])/[.D60]*100" office:value-type="float" office:value="0">
            <text:p>#DIV/0!</text:p>
          </table:table-cell>
          <table:table-cell table:style-name="ce168" office:value-type="float" office:value="0">
            <text:p>0.00</text:p>
          </table:table-cell>
          <table:table-cell table:style-name="ce186" table:formula="of:=([.D60]-[.F60])/[.F60]*100" office:value-type="float" office:value="0">
            <text:p>#DIV/0!</text:p>
          </table:table-cell>
          <table:table-cell table:style-name="ce195" office:value-type="float" office:value="0">
            <text:p>0.00</text:p>
          </table:table-cell>
          <table:table-cell table:style-name="ce186" table:formula="of:=([.F60]-[.H60])/[.H60]*100" office:value-type="float" office:value="0">
            <text:p>#DIV/0!</text:p>
          </table:table-cell>
          <table:table-cell table:style-name="ce195" office:value-type="float" office:value="0">
            <text:p>0.00</text:p>
          </table:table-cell>
          <table:table-cell table:style-name="ce209"/>
          <table:table-cell table:number-columns-repeated="1015"/>
        </table:table-row>
        <table:table-row table:style-name="ro30">
          <table:table-cell table:style-name="ce156" office:value-type="string">
            <text:p>Loans &amp; Advances</text:p>
          </table:table-cell>
          <table:table-cell table:style-name="ce178" table:formula="of:=[.B62]+[.B63]" office:value-type="float" office:value="0">
            <text:p>0.00</text:p>
          </table:table-cell>
          <table:table-cell table:style-name="ce186" table:formula="of:=([.B61]-[.D61])/[.D61]*100" office:value-type="float" office:value="0">
            <text:p>#DIV/0!</text:p>
          </table:table-cell>
          <table:table-cell table:style-name="ce178" table:formula="of:=[.D62]+[.D63]" office:value-type="float" office:value="0">
            <text:p>0.00</text:p>
          </table:table-cell>
          <table:table-cell table:style-name="ce186" table:formula="of:=([.D61]-[.F61])/[.F61]*100" office:value-type="float" office:value="0">
            <text:p>#DIV/0!</text:p>
          </table:table-cell>
          <table:table-cell table:style-name="ce178" table:formula="of:=[.F62]+[.F63]" office:value-type="float" office:value="0">
            <text:p>0.00</text:p>
          </table:table-cell>
          <table:table-cell table:style-name="ce186" table:formula="of:=([.F61]-[.H61])/[.H61]*100" office:value-type="float" office:value="0">
            <text:p>#DIV/0!</text:p>
          </table:table-cell>
          <table:table-cell table:style-name="ce178" table:formula="of:=[.H62]+[.H63]" office:value-type="float" office:value="0">
            <text:p>0.00</text:p>
          </table:table-cell>
          <table:table-cell table:style-name="ce165"/>
          <table:table-cell/>
          <table:table-cell/>
          <table:table-cell/>
          <table:table-cell table:number-columns-repeated="1012"/>
        </table:table-row>
        <table:table-row table:style-name="ro32">
          <table:table-cell table:style-name="ce143" office:value-type="string">
            <text:p>Loans &amp; Advances given to directors/partners etc</text:p>
          </table:table-cell>
          <table:table-cell table:style-name="ce168" office:value-type="float" office:value="0">
            <text:p>0.00</text:p>
          </table:table-cell>
          <table:table-cell table:style-name="ce186" table:formula="of:=([.B62]-[.D62])/[.D62]*100" office:value-type="float" office:value="0">
            <text:p>#DIV/0!</text:p>
          </table:table-cell>
          <table:table-cell table:style-name="ce168" office:value-type="float" office:value="0">
            <text:p>0.00</text:p>
          </table:table-cell>
          <table:table-cell table:style-name="ce186" table:formula="of:=([.D62]-[.F62])/[.F62]*100" office:value-type="float" office:value="0">
            <text:p>#DIV/0!</text:p>
          </table:table-cell>
          <table:table-cell table:style-name="ce168" office:value-type="float" office:value="0">
            <text:p>0.00</text:p>
          </table:table-cell>
          <table:table-cell table:style-name="ce186" table:formula="of:=([.F62]-[.H62])/[.H62]*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1">
          <table:table-cell table:style-name="ce143" office:value-type="string">
            <text:p>Loans and Advances given to others</text:p>
          </table:table-cell>
          <table:table-cell table:style-name="ce168" office:value-type="float" office:value="0">
            <text:p>0.00</text:p>
          </table:table-cell>
          <table:table-cell table:style-name="ce186" table:formula="of:=([.B63]-[.D63])/[.D63]*100" office:value-type="float" office:value="0">
            <text:p>#DIV/0!</text:p>
          </table:table-cell>
          <table:table-cell table:style-name="ce168" office:value-type="float" office:value="0">
            <text:p>0.00</text:p>
          </table:table-cell>
          <table:table-cell table:style-name="ce186" table:formula="of:=([.D63]-[.F63])/[.F63]*100" office:value-type="float" office:value="0">
            <text:p>#DIV/0!</text:p>
          </table:table-cell>
          <table:table-cell table:style-name="ce195" office:value-type="float" office:value="0">
            <text:p>0.00</text:p>
          </table:table-cell>
          <table:table-cell table:style-name="ce186" table:formula="of:=([.F63]-[.H63])/[.H63]*100" office:value-type="float" office:value="0">
            <text:p>#DIV/0!</text:p>
          </table:table-cell>
          <table:table-cell table:style-name="ce195" office:value-type="float" office:value="0">
            <text:p>0.00</text:p>
          </table:table-cell>
          <table:table-cell table:style-name="ce165"/>
          <table:table-cell table:number-columns-repeated="1015"/>
        </table:table-row>
        <table:table-row table:style-name="ro32">
          <table:table-cell table:style-name="ce143" office:value-type="string">
            <text:p>Misc Expenses (DRE+Preop+Preliminary+Acc P&amp;L)</text:p>
          </table:table-cell>
          <table:table-cell table:style-name="ce168" office:value-type="float" office:value="0">
            <text:p>0.00</text:p>
          </table:table-cell>
          <table:table-cell table:style-name="ce186" table:formula="of:=([.B64]-[.D64])/[.D64]*100" office:value-type="float" office:value="0">
            <text:p>#DIV/0!</text:p>
          </table:table-cell>
          <table:table-cell table:style-name="ce168" office:value-type="float" office:value="0">
            <text:p>0.00</text:p>
          </table:table-cell>
          <table:table-cell table:style-name="ce186" table:formula="of:=([.D64]-[.F64])/[.F64]*100" office:value-type="float" office:value="0">
            <text:p>#DIV/0!</text:p>
          </table:table-cell>
          <table:table-cell table:style-name="ce168" office:value-type="float" office:value="0">
            <text:p>0.00</text:p>
          </table:table-cell>
          <table:table-cell table:style-name="ce186" table:formula="of:=([.F64]-[.H64])/[.H64]*100" office:value-type="float" office:value="0">
            <text:p>#DIV/0!</text:p>
          </table:table-cell>
          <table:table-cell table:style-name="ce168"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9" table:formula="of:=[.B49]+[.B50]+[.B54]+[.B64]" office:value-type="float" office:value="0">
            <text:p>0.00</text:p>
          </table:table-cell>
          <table:table-cell table:style-name="ce188" table:formula="of:=([.B65]-[.D65])/[.D65]*100" office:value-type="float" office:value="0">
            <text:p>#DIV/0!</text:p>
          </table:table-cell>
          <table:table-cell table:style-name="ce179" table:formula="of:=[.D49]+[.D50]+[.D54]+[.D64]" office:value-type="float" office:value="0">
            <text:p>0.00</text:p>
          </table:table-cell>
          <table:table-cell table:style-name="ce188" table:formula="of:=([.D65]-[.F65])/[.F65]*100" office:value-type="float" office:value="0">
            <text:p>#DIV/0!</text:p>
          </table:table-cell>
          <table:table-cell table:style-name="ce179" table:formula="of:=[.F49]+[.F50]+[.F54]+[.F64]" office:value-type="float" office:value="0">
            <text:p>0.00</text:p>
          </table:table-cell>
          <table:table-cell table:style-name="ce188" table:formula="of:=([.F65]-[.H65])/[.H65]*100" office:value-type="float" office:value="0">
            <text:p>#DIV/0!</text:p>
          </table:table-cell>
          <table:table-cell table:style-name="ce179" table:formula="of:=[.H49]+[.H50]+[.H54]+[.H64]" office:value-type="float" office:value="0">
            <text:p>0.00</text:p>
          </table:table-cell>
          <table:table-cell table:style-name="ce207"/>
          <table:table-cell table:number-columns-repeated="1015"/>
        </table:table-row>
        <table:table-row table:style-name="ro30">
          <table:table-cell table:style-name="ce157"/>
          <table:table-cell table:style-name="ce157" table:formula="of:=+[.B48]-[.B65]" office:value-type="float" office:value="0">
            <text:p>0</text:p>
          </table:table-cell>
          <table:table-cell table:style-name="ce157"/>
          <table:table-cell table:style-name="ce157" table:formula="of:=+[.D48]-[.D65]" office:value-type="float" office:value="0">
            <text:p>0</text:p>
          </table:table-cell>
          <table:table-cell table:style-name="ce157"/>
          <table:table-cell table:style-name="ce157" table:formula="of:=+[.F48]-[.F65]" office:value-type="float" office:value="0">
            <text:p>0</text:p>
          </table:table-cell>
          <table:table-cell table:style-name="ce157"/>
          <table:table-cell table:style-name="ce157" table:formula="of:=+[.H48]-[.H65]" office:value-type="float" office:value="0">
            <text:p>0</text:p>
          </table:table-cell>
          <table:table-cell table:style-name="ce165"/>
          <table:table-cell table:style-name="ce194"/>
          <table:table-cell table:number-columns-repeated="1014"/>
        </table:table-row>
        <table:table-row table:style-name="ro29">
          <table:table-cell table:style-name="ce158" office:value-type="string" office:string-value="Ratios       " table:number-columns-spanned="8" table:number-rows-spanned="2">
            <text:p>Ratios <text:s text:c="7"/></text:p>
          </table:table-cell>
          <table:covered-table-cell table:number-columns-repeated="7" table:style-name="ce158"/>
          <table:table-cell table:style-name="ce165"/>
          <table:table-cell table:number-columns-repeated="1015"/>
        </table:table-row>
        <table:table-row table:style-name="ro30">
          <table:covered-table-cell table:number-columns-repeated="8" table:style-name="ce158"/>
          <table:table-cell table:style-name="ce165"/>
          <table:table-cell table:number-columns-repeated="1015"/>
        </table:table-row>
        <table:table-row table:style-name="ro27">
          <table:table-cell table:style-name="ce159" office:value-type="string" office:string-value="Average Collection Period       ">
            <text:p>Average Collection Period <text:s text:c="7"/></text:p>
          </table:table-cell>
          <table:table-cell table:style-name="ce180" table:formula="of:=[.B57]/[.B5]*365" office:value-type="float" office:value="0">
            <text:p>#DIV/0!</text:p>
          </table:table-cell>
          <table:table-cell table:style-name="ce159"/>
          <table:table-cell table:style-name="ce180" table:formula="of:=[.D57]/[.D5]*365" office:value-type="float" office:value="0">
            <text:p>#DIV/0!</text:p>
          </table:table-cell>
          <table:table-cell table:style-name="ce159"/>
          <table:table-cell table:style-name="ce180" table:formula="of:=[.F57]/[.F5]*365" office:value-type="float" office:value="0">
            <text:p>#DIV/0!</text:p>
          </table:table-cell>
          <table:table-cell table:style-name="ce159"/>
          <table:table-cell table:style-name="ce180" table:formula="of:=[.H57]/[.H5]*365" office:value-type="float" office:value="0">
            <text:p>#DIV/0!</text:p>
          </table:table-cell>
          <table:table-cell table:style-name="ce210"/>
          <table:table-cell table:number-columns-repeated="1015"/>
        </table:table-row>
        <table:table-row table:style-name="ro30">
          <table:table-cell table:style-name="ce159" office:value-type="string" office:string-value="Average Days in Inventory       ">
            <text:p>Average Days in Inventory <text:s text:c="7"/></text:p>
          </table:table-cell>
          <table:table-cell table:style-name="ce180" table:formula="of:=[.B56]/([.B10]+[.B11]+[.B12])*365" office:value-type="float" office:value="0">
            <text:p>#DIV/0!</text:p>
          </table:table-cell>
          <table:table-cell table:style-name="ce159"/>
          <table:table-cell table:style-name="ce180" table:formula="of:=[.D56]/([.D10]+[.D11]+[.D12])*365" office:value-type="float" office:value="0">
            <text:p>#DIV/0!</text:p>
          </table:table-cell>
          <table:table-cell table:style-name="ce159"/>
          <table:table-cell table:style-name="ce180" table:formula="of:=[.F56]/([.F10]+[.F11]+[.F12])*365" office:value-type="float" office:value="0">
            <text:p>#DIV/0!</text:p>
          </table:table-cell>
          <table:table-cell table:style-name="ce159"/>
          <table:table-cell table:style-name="ce180" table:formula="of:=[.H56]/([.H10]+[.H11]+[.H12])*365" office:value-type="float" office:value="0">
            <text:p>#DIV/0!</text:p>
          </table:table-cell>
          <table:table-cell table:style-name="ce165"/>
          <table:table-cell table:number-columns-repeated="1015"/>
        </table:table-row>
        <table:table-row table:style-name="ro30">
          <table:table-cell table:style-name="ce159" office:value-type="string" office:string-value="Inventory to Cost of Goods Sold       ">
            <text:p>Inventory to Cost of Goods Sold <text:s text:c="7"/></text:p>
          </table:table-cell>
          <table:table-cell table:style-name="ce180" table:formula="of:=[.B56]/([.B11]+[.B10]+[.B12])" office:value-type="float" office:value="0">
            <text:p>#DIV/0!</text:p>
          </table:table-cell>
          <table:table-cell table:style-name="ce159"/>
          <table:table-cell table:style-name="ce180" table:formula="of:=[.D56]/([.D11]+[.D10]+[.D12])" office:value-type="float" office:value="0">
            <text:p>#DIV/0!</text:p>
          </table:table-cell>
          <table:table-cell table:style-name="ce159"/>
          <table:table-cell table:style-name="ce180" table:formula="of:=[.F56]/([.F11]+[.F10]+[.F12])" office:value-type="float" office:value="0">
            <text:p>#DIV/0!</text:p>
          </table:table-cell>
          <table:table-cell table:style-name="ce159"/>
          <table:table-cell table:style-name="ce180" table:formula="of:=[.H56]/([.H11]+[.H10]+[.H12])" office:value-type="float" office:value="0">
            <text:p>#DIV/0!</text:p>
          </table:table-cell>
          <table:table-cell table:style-name="ce165"/>
          <table:table-cell table:number-columns-repeated="1015"/>
        </table:table-row>
        <table:table-row table:style-name="ro27">
          <table:table-cell table:style-name="ce159" office:value-type="string" office:string-value="Current Ratio       ">
            <text:p>Current Ratio <text:s text:c="7"/></text:p>
          </table:table-cell>
          <table:table-cell table:style-name="ce180" table:formula="of:=[.B54]/([.B44]+[.B40])" office:value-type="float" office:value="0">
            <text:p>#DIV/0!</text:p>
          </table:table-cell>
          <table:table-cell table:style-name="ce159"/>
          <table:table-cell table:style-name="ce180" table:formula="of:=[.D54]/([.D44]+[.D40])" office:value-type="float" office:value="0">
            <text:p>#DIV/0!</text:p>
          </table:table-cell>
          <table:table-cell table:style-name="ce159"/>
          <table:table-cell table:style-name="ce180" table:formula="of:=[.F54]/([.F44]+[.F40])" office:value-type="float" office:value="0">
            <text:p>#DIV/0!</text:p>
          </table:table-cell>
          <table:table-cell table:style-name="ce159"/>
          <table:table-cell table:style-name="ce180" table:formula="of:=[.H54]/([.H44]+[.H40])" office:value-type="float" office:value="0">
            <text:p>#DIV/0!</text:p>
          </table:table-cell>
          <table:table-cell table:style-name="ce165"/>
          <table:table-cell table:number-columns-repeated="1015"/>
        </table:table-row>
        <table:table-row table:style-name="ro27">
          <table:table-cell table:style-name="ce159" office:value-type="string" office:string-value="Liquidity Ratio       ">
            <text:p>Liquidity Ratio <text:s text:c="7"/></text:p>
          </table:table-cell>
          <table:table-cell table:style-name="ce180" table:formula="of:=([.B54]-[.B56])/([.B44]+[.B40])" office:value-type="float" office:value="0">
            <text:p>#DIV/0!</text:p>
          </table:table-cell>
          <table:table-cell table:style-name="ce159"/>
          <table:table-cell table:style-name="ce180" table:formula="of:=([.D54]-[.D56])/([.D44]+[.D40])" office:value-type="float" office:value="0">
            <text:p>#DIV/0!</text:p>
          </table:table-cell>
          <table:table-cell table:style-name="ce159"/>
          <table:table-cell table:style-name="ce180" table:formula="of:=([.F54]-[.F56])/([.F44]+[.F40])" office:value-type="float" office:value="0">
            <text:p>#DIV/0!</text:p>
          </table:table-cell>
          <table:table-cell table:style-name="ce159"/>
          <table:table-cell table:style-name="ce180" table:formula="of:=([.H54]-[.H56])/([.H44]+[.H40])" office:value-type="float" office:value="0">
            <text:p>#DIV/0!</text:p>
          </table:table-cell>
          <table:table-cell table:style-name="ce211"/>
          <table:table-cell table:number-columns-repeated="1015"/>
        </table:table-row>
        <table:table-row table:style-name="ro27">
          <table:table-cell table:style-name="ce159" office:value-type="string" office:string-value="Debt Equity Ratio       ">
            <text:p>Debt Equity Ratio <text:s text:c="7"/></text:p>
          </table:table-cell>
          <table:table-cell table:style-name="ce180" table:formula="of:=([.B39]+[.B40]+[.B42])/[.B36]" office:value-type="float" office:value="0">
            <text:p>#DIV/0!</text:p>
          </table:table-cell>
          <table:table-cell table:style-name="ce159"/>
          <table:table-cell table:style-name="ce180" table:formula="of:=([.D39]+[.D40]+[.D42])/[.D36]" office:value-type="float" office:value="0">
            <text:p>#DIV/0!</text:p>
          </table:table-cell>
          <table:table-cell table:style-name="ce159"/>
          <table:table-cell table:style-name="ce180" table:formula="of:=([.F39]+[.F40]+[.F42])/[.F36]" office:value-type="float" office:value="0">
            <text:p>#DIV/0!</text:p>
          </table:table-cell>
          <table:table-cell table:style-name="ce159"/>
          <table:table-cell table:style-name="ce180" table:formula="of:=([.H39]+[.H40]+[.H42])/[.H36]" office:value-type="float" office:value="0">
            <text:p>#DIV/0!</text:p>
          </table:table-cell>
          <table:table-cell table:style-name="ce211"/>
          <table:table-cell table:number-columns-repeated="1015"/>
        </table:table-row>
        <table:table-row table:style-name="ro31">
          <table:table-cell table:style-name="ce159" office:value-type="string" office:string-value="Interest Coverage Ratio       ">
            <text:p>Interest Coverage Ratio <text:s text:c="7"/></text:p>
          </table:table-cell>
          <table:table-cell table:style-name="ce180" table:formula="of:=[.B16]/([.B18]+[.B19]+[.B20]+[.B21])" office:value-type="float" office:value="0">
            <text:p>#DIV/0!</text:p>
          </table:table-cell>
          <table:table-cell table:style-name="ce159"/>
          <table:table-cell table:style-name="ce180" table:formula="of:=[.D16]/([.D18]+[.D19]+[.D20]+[.D21])" office:value-type="float" office:value="0">
            <text:p>#DIV/0!</text:p>
          </table:table-cell>
          <table:table-cell table:style-name="ce159"/>
          <table:table-cell table:style-name="ce180" table:formula="of:=[.F16]/([.F18]+[.F19]+[.F20]+[.F21])" office:value-type="float" office:value="0">
            <text:p>#DIV/0!</text:p>
          </table:table-cell>
          <table:table-cell table:style-name="ce159"/>
          <table:table-cell table:style-name="ce180" table:formula="of:=[.H16]/([.H18]+[.H19]+[.H20]+[.H21])" office:value-type="float" office:value="0">
            <text:p>#DIV/0!</text:p>
          </table:table-cell>
          <table:table-cell table:style-name="ce165"/>
          <table:table-cell table:number-columns-repeated="1015"/>
        </table:table-row>
        <table:table-row table:style-name="ro31">
          <table:table-cell table:style-name="ce159" office:value-type="string" office:string-value="DSCR       ">
            <text:p>DSCR <text:s text:c="7"/></text:p>
          </table:table-cell>
          <table:table-cell table:style-name="ce180" table:formula="of:=[.$B$16]/([.$B$18]+[.$B$19]+[.$B$20]+[.$B$21]+([.$B$39]+[.$B$42])/5)" office:value-type="float" office:value="0">
            <text:p>#DIV/0!</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1">
          <table:table-cell table:style-name="ce159" office:value-type="string" office:string-value="DSCR after the proposed Loan       ">
            <text:p>DSCR after the proposed Loan <text:s text:c="7"/></text:p>
          </table:table-cell>
          <table:table-cell table:style-name="ce180" table:formula="of:=[.$B$16]/([.$B$18]+[.B19]+[.B20]+[.B21]+([.$B$39]+[.$B$42])/5+[$Eligibility.F28]/100000)" office:value-type="float" office:value="0">
            <text:p>- </text:p>
          </table:table-cell>
          <table:table-cell table:style-name="ce159"/>
          <table:table-cell table:style-name="ce180" table:formula="of:=[.$D$16]/([.$D$18]+[.D19]+[.D20]+[.D21]+([.$D$39]+[.$D$42])/5)" office:value-type="float" office:value="0">
            <text:p>#DIV/0!</text:p>
          </table:table-cell>
          <table:table-cell table:style-name="ce159"/>
          <table:table-cell table:style-name="ce180" table:formula="of:=[.$F$16]/([.$F$18]+[.F19]+[.F20]+[.F21]+([.$F$39]+[.$F$42])/5)" office:value-type="float" office:value="0">
            <text:p>#DIV/0!</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0">
          <table:table-cell table:style-name="ce159" office:value-type="string" office:string-value="Gross Profit Margin Ratio       ">
            <text:p>Gross Profit Margin Ratio <text:s text:c="7"/></text:p>
          </table:table-cell>
          <table:table-cell table:style-name="ce180" table:formula="of:=[.B13]/[.B5]*100" office:value-type="float" office:value="0">
            <text:p>#DIV/0!</text:p>
          </table:table-cell>
          <table:table-cell table:style-name="ce159"/>
          <table:table-cell table:style-name="ce180" table:formula="of:=[.D13]/[.D5]*100" office:value-type="float" office:value="0">
            <text:p>#DIV/0!</text:p>
          </table:table-cell>
          <table:table-cell table:style-name="ce159"/>
          <table:table-cell table:style-name="ce180" table:formula="of:=[.F13]/[.F5]*100" office:value-type="float" office:value="0">
            <text:p>#DIV/0!</text:p>
          </table:table-cell>
          <table:table-cell table:style-name="ce159"/>
          <table:table-cell table:style-name="ce180" table:formula="of:=[.H13]/[.H5]*100" office:value-type="float" office:value="0">
            <text:p>#DIV/0!</text:p>
          </table:table-cell>
          <table:table-cell table:style-name="ce165"/>
          <table:table-cell table:number-columns-repeated="1015"/>
        </table:table-row>
        <table:table-row table:style-name="ro30">
          <table:table-cell table:style-name="ce159" office:value-type="string" office:string-value="Net Profit Margin Ratio       ">
            <text:p>Net Profit Margin Ratio <text:s text:c="7"/></text:p>
          </table:table-cell>
          <table:table-cell table:style-name="ce180" table:formula="of:=[.B25]/[.B5]*100" office:value-type="float" office:value="0">
            <text:p>#DIV/0!</text:p>
          </table:table-cell>
          <table:table-cell table:style-name="ce159"/>
          <table:table-cell table:style-name="ce180" table:formula="of:=[.D25]/[.D5]*100" office:value-type="float" office:value="0">
            <text:p>#DIV/0!</text:p>
          </table:table-cell>
          <table:table-cell table:style-name="ce159"/>
          <table:table-cell table:style-name="ce180" table:formula="of:=[.F25]/[.F5]*100" office:value-type="float" office:value="0">
            <text:p>#DIV/0!</text:p>
          </table:table-cell>
          <table:table-cell table:style-name="ce159"/>
          <table:table-cell table:style-name="ce180" table:formula="of:=[.H25]/[.H5]*100" office:value-type="float" office:value="0">
            <text:p>#DIV/0!</text:p>
          </table:table-cell>
          <table:table-cell table:style-name="ce165"/>
          <table:table-cell table:number-columns-repeated="1015"/>
        </table:table-row>
        <table:table-row table:style-name="ro30">
          <table:table-cell table:style-name="ce159" office:value-type="string" office:string-value="Cash Profit Ratio       ">
            <text:p>Cash Profit Ratio <text:s text:c="7"/></text:p>
          </table:table-cell>
          <table:table-cell table:style-name="ce180" table:formula="of:=[.B26]/[.B5]*100" office:value-type="float" office:value="0">
            <text:p>#DIV/0!</text:p>
          </table:table-cell>
          <table:table-cell table:style-name="ce159"/>
          <table:table-cell table:style-name="ce180" table:formula="of:=[.D26]/[.D5]*100" office:value-type="float" office:value="0">
            <text:p>#DIV/0!</text:p>
          </table:table-cell>
          <table:table-cell table:style-name="ce159"/>
          <table:table-cell table:style-name="ce180" table:formula="of:=[.F26]/[.F5]*100" office:value-type="float" office:value="0">
            <text:p>#DIV/0!</text:p>
          </table:table-cell>
          <table:table-cell table:style-name="ce159"/>
          <table:table-cell table:style-name="ce180" table:formula="of:=[.H26]/[.H5]*100" office:value-type="float" office:value="0">
            <text:p>#DIV/0!</text:p>
          </table:table-cell>
          <table:table-cell table:style-name="ce165"/>
          <table:table-cell table:number-columns-repeated="1015"/>
        </table:table-row>
        <table:table-row table:style-name="ro30">
          <table:table-cell table:style-name="ce159" office:value-type="string" office:string-value="Growth in Sales       ">
            <text:p>Growth in Sales <text:s text:c="7"/></text:p>
          </table:table-cell>
          <table:table-cell table:style-name="ce181" table:formula="of:=([.B5]-[.D5])/[.D5]*100" office:value-type="float" office:value="0">
            <text:p>#DIV/0!</text:p>
          </table:table-cell>
          <table:table-cell table:style-name="ce191"/>
          <table:table-cell table:style-name="ce181" table:formula="of:=([.D5]-[.F5])/[.F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style-name="ce194"/>
          <table:table-cell table:number-columns-repeated="1014"/>
        </table:table-row>
        <table:table-row table:style-name="ro30">
          <table:table-cell table:style-name="ce159" office:value-type="string" office:string-value="Growth in Net Profits       ">
            <text:p>Growth in Net Profits <text:s text:c="7"/></text:p>
          </table:table-cell>
          <table:table-cell table:style-name="ce181" table:formula="of:=([.B25]-[.D25])/[.D25]*100" office:value-type="float" office:value="0">
            <text:p>#DIV/0!</text:p>
          </table:table-cell>
          <table:table-cell table:style-name="ce191"/>
          <table:table-cell table:style-name="ce181" table:formula="of:=([.D25]-[.F25])/[.F25]*100" office:value-type="float" office:value="0">
            <text:p>#DIV/0!</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Cash Flow Statement       ">
            <text:p>Cash Flow Statement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Net Profit After Tax       ">
            <text:p>Net Profit After Tax <text:s text:c="7"/></text:p>
          </table:table-cell>
          <table:table-cell table:style-name="ce180" table:formula="of:=[.B25]" office:value-type="float" office:value="0">
            <text:p>- </text:p>
          </table:table-cell>
          <table:table-cell table:style-name="ce159"/>
          <table:table-cell table:style-name="ce180" table:formula="of:=[.D25]" office:value-type="float" office:value="0">
            <text:p>- </text:p>
          </table:table-cell>
          <table:table-cell table:style-name="ce159"/>
          <table:table-cell table:style-name="ce180" table:formula="of:=[.F25]" office:value-type="float" office:value="0">
            <text:p>- </text:p>
          </table:table-cell>
          <table:table-cell table:style-name="ce159"/>
          <table:table-cell table:style-name="ce180" table:formula="of:=[.H25]" office:value-type="float" office:value="0">
            <text:p>- </text:p>
          </table:table-cell>
          <table:table-cell table:style-name="ce165"/>
          <table:table-cell table:number-columns-repeated="1015"/>
        </table:table-row>
        <table:table-row table:style-name="ro30">
          <table:table-cell table:style-name="ce159" office:value-type="string" office:string-value="Add :       ">
            <text:p>Add :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Depreciation       ">
            <text:p>Depreciation <text:s text:c="7"/></text:p>
          </table:table-cell>
          <table:table-cell table:style-name="ce180" table:formula="of:=[.B17]" office:value-type="float" office:value="0">
            <text:p>- </text:p>
          </table:table-cell>
          <table:table-cell table:style-name="ce159"/>
          <table:table-cell table:style-name="ce180" table:formula="of:=[.D17]" office:value-type="float" office:value="0">
            <text:p>- </text:p>
          </table:table-cell>
          <table:table-cell table:style-name="ce159"/>
          <table:table-cell table:style-name="ce180" table:formula="of:=[.F17]" office:value-type="float" office:value="0">
            <text:p>- </text:p>
          </table:table-cell>
          <table:table-cell table:style-name="ce159"/>
          <table:table-cell table:style-name="ce180" table:formula="of:=[.H17]" office:value-type="float" office:value="0">
            <text:p>- </text:p>
          </table:table-cell>
          <table:table-cell table:style-name="ce165"/>
          <table:table-cell table:number-columns-repeated="1015"/>
        </table:table-row>
        <table:table-row table:style-name="ro30">
          <table:table-cell table:style-name="ce159" office:value-type="string" office:string-value="Misc expenses written off/non cash expenses       ">
            <text:p>Misc expenses written off/non cash expenses <text:s text:c="7"/></text:p>
          </table:table-cell>
          <table:table-cell table:style-name="ce180" table:formula="of:=[.B22]" office:value-type="float" office:value="0">
            <text:p>- </text:p>
          </table:table-cell>
          <table:table-cell table:style-name="ce159"/>
          <table:table-cell table:style-name="ce180" table:formula="of:=[.D22]" office:value-type="float" office:value="0">
            <text:p>- </text:p>
          </table:table-cell>
          <table:table-cell table:style-name="ce159"/>
          <table:table-cell table:style-name="ce180" table:formula="of:=[.F22]" office:value-type="float" office:value="0">
            <text:p>- </text:p>
          </table:table-cell>
          <table:table-cell table:style-name="ce159"/>
          <table:table-cell table:style-name="ce180" table:formula="of:=[.H22]" office:value-type="float" office:value="0">
            <text:p>- </text:p>
          </table:table-cell>
          <table:table-cell table:style-name="ce165"/>
          <table:table-cell table:number-columns-repeated="1015"/>
        </table:table-row>
        <table:table-row table:style-name="ro30">
          <table:table-cell table:style-name="ce159" office:value-type="string" office:string-value="Salary paid to promoter/partners       ">
            <text:p>Salary paid to promoter/partners <text:s text:c="7"/></text:p>
          </table:table-cell>
          <table:table-cell table:style-name="ce180" table:formula="of:=[.B27]" office:value-type="float" office:value="0">
            <text:p>- </text:p>
          </table:table-cell>
          <table:table-cell table:style-name="ce159"/>
          <table:table-cell table:style-name="ce180" table:formula="of:=[.D27]" office:value-type="float" office:value="0">
            <text:p>- </text:p>
          </table:table-cell>
          <table:table-cell table:style-name="ce159"/>
          <table:table-cell table:style-name="ce180" table:formula="of:=[.F27]" office:value-type="float" office:value="0">
            <text:p>- </text:p>
          </table:table-cell>
          <table:table-cell table:style-name="ce159"/>
          <table:table-cell table:style-name="ce180" table:formula="of:=[.H27]" office:value-type="float" office:value="0">
            <text:p>- </text:p>
          </table:table-cell>
          <table:table-cell table:style-name="ce165"/>
          <table:table-cell table:number-columns-repeated="1015"/>
        </table:table-row>
        <table:table-row table:style-name="ro30">
          <table:table-cell table:style-name="ce159" office:value-type="string" office:string-value="Interest paid to promoters       ">
            <text:p>Interest paid to promoters <text:s text:c="7"/></text:p>
          </table:table-cell>
          <table:table-cell table:style-name="ce180" table:formula="of:=[.B28]" office:value-type="float" office:value="0">
            <text:p>- </text:p>
          </table:table-cell>
          <table:table-cell table:style-name="ce159"/>
          <table:table-cell table:style-name="ce180" table:formula="of:=[.D28]" office:value-type="float" office:value="0">
            <text:p>- </text:p>
          </table:table-cell>
          <table:table-cell table:style-name="ce159"/>
          <table:table-cell table:style-name="ce180" table:formula="of:=[.F28]" office:value-type="float" office:value="0">
            <text:p>- </text:p>
          </table:table-cell>
          <table:table-cell table:style-name="ce159"/>
          <table:table-cell table:style-name="ce180" table:formula="of:=[.H28]" office:value-type="float" office:value="0">
            <text:p>- </text:p>
          </table:table-cell>
          <table:table-cell table:style-name="ce165"/>
          <table:table-cell table:number-columns-repeated="1015"/>
        </table:table-row>
        <table:table-row table:style-name="ro30">
          <table:table-cell table:style-name="ce159" office:value-type="string" office:string-value="Provision for tax       ">
            <text:p>Provision for tax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1">
          <table:table-cell table:style-name="ce159" office:value-type="string" office:string-value="Interest       ">
            <text:p>Interest <text:s text:c="7"/></text:p>
          </table:table-cell>
          <table:table-cell table:style-name="ce180" table:formula="of:=[.B18]+[.B19]+[.B20]+[.B21]" office:value-type="float" office:value="0">
            <text:p>- </text:p>
          </table:table-cell>
          <table:table-cell table:style-name="ce159"/>
          <table:table-cell table:style-name="ce180" table:formula="of:=[.D18]+[.D19]+[.D20]+[.D21]" office:value-type="float" office:value="0">
            <text:p>- </text:p>
          </table:table-cell>
          <table:table-cell table:style-name="ce159"/>
          <table:table-cell table:style-name="ce180" table:formula="of:=[.F18]+[.F19]+[.F20]+[.F21]" office:value-type="float" office:value="0">
            <text:p>- </text:p>
          </table:table-cell>
          <table:table-cell table:style-name="ce159"/>
          <table:table-cell table:style-name="ce180" table:formula="of:=[.H18]+[.H19]+[.H20]+[.H21]" office:value-type="float" office:value="0">
            <text:p>- </text:p>
          </table:table-cell>
          <table:table-cell table:style-name="ce165"/>
          <table:table-cell table:number-columns-repeated="1015"/>
        </table:table-row>
        <table:table-row table:style-name="ro33">
          <table:table-cell table:style-name="ce161" office:value-type="string" office:string-value="Less : Other income (non business income)       ">
            <text:p>Less : Other income (non business income) <text:s text:c="7"/></text:p>
          </table:table-cell>
          <table:table-cell table:style-name="ce182" table:formula="of:=-[.B7]" office:value-type="float" office:value="-0">
            <text:p>- </text:p>
          </table:table-cell>
          <table:table-cell table:style-name="ce160"/>
          <table:table-cell table:style-name="ce182" table:formula="of:=-[.D7]" office:value-type="float" office:value="-0">
            <text:p>- </text:p>
          </table:table-cell>
          <table:table-cell table:style-name="ce160"/>
          <table:table-cell table:style-name="ce182" table:formula="of:=-[.F7]" office:value-type="float" office:value="-0">
            <text:p>- </text:p>
          </table:table-cell>
          <table:table-cell table:style-name="ce160"/>
          <table:table-cell table:style-name="ce182" table:formula="of:=-[.H7]" office:value-type="float" office:value="-0">
            <text:p>- </text:p>
          </table:table-cell>
          <table:table-cell table:style-name="ce207"/>
          <table:table-cell table:number-columns-repeated="1015"/>
        </table:table-row>
        <table:table-row table:style-name="ro30">
          <table:table-cell table:style-name="ce161"/>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Operating cash profit/(Loss ) before working capital changes       ">
            <text:p>Operating cash profit/(Loss ) before working capital changes <text:s text:c="7"/></text:p>
          </table:table-cell>
          <table:table-cell table:style-name="ce180" table:formula="of:=SUM([.B86:.B94])" office:value-type="float" office:value="0">
            <text:p>- </text:p>
          </table:table-cell>
          <table:table-cell table:style-name="ce159"/>
          <table:table-cell table:style-name="ce180" table:formula="of:=SUM([.D86:.D94])" office:value-type="float" office:value="0">
            <text:p>- </text:p>
          </table:table-cell>
          <table:table-cell table:style-name="ce159"/>
          <table:table-cell table:style-name="ce180" table:formula="of:=SUM([.F86:.F94])" office:value-type="float" office:value="0">
            <text:p>- </text:p>
          </table:table-cell>
          <table:table-cell table:style-name="ce159"/>
          <table:table-cell table:style-name="ce180" table:formula="of:=SUM([.H86:.H94])" office:value-type="float" office:value="0">
            <text:p>- </text:p>
          </table:table-cell>
          <table:table-cell table:style-name="ce165"/>
          <table:table-cell table:number-columns-repeated="1015"/>
        </table:table-row>
        <table:table-row table:style-name="ro30">
          <table:table-cell table:style-name="ce159" office:value-type="string" office:string-value="Trade and other receivables       ">
            <text:p>Trade and other receivables <text:s text:c="7"/></text:p>
          </table:table-cell>
          <table:table-cell table:style-name="ce180" table:formula="of:=[.D57]-[.B57]" office:value-type="float" office:value="0">
            <text:p>- </text:p>
          </table:table-cell>
          <table:table-cell table:style-name="ce159"/>
          <table:table-cell table:style-name="ce180" table:formula="of:=[.F57]-[.D57]" office:value-type="float" office:value="0">
            <text:p>- </text:p>
          </table:table-cell>
          <table:table-cell table:style-name="ce159"/>
          <table:table-cell table:style-name="ce180" table:formula="of:=[.J57]-[.F57]" office:value-type="float" office:value="0">
            <text:p>- </text:p>
          </table:table-cell>
          <table:table-cell table:style-name="ce159"/>
          <table:table-cell table:style-name="ce180" table:formula="of:=[.L57]-[.H57]" office:value-type="float" office:value="0">
            <text:p>- </text:p>
          </table:table-cell>
          <table:table-cell table:style-name="ce165"/>
          <table:table-cell table:number-columns-repeated="1015"/>
        </table:table-row>
        <table:table-row table:style-name="ro30">
          <table:table-cell table:style-name="ce159" office:value-type="string" office:string-value="Inventories       ">
            <text:p>Inventories <text:s text:c="7"/></text:p>
          </table:table-cell>
          <table:table-cell table:style-name="ce180" table:formula="of:=[.D56]-[.B56]" office:value-type="float" office:value="0">
            <text:p>- </text:p>
          </table:table-cell>
          <table:table-cell table:style-name="ce159"/>
          <table:table-cell table:style-name="ce180" table:formula="of:=[.F56]-[.D56]" office:value-type="float" office:value="0">
            <text:p>- </text:p>
          </table:table-cell>
          <table:table-cell table:style-name="ce159"/>
          <table:table-cell table:style-name="ce180" table:formula="of:=[.J56]-[.F56]" office:value-type="float" office:value="0">
            <text:p>- </text:p>
          </table:table-cell>
          <table:table-cell table:style-name="ce159"/>
          <table:table-cell table:style-name="ce180" table:formula="of:=[.L56]-[.H56]" office:value-type="float" office:value="0">
            <text:p>- </text:p>
          </table:table-cell>
          <table:table-cell table:style-name="ce165"/>
          <table:table-cell table:number-columns-repeated="1015"/>
        </table:table-row>
        <table:table-row table:style-name="ro30">
          <table:table-cell table:style-name="ce159" office:value-type="string" office:string-value="Loans &amp; Advances       ">
            <text:p>Loans &amp; Advances <text:s text:c="7"/></text:p>
          </table:table-cell>
          <table:table-cell table:style-name="ce180" table:formula="of:=[.D61]-[.B61]" office:value-type="float" office:value="0">
            <text:p>- </text:p>
          </table:table-cell>
          <table:table-cell table:style-name="ce159"/>
          <table:table-cell table:style-name="ce180" table:formula="of:=[.F61]-[.D61]" office:value-type="float" office:value="0">
            <text:p>- </text:p>
          </table:table-cell>
          <table:table-cell table:style-name="ce159"/>
          <table:table-cell table:style-name="ce180" table:formula="of:=[.J61]-[.F61]" office:value-type="float" office:value="0">
            <text:p>- </text:p>
          </table:table-cell>
          <table:table-cell table:style-name="ce159"/>
          <table:table-cell table:style-name="ce180" table:formula="of:=[.L61]-[.H61]" office:value-type="float" office:value="0">
            <text:p>- </text:p>
          </table:table-cell>
          <table:table-cell table:style-name="ce165"/>
          <table:table-cell table:number-columns-repeated="1015"/>
        </table:table-row>
        <table:table-row table:style-name="ro30">
          <table:table-cell table:style-name="ce159" office:value-type="string" office:string-value="other current liabilities       ">
            <text:p>other current liabilities <text:s text:c="7"/></text:p>
          </table:table-cell>
          <table:table-cell table:style-name="ce180" table:formula="of:=[.B44]-[.D44]" office:value-type="float" office:value="0">
            <text:p>- </text:p>
          </table:table-cell>
          <table:table-cell table:style-name="ce159"/>
          <table:table-cell table:style-name="ce180" table:formula="of:=[.D44]-[.F44]" office:value-type="float" office:value="0">
            <text:p>- </text:p>
          </table:table-cell>
          <table:table-cell table:style-name="ce159"/>
          <table:table-cell table:style-name="ce180" table:formula="of:=[.F44]-[.J44]" office:value-type="float" office:value="0">
            <text:p>- </text:p>
          </table:table-cell>
          <table:table-cell table:style-name="ce159"/>
          <table:table-cell table:style-name="ce180" table:formula="of:=[.H44]-[.L44]" office:value-type="float" office:value="0">
            <text:p>- </text:p>
          </table:table-cell>
          <table:table-cell table:style-name="ce165"/>
          <table:table-cell table:number-columns-repeated="1015"/>
        </table:table-row>
        <table:table-row table:style-name="ro30">
          <table:table-cell table:style-name="ce159" office:value-type="string" office:string-value="Total       ">
            <text:p>Total <text:s text:c="7"/></text:p>
          </table:table-cell>
          <table:table-cell table:style-name="ce180" table:formula="of:=SUM([.B97:.B100])" office:value-type="float" office:value="0">
            <text:p>- </text:p>
          </table:table-cell>
          <table:table-cell table:style-name="ce159"/>
          <table:table-cell table:style-name="ce180" table:formula="of:=SUM([.D97:.D100])" office:value-type="float" office:value="0">
            <text:p>- </text:p>
          </table:table-cell>
          <table:table-cell table:style-name="ce159"/>
          <table:table-cell table:style-name="ce180" table:formula="of:=SUM([.F97:.F100])" office:value-type="float" office:value="0">
            <text:p>- </text:p>
          </table:table-cell>
          <table:table-cell table:style-name="ce159"/>
          <table:table-cell table:style-name="ce180" table:formula="of:=SUM([.H97:.H100])" office:value-type="float" office:value="0">
            <text:p>- </text:p>
          </table:table-cell>
          <table:table-cell table:style-name="ce165"/>
          <table:table-cell table:number-columns-repeated="1015"/>
        </table:table-row>
        <table:table-row table:style-name="ro30">
          <table:table-cell table:style-name="ce160" office:value-type="string" office:string-value="Cash Generated from operations       ">
            <text:p>Cash Generated from operations <text:s text:c="7"/></text:p>
          </table:table-cell>
          <table:table-cell table:style-name="ce182" table:formula="of:=[.B96]+[.B101]" office:value-type="float" office:value="0">
            <text:p>- </text:p>
          </table:table-cell>
          <table:table-cell table:style-name="ce160"/>
          <table:table-cell table:style-name="ce182" table:formula="of:=[.D96]+[.D101]" office:value-type="float" office:value="0">
            <text:p>- </text:p>
          </table:table-cell>
          <table:table-cell table:style-name="ce160"/>
          <table:table-cell table:style-name="ce182" table:formula="of:=[.F96]+[.F101]" office:value-type="float" office:value="0">
            <text:p>- </text:p>
          </table:table-cell>
          <table:table-cell table:style-name="ce160"/>
          <table:table-cell table:style-name="ce182" table:formula="of:=[.H96]+[.H101]" office:value-type="float" office:value="0">
            <text:p>- </text:p>
          </table:table-cell>
          <table:table-cell table:style-name="ce207"/>
          <table:table-cell table:number-columns-repeated="1015"/>
        </table:table-row>
        <table:table-row table:style-name="ro30">
          <table:table-cell table:style-name="ce160"/>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Less taxes paid       ">
            <text:p>Less taxes paid <text:s text:c="7"/></text:p>
          </table:table-cell>
          <table:table-cell table:style-name="ce180" table:formula="of:=[.B24]" office:value-type="float" office:value="0">
            <text:p>- </text:p>
          </table:table-cell>
          <table:table-cell table:style-name="ce159"/>
          <table:table-cell table:style-name="ce180" table:formula="of:=[.D24]" office:value-type="float" office:value="0">
            <text:p>- </text:p>
          </table:table-cell>
          <table:table-cell table:style-name="ce159"/>
          <table:table-cell table:style-name="ce180" table:formula="of:=[.F24]" office:value-type="float" office:value="0">
            <text:p>-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Net Cash from Operations       ">
            <text:p>Net Cash from Operations <text:s text:c="7"/></text:p>
          </table:table-cell>
          <table:table-cell table:style-name="ce180" table:formula="of:=[.B102]-[.B104]" office:value-type="float" office:value="0">
            <text:p>- </text:p>
          </table:table-cell>
          <table:table-cell table:style-name="ce159"/>
          <table:table-cell table:style-name="ce180" table:formula="of:=[.D102]-[.D104]" office:value-type="float" office:value="0">
            <text:p>- </text:p>
          </table:table-cell>
          <table:table-cell table:style-name="ce159"/>
          <table:table-cell table:style-name="ce180" table:formula="of:=[.F102]-[.F104]" office:value-type="float" office:value="0">
            <text:p>- </text:p>
          </table:table-cell>
          <table:table-cell table:style-name="ce159"/>
          <table:table-cell table:style-name="ce180" table:formula="of:=[.H102]-[.H104]" office:value-type="float" office:value="0">
            <text:p>- </text:p>
          </table:table-cell>
          <table:table-cell table:style-name="ce165"/>
          <table:table-cell table:number-columns-repeated="1015"/>
        </table:table-row>
        <table:table-row table:style-name="ro30">
          <table:table-cell table:number-columns-repeated="1024"/>
        </table:table-row>
        <table:table-row table:style-name="ro30">
          <table:table-cell table:style-name="ce162" office:value-type="string">
            <text:p>Ratio</text:p>
          </table:table-cell>
          <table:table-cell table:style-name="ce183"/>
          <table:table-cell table:number-columns-repeated="1022"/>
        </table:table-row>
        <table:table-row table:style-name="ro30">
          <table:table-cell table:style-name="ce163" office:value-type="string">
            <text:p>Debt Equity-Not exceed</text:p>
          </table:table-cell>
          <table:table-cell table:style-name="ce164" office:value-type="float" office:value="2">
            <text:p>2</text:p>
          </table:table-cell>
          <table:table-cell table:style-name="ce192" table:formula="of:=[.B74]" office:value-type="float" office:value="0">
            <text:p>#DIV/0!</text:p>
          </table:table-cell>
          <table:table-cell/>
          <table:table-cell table:style-name="ce196"/>
          <table:table-cell/>
          <table:table-cell table:style-name="ce196"/>
          <table:table-cell table:number-columns-repeated="1017"/>
        </table:table-row>
        <table:table-row table:style-name="ro30">
          <table:table-cell table:style-name="ce164" office:value-type="string">
            <text:p>DSCR-Min</text:p>
          </table:table-cell>
          <table:table-cell table:style-name="ce164" office:value-type="float" office:value="1.25">
            <text:p>1.25</text:p>
          </table:table-cell>
          <table:table-cell table:style-name="ce192" table:formula="of:=[.B76]" office:value-type="float" office:value="0">
            <text:p>#DIV/0!</text:p>
          </table:table-cell>
          <table:table-cell table:number-columns-repeated="1021"/>
        </table:table-row>
        <table:table-row table:style-name="ro30">
          <table:table-cell table:style-name="ce164" office:value-type="string">
            <text:p>Drs to Sales-&lt; </text:p>
          </table:table-cell>
          <table:table-cell table:style-name="ce184" office:value-type="string">
            <text:p>4 months</text:p>
          </table:table-cell>
          <table:table-cell table:style-name="ce193" table:formula="of:=[.B59]/[.B5]*365/30" office:value-type="float" office:value="0">
            <text:p>#DIV/0!</text:p>
          </table:table-cell>
          <table:table-cell table:style-name="ce194" office:value-type="string">
            <text:p>months</text:p>
          </table:table-cell>
          <table:table-cell table:number-columns-repeated="1020"/>
        </table:table-row>
        <table:table-row table:style-name="ro30">
          <table:table-cell table:style-name="ce165" office:value-type="string">
            <text:p>Proposed DSCR</text:p>
          </table:table-cell>
          <table:table-cell/>
          <table:table-cell table:style-name="ce194"/>
          <table:table-cell table:number-columns-repeated="1021"/>
        </table:table-row>
        <table:table-row table:style-name="ro30">
          <table:table-cell table:style-name="ce163" office:value-type="string">
            <text:p>Debt Equity</text:p>
          </table:table-cell>
          <table:table-cell table:style-name="ce185" table:formula="of:=+[.B74]" office:value-type="float" office:value="0">
            <text:p>#DIV/0!</text:p>
          </table:table-cell>
          <table:table-cell table:style-name="ce185"/>
          <table:table-cell table:number-columns-repeated="1021"/>
        </table:table-row>
        <table:table-row table:style-name="ro30">
          <table:table-cell table:style-name="ce164" office:value-type="string">
            <text:p>DSCR</text:p>
          </table:table-cell>
          <table:table-cell table:style-name="ce185" table:formula="of:=+[.C110]" office:value-type="float" office:value="0">
            <text:p>#DIV/0!</text:p>
          </table:table-cell>
          <table:table-cell table:style-name="ce185"/>
          <table:table-cell table:number-columns-repeated="1021"/>
        </table:table-row>
        <table:table-row table:style-name="ro30">
          <table:table-cell table:style-name="ce164" office:value-type="string">
            <text:p>Drs to Sales</text:p>
          </table:table-cell>
          <table:table-cell table:style-name="ce185" table:formula="of:=+[.C111]" office:value-type="float" office:value="0">
            <text:p>#DIV/0!</text:p>
          </table:table-cell>
          <table:table-cell table:style-name="ce185"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Ratios Sheet - combined" table:style-name="ta9" table:protected="true" table:protection-key="sHbLKBrsXbmhuH0oqtIhgGcltWQ=">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30">
          <table:table-cell table:style-name="ce129" table:number-columns-spanned="8" table:number-rows-spanned="2"/>
          <table:covered-table-cell table:number-columns-repeated="7" table:style-name="ce129"/>
          <table:table-cell table:style-name="ce129" table:number-columns-spanned="1" table:number-rows-spanned="2"/>
          <table:table-cell table:number-columns-repeated="1015"/>
        </table:table-row>
        <table:table-row table:style-name="ro22">
          <table:covered-table-cell table:number-columns-repeated="9" table:style-name="ce129"/>
          <table:table-cell table:number-columns-repeated="1015"/>
        </table:table-row>
        <table:table-row table:style-name="ro30">
          <table:table-cell table:style-name="ce130" office:value-type="string" table:number-columns-spanned="1" table:number-rows-spanned="2">
            <text:p>Profit &amp; Loss Account</text:p>
          </table:table-cell>
          <table:table-cell table:style-name="ce167" office:value-type="string">
            <text:p>31.03.2013</text:p>
          </table:table-cell>
          <table:table-cell table:style-name="ce167" office:value-type="string">
            <text:p>% Growth</text:p>
          </table:table-cell>
          <table:table-cell table:style-name="ce167" office:value-type="string">
            <text:p>31.03.2012</text:p>
          </table:table-cell>
          <table:table-cell table:style-name="ce167" office:value-type="string">
            <text:p>% Growth</text:p>
          </table:table-cell>
          <table:table-cell table:style-name="ce167" office:value-type="string">
            <text:p>31.03.2011</text:p>
          </table:table-cell>
          <table:table-cell table:style-name="ce167" office:value-type="string">
            <text:p>% Growth</text:p>
          </table:table-cell>
          <table:table-cell table:style-name="ce167" office:value-type="string">
            <text:p>31.03.2010</text:p>
          </table:table-cell>
          <table:table-cell table:style-name="ce200"/>
          <table:table-cell table:number-columns-repeated="1015"/>
        </table:table-row>
        <table:table-row table:style-name="ro30">
          <table:covered-table-cell table:style-name="ce130"/>
          <table:table-cell table:style-name="ce167" office:value-type="string">
            <text:p>Rs. lacs</text:p>
          </table:table-cell>
          <table:table-cell table:style-name="ce167" office:value-type="string">
            <text:p>In 2013</text:p>
          </table:table-cell>
          <table:table-cell table:style-name="ce167" office:value-type="string">
            <text:p>Rs. lacs</text:p>
          </table:table-cell>
          <table:table-cell table:style-name="ce167" office:value-type="string">
            <text:p>In 2012</text:p>
          </table:table-cell>
          <table:table-cell table:style-name="ce167" office:value-type="string">
            <text:p>Rs. lacs</text:p>
          </table:table-cell>
          <table:table-cell table:style-name="ce167" office:value-type="string">
            <text:p>In 2011</text:p>
          </table:table-cell>
          <table:table-cell table:style-name="ce167" office:value-type="string">
            <text:p>Rs. lacs</text:p>
          </table:table-cell>
          <table:table-cell table:style-name="ce200"/>
          <table:table-cell table:number-columns-repeated="1015"/>
        </table:table-row>
        <table:table-row table:style-name="ro35">
          <table:table-cell table:style-name="ce131" office:value-type="string">
            <text:p>Sales</text:p>
          </table:table-cell>
          <table:table-cell table:style-name="ce186" table:formula="of:=[$'Ratios Sheet1'.B5]+[$'Ratios Sheet2'.B5]+[$'Ratios Sheet3'.B5]+[$'Ratios Sheet4'.B5]" office:value-type="float" office:value="498.4748">
            <text:p>498.47</text:p>
          </table:table-cell>
          <table:table-cell table:style-name="ce186" table:formula="of:=([.B5]-[.D5])/[.D5]*100" office:value-type="float" office:value="20.16926763314">
            <text:p>20.17</text:p>
          </table:table-cell>
          <table:table-cell table:style-name="ce186" table:formula="of:=[$'Ratios Sheet1'.D5]+[$'Ratios Sheet2'.D5]+[$'Ratios Sheet3'.D5]+[$'Ratios Sheet4'.D5]" office:value-type="float" office:value="414.81055">
            <text:p>414.81</text:p>
          </table:table-cell>
          <table:table-cell table:style-name="ce186" table:formula="of:=([.D5]-[.F5])/[.F5]*100" office:value-type="float" office:value="12.5043262752948">
            <text:p>12.50</text:p>
          </table:table-cell>
          <table:table-cell table:style-name="ce186" table:formula="of:=[$'Ratios Sheet1'.F5]+[$'Ratios Sheet2'.F5]+[$'Ratios Sheet3'.F5]+[$'Ratios Sheet4'.F5]" office:value-type="float" office:value="368.70631">
            <text:p>368.71</text:p>
          </table:table-cell>
          <table:table-cell table:style-name="ce186" table:formula="of:=([.F5]-[.H5])/[.H5]*100" office:value-type="float" office:value="0">
            <text:p>#DIV/0!</text:p>
          </table:table-cell>
          <table:table-cell table:style-name="ce186" table:formula="of:=[$'Ratios Sheet1'.H5]+[$'Ratios Sheet2'.H5]+[$'Ratios Sheet3'.H5]+[$'Ratios Sheet4'.H5]" office:value-type="float" office:value="0">
            <text:p>0.00</text:p>
          </table:table-cell>
          <table:table-cell table:style-name="ce201"/>
          <table:table-cell table:number-columns-repeated="1015"/>
        </table:table-row>
        <table:table-row table:style-name="ro23">
          <table:table-cell table:style-name="ce132" office:value-type="string">
            <text:p>Other Income (incidental to Business/Business income)</text:p>
          </table:table-cell>
          <table:table-cell table:style-name="ce186" table:formula="of:=[$'Ratios Sheet1'.B6]+[$'Ratios Sheet2'.B6]+[$'Ratios Sheet3'.B6]+[$'Ratios Sheet4'.B6]" office:value-type="float" office:value="0">
            <text:p>0.00</text:p>
          </table:table-cell>
          <table:table-cell table:style-name="ce186" table:formula="of:=([.B6]-[.D6])/[.D6]*100" office:value-type="float" office:value="0">
            <text:p>#DIV/0!</text:p>
          </table:table-cell>
          <table:table-cell table:style-name="ce186" table:formula="of:=[$'Ratios Sheet1'.D6]+[$'Ratios Sheet2'.D6]+[$'Ratios Sheet3'.D6]+[$'Ratios Sheet4'.D6]" office:value-type="float" office:value="0">
            <text:p>0.00</text:p>
          </table:table-cell>
          <table:table-cell table:style-name="ce186" table:formula="of:=([.D6]-[.F6])/[.F6]*100" office:value-type="float" office:value="0">
            <text:p>#DIV/0!</text:p>
          </table:table-cell>
          <table:table-cell table:style-name="ce186" table:formula="of:=[$'Ratios Sheet1'.F6]+[$'Ratios Sheet2'.F6]+[$'Ratios Sheet3'.F6]+[$'Ratios Sheet4'.F6]" office:value-type="float" office:value="0">
            <text:p>0.00</text:p>
          </table:table-cell>
          <table:table-cell table:style-name="ce186" table:formula="of:=([.F6]-[.H6])/[.H6]*100" office:value-type="float" office:value="0">
            <text:p>#DIV/0!</text:p>
          </table:table-cell>
          <table:table-cell table:style-name="ce186" table:formula="of:=[$'Ratios Sheet1'.H6]+[$'Ratios Sheet2'.H6]+[$'Ratios Sheet3'.H6]+[$'Ratios Sheet4'.H6]" office:value-type="float" office:value="0">
            <text:p>0.00</text:p>
          </table:table-cell>
          <table:table-cell table:style-name="ce201"/>
          <table:table-cell table:number-columns-repeated="1015"/>
        </table:table-row>
        <table:table-row table:style-name="ro30">
          <table:table-cell table:style-name="ce132" office:value-type="string">
            <text:p>Other Income (Non Business income)</text:p>
          </table:table-cell>
          <table:table-cell table:style-name="ce186" table:formula="of:=[$'Ratios Sheet1'.B7]+[$'Ratios Sheet2'.B7]+[$'Ratios Sheet3'.B7]+[$'Ratios Sheet4'.B7]" office:value-type="float" office:value="0.862">
            <text:p>0.86</text:p>
          </table:table-cell>
          <table:table-cell table:style-name="ce186" table:formula="of:=([.B7]-[.D7])/[.D7]*100" office:value-type="float" office:value="4396.60928534168">
            <text:p>4396.61</text:p>
          </table:table-cell>
          <table:table-cell table:style-name="ce186" table:formula="of:=[$'Ratios Sheet1'.D7]+[$'Ratios Sheet2'.D7]+[$'Ratios Sheet3'.D7]+[$'Ratios Sheet4'.D7]" office:value-type="float" office:value="0.01917">
            <text:p>0.02</text:p>
          </table:table-cell>
          <table:table-cell table:style-name="ce186" table:formula="of:=([.D7]-[.F7])/[.F7]*100" office:value-type="float" office:value="0">
            <text:p>#DIV/0!</text:p>
          </table:table-cell>
          <table:table-cell table:style-name="ce186" table:formula="of:=[$'Ratios Sheet1'.F7]+[$'Ratios Sheet2'.F7]+[$'Ratios Sheet3'.F7]+[$'Ratios Sheet4'.F7]" office:value-type="float" office:value="0">
            <text:p>0.00</text:p>
          </table:table-cell>
          <table:table-cell table:style-name="ce186" table:formula="of:=([.F7]-[.H7])/[.H7]*100" office:value-type="float" office:value="0">
            <text:p>#DIV/0!</text:p>
          </table:table-cell>
          <table:table-cell table:style-name="ce186" table:formula="of:=[$'Ratios Sheet1'.H7]+[$'Ratios Sheet2'.H7]+[$'Ratios Sheet3'.H7]+[$'Ratios Sheet4'.H7]" office:value-type="float" office:value="0">
            <text:p>0.00</text:p>
          </table:table-cell>
          <table:table-cell table:style-name="ce201"/>
          <table:table-cell table:number-columns-repeated="1015"/>
        </table:table-row>
        <table:table-row table:style-name="ro27">
          <table:table-cell table:style-name="ce133" office:value-type="string">
            <text:p>Total Income</text:p>
          </table:table-cell>
          <table:table-cell table:style-name="ce169" table:formula="of:=[.B5]+[.B6]+[.B7]" office:value-type="float" office:value="499.3368">
            <text:p>499.34</text:p>
          </table:table-cell>
          <table:table-cell table:style-name="ce186" table:formula="of:=([.B8]-[.D8])/[.D8]*100" office:value-type="float" office:value="20.3715105079742">
            <text:p>20.37</text:p>
          </table:table-cell>
          <table:table-cell table:style-name="ce169" table:formula="of:=[.D5]+[.D6]+[.D7]" office:value-type="float" office:value="414.82972">
            <text:p>414.83</text:p>
          </table:table-cell>
          <table:table-cell table:style-name="ce186" table:formula="of:=([.D8]-[.F8])/[.F8]*100" office:value-type="float" office:value="12.509525535378">
            <text:p>12.51</text:p>
          </table:table-cell>
          <table:table-cell table:style-name="ce169" table:formula="of:=[.F5]+[.F6]+[.F7]" office:value-type="float" office:value="368.70631">
            <text:p>368.71</text:p>
          </table:table-cell>
          <table:table-cell table:style-name="ce186" table:formula="of:=([.F8]-[.H8])/[.H8]*100" office:value-type="float" office:value="0">
            <text:p>#DIV/0!</text:p>
          </table:table-cell>
          <table:table-cell table:style-name="ce169" table:formula="of:=[.H5]+[.H6]+[.H7]" office:value-type="float" office:value="0">
            <text:p>0.00</text:p>
          </table:table-cell>
          <table:table-cell table:style-name="ce201"/>
          <table:table-cell table:number-columns-repeated="1015"/>
        </table:table-row>
        <table:table-row table:style-name="ro36">
          <table:table-cell table:style-name="ce133"/>
          <table:table-cell table:style-name="ce169"/>
          <table:table-cell table:style-name="ce218" office:value-type="string">
            <text:p>Cost % of sales of 2013</text:p>
          </table:table-cell>
          <table:table-cell table:style-name="ce169"/>
          <table:table-cell table:style-name="ce218" office:value-type="string">
            <text:p>Cost % of sales of 2012</text:p>
          </table:table-cell>
          <table:table-cell table:style-name="ce197"/>
          <table:table-cell table:style-name="ce218" office:value-type="string">
            <text:p>Cost % of sales of 2011</text:p>
          </table:table-cell>
          <table:table-cell table:style-name="ce197"/>
          <table:table-cell table:style-name="ce219" office:value-type="string">
            <text:p>Cost % of sales of 2010</text:p>
          </table:table-cell>
          <table:table-cell table:number-columns-repeated="1015"/>
        </table:table-row>
        <table:table-row table:style-name="ro27">
          <table:table-cell table:style-name="ce134" office:value-type="string">
            <text:p>Raw Material Cost</text:p>
          </table:table-cell>
          <table:table-cell table:style-name="ce186" table:formula="of:=[$'Ratios Sheet1'.B10]+[$'Ratios Sheet2'.B10]+[$'Ratios Sheet3'.B10]+[$'Ratios Sheet4'.B10]" office:value-type="float" office:value="295.45411">
            <text:p>295.45</text:p>
          </table:table-cell>
          <table:table-cell table:style-name="ce186" table:formula="of:=[.B10]/[.$B$5]*100" office:value-type="float" office:value="59.2716241623448">
            <text:p>59.27</text:p>
          </table:table-cell>
          <table:table-cell table:style-name="ce186" table:formula="of:=[$'Ratios Sheet1'.D10]+[$'Ratios Sheet2'.D10]+[$'Ratios Sheet3'.D10]+[$'Ratios Sheet4'.D10]" office:value-type="float" office:value="235.25494">
            <text:p>235.25</text:p>
          </table:table-cell>
          <table:table-cell table:style-name="ce186" table:formula="of:=[.D10]/[.$D$5]*100" office:value-type="float" office:value="56.7138275533253">
            <text:p>56.71</text:p>
          </table:table-cell>
          <table:table-cell table:style-name="ce186" table:formula="of:=[$'Ratios Sheet1'.F10]+[$'Ratios Sheet2'.F10]+[$'Ratios Sheet3'.F10]+[$'Ratios Sheet4'.F10]" office:value-type="float" office:value="196.78213">
            <text:p>196.78</text:p>
          </table:table-cell>
          <table:table-cell table:style-name="ce186" table:formula="of:=[.F10]/[.$F$5]*100" office:value-type="float" office:value="53.3709688884902">
            <text:p>53.37</text:p>
          </table:table-cell>
          <table:table-cell table:style-name="ce186" table:formula="of:=[$'Ratios Sheet1'.H10]+[$'Ratios Sheet2'.H10]+[$'Ratios Sheet3'.H10]+[$'Ratios Sheet4'.H10]" office:value-type="float" office:value="0">
            <text:p>0.00</text:p>
          </table:table-cell>
          <table:table-cell table:style-name="ce203" table:formula="of:=[.H10]/[.$H$5]*100" office:value-type="float" office:value="0">
            <text:p>#DIV/0!</text:p>
          </table:table-cell>
          <table:table-cell table:number-columns-repeated="1015"/>
        </table:table-row>
        <table:table-row table:style-name="ro27">
          <table:table-cell table:style-name="ce134" office:value-type="string">
            <text:p>Manufacturing expenses</text:p>
          </table:table-cell>
          <table:table-cell table:style-name="ce186" table:formula="of:=[$'Ratios Sheet1'.B11]+[$'Ratios Sheet2'.B11]+[$'Ratios Sheet3'.B11]+[$'Ratios Sheet4'.B11]" office:value-type="float" office:value="91.51643">
            <text:p>91.52</text:p>
          </table:table-cell>
          <table:table-cell table:style-name="ce186" table:formula="of:=[.B11]/[.$B$5]*100" office:value-type="float" office:value="18.3592891757016">
            <text:p>18.36</text:p>
          </table:table-cell>
          <table:table-cell table:style-name="ce186" table:formula="of:=[$'Ratios Sheet1'.D11]+[$'Ratios Sheet2'.D11]+[$'Ratios Sheet3'.D11]+[$'Ratios Sheet4'.D11]" office:value-type="float" office:value="82.5018">
            <text:p>82.50</text:p>
          </table:table-cell>
          <table:table-cell table:style-name="ce186" table:formula="of:=[.D11]/[.$D$5]*100" office:value-type="float" office:value="19.889031269817">
            <text:p>19.89</text:p>
          </table:table-cell>
          <table:table-cell table:style-name="ce186" table:formula="of:=[$'Ratios Sheet1'.F11]+[$'Ratios Sheet2'.F11]+[$'Ratios Sheet3'.F11]+[$'Ratios Sheet4'.F11]" office:value-type="float" office:value="81.2442">
            <text:p>81.24</text:p>
          </table:table-cell>
          <table:table-cell table:style-name="ce186" table:formula="of:=[.F11]/[.$F$5]*100" office:value-type="float" office:value="22.0349361528421">
            <text:p>22.03</text:p>
          </table:table-cell>
          <table:table-cell table:style-name="ce186" table:formula="of:=[$'Ratios Sheet1'.H11]+[$'Ratios Sheet2'.H11]+[$'Ratios Sheet3'.H11]+[$'Ratios Sheet4'.H11]" office:value-type="float" office:value="0">
            <text:p>0.00</text:p>
          </table:table-cell>
          <table:table-cell table:style-name="ce203" table:formula="of:=[.H11]/[.$H$5]*100" office:value-type="float" office:value="0">
            <text:p>#DIV/0!</text:p>
          </table:table-cell>
          <table:table-cell table:style-name="ce194"/>
          <table:table-cell table:number-columns-repeated="1014"/>
        </table:table-row>
        <table:table-row table:style-name="ro30">
          <table:table-cell table:style-name="ce134" office:value-type="string">
            <text:p>Wages &amp; employee cost</text:p>
          </table:table-cell>
          <table:table-cell table:style-name="ce186" table:formula="of:=[$'Ratios Sheet1'.B12]+[$'Ratios Sheet2'.B12]+[$'Ratios Sheet3'.B12]+[$'Ratios Sheet4'.B12]" office:value-type="float" office:value="24.5229">
            <text:p>24.52</text:p>
          </table:table-cell>
          <table:table-cell table:style-name="ce186" table:formula="of:=[.B12]/[.$B$5]*100" office:value-type="float" office:value="4.91958670729192">
            <text:p>4.92</text:p>
          </table:table-cell>
          <table:table-cell table:style-name="ce186" table:formula="of:=[$'Ratios Sheet1'.D12]+[$'Ratios Sheet2'.D12]+[$'Ratios Sheet3'.D12]+[$'Ratios Sheet4'.D12]" office:value-type="float" office:value="32.04667">
            <text:p>32.05</text:p>
          </table:table-cell>
          <table:table-cell table:style-name="ce186" table:formula="of:=[.D12]/[.$D$5]*100" office:value-type="float" office:value="7.7256159468461">
            <text:p>7.73</text:p>
          </table:table-cell>
          <table:table-cell table:style-name="ce186" table:formula="of:=[$'Ratios Sheet1'.F12]+[$'Ratios Sheet2'.F12]+[$'Ratios Sheet3'.F12]+[$'Ratios Sheet4'.F12]" office:value-type="float" office:value="28.99344">
            <text:p>28.99</text:p>
          </table:table-cell>
          <table:table-cell table:style-name="ce186" table:formula="of:=[.F12]/[.$F$5]*100" office:value-type="float" office:value="7.86355948180003">
            <text:p>7.86</text:p>
          </table:table-cell>
          <table:table-cell table:style-name="ce186" table:formula="of:=[$'Ratios Sheet1'.H12]+[$'Ratios Sheet2'.H12]+[$'Ratios Sheet3'.H12]+[$'Ratios Sheet4'.H12]" office:value-type="float" office:value="0">
            <text:p>0.00</text:p>
          </table:table-cell>
          <table:table-cell table:style-name="ce203" table:formula="of:=[.H12]/[.$H$5]*100" office:value-type="float" office:value="0">
            <text:p>#DIV/0!</text:p>
          </table:table-cell>
          <table:table-cell table:number-columns-repeated="1015"/>
        </table:table-row>
        <table:table-row table:style-name="ro30">
          <table:table-cell table:style-name="ce135" office:value-type="string">
            <text:p>Gross Profit</text:p>
          </table:table-cell>
          <table:table-cell table:style-name="ce170" table:formula="of:=[.B8]-[.B10]-[.B11]-[.B12]" office:value-type="float" office:value="87.8433600000001">
            <text:p>87.84</text:p>
          </table:table-cell>
          <table:table-cell table:style-name="ce186" table:formula="of:=[.B13]/[.$B$5]*100" office:value-type="float" office:value="17.6224274527017">
            <text:p>17.62</text:p>
          </table:table-cell>
          <table:table-cell table:style-name="ce170" table:formula="of:=[.D8]-[.D10]-[.D11]-[.D12]" office:value-type="float" office:value="65.02631">
            <text:p>65.03</text:p>
          </table:table-cell>
          <table:table-cell table:style-name="ce186" table:formula="of:=[.D13]/[.$D$5]*100" office:value-type="float" office:value="15.676146616811">
            <text:p>15.68</text:p>
          </table:table-cell>
          <table:table-cell table:style-name="ce170" table:formula="of:=[.F8]-[.F10]-[.F11]-[.F12]" office:value-type="float" office:value="61.68654">
            <text:p>61.69</text:p>
          </table:table-cell>
          <table:table-cell table:style-name="ce186" table:formula="of:=[.F13]/[.$F$5]*100" office:value-type="float" office:value="16.7305354768677">
            <text:p>16.73</text:p>
          </table:table-cell>
          <table:table-cell table:style-name="ce170" table:formula="of:=[.H8]-[.H10]-[.H11]-[.H12]" office:value-type="float" office:value="0">
            <text:p>0.00</text:p>
          </table:table-cell>
          <table:table-cell table:style-name="ce203" table:formula="of:=[.H13]/[.$H$5]*100" office:value-type="float" office:value="0">
            <text:p>#DIV/0!</text:p>
          </table:table-cell>
          <table:table-cell table:number-columns-repeated="1015"/>
        </table:table-row>
        <table:table-row table:style-name="ro30">
          <table:table-cell table:style-name="ce136" office:value-type="string">
            <text:p>Administrative Expenses</text:p>
          </table:table-cell>
          <table:table-cell table:style-name="ce186" table:formula="of:=[$'Ratios Sheet1'.B14]+[$'Ratios Sheet2'.B14]+[$'Ratios Sheet3'.B14]+[$'Ratios Sheet4'.B14]" office:value-type="float" office:value="23.68876">
            <text:p>23.69</text:p>
          </table:table-cell>
          <table:table-cell table:style-name="ce186" table:formula="of:=[.B14]/[.$B$5]*100" office:value-type="float" office:value="4.75224825808648">
            <text:p>4.75</text:p>
          </table:table-cell>
          <table:table-cell table:style-name="ce186" table:formula="of:=[$'Ratios Sheet1'.D14]+[$'Ratios Sheet2'.D14]+[$'Ratios Sheet3'.D14]+[$'Ratios Sheet4'.D14]" office:value-type="float" office:value="19.04003">
            <text:p>19.04</text:p>
          </table:table-cell>
          <table:table-cell table:style-name="ce186" table:formula="of:=[.D14]/[.$D$5]*100" office:value-type="float" office:value="4.59005442363989">
            <text:p>4.59</text:p>
          </table:table-cell>
          <table:table-cell table:style-name="ce186" table:formula="of:=[$'Ratios Sheet1'.F14]+[$'Ratios Sheet2'.F14]+[$'Ratios Sheet3'.F14]+[$'Ratios Sheet4'.F14]" office:value-type="float" office:value="18.06132">
            <text:p>18.06</text:p>
          </table:table-cell>
          <table:table-cell table:style-name="ce186" table:formula="of:=[.F14]/[.$F$5]*100" office:value-type="float" office:value="4.89856547342517">
            <text:p>4.90</text:p>
          </table:table-cell>
          <table:table-cell table:style-name="ce186" table:formula="of:=[$'Ratios Sheet1'.H14]+[$'Ratios Sheet2'.H14]+[$'Ratios Sheet3'.H14]+[$'Ratios Sheet4'.H14]" office:value-type="float" office:value="0">
            <text:p>0.00</text:p>
          </table:table-cell>
          <table:table-cell table:style-name="ce203" table:formula="of:=[.H14]/[.$H$5]*100" office:value-type="float" office:value="0">
            <text:p>#DIV/0!</text:p>
          </table:table-cell>
          <table:table-cell table:style-name="ce194"/>
          <table:table-cell table:number-columns-repeated="1014"/>
        </table:table-row>
        <table:table-row table:style-name="ro30">
          <table:table-cell table:style-name="ce136" office:value-type="string">
            <text:p>Selling &amp; Distribution Expenses</text:p>
          </table:table-cell>
          <table:table-cell table:style-name="ce186" table:formula="of:=[$'Ratios Sheet1'.B15]+[$'Ratios Sheet2'.B15]+[$'Ratios Sheet3'.B15]+[$'Ratios Sheet4'.B15]" office:value-type="float" office:value="0">
            <text:p>0.00</text:p>
          </table:table-cell>
          <table:table-cell table:style-name="ce186" table:formula="of:=[.B15]/[.$B$5]*100" office:value-type="float" office:value="0">
            <text:p>0.00</text:p>
          </table:table-cell>
          <table:table-cell table:style-name="ce186" table:formula="of:=[$'Ratios Sheet1'.D15]+[$'Ratios Sheet2'.D15]+[$'Ratios Sheet3'.D15]+[$'Ratios Sheet4'.D15]" office:value-type="float" office:value="0">
            <text:p>0.00</text:p>
          </table:table-cell>
          <table:table-cell table:style-name="ce186" table:formula="of:=[.D15]/[.$D$5]*100" office:value-type="float" office:value="0">
            <text:p>0.00</text:p>
          </table:table-cell>
          <table:table-cell table:style-name="ce186" table:formula="of:=[$'Ratios Sheet1'.F15]+[$'Ratios Sheet2'.F15]+[$'Ratios Sheet3'.F15]+[$'Ratios Sheet4'.F15]" office:value-type="float" office:value="0">
            <text:p>0.00</text:p>
          </table:table-cell>
          <table:table-cell table:style-name="ce186" table:formula="of:=[.F15]/[.$F$5]*100" office:value-type="float" office:value="0">
            <text:p>0.00</text:p>
          </table:table-cell>
          <table:table-cell table:style-name="ce186" table:formula="of:=[$'Ratios Sheet1'.H15]+[$'Ratios Sheet2'.H15]+[$'Ratios Sheet3'.H15]+[$'Ratios Sheet4'.H15]" office:value-type="float" office:value="0">
            <text:p>0.00</text:p>
          </table:table-cell>
          <table:table-cell table:style-name="ce203" table:formula="of:=[.H15]/[.$H$5]*100" office:value-type="float" office:value="0">
            <text:p>#DIV/0!</text:p>
          </table:table-cell>
          <table:table-cell table:style-name="ce194"/>
          <table:table-cell table:number-columns-repeated="1014"/>
        </table:table-row>
        <table:table-row table:style-name="ro30">
          <table:table-cell table:style-name="ce135" office:value-type="string">
            <text:p>PBDIT</text:p>
          </table:table-cell>
          <table:table-cell table:style-name="ce170" table:formula="of:=[.B13]-[.B14]-[.B15]" office:value-type="float" office:value="64.1546">
            <text:p>64.15</text:p>
          </table:table-cell>
          <table:table-cell table:style-name="ce186" table:formula="of:=[.B16]/[.$B$5]*100" office:value-type="float" office:value="12.8701791946153">
            <text:p>12.87</text:p>
          </table:table-cell>
          <table:table-cell table:style-name="ce170" table:formula="of:=[.D13]-[.D14]-[.D15]" office:value-type="float" office:value="45.98628">
            <text:p>45.99</text:p>
          </table:table-cell>
          <table:table-cell table:style-name="ce186" table:formula="of:=[.D16]/[.$D$5]*100" office:value-type="float" office:value="11.0860921931711">
            <text:p>11.09</text:p>
          </table:table-cell>
          <table:table-cell table:style-name="ce170" table:formula="of:=[.F13]-[.F14]-[.F15]" office:value-type="float" office:value="43.62522">
            <text:p>43.63</text:p>
          </table:table-cell>
          <table:table-cell table:style-name="ce186" table:formula="of:=[.F16]/[.$F$5]*100" office:value-type="float" office:value="11.8319700034426">
            <text:p>11.83</text:p>
          </table:table-cell>
          <table:table-cell table:style-name="ce170" table:formula="of:=[.H13]-[.H14]-[.H15]" office:value-type="float" office:value="0">
            <text:p>0.00</text:p>
          </table:table-cell>
          <table:table-cell table:style-name="ce203" table:formula="of:=[.H16]/[.$H$5]*100" office:value-type="float" office:value="0">
            <text:p>#DIV/0!</text:p>
          </table:table-cell>
          <table:table-cell table:number-columns-repeated="1015"/>
        </table:table-row>
        <table:table-row table:style-name="ro30">
          <table:table-cell table:style-name="ce137" office:value-type="string">
            <text:p>Depreciation</text:p>
          </table:table-cell>
          <table:table-cell table:style-name="ce186" table:formula="of:=[$'Ratios Sheet1'.B17]+[$'Ratios Sheet2'.B17]+[$'Ratios Sheet3'.B17]+[$'Ratios Sheet4'.B17]" office:value-type="float" office:value="19.02297">
            <text:p>19.02</text:p>
          </table:table-cell>
          <table:table-cell table:style-name="ce186" table:formula="of:=[.B17]/[.$B$5]*100" office:value-type="float" office:value="3.81623504337632">
            <text:p>3.82</text:p>
          </table:table-cell>
          <table:table-cell table:style-name="ce186" table:formula="of:=[$'Ratios Sheet1'.D17]+[$'Ratios Sheet2'.D17]+[$'Ratios Sheet3'.D17]+[$'Ratios Sheet4'.D17]" office:value-type="float" office:value="17.5891">
            <text:p>17.59</text:p>
          </table:table-cell>
          <table:table-cell table:style-name="ce186" table:formula="of:=[.D17]/[.$D$5]*100" office:value-type="float" office:value="4.24027305959311">
            <text:p>4.24</text:p>
          </table:table-cell>
          <table:table-cell table:style-name="ce186" table:formula="of:=[$'Ratios Sheet1'.F17]+[$'Ratios Sheet2'.F17]+[$'Ratios Sheet3'.F17]+[$'Ratios Sheet4'.F17]" office:value-type="float" office:value="17.21026">
            <text:p>17.21</text:p>
          </table:table-cell>
          <table:table-cell table:style-name="ce186" table:formula="of:=[.F17]/[.$F$5]*100" office:value-type="float" office:value="4.66774219296654">
            <text:p>4.67</text:p>
          </table:table-cell>
          <table:table-cell table:style-name="ce186" table:formula="of:=[$'Ratios Sheet1'.H17]+[$'Ratios Sheet2'.H17]+[$'Ratios Sheet3'.H17]+[$'Ratios Sheet4'.H17]" office:value-type="float" office:value="0">
            <text:p>0.00</text:p>
          </table:table-cell>
          <table:table-cell table:style-name="ce203" table:formula="of:=[.H17]/[.$H$5]*100" office:value-type="float" office:value="0">
            <text:p>#DIV/0!</text:p>
          </table:table-cell>
          <table:table-cell table:number-columns-repeated="2"/>
          <table:table-cell table:style-name="ce212"/>
          <table:table-cell table:number-columns-repeated="1012"/>
        </table:table-row>
        <table:table-row table:style-name="ro27">
          <table:table-cell table:style-name="ce134" office:value-type="string">
            <text:p>Interest on Term Loan from Banks</text:p>
          </table:table-cell>
          <table:table-cell table:style-name="ce186" table:formula="of:=[$'Ratios Sheet1'.B18]+[$'Ratios Sheet2'.B18]+[$'Ratios Sheet3'.B18]+[$'Ratios Sheet4'.B18]" office:value-type="float" office:value="26.21581">
            <text:p>26.22</text:p>
          </table:table-cell>
          <table:table-cell table:style-name="ce186" table:formula="of:=[.B18]/[.$B$5]*100" office:value-type="float" office:value="5.25920467794962">
            <text:p>5.26</text:p>
          </table:table-cell>
          <table:table-cell table:style-name="ce186" table:formula="of:=[$'Ratios Sheet1'.D18]+[$'Ratios Sheet2'.D18]+[$'Ratios Sheet3'.D18]+[$'Ratios Sheet4'.D18]" office:value-type="float" office:value="10.44102">
            <text:p>10.44</text:p>
          </table:table-cell>
          <table:table-cell table:style-name="ce186" table:formula="of:=[.D18]/[.$D$5]*100" office:value-type="float" office:value="2.51705748564013">
            <text:p>2.52</text:p>
          </table:table-cell>
          <table:table-cell table:style-name="ce186" table:formula="of:=[$'Ratios Sheet1'.F18]+[$'Ratios Sheet2'.F18]+[$'Ratios Sheet3'.F18]+[$'Ratios Sheet4'.F18]" office:value-type="float" office:value="10.16956">
            <text:p>10.17</text:p>
          </table:table-cell>
          <table:table-cell table:style-name="ce186" table:formula="of:=[.F18]/[.$F$5]*100" office:value-type="float" office:value="2.7581735718057">
            <text:p>2.76</text:p>
          </table:table-cell>
          <table:table-cell table:style-name="ce186" table:formula="of:=[$'Ratios Sheet1'.H18]+[$'Ratios Sheet2'.H18]+[$'Ratios Sheet3'.H18]+[$'Ratios Sheet4'.H18]" office:value-type="float" office:value="0">
            <text:p>0.00</text:p>
          </table:table-cell>
          <table:table-cell table:style-name="ce203" table:formula="of:=[.H18]/[.$H$5]*100" office:value-type="float" office:value="0">
            <text:p>#DIV/0!</text:p>
          </table:table-cell>
          <table:table-cell table:style-name="ce212" table:number-columns-repeated="2"/>
          <table:table-cell table:style-name="ce165"/>
          <table:table-cell table:style-name="ce212" table:number-columns-repeated="1012"/>
        </table:table-row>
        <table:table-row table:style-name="ro27">
          <table:table-cell table:style-name="ce134" office:value-type="string">
            <text:p>Interest on Term Loan from Relatives</text:p>
          </table:table-cell>
          <table:table-cell table:style-name="ce186" table:formula="of:=[$'Ratios Sheet1'.B19]+[$'Ratios Sheet2'.B19]+[$'Ratios Sheet3'.B19]+[$'Ratios Sheet4'.B19]" office:value-type="float" office:value="14.12236">
            <text:p>14.12</text:p>
          </table:table-cell>
          <table:table-cell table:style-name="ce186" table:formula="of:=[.B19]/[.$B$5]*100" office:value-type="float" office:value="2.83311413134626">
            <text:p>2.83</text:p>
          </table:table-cell>
          <table:table-cell table:style-name="ce186" table:formula="of:=[$'Ratios Sheet1'.D19]+[$'Ratios Sheet2'.D19]+[$'Ratios Sheet3'.D19]+[$'Ratios Sheet4'.D19]" office:value-type="float" office:value="14.26898">
            <text:p>14.27</text:p>
          </table:table-cell>
          <table:table-cell table:style-name="ce186" table:formula="of:=[.D19]/[.$D$5]*100" office:value-type="float" office:value="3.43987875911063">
            <text:p>3.44</text:p>
          </table:table-cell>
          <table:table-cell table:style-name="ce186" table:formula="of:=[$'Ratios Sheet1'.F19]+[$'Ratios Sheet2'.F19]+[$'Ratios Sheet3'.F19]+[$'Ratios Sheet4'.F19]" office:value-type="float" office:value="0">
            <text:p>0.00</text:p>
          </table:table-cell>
          <table:table-cell table:style-name="ce186" table:formula="of:=[.F19]/[.$F$5]*100" office:value-type="float" office:value="0">
            <text:p>0.00</text:p>
          </table:table-cell>
          <table:table-cell table:style-name="ce186" table:formula="of:=[$'Ratios Sheet1'.H19]+[$'Ratios Sheet2'.H19]+[$'Ratios Sheet3'.H19]+[$'Ratios Sheet4'.H19]" office:value-type="float" office:value="0">
            <text:p>0.00</text:p>
          </table:table-cell>
          <table:table-cell table:style-name="ce203" table:formula="of:=[.H19]/[.$H$5]*100" office:value-type="float" office:value="0">
            <text:p>#DIV/0!</text:p>
          </table:table-cell>
          <table:table-cell table:style-name="ce212" table:number-columns-repeated="2"/>
          <table:table-cell table:style-name="ce165"/>
          <table:table-cell table:style-name="ce212" table:number-columns-repeated="1012"/>
        </table:table-row>
        <table:table-row table:style-name="ro27">
          <table:table-cell table:style-name="ce134" office:value-type="string">
            <text:p>Interest on unsecured loans from others</text:p>
          </table:table-cell>
          <table:table-cell table:style-name="ce186" table:formula="of:=[$'Ratios Sheet1'.B20]+[$'Ratios Sheet2'.B20]+[$'Ratios Sheet3'.B20]+[$'Ratios Sheet4'.B20]" office:value-type="float" office:value="0">
            <text:p>0.00</text:p>
          </table:table-cell>
          <table:table-cell table:style-name="ce186" table:formula="of:=[.B20]/[.$B$5]*100" office:value-type="float" office:value="0">
            <text:p>0.00</text:p>
          </table:table-cell>
          <table:table-cell table:style-name="ce186" table:formula="of:=[$'Ratios Sheet1'.D20]+[$'Ratios Sheet2'.D20]+[$'Ratios Sheet3'.D20]+[$'Ratios Sheet4'.D20]" office:value-type="float" office:value="0">
            <text:p>0.00</text:p>
          </table:table-cell>
          <table:table-cell table:style-name="ce186" table:formula="of:=[.D20]/[.$D$5]*100" office:value-type="float" office:value="0">
            <text:p>0.00</text:p>
          </table:table-cell>
          <table:table-cell table:style-name="ce186" table:formula="of:=[$'Ratios Sheet1'.F20]+[$'Ratios Sheet2'.F20]+[$'Ratios Sheet3'.F20]+[$'Ratios Sheet4'.F20]" office:value-type="float" office:value="12.67872">
            <text:p>12.68</text:p>
          </table:table-cell>
          <table:table-cell table:style-name="ce186" table:formula="of:=[.F20]/[.$F$5]*100" office:value-type="float" office:value="3.43870437150913">
            <text:p>3.44</text:p>
          </table:table-cell>
          <table:table-cell table:style-name="ce186" table:formula="of:=[$'Ratios Sheet1'.H20]+[$'Ratios Sheet2'.H20]+[$'Ratios Sheet3'.H20]+[$'Ratios Sheet4'.H20]" office:value-type="float" office:value="0">
            <text:p>0.00</text:p>
          </table:table-cell>
          <table:table-cell table:style-name="ce203" table:formula="of:=[.H20]/[.$H$5]*100" office:value-type="float" office:value="0">
            <text:p>#DIV/0!</text:p>
          </table:table-cell>
          <table:table-cell table:style-name="ce212" table:number-columns-repeated="2"/>
          <table:table-cell table:style-name="ce165"/>
          <table:table-cell table:style-name="ce212" table:number-columns-repeated="1012"/>
        </table:table-row>
        <table:table-row table:style-name="ro27">
          <table:table-cell table:style-name="ce134" office:value-type="string">
            <text:p>Interest on CC/OD</text:p>
          </table:table-cell>
          <table:table-cell table:style-name="ce186" table:formula="of:=[$'Ratios Sheet1'.B21]+[$'Ratios Sheet2'.B21]+[$'Ratios Sheet3'.B21]+[$'Ratios Sheet4'.B21]" office:value-type="float" office:value="0">
            <text:p>0.00</text:p>
          </table:table-cell>
          <table:table-cell table:style-name="ce186" table:formula="of:=[.B21]/[.$B$5]*100" office:value-type="float" office:value="0">
            <text:p>0.00</text:p>
          </table:table-cell>
          <table:table-cell table:style-name="ce186" table:formula="of:=[$'Ratios Sheet1'.D21]+[$'Ratios Sheet2'.D21]+[$'Ratios Sheet3'.D21]+[$'Ratios Sheet4'.D21]" office:value-type="float" office:value="0">
            <text:p>0.00</text:p>
          </table:table-cell>
          <table:table-cell table:style-name="ce186" table:formula="of:=[.D21]/[.$D$5]*100" office:value-type="float" office:value="0">
            <text:p>0.00</text:p>
          </table:table-cell>
          <table:table-cell table:style-name="ce186" table:formula="of:=[$'Ratios Sheet1'.F21]+[$'Ratios Sheet2'.F21]+[$'Ratios Sheet3'.F21]+[$'Ratios Sheet4'.F21]" office:value-type="float" office:value="0">
            <text:p>0.00</text:p>
          </table:table-cell>
          <table:table-cell table:style-name="ce186" table:formula="of:=[.F21]/[.$F$5]*100" office:value-type="float" office:value="0">
            <text:p>0.00</text:p>
          </table:table-cell>
          <table:table-cell table:style-name="ce186" table:formula="of:=[$'Ratios Sheet1'.H21]+[$'Ratios Sheet2'.H21]+[$'Ratios Sheet3'.H21]+[$'Ratios Sheet4'.H21]" office:value-type="float" office:value="0">
            <text:p>0.00</text:p>
          </table:table-cell>
          <table:table-cell table:style-name="ce203" table:formula="of:=[.H21]/[.$H$5]*100" office:value-type="float" office:value="0">
            <text:p>#DIV/0!</text:p>
          </table:table-cell>
          <table:table-cell table:number-columns-repeated="2"/>
          <table:table-cell table:style-name="ce165"/>
          <table:table-cell table:number-columns-repeated="1012"/>
        </table:table-row>
        <table:table-row table:style-name="ro27">
          <table:table-cell table:style-name="ce137" office:value-type="string">
            <text:p>Non cash expenses written off</text:p>
          </table:table-cell>
          <table:table-cell table:style-name="ce186" table:formula="of:=[$'Ratios Sheet1'.B22]+[$'Ratios Sheet2'.B22]+[$'Ratios Sheet3'.B22]+[$'Ratios Sheet4'.B22]" office:value-type="float" office:value="0">
            <text:p>0.00</text:p>
          </table:table-cell>
          <table:table-cell table:style-name="ce186" table:formula="of:=[.B22]/[.$B$5]*100" office:value-type="float" office:value="0">
            <text:p>0.00</text:p>
          </table:table-cell>
          <table:table-cell table:style-name="ce186" table:formula="of:=[$'Ratios Sheet1'.D22]+[$'Ratios Sheet2'.D22]+[$'Ratios Sheet3'.D22]+[$'Ratios Sheet4'.D22]" office:value-type="float" office:value="0">
            <text:p>0.00</text:p>
          </table:table-cell>
          <table:table-cell table:style-name="ce186" table:formula="of:=[.D22]/[.$D$5]*100" office:value-type="float" office:value="0">
            <text:p>0.00</text:p>
          </table:table-cell>
          <table:table-cell table:style-name="ce186" table:formula="of:=[$'Ratios Sheet1'.F22]+[$'Ratios Sheet2'.F22]+[$'Ratios Sheet3'.F22]+[$'Ratios Sheet4'.F22]" office:value-type="float" office:value="0">
            <text:p>0.00</text:p>
          </table:table-cell>
          <table:table-cell table:style-name="ce186" table:formula="of:=[.F22]/[.$F$5]*100" office:value-type="float" office:value="0">
            <text:p>0.00</text:p>
          </table:table-cell>
          <table:table-cell table:style-name="ce186" table:formula="of:=[$'Ratios Sheet1'.H22]+[$'Ratios Sheet2'.H22]+[$'Ratios Sheet3'.H22]+[$'Ratios Sheet4'.H22]" office:value-type="float" office:value="0">
            <text:p>0.00</text:p>
          </table:table-cell>
          <table:table-cell table:style-name="ce203" table:formula="of:=[.H22]/[.$H$5]*100" office:value-type="float" office:value="0">
            <text:p>#DIV/0!</text:p>
          </table:table-cell>
          <table:table-cell table:number-columns-repeated="1015"/>
        </table:table-row>
        <table:table-row table:style-name="ro30">
          <table:table-cell table:style-name="ce138" office:value-type="string">
            <text:p>Profit Before Tax</text:p>
          </table:table-cell>
          <table:table-cell table:style-name="ce171" table:formula="of:=[.B16]-[.B17]-[.B18]-[.B22]-[.B21]-[.B19]-[.B20]" office:value-type="float" office:value="4.79346">
            <text:p>4.79</text:p>
          </table:table-cell>
          <table:table-cell table:style-name="ce186" table:formula="of:=[.B23]/[.$B$5]*100" office:value-type="float" office:value="0.961625341943063">
            <text:p>0.96</text:p>
          </table:table-cell>
          <table:table-cell table:style-name="ce171" table:formula="of:=[.D16]-[.D17]-[.D18]-[.D22]-[.D21]-[.D19]-[.D20]" office:value-type="float" office:value="3.68718">
            <text:p>3.69</text:p>
          </table:table-cell>
          <table:table-cell table:style-name="ce186" table:formula="of:=[.D23]/[.$D$5]*100" office:value-type="float" office:value="0.888882888827202">
            <text:p>0.89</text:p>
          </table:table-cell>
          <table:table-cell table:style-name="ce171" table:formula="of:=[.F16]-[.F17]-[.F18]-[.F22]-[.F21]-[.F19]-[.F20]" office:value-type="float" office:value="3.56668">
            <text:p>3.57</text:p>
          </table:table-cell>
          <table:table-cell table:style-name="ce186" table:formula="of:=[.F23]/[.$F$5]*100" office:value-type="float" office:value="0.967349867161209">
            <text:p>0.97</text:p>
          </table:table-cell>
          <table:table-cell table:style-name="ce171" table:formula="of:=[.H16]-[.H17]-[.H18]-[.H22]-[.H21]-[.H19]-[.H20]" office:value-type="float" office:value="0">
            <text:p>0.00</text:p>
          </table:table-cell>
          <table:table-cell table:style-name="ce203" table:formula="of:=[.H23]/[.$H$5]*100" office:value-type="float" office:value="0">
            <text:p>#DIV/0!</text:p>
          </table:table-cell>
          <table:table-cell table:number-columns-repeated="1015"/>
        </table:table-row>
        <table:table-row table:style-name="ro30">
          <table:table-cell table:style-name="ce132" office:value-type="string">
            <text:p>Tax as per ITR</text:p>
          </table:table-cell>
          <table:table-cell table:style-name="ce186" table:formula="of:=[$'Ratios Sheet1'.B24]+[$'Ratios Sheet2'.B24]+[$'Ratios Sheet3'.B24]+[$'Ratios Sheet4'.B24]" office:value-type="float" office:value="1.49473">
            <text:p>1.49</text:p>
          </table:table-cell>
          <table:table-cell table:style-name="ce186" table:formula="of:=[.B24]/[.$B$5]*100" office:value-type="float" office:value="0.299860695064224">
            <text:p>0.30</text:p>
          </table:table-cell>
          <table:table-cell table:style-name="ce186" table:formula="of:=[$'Ratios Sheet1'.D24]+[$'Ratios Sheet2'.D24]+[$'Ratios Sheet3'.D24]+[$'Ratios Sheet4'.D24]" office:value-type="float" office:value="1.14917">
            <text:p>1.15</text:p>
          </table:table-cell>
          <table:table-cell table:style-name="ce186" table:formula="of:=[.D24]/[.$D$5]*100" office:value-type="float" office:value="0.277034901836513">
            <text:p>0.28</text:p>
          </table:table-cell>
          <table:table-cell table:style-name="ce186" table:formula="of:=[$'Ratios Sheet1'.F24]+[$'Ratios Sheet2'.F24]+[$'Ratios Sheet3'.F24]+[$'Ratios Sheet4'.F24]" office:value-type="float" office:value="1.10786">
            <text:p>1.11</text:p>
          </table:table-cell>
          <table:table-cell table:style-name="ce186" table:formula="of:=[.F24]/[.$F$5]*100" office:value-type="float" office:value="0.300472210524414">
            <text:p>0.30</text:p>
          </table:table-cell>
          <table:table-cell table:style-name="ce186" table:formula="of:=[$'Ratios Sheet1'.H24]+[$'Ratios Sheet2'.H24]+[$'Ratios Sheet3'.H24]+[$'Ratios Sheet4'.H24]" office:value-type="float" office:value="0">
            <text:p>0.00</text:p>
          </table:table-cell>
          <table:table-cell table:style-name="ce203" table:formula="of:=[.H24]/[.$H$5]*100" office:value-type="float" office:value="0">
            <text:p>#DIV/0!</text:p>
          </table:table-cell>
          <table:table-cell/>
          <table:table-cell table:style-name="ce216"/>
          <table:table-cell table:number-columns-repeated="1013"/>
        </table:table-row>
        <table:table-row table:style-name="ro30">
          <table:table-cell table:style-name="ce139" office:value-type="string">
            <text:p>PAT</text:p>
          </table:table-cell>
          <table:table-cell table:style-name="ce169" table:formula="of:=[.B23]-[.B24]" office:value-type="float" office:value="3.29873">
            <text:p>3.30</text:p>
          </table:table-cell>
          <table:table-cell table:style-name="ce188" table:formula="of:=[.B25]/[.$B$5]*100" office:value-type="float" office:value="0.661764646878839">
            <text:p>0.66</text:p>
          </table:table-cell>
          <table:table-cell table:style-name="ce169" table:formula="of:=[.D23]-[.D24]" office:value-type="float" office:value="2.53801000000001">
            <text:p>2.54</text:p>
          </table:table-cell>
          <table:table-cell table:style-name="ce188" table:formula="of:=[.D25]/[.$D$5]*100" office:value-type="float" office:value="0.611847986990689">
            <text:p>0.61</text:p>
          </table:table-cell>
          <table:table-cell table:style-name="ce169" table:formula="of:=[.F23]-[.F24]" office:value-type="float" office:value="2.45882">
            <text:p>2.46</text:p>
          </table:table-cell>
          <table:table-cell table:style-name="ce186" table:formula="of:=[.F25]/[.$F$5]*100" office:value-type="float" office:value="0.666877656636795">
            <text:p>0.67</text:p>
          </table:table-cell>
          <table:table-cell table:style-name="ce169" table:formula="of:=[.H23]-[.H24]" office:value-type="float" office:value="0">
            <text:p>0.00</text:p>
          </table:table-cell>
          <table:table-cell table:style-name="ce203" table:formula="of:=[.H25]/[.$H$5]*100" office:value-type="float" office:value="0">
            <text:p>#DIV/0!</text:p>
          </table:table-cell>
          <table:table-cell table:style-name="ce213"/>
          <table:table-cell table:number-columns-repeated="1014"/>
        </table:table-row>
        <table:table-row table:style-name="ro30">
          <table:table-cell table:style-name="ce138" office:value-type="string">
            <text:p>Cash Profits</text:p>
          </table:table-cell>
          <table:table-cell table:style-name="ce171" table:formula="of:=[.B25]+[.B17]+[.B22]" office:value-type="float" office:value="22.3217">
            <text:p>22.32</text:p>
          </table:table-cell>
          <table:table-cell table:style-name="ce186" table:formula="of:=[.B26]/[.$B$5]*100" office:value-type="float" office:value="4.47799969025515">
            <text:p>4.48</text:p>
          </table:table-cell>
          <table:table-cell table:style-name="ce171" table:formula="of:=[.D25]+[.D17]+[.D22]" office:value-type="float" office:value="20.12711">
            <text:p>20.13</text:p>
          </table:table-cell>
          <table:table-cell table:style-name="ce186" table:formula="of:=[.D26]/[.$D$5]*100" office:value-type="float" office:value="4.8521210465838">
            <text:p>4.85</text:p>
          </table:table-cell>
          <table:table-cell table:style-name="ce171" table:formula="of:=[.F25]+[.F17]+[.F22]" office:value-type="float" office:value="19.66908">
            <text:p>19.67</text:p>
          </table:table-cell>
          <table:table-cell table:style-name="ce186" table:formula="of:=[.F26]/[.$F$5]*100" office:value-type="float" office:value="5.33461984960333">
            <text:p>5.33</text:p>
          </table:table-cell>
          <table:table-cell table:style-name="ce171" table:formula="of:=[.H25]+[.H17]+[.H22]" office:value-type="float" office:value="0">
            <text:p>0.00</text:p>
          </table:table-cell>
          <table:table-cell table:style-name="ce203" table:formula="of:=[.H26]/[.$H$5]*100" office:value-type="float" office:value="0">
            <text:p>#DIV/0!</text:p>
          </table:table-cell>
          <table:table-cell table:number-columns-repeated="1015"/>
        </table:table-row>
        <table:table-row table:style-name="ro30">
          <table:table-cell table:style-name="ce140" office:value-type="string">
            <text:p>Salary to Partner/Director</text:p>
          </table:table-cell>
          <table:table-cell table:style-name="ce186" table:formula="of:=[$'Ratios Sheet1'.B27]+[$'Ratios Sheet2'.B27]+[$'Ratios Sheet3'.B27]+[$'Ratios Sheet4'.B27]" office:value-type="float" office:value="4.8">
            <text:p>4.80</text:p>
          </table:table-cell>
          <table:table-cell table:style-name="ce186" table:formula="of:=[.B27]/[.$B$5]*100" office:value-type="float" office:value="0.962937344074364">
            <text:p>0.96</text:p>
          </table:table-cell>
          <table:table-cell table:style-name="ce186" table:formula="of:=[$'Ratios Sheet1'.D27]+[$'Ratios Sheet2'.D27]+[$'Ratios Sheet3'.D27]+[$'Ratios Sheet4'.D27]" office:value-type="float" office:value="4.8">
            <text:p>4.80</text:p>
          </table:table-cell>
          <table:table-cell table:style-name="ce186" table:formula="of:=[.D27]/[.$D$5]*100" office:value-type="float" office:value="1.15715475414017">
            <text:p>1.16</text:p>
          </table:table-cell>
          <table:table-cell table:style-name="ce186" table:formula="of:=[$'Ratios Sheet1'.F27]+[$'Ratios Sheet2'.F27]+[$'Ratios Sheet3'.F27]+[$'Ratios Sheet4'.F27]" office:value-type="float" office:value="4.8">
            <text:p>4.80</text:p>
          </table:table-cell>
          <table:table-cell table:style-name="ce186" table:formula="of:=[.F27]/[.$F$5]*100" office:value-type="float" office:value="1.30184916010795">
            <text:p>1.30</text:p>
          </table:table-cell>
          <table:table-cell table:style-name="ce186" table:formula="of:=[$'Ratios Sheet1'.H27]+[$'Ratios Sheet2'.H27]+[$'Ratios Sheet3'.H27]+[$'Ratios Sheet4'.H27]" office:value-type="float" office:value="0">
            <text:p>0.00</text:p>
          </table:table-cell>
          <table:table-cell table:style-name="ce203" table:formula="of:=[.H27]/[.$H$5]*100" office:value-type="float" office:value="0">
            <text:p>#DIV/0!</text:p>
          </table:table-cell>
          <table:table-cell table:number-columns-repeated="1015"/>
        </table:table-row>
        <table:table-row table:style-name="ro30">
          <table:table-cell table:style-name="ce140" office:value-type="string">
            <text:p>Interest Expenses paid to partners/director</text:p>
          </table:table-cell>
          <table:table-cell table:style-name="ce186" table:formula="of:=[$'Ratios Sheet1'.B28]+[$'Ratios Sheet2'.B28]+[$'Ratios Sheet3'.B28]+[$'Ratios Sheet4'.B28]" office:value-type="float" office:value="14.12236">
            <text:p>14.12</text:p>
          </table:table-cell>
          <table:table-cell table:style-name="ce186" table:formula="of:=[.B28]/[.$B$5]*100" office:value-type="float" office:value="2.83311413134626">
            <text:p>2.83</text:p>
          </table:table-cell>
          <table:table-cell table:style-name="ce186" table:formula="of:=[$'Ratios Sheet1'.D28]+[$'Ratios Sheet2'.D28]+[$'Ratios Sheet3'.D28]+[$'Ratios Sheet4'.D28]" office:value-type="float" office:value="14.26898">
            <text:p>14.27</text:p>
          </table:table-cell>
          <table:table-cell table:style-name="ce186" table:formula="of:=[.D28]/[.$D$5]*100" office:value-type="float" office:value="3.43987875911063">
            <text:p>3.44</text:p>
          </table:table-cell>
          <table:table-cell table:style-name="ce186" table:formula="of:=[$'Ratios Sheet1'.F28]+[$'Ratios Sheet2'.F28]+[$'Ratios Sheet3'.F28]+[$'Ratios Sheet4'.F28]" office:value-type="float" office:value="12.56609">
            <text:p>12.57</text:p>
          </table:table-cell>
          <table:table-cell table:style-name="ce186" table:formula="of:=[.F28]/[.$F$5]*100" office:value-type="float" office:value="3.40815702340435">
            <text:p>3.41</text:p>
          </table:table-cell>
          <table:table-cell table:style-name="ce186" table:formula="of:=[$'Ratios Sheet1'.H28]+[$'Ratios Sheet2'.H28]+[$'Ratios Sheet3'.H28]+[$'Ratios Sheet4'.H28]" office:value-type="float" office:value="0">
            <text:p>0.00</text:p>
          </table:table-cell>
          <table:table-cell table:style-name="ce203" table:formula="of:=[.H28]/[.$H$5]*100" office:value-type="float" office:value="0">
            <text:p>#DIV/0!</text:p>
          </table:table-cell>
          <table:table-cell table:number-columns-repeated="1015"/>
        </table:table-row>
        <table:table-row table:style-name="ro30">
          <table:table-cell table:style-name="ce141" office:value-type="string">
            <text:p>Actual Cash Profit</text:p>
          </table:table-cell>
          <table:table-cell table:style-name="ce172" table:formula="of:=[.B26]+[.B27]+[.B28]" office:value-type="float" office:value="41.24406">
            <text:p>41.24</text:p>
          </table:table-cell>
          <table:table-cell table:style-name="ce188" table:formula="of:=[.B29]/[.$B$5]*100" office:value-type="float" office:value="8.27405116567578">
            <text:p>8.27</text:p>
          </table:table-cell>
          <table:table-cell table:style-name="ce172" table:formula="of:=[.D26]+[.D27]+[.D28]" office:value-type="float" office:value="39.19609">
            <text:p>39.20</text:p>
          </table:table-cell>
          <table:table-cell table:style-name="ce188" table:formula="of:=[.D29]/[.$D$5]*100" office:value-type="float" office:value="9.4491545598346">
            <text:p>9.45</text:p>
          </table:table-cell>
          <table:table-cell table:style-name="ce172" table:formula="of:=[.F26]+[.F27]+[.F28]" office:value-type="float" office:value="37.03517">
            <text:p>37.04</text:p>
          </table:table-cell>
          <table:table-cell table:style-name="ce186" table:formula="of:=[.F29]/[.$F$5]*100" office:value-type="float" office:value="10.0446260331156">
            <text:p>10.04</text:p>
          </table:table-cell>
          <table:table-cell table:style-name="ce172" table:formula="of:=[.H26]+[.H27]+[.H28]" office:value-type="float" office:value="0">
            <text:p>0.00</text:p>
          </table:table-cell>
          <table:table-cell table:style-name="ce203" table:formula="of:=[.H29]/[.$H$5]*100" office:value-type="float" office:value="0">
            <text:p>#DIV/0!</text:p>
          </table:table-cell>
          <table:table-cell table:number-columns-repeated="1015"/>
        </table:table-row>
        <table:table-row table:style-name="ro30">
          <table:table-cell table:style-name="ce141"/>
          <table:table-cell table:style-name="ce172"/>
          <table:table-cell table:style-name="ce188"/>
          <table:table-cell table:style-name="ce172"/>
          <table:table-cell table:style-name="ce188"/>
          <table:table-cell table:style-name="ce172"/>
          <table:table-cell table:style-name="ce188"/>
          <table:table-cell table:style-name="ce172"/>
          <table:table-cell table:style-name="ce204"/>
          <table:table-cell table:style-name="ce214"/>
          <table:table-cell table:number-columns-repeated="1014"/>
        </table:table-row>
        <table:table-row table:style-name="ro29">
          <table:table-cell table:style-name="ce142"/>
          <table:table-cell table:style-name="ce173"/>
          <table:table-cell table:style-name="ce189"/>
          <table:table-cell table:style-name="ce173"/>
          <table:table-cell table:style-name="ce189"/>
          <table:table-cell table:style-name="ce173"/>
          <table:table-cell table:style-name="ce189"/>
          <table:table-cell table:style-name="ce173"/>
          <table:table-cell table:style-name="ce205" office:value-type="string">
            <text:p>.</text:p>
          </table:table-cell>
          <table:table-cell table:number-columns-repeated="1015"/>
        </table:table-row>
        <table:table-row table:style-name="ro30">
          <table:table-cell table:style-name="ce130" office:value-type="string" table:number-columns-spanned="1" table:number-rows-spanned="2">
            <text:p>Balance Sheet </text:p>
          </table:table-cell>
          <table:table-cell table:style-name="ce174" office:value-type="string" table:number-columns-spanned="1" table:number-rows-spanned="2">
            <text:p>31.03.2013</text:p>
          </table:table-cell>
          <table:table-cell table:style-name="ce190" office:value-type="string">
            <text:p>% Growth</text:p>
          </table:table-cell>
          <table:table-cell table:style-name="ce174" office:value-type="string" table:number-columns-spanned="1" table:number-rows-spanned="2">
            <text:p>31.03.2012</text:p>
          </table:table-cell>
          <table:table-cell table:style-name="ce190" office:value-type="string">
            <text:p>% Growth</text:p>
          </table:table-cell>
          <table:table-cell table:style-name="ce199" office:value-type="string" table:number-columns-spanned="1" table:number-rows-spanned="2">
            <text:p>31.03.2011</text:p>
          </table:table-cell>
          <table:table-cell table:style-name="ce190" office:value-type="string">
            <text:p>% Growth</text:p>
          </table:table-cell>
          <table:table-cell table:style-name="ce199" office:value-type="string" table:number-columns-spanned="1" table:number-rows-spanned="2">
            <text:p>31.03.2010</text:p>
          </table:table-cell>
          <table:table-cell table:style-name="ce206"/>
          <table:table-cell table:number-columns-repeated="1015"/>
        </table:table-row>
        <table:table-row table:style-name="ro30">
          <table:covered-table-cell table:style-name="ce130"/>
          <table:covered-table-cell table:style-name="ce174"/>
          <table:table-cell table:style-name="ce190" office:value-type="string">
            <text:p>In 2013</text:p>
          </table:table-cell>
          <table:covered-table-cell table:style-name="ce174"/>
          <table:table-cell table:style-name="ce190" office:value-type="string">
            <text:p>In 2012</text:p>
          </table:table-cell>
          <table:covered-table-cell table:style-name="ce199"/>
          <table:table-cell table:style-name="ce190" office:value-type="string">
            <text:p>In 2011</text:p>
          </table:table-cell>
          <table:covered-table-cell table:style-name="ce199"/>
          <table:table-cell table:style-name="ce207"/>
          <table:table-cell table:number-columns-repeated="1015"/>
        </table:table-row>
        <table:table-row table:style-name="ro30">
          <table:table-cell table:style-name="ce143" office:value-type="string">
            <text:p>Proprietorship Capital </text:p>
          </table:table-cell>
          <table:table-cell table:style-name="ce186" table:formula="of:=[$'Ratios Sheet1'.B34]+[$'Ratios Sheet2'.B34]+[$'Ratios Sheet3'.B34]+[$'Ratios Sheet4'.B34]" office:value-type="float" office:value="60.69461">
            <text:p>60.69</text:p>
          </table:table-cell>
          <table:table-cell table:style-name="ce186" table:formula="of:=([.B34]-[.D34])/[.D34]*100" office:value-type="float" office:value="-13.2600813741281">
            <text:p>-13.26</text:p>
          </table:table-cell>
          <table:table-cell table:style-name="ce186" table:formula="of:=[$'Ratios Sheet1'.D34]+[$'Ratios Sheet2'.D34]+[$'Ratios Sheet3'.D34]+[$'Ratios Sheet4'.D34]" office:value-type="float" office:value="69.9731">
            <text:p>69.97</text:p>
          </table:table-cell>
          <table:table-cell table:style-name="ce186" table:formula="of:=([.D34]-[.F34])/[.F34]*100" office:value-type="float" office:value="-27.3655143377465">
            <text:p>-27.37</text:p>
          </table:table-cell>
          <table:table-cell table:style-name="ce186" table:formula="of:=[$'Ratios Sheet1'.F34]+[$'Ratios Sheet2'.F34]+[$'Ratios Sheet3'.F34]+[$'Ratios Sheet4'.F34]" office:value-type="float" office:value="96.33592">
            <text:p>96.34</text:p>
          </table:table-cell>
          <table:table-cell table:style-name="ce186" table:formula="of:=([.F34]-[.H34])/[.H34]*100" office:value-type="float" office:value="0">
            <text:p>#DIV/0!</text:p>
          </table:table-cell>
          <table:table-cell table:style-name="ce186" table:formula="of:=[$'Ratios Sheet1'.H34]+[$'Ratios Sheet2'.H34]+[$'Ratios Sheet3'.H34]+[$'Ratios Sheet4'.H34]" office:value-type="float" office:value="0">
            <text:p>0.00</text:p>
          </table:table-cell>
          <table:table-cell table:style-name="ce165"/>
          <table:table-cell table:number-columns-repeated="1015"/>
        </table:table-row>
        <table:table-row table:style-name="ro33">
          <table:table-cell table:style-name="ce143" office:value-type="string">
            <text:p>Reserves &amp; Surplus(excluding revaluation reserve)</text:p>
          </table:table-cell>
          <table:table-cell table:style-name="ce186" table:formula="of:=[$'Ratios Sheet1'.B35]+[$'Ratios Sheet2'.B35]+[$'Ratios Sheet3'.B35]+[$'Ratios Sheet4'.B35]" office:value-type="float" office:value="0">
            <text:p>0.00</text:p>
          </table:table-cell>
          <table:table-cell table:style-name="ce186" table:formula="of:=([.B35]-[.D35])/[.D35]*100" office:value-type="float" office:value="0">
            <text:p>#DIV/0!</text:p>
          </table:table-cell>
          <table:table-cell table:style-name="ce186" table:formula="of:=[$'Ratios Sheet1'.D35]+[$'Ratios Sheet2'.D35]+[$'Ratios Sheet3'.D35]+[$'Ratios Sheet4'.D35]" office:value-type="float" office:value="0">
            <text:p>0.00</text:p>
          </table:table-cell>
          <table:table-cell table:style-name="ce186" table:formula="of:=([.D35]-[.F35])/[.F35]*100" office:value-type="float" office:value="0">
            <text:p>#DIV/0!</text:p>
          </table:table-cell>
          <table:table-cell table:style-name="ce186" table:formula="of:=[$'Ratios Sheet1'.F35]+[$'Ratios Sheet2'.F35]+[$'Ratios Sheet3'.F35]+[$'Ratios Sheet4'.F35]" office:value-type="float" office:value="0">
            <text:p>0.00</text:p>
          </table:table-cell>
          <table:table-cell table:style-name="ce186" table:formula="of:=([.F35]-[.H35])/[.H35]*100" office:value-type="float" office:value="0">
            <text:p>#DIV/0!</text:p>
          </table:table-cell>
          <table:table-cell table:style-name="ce186" table:formula="of:=[$'Ratios Sheet1'.H35]+[$'Ratios Sheet2'.H35]+[$'Ratios Sheet3'.H35]+[$'Ratios Sheet4'.H35]" office:value-type="float" office:value="0">
            <text:p>0.00</text:p>
          </table:table-cell>
          <table:table-cell table:style-name="ce165"/>
          <table:table-cell table:number-columns-repeated="1015"/>
        </table:table-row>
        <table:table-row table:style-name="ro30">
          <table:table-cell table:style-name="ce144" office:value-type="string">
            <text:p>Total Networth</text:p>
          </table:table-cell>
          <table:table-cell table:style-name="ce169" table:formula="of:=SUM([.B34:.B35])" office:value-type="float" office:value="60.69461">
            <text:p>60.69</text:p>
          </table:table-cell>
          <table:table-cell table:style-name="ce186" table:formula="of:=([.B36]-[.D36])/[.D36]*100" office:value-type="float" office:value="-13.2600813741281">
            <text:p>-13.26</text:p>
          </table:table-cell>
          <table:table-cell table:style-name="ce169" table:formula="of:=SUM([.D34:.D35])" office:value-type="float" office:value="69.9731">
            <text:p>69.97</text:p>
          </table:table-cell>
          <table:table-cell table:style-name="ce186" table:formula="of:=([.D36]-[.F36])/[.F36]*100" office:value-type="float" office:value="-27.3655143377465">
            <text:p>-27.37</text:p>
          </table:table-cell>
          <table:table-cell table:style-name="ce171" table:formula="of:=SUM([.F34:.F35])" office:value-type="float" office:value="96.33592">
            <text:p>96.34</text:p>
          </table:table-cell>
          <table:table-cell table:style-name="ce186" table:formula="of:=([.F36]-[.H36])/[.H36]*100" office:value-type="float" office:value="0">
            <text:p>#DIV/0!</text:p>
          </table:table-cell>
          <table:table-cell table:style-name="ce171" table:formula="of:=SUM([.H34:.H35])" office:value-type="float" office:value="0">
            <text:p>0.00</text:p>
          </table:table-cell>
          <table:table-cell table:style-name="ce165"/>
          <table:table-cell table:number-columns-repeated="1015"/>
        </table:table-row>
        <table:table-row table:style-name="ro30">
          <table:table-cell table:style-name="ce143" office:value-type="string">
            <text:p>Revaluation Reserve</text:p>
          </table:table-cell>
          <table:table-cell table:style-name="ce186" table:formula="of:=[$'Ratios Sheet1'.B37]+[$'Ratios Sheet2'.B37]+[$'Ratios Sheet3'.B37]+[$'Ratios Sheet4'.B37]" office:value-type="float" office:value="0">
            <text:p>0.00</text:p>
          </table:table-cell>
          <table:table-cell table:style-name="ce186" table:formula="of:=([.B37]-[.D37])/[.D37]*100" office:value-type="float" office:value="0">
            <text:p>#DIV/0!</text:p>
          </table:table-cell>
          <table:table-cell table:style-name="ce186" table:formula="of:=[$'Ratios Sheet1'.D37]+[$'Ratios Sheet2'.D37]+[$'Ratios Sheet3'.D37]+[$'Ratios Sheet4'.D37]" office:value-type="float" office:value="0">
            <text:p>0.00</text:p>
          </table:table-cell>
          <table:table-cell table:style-name="ce186" table:formula="of:=([.D37]-[.F37])/[.F37]*100" office:value-type="float" office:value="0">
            <text:p>#DIV/0!</text:p>
          </table:table-cell>
          <table:table-cell table:style-name="ce186" table:formula="of:=[$'Ratios Sheet1'.F37]+[$'Ratios Sheet2'.F37]+[$'Ratios Sheet3'.F37]+[$'Ratios Sheet4'.F37]" office:value-type="float" office:value="0">
            <text:p>0.00</text:p>
          </table:table-cell>
          <table:table-cell table:style-name="ce186" table:formula="of:=([.F37]-[.H37])/[.H37]*100" office:value-type="float" office:value="0">
            <text:p>#DIV/0!</text:p>
          </table:table-cell>
          <table:table-cell table:style-name="ce186" table:formula="of:=[$'Ratios Sheet1'.H37]+[$'Ratios Sheet2'.H37]+[$'Ratios Sheet3'.H37]+[$'Ratios Sheet4'.H37]" office:value-type="float" office:value="0">
            <text:p>0.00</text:p>
          </table:table-cell>
          <table:table-cell table:style-name="ce165"/>
          <table:table-cell table:number-columns-repeated="1015"/>
        </table:table-row>
        <table:table-row table:style-name="ro30">
          <table:table-cell table:style-name="ce144" office:value-type="string">
            <text:p>Adjusted Networth</text:p>
          </table:table-cell>
          <table:table-cell table:style-name="ce169" table:formula="of:=[.B34]+[.B35]+[.B43]-[.B62]-[.B64]-[.B52]" office:value-type="float" office:value="130.14245">
            <text:p>130.14</text:p>
          </table:table-cell>
          <table:table-cell table:style-name="ce186" table:formula="of:=([.B38]-[.D38])/[.D38]*100" office:value-type="float" office:value="-15.5230404070604">
            <text:p>-15.52</text:p>
          </table:table-cell>
          <table:table-cell table:style-name="ce169" table:formula="of:=[.D34]+[.D35]+[.D43]-[.D62]-[.D64]-[.D52]" office:value-type="float" office:value="154.05674">
            <text:p>154.06</text:p>
          </table:table-cell>
          <table:table-cell table:style-name="ce186" table:formula="of:=([.D38]-[.F38])/[.F38]*100" office:value-type="float" office:value="22.0030978957386">
            <text:p>22.00</text:p>
          </table:table-cell>
          <table:table-cell table:style-name="ce171" table:formula="of:=[.F34]+[.F35]+[.F43]-[.F62]-[.F64]-[.F52]" office:value-type="float" office:value="126.27281">
            <text:p>126.27</text:p>
          </table:table-cell>
          <table:table-cell table:style-name="ce186" table:formula="of:=([.F38]-[.H38])/[.H38]*100" office:value-type="float" office:value="0">
            <text:p>#DIV/0!</text:p>
          </table:table-cell>
          <table:table-cell table:style-name="ce171" table:formula="of:=[.H34]+[.H35]+[.H43]-[.H62]-[.H64]-[.H52]" office:value-type="float" office:value="0">
            <text:p>0.00</text:p>
          </table:table-cell>
          <table:table-cell table:style-name="ce165"/>
          <table:table-cell table:number-columns-repeated="1015"/>
        </table:table-row>
        <table:table-row table:style-name="ro30">
          <table:table-cell table:style-name="ce143" office:value-type="string">
            <text:p>Long Term Loans from Banks/FI </text:p>
          </table:table-cell>
          <table:table-cell table:style-name="ce186" table:formula="of:=[$'Ratios Sheet1'.B39]+[$'Ratios Sheet2'.B39]+[$'Ratios Sheet3'.B39]+[$'Ratios Sheet4'.B39]" office:value-type="float" office:value="155.49092">
            <text:p>155.49</text:p>
          </table:table-cell>
          <table:table-cell table:style-name="ce186" table:formula="of:=([.B39]-[.D39])/[.D39]*100" office:value-type="float" office:value="318.613025790491">
            <text:p>318.61</text:p>
          </table:table-cell>
          <table:table-cell table:style-name="ce186" table:formula="of:=[$'Ratios Sheet1'.D39]+[$'Ratios Sheet2'.D39]+[$'Ratios Sheet3'.D39]+[$'Ratios Sheet4'.D39]" office:value-type="float" office:value="37.14431">
            <text:p>37.14</text:p>
          </table:table-cell>
          <table:table-cell table:style-name="ce186" table:formula="of:=([.D39]-[.F39])/[.F39]*100" office:value-type="float" office:value="-13.5451208819702">
            <text:p>-13.55</text:p>
          </table:table-cell>
          <table:table-cell table:style-name="ce186" table:formula="of:=[$'Ratios Sheet1'.F39]+[$'Ratios Sheet2'.F39]+[$'Ratios Sheet3'.F39]+[$'Ratios Sheet4'.F39]" office:value-type="float" office:value="42.96381">
            <text:p>42.96</text:p>
          </table:table-cell>
          <table:table-cell table:style-name="ce186" table:formula="of:=([.F39]-[.H39])/[.H39]*100" office:value-type="float" office:value="0">
            <text:p>#DIV/0!</text:p>
          </table:table-cell>
          <table:table-cell table:style-name="ce186" table:formula="of:=[$'Ratios Sheet1'.H39]+[$'Ratios Sheet2'.H39]+[$'Ratios Sheet3'.H39]+[$'Ratios Sheet4'.H39]" office:value-type="float" office:value="0">
            <text:p>0.00</text:p>
          </table:table-cell>
          <table:table-cell table:number-columns-repeated="1016"/>
        </table:table-row>
        <table:table-row table:style-name="ro30">
          <table:table-cell table:style-name="ce143" office:value-type="string">
            <text:p>Working Capital Limits from Banks/FI's</text:p>
          </table:table-cell>
          <table:table-cell table:style-name="ce186" table:formula="of:=[$'Ratios Sheet1'.B40]+[$'Ratios Sheet2'.B40]+[$'Ratios Sheet3'.B40]+[$'Ratios Sheet4'.B40]" office:value-type="float" office:value="43.76908">
            <text:p>43.77</text:p>
          </table:table-cell>
          <table:table-cell table:style-name="ce186" table:formula="of:=([.B40]-[.D40])/[.D40]*100" office:value-type="float" office:value="27.7294984301227">
            <text:p>27.73</text:p>
          </table:table-cell>
          <table:table-cell table:style-name="ce186" table:formula="of:=[$'Ratios Sheet1'.D40]+[$'Ratios Sheet2'.D40]+[$'Ratios Sheet3'.D40]+[$'Ratios Sheet4'.D40]" office:value-type="float" office:value="34.26701">
            <text:p>34.27</text:p>
          </table:table-cell>
          <table:table-cell table:style-name="ce186" table:formula="of:=([.D40]-[.F40])/[.F40]*100" office:value-type="float" office:value="45.0571495455086">
            <text:p>45.06</text:p>
          </table:table-cell>
          <table:table-cell table:style-name="ce186" table:formula="of:=[$'Ratios Sheet1'.F40]+[$'Ratios Sheet2'.F40]+[$'Ratios Sheet3'.F40]+[$'Ratios Sheet4'.F40]" office:value-type="float" office:value="23.62311">
            <text:p>23.62</text:p>
          </table:table-cell>
          <table:table-cell table:style-name="ce186" table:formula="of:=([.F40]-[.H40])/[.H40]*100" office:value-type="float" office:value="0">
            <text:p>#DIV/0!</text:p>
          </table:table-cell>
          <table:table-cell table:style-name="ce186" table:formula="of:=[$'Ratios Sheet1'.H40]+[$'Ratios Sheet2'.H40]+[$'Ratios Sheet3'.H40]+[$'Ratios Sheet4'.H40]" office:value-type="float" office:value="0">
            <text:p>0.00</text:p>
          </table:table-cell>
          <table:table-cell table:style-name="ce208"/>
          <table:table-cell table:style-name="ce215"/>
          <table:table-cell table:number-columns-repeated="1014"/>
        </table:table-row>
        <table:table-row table:style-name="ro30">
          <table:table-cell table:style-name="ce145" office:value-type="string">
            <text:p>Total Borrowings from banks/FI/NBFC's</text:p>
          </table:table-cell>
          <table:table-cell table:style-name="ce175" table:formula="of:=[.B39]+[.B40]" office:value-type="float" office:value="199.26">
            <text:p>199.26</text:p>
          </table:table-cell>
          <table:table-cell table:style-name="ce186" table:formula="of:=([.B41]-[.D41])/[.D41]*100" office:value-type="float" office:value="179.031391661714">
            <text:p>179.03</text:p>
          </table:table-cell>
          <table:table-cell table:style-name="ce175" table:formula="of:=[.D39]+[.D40]" office:value-type="float" office:value="71.41132">
            <text:p>71.41</text:p>
          </table:table-cell>
          <table:table-cell table:style-name="ce186" table:formula="of:=([.D41]-[.F41])/[.F41]*100" office:value-type="float" office:value="7.24526678813196">
            <text:p>7.25</text:p>
          </table:table-cell>
          <table:table-cell table:style-name="ce175" table:formula="of:=[.F39]+[.F40]" office:value-type="float" office:value="66.58692">
            <text:p>66.59</text:p>
          </table:table-cell>
          <table:table-cell table:style-name="ce186" table:formula="of:=([.F41]-[.H41])/[.H41]*100" office:value-type="float" office:value="0">
            <text:p>#DIV/0!</text:p>
          </table:table-cell>
          <table:table-cell table:style-name="ce175" table:formula="of:=[.H39]+[.H40]" office:value-type="float" office:value="0">
            <text:p>0.00</text:p>
          </table:table-cell>
          <table:table-cell table:style-name="ce165"/>
          <table:table-cell table:style-name="ce215"/>
          <table:table-cell table:number-columns-repeated="1014"/>
        </table:table-row>
        <table:table-row table:style-name="ro30">
          <table:table-cell table:style-name="ce143" office:value-type="string">
            <text:p>Unsecured loans <text:s/>(others)</text:p>
          </table:table-cell>
          <table:table-cell table:style-name="ce186" table:formula="of:=[$'Ratios Sheet1'.B42]+[$'Ratios Sheet2'.B42]+[$'Ratios Sheet3'.B42]+[$'Ratios Sheet4'.B42]" office:value-type="float" office:value="0">
            <text:p>0.00</text:p>
          </table:table-cell>
          <table:table-cell table:style-name="ce186" table:formula="of:=([.B42]-[.D42])/[.D42]*100" office:value-type="float" office:value="0">
            <text:p>#DIV/0!</text:p>
          </table:table-cell>
          <table:table-cell table:style-name="ce186" table:formula="of:=[$'Ratios Sheet1'.D42]+[$'Ratios Sheet2'.D42]+[$'Ratios Sheet3'.D42]+[$'Ratios Sheet4'.D42]" office:value-type="float" office:value="0">
            <text:p>0.00</text:p>
          </table:table-cell>
          <table:table-cell table:style-name="ce186" table:formula="of:=([.D42]-[.F42])/[.F42]*100" office:value-type="float" office:value="0">
            <text:p>#DIV/0!</text:p>
          </table:table-cell>
          <table:table-cell table:style-name="ce186" table:formula="of:=[$'Ratios Sheet1'.F42]+[$'Ratios Sheet2'.F42]+[$'Ratios Sheet3'.F42]+[$'Ratios Sheet4'.F42]" office:value-type="float" office:value="0">
            <text:p>0.00</text:p>
          </table:table-cell>
          <table:table-cell table:style-name="ce186" table:formula="of:=([.F42]-[.H42])/[.H42]*100" office:value-type="float" office:value="0">
            <text:p>#DIV/0!</text:p>
          </table:table-cell>
          <table:table-cell table:style-name="ce186" table:formula="of:=[$'Ratios Sheet1'.H42]+[$'Ratios Sheet2'.H42]+[$'Ratios Sheet3'.H42]+[$'Ratios Sheet4'.H42]" office:value-type="float" office:value="0">
            <text:p>0.00</text:p>
          </table:table-cell>
          <table:table-cell table:style-name="ce165"/>
          <table:table-cell table:number-columns-repeated="1015"/>
        </table:table-row>
        <table:table-row table:style-name="ro33">
          <table:table-cell table:style-name="ce146" office:value-type="string">
            <text:p>Unsecured loans from partners/shareholders</text:p>
          </table:table-cell>
          <table:table-cell table:style-name="ce186" table:formula="of:=[$'Ratios Sheet1'.B43]+[$'Ratios Sheet2'.B43]+[$'Ratios Sheet3'.B43]+[$'Ratios Sheet4'.B43]" office:value-type="float" office:value="69.44784">
            <text:p>69.45</text:p>
          </table:table-cell>
          <table:table-cell table:style-name="ce186" table:formula="of:=([.B43]-[.D43])/[.D43]*100" office:value-type="float" office:value="-17.406239786955">
            <text:p>-17.41</text:p>
          </table:table-cell>
          <table:table-cell table:style-name="ce186" table:formula="of:=[$'Ratios Sheet1'.D43]+[$'Ratios Sheet2'.D43]+[$'Ratios Sheet3'.D43]+[$'Ratios Sheet4'.D43]" office:value-type="float" office:value="84.08364">
            <text:p>84.08</text:p>
          </table:table-cell>
          <table:table-cell table:style-name="ce186" table:formula="of:=([.D43]-[.F43])/[.F43]*100" office:value-type="float" office:value="180.869656133286">
            <text:p>180.87</text:p>
          </table:table-cell>
          <table:table-cell table:style-name="ce186" table:formula="of:=[$'Ratios Sheet1'.F43]+[$'Ratios Sheet2'.F43]+[$'Ratios Sheet3'.F43]+[$'Ratios Sheet4'.F43]" office:value-type="float" office:value="29.93689">
            <text:p>29.94</text:p>
          </table:table-cell>
          <table:table-cell table:style-name="ce186" table:formula="of:=([.F43]-[.H43])/[.H43]*100" office:value-type="float" office:value="0">
            <text:p>#DIV/0!</text:p>
          </table:table-cell>
          <table:table-cell table:style-name="ce186" table:formula="of:=[$'Ratios Sheet1'.H43]+[$'Ratios Sheet2'.H43]+[$'Ratios Sheet3'.H43]+[$'Ratios Sheet4'.H43]" office:value-type="float" office:value="0">
            <text:p>0.00</text:p>
          </table:table-cell>
          <table:table-cell table:style-name="ce165"/>
          <table:table-cell table:number-columns-repeated="1015"/>
        </table:table-row>
        <table:table-row table:style-name="ro30">
          <table:table-cell table:style-name="ce147" office:value-type="string">
            <text:p>Current Liabilities &amp; Provisions</text:p>
          </table:table-cell>
          <table:table-cell table:style-name="ce176" table:formula="of:=[.B45]+[.B46]" office:value-type="float" office:value="37.23987">
            <text:p>37.24</text:p>
          </table:table-cell>
          <table:table-cell table:style-name="ce186" table:formula="of:=([.B44]-[.D44])/[.D44]*100" office:value-type="float" office:value="2.76917532140317">
            <text:p>2.77</text:p>
          </table:table-cell>
          <table:table-cell table:style-name="ce176" table:formula="of:=[.D45]+[.D46]" office:value-type="float" office:value="36.23642">
            <text:p>36.24</text:p>
          </table:table-cell>
          <table:table-cell table:style-name="ce186" table:formula="of:=([.D44]-[.F44])/[.F44]*100" office:value-type="float" office:value="6.85899647601776">
            <text:p>6.86</text:p>
          </table:table-cell>
          <table:table-cell table:style-name="ce176" table:formula="of:=[.F45]+[.F46]" office:value-type="float" office:value="33.9105">
            <text:p>33.91</text:p>
          </table:table-cell>
          <table:table-cell table:style-name="ce186" table:formula="of:=([.F44]-[.H44])/[.H44]*100" office:value-type="float" office:value="0">
            <text:p>#DIV/0!</text:p>
          </table:table-cell>
          <table:table-cell table:style-name="ce176" table:formula="of:=[.H45]+[.H46]" office:value-type="float" office:value="0">
            <text:p>0.00</text:p>
          </table:table-cell>
          <table:table-cell table:style-name="ce165"/>
          <table:table-cell/>
          <table:table-cell/>
          <table:table-cell/>
          <table:table-cell table:number-columns-repeated="1012"/>
        </table:table-row>
        <table:table-row table:style-name="ro30">
          <table:table-cell table:style-name="ce148" office:value-type="string">
            <text:p>Provision for taxation</text:p>
          </table:table-cell>
          <table:table-cell table:style-name="ce186" table:formula="of:=[$'Ratios Sheet1'.B45]+[$'Ratios Sheet2'.B45]+[$'Ratios Sheet3'.B45]+[$'Ratios Sheet4'.B45]" office:value-type="float" office:value="0">
            <text:p>0.00</text:p>
          </table:table-cell>
          <table:table-cell table:style-name="ce186" table:formula="of:=([.B45]-[.D45])/[.D45]*100" office:value-type="float" office:value="0">
            <text:p>#DIV/0!</text:p>
          </table:table-cell>
          <table:table-cell table:style-name="ce186" table:formula="of:=[$'Ratios Sheet1'.D45]+[$'Ratios Sheet2'.D45]+[$'Ratios Sheet3'.D45]+[$'Ratios Sheet4'.D45]" office:value-type="float" office:value="0">
            <text:p>0.00</text:p>
          </table:table-cell>
          <table:table-cell table:style-name="ce186" table:formula="of:=([.D45]-[.F45])/[.F45]*100" office:value-type="float" office:value="0">
            <text:p>#DIV/0!</text:p>
          </table:table-cell>
          <table:table-cell table:style-name="ce186" table:formula="of:=[$'Ratios Sheet1'.F45]+[$'Ratios Sheet2'.F45]+[$'Ratios Sheet3'.F45]+[$'Ratios Sheet4'.F45]" office:value-type="float" office:value="0">
            <text:p>0.00</text:p>
          </table:table-cell>
          <table:table-cell table:style-name="ce186" table:formula="of:=([.F45]-[.H45])/[.H45]*100" office:value-type="float" office:value="0">
            <text:p>#DIV/0!</text:p>
          </table:table-cell>
          <table:table-cell table:style-name="ce186" table:formula="of:=[$'Ratios Sheet1'.H45]+[$'Ratios Sheet2'.H45]+[$'Ratios Sheet3'.H45]+[$'Ratios Sheet4'.H45]" office:value-type="float" office:value="0">
            <text:p>0.00</text:p>
          </table:table-cell>
          <table:table-cell table:style-name="ce165"/>
          <table:table-cell table:number-columns-repeated="1015"/>
        </table:table-row>
        <table:table-row table:style-name="ro30">
          <table:table-cell table:style-name="ce143" office:value-type="string">
            <text:p>Other Liabilities</text:p>
          </table:table-cell>
          <table:table-cell table:style-name="ce186" table:formula="of:=[$'Ratios Sheet1'.B46]+[$'Ratios Sheet2'.B46]+[$'Ratios Sheet3'.B46]+[$'Ratios Sheet4'.B46]" office:value-type="float" office:value="37.23987">
            <text:p>37.24</text:p>
          </table:table-cell>
          <table:table-cell table:style-name="ce186" table:formula="of:=([.B46]-[.D46])/[.D46]*100" office:value-type="float" office:value="2.76917532140317">
            <text:p>2.77</text:p>
          </table:table-cell>
          <table:table-cell table:style-name="ce186" table:formula="of:=[$'Ratios Sheet1'.D46]+[$'Ratios Sheet2'.D46]+[$'Ratios Sheet3'.D46]+[$'Ratios Sheet4'.D46]" office:value-type="float" office:value="36.23642">
            <text:p>36.24</text:p>
          </table:table-cell>
          <table:table-cell table:style-name="ce186" table:formula="of:=([.D46]-[.F46])/[.F46]*100" office:value-type="float" office:value="6.85899647601776">
            <text:p>6.86</text:p>
          </table:table-cell>
          <table:table-cell table:style-name="ce186" table:formula="of:=[$'Ratios Sheet1'.F46]+[$'Ratios Sheet2'.F46]+[$'Ratios Sheet3'.F46]+[$'Ratios Sheet4'.F46]" office:value-type="float" office:value="33.9105">
            <text:p>33.91</text:p>
          </table:table-cell>
          <table:table-cell table:style-name="ce186" table:formula="of:=([.F46]-[.H46])/[.H46]*100" office:value-type="float" office:value="0">
            <text:p>#DIV/0!</text:p>
          </table:table-cell>
          <table:table-cell table:style-name="ce186" table:formula="of:=[$'Ratios Sheet1'.H46]+[$'Ratios Sheet2'.H46]+[$'Ratios Sheet3'.H46]+[$'Ratios Sheet4'.H46]" office:value-type="float" office:value="0">
            <text:p>0.00</text:p>
          </table:table-cell>
          <table:table-cell table:style-name="ce165"/>
          <table:table-cell table:number-columns-repeated="1015"/>
        </table:table-row>
        <table:table-row table:style-name="ro30">
          <table:table-cell table:style-name="ce149" office:value-type="string">
            <text:p>Total Liabilities to outsiders</text:p>
          </table:table-cell>
          <table:table-cell table:style-name="ce171" table:formula="of:=[.B41]+[.B42]+[.B44]" office:value-type="float" office:value="236.49987">
            <text:p>236.50</text:p>
          </table:table-cell>
          <table:table-cell table:style-name="ce186" table:formula="of:=([.B47]-[.D47])/[.D47]*100" office:value-type="float" office:value="119.697942567118">
            <text:p>119.70</text:p>
          </table:table-cell>
          <table:table-cell table:style-name="ce171" table:formula="of:=[.D41]+[.D42]+[.D44]" office:value-type="float" office:value="107.64774">
            <text:p>107.65</text:p>
          </table:table-cell>
          <table:table-cell table:style-name="ce186" table:formula="of:=([.D47]-[.F47])/[.F47]*100" office:value-type="float" office:value="7.11492892056333">
            <text:p>7.11</text:p>
          </table:table-cell>
          <table:table-cell table:style-name="ce171" table:formula="of:=[.F41]+[.F42]+[.F44]" office:value-type="float" office:value="100.49742">
            <text:p>100.50</text:p>
          </table:table-cell>
          <table:table-cell table:style-name="ce186" table:formula="of:=([.F47]-[.H47])/[.H47]*100" office:value-type="float" office:value="0">
            <text:p>#DIV/0!</text:p>
          </table:table-cell>
          <table:table-cell table:style-name="ce171" table:formula="of:=[.H41]+[.H42]+[.H44]"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7" table:formula="of:=[.B36]+[.B37]+[.B41]+[.B42]+[.B43]+[.B44]" office:value-type="float" office:value="366.64232">
            <text:p>366.64</text:p>
          </table:table-cell>
          <table:table-cell table:style-name="ce188" table:formula="of:=([.B48]-[.D48])/[.D48]*100" office:value-type="float" office:value="40.097838600241">
            <text:p>40.10</text:p>
          </table:table-cell>
          <table:table-cell table:style-name="ce177" table:formula="of:=[.D36]+[.D37]+[.D41]+[.D42]+[.D43]+[.D44]" office:value-type="float" office:value="261.70448">
            <text:p>261.70</text:p>
          </table:table-cell>
          <table:table-cell table:style-name="ce188" table:formula="of:=([.D48]-[.F48])/[.F48]*100" office:value-type="float" office:value="15.4051305588039">
            <text:p>15.41</text:p>
          </table:table-cell>
          <table:table-cell table:style-name="ce177" table:formula="of:=[.F36]+[.F37]+[.F41]+[.F42]+[.F43]+[.F44]" office:value-type="float" office:value="226.77023">
            <text:p>226.77</text:p>
          </table:table-cell>
          <table:table-cell table:style-name="ce188" table:formula="of:=([.F48]-[.H48])/[.H48]*100" office:value-type="float" office:value="0">
            <text:p>#DIV/0!</text:p>
          </table:table-cell>
          <table:table-cell table:style-name="ce177" table:formula="of:=[.H36]+[.H37]+[.H41]+[.H42]+[.H43]+[.H44]" office:value-type="float" office:value="0">
            <text:p>0.00</text:p>
          </table:table-cell>
          <table:table-cell table:style-name="ce165"/>
          <table:table-cell table:number-columns-repeated="1015"/>
        </table:table-row>
        <table:table-row table:style-name="ro30">
          <table:table-cell table:style-name="ce146" office:value-type="string">
            <text:p>Fixed Assets less depreciation</text:p>
          </table:table-cell>
          <table:table-cell table:style-name="ce186" table:formula="of:=[$'Ratios Sheet1'.B49]+[$'Ratios Sheet2'.B49]+[$'Ratios Sheet3'.B49]+[$'Ratios Sheet4'.B49]" office:value-type="float" office:value="154.51203">
            <text:p>154.51</text:p>
          </table:table-cell>
          <table:table-cell table:style-name="ce186" table:formula="of:=([.B49]-[.D49])/[.D49]*100" office:value-type="float" office:value="21.3955536231552">
            <text:p>21.40</text:p>
          </table:table-cell>
          <table:table-cell table:style-name="ce186" table:formula="of:=[$'Ratios Sheet1'.D49]+[$'Ratios Sheet2'.D49]+[$'Ratios Sheet3'.D49]+[$'Ratios Sheet4'.D49]" office:value-type="float" office:value="127.27981">
            <text:p>127.28</text:p>
          </table:table-cell>
          <table:table-cell table:style-name="ce186" table:formula="of:=([.D49]-[.F49])/[.F49]*100" office:value-type="float" office:value="-3.18721284332158">
            <text:p>-3.19</text:p>
          </table:table-cell>
          <table:table-cell table:style-name="ce186" table:formula="of:=[$'Ratios Sheet1'.F49]+[$'Ratios Sheet2'.F49]+[$'Ratios Sheet3'.F49]+[$'Ratios Sheet4'.F49]" office:value-type="float" office:value="131.47004">
            <text:p>131.47</text:p>
          </table:table-cell>
          <table:table-cell table:style-name="ce186" table:formula="of:=([.F49]-[.H49])/[.H49]*100" office:value-type="float" office:value="0">
            <text:p>#DIV/0!</text:p>
          </table:table-cell>
          <table:table-cell table:style-name="ce186" table:formula="of:=[$'Ratios Sheet1'.H49]+[$'Ratios Sheet2'.H49]+[$'Ratios Sheet3'.H49]+[$'Ratios Sheet4'.H49]" office:value-type="float" office:value="0">
            <text:p>0.00</text:p>
          </table:table-cell>
          <table:table-cell table:style-name="ce209"/>
          <table:table-cell table:number-columns-repeated="1015"/>
        </table:table-row>
        <table:table-row table:style-name="ro30">
          <table:table-cell table:style-name="ce151" office:value-type="string">
            <text:p>Investments</text:p>
          </table:table-cell>
          <table:table-cell table:style-name="ce171" table:formula="of:=[.B51]+[.B53]+[.B52]" office:value-type="float" office:value="0">
            <text:p>0.00</text:p>
          </table:table-cell>
          <table:table-cell table:style-name="ce186" table:formula="of:=([.B50]-[.D50])/[.D50]*100" office:value-type="float" office:value="0">
            <text:p>#DIV/0!</text:p>
          </table:table-cell>
          <table:table-cell table:style-name="ce171" table:formula="of:=[.D51]+[.D53]+[.D52]" office:value-type="float" office:value="0">
            <text:p>0.00</text:p>
          </table:table-cell>
          <table:table-cell table:style-name="ce186" table:formula="of:=([.D50]-[.F50])/[.F50]*100" office:value-type="float" office:value="0">
            <text:p>#DIV/0!</text:p>
          </table:table-cell>
          <table:table-cell table:style-name="ce171" table:formula="of:=[.F51]+[.F53]+[.F52]" office:value-type="float" office:value="0">
            <text:p>0.00</text:p>
          </table:table-cell>
          <table:table-cell table:style-name="ce186" table:formula="of:=([.F50]-[.H50])/[.H50]*100" office:value-type="float" office:value="0">
            <text:p>#DIV/0!</text:p>
          </table:table-cell>
          <table:table-cell table:style-name="ce171" table:formula="of:=[.H51]+[.H53]+[.H52]" office:value-type="float" office:value="0">
            <text:p>0.00</text:p>
          </table:table-cell>
          <table:table-cell table:style-name="ce165"/>
          <table:table-cell table:number-columns-repeated="1015"/>
        </table:table-row>
        <table:table-row table:style-name="ro30">
          <table:table-cell table:style-name="ce152" office:value-type="string">
            <text:p>Liquid/Marketable Investments</text:p>
          </table:table-cell>
          <table:table-cell table:style-name="ce186" table:formula="of:=[$'Ratios Sheet1'.B51]+[$'Ratios Sheet2'.B51]+[$'Ratios Sheet3'.B51]+[$'Ratios Sheet4'.B51]" office:value-type="float" office:value="0">
            <text:p>0.00</text:p>
          </table:table-cell>
          <table:table-cell table:style-name="ce186" table:formula="of:=([.B51]-[.D51])/[.D51]*100" office:value-type="float" office:value="0">
            <text:p>#DIV/0!</text:p>
          </table:table-cell>
          <table:table-cell table:style-name="ce186" table:formula="of:=[$'Ratios Sheet1'.D51]+[$'Ratios Sheet2'.D51]+[$'Ratios Sheet3'.D51]+[$'Ratios Sheet4'.D51]" office:value-type="float" office:value="0">
            <text:p>0.00</text:p>
          </table:table-cell>
          <table:table-cell table:style-name="ce186" table:formula="of:=([.D51]-[.F51])/[.F51]*100" office:value-type="float" office:value="0">
            <text:p>#DIV/0!</text:p>
          </table:table-cell>
          <table:table-cell table:style-name="ce186" table:formula="of:=[$'Ratios Sheet1'.F51]+[$'Ratios Sheet2'.F51]+[$'Ratios Sheet3'.F51]+[$'Ratios Sheet4'.F51]" office:value-type="float" office:value="0">
            <text:p>0.00</text:p>
          </table:table-cell>
          <table:table-cell table:style-name="ce186" table:formula="of:=([.F51]-[.H51])/[.H51]*100" office:value-type="float" office:value="0">
            <text:p>#DIV/0!</text:p>
          </table:table-cell>
          <table:table-cell table:style-name="ce186" table:formula="of:=[$'Ratios Sheet1'.H51]+[$'Ratios Sheet2'.H51]+[$'Ratios Sheet3'.H51]+[$'Ratios Sheet4'.H51]" office:value-type="float" office:value="0">
            <text:p>0.00</text:p>
          </table:table-cell>
          <table:table-cell table:style-name="ce165"/>
          <table:table-cell table:number-columns-repeated="1015"/>
        </table:table-row>
        <table:table-row table:style-name="ro30">
          <table:table-cell table:style-name="ce152" office:value-type="string">
            <text:p>Group Co. Investments</text:p>
          </table:table-cell>
          <table:table-cell table:style-name="ce186" table:formula="of:=[$'Ratios Sheet1'.B52]+[$'Ratios Sheet2'.B52]+[$'Ratios Sheet3'.B52]+[$'Ratios Sheet4'.B52]" office:value-type="float" office:value="0">
            <text:p>0.00</text:p>
          </table:table-cell>
          <table:table-cell table:style-name="ce186" table:formula="of:=([.B52]-[.D52])/[.D52]*100" office:value-type="float" office:value="0">
            <text:p>#DIV/0!</text:p>
          </table:table-cell>
          <table:table-cell table:style-name="ce186" table:formula="of:=[$'Ratios Sheet1'.D52]+[$'Ratios Sheet2'.D52]+[$'Ratios Sheet3'.D52]+[$'Ratios Sheet4'.D52]" office:value-type="float" office:value="0">
            <text:p>0.00</text:p>
          </table:table-cell>
          <table:table-cell table:style-name="ce186" table:formula="of:=([.D52]-[.F52])/[.F52]*100" office:value-type="float" office:value="0">
            <text:p>#DIV/0!</text:p>
          </table:table-cell>
          <table:table-cell table:style-name="ce186" table:formula="of:=[$'Ratios Sheet1'.F52]+[$'Ratios Sheet2'.F52]+[$'Ratios Sheet3'.F52]+[$'Ratios Sheet4'.F52]" office:value-type="float" office:value="0">
            <text:p>0.00</text:p>
          </table:table-cell>
          <table:table-cell table:style-name="ce186" table:formula="of:=([.F52]-[.H52])/[.H52]*100" office:value-type="float" office:value="0">
            <text:p>#DIV/0!</text:p>
          </table:table-cell>
          <table:table-cell table:style-name="ce186" table:formula="of:=[$'Ratios Sheet1'.H52]+[$'Ratios Sheet2'.H52]+[$'Ratios Sheet3'.H52]+[$'Ratios Sheet4'.H52]" office:value-type="float" office:value="0">
            <text:p>0.00</text:p>
          </table:table-cell>
          <table:table-cell table:style-name="ce165"/>
          <table:table-cell table:number-columns-repeated="1015"/>
        </table:table-row>
        <table:table-row table:style-name="ro30">
          <table:table-cell table:style-name="ce152" office:value-type="string">
            <text:p>Unquoted/Dead Investments</text:p>
          </table:table-cell>
          <table:table-cell table:style-name="ce186" table:formula="of:=[$'Ratios Sheet1'.B53]+[$'Ratios Sheet2'.B53]+[$'Ratios Sheet3'.B53]+[$'Ratios Sheet4'.B53]" office:value-type="float" office:value="0">
            <text:p>0.00</text:p>
          </table:table-cell>
          <table:table-cell table:style-name="ce186" table:formula="of:=([.B53]-[.D53])/[.D53]*100" office:value-type="float" office:value="0">
            <text:p>#DIV/0!</text:p>
          </table:table-cell>
          <table:table-cell table:style-name="ce186" table:formula="of:=[$'Ratios Sheet1'.D53]+[$'Ratios Sheet2'.D53]+[$'Ratios Sheet3'.D53]+[$'Ratios Sheet4'.D53]" office:value-type="float" office:value="0">
            <text:p>0.00</text:p>
          </table:table-cell>
          <table:table-cell table:style-name="ce186" table:formula="of:=([.D53]-[.F53])/[.F53]*100" office:value-type="float" office:value="0">
            <text:p>#DIV/0!</text:p>
          </table:table-cell>
          <table:table-cell table:style-name="ce186" table:formula="of:=[$'Ratios Sheet1'.F53]+[$'Ratios Sheet2'.F53]+[$'Ratios Sheet3'.F53]+[$'Ratios Sheet4'.F53]" office:value-type="float" office:value="0">
            <text:p>0.00</text:p>
          </table:table-cell>
          <table:table-cell table:style-name="ce186" table:formula="of:=([.F53]-[.H53])/[.H53]*100" office:value-type="float" office:value="0">
            <text:p>#DIV/0!</text:p>
          </table:table-cell>
          <table:table-cell table:style-name="ce186" table:formula="of:=[$'Ratios Sheet1'.H53]+[$'Ratios Sheet2'.H53]+[$'Ratios Sheet3'.H53]+[$'Ratios Sheet4'.H53]" office:value-type="float" office:value="0">
            <text:p>0.00</text:p>
          </table:table-cell>
          <table:table-cell table:style-name="ce165"/>
          <table:table-cell table:number-columns-repeated="1015"/>
        </table:table-row>
        <table:table-row table:style-name="ro30">
          <table:table-cell table:style-name="ce153" office:value-type="string">
            <text:p>Current Assets:</text:p>
          </table:table-cell>
          <table:table-cell table:style-name="ce176" table:formula="of:=[.B56]+[.B57]+[.B60]+[.B61]+[.B55]" office:value-type="float" office:value="212.1303">
            <text:p>212.13</text:p>
          </table:table-cell>
          <table:table-cell table:style-name="ce186" table:formula="of:=([.B54]-[.D54])/[.D54]*100" office:value-type="float" office:value="57.8060548251962">
            <text:p>57.81</text:p>
          </table:table-cell>
          <table:table-cell table:style-name="ce176" table:formula="of:=[.D56]+[.D57]+[.D60]+[.D61]+[.D55]" office:value-type="float" office:value="134.42469">
            <text:p>134.42</text:p>
          </table:table-cell>
          <table:table-cell table:style-name="ce186" table:formula="of:=([.D54]-[.F54])/[.F54]*100" office:value-type="float" office:value="41.0539432236239">
            <text:p>41.05</text:p>
          </table:table-cell>
          <table:table-cell table:style-name="ce176" table:formula="of:=[.F56]+[.F57]+[.F60]+[.F61]+[.F55]" office:value-type="float" office:value="95.3002">
            <text:p>95.30</text:p>
          </table:table-cell>
          <table:table-cell table:style-name="ce186" table:formula="of:=([.F54]-[.H54])/[.H54]*100" office:value-type="float" office:value="0">
            <text:p>#DIV/0!</text:p>
          </table:table-cell>
          <table:table-cell table:style-name="ce176" table:formula="of:=[.H56]+[.H57]+[.H60]+[.H61]+[.H55]" office:value-type="float" office:value="0">
            <text:p>0.00</text:p>
          </table:table-cell>
          <table:table-cell table:style-name="ce165"/>
          <table:table-cell table:number-columns-repeated="1015"/>
        </table:table-row>
        <table:table-row table:style-name="ro30">
          <table:table-cell table:style-name="ce154" office:value-type="string">
            <text:p>Deferred Tax Asset</text:p>
          </table:table-cell>
          <table:table-cell table:style-name="ce186" table:formula="of:=[$'Ratios Sheet1'.B55]+[$'Ratios Sheet2'.B55]+[$'Ratios Sheet3'.B55]+[$'Ratios Sheet4'.B55]" office:value-type="float" office:value="0">
            <text:p>0.00</text:p>
          </table:table-cell>
          <table:table-cell table:style-name="ce186" table:formula="of:=([.B55]-[.D55])/[.D55]*100" office:value-type="float" office:value="0">
            <text:p>#DIV/0!</text:p>
          </table:table-cell>
          <table:table-cell table:style-name="ce186" table:formula="of:=[$'Ratios Sheet1'.D55]+[$'Ratios Sheet2'.D55]+[$'Ratios Sheet3'.D55]+[$'Ratios Sheet4'.D55]" office:value-type="float" office:value="0">
            <text:p>0.00</text:p>
          </table:table-cell>
          <table:table-cell table:style-name="ce186" table:formula="of:=([.D55]-[.F55])/[.F55]*100" office:value-type="float" office:value="0">
            <text:p>#DIV/0!</text:p>
          </table:table-cell>
          <table:table-cell table:style-name="ce186" table:formula="of:=[$'Ratios Sheet1'.F55]+[$'Ratios Sheet2'.F55]+[$'Ratios Sheet3'.F55]+[$'Ratios Sheet4'.F55]" office:value-type="float" office:value="0">
            <text:p>0.00</text:p>
          </table:table-cell>
          <table:table-cell table:style-name="ce186" table:formula="of:=([.F55]-[.H55])/[.H55]*100" office:value-type="float" office:value="0">
            <text:p>#DIV/0!</text:p>
          </table:table-cell>
          <table:table-cell table:style-name="ce186" table:formula="of:=[$'Ratios Sheet1'.H55]+[$'Ratios Sheet2'.H55]+[$'Ratios Sheet3'.H55]+[$'Ratios Sheet4'.H55]" office:value-type="float" office:value="0">
            <text:p>0.00</text:p>
          </table:table-cell>
          <table:table-cell table:style-name="ce165"/>
          <table:table-cell table:number-columns-repeated="1015"/>
        </table:table-row>
        <table:table-row table:style-name="ro30">
          <table:table-cell table:style-name="ce146" office:value-type="string">
            <text:p>Inventories</text:p>
          </table:table-cell>
          <table:table-cell table:style-name="ce186" table:formula="of:=[$'Ratios Sheet1'.B56]+[$'Ratios Sheet2'.B56]+[$'Ratios Sheet3'.B56]+[$'Ratios Sheet4'.B56]" office:value-type="float" office:value="32.455">
            <text:p>32.46</text:p>
          </table:table-cell>
          <table:table-cell table:style-name="ce186" table:formula="of:=([.B56]-[.D56])/[.D56]*100" office:value-type="float" office:value="-11.7603077717813">
            <text:p>-11.76</text:p>
          </table:table-cell>
          <table:table-cell table:style-name="ce186" table:formula="of:=[$'Ratios Sheet1'.D56]+[$'Ratios Sheet2'.D56]+[$'Ratios Sheet3'.D56]+[$'Ratios Sheet4'.D56]" office:value-type="float" office:value="36.7805">
            <text:p>36.78</text:p>
          </table:table-cell>
          <table:table-cell table:style-name="ce186" table:formula="of:=([.D56]-[.F56])/[.F56]*100" office:value-type="float" office:value="-21.1640892089723">
            <text:p>-21.16</text:p>
          </table:table-cell>
          <table:table-cell table:style-name="ce186" table:formula="of:=[$'Ratios Sheet1'.F56]+[$'Ratios Sheet2'.F56]+[$'Ratios Sheet3'.F56]+[$'Ratios Sheet4'.F56]" office:value-type="float" office:value="46.6545">
            <text:p>46.65</text:p>
          </table:table-cell>
          <table:table-cell table:style-name="ce186" table:formula="of:=([.F56]-[.H56])/[.H56]*100" office:value-type="float" office:value="0">
            <text:p>#DIV/0!</text:p>
          </table:table-cell>
          <table:table-cell table:style-name="ce186" table:formula="of:=[$'Ratios Sheet1'.H56]+[$'Ratios Sheet2'.H56]+[$'Ratios Sheet3'.H56]+[$'Ratios Sheet4'.H56]" office:value-type="float" office:value="0">
            <text:p>0.00</text:p>
          </table:table-cell>
          <table:table-cell table:style-name="ce165"/>
          <table:table-cell/>
          <table:table-cell/>
          <table:table-cell/>
          <table:table-cell table:number-columns-repeated="1012"/>
        </table:table-row>
        <table:table-row table:style-name="ro30">
          <table:table-cell table:style-name="ce155" office:value-type="string">
            <text:p>Receivables / Debtors</text:p>
          </table:table-cell>
          <table:table-cell table:style-name="ce176" table:formula="of:=[.B58]+[.B59]" office:value-type="float" office:value="157.52293">
            <text:p>157.52</text:p>
          </table:table-cell>
          <table:table-cell table:style-name="ce186" table:formula="of:=([.B57]-[.D57])/[.D57]*100" office:value-type="float" office:value="76.8374724117569">
            <text:p>76.84</text:p>
          </table:table-cell>
          <table:table-cell table:style-name="ce176" table:formula="of:=[.D58]+[.D59]" office:value-type="float" office:value="89.0778">
            <text:p>89.08</text:p>
          </table:table-cell>
          <table:table-cell table:style-name="ce186" table:formula="of:=([.D57]-[.F57])/[.F57]*100" office:value-type="float" office:value="127.919322550139">
            <text:p>127.92</text:p>
          </table:table-cell>
          <table:table-cell table:style-name="ce176" table:formula="of:=[.F58]+[.F59]" office:value-type="float" office:value="39.08304">
            <text:p>39.08</text:p>
          </table:table-cell>
          <table:table-cell table:style-name="ce186" table:formula="of:=([.F57]-[.H57])/[.H57]*100" office:value-type="float" office:value="0">
            <text:p>#DIV/0!</text:p>
          </table:table-cell>
          <table:table-cell table:style-name="ce176" table:formula="of:=[.H58]+[.H59]" office:value-type="float" office:value="0">
            <text:p>0.00</text:p>
          </table:table-cell>
          <table:table-cell table:style-name="ce165"/>
          <table:table-cell/>
          <table:table-cell/>
          <table:table-cell/>
          <table:table-cell table:number-columns-repeated="1012"/>
        </table:table-row>
        <table:table-row table:style-name="ro30">
          <table:table-cell table:style-name="ce146" office:value-type="string">
            <text:p><text:s/>Debtors &gt; 6 months</text:p>
          </table:table-cell>
          <table:table-cell table:style-name="ce186" table:formula="of:=[$'Ratios Sheet1'.B58]+[$'Ratios Sheet2'.B58]+[$'Ratios Sheet3'.B58]+[$'Ratios Sheet4'.B58]" office:value-type="float" office:value="0">
            <text:p>0.00</text:p>
          </table:table-cell>
          <table:table-cell table:style-name="ce186" table:formula="of:=([.B58]-[.D58])/[.D58]*100" office:value-type="float" office:value="0">
            <text:p>#DIV/0!</text:p>
          </table:table-cell>
          <table:table-cell table:style-name="ce186" table:formula="of:=[$'Ratios Sheet1'.D58]+[$'Ratios Sheet2'.D58]+[$'Ratios Sheet3'.D58]+[$'Ratios Sheet4'.D58]" office:value-type="float" office:value="0">
            <text:p>0.00</text:p>
          </table:table-cell>
          <table:table-cell table:style-name="ce186" table:formula="of:=([.D58]-[.F58])/[.F58]*100" office:value-type="float" office:value="0">
            <text:p>#DIV/0!</text:p>
          </table:table-cell>
          <table:table-cell table:style-name="ce186" table:formula="of:=[$'Ratios Sheet1'.F58]+[$'Ratios Sheet2'.F58]+[$'Ratios Sheet3'.F58]+[$'Ratios Sheet4'.F58]" office:value-type="float" office:value="0">
            <text:p>0.00</text:p>
          </table:table-cell>
          <table:table-cell table:style-name="ce186" table:formula="of:=([.F58]-[.H58])/[.H58]*100" office:value-type="float" office:value="0">
            <text:p>#DIV/0!</text:p>
          </table:table-cell>
          <table:table-cell table:style-name="ce186" table:formula="of:=[$'Ratios Sheet1'.H58]+[$'Ratios Sheet2'.H58]+[$'Ratios Sheet3'.H58]+[$'Ratios Sheet4'.H58]" office:value-type="float" office:value="0">
            <text:p>0.00</text:p>
          </table:table-cell>
          <table:table-cell table:style-name="ce165"/>
          <table:table-cell table:number-columns-repeated="1015"/>
        </table:table-row>
        <table:table-row table:style-name="ro30">
          <table:table-cell table:style-name="ce146" office:value-type="string">
            <text:p><text:s/>Debtors &lt; 6 months</text:p>
          </table:table-cell>
          <table:table-cell table:style-name="ce186" table:formula="of:=[$'Ratios Sheet1'.B59]+[$'Ratios Sheet2'.B59]+[$'Ratios Sheet3'.B59]+[$'Ratios Sheet4'.B59]" office:value-type="float" office:value="157.52293">
            <text:p>157.52</text:p>
          </table:table-cell>
          <table:table-cell table:style-name="ce186" table:formula="of:=([.B59]-[.D59])/[.D59]*100" office:value-type="float" office:value="76.8374724117569">
            <text:p>76.84</text:p>
          </table:table-cell>
          <table:table-cell table:style-name="ce186" table:formula="of:=[$'Ratios Sheet1'.D59]+[$'Ratios Sheet2'.D59]+[$'Ratios Sheet3'.D59]+[$'Ratios Sheet4'.D59]" office:value-type="float" office:value="89.0778">
            <text:p>89.08</text:p>
          </table:table-cell>
          <table:table-cell table:style-name="ce186" table:formula="of:=([.D59]-[.F59])/[.F59]*100" office:value-type="float" office:value="127.919322550139">
            <text:p>127.92</text:p>
          </table:table-cell>
          <table:table-cell table:style-name="ce186" table:formula="of:=[$'Ratios Sheet1'.F59]+[$'Ratios Sheet2'.F59]+[$'Ratios Sheet3'.F59]+[$'Ratios Sheet4'.F59]" office:value-type="float" office:value="39.08304">
            <text:p>39.08</text:p>
          </table:table-cell>
          <table:table-cell table:style-name="ce186" table:formula="of:=([.F59]-[.H59])/[.H59]*100" office:value-type="float" office:value="0">
            <text:p>#DIV/0!</text:p>
          </table:table-cell>
          <table:table-cell table:style-name="ce186" table:formula="of:=[$'Ratios Sheet1'.H59]+[$'Ratios Sheet2'.H59]+[$'Ratios Sheet3'.H59]+[$'Ratios Sheet4'.H59]" office:value-type="float" office:value="0">
            <text:p>0.00</text:p>
          </table:table-cell>
          <table:table-cell table:style-name="ce165"/>
          <table:table-cell table:number-columns-repeated="1015"/>
        </table:table-row>
        <table:table-row table:style-name="ro30">
          <table:table-cell table:style-name="ce146" office:value-type="string">
            <text:p>Cash and Bank</text:p>
          </table:table-cell>
          <table:table-cell table:style-name="ce186" table:formula="of:=[$'Ratios Sheet1'.B60]+[$'Ratios Sheet2'.B60]+[$'Ratios Sheet3'.B60]+[$'Ratios Sheet4'.B60]" office:value-type="float" office:value="8.27446">
            <text:p>8.27</text:p>
          </table:table-cell>
          <table:table-cell table:style-name="ce186" table:formula="of:=([.B60]-[.D60])/[.D60]*100" office:value-type="float" office:value="76.1621606661174">
            <text:p>76.16</text:p>
          </table:table-cell>
          <table:table-cell table:style-name="ce186" table:formula="of:=[$'Ratios Sheet1'.D60]+[$'Ratios Sheet2'.D60]+[$'Ratios Sheet3'.D60]+[$'Ratios Sheet4'.D60]" office:value-type="float" office:value="4.69707">
            <text:p>4.70</text:p>
          </table:table-cell>
          <table:table-cell table:style-name="ce186" table:formula="of:=([.D60]-[.F60])/[.F60]*100" office:value-type="float" office:value="-14.6240296057714">
            <text:p>-14.62</text:p>
          </table:table-cell>
          <table:table-cell table:style-name="ce186" table:formula="of:=[$'Ratios Sheet1'.F60]+[$'Ratios Sheet2'.F60]+[$'Ratios Sheet3'.F60]+[$'Ratios Sheet4'.F60]" office:value-type="float" office:value="5.50163">
            <text:p>5.50</text:p>
          </table:table-cell>
          <table:table-cell table:style-name="ce186" table:formula="of:=([.F60]-[.H60])/[.H60]*100" office:value-type="float" office:value="0">
            <text:p>#DIV/0!</text:p>
          </table:table-cell>
          <table:table-cell table:style-name="ce186" table:formula="of:=[$'Ratios Sheet1'.H60]+[$'Ratios Sheet2'.H60]+[$'Ratios Sheet3'.H60]+[$'Ratios Sheet4'.H60]" office:value-type="float" office:value="0">
            <text:p>0.00</text:p>
          </table:table-cell>
          <table:table-cell table:style-name="ce209"/>
          <table:table-cell table:number-columns-repeated="1015"/>
        </table:table-row>
        <table:table-row table:style-name="ro30">
          <table:table-cell table:style-name="ce156" office:value-type="string">
            <text:p>Loans &amp; Advances</text:p>
          </table:table-cell>
          <table:table-cell table:style-name="ce178" table:formula="of:=[.B62]+[.B63]" office:value-type="float" office:value="13.87791">
            <text:p>13.88</text:p>
          </table:table-cell>
          <table:table-cell table:style-name="ce186" table:formula="of:=([.B61]-[.D61])/[.D61]*100" office:value-type="float" office:value="258.665346882656">
            <text:p>258.67</text:p>
          </table:table-cell>
          <table:table-cell table:style-name="ce178" table:formula="of:=[.D62]+[.D63]" office:value-type="float" office:value="3.86932">
            <text:p>3.87</text:p>
          </table:table-cell>
          <table:table-cell table:style-name="ce186" table:formula="of:=([.D61]-[.F61])/[.F61]*100" office:value-type="float" office:value="-4.72072356027905">
            <text:p>-4.72</text:p>
          </table:table-cell>
          <table:table-cell table:style-name="ce178" table:formula="of:=[.F62]+[.F63]" office:value-type="float" office:value="4.06103">
            <text:p>4.06</text:p>
          </table:table-cell>
          <table:table-cell table:style-name="ce186" table:formula="of:=([.F61]-[.H61])/[.H61]*100" office:value-type="float" office:value="0">
            <text:p>#DIV/0!</text:p>
          </table:table-cell>
          <table:table-cell table:style-name="ce178" table:formula="of:=[.H62]+[.H63]" office:value-type="float" office:value="0">
            <text:p>0.00</text:p>
          </table:table-cell>
          <table:table-cell table:style-name="ce165"/>
          <table:table-cell/>
          <table:table-cell/>
          <table:table-cell/>
          <table:table-cell table:number-columns-repeated="1012"/>
        </table:table-row>
        <table:table-row table:style-name="ro33">
          <table:table-cell table:style-name="ce143" office:value-type="string">
            <text:p>Loans &amp; Advances given to directors/partners etc</text:p>
          </table:table-cell>
          <table:table-cell table:style-name="ce186" table:formula="of:=[$'Ratios Sheet1'.B62]+[$'Ratios Sheet2'.B62]+[$'Ratios Sheet3'.B62]+[$'Ratios Sheet4'.B62]" office:value-type="float" office:value="0">
            <text:p>0.00</text:p>
          </table:table-cell>
          <table:table-cell table:style-name="ce186" table:formula="of:=([.B62]-[.D62])/[.D62]*100" office:value-type="float" office:value="0">
            <text:p>#DIV/0!</text:p>
          </table:table-cell>
          <table:table-cell table:style-name="ce186" table:formula="of:=[$'Ratios Sheet1'.D62]+[$'Ratios Sheet2'.D62]+[$'Ratios Sheet3'.D62]+[$'Ratios Sheet4'.D62]" office:value-type="float" office:value="0">
            <text:p>0.00</text:p>
          </table:table-cell>
          <table:table-cell table:style-name="ce186" table:formula="of:=([.D62]-[.F62])/[.F62]*100" office:value-type="float" office:value="0">
            <text:p>#DIV/0!</text:p>
          </table:table-cell>
          <table:table-cell table:style-name="ce186" table:formula="of:=[$'Ratios Sheet1'.F62]+[$'Ratios Sheet2'.F62]+[$'Ratios Sheet3'.F62]+[$'Ratios Sheet4'.F62]" office:value-type="float" office:value="0">
            <text:p>0.00</text:p>
          </table:table-cell>
          <table:table-cell table:style-name="ce186" table:formula="of:=([.F62]-[.H62])/[.H62]*100" office:value-type="float" office:value="0">
            <text:p>#DIV/0!</text:p>
          </table:table-cell>
          <table:table-cell table:style-name="ce186" table:formula="of:=[$'Ratios Sheet1'.H62]+[$'Ratios Sheet2'.H62]+[$'Ratios Sheet3'.H62]+[$'Ratios Sheet4'.H62]" office:value-type="float" office:value="0">
            <text:p>0.00</text:p>
          </table:table-cell>
          <table:table-cell table:style-name="ce165"/>
          <table:table-cell table:number-columns-repeated="1015"/>
        </table:table-row>
        <table:table-row table:style-name="ro30">
          <table:table-cell table:style-name="ce143" office:value-type="string">
            <text:p>Loans and Advances given to others</text:p>
          </table:table-cell>
          <table:table-cell table:style-name="ce186" table:formula="of:=[$'Ratios Sheet1'.B63]+[$'Ratios Sheet2'.B63]+[$'Ratios Sheet3'.B63]+[$'Ratios Sheet4'.B63]" office:value-type="float" office:value="13.87791">
            <text:p>13.88</text:p>
          </table:table-cell>
          <table:table-cell table:style-name="ce186" table:formula="of:=([.B63]-[.D63])/[.D63]*100" office:value-type="float" office:value="258.665346882656">
            <text:p>258.67</text:p>
          </table:table-cell>
          <table:table-cell table:style-name="ce186" table:formula="of:=[$'Ratios Sheet1'.D63]+[$'Ratios Sheet2'.D63]+[$'Ratios Sheet3'.D63]+[$'Ratios Sheet4'.D63]" office:value-type="float" office:value="3.86932">
            <text:p>3.87</text:p>
          </table:table-cell>
          <table:table-cell table:style-name="ce186" table:formula="of:=([.D63]-[.F63])/[.F63]*100" office:value-type="float" office:value="-4.72072356027905">
            <text:p>-4.72</text:p>
          </table:table-cell>
          <table:table-cell table:style-name="ce186" table:formula="of:=[$'Ratios Sheet1'.F63]+[$'Ratios Sheet2'.F63]+[$'Ratios Sheet3'.F63]+[$'Ratios Sheet4'.F63]" office:value-type="float" office:value="4.06103">
            <text:p>4.06</text:p>
          </table:table-cell>
          <table:table-cell table:style-name="ce186" table:formula="of:=([.F63]-[.H63])/[.H63]*100" office:value-type="float" office:value="0">
            <text:p>#DIV/0!</text:p>
          </table:table-cell>
          <table:table-cell table:style-name="ce186" table:formula="of:=[$'Ratios Sheet1'.H63]+[$'Ratios Sheet2'.H63]+[$'Ratios Sheet3'.H63]+[$'Ratios Sheet4'.H63]" office:value-type="float" office:value="0">
            <text:p>0.00</text:p>
          </table:table-cell>
          <table:table-cell table:style-name="ce165"/>
          <table:table-cell table:number-columns-repeated="1015"/>
        </table:table-row>
        <table:table-row table:style-name="ro33">
          <table:table-cell table:style-name="ce143" office:value-type="string">
            <text:p>Misc Expenses (DRE+Preop+Preliminary+Acc P&amp;L)</text:p>
          </table:table-cell>
          <table:table-cell table:style-name="ce186" table:formula="of:=[$'Ratios Sheet1'.B64]+[$'Ratios Sheet2'.B64]+[$'Ratios Sheet3'.B64]+[$'Ratios Sheet4'.B64]" office:value-type="float" office:value="0">
            <text:p>0.00</text:p>
          </table:table-cell>
          <table:table-cell table:style-name="ce186" table:formula="of:=([.B64]-[.D64])/[.D64]*100" office:value-type="float" office:value="0">
            <text:p>#DIV/0!</text:p>
          </table:table-cell>
          <table:table-cell table:style-name="ce186" table:formula="of:=[$'Ratios Sheet1'.D64]+[$'Ratios Sheet2'.D64]+[$'Ratios Sheet3'.D64]+[$'Ratios Sheet4'.D64]" office:value-type="float" office:value="0">
            <text:p>0.00</text:p>
          </table:table-cell>
          <table:table-cell table:style-name="ce186" table:formula="of:=([.D64]-[.F64])/[.F64]*100" office:value-type="float" office:value="0">
            <text:p>#DIV/0!</text:p>
          </table:table-cell>
          <table:table-cell table:style-name="ce186" table:formula="of:=[$'Ratios Sheet1'.F64]+[$'Ratios Sheet2'.F64]+[$'Ratios Sheet3'.F64]+[$'Ratios Sheet4'.F64]" office:value-type="float" office:value="0">
            <text:p>0.00</text:p>
          </table:table-cell>
          <table:table-cell table:style-name="ce186" table:formula="of:=([.F64]-[.H64])/[.H64]*100" office:value-type="float" office:value="0">
            <text:p>#DIV/0!</text:p>
          </table:table-cell>
          <table:table-cell table:style-name="ce186" table:formula="of:=[$'Ratios Sheet1'.H64]+[$'Ratios Sheet2'.H64]+[$'Ratios Sheet3'.H64]+[$'Ratios Sheet4'.H64]" office:value-type="float" office:value="0">
            <text:p>0.00</text:p>
          </table:table-cell>
          <table:table-cell table:style-name="ce165"/>
          <table:table-cell table:number-columns-repeated="1015"/>
        </table:table-row>
        <table:table-row table:style-name="ro30">
          <table:table-cell table:style-name="ce150" office:value-type="string">
            <text:p>Balance Sheet Total</text:p>
          </table:table-cell>
          <table:table-cell table:style-name="ce179" table:formula="of:=[.B49]+[.B50]+[.B54]+[.B64]" office:value-type="float" office:value="366.64233">
            <text:p>366.64</text:p>
          </table:table-cell>
          <table:table-cell table:style-name="ce188" table:formula="of:=([.B65]-[.D65])/[.D65]*100" office:value-type="float" office:value="40.0978317147776">
            <text:p>40.10</text:p>
          </table:table-cell>
          <table:table-cell table:style-name="ce179" table:formula="of:=[.D49]+[.D50]+[.D54]+[.D64]" office:value-type="float" office:value="261.7045">
            <text:p>261.70</text:p>
          </table:table-cell>
          <table:table-cell table:style-name="ce188" table:formula="of:=([.D65]-[.F65])/[.F65]*100" office:value-type="float" office:value="15.405134289226">
            <text:p>15.41</text:p>
          </table:table-cell>
          <table:table-cell table:style-name="ce179" table:formula="of:=[.F49]+[.F50]+[.F54]+[.F64]" office:value-type="float" office:value="226.77024">
            <text:p>226.77</text:p>
          </table:table-cell>
          <table:table-cell table:style-name="ce188" table:formula="of:=([.F65]-[.H65])/[.H65]*100" office:value-type="float" office:value="0">
            <text:p>#DIV/0!</text:p>
          </table:table-cell>
          <table:table-cell table:style-name="ce179" table:formula="of:=[.H49]+[.H50]+[.H54]+[.H64]" office:value-type="float" office:value="0">
            <text:p>0.00</text:p>
          </table:table-cell>
          <table:table-cell table:style-name="ce207"/>
          <table:table-cell table:number-columns-repeated="1015"/>
        </table:table-row>
        <table:table-row table:style-name="ro30">
          <table:table-cell table:style-name="ce157"/>
          <table:table-cell table:style-name="ce157" table:formula="of:=+[.B48]-[.B65]" office:value-type="float" office:value="-0.0000100000000315958">
            <text:p>-0.00001</text:p>
          </table:table-cell>
          <table:table-cell table:style-name="ce157"/>
          <table:table-cell table:style-name="ce157" table:formula="of:=+[.D48]-[.D65]" office:value-type="float" office:value="-0.0000200000000063483">
            <text:p>-0.00002</text:p>
          </table:table-cell>
          <table:table-cell table:style-name="ce157"/>
          <table:table-cell table:style-name="ce157" table:formula="of:=+[.F48]-[.F65]" office:value-type="float" office:value="-0.00000999999997475243">
            <text:p>-0.00001</text:p>
          </table:table-cell>
          <table:table-cell table:style-name="ce157"/>
          <table:table-cell table:style-name="ce157" table:formula="of:=+[.H48]-[.H65]" office:value-type="float" office:value="0">
            <text:p>0</text:p>
          </table:table-cell>
          <table:table-cell table:style-name="ce165"/>
          <table:table-cell table:style-name="ce194"/>
          <table:table-cell table:number-columns-repeated="1014"/>
        </table:table-row>
        <table:table-row table:style-name="ro29">
          <table:table-cell table:style-name="ce158" office:value-type="string" office:string-value="Ratios       " table:number-columns-spanned="8" table:number-rows-spanned="2">
            <text:p>Ratios <text:s text:c="7"/></text:p>
          </table:table-cell>
          <table:covered-table-cell table:number-columns-repeated="7" table:style-name="ce158"/>
          <table:table-cell table:style-name="ce165"/>
          <table:table-cell table:number-columns-repeated="1015"/>
        </table:table-row>
        <table:table-row table:style-name="ro30">
          <table:covered-table-cell table:number-columns-repeated="8" table:style-name="ce158"/>
          <table:table-cell table:style-name="ce165"/>
          <table:table-cell table:number-columns-repeated="1015"/>
        </table:table-row>
        <table:table-row table:style-name="ro30">
          <table:table-cell table:style-name="ce159" office:value-type="string" office:string-value="Average Collection Period       ">
            <text:p>Average Collection Period <text:s text:c="7"/></text:p>
          </table:table-cell>
          <table:table-cell table:style-name="ce180" table:formula="of:=[.B57]/[.B5]*365" office:value-type="float" office:value="115.343582965478">
            <text:p>115.34 </text:p>
          </table:table-cell>
          <table:table-cell table:style-name="ce159"/>
          <table:table-cell table:style-name="ce180" table:formula="of:=[.D57]/[.D5]*365" office:value-type="float" office:value="78.3813164829101">
            <text:p>78.38 </text:p>
          </table:table-cell>
          <table:table-cell table:style-name="ce159"/>
          <table:table-cell table:style-name="ce180" table:formula="of:=[.F57]/[.F5]*365" office:value-type="float" office:value="38.6901694196663">
            <text:p>38.69 </text:p>
          </table:table-cell>
          <table:table-cell table:style-name="ce159"/>
          <table:table-cell table:style-name="ce180" table:formula="of:=[.H57]/[.H5]*365" office:value-type="float" office:value="0">
            <text:p>#DIV/0!</text:p>
          </table:table-cell>
          <table:table-cell table:style-name="ce210"/>
          <table:table-cell table:number-columns-repeated="1015"/>
        </table:table-row>
        <table:table-row table:style-name="ro30">
          <table:table-cell table:style-name="ce159" office:value-type="string" office:string-value="Average Days in Inventory       ">
            <text:p>Average Days in Inventory <text:s text:c="7"/></text:p>
          </table:table-cell>
          <table:table-cell table:style-name="ce180" table:formula="of:=[.B56]/([.B10]+[.B11]+[.B12])*365" office:value-type="float" office:value="28.7880044940692">
            <text:p>28.79 </text:p>
          </table:table-cell>
          <table:table-cell table:style-name="ce159"/>
          <table:table-cell table:style-name="ce180" table:formula="of:=[.D56]/([.D10]+[.D11]+[.D12])*365" office:value-type="float" office:value="38.3783637214972">
            <text:p>38.38 </text:p>
          </table:table-cell>
          <table:table-cell table:style-name="ce159"/>
          <table:table-cell table:style-name="ce180" table:formula="of:=[.F56]/([.F10]+[.F11]+[.F12])*365" office:value-type="float" office:value="55.4651334016699">
            <text:p>55.47 </text:p>
          </table:table-cell>
          <table:table-cell table:style-name="ce159"/>
          <table:table-cell table:style-name="ce180" table:formula="of:=[.H56]/([.H10]+[.H11]+[.H12])*365" office:value-type="float" office:value="0">
            <text:p>#DIV/0!</text:p>
          </table:table-cell>
          <table:table-cell table:style-name="ce165"/>
          <table:table-cell table:number-columns-repeated="1015"/>
        </table:table-row>
        <table:table-row table:style-name="ro30">
          <table:table-cell table:style-name="ce159" office:value-type="string" office:string-value="Inventory to Cost of Goods Sold       ">
            <text:p>Inventory to Cost of Goods Sold <text:s text:c="7"/></text:p>
          </table:table-cell>
          <table:table-cell table:style-name="ce180" table:formula="of:=[.B56]/([.B11]+[.B10]+[.B12])" office:value-type="float" office:value="0.0788712451892307">
            <text:p>0.08 </text:p>
          </table:table-cell>
          <table:table-cell table:style-name="ce159"/>
          <table:table-cell table:style-name="ce180" table:formula="of:=[.D56]/([.D11]+[.D10]+[.D12])" office:value-type="float" office:value="0.105146201976705">
            <text:p>0.11 </text:p>
          </table:table-cell>
          <table:table-cell table:style-name="ce159"/>
          <table:table-cell table:style-name="ce180" table:formula="of:=[.F56]/([.F11]+[.F10]+[.F12])" office:value-type="float" office:value="0.151959269593616">
            <text:p>0.15 </text:p>
          </table:table-cell>
          <table:table-cell table:style-name="ce159"/>
          <table:table-cell table:style-name="ce180" table:formula="of:=[.H56]/([.H11]+[.H10]+[.H12])" office:value-type="float" office:value="0">
            <text:p>#DIV/0!</text:p>
          </table:table-cell>
          <table:table-cell table:style-name="ce165"/>
          <table:table-cell table:number-columns-repeated="1015"/>
        </table:table-row>
        <table:table-row table:style-name="ro30">
          <table:table-cell table:style-name="ce159" office:value-type="string" office:string-value="Current Ratio       ">
            <text:p>Current Ratio <text:s text:c="7"/></text:p>
          </table:table-cell>
          <table:table-cell table:style-name="ce180" table:formula="of:=[.B54]/([.B44]+[.B40])" office:value-type="float" office:value="2.61860325309734">
            <text:p>2.62 </text:p>
          </table:table-cell>
          <table:table-cell table:style-name="ce159"/>
          <table:table-cell table:style-name="ce180" table:formula="of:=[.D54]/([.D44]+[.D40])" office:value-type="float" office:value="1.90664042869971">
            <text:p>1.91 </text:p>
          </table:table-cell>
          <table:table-cell table:style-name="ce159"/>
          <table:table-cell table:style-name="ce180" table:formula="of:=[.F54]/([.F44]+[.F40])" office:value-type="float" office:value="1.65642656527202">
            <text:p>1.66 </text:p>
          </table:table-cell>
          <table:table-cell table:style-name="ce159"/>
          <table:table-cell table:style-name="ce180" table:formula="of:=[.H54]/([.H44]+[.H40])" office:value-type="float" office:value="0">
            <text:p>#DIV/0!</text:p>
          </table:table-cell>
          <table:table-cell table:style-name="ce165"/>
          <table:table-cell table:number-columns-repeated="1015"/>
        </table:table-row>
        <table:table-row table:style-name="ro30">
          <table:table-cell table:style-name="ce159" office:value-type="string" office:string-value="Liquidity Ratio       ">
            <text:p>Liquidity Ratio <text:s text:c="7"/></text:p>
          </table:table-cell>
          <table:table-cell table:style-name="ce180" table:formula="of:=([.B54]-[.B56])/([.B44]+[.B40])" office:value-type="float" office:value="2.2179685084179">
            <text:p>2.22 </text:p>
          </table:table-cell>
          <table:table-cell table:style-name="ce159"/>
          <table:table-cell table:style-name="ce180" table:formula="of:=([.D54]-[.D56])/([.D44]+[.D40])" office:value-type="float" office:value="1.38495659005526">
            <text:p>1.38 </text:p>
          </table:table-cell>
          <table:table-cell table:style-name="ce159"/>
          <table:table-cell table:style-name="ce180" table:formula="of:=([.F54]-[.F56])/([.F44]+[.F40])" office:value-type="float" office:value="0.845517950290274">
            <text:p>0.85 </text:p>
          </table:table-cell>
          <table:table-cell table:style-name="ce159"/>
          <table:table-cell table:style-name="ce180" table:formula="of:=([.H54]-[.H56])/([.H44]+[.H40])" office:value-type="float" office:value="0">
            <text:p>#DIV/0!</text:p>
          </table:table-cell>
          <table:table-cell table:style-name="ce211"/>
          <table:table-cell table:number-columns-repeated="1015"/>
        </table:table-row>
        <table:table-row table:style-name="ro30">
          <table:table-cell table:style-name="ce159" office:value-type="string" office:string-value="Debt Equity Ratio       ">
            <text:p>Debt Equity Ratio <text:s text:c="7"/></text:p>
          </table:table-cell>
          <table:table-cell table:style-name="ce180" table:formula="of:=([.B39]+[.B40]+[.B42])/[.B36]" office:value-type="float" office:value="3.28299333334542">
            <text:p>3.28 </text:p>
          </table:table-cell>
          <table:table-cell table:style-name="ce159"/>
          <table:table-cell table:style-name="ce180" table:formula="of:=([.D39]+[.D40]+[.D42])/[.D36]" office:value-type="float" office:value="1.02055389856959">
            <text:p>1.02 </text:p>
          </table:table-cell>
          <table:table-cell table:style-name="ce159"/>
          <table:table-cell table:style-name="ce180" table:formula="of:=([.F39]+[.F40]+[.F42])/[.F36]" office:value-type="float" office:value="0.691195142995468">
            <text:p>0.69 </text:p>
          </table:table-cell>
          <table:table-cell table:style-name="ce159"/>
          <table:table-cell table:style-name="ce180" table:formula="of:=([.H39]+[.H40]+[.H42])/[.H36]" office:value-type="float" office:value="0">
            <text:p>#DIV/0!</text:p>
          </table:table-cell>
          <table:table-cell table:style-name="ce211"/>
          <table:table-cell table:number-columns-repeated="1015"/>
        </table:table-row>
        <table:table-row table:style-name="ro31">
          <table:table-cell table:style-name="ce159" office:value-type="string" office:string-value="Interest Coverage Ratio       ">
            <text:p>Interest Coverage Ratio <text:s text:c="7"/></text:p>
          </table:table-cell>
          <table:table-cell table:style-name="ce180" table:formula="of:=[.B16]/([.B18]+[.B19]+[.B20]+[.B21])" office:value-type="float" office:value="1.59041919849116">
            <text:p>1.59 </text:p>
          </table:table-cell>
          <table:table-cell table:style-name="ce159"/>
          <table:table-cell table:style-name="ce180" table:formula="of:=[.D16]/([.D18]+[.D19]+[.D20]+[.D21])" office:value-type="float" office:value="1.8610392553622">
            <text:p>1.86 </text:p>
          </table:table-cell>
          <table:table-cell table:style-name="ce159"/>
          <table:table-cell table:style-name="ce180" table:formula="of:=[.F16]/([.F18]+[.F19]+[.F20]+[.F21])" office:value-type="float" office:value="1.9093437230286">
            <text:p>1.91 </text:p>
          </table:table-cell>
          <table:table-cell table:style-name="ce159"/>
          <table:table-cell table:style-name="ce180" table:formula="of:=[.H16]/([.H18]+[.H19]+[.H20]+[.H21])" office:value-type="float" office:value="0">
            <text:p>#DIV/0!</text:p>
          </table:table-cell>
          <table:table-cell table:style-name="ce165"/>
          <table:table-cell table:number-columns-repeated="1015"/>
        </table:table-row>
        <table:table-row table:style-name="ro31">
          <table:table-cell table:style-name="ce159" office:value-type="string" office:string-value="DSCR       ">
            <text:p>DSCR <text:s text:c="7"/></text:p>
          </table:table-cell>
          <table:table-cell table:style-name="ce180" table:formula="of:=[.$B$16]/([.$B$18]+[.$B$19]+[.$B$20]+[.$B$21]+([.$B$39]+[.$B$42])/5)" office:value-type="float" office:value="0.89806655026095">
            <text:p>0.90 </text:p>
          </table:table-cell>
          <table:table-cell table:style-name="ce159"/>
          <table:table-cell table:style-name="ce180" table:formula="of:=[.$D$16]/([.$D$18]+[.D19]+[.D20]+[.D21]+([.$D$39]+[.$D$42])/5)" office:value-type="float" office:value="1.43086211328827">
            <text:p>1.43 </text:p>
          </table:table-cell>
          <table:table-cell table:style-name="ce159"/>
          <table:table-cell table:style-name="ce180" table:formula="of:=[.$F$16]/([.$F$18]+[.F19]+[.F20]+[.F21]+([.$F$39]+[.$F$42])/5)" office:value-type="float" office:value="1.38752462466098">
            <text:p>1.39 </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1">
          <table:table-cell table:style-name="ce159" office:value-type="string" office:string-value="DSCR after the proposed Loan       ">
            <text:p>DSCR after the proposed Loan <text:s text:c="7"/></text:p>
          </table:table-cell>
          <table:table-cell table:style-name="ce180" table:formula="of:=[.$B$16]/([.$B$18]+[.B19]+[.B20]+[.B21]+([.$B$39]+[.$B$42])/5+[$Eligibility.F28]/100000)" office:value-type="float" office:value="0.895326665714325">
            <text:p>0.90 </text:p>
          </table:table-cell>
          <table:table-cell table:style-name="ce159"/>
          <table:table-cell table:style-name="ce180" table:formula="of:=[.$D$16]/([.$D$18]+[.D19]+[.D20]+[.D21]+([.$D$39]+[.$D$42])/5)" office:value-type="float" office:value="1.43086211328827">
            <text:p>1.43 </text:p>
          </table:table-cell>
          <table:table-cell table:style-name="ce159"/>
          <table:table-cell table:style-name="ce180" table:formula="of:=[.$F$16]/([.$F$18]+[.F19]+[.F20]+[.F21]+([.$F$39]+[.$F$42])/5)" office:value-type="float" office:value="1.38752462466098">
            <text:p>1.39 </text:p>
          </table:table-cell>
          <table:table-cell table:style-name="ce159"/>
          <table:table-cell table:style-name="ce180" table:formula="of:=[.$H$16]/([.$H$18]+[.H19]+[.H20]+[.H21]+([.$H$39]+[.$H$42])/5)" office:value-type="float" office:value="0">
            <text:p>#DIV/0!</text:p>
          </table:table-cell>
          <table:table-cell table:style-name="ce165"/>
          <table:table-cell table:number-columns-repeated="1015"/>
        </table:table-row>
        <table:table-row table:style-name="ro30">
          <table:table-cell table:style-name="ce159" office:value-type="string" office:string-value="Gross Profit Margin Ratio       ">
            <text:p>Gross Profit Margin Ratio <text:s text:c="7"/></text:p>
          </table:table-cell>
          <table:table-cell table:style-name="ce180" table:formula="of:=[.B13]/[.B5]*100" office:value-type="float" office:value="17.6224274527017">
            <text:p>17.62 </text:p>
          </table:table-cell>
          <table:table-cell table:style-name="ce159"/>
          <table:table-cell table:style-name="ce180" table:formula="of:=[.D13]/[.D5]*100" office:value-type="float" office:value="15.676146616811">
            <text:p>15.68 </text:p>
          </table:table-cell>
          <table:table-cell table:style-name="ce159"/>
          <table:table-cell table:style-name="ce180" table:formula="of:=[.F13]/[.F5]*100" office:value-type="float" office:value="16.7305354768677">
            <text:p>16.73 </text:p>
          </table:table-cell>
          <table:table-cell table:style-name="ce159"/>
          <table:table-cell table:style-name="ce180" table:formula="of:=[.H13]/[.H5]*100" office:value-type="float" office:value="0">
            <text:p>#DIV/0!</text:p>
          </table:table-cell>
          <table:table-cell table:style-name="ce165"/>
          <table:table-cell table:number-columns-repeated="1015"/>
        </table:table-row>
        <table:table-row table:style-name="ro30">
          <table:table-cell table:style-name="ce159" office:value-type="string" office:string-value="Net Profit Margin Ratio       ">
            <text:p>Net Profit Margin Ratio <text:s text:c="7"/></text:p>
          </table:table-cell>
          <table:table-cell table:style-name="ce180" table:formula="of:=[.B25]/[.B5]*100" office:value-type="float" office:value="0.661764646878839">
            <text:p>0.66 </text:p>
          </table:table-cell>
          <table:table-cell table:style-name="ce159"/>
          <table:table-cell table:style-name="ce180" table:formula="of:=[.D25]/[.D5]*100" office:value-type="float" office:value="0.611847986990689">
            <text:p>0.61 </text:p>
          </table:table-cell>
          <table:table-cell table:style-name="ce159"/>
          <table:table-cell table:style-name="ce180" table:formula="of:=[.F25]/[.F5]*100" office:value-type="float" office:value="0.666877656636795">
            <text:p>0.67 </text:p>
          </table:table-cell>
          <table:table-cell table:style-name="ce159"/>
          <table:table-cell table:style-name="ce180" table:formula="of:=[.H25]/[.H5]*100" office:value-type="float" office:value="0">
            <text:p>#DIV/0!</text:p>
          </table:table-cell>
          <table:table-cell table:style-name="ce165"/>
          <table:table-cell table:number-columns-repeated="1015"/>
        </table:table-row>
        <table:table-row table:style-name="ro30">
          <table:table-cell table:style-name="ce159" office:value-type="string" office:string-value="Cash Profit Ratio       ">
            <text:p>Cash Profit Ratio <text:s text:c="7"/></text:p>
          </table:table-cell>
          <table:table-cell table:style-name="ce180" table:formula="of:=[.B26]/[.B5]*100" office:value-type="float" office:value="4.47799969025515">
            <text:p>4.48 </text:p>
          </table:table-cell>
          <table:table-cell table:style-name="ce159"/>
          <table:table-cell table:style-name="ce180" table:formula="of:=[.D26]/[.D5]*100" office:value-type="float" office:value="4.8521210465838">
            <text:p>4.85 </text:p>
          </table:table-cell>
          <table:table-cell table:style-name="ce159"/>
          <table:table-cell table:style-name="ce180" table:formula="of:=[.F26]/[.F5]*100" office:value-type="float" office:value="5.33461984960333">
            <text:p>5.33 </text:p>
          </table:table-cell>
          <table:table-cell table:style-name="ce159"/>
          <table:table-cell table:style-name="ce180" table:formula="of:=[.H26]/[.H5]*100" office:value-type="float" office:value="0">
            <text:p>#DIV/0!</text:p>
          </table:table-cell>
          <table:table-cell table:style-name="ce165"/>
          <table:table-cell table:number-columns-repeated="1015"/>
        </table:table-row>
        <table:table-row table:style-name="ro30">
          <table:table-cell table:style-name="ce159" office:value-type="string" office:string-value="Growth in Sales       ">
            <text:p>Growth in Sales <text:s text:c="7"/></text:p>
          </table:table-cell>
          <table:table-cell table:style-name="ce181" table:formula="of:=([.B5]-[.D5])/[.D5]*100" office:value-type="float" office:value="20.16926763314">
            <text:p>20.17 </text:p>
          </table:table-cell>
          <table:table-cell table:style-name="ce191"/>
          <table:table-cell table:style-name="ce181" table:formula="of:=([.D5]-[.F5])/[.F5]*100" office:value-type="float" office:value="12.5043262752948">
            <text:p>12.50 </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style-name="ce194"/>
          <table:table-cell table:number-columns-repeated="1014"/>
        </table:table-row>
        <table:table-row table:style-name="ro30">
          <table:table-cell table:style-name="ce159" office:value-type="string" office:string-value="Growth in Net Profits       ">
            <text:p>Growth in Net Profits <text:s text:c="7"/></text:p>
          </table:table-cell>
          <table:table-cell table:style-name="ce181" table:formula="of:=([.B25]-[.D25])/[.D25]*100" office:value-type="float" office:value="29.9730891525247">
            <text:p>29.97 </text:p>
          </table:table-cell>
          <table:table-cell table:style-name="ce191"/>
          <table:table-cell table:style-name="ce181" table:formula="of:=([.D25]-[.F25])/[.F25]*100" office:value-type="float" office:value="3.22065055595811">
            <text:p>3.22 </text:p>
          </table:table-cell>
          <table:table-cell table:style-name="ce191"/>
          <table:table-cell table:style-name="ce181" table:formula="of:=#n/A" office:value-type="float" office:value="0">
            <text:p>#NAME?</text:p>
          </table:table-cell>
          <table:table-cell table:style-name="ce191"/>
          <table:table-cell table:style-name="ce181" table:formula="of:=#n/A" office:value-type="float" office:value="0">
            <text:p>#NAME?</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Cash Flow Statement       ">
            <text:p>Cash Flow Statement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Net Profit After Tax       ">
            <text:p>Net Profit After Tax <text:s text:c="7"/></text:p>
          </table:table-cell>
          <table:table-cell table:style-name="ce180" table:formula="of:=[.B25]" office:value-type="float" office:value="3.29873">
            <text:p>3.30 </text:p>
          </table:table-cell>
          <table:table-cell table:style-name="ce159"/>
          <table:table-cell table:style-name="ce180" table:formula="of:=[.D25]" office:value-type="float" office:value="2.53801000000001">
            <text:p>2.54 </text:p>
          </table:table-cell>
          <table:table-cell table:style-name="ce159"/>
          <table:table-cell table:style-name="ce180" table:formula="of:=[.F25]" office:value-type="float" office:value="2.45882">
            <text:p>2.46 </text:p>
          </table:table-cell>
          <table:table-cell table:style-name="ce159"/>
          <table:table-cell table:style-name="ce180" table:formula="of:=[.H25]" office:value-type="float" office:value="0">
            <text:p>- </text:p>
          </table:table-cell>
          <table:table-cell table:style-name="ce165"/>
          <table:table-cell table:number-columns-repeated="1015"/>
        </table:table-row>
        <table:table-row table:style-name="ro30">
          <table:table-cell table:style-name="ce159" office:value-type="string" office:string-value="Add :       ">
            <text:p>Add : <text:s text:c="7"/></text:p>
          </table:table-cell>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59" office:value-type="string" office:string-value="Depreciation       ">
            <text:p>Depreciation <text:s text:c="7"/></text:p>
          </table:table-cell>
          <table:table-cell table:style-name="ce180" table:formula="of:=[.B17]" office:value-type="float" office:value="19.02297">
            <text:p>19.02 </text:p>
          </table:table-cell>
          <table:table-cell table:style-name="ce159"/>
          <table:table-cell table:style-name="ce180" table:formula="of:=[.D17]" office:value-type="float" office:value="17.5891">
            <text:p>17.59 </text:p>
          </table:table-cell>
          <table:table-cell table:style-name="ce159"/>
          <table:table-cell table:style-name="ce180" table:formula="of:=[.F17]" office:value-type="float" office:value="17.21026">
            <text:p>17.21 </text:p>
          </table:table-cell>
          <table:table-cell table:style-name="ce159"/>
          <table:table-cell table:style-name="ce180" table:formula="of:=[.H17]" office:value-type="float" office:value="0">
            <text:p>- </text:p>
          </table:table-cell>
          <table:table-cell table:style-name="ce165"/>
          <table:table-cell table:number-columns-repeated="1015"/>
        </table:table-row>
        <table:table-row table:style-name="ro30">
          <table:table-cell table:style-name="ce159" office:value-type="string" office:string-value="Misc expenses written off/non cash expenses       ">
            <text:p>Misc expenses written off/non cash expenses <text:s text:c="7"/></text:p>
          </table:table-cell>
          <table:table-cell table:style-name="ce180" table:formula="of:=[.B22]" office:value-type="float" office:value="0">
            <text:p>- </text:p>
          </table:table-cell>
          <table:table-cell table:style-name="ce159"/>
          <table:table-cell table:style-name="ce180" table:formula="of:=[.D22]" office:value-type="float" office:value="0">
            <text:p>- </text:p>
          </table:table-cell>
          <table:table-cell table:style-name="ce159"/>
          <table:table-cell table:style-name="ce180" table:formula="of:=[.F22]" office:value-type="float" office:value="0">
            <text:p>- </text:p>
          </table:table-cell>
          <table:table-cell table:style-name="ce159"/>
          <table:table-cell table:style-name="ce180" table:formula="of:=[.H22]" office:value-type="float" office:value="0">
            <text:p>- </text:p>
          </table:table-cell>
          <table:table-cell table:style-name="ce165"/>
          <table:table-cell table:number-columns-repeated="1015"/>
        </table:table-row>
        <table:table-row table:style-name="ro30">
          <table:table-cell table:style-name="ce159" office:value-type="string" office:string-value="Salary paid to promoter/partners       ">
            <text:p>Salary paid to promoter/partners <text:s text:c="7"/></text:p>
          </table:table-cell>
          <table:table-cell table:style-name="ce180" table:formula="of:=[.B27]" office:value-type="float" office:value="4.8">
            <text:p>4.80 </text:p>
          </table:table-cell>
          <table:table-cell table:style-name="ce159"/>
          <table:table-cell table:style-name="ce180" table:formula="of:=[.D27]" office:value-type="float" office:value="4.8">
            <text:p>4.80 </text:p>
          </table:table-cell>
          <table:table-cell table:style-name="ce159"/>
          <table:table-cell table:style-name="ce180" table:formula="of:=[.F27]" office:value-type="float" office:value="4.8">
            <text:p>4.80 </text:p>
          </table:table-cell>
          <table:table-cell table:style-name="ce159"/>
          <table:table-cell table:style-name="ce180" table:formula="of:=[.H27]" office:value-type="float" office:value="0">
            <text:p>- </text:p>
          </table:table-cell>
          <table:table-cell table:style-name="ce165"/>
          <table:table-cell table:number-columns-repeated="1015"/>
        </table:table-row>
        <table:table-row table:style-name="ro30">
          <table:table-cell table:style-name="ce159" office:value-type="string" office:string-value="Interest paid to promoters       ">
            <text:p>Interest paid to promoters <text:s text:c="7"/></text:p>
          </table:table-cell>
          <table:table-cell table:style-name="ce180" table:formula="of:=[.B28]" office:value-type="float" office:value="14.12236">
            <text:p>14.12 </text:p>
          </table:table-cell>
          <table:table-cell table:style-name="ce159"/>
          <table:table-cell table:style-name="ce180" table:formula="of:=[.D28]" office:value-type="float" office:value="14.26898">
            <text:p>14.27 </text:p>
          </table:table-cell>
          <table:table-cell table:style-name="ce159"/>
          <table:table-cell table:style-name="ce180" table:formula="of:=[.F28]" office:value-type="float" office:value="12.56609">
            <text:p>12.57 </text:p>
          </table:table-cell>
          <table:table-cell table:style-name="ce159"/>
          <table:table-cell table:style-name="ce180" table:formula="of:=[.H28]" office:value-type="float" office:value="0">
            <text:p>- </text:p>
          </table:table-cell>
          <table:table-cell table:style-name="ce165"/>
          <table:table-cell table:number-columns-repeated="1015"/>
        </table:table-row>
        <table:table-row table:style-name="ro30">
          <table:table-cell table:style-name="ce159" office:value-type="string" office:string-value="Provision for tax       ">
            <text:p>Provision for tax <text:s text:c="7"/></text:p>
          </table:table-cell>
          <table:table-cell table:style-name="ce180" table:formula="of:=[.B24]" office:value-type="float" office:value="1.49473">
            <text:p>1.49 </text:p>
          </table:table-cell>
          <table:table-cell table:style-name="ce159"/>
          <table:table-cell table:style-name="ce180" table:formula="of:=[.D24]" office:value-type="float" office:value="1.14917">
            <text:p>1.15 </text:p>
          </table:table-cell>
          <table:table-cell table:style-name="ce159"/>
          <table:table-cell table:style-name="ce180" table:formula="of:=[.F24]" office:value-type="float" office:value="1.10786">
            <text:p>1.11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1">
          <table:table-cell table:style-name="ce159" office:value-type="string" office:string-value="Interest       ">
            <text:p>Interest <text:s text:c="7"/></text:p>
          </table:table-cell>
          <table:table-cell table:style-name="ce180" table:formula="of:=[.B18]+[.B19]+[.B20]+[.B21]" office:value-type="float" office:value="40.33817">
            <text:p>40.34 </text:p>
          </table:table-cell>
          <table:table-cell table:style-name="ce159"/>
          <table:table-cell table:style-name="ce180" table:formula="of:=[.D18]+[.D19]+[.D20]+[.D21]" office:value-type="float" office:value="24.71">
            <text:p>24.71 </text:p>
          </table:table-cell>
          <table:table-cell table:style-name="ce159"/>
          <table:table-cell table:style-name="ce180" table:formula="of:=[.F18]+[.F19]+[.F20]+[.F21]" office:value-type="float" office:value="22.84828">
            <text:p>22.85 </text:p>
          </table:table-cell>
          <table:table-cell table:style-name="ce159"/>
          <table:table-cell table:style-name="ce180" table:formula="of:=[.H18]+[.H19]+[.H20]+[.H21]" office:value-type="float" office:value="0">
            <text:p>- </text:p>
          </table:table-cell>
          <table:table-cell table:style-name="ce165"/>
          <table:table-cell table:number-columns-repeated="1015"/>
        </table:table-row>
        <table:table-row table:style-name="ro33">
          <table:table-cell table:style-name="ce161" office:value-type="string" office:string-value="Less : Other income (non business income)       ">
            <text:p>Less : Other income (non business income) <text:s text:c="7"/></text:p>
          </table:table-cell>
          <table:table-cell table:style-name="ce182" table:formula="of:=-[.B7]" office:value-type="float" office:value="-0.862">
            <text:p><text:s/>(0.86)</text:p>
          </table:table-cell>
          <table:table-cell table:style-name="ce160"/>
          <table:table-cell table:style-name="ce182" table:formula="of:=-[.D7]" office:value-type="float" office:value="-0.01917">
            <text:p><text:s/>(0.02)</text:p>
          </table:table-cell>
          <table:table-cell table:style-name="ce160"/>
          <table:table-cell table:style-name="ce182" table:formula="of:=-[.F7]" office:value-type="float" office:value="-0">
            <text:p>- </text:p>
          </table:table-cell>
          <table:table-cell table:style-name="ce160"/>
          <table:table-cell table:style-name="ce182" table:formula="of:=-[.H7]" office:value-type="float" office:value="-0">
            <text:p>- </text:p>
          </table:table-cell>
          <table:table-cell table:style-name="ce207"/>
          <table:table-cell table:number-columns-repeated="1015"/>
        </table:table-row>
        <table:table-row table:style-name="ro30">
          <table:table-cell table:style-name="ce161"/>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Operating cash profit/(Loss ) before working capital changes       ">
            <text:p>Operating cash profit/(Loss ) before working capital changes <text:s text:c="7"/></text:p>
          </table:table-cell>
          <table:table-cell table:style-name="ce180" table:formula="of:=SUM([.B86:.B94])" office:value-type="float" office:value="82.21496">
            <text:p>82.21 </text:p>
          </table:table-cell>
          <table:table-cell table:style-name="ce159"/>
          <table:table-cell table:style-name="ce180" table:formula="of:=SUM([.D86:.D94])" office:value-type="float" office:value="65.03609">
            <text:p>65.04 </text:p>
          </table:table-cell>
          <table:table-cell table:style-name="ce159"/>
          <table:table-cell table:style-name="ce180" table:formula="of:=SUM([.F86:.F94])" office:value-type="float" office:value="60.99131">
            <text:p>60.99 </text:p>
          </table:table-cell>
          <table:table-cell table:style-name="ce159"/>
          <table:table-cell table:style-name="ce180" table:formula="of:=SUM([.H86:.H94])" office:value-type="float" office:value="0">
            <text:p>- </text:p>
          </table:table-cell>
          <table:table-cell table:style-name="ce165"/>
          <table:table-cell table:number-columns-repeated="1015"/>
        </table:table-row>
        <table:table-row table:style-name="ro30">
          <table:table-cell table:style-name="ce159" office:value-type="string" office:string-value="Trade and other receivables       ">
            <text:p>Trade and other receivables <text:s text:c="7"/></text:p>
          </table:table-cell>
          <table:table-cell table:style-name="ce180" table:formula="of:=[.D57]-[.B57]" office:value-type="float" office:value="-68.44513">
            <text:p><text:s/>(68.45)</text:p>
          </table:table-cell>
          <table:table-cell table:style-name="ce159"/>
          <table:table-cell table:style-name="ce180" table:formula="of:=[.F57]-[.D57]" office:value-type="float" office:value="-49.99476">
            <text:p><text:s/>(49.99)</text:p>
          </table:table-cell>
          <table:table-cell table:style-name="ce159"/>
          <table:table-cell table:style-name="ce180" table:formula="of:=[.J57]-[.F57]" office:value-type="float" office:value="-39.08304">
            <text:p><text:s/>(39.08)</text:p>
          </table:table-cell>
          <table:table-cell table:style-name="ce159"/>
          <table:table-cell table:style-name="ce180" table:formula="of:=[.L57]-[.H57]" office:value-type="float" office:value="0">
            <text:p>- </text:p>
          </table:table-cell>
          <table:table-cell table:style-name="ce165"/>
          <table:table-cell table:number-columns-repeated="1015"/>
        </table:table-row>
        <table:table-row table:style-name="ro30">
          <table:table-cell table:style-name="ce159" office:value-type="string" office:string-value="Inventories       ">
            <text:p>Inventories <text:s text:c="7"/></text:p>
          </table:table-cell>
          <table:table-cell table:style-name="ce180" table:formula="of:=[.D56]-[.B56]" office:value-type="float" office:value="4.32550000000001">
            <text:p>4.33 </text:p>
          </table:table-cell>
          <table:table-cell table:style-name="ce159"/>
          <table:table-cell table:style-name="ce180" table:formula="of:=[.F56]-[.D56]" office:value-type="float" office:value="9.874">
            <text:p>9.87 </text:p>
          </table:table-cell>
          <table:table-cell table:style-name="ce159"/>
          <table:table-cell table:style-name="ce180" table:formula="of:=[.J56]-[.F56]" office:value-type="float" office:value="-46.6545">
            <text:p><text:s/>(46.65)</text:p>
          </table:table-cell>
          <table:table-cell table:style-name="ce159"/>
          <table:table-cell table:style-name="ce180" table:formula="of:=[.L56]-[.H56]" office:value-type="float" office:value="0">
            <text:p>- </text:p>
          </table:table-cell>
          <table:table-cell table:style-name="ce165"/>
          <table:table-cell table:number-columns-repeated="1015"/>
        </table:table-row>
        <table:table-row table:style-name="ro30">
          <table:table-cell table:style-name="ce159" office:value-type="string" office:string-value="Loans &amp; Advances       ">
            <text:p>Loans &amp; Advances <text:s text:c="7"/></text:p>
          </table:table-cell>
          <table:table-cell table:style-name="ce180" table:formula="of:=[.D61]-[.B61]" office:value-type="float" office:value="-10.00859">
            <text:p><text:s/>(10.01)</text:p>
          </table:table-cell>
          <table:table-cell table:style-name="ce159"/>
          <table:table-cell table:style-name="ce180" table:formula="of:=[.F61]-[.D61]" office:value-type="float" office:value="0.191710000000001">
            <text:p>0.19 </text:p>
          </table:table-cell>
          <table:table-cell table:style-name="ce159"/>
          <table:table-cell table:style-name="ce180" table:formula="of:=[.J61]-[.F61]" office:value-type="float" office:value="-4.06103">
            <text:p><text:s/>(4.06)</text:p>
          </table:table-cell>
          <table:table-cell table:style-name="ce159"/>
          <table:table-cell table:style-name="ce180" table:formula="of:=[.L61]-[.H61]" office:value-type="float" office:value="0">
            <text:p>- </text:p>
          </table:table-cell>
          <table:table-cell table:style-name="ce165"/>
          <table:table-cell table:number-columns-repeated="1015"/>
        </table:table-row>
        <table:table-row table:style-name="ro30">
          <table:table-cell table:style-name="ce159" office:value-type="string" office:string-value="other current liabilities       ">
            <text:p>other current liabilities <text:s text:c="7"/></text:p>
          </table:table-cell>
          <table:table-cell table:style-name="ce180" table:formula="of:=[.B44]-[.D44]" office:value-type="float" office:value="1.00345">
            <text:p>1.00 </text:p>
          </table:table-cell>
          <table:table-cell table:style-name="ce159"/>
          <table:table-cell table:style-name="ce180" table:formula="of:=[.D44]-[.F44]" office:value-type="float" office:value="2.32592">
            <text:p>2.33 </text:p>
          </table:table-cell>
          <table:table-cell table:style-name="ce159"/>
          <table:table-cell table:style-name="ce180" table:formula="of:=[.F44]-[.J44]" office:value-type="float" office:value="33.9105">
            <text:p>33.91 </text:p>
          </table:table-cell>
          <table:table-cell table:style-name="ce159"/>
          <table:table-cell table:style-name="ce180" table:formula="of:=[.H44]-[.L44]" office:value-type="float" office:value="0">
            <text:p>- </text:p>
          </table:table-cell>
          <table:table-cell table:style-name="ce165"/>
          <table:table-cell table:number-columns-repeated="1015"/>
        </table:table-row>
        <table:table-row table:style-name="ro30">
          <table:table-cell table:style-name="ce159" office:value-type="string" office:string-value="Total       ">
            <text:p>Total <text:s text:c="7"/></text:p>
          </table:table-cell>
          <table:table-cell table:style-name="ce180" table:formula="of:=SUM([.B97:.B100])" office:value-type="float" office:value="-73.12477">
            <text:p><text:s/>(73.12)</text:p>
          </table:table-cell>
          <table:table-cell table:style-name="ce159"/>
          <table:table-cell table:style-name="ce180" table:formula="of:=SUM([.D97:.D100])" office:value-type="float" office:value="-37.60313">
            <text:p><text:s/>(37.60)</text:p>
          </table:table-cell>
          <table:table-cell table:style-name="ce159"/>
          <table:table-cell table:style-name="ce180" table:formula="of:=SUM([.F97:.F100])" office:value-type="float" office:value="-55.88807">
            <text:p><text:s/>(55.89)</text:p>
          </table:table-cell>
          <table:table-cell table:style-name="ce159"/>
          <table:table-cell table:style-name="ce180" table:formula="of:=SUM([.H97:.H100])" office:value-type="float" office:value="0">
            <text:p>- </text:p>
          </table:table-cell>
          <table:table-cell table:style-name="ce165"/>
          <table:table-cell table:number-columns-repeated="1015"/>
        </table:table-row>
        <table:table-row table:style-name="ro30">
          <table:table-cell table:style-name="ce160" office:value-type="string" office:string-value="Cash Generated from operations       ">
            <text:p>Cash Generated from operations <text:s text:c="7"/></text:p>
          </table:table-cell>
          <table:table-cell table:style-name="ce182" table:formula="of:=[.B96]+[.B101]" office:value-type="float" office:value="9.09019000000002">
            <text:p>9.09 </text:p>
          </table:table-cell>
          <table:table-cell table:style-name="ce160"/>
          <table:table-cell table:style-name="ce182" table:formula="of:=[.D96]+[.D101]" office:value-type="float" office:value="27.43296">
            <text:p>27.43 </text:p>
          </table:table-cell>
          <table:table-cell table:style-name="ce160"/>
          <table:table-cell table:style-name="ce182" table:formula="of:=[.F96]+[.F101]" office:value-type="float" office:value="5.10324000000001">
            <text:p>5.10 </text:p>
          </table:table-cell>
          <table:table-cell table:style-name="ce160"/>
          <table:table-cell table:style-name="ce182" table:formula="of:=[.H96]+[.H101]" office:value-type="float" office:value="0">
            <text:p>- </text:p>
          </table:table-cell>
          <table:table-cell table:style-name="ce207"/>
          <table:table-cell table:number-columns-repeated="1015"/>
        </table:table-row>
        <table:table-row table:style-name="ro30">
          <table:table-cell table:style-name="ce160"/>
          <table:table-cell table:style-name="ce182"/>
          <table:table-cell table:style-name="ce160"/>
          <table:table-cell table:style-name="ce182"/>
          <table:table-cell table:style-name="ce160"/>
          <table:table-cell table:style-name="ce182"/>
          <table:table-cell table:style-name="ce160"/>
          <table:table-cell table:style-name="ce182"/>
          <table:table-cell table:style-name="ce207"/>
          <table:table-cell table:number-columns-repeated="1015"/>
        </table:table-row>
        <table:table-row table:style-name="ro30">
          <table:table-cell table:style-name="ce159" office:value-type="string" office:string-value="Less taxes paid       ">
            <text:p>Less taxes paid <text:s text:c="7"/></text:p>
          </table:table-cell>
          <table:table-cell table:style-name="ce180" table:formula="of:=[.B24]" office:value-type="float" office:value="1.49473">
            <text:p>1.49 </text:p>
          </table:table-cell>
          <table:table-cell table:style-name="ce159"/>
          <table:table-cell table:style-name="ce180" table:formula="of:=[.D24]" office:value-type="float" office:value="1.14917">
            <text:p>1.15 </text:p>
          </table:table-cell>
          <table:table-cell table:style-name="ce159"/>
          <table:table-cell table:style-name="ce180" table:formula="of:=[.F24]" office:value-type="float" office:value="1.10786">
            <text:p>1.11 </text:p>
          </table:table-cell>
          <table:table-cell table:style-name="ce159"/>
          <table:table-cell table:style-name="ce180" table:formula="of:=[.H24]" office:value-type="float" office:value="0">
            <text:p>- </text:p>
          </table:table-cell>
          <table:table-cell table:style-name="ce165"/>
          <table:table-cell table:number-columns-repeated="1015"/>
        </table:table-row>
        <table:table-row table:style-name="ro30">
          <table:table-cell table:style-name="ce159"/>
          <table:table-cell table:style-name="ce180"/>
          <table:table-cell table:style-name="ce159"/>
          <table:table-cell table:style-name="ce180"/>
          <table:table-cell table:style-name="ce159"/>
          <table:table-cell table:style-name="ce180"/>
          <table:table-cell table:style-name="ce159"/>
          <table:table-cell table:style-name="ce180"/>
          <table:table-cell table:style-name="ce165"/>
          <table:table-cell table:number-columns-repeated="1015"/>
        </table:table-row>
        <table:table-row table:style-name="ro30">
          <table:table-cell table:style-name="ce160" office:value-type="string" office:string-value="Net Cash from Operations       ">
            <text:p>Net Cash from Operations <text:s text:c="7"/></text:p>
          </table:table-cell>
          <table:table-cell table:style-name="ce180" table:formula="of:=[.B102]-[.B104]" office:value-type="float" office:value="7.59546000000002">
            <text:p>7.60 </text:p>
          </table:table-cell>
          <table:table-cell table:style-name="ce159"/>
          <table:table-cell table:style-name="ce180" table:formula="of:=[.D102]-[.D104]" office:value-type="float" office:value="26.28379">
            <text:p>26.28 </text:p>
          </table:table-cell>
          <table:table-cell table:style-name="ce159"/>
          <table:table-cell table:style-name="ce180" table:formula="of:=[.F102]-[.F104]" office:value-type="float" office:value="3.99538000000001">
            <text:p>4.00 </text:p>
          </table:table-cell>
          <table:table-cell table:style-name="ce159"/>
          <table:table-cell table:style-name="ce180" table:formula="of:=[.H102]-[.H104]" office:value-type="float" office:value="0">
            <text:p>- </text:p>
          </table:table-cell>
          <table:table-cell table:style-name="ce165"/>
          <table:table-cell table:number-columns-repeated="1015"/>
        </table:table-row>
        <table:table-row table:style-name="ro30">
          <table:table-cell table:number-columns-repeated="1024"/>
        </table:table-row>
        <table:table-row table:style-name="ro30">
          <table:table-cell table:style-name="ce162" office:value-type="string">
            <text:p>Ratio</text:p>
          </table:table-cell>
          <table:table-cell table:style-name="ce183"/>
          <table:table-cell table:number-columns-repeated="1022"/>
        </table:table-row>
        <table:table-row table:style-name="ro30">
          <table:table-cell table:style-name="ce163" office:value-type="string">
            <text:p>Debt Equity-Not exceed</text:p>
          </table:table-cell>
          <table:table-cell table:style-name="ce164" office:value-type="float" office:value="2">
            <text:p>2</text:p>
          </table:table-cell>
          <table:table-cell table:style-name="ce192" table:formula="of:=[.B74]" office:value-type="float" office:value="3.28299333334542">
            <text:p>3.28 </text:p>
          </table:table-cell>
          <table:table-cell/>
          <table:table-cell table:style-name="ce196"/>
          <table:table-cell/>
          <table:table-cell table:style-name="ce196"/>
          <table:table-cell table:number-columns-repeated="1017"/>
        </table:table-row>
        <table:table-row table:style-name="ro30">
          <table:table-cell table:style-name="ce164" office:value-type="string">
            <text:p>DSCR-Min</text:p>
          </table:table-cell>
          <table:table-cell table:style-name="ce164" office:value-type="float" office:value="1.25">
            <text:p>1.25</text:p>
          </table:table-cell>
          <table:table-cell table:style-name="ce192" table:formula="of:=[.B76]" office:value-type="float" office:value="0.89806655026095">
            <text:p>0.90 </text:p>
          </table:table-cell>
          <table:table-cell table:number-columns-repeated="1021"/>
        </table:table-row>
        <table:table-row table:style-name="ro30">
          <table:table-cell table:style-name="ce164" office:value-type="string">
            <text:p>Drs to Sales-&lt; </text:p>
          </table:table-cell>
          <table:table-cell table:style-name="ce184" office:value-type="string">
            <text:p>4 months</text:p>
          </table:table-cell>
          <table:table-cell table:style-name="ce193" table:formula="of:=[.B59]/[.B5]*365/30" office:value-type="float" office:value="3.84478609884926">
            <text:p>3.84</text:p>
          </table:table-cell>
          <table:table-cell table:style-name="ce194" office:value-type="string">
            <text:p>months</text:p>
          </table:table-cell>
          <table:table-cell table:number-columns-repeated="1020"/>
        </table:table-row>
        <table:table-row table:style-name="ro30">
          <table:table-cell table:style-name="ce165" office:value-type="string">
            <text:p>Proposed DSCR</text:p>
          </table:table-cell>
          <table:table-cell/>
          <table:table-cell table:style-name="ce194"/>
          <table:table-cell table:number-columns-repeated="1021"/>
        </table:table-row>
        <table:table-row table:style-name="ro30">
          <table:table-cell table:style-name="ce163" office:value-type="string">
            <text:p>Debt Equity</text:p>
          </table:table-cell>
          <table:table-cell table:style-name="ce185" table:formula="of:=+[.B74]" office:value-type="float" office:value="3.28299333334542">
            <text:p>3.2829933333</text:p>
          </table:table-cell>
          <table:table-cell table:style-name="ce185"/>
          <table:table-cell table:number-columns-repeated="1021"/>
        </table:table-row>
        <table:table-row table:style-name="ro30">
          <table:table-cell table:style-name="ce164" office:value-type="string">
            <text:p>DSCR</text:p>
          </table:table-cell>
          <table:table-cell table:style-name="ce185" table:formula="of:=+[.C110]" office:value-type="float" office:value="0.89806655026095">
            <text:p>0.8980665503</text:p>
          </table:table-cell>
          <table:table-cell table:style-name="ce185"/>
          <table:table-cell table:number-columns-repeated="1021"/>
        </table:table-row>
        <table:table-row table:style-name="ro30">
          <table:table-cell table:style-name="ce164" office:value-type="string">
            <text:p>Drs to Sales</text:p>
          </table:table-cell>
          <table:table-cell table:style-name="ce185" table:formula="of:=+[.C111]" office:value-type="float" office:value="3.84478609884926">
            <text:p>3.8447860988</text:p>
          </table:table-cell>
          <table:table-cell table:style-name="ce185"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Daily balance" table:style-name="ta10" table:protected="true" table:protection-key="sHbLKBrsXbmhuH0oqtIhgGcltWQ=">
        <table:table-column table:style-name="co3" table:default-cell-style-name="ce220"/>
        <table:table-column table:style-name="co50" table:default-cell-style-name="ce220"/>
        <table:table-column table:style-name="co51" table:number-columns-repeated="14" table:default-cell-style-name="ce220"/>
        <table:table-column table:style-name="co52" table:number-columns-repeated="3" table:default-cell-style-name="ce220"/>
        <table:table-column table:style-name="co52" table:number-columns-repeated="40" table:default-cell-style-name="ce229"/>
        <table:table-column table:style-name="co52" table:number-columns-repeated="194" table:default-cell-style-name="ce233"/>
        <table:table-column table:style-name="co52" table:number-columns-repeated="771" table:default-cell-style-name="ce234"/>
        <table:table-row table:style-name="ro37">
          <table:table-cell table:number-columns-repeated="1024"/>
        </table:table-row>
        <table:table-row table:style-name="ro37">
          <table:table-cell table:style-name="ce221"/>
          <table:table-cell table:style-name="ce224" office:value-type="string" table:number-columns-spanned="3" table:number-rows-spanned="1">
            <text:p>Account 1</text:p>
          </table:table-cell>
          <table:covered-table-cell table:number-columns-repeated="2" table:style-name="ce230"/>
          <table:table-cell table:style-name="ce224" office:value-type="string" table:number-columns-spanned="3" table:number-rows-spanned="1">
            <text:p>Account 2</text:p>
          </table:table-cell>
          <table:covered-table-cell table:number-columns-repeated="2" table:style-name="ce226"/>
          <table:table-cell table:style-name="ce224" office:value-type="string" table:number-columns-spanned="3" table:number-rows-spanned="1">
            <text:p>Account 3</text:p>
          </table:table-cell>
          <table:covered-table-cell table:number-columns-repeated="2" table:style-name="ce226"/>
          <table:table-cell table:style-name="ce224" office:value-type="string" table:number-columns-spanned="3" table:number-rows-spanned="1">
            <text:p>Account 4</text:p>
          </table:table-cell>
          <table:covered-table-cell table:number-columns-repeated="2" table:style-name="ce226"/>
          <table:table-cell table:style-name="ce224" office:value-type="string" table:number-columns-spanned="3" table:number-rows-spanned="1">
            <text:p>Account 5</text:p>
          </table:table-cell>
          <table:covered-table-cell table:number-columns-repeated="2" table:style-name="ce226"/>
          <table:table-cell table:style-name="ce231" table:number-columns-spanned="3" table:number-rows-spanned="1"/>
          <table:covered-table-cell table:number-columns-repeated="2" table:style-name="ce232"/>
          <table:table-cell table:number-columns-repeated="1005"/>
        </table:table-row>
        <table:table-row table:style-name="ro37">
          <table:table-cell table:style-name="ce221" office:value-type="string">
            <text:p>Months</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number-columns-repeated="1008"/>
        </table:table-row>
        <table:table-row table:style-name="ro37">
          <table:table-cell table:style-name="ce222" office:value-type="string">
            <text:p>Month 1</text:p>
          </table:table-cell>
          <table:table-cell table:style-name="ce226" table:number-columns-repeated="15"/>
          <table:table-cell table:number-columns-repeated="1008"/>
        </table:table-row>
        <table:table-row table:style-name="ro37">
          <table:table-cell table:style-name="ce222" office:value-type="string">
            <text:p>Month 2</text:p>
          </table:table-cell>
          <table:table-cell table:style-name="ce226" table:number-columns-repeated="15"/>
          <table:table-cell table:number-columns-repeated="1008"/>
        </table:table-row>
        <table:table-row table:style-name="ro37">
          <table:table-cell table:style-name="ce222" office:value-type="string">
            <text:p>Month 3</text:p>
          </table:table-cell>
          <table:table-cell table:style-name="ce226" table:number-columns-repeated="15"/>
          <table:table-cell table:number-columns-repeated="1008"/>
        </table:table-row>
        <table:table-row table:style-name="ro37">
          <table:table-cell table:style-name="ce222" office:value-type="string">
            <text:p>Month 4</text:p>
          </table:table-cell>
          <table:table-cell table:style-name="ce226" table:number-columns-repeated="15"/>
          <table:table-cell table:number-columns-repeated="1008"/>
        </table:table-row>
        <table:table-row table:style-name="ro37">
          <table:table-cell table:style-name="ce222" office:value-type="string">
            <text:p>Month 5</text:p>
          </table:table-cell>
          <table:table-cell table:style-name="ce226" table:number-columns-repeated="15"/>
          <table:table-cell table:number-columns-repeated="1008"/>
        </table:table-row>
        <table:table-row table:style-name="ro37">
          <table:table-cell table:style-name="ce222" office:value-type="string">
            <text:p>Month 6</text:p>
          </table:table-cell>
          <table:table-cell table:style-name="ce226" table:number-columns-repeated="15"/>
          <table:table-cell table:number-columns-repeated="1008"/>
        </table:table-row>
        <table:table-row table:style-name="ro37">
          <table:table-cell table:style-name="ce222" office:value-type="string">
            <text:p>Month 7</text:p>
          </table:table-cell>
          <table:table-cell table:style-name="ce226" table:number-columns-repeated="15"/>
          <table:table-cell table:number-columns-repeated="1008"/>
        </table:table-row>
        <table:table-row table:style-name="ro37">
          <table:table-cell table:style-name="ce222" office:value-type="string">
            <text:p>Month 8</text:p>
          </table:table-cell>
          <table:table-cell table:style-name="ce226" table:number-columns-repeated="15"/>
          <table:table-cell table:number-columns-repeated="1008"/>
        </table:table-row>
        <table:table-row table:style-name="ro37">
          <table:table-cell table:style-name="ce222" office:value-type="string">
            <text:p>Month 9</text:p>
          </table:table-cell>
          <table:table-cell table:style-name="ce226" table:number-columns-repeated="15"/>
          <table:table-cell table:number-columns-repeated="1008"/>
        </table:table-row>
        <table:table-row table:style-name="ro37">
          <table:table-cell table:style-name="ce222" office:value-type="string">
            <text:p>Month 10</text:p>
          </table:table-cell>
          <table:table-cell table:style-name="ce226" table:number-columns-repeated="15"/>
          <table:table-cell table:number-columns-repeated="1008"/>
        </table:table-row>
        <table:table-row table:style-name="ro37">
          <table:table-cell table:style-name="ce222" office:value-type="string">
            <text:p>Month 11</text:p>
          </table:table-cell>
          <table:table-cell table:style-name="ce226" table:number-columns-repeated="15"/>
          <table:table-cell table:number-columns-repeated="1008"/>
        </table:table-row>
        <table:table-row table:style-name="ro37">
          <table:table-cell table:style-name="ce222" office:value-type="string">
            <text:p>Month 12</text:p>
          </table:table-cell>
          <table:table-cell table:style-name="ce226" table:number-columns-repeated="15"/>
          <table:table-cell table:number-columns-repeated="1008"/>
        </table:table-row>
        <table:table-row table:style-name="ro37">
          <table:table-cell table:style-name="ce221" office:value-type="string">
            <text:p>Total</text:p>
          </table:table-cell>
          <table:table-cell table:style-name="ce227" table:formula="of:=SUM([.B4:.B15])" office:value-type="float" office:value="0">
            <text:p>0</text:p>
          </table:table-cell>
          <table:table-cell table:style-name="ce227" table:formula="of:=SUM([.C4:.C15])" office:value-type="float" office:value="0">
            <text:p>0</text:p>
          </table:table-cell>
          <table:table-cell table:style-name="ce227" table:formula="of:=SUM([.D4:.D15])" office:value-type="float" office:value="0">
            <text:p>0</text:p>
          </table:table-cell>
          <table:table-cell table:style-name="ce227" table:formula="of:=SUM([.E4:.E15])" office:value-type="float" office:value="0">
            <text:p>0</text:p>
          </table:table-cell>
          <table:table-cell table:style-name="ce227" table:formula="of:=SUM([.F4:.F15])" office:value-type="float" office:value="0">
            <text:p>0</text:p>
          </table:table-cell>
          <table:table-cell table:style-name="ce227" table:formula="of:=SUM([.G4:.G15])" office:value-type="float" office:value="0">
            <text:p>0</text:p>
          </table:table-cell>
          <table:table-cell table:style-name="ce227" table:formula="of:=SUM([.H4:.H15])" office:value-type="float" office:value="0">
            <text:p>0</text:p>
          </table:table-cell>
          <table:table-cell table:style-name="ce227" table:formula="of:=SUM([.I4:.I15])" office:value-type="float" office:value="0">
            <text:p>0</text:p>
          </table:table-cell>
          <table:table-cell table:style-name="ce227" table:formula="of:=SUM([.J4:.J15])" office:value-type="float" office:value="0">
            <text:p>0</text:p>
          </table:table-cell>
          <table:table-cell table:style-name="ce227" table:formula="of:=SUM([.K4:.K15])" office:value-type="float" office:value="0">
            <text:p>0</text:p>
          </table:table-cell>
          <table:table-cell table:style-name="ce227" table:formula="of:=SUM([.L4:.L15])" office:value-type="float" office:value="0">
            <text:p>0</text:p>
          </table:table-cell>
          <table:table-cell table:style-name="ce227" table:formula="of:=SUM([.M4:.M15])" office:value-type="float" office:value="0">
            <text:p>0</text:p>
          </table:table-cell>
          <table:table-cell table:style-name="ce227" table:formula="of:=SUM([.N4:.N15])" office:value-type="float" office:value="0">
            <text:p>0</text:p>
          </table:table-cell>
          <table:table-cell table:style-name="ce227" table:formula="of:=SUM([.O4:.O15])" office:value-type="float" office:value="0">
            <text:p>0</text:p>
          </table:table-cell>
          <table:table-cell table:style-name="ce227" table:formula="of:=SUM([.P4:.P15])" office:value-type="float" office:value="0">
            <text:p>0</text:p>
          </table:table-cell>
          <table:table-cell table:number-columns-repeated="1008"/>
        </table:table-row>
        <table:table-row table:style-name="ro37">
          <table:table-cell table:number-columns-repeated="1024"/>
        </table:table-row>
        <table:table-row table:style-name="ro38">
          <table:table-cell table:style-name="ce223" office:value-type="string">
            <text:p>Average Daily Balance across all accounts</text:p>
          </table:table-cell>
          <table:table-cell table:style-name="ce228" table:formula="of:=SUM([.B16:.P16])/36" office:value-type="float" office:value="0">
            <text:p>0</text:p>
          </table:table-cell>
          <table:table-cell table:number-columns-repeated="2"/>
          <table:table-cell table:style-name="ce229"/>
          <table:table-cell table:number-columns-repeated="1019"/>
        </table:table-row>
        <table:table-row table:style-name="ro37">
          <table:table-cell/>
          <table:table-cell table:style-name="ce229"/>
          <table:table-cell table:number-columns-repeated="1022"/>
        </table:table-row>
        <table:table-row table:style-name="ro37">
          <table:table-cell/>
          <table:table-cell table:style-name="ce229"/>
          <table:table-cell table:number-columns-repeated="2"/>
          <table:table-cell table:style-name="ce229"/>
          <table:table-cell table:number-columns-repeated="1019"/>
        </table:table-row>
        <table:table-row table:style-name="ro37" table:number-rows-repeated="1048555">
          <table:table-cell table:number-columns-repeated="1024"/>
        </table:table-row>
        <table:table-row table:style-name="ro37">
          <table:table-cell table:number-columns-repeated="1024"/>
        </table:table-row>
        <table:named-expressions/>
      </table:table>
      <table:table table:name="Credit Summation" table:style-name="ta11" table:protected="true" table:protection-key="sHbLKBrsXbmhuH0oqtIhgGcltWQ=">
        <table:table-column table:style-name="co53" table:default-cell-style-name="ce220"/>
        <table:table-column table:style-name="co37" table:default-cell-style-name="ce220"/>
        <table:table-column table:style-name="co54" table:number-columns-repeated="5" table:default-cell-style-name="ce220"/>
        <table:table-column table:style-name="co55" table:default-cell-style-name="ce220"/>
        <table:table-column table:style-name="co56" table:default-cell-style-name="ce220"/>
        <table:table-column table:style-name="co57" table:number-columns-repeated="4" table:default-cell-style-name="ce220"/>
        <table:table-column table:style-name="co54" table:number-columns-repeated="36" table:default-cell-style-name="ce220"/>
        <table:table-column table:style-name="co54" table:number-columns-repeated="192" table:default-cell-style-name="ce233"/>
        <table:table-column table:style-name="co54" table:number-columns-repeated="14" table:default-cell-style-name="ce220"/>
        <table:table-column table:style-name="co54" table:number-columns-repeated="769" table:default-cell-style-name="ce233"/>
        <table:table-row table:style-name="ro39">
          <table:table-cell table:style-name="ce235" office:value-type="string">
            <text:p>Number of Accounts considered</text:p>
          </table:table-cell>
          <table:table-cell table:style-name="ce238" table:content-validation-name="val2" office:value-type="float" office:value="1">
            <text:p>1</text:p>
          </table:table-cell>
          <table:table-cell table:number-columns-repeated="1022"/>
        </table:table-row>
        <table:table-row table:style-name="ro37">
          <table:table-cell table:number-columns-repeated="1024"/>
        </table:table-row>
        <table:table-row table:style-name="ro37">
          <table:table-cell table:style-name="ce236" office:value-type="string" table:number-columns-spanned="6" table:number-rows-spanned="1">
            <text:p>Credit Summation</text:p>
          </table:table-cell>
          <table:covered-table-cell table:number-columns-repeated="5" table:style-name="ce239"/>
          <table:table-cell/>
          <table:table-cell table:style-name="ce236" office:value-type="string" table:number-columns-spanned="6" table:number-rows-spanned="1">
            <text:p>Number of Entries in the account</text:p>
          </table:table-cell>
          <table:covered-table-cell table:number-columns-repeated="5" table:style-name="ce239"/>
          <table:table-cell table:number-columns-repeated="1011"/>
        </table:table-row>
        <table:table-row table:style-name="ro37">
          <table:table-cell table:style-name="ce221" office:value-type="string">
            <text:p>Months</text:p>
          </table:table-cell>
          <table:table-cell table:style-name="ce240" office:value-type="string">
            <text:p>Account 1</text:p>
          </table:table-cell>
          <table:table-cell table:style-name="ce240" office:value-type="string">
            <text:p>Account 2</text:p>
          </table:table-cell>
          <table:table-cell table:style-name="ce240" office:value-type="string">
            <text:p>Account 3</text:p>
          </table:table-cell>
          <table:table-cell table:style-name="ce240" office:value-type="string">
            <text:p>Account 4</text:p>
          </table:table-cell>
          <table:table-cell table:style-name="ce240" office:value-type="string">
            <text:p>Account 5</text:p>
          </table:table-cell>
          <table:table-cell/>
          <table:table-cell table:style-name="ce221" office:value-type="string">
            <text:p>Months</text:p>
          </table:table-cell>
          <table:table-cell table:style-name="ce225" office:value-type="string">
            <text:p>Main account</text:p>
          </table:table-cell>
          <table:table-cell table:number-columns-repeated="4" table:style-name="ce225" office:value-type="string">
            <text:p>Other account</text:p>
          </table:table-cell>
          <table:table-cell table:number-columns-repeated="1011"/>
        </table:table-row>
        <table:table-row table:style-name="ro37">
          <table:table-cell table:style-name="ce237" office:value-type="string">
            <text:p>Month 1</text:p>
          </table:table-cell>
          <table:table-cell table:style-name="ce238" office:value-type="float" office:value="100000000">
            <text:p>100000000</text:p>
          </table:table-cell>
          <table:table-cell table:style-name="ce238" table:number-columns-repeated="4"/>
          <table:table-cell/>
          <table:table-cell table:style-name="ce237" office:value-type="string">
            <text:p>Month 1</text:p>
          </table:table-cell>
          <table:table-cell table:style-name="ce238" office:value-type="float" office:value="30">
            <text:p>30</text:p>
          </table:table-cell>
          <table:table-cell table:style-name="ce238" table:number-columns-repeated="4"/>
          <table:table-cell table:number-columns-repeated="1011"/>
        </table:table-row>
        <table:table-row table:style-name="ro37">
          <table:table-cell table:style-name="ce237" office:value-type="string">
            <text:p>Month 2</text:p>
          </table:table-cell>
          <table:table-cell table:style-name="ce238" table:number-columns-repeated="5"/>
          <table:table-cell/>
          <table:table-cell table:style-name="ce237" office:value-type="string">
            <text:p>Month 2</text:p>
          </table:table-cell>
          <table:table-cell table:style-name="ce238" office:value-type="float" office:value="12">
            <text:p>12</text:p>
          </table:table-cell>
          <table:table-cell table:style-name="ce238" table:number-columns-repeated="4"/>
          <table:table-cell table:number-columns-repeated="1011"/>
        </table:table-row>
        <table:table-row table:style-name="ro37">
          <table:table-cell table:style-name="ce237" office:value-type="string">
            <text:p>Month 3</text:p>
          </table:table-cell>
          <table:table-cell table:style-name="ce238" table:number-columns-repeated="5"/>
          <table:table-cell/>
          <table:table-cell table:style-name="ce237" office:value-type="string">
            <text:p>Month 3</text:p>
          </table:table-cell>
          <table:table-cell table:style-name="ce238" office:value-type="float" office:value="25">
            <text:p>25</text:p>
          </table:table-cell>
          <table:table-cell table:style-name="ce238" table:number-columns-repeated="4"/>
          <table:table-cell table:number-columns-repeated="1011"/>
        </table:table-row>
        <table:table-row table:style-name="ro37">
          <table:table-cell table:style-name="ce237" office:value-type="string">
            <text:p>Month 4</text:p>
          </table:table-cell>
          <table:table-cell table:style-name="ce238" table:number-columns-repeated="5"/>
          <table:table-cell/>
          <table:table-cell table:style-name="ce237" office:value-type="string">
            <text:p>Month 4</text:p>
          </table:table-cell>
          <table:table-cell table:style-name="ce238" office:value-type="float" office:value="3">
            <text:p>3</text:p>
          </table:table-cell>
          <table:table-cell table:style-name="ce238" table:number-columns-repeated="4"/>
          <table:table-cell table:number-columns-repeated="1011"/>
        </table:table-row>
        <table:table-row table:style-name="ro37">
          <table:table-cell table:style-name="ce237" office:value-type="string">
            <text:p>Month 5</text:p>
          </table:table-cell>
          <table:table-cell table:style-name="ce238" table:number-columns-repeated="5"/>
          <table:table-cell/>
          <table:table-cell table:style-name="ce237" office:value-type="string">
            <text:p>Month 5</text:p>
          </table:table-cell>
          <table:table-cell table:style-name="ce238" office:value-type="float" office:value="3">
            <text:p>3</text:p>
          </table:table-cell>
          <table:table-cell table:style-name="ce238" table:number-columns-repeated="4"/>
          <table:table-cell table:number-columns-repeated="1011"/>
        </table:table-row>
        <table:table-row table:style-name="ro37">
          <table:table-cell table:style-name="ce237" office:value-type="string">
            <text:p>Month 6</text:p>
          </table:table-cell>
          <table:table-cell table:style-name="ce238" table:number-columns-repeated="5"/>
          <table:table-cell/>
          <table:table-cell table:style-name="ce237" office:value-type="string">
            <text:p>Month 6</text:p>
          </table:table-cell>
          <table:table-cell table:style-name="ce238" office:value-type="float" office:value="3">
            <text:p>3</text:p>
          </table:table-cell>
          <table:table-cell table:style-name="ce238" table:number-columns-repeated="4"/>
          <table:table-cell table:number-columns-repeated="1011"/>
        </table:table-row>
        <table:table-row table:style-name="ro37">
          <table:table-cell table:style-name="ce237" office:value-type="string">
            <text:p>Month 7</text:p>
          </table:table-cell>
          <table:table-cell table:style-name="ce238" table:number-columns-repeated="5"/>
          <table:table-cell/>
          <table:table-cell table:style-name="ce237" office:value-type="string">
            <text:p>Month 7</text:p>
          </table:table-cell>
          <table:table-cell table:style-name="ce238" office:value-type="float" office:value="25">
            <text:p>25</text:p>
          </table:table-cell>
          <table:table-cell table:style-name="ce238" table:number-columns-repeated="4"/>
          <table:table-cell table:number-columns-repeated="1011"/>
        </table:table-row>
        <table:table-row table:style-name="ro37">
          <table:table-cell table:style-name="ce237" office:value-type="string">
            <text:p>Month 8</text:p>
          </table:table-cell>
          <table:table-cell table:style-name="ce238" table:number-columns-repeated="5"/>
          <table:table-cell/>
          <table:table-cell table:style-name="ce237" office:value-type="string">
            <text:p>Month 8</text:p>
          </table:table-cell>
          <table:table-cell table:style-name="ce238" office:value-type="float" office:value="25">
            <text:p>25</text:p>
          </table:table-cell>
          <table:table-cell table:style-name="ce238" table:number-columns-repeated="4"/>
          <table:table-cell table:number-columns-repeated="1011"/>
        </table:table-row>
        <table:table-row table:style-name="ro37">
          <table:table-cell table:style-name="ce237" office:value-type="string">
            <text:p>Month 9</text:p>
          </table:table-cell>
          <table:table-cell table:style-name="ce238" table:number-columns-repeated="5"/>
          <table:table-cell/>
          <table:table-cell table:style-name="ce237" office:value-type="string">
            <text:p>Month 9</text:p>
          </table:table-cell>
          <table:table-cell table:style-name="ce238" office:value-type="float" office:value="0">
            <text:p>0</text:p>
          </table:table-cell>
          <table:table-cell table:style-name="ce238" table:number-columns-repeated="4"/>
          <table:table-cell table:number-columns-repeated="1011"/>
        </table:table-row>
        <table:table-row table:style-name="ro37">
          <table:table-cell table:style-name="ce237" office:value-type="string">
            <text:p>Month 10</text:p>
          </table:table-cell>
          <table:table-cell table:style-name="ce238" table:number-columns-repeated="5"/>
          <table:table-cell/>
          <table:table-cell table:style-name="ce237" office:value-type="string">
            <text:p>Month 10</text:p>
          </table:table-cell>
          <table:table-cell table:style-name="ce238" office:value-type="float" office:value="3">
            <text:p>3</text:p>
          </table:table-cell>
          <table:table-cell table:style-name="ce238" table:number-columns-repeated="4"/>
          <table:table-cell table:number-columns-repeated="1011"/>
        </table:table-row>
        <table:table-row table:style-name="ro37">
          <table:table-cell table:style-name="ce237" office:value-type="string">
            <text:p>Month 11</text:p>
          </table:table-cell>
          <table:table-cell table:style-name="ce238" table:number-columns-repeated="5"/>
          <table:table-cell/>
          <table:table-cell table:style-name="ce237" office:value-type="string">
            <text:p>Month 11</text:p>
          </table:table-cell>
          <table:table-cell table:style-name="ce238" office:value-type="float" office:value="25">
            <text:p>25</text:p>
          </table:table-cell>
          <table:table-cell table:style-name="ce238" table:number-columns-repeated="4"/>
          <table:table-cell table:number-columns-repeated="1011"/>
        </table:table-row>
        <table:table-row table:style-name="ro37">
          <table:table-cell table:style-name="ce237" office:value-type="string">
            <text:p>Month 12</text:p>
          </table:table-cell>
          <table:table-cell table:style-name="ce238" table:number-columns-repeated="5"/>
          <table:table-cell/>
          <table:table-cell table:style-name="ce237" office:value-type="string">
            <text:p>Month 12</text:p>
          </table:table-cell>
          <table:table-cell table:style-name="ce238" office:value-type="float" office:value="25">
            <text:p>25</text:p>
          </table:table-cell>
          <table:table-cell table:style-name="ce238" table:number-columns-repeated="4"/>
          <table:table-cell table:number-columns-repeated="1011"/>
        </table:table-row>
        <table:table-row table:style-name="ro37">
          <table:table-cell table:style-name="ce221" office:value-type="string">
            <text:p>Total</text:p>
          </table:table-cell>
          <table:table-cell table:style-name="ce241" table:formula="of:=SUM([.B5:.B16])" office:value-type="float" office:value="100000000">
            <text:p>100000000</text:p>
          </table:table-cell>
          <table:table-cell table:style-name="ce241" table:formula="of:=SUM([.C5:.C16])" office:value-type="float" office:value="0">
            <text:p>0</text:p>
          </table:table-cell>
          <table:table-cell table:style-name="ce241" table:formula="of:=SUM([.D5:.D16])" office:value-type="float" office:value="0">
            <text:p>0</text:p>
          </table:table-cell>
          <table:table-cell table:style-name="ce241" table:formula="of:=SUM([.E5:.E16])" office:value-type="float" office:value="0">
            <text:p>0</text:p>
          </table:table-cell>
          <table:table-cell table:style-name="ce241" table:formula="of:=SUM([.F5:.F16])" office:value-type="float" office:value="0">
            <text:p>0</text:p>
          </table:table-cell>
          <table:table-cell/>
          <table:table-cell table:style-name="ce221" office:value-type="string">
            <text:p>Total</text:p>
          </table:table-cell>
          <table:table-cell table:style-name="ce241" table:formula="of:=SUM([.I5:.I16])" office:value-type="float" office:value="179">
            <text:p>179</text:p>
          </table:table-cell>
          <table:table-cell table:style-name="ce241" table:formula="of:=SUM([.J5:.J16])" office:value-type="float" office:value="0">
            <text:p>0</text:p>
          </table:table-cell>
          <table:table-cell table:style-name="ce241" table:formula="of:=SUM([.K5:.K16])" office:value-type="float" office:value="0">
            <text:p>0</text:p>
          </table:table-cell>
          <table:table-cell table:style-name="ce241" table:formula="of:=SUM([.L5:.L16])" office:value-type="float" office:value="0">
            <text:p>0</text:p>
          </table:table-cell>
          <table:table-cell table:style-name="ce241" table:formula="of:=SUM([.M5:.M16])" office:value-type="float" office:value="0">
            <text:p>0</text:p>
          </table:table-cell>
          <table:table-cell table:number-columns-repeated="1011"/>
        </table:table-row>
        <table:table-row table:style-name="ro37">
          <table:table-cell table:number-columns-repeated="1024"/>
        </table:table-row>
        <table:table-row table:style-name="ro40">
          <table:table-cell table:style-name="ce223" office:value-type="string">
            <text:p>Credit summation for year across all accounts</text:p>
          </table:table-cell>
          <table:table-cell table:style-name="ce241" table:formula="of:=SUM([.B17:.F17])" office:value-type="float" office:value="100000000">
            <text:p>100000000</text:p>
          </table:table-cell>
          <table:table-cell table:style-name="ce229"/>
          <table:table-cell table:number-columns-repeated="1021"/>
        </table:table-row>
        <table:table-row table:style-name="ro37">
          <table:table-cell table:number-columns-repeated="1024"/>
        </table:table-row>
        <table:table-row table:style-name="ro35">
          <table:table-cell table:style-name="ce233" table:number-columns-repeated="49"/>
          <table:table-cell table:number-columns-repeated="194"/>
          <table:table-cell table:style-name="ce233" table:number-columns-repeated="12"/>
          <table:table-cell table:number-columns-repeated="769"/>
        </table:table-row>
        <table:table-row table:style-name="ro41" table:visibility="collapse">
          <table:table-cell table:style-name="ce233" table:number-columns-repeated="7"/>
          <table:table-cell table:style-name="ce233" office:value-type="string">
            <text:p>Conditions</text:p>
          </table:table-cell>
          <table:table-cell table:style-name="ce233" table:number-columns-repeated="41"/>
          <table:table-cell table:number-columns-repeated="194"/>
          <table:table-cell table:style-name="ce233" table:number-columns-repeated="12"/>
          <table:table-cell table:number-columns-repeated="769"/>
        </table:table-row>
        <table:table-row table:style-name="ro42" table:visibility="collapse">
          <table:table-cell table:style-name="ce233" table:number-columns-repeated="7"/>
          <table:table-cell table:style-name="ce233" office:value-type="string">
            <text:p>Number of Credits</text:p>
          </table:table-cell>
          <table:table-cell table:style-name="ce233" table:formula="of:=IF([.I17]&gt;=36;36;0)" office:value-type="float" office:value="36">
            <text:p>36</text:p>
          </table:table-cell>
          <table:table-cell table:style-name="ce233" table:formula="of:=IF([.J17]&gt;=12;12;0)" office:value-type="float" office:value="0">
            <text:p>0</text:p>
          </table:table-cell>
          <table:table-cell table:style-name="ce233" table:formula="of:=IF([.K17]&gt;=12;12;0)" office:value-type="float" office:value="0">
            <text:p>0</text:p>
          </table:table-cell>
          <table:table-cell table:style-name="ce233" table:formula="of:=IF([.L17]&gt;=12;12;0)" office:value-type="float" office:value="0">
            <text:p>0</text:p>
          </table:table-cell>
          <table:table-cell table:style-name="ce233" table:formula="of:=IF([.M17]&gt;=12;12;0)" office:value-type="float" office:value="0">
            <text:p>0</text:p>
          </table:table-cell>
          <table:table-cell table:style-name="ce233" table:number-columns-repeated="36"/>
          <table:table-cell table:number-columns-repeated="192"/>
          <table:table-cell table:style-name="ce233" office:value-type="string">
            <text:p>Account 1</text:p>
          </table:table-cell>
          <table:table-cell table:style-name="ce233" table:formula="of:=COUNTIF([.B24:.H26];0)" office:value-type="float" office:value="0">
            <text:p>0</text:p>
          </table:table-cell>
          <table:table-cell table:style-name="ce233" office:value-type="string">
            <text:p>One</text:p>
          </table:table-cell>
          <table:table-cell table:style-name="ce233" office:value-type="string">
            <text:p>Count of Zero</text:p>
          </table:table-cell>
          <table:table-cell table:style-name="ce233" office:value-type="string">
            <text:p>Less than 3</text:p>
          </table:table-cell>
          <table:table-cell table:style-name="ce233"/>
          <table:table-cell table:style-name="ce233" office:value-type="string">
            <text:p>Sum of Credits</text:p>
          </table:table-cell>
          <table:table-cell table:style-name="ce233" table:number-columns-repeated="7"/>
          <table:table-cell table:number-columns-repeated="769"/>
        </table:table-row>
        <table:table-row table:style-name="ro43"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Credits less than 3</text:p>
          </table:table-cell>
          <table:table-cell table:style-name="ce233" table:formula="of:=COUNTIF([.I5:.I16];1)+COUNTIF([.I5:.I16];2)" office:value-type="float" office:value="0">
            <text:p>0</text:p>
          </table:table-cell>
          <table:table-cell table:number-columns-repeated="4" table:style-name="ce233"/>
          <table:table-cell table:style-name="ce233" table:number-columns-repeated="36"/>
          <table:table-cell table:number-columns-repeated="192"/>
          <table:table-cell table:style-name="ce233" office:value-type="string">
            <text:p>Account 2</text:p>
          </table:table-cell>
          <table:table-cell table:style-name="ce233" table:formula="of:=COUNTIF([.B29:.H31];0)" office:value-type="float" office:value="0">
            <text:p>0</text:p>
          </table:table-cell>
          <table:table-cell table:style-name="ce233" office:value-type="string">
            <text:p>Two</text:p>
          </table:table-cell>
          <table:table-cell table:style-name="ce233"/>
          <table:table-cell table:style-name="ce233" table:formula="of:=COUNTIF([.B24:.H26];0)" office:value-type="float" office:value="0">
            <text:p>0</text:p>
          </table:table-cell>
          <table:table-cell table:style-name="ce233"/>
          <table:table-cell table:style-name="ce233" table:formula="of:=SUM([.B24:.B26];[.D24:.D26];[.F24:.F26];[.H24:.H26])" office:value-type="float" office:value="0">
            <text:p>0</text:p>
          </table:table-cell>
          <table:table-cell table:style-name="ce233" table:number-columns-repeated="7"/>
          <table:table-cell table:number-columns-repeated="769"/>
        </table:table-row>
        <table:table-row table:style-name="ro43"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with nil credits</text:p>
          </table:table-cell>
          <table:table-cell table:style-name="ce233" table:formula="of:=COUNTIF([.I5:.I16];0)+COUNTIF([.I5:.I16];&quot;&quot;)" office:value-type="float" office:value="1">
            <text:p>1</text:p>
          </table:table-cell>
          <table:table-cell table:style-name="ce233" table:formula="of:=COUNTIF([.J5:.J16];0)+COUNTIF([.J5:.J16];&quot;&quot;)" office:value-type="float" office:value="0">
            <text:p>0</text:p>
          </table:table-cell>
          <table:table-cell table:style-name="ce233" table:formula="of:=COUNTIF([.K5:.K16];0)+COUNTIF([.K5:.K16];&quot;&quot;)" office:value-type="float" office:value="0">
            <text:p>0</text:p>
          </table:table-cell>
          <table:table-cell table:style-name="ce233" table:formula="of:=COUNTIF([.L5:.L16];0)+COUNTIF([.L5:.L16];&quot;&quot;)" office:value-type="float" office:value="0">
            <text:p>0</text:p>
          </table:table-cell>
          <table:table-cell table:style-name="ce233" table:formula="of:=COUNTIF([.M5:.M16];0)+COUNTIF([.M5:.M16];&quot;&quot;)" office:value-type="float" office:value="0">
            <text:p>0</text:p>
          </table:table-cell>
          <table:table-cell table:style-name="ce233" table:number-columns-repeated="36"/>
          <table:table-cell table:number-columns-repeated="192"/>
          <table:table-cell table:style-name="ce233" office:value-type="string">
            <text:p>Account 3</text:p>
          </table:table-cell>
          <table:table-cell table:style-name="ce233" table:formula="of:=COUNTIF([.B36:.H38];0)" office:value-type="float" office:value="0">
            <text:p>0</text:p>
          </table:table-cell>
          <table:table-cell table:style-name="ce233" office:value-type="string">
            <text:p>Three</text:p>
          </table:table-cell>
          <table:table-cell table:style-name="ce233"/>
          <table:table-cell table:style-name="ce233" table:formula="of:=COUNTIF([.B24:.H26];1)" office:value-type="float" office:value="0">
            <text:p>0</text:p>
          </table:table-cell>
          <table:table-cell table:style-name="ce233" table:number-columns-repeated="9"/>
          <table:table-cell table:number-columns-repeated="769"/>
        </table:table-row>
        <table:table-row table:style-name="ro35"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Credits less than 3 (last 3 months)</text:p>
          </table:table-cell>
          <table:table-cell table:style-name="ce233" table:formula="of:=COUNTIF([.I14:.I16];1)+COUNTIF([.I14:.I16];2)" office:value-type="float" office:value="0">
            <text:p>0</text:p>
          </table:table-cell>
          <table:table-cell table:number-columns-repeated="4" table:style-name="ce233"/>
          <table:table-cell table:style-name="ce233" table:number-columns-repeated="36"/>
          <table:table-cell table:number-columns-repeated="193"/>
          <table:table-cell table:style-name="ce233" office:value-type="float" office:value="2">
            <text:p>2</text:p>
          </table:table-cell>
          <table:table-cell table:style-name="ce233" table:number-columns-repeated="2"/>
          <table:table-cell table:style-name="ce233" table:formula="of:=COUNTIF([.B24:.H26];2)" office:value-type="float" office:value="0">
            <text:p>0</text:p>
          </table:table-cell>
          <table:table-cell table:style-name="ce233" table:number-columns-repeated="9"/>
          <table:table-cell table:number-columns-repeated="769"/>
        </table:table-row>
        <table:table-row table:style-name="ro35" table:visibility="collapse">
          <table:table-cell table:style-name="ce233" table:number-columns-repeated="2"/>
          <table:table-cell table:style-name="ce233" office:value-type="float" office:value="1">
            <text:p>1</text:p>
          </table:table-cell>
          <table:table-cell table:style-name="ce233" table:number-columns-repeated="4"/>
          <table:table-cell table:style-name="ce233" office:value-type="string">
            <text:p>Number of Months with nil credits (last 3 months)</text:p>
          </table:table-cell>
          <table:table-cell table:style-name="ce233" table:formula="of:=COUNTIF([.I14:.I16];0)+COUNTIF([.I14:.I16];&quot;&quot;)" office:value-type="float" office:value="0">
            <text:p>0</text:p>
          </table:table-cell>
          <table:table-cell table:style-name="ce233" table:formula="of:=COUNTIF([.J14:.J16];0)+COUNTIF([.J14:.J16];&quot;&quot;)" office:value-type="float" office:value="0">
            <text:p>0</text:p>
          </table:table-cell>
          <table:table-cell table:style-name="ce233" table:formula="of:=COUNTIF([.K14:.K16];0)+COUNTIF([.K14:.K16];&quot;&quot;)" office:value-type="float" office:value="0">
            <text:p>0</text:p>
          </table:table-cell>
          <table:table-cell table:style-name="ce233" table:formula="of:=COUNTIF([.L14:.L16];0)+COUNTIF([.L14:.L16];&quot;&quot;)" office:value-type="float" office:value="0">
            <text:p>0</text:p>
          </table:table-cell>
          <table:table-cell table:style-name="ce233" table:formula="of:=COUNTIF([.M14:.M16];0)+COUNTIF([.M14:.M16];&quot;&quot;)" office:value-type="float" office:value="0">
            <text:p>0</text:p>
          </table:table-cell>
          <table:table-cell table:style-name="ce233" table:number-columns-repeated="36"/>
          <table:table-cell table:number-columns-repeated="194"/>
          <table:table-cell table:style-name="ce233" table:number-columns-repeated="3"/>
          <table:table-cell table:style-name="ce233" office:value-type="float" office:value="1">
            <text:p>1</text:p>
          </table:table-cell>
          <table:table-cell table:style-name="ce246" table:formula="of:=IF([.IN24]&lt;36;&quot;Cannot be done under Banking product as sum of business entries is less than 36&quot;;&quot;ok&quot;)" office:value-type="string" office:string-value="Cannot be done under Banking product as sum of business entries is less than 36">
            <text:p>Cannot be done under Banking product as sum of business entries is less than 36</text:p>
          </table:table-cell>
          <table:table-cell table:style-name="ce233" table:number-columns-repeated="7"/>
          <table:table-cell table:number-columns-repeated="769"/>
        </table:table-row>
        <table:table-row table:style-name="ro42" table:visibility="collapse">
          <table:table-cell table:style-name="ce233" table:number-columns-repeated="2"/>
          <table:table-cell table:style-name="ce233" office:value-type="float" office:value="2">
            <text:p>2</text:p>
          </table:table-cell>
          <table:table-cell table:style-name="ce233" table:number-columns-repeated="46"/>
          <table:table-cell table:number-columns-repeated="194"/>
          <table:table-cell table:style-name="ce233" table:number-columns-repeated="3"/>
          <table:table-cell table:style-name="ce233" office:value-type="float" office:value="2">
            <text:p>2</text:p>
          </table:table-cell>
          <table:table-cell table:style-name="ce233" office:value-type="string">
            <text:p>Cannot be done</text:p>
          </table:table-cell>
          <table:table-cell table:style-name="ce233"/>
          <table:table-cell table:style-name="ce246" office:value-type="string">
            <text:p>Approval at Head Credit - one month has nil credits</text:p>
          </table:table-cell>
          <table:table-cell table:style-name="ce233" table:number-columns-repeated="5"/>
          <table:table-cell table:number-columns-repeated="769"/>
        </table:table-row>
        <table:table-row table:style-name="ro35" table:visibility="collapse">
          <table:table-cell table:style-name="ce233"/>
          <table:table-cell table:style-name="ce233" table:content-validation-name="val3"/>
          <table:table-cell table:style-name="ce233" office:value-type="float" office:value="3">
            <text:p>3</text:p>
          </table:table-cell>
          <table:table-cell table:style-name="ce233" table:content-validation-name="val3"/>
          <table:table-cell table:style-name="ce233"/>
          <table:table-cell table:style-name="ce233" table:content-validation-name="val3"/>
          <table:table-cell table:style-name="ce233"/>
          <table:table-cell table:style-name="ce233" office:value-type="string">
            <text:p>Action</text:p>
          </table:table-cell>
          <table:table-cell table:style-name="ce233" table:number-columns-repeated="41"/>
          <table:table-cell table:number-columns-repeated="194"/>
          <table:table-cell table:style-name="ce233" table:number-columns-repeated="3"/>
          <table:table-cell table:style-name="ce233" office:value-type="float" office:value="3">
            <text:p>3</text:p>
          </table:table-cell>
          <table:table-cell table:style-name="ce233" office:value-type="string">
            <text:p>ok</text:p>
          </table:table-cell>
          <table:table-cell table:style-name="ce233" table:number-columns-repeated="7"/>
          <table:table-cell table:number-columns-repeated="769"/>
        </table:table-row>
        <table:table-row table:style-name="ro44" table:visibility="collapse">
          <table:table-cell table:style-name="ce233" table:content-validation-name="val1" table:number-columns-repeated="2"/>
          <table:table-cell table:style-name="ce233" table:content-validation-name="val1" office:value-type="float" office:value="4">
            <text:p>4</text:p>
          </table:table-cell>
          <table:table-cell table:style-name="ce233" table:content-validation-name="val1" table:number-columns-repeated="4"/>
          <table:table-cell table:style-name="ce242" office:value-type="string">
            <text:p>Number of Credits</text:p>
          </table:table-cell>
          <table:table-cell table:style-name="ce244" table:formula="of:=IF([.I23]=36;&quot;Allowed&quot;;&quot;Not Allowed&quot;)" office:value-type="string" office:string-value="Allowed">
            <text:p>Allowed</text:p>
          </table:table-cell>
          <table:table-cell table:style-name="ce244" table:formula="of:=IF([.J23]=12;&quot;allowed&quot;;&quot;Not Allowed&quot;)" office:value-type="string" office:string-value="Not Allowed">
            <text:p>Not Allowed</text:p>
          </table:table-cell>
          <table:table-cell table:style-name="ce244" table:formula="of:=IF([.K23]=12;&quot;allowed&quot;;&quot;Not Allowed&quot;)" office:value-type="string" office:string-value="Not Allowed">
            <text:p>Not Allowed</text:p>
          </table:table-cell>
          <table:table-cell table:style-name="ce244" table:formula="of:=IF([.L23]=12;&quot;allowed&quot;;&quot;Not Allowed&quot;)" office:value-type="string" office:string-value="Not Allowed">
            <text:p>Not Allowed</text:p>
          </table:table-cell>
          <table:table-cell table:style-name="ce244" table:formula="of:=IF([.M23]=12;&quot;allowed&quot;;&quot;Not Allowed&quot;)" office:value-type="string" office:string-value="Not Allowed">
            <text:p>Not Allowed</text:p>
          </table:table-cell>
          <table:table-cell table:style-name="ce233" table:number-columns-repeated="36"/>
          <table:table-cell table:number-columns-repeated="194"/>
          <table:table-cell table:style-name="ce233" table:number-columns-repeated="4"/>
          <table:table-cell table:style-name="ce233" table:formula="of:=CONCATENATE(&quot;1. &quot;;[.IN28];&quot;2. &quot;;[.IN29];IF([.IN27]=&quot;ok&quot;;&quot;&quot;;&quot;3. &quot;);IF([.IN27]=&quot;ok&quot;;&quot;&quot;;[.IN27]))" office:value-type="string" office:string-value="1. Cannot be done2. ok3. Cannot be done under Banking product as sum of business entries is less than 36">
            <text:p>1. Cannot be done2. ok3. Cannot be done under Banking product as sum of business entries is less than 36</text:p>
          </table:table-cell>
          <table:table-cell table:style-name="ce233" table:number-columns-repeated="7"/>
          <table:table-cell table:number-columns-repeated="769"/>
        </table:table-row>
        <table:table-row table:style-name="ro35" table:visibility="collapse">
          <table:table-cell table:style-name="ce233" table:content-validation-name="val1" table:number-columns-repeated="2"/>
          <table:table-cell table:style-name="ce233" table:content-validation-name="val1" office:value-type="float" office:value="5">
            <text:p>5</text:p>
          </table:table-cell>
          <table:table-cell table:style-name="ce233" table:content-validation-name="val1" table:number-columns-repeated="4"/>
          <table:table-cell table:style-name="ce242" office:value-type="string">
            <text:p>Number of Months Credits less than 3</text:p>
          </table:table-cell>
          <table:table-cell table:style-name="ce244" table:formula="of:=IF([.I24]=0;&quot;Allowed&quot;;IF([.I24]&lt;=1;&quot;ZCH&quot;;IF([.I24]&lt;=3;&quot;L1&quot;;&quot;Not Allowed&quot;)))" office:value-type="string" office:string-value="Allowed">
            <text:p>Allowed</text:p>
          </table:table-cell>
          <table:table-cell table:style-name="ce244"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45" table:visibility="collapse">
          <table:table-cell table:style-name="ce233" table:content-validation-name="val1" table:number-columns-repeated="7"/>
          <table:table-cell table:style-name="ce242" office:value-type="string">
            <text:p>Number of Months with nil credits</text:p>
          </table:table-cell>
          <table:table-cell table:style-name="ce244" table:formula="of:=IF([.I25]=0;&quot;Allowed&quot;;IF([.I25]&lt;=1;&quot;Head-Credit&quot;;&quot;Not Allowed&quot;))" office:value-type="string" office:string-value="Head-Credit">
            <text:p>Head-Credit</text:p>
          </table:table-cell>
          <table:table-cell table:style-name="ce244"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45" table:visibility="collapse">
          <table:table-cell table:style-name="ce233" table:content-validation-name="val1" table:number-columns-repeated="7"/>
          <table:table-cell table:style-name="ce242" office:value-type="string">
            <text:p>Number of Months Credits less than 3 (last 3 months)</text:p>
          </table:table-cell>
          <table:table-cell table:style-name="ce244" table:formula="of:=IF([.I26]&gt;0;&quot;Not Allowed&quot;;&quot;Allowed&quot;)" office:value-type="string" office:string-value="Allowed">
            <text:p>Allowed</text:p>
          </table:table-cell>
          <table:table-cell table:style-name="ce244"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35" table:visibility="collapse">
          <table:table-cell table:style-name="ce233" table:content-validation-name="val1" table:number-columns-repeated="7"/>
          <table:table-cell table:style-name="ce242" office:value-type="string">
            <text:p>Number of Months with nil credits (last 3 months)</text:p>
          </table:table-cell>
          <table:table-cell table:style-name="ce244" table:formula="of:=IF([.I27]&gt;0;&quot;Not Allowed&quot;;&quot;Allowed&quot;)" office:value-type="string" office:string-value="Allowed">
            <text:p>Allowed</text:p>
          </table:table-cell>
          <table:table-cell table:style-name="ce244" table:formula="of:=IF([.J27]&gt;0;&quot;Not Allowed&quot;;&quot;Allowed&quot;)" office:value-type="string" office:string-value="Allowed">
            <text:p>Allowed</text:p>
          </table:table-cell>
          <table:table-cell table:style-name="ce244" table:formula="of:=IF([.K27]&gt;0;&quot;Not Allowed&quot;;&quot;Allowed&quot;)" office:value-type="string" office:string-value="Allowed">
            <text:p>Allowed</text:p>
          </table:table-cell>
          <table:table-cell table:style-name="ce244" table:formula="of:=IF([.L27]&gt;0;&quot;Not Allowed&quot;;&quot;Allowed&quot;)" office:value-type="string" office:string-value="Allowed">
            <text:p>Allowed</text:p>
          </table:table-cell>
          <table:table-cell table:style-name="ce244" table:formula="of:=IF([.M27]&gt;0;&quot;Not Allowed&quot;;&quot;Allowed&quot;)" office:value-type="string" office:string-value="Allowed">
            <text:p>Allowed</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32" table:visibility="collapse">
          <table:table-cell table:style-name="ce233" table:content-validation-name="val1" table:number-columns-repeated="7"/>
          <table:table-cell table:style-name="ce233" office:value-type="string">
            <text:p>Account to Be considred</text:p>
          </table:table-cell>
          <table:table-cell table:style-name="ce233" table:formula="of:=IF([.$B$1]&gt;=1;&quot;Consider&quot;;&quot;Not to be considered&quot;)" office:value-type="string" office:string-value="Consider">
            <text:p>Consider</text:p>
          </table:table-cell>
          <table:table-cell table:style-name="ce233" table:formula="of:=IF([.$B$1]&gt;=2;&quot;Consider&quot;;&quot;Not to be considered&quot;)" office:value-type="string" office:string-value="Not to be considered">
            <text:p>Not to be considered</text:p>
          </table:table-cell>
          <table:table-cell table:style-name="ce233" table:formula="of:=IF([.$B$1]&gt;=3;&quot;Consider&quot;;&quot;Not to be considered&quot;)" office:value-type="string" office:string-value="Not to be considered">
            <text:p>Not to be considered</text:p>
          </table:table-cell>
          <table:table-cell table:style-name="ce233" table:formula="of:=IF([.$B$1]&gt;=4;&quot;Consider&quot;;&quot;Not to be considered&quot;)" office:value-type="string" office:string-value="Not to be considered">
            <text:p>Not to be considered</text:p>
          </table:table-cell>
          <table:table-cell table:style-name="ce233" table:formula="of:=IF([.$B$1]&gt;=5;&quot;Consider&quot;;&quot;Not to be considered&quot;)" office:value-type="string" office:string-value="Not to be considered">
            <text:p>Not to be considered</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35" table:visibility="collapse">
          <table:table-cell table:style-name="ce233" table:content-validation-name="val1" table:number-columns-repeated="7"/>
          <table:table-cell table:style-name="ce233"/>
          <table:table-cell table:style-name="ce233" table:formula="of:=IF([.I35]=&quot;consider&quot;;COUNTIF([.I30:.I34];&quot;Not Allowed&quot;);&quot;not&quot;)" office:value-type="float" office:value="0">
            <text:p>0</text:p>
          </table:table-cell>
          <table:table-cell table:style-name="ce233" table:formula="of:=IF([.J35]=&quot;consider&quot;;COUNTIF([.J30:.J34];&quot;Not Allowed&quot;);&quot;not&quot;)" office:value-type="string" office:string-value="not">
            <text:p>not</text:p>
          </table:table-cell>
          <table:table-cell table:style-name="ce233" table:formula="of:=IF([.K35]=&quot;consider&quot;;COUNTIF([.K30:.K34];&quot;Not Allowed&quot;);&quot;not&quot;)" office:value-type="string" office:string-value="not">
            <text:p>not</text:p>
          </table:table-cell>
          <table:table-cell table:style-name="ce233" table:formula="of:=IF([.L35]=&quot;consider&quot;;COUNTIF([.L30:.L34];&quot;Not Allowed&quot;);&quot;not&quot;)" office:value-type="string" office:string-value="not">
            <text:p>not</text:p>
          </table:table-cell>
          <table:table-cell table:style-name="ce233" table:formula="of:=IF([.M35]=&quot;consider&quot;;COUNTIF([.M30:.M34];&quot;Not Allowed&quot;);&quot;not&quot;)" office:value-type="string" office:string-value="not">
            <text:p>not</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35" table:visibility="collapse">
          <table:table-cell table:style-name="ce233" table:content-validation-name="val1" table:number-columns-repeated="7"/>
          <table:table-cell table:style-name="ce233"/>
          <table:table-cell table:style-name="ce233" table:formula="of:=IF([.I35]=&quot;consider&quot;;COUNTIF([.I30:.I34];&quot;allowed&quot;);&quot;not consider&quot;)" office:value-type="float" office:value="4">
            <text:p>4</text:p>
          </table:table-cell>
          <table:table-cell table:style-name="ce233" table:formula="of:=IF([.J35]=&quot;consider&quot;;COUNTIF([.J30:.J34];&quot;allowed&quot;);&quot;not consider&quot;)" office:value-type="string" office:string-value="not consider">
            <text:p>not consider</text:p>
          </table:table-cell>
          <table:table-cell table:style-name="ce233" table:formula="of:=IF([.K35]=&quot;consider&quot;;COUNTIF([.K30:.K34];&quot;allowed&quot;);&quot;not consider&quot;)" office:value-type="string" office:string-value="not consider">
            <text:p>not consider</text:p>
          </table:table-cell>
          <table:table-cell table:style-name="ce233" table:formula="of:=IF([.L35]=&quot;consider&quot;;COUNTIF([.L30:.L34];&quot;allowed&quot;);&quot;not consider&quot;)" office:value-type="string" office:string-value="not consider">
            <text:p>not consider</text:p>
          </table:table-cell>
          <table:table-cell table:style-name="ce233" table:formula="of:=IF([.M35]=&quot;consider&quot;;COUNTIF([.M30:.M34];&quot;allowed&quot;);&quot;not consider&quot;)" office:value-type="string" office:string-value="not consider">
            <text:p>not consider</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35" table:visibility="collapse">
          <table:table-cell table:style-name="ce233" table:content-validation-name="val1" table:number-columns-repeated="7"/>
          <table:table-cell table:style-name="ce233"/>
          <table:table-cell table:style-name="ce233" table:formula="of:=IF([.I37]=5;&quot;RAAC&quot;;&quot;Not RAAC&quot;)" office:value-type="string" office:string-value="Not RAAC">
            <text:p>Not RAAC</text:p>
          </table:table-cell>
          <table:table-cell table:style-name="ce233" table:formula="of:=IF(OR([.J37]=2;[.J37]=&quot;not consider&quot;);&quot;RAAC&quot;;&quot;Not RAAC&quot;)" office:value-type="string" office:string-value="RAAC">
            <text:p>RAAC</text:p>
          </table:table-cell>
          <table:table-cell table:style-name="ce233" table:formula="of:=IF(OR([.K37]=2;[.K37]=&quot;not consider&quot;);&quot;RAAC&quot;;&quot;Not RAAC&quot;)" office:value-type="string" office:string-value="RAAC">
            <text:p>RAAC</text:p>
          </table:table-cell>
          <table:table-cell table:style-name="ce233" table:formula="of:=IF(OR([.L37]=2;[.L37]=&quot;not consider&quot;);&quot;RAAC&quot;;&quot;Not RAAC&quot;)" office:value-type="string" office:string-value="RAAC">
            <text:p>RAAC</text:p>
          </table:table-cell>
          <table:table-cell table:style-name="ce233" table:formula="of:=IF(OR([.M37]=2;[.M37]=&quot;not consider&quot;);&quot;RAAC&quot;;&quot;Not RAAC&quot;)" office:value-type="string" office:string-value="RAAC">
            <text:p>RAAC</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35" table:visibility="collapse" table:number-rows-repeated="2">
          <table:table-cell table:style-name="ce233" table:content-validation-name="val1" table:number-columns-repeated="7"/>
          <table:table-cell table:style-name="ce233" table:number-columns-repeated="42"/>
          <table:table-cell table:number-columns-repeated="194"/>
          <table:table-cell table:style-name="ce233" table:number-columns-repeated="12"/>
          <table:table-cell table:number-columns-repeated="769"/>
        </table:table-row>
        <table:table-row table:style-name="ro12" table:visibility="collapse">
          <table:table-cell table:style-name="ce233" table:content-validation-name="val1" table:number-columns-repeated="7"/>
          <table:table-cell table:style-name="ce243" office:value-type="string">
            <text:p>Eligibility (<text:span text:style-name="T8">`</text:span><text:span text:style-name="T9"> in lacs) - RAAC</text:span></text:p>
          </table:table-cell>
          <table:table-cell table:style-name="ce245" table:formula="of:=IF(OR([.I27]&gt;0;[.I26]&gt;0);&quot;Not a RAAC&quot;;IF(COUNTIF([.I38:.M38];&quot;RAAC&quot;)=5;&quot;RAAC&quot;;&quot;Not a RAAC&quot;))" office:value-type="string" office:string-value="Not a RAAC">
            <text:p>Not a RAAC</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46" table:visibility="collapse">
          <table:table-cell table:style-name="ce233" table:content-validation-name="val1" table:number-columns-repeated="7"/>
          <table:table-cell table:style-name="ce243" office:value-type="string">
            <text:p>Eligibility (<text:span text:style-name="T8">`</text:span><text:span text:style-name="T9"> in lacs) - ZCH</text:span></text:p>
          </table:table-cell>
          <table:table-cell table:style-name="ce233" table:formula="of:=IF(OR([.I27]&gt;0;[.I26]&gt;0);&quot;Not a RAAC&quot;;IF(AND([.I31]=&quot;ZCH&quot;;[.I37]=4);IF(COUNTIF([.J38:.M38];&quot;RAAC&quot;)=4;&quot;ZCH&quot;;&quot;Not at ZCH Level&quot;);&quot;Not at ZCH Level&quot;))" office:value-type="string" office:string-value="Not at ZCH Level">
            <text:p>Not at ZCH Level</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45" table:visibility="collapse">
          <table:table-cell table:style-name="ce233" table:content-validation-name="val1" table:number-columns-repeated="7"/>
          <table:table-cell table:style-name="ce243" office:value-type="string">
            <text:p>Eligibility (<text:span text:style-name="T8">`</text:span><text:span text:style-name="T9"> in lacs) - L1</text:span></text:p>
          </table:table-cell>
          <table:table-cell table:style-name="ce233" table:formula="of:=IF(OR([.I27]&gt;0;[.I26]&gt;0);&quot;Not a RAAC&quot;;IF(AND([.I31]=&quot;L1&quot;;[.I37]=4);IF(COUNTIF([.J38:.M38];&quot;RAAC&quot;)=4;&quot;L1&quot;;&quot;Not at L1 Level&quot;);&quot;Not at L1 Level&quot;))" office:value-type="string" office:string-value="Not at L1 Level">
            <text:p>Not at L1 Level</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45" table:visibility="collapse">
          <table:table-cell table:style-name="ce233" table:content-validation-name="val1" table:number-columns-repeated="7"/>
          <table:table-cell table:style-name="ce243" office:value-type="string">
            <text:p>Eligibility (<text:span text:style-name="T8">`</text:span><text:span text:style-name="T9"> in lacs) - Head Credit</text:span></text:p>
          </table:table-cell>
          <table:table-cell table:style-name="ce233" table:formula="of:=IF(OR([.I27]&gt;0;[.I26]&gt;0);&quot;Not a RAAC&quot;;IF(AND([.I32]=&quot;Head-Credit&quot;;[.I37]&gt;=3;([.I24]+[.I25])&lt;=3);IF(COUNTIF([.J38:.M38];&quot;RAAC&quot;)=4;&quot;Head-Credit&quot;;&quot;Not at Head-Credit Level&quot;);&quot;Not at Head-Credit Level&quot;))" office:value-type="string" office:string-value="Head-Credit">
            <text:p>Head-Credit</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47" table:visibility="collapse">
          <table:table-cell table:style-name="ce233" table:content-validation-name="val1" table:number-columns-repeated="7"/>
          <table:table-cell table:style-name="ce243" office:value-type="string">
            <text:p>Eligibility (<text:span text:style-name="T8">`</text:span><text:span text:style-name="T9"> in lacs) - Head CPG</text:span></text:p>
          </table:table-cell>
          <table:table-cell table:style-name="ce233" table:formula="of:=IF(AND([.I32]=&quot;Head-credit&quot;;[.I37]=3;([.I24]+[.I25])&lt;=3);IF(COUNTIF([.J38:.M38];&quot;RAAC&quot;)=4;&quot;Head-CPG&quot;;&quot;Not at Head-CPG Level&quot;);&quot;Not at Head-CPG&quot;)" office:value-type="string" office:string-value="Not at Head-CPG">
            <text:p>Not at Head-CPG</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35" table:visibility="collapse" table:number-rows-repeated="8">
          <table:table-cell table:style-name="ce233" table:content-validation-name="val1" table:number-columns-repeated="8"/>
          <table:table-cell table:style-name="ce233" table:number-columns-repeated="41"/>
          <table:table-cell table:number-columns-repeated="194"/>
          <table:table-cell table:style-name="ce233" table:number-columns-repeated="12"/>
          <table:table-cell table:number-columns-repeated="769"/>
        </table:table-row>
        <table:table-row table:style-name="ro37" table:visibility="collapse" table:number-rows-repeated="65483">
          <table:table-cell table:content-validation-name="val1" table:number-columns-repeated="8"/>
          <table:table-cell table:number-columns-repeated="1016"/>
        </table:table-row>
        <table:table-row table:style-name="ro37" table:visibility="collapse" table:number-rows-repeated="983039">
          <table:table-cell table:number-columns-repeated="1024"/>
        </table:table-row>
        <table:table-row table:style-name="ro37" table:visibility="collapse">
          <table:table-cell table:number-columns-repeated="1024"/>
        </table:table-row>
        <table:named-expressions/>
      </table:table>
      <table:table table:name="Variant Inputs &amp; Comparison" table:style-name="ta12" table:protected="true" table:protection-key="sHbLKBrsXbmhuH0oqtIhgGcltWQ=">
        <table:table-column table:style-name="co58" table:default-cell-style-name="ce220"/>
        <table:table-column table:style-name="co59" table:default-cell-style-name="ce220"/>
        <table:table-column table:style-name="co60" table:default-cell-style-name="ce220"/>
        <table:table-column table:style-name="co61" table:default-cell-style-name="ce220"/>
        <table:table-column table:style-name="co62" table:default-cell-style-name="ce220"/>
        <table:table-column table:style-name="co63" table:default-cell-style-name="ce220"/>
        <table:table-column table:style-name="co64" table:default-cell-style-name="ce220"/>
        <table:table-column table:style-name="co61" table:number-columns-repeated="1017" table:default-cell-style-name="ce220"/>
        <table:table-row table:style-name="ro2">
          <table:table-cell table:style-name="ce247" office:value-type="string" table:number-columns-spanned="2" table:number-rows-spanned="1">
            <text:p>Inputs for GTP &amp; Banking Product</text:p>
          </table:table-cell>
          <table:covered-table-cell table:style-name="ce254"/>
          <table:table-cell table:number-columns-repeated="2"/>
          <table:table-cell table:style-name="ce261" office:value-type="string" table:number-columns-spanned="2" table:number-rows-spanned="1">
            <text:p>Inputs for Express BT</text:p>
          </table:table-cell>
          <table:covered-table-cell table:style-name="ce264"/>
          <table:table-cell table:number-columns-repeated="1018"/>
        </table:table-row>
        <table:table-row table:style-name="ro2">
          <table:table-cell table:style-name="ce248" office:value-type="string">
            <text:p>Parameters</text:p>
          </table:table-cell>
          <table:table-cell table:style-name="ce248" office:value-type="string">
            <text:p>Enter/select values</text:p>
          </table:table-cell>
          <table:table-cell table:number-columns-repeated="2"/>
          <table:table-cell table:style-name="ce262" office:value-type="string">
            <text:p>Parameters</text:p>
          </table:table-cell>
          <table:table-cell table:style-name="ce262" office:value-type="string">
            <text:p>Enter/select values</text:p>
          </table:table-cell>
          <table:table-cell table:number-columns-repeated="1018"/>
        </table:table-row>
        <table:table-row table:style-name="ro2">
          <table:table-cell table:style-name="ce249" office:value-type="string">
            <text:p>Location</text:p>
          </table:table-cell>
          <table:table-cell table:style-name="ce255" table:content-validation-name="val4" office:value-type="string">
            <text:p>Delhi</text:p>
          </table:table-cell>
          <table:table-cell table:number-columns-repeated="2"/>
          <table:table-cell table:style-name="ce263" office:value-type="string">
            <text:p>Bank/NBFC</text:p>
          </table:table-cell>
          <table:table-cell table:style-name="ce265" table:content-validation-name="val10" office:value-type="string">
            <text:p>HDFC Bank</text:p>
          </table:table-cell>
          <table:table-cell table:number-columns-repeated="1018"/>
        </table:table-row>
        <table:table-row table:style-name="ro2">
          <table:table-cell table:style-name="ce249" office:value-type="string">
            <text:p>Loan amount applied (in lacs)</text:p>
          </table:table-cell>
          <table:table-cell table:style-name="ce255" office:value-type="float" office:value="250">
            <text:p>250</text:p>
          </table:table-cell>
          <table:table-cell table:number-columns-repeated="2"/>
          <table:table-cell table:style-name="ce263" office:value-type="string">
            <text:p>Principal Outstanding</text:p>
          </table:table-cell>
          <table:table-cell table:style-name="ce266" office:value-type="float" office:value="270">
            <text:p>270</text:p>
          </table:table-cell>
          <table:table-cell table:number-columns-repeated="1018"/>
        </table:table-row>
        <table:table-row table:style-name="ro2">
          <table:table-cell table:style-name="ce250" office:value-type="string">
            <text:p>Profile</text:p>
          </table:table-cell>
          <table:table-cell table:style-name="ce255" table:content-validation-name="val5" office:value-type="string">
            <office:annotation draw:style-name="gr1" draw:text-style-name="P1" svg:width="3.1047in" svg:height="1.0303in" svg:x="2.628in" svg:y="0.9469in" draw:caption-point-x="3.05in" draw:caption-point-y="-0.1181in">
              <dc:date>2016-09-21T00:00:00</dc:date>
              <text:p text:style-name="P1"><text:span text:style-name="T1">Profile </text:span></text:p>
            </office:annotation>
            <text:p>Traders</text:p>
          </table:table-cell>
          <table:table-cell table:number-columns-repeated="2"/>
          <table:table-cell table:style-name="ce263" office:value-type="string">
            <text:p>Pre-Closure Charges</text:p>
          </table:table-cell>
          <table:table-cell table:style-name="ce266" office:value-type="float" office:value="5">
            <text:p>5</text:p>
          </table:table-cell>
          <table:table-cell table:number-columns-repeated="1018"/>
        </table:table-row>
        <table:table-row table:style-name="ro2">
          <table:table-cell table:style-name="ce250" office:value-type="string">
            <text:p>Product Type</text:p>
          </table:table-cell>
          <table:table-cell table:style-name="ce255" table:content-validation-name="val6" office:value-type="string">
            <office:annotation draw:style-name="gr2" draw:text-style-name="P1" svg:width="3.1047in" svg:height="0.8217in" svg:x="2.628in" svg:y="1.3638in" draw:caption-point-x="3.05in" draw:caption-point-y="-0.3287in">
              <dc:date>2016-09-21T00:00:00</dc:date>
              <text:p text:style-name="P1"><text:span text:style-name="T1">Product</text:span></text:p>
              <text:p text:style-name="P1"><text:span text:style-name="T2"/></text:p>
            </office:annotation>
            <text:p>Home Loan</text:p>
          </table:table-cell>
          <table:table-cell table:number-columns-repeated="2"/>
          <table:table-cell table:style-name="ce263" office:value-type="string">
            <text:p>No of EMIS paid</text:p>
          </table:table-cell>
          <table:table-cell table:style-name="ce266" office:value-type="float" office:value="12">
            <text:p>12</text:p>
          </table:table-cell>
          <table:table-cell table:style-name="ce267" table:formula="of:=IF([.B6]=&quot;Home Loan&quot;;IF([.F6]&gt;=12;&quot;&quot;;&quot;Cannot be done under Express BT&quot;);IF(ISERROR(VLOOKUP([.F3];[$'Express BT'.IT10:$'Express BT'.IU33];2;0));&quot;&quot;;IF([.F6]&gt;=VLOOKUP([.F3];[$'Express BT'.IT10:$'Express BT'.IU33];2;0);&quot;&quot;;&quot;Cannot be done under Express BT&quot;)))">
            <text:p/>
          </table:table-cell>
          <table:table-cell table:number-columns-repeated="1017"/>
        </table:table-row>
        <table:table-row table:style-name="ro2">
          <table:table-cell table:style-name="ce251" office:value-type="string">
            <text:p>POS(in Lacs)</text:p>
          </table:table-cell>
          <table:table-cell table:style-name="ce255" table:content-validation-name="val7"/>
          <table:table-cell table:number-columns-repeated="2"/>
          <table:table-cell table:style-name="ce263" office:value-type="string">
            <text:p>Current EMI</text:p>
          </table:table-cell>
          <table:table-cell table:style-name="ce266" office:value-type="float" office:value="400000">
            <text:p>400000</text:p>
          </table:table-cell>
          <table:table-cell table:number-columns-repeated="1018"/>
        </table:table-row>
        <table:table-row table:style-name="ro2">
          <table:table-cell table:style-name="ce251" office:value-type="string">
            <text:p>Seasoning of Main Loan</text:p>
          </table:table-cell>
          <table:table-cell table:style-name="ce255" table:content-validation-name="val8" office:value-type="float" office:value="12">
            <text:p>12</text:p>
          </table:table-cell>
          <table:table-cell table:number-columns-repeated="2"/>
          <table:table-cell table:style-name="ce263" office:value-type="string">
            <text:p>Original Tenure - months</text:p>
          </table:table-cell>
          <table:table-cell table:style-name="ce266" office:value-type="float" office:value="240">
            <text:p>240</text:p>
          </table:table-cell>
          <table:table-cell table:number-columns-repeated="1018"/>
        </table:table-row>
        <table:table-row table:style-name="ro2">
          <table:table-cell table:style-name="ce249" office:value-type="string">
            <text:p>Whether a BT</text:p>
          </table:table-cell>
          <table:table-cell table:style-name="ce255" table:content-validation-name="val9" office:value-type="string">
            <text:p>Yes</text:p>
          </table:table-cell>
          <table:table-cell table:number-columns-repeated="2"/>
          <table:table-cell table:style-name="ce263" office:value-type="string">
            <text:p>Original Loan Amount(in Lacs)</text:p>
          </table:table-cell>
          <table:table-cell table:style-name="ce266" office:value-type="float" office:value="400">
            <text:p>400</text:p>
          </table:table-cell>
          <table:table-cell table:number-columns-repeated="1018"/>
        </table:table-row>
        <table:table-row table:style-name="ro35" table:number-rows-repeated="2">
          <table:table-cell table:number-columns-repeated="1024"/>
        </table:table-row>
        <table:table-row table:style-name="ro48">
          <table:table-cell table:style-name="ce252" office:value-type="string">
            <text:p>Eligibility as per Eligibility Sheet (LTV+FOIR method)</text:p>
          </table:table-cell>
          <table:table-cell table:style-name="ce256" table:formula="of:=[$'GTP - Eligibility'.B11]" office:value-type="float" office:value="24.5697079551844">
            <text:p>24.57 </text:p>
          </table:table-cell>
          <table:table-cell table:number-columns-repeated="1022"/>
        </table:table-row>
        <table:table-row table:style-name="ro48">
          <table:table-cell table:style-name="ce253" office:value-type="string" office:string-value="Eligibilty at RAAC - GTP">
            <text:p>Eligibilty at RAAC - GTP </text:p>
          </table:table-cell>
          <table:table-cell table:style-name="ce257" table:formula="of:=IF([$'GTP - Eligibility'.B12]&lt;10;&quot;Loan amount less than norms&quot;;[$'GTP - Eligibility'.B12])" office:value-type="float" office:value="0">
            <text:p>Err:511</text:p>
          </table:table-cell>
          <table:table-cell table:style-name="ce259" office:value-type="string">
            <text:p>Go to GTP Sheet<text:a xlink:href="#GTP - Eligibility">#GTP - Eligibility</text:a></text:p>
          </table:table-cell>
          <table:table-cell table:number-columns-repeated="1021"/>
        </table:table-row>
        <table:table-row table:style-name="ro2">
          <table:table-cell table:style-name="ce253" office:value-type="string" office:string-value="Eligibilty at GTP - NFA - Max">
            <text:p>Eligibilty at GTP - NFA - Max </text:p>
          </table:table-cell>
          <table:table-cell table:style-name="ce257" table:formula="of:=IF([$'GTP - Eligibility'.B20]&lt;10;&quot;Loan amount less than norms&quot;;[$'GTP - Eligibility'.B20])" office:value-type="float" office:value="0">
            <text:p>Err:511</text:p>
          </table:table-cell>
          <table:table-cell table:style-name="ce260"/>
          <table:table-cell table:number-columns-repeated="1021"/>
        </table:table-row>
        <table:table-row table:style-name="ro35">
          <table:table-cell table:style-name="ce253"/>
          <table:table-cell table:style-name="ce257"/>
          <table:table-cell table:style-name="ce260"/>
          <table:table-cell table:number-columns-repeated="1021"/>
        </table:table-row>
        <table:table-row table:style-name="ro2">
          <table:table-cell table:style-name="ce253" office:value-type="string" office:string-value="Eligibilty at Express BT">
            <text:p>Eligibilty at Express BT </text:p>
          </table:table-cell>
          <table:table-cell table:style-name="ce257" table:formula="of:=IF(IF([.B6]=&quot;HomeLoan&quot;;[$'Express BT'.B31];[$'Express BT'.B24])&lt;10;&quot;Loan amount less than norms&quot;;IF([.B6]=&quot;HomeLoan&quot;;[$'Express BT'.B31];[$'Express BT'.B24]))" office:value-type="string" office:string-value="Loan amount less than norms">
            <text:p>Loan amount less than norms</text:p>
          </table:table-cell>
          <table:table-cell table:style-name="ce260" office:value-type="string">
            <text:p><text:a xlink:href="#Express BT">Go to Express BT Sheet</text:a></text:p>
          </table:table-cell>
          <table:table-cell table:number-columns-repeated="1021"/>
        </table:table-row>
        <table:table-row table:style-name="ro2">
          <table:table-cell table:style-name="ce253" office:value-type="string" office:string-value="Eligibilty at Express BT - NFA - Max">
            <text:p>Eligibilty at Express BT - NFA - Max </text:p>
          </table:table-cell>
          <table:table-cell table:style-name="ce257" table:formula="of:=IF(MAX([$'Express BT'.B25];[$'Express BT'.B26])&lt;10;&quot;Loan amount less than norms&quot;;MIN([$'Express BT'.B27];[$'Express BT'.B26]))" office:value-type="string" office:string-value="Loan amount less than norms">
            <text:p>Loan amount less than norms</text:p>
          </table:table-cell>
          <table:table-cell table:style-name="ce260"/>
          <table:table-cell table:number-columns-repeated="1021"/>
        </table:table-row>
        <table:table-row table:style-name="ro35" table:number-rows-repeated="2">
          <table:table-cell table:style-name="ce253"/>
          <table:table-cell table:style-name="ce257"/>
          <table:table-cell table:style-name="ce260"/>
          <table:table-cell table:number-columns-repeated="1021"/>
        </table:table-row>
        <table:table-row table:style-name="ro2">
          <table:table-cell table:style-name="ce253" office:value-type="string" office:string-value="Eligibilty at Banking">
            <text:p>Eligibilty at Banking </text:p>
          </table:table-cell>
          <table:table-cell table:style-name="ce258" table:formula="of:=IF([$'Banking product- Eligibility'.B31]&lt;10;&quot;Loan amount less than norms&quot;;IF([$'Banking product- Eligibility'.B31]=&quot;NA&quot;;&quot;Not Eligible at RAAC&quot;;[$'Banking product- Eligibility'.B31]))" office:value-type="string" office:string-value="Not Eligible at RAAC">
            <text:p>Not Eligible at RAAC</text:p>
          </table:table-cell>
          <table:table-cell table:style-name="ce260" office:value-type="string">
            <text:p><text:a xlink:href="#Banking product- Eligibility">Go to Banking Sheet</text:a></text:p>
          </table:table-cell>
          <table:table-cell table:number-columns-repeated="1021"/>
        </table:table-row>
        <table:table-row table:style-name="ro11">
          <table:table-cell table:style-name="ce253" office:value-type="string" office:string-value="Eligibilty at Banking - NFA - Max">
            <text:p>Eligibilty at Banking - NFA - Max </text:p>
          </table:table-cell>
          <table:table-cell table:style-name="ce258" table:formula="of:=IF(MAX([$'Banking product- Eligibility'.B32];[$'Banking product- Eligibility'.B33];[$'Banking product- Eligibility'.B34];[$'Banking product- Eligibility'.B35])&lt;10;&quot;Loan amount less than norms&quot;;MAX([$'Banking product- Eligibility'.B32];[$'Banking product- Eligibility'.B33];[$'Banking product- Eligibility'.B34];[$'Banking product- Eligibility'.B35]))" office:value-type="string" office:string-value="Loan amount less than norms">
            <text:p>Loan amount less than norms</text:p>
          </table:table-cell>
          <table:table-cell table:style-name="ce260"/>
          <table:table-cell table:number-columns-repeated="1021"/>
        </table:table-row>
        <table:table-row table:style-name="ro35">
          <table:table-cell table:number-columns-repeated="1024"/>
        </table:table-row>
        <table:table-row table:style-name="ro11" table:number-rows-repeated="4">
          <table:table-cell table:number-columns-repeated="1024"/>
        </table:table-row>
        <table:table-row table:style-name="ro35" table:number-rows-repeated="1048549">
          <table:table-cell table:number-columns-repeated="1024"/>
        </table:table-row>
        <table:table-row table:style-name="ro35">
          <table:table-cell table:number-columns-repeated="1024"/>
        </table:table-row>
        <table:named-expressions/>
      </table:table>
      <table:table table:name="GTP - Eligibility" table:style-name="ta13" table:protected="true" table:protection-key="sHbLKBrsXbmhuH0oqtIhgGcltWQ=">
        <table:table-column table:style-name="co65" table:default-cell-style-name="ce220"/>
        <table:table-column table:style-name="co66" table:default-cell-style-name="ce220"/>
        <table:table-column table:style-name="co67" table:default-cell-style-name="ce220"/>
        <table:table-column table:style-name="co68" table:default-cell-style-name="ce220"/>
        <table:table-column table:style-name="co50" table:default-cell-style-name="ce220"/>
        <table:table-column table:style-name="co3" table:default-cell-style-name="ce220"/>
        <table:table-column table:style-name="co69" table:default-cell-style-name="ce220"/>
        <table:table-column table:style-name="co7" table:visibility="collapse" table:number-columns-repeated="13" table:default-cell-style-name="ce220"/>
        <table:table-column table:style-name="co70" table:visibility="collapse" table:default-cell-style-name="ce220"/>
        <table:table-column table:style-name="co7" table:visibility="collapse" table:number-columns-repeated="3" table:default-cell-style-name="ce220"/>
        <table:table-column table:style-name="co71" table:visibility="collapse" table:default-cell-style-name="ce220"/>
        <table:table-column table:style-name="co72" table:visibility="collapse" table:default-cell-style-name="ce220"/>
        <table:table-column table:style-name="co7" table:visibility="collapse" table:default-cell-style-name="ce220"/>
        <table:table-column table:style-name="co73" table:visibility="collapse" table:default-cell-style-name="ce220"/>
        <table:table-column table:style-name="co49" table:visibility="collapse" table:default-cell-style-name="ce220"/>
        <table:table-column table:style-name="co7" table:visibility="collapse" table:number-columns-repeated="5" table:default-cell-style-name="ce220"/>
        <table:table-column table:style-name="co74" table:visibility="collapse" table:default-cell-style-name="ce220"/>
        <table:table-column table:style-name="co75" table:visibility="collapse" table:default-cell-style-name="ce220"/>
        <table:table-column table:style-name="co76" table:visibility="collapse" table:default-cell-style-name="ce220"/>
        <table:table-column table:style-name="co7" table:visibility="collapse" table:number-columns-repeated="2" table:default-cell-style-name="ce220"/>
        <table:table-column table:style-name="co77" table:visibility="collapse" table:default-cell-style-name="ce220"/>
        <table:table-column table:style-name="co51" table:visibility="collapse" table:default-cell-style-name="ce220"/>
        <table:table-column table:style-name="co7" table:visibility="collapse" table:number-columns-repeated="983" table:default-cell-style-name="ce220"/>
        <table:table-row table:style-name="ro35" table:visibility="collapse">
          <table:table-cell table:style-name="ce268" table:number-columns-repeated="6"/>
          <table:table-cell table:number-columns-repeated="18"/>
          <table:table-cell table:style-name="ce365" office:value-type="string" table:number-columns-spanned="2" table:number-rows-spanned="1">
            <text:p>GTP Method</text:p>
          </table:table-cell>
          <table:covered-table-cell table:style-name="ce365"/>
          <table:table-cell/>
          <table:table-cell table:style-name="ce365" office:value-type="string" table:number-columns-spanned="2" table:number-rows-spanned="1">
            <text:p>Net Profit Margin</text:p>
          </table:table-cell>
          <table:covered-table-cell table:style-name="ce365"/>
          <table:table-cell table:number-columns-repeated="995"/>
        </table:table-row>
        <table:table-row table:style-name="ro35" table:visibility="collapse">
          <table:table-cell table:style-name="ce268" table:number-columns-repeated="6"/>
          <table:table-cell table:number-columns-repeated="18"/>
          <table:table-cell table:style-name="ce249" table:formula="of:=CONCATENATE(&quot;Turnover for &quot;;[$'Ratios Sheet - combined'.B3])" office:value-type="string" office:string-value="Turnover for 31.03.2013">
            <text:p>Turnover for 31.03.2013</text:p>
          </table:table-cell>
          <table:table-cell table:style-name="ce368" table:formula="of:=SUM([$'Ratios Sheet - combined'.B5])*100000" office:value-type="float" office:value="49847480">
            <text:p>49847480.00</text:p>
          </table:table-cell>
          <table:table-cell/>
          <table:table-cell table:style-name="ce249" table:formula="of:=CONCATENATE(&quot;Turnover for &quot;;[$'Ratios Sheet - combined'.B3])" office:value-type="string" office:string-value="Turnover for 31.03.2013">
            <text:p>Turnover for 31.03.2013</text:p>
          </table:table-cell>
          <table:table-cell table:style-name="ce368" table:formula="of:=SUM([$'Ratios Sheet - combined'.B5])*100000" office:value-type="float" office:value="49847480">
            <text:p>49847480.00</text:p>
          </table:table-cell>
          <table:table-cell table:number-columns-repeated="995"/>
        </table:table-row>
        <table:table-row table:style-name="ro35" table:visibility="collapse">
          <table:table-cell table:style-name="ce268" table:number-columns-repeated="6"/>
          <table:table-cell table:number-columns-repeated="18"/>
          <table:table-cell table:style-name="ce249" table:formula="of:=CONCATENATE(&quot;Turnover for &quot;;[$'Ratios Sheet - combined'.D3])" office:value-type="string" office:string-value="Turnover for 31.03.2012">
            <text:p>Turnover for 31.03.2012</text:p>
          </table:table-cell>
          <table:table-cell table:style-name="ce368" table:formula="of:=SUM([$'Ratios Sheet - combined'.D5])*100000" office:value-type="float" office:value="41481055">
            <text:p>41481055.00</text:p>
          </table:table-cell>
          <table:table-cell/>
          <table:table-cell table:style-name="ce249" table:formula="of:=CONCATENATE(&quot;Turnover for &quot;;[$'Ratios Sheet - combined'.D3])" office:value-type="string" office:string-value="Turnover for 31.03.2012">
            <text:p>Turnover for 31.03.2012</text:p>
          </table:table-cell>
          <table:table-cell table:style-name="ce368" table:formula="of:=SUM([$'Ratios Sheet - combined'.D5])*100000" office:value-type="float" office:value="41481055">
            <text:p>41481055.00</text:p>
          </table:table-cell>
          <table:table-cell table:number-columns-repeated="995"/>
        </table:table-row>
        <table:table-row table:style-name="ro2" table:visibility="collapse">
          <table:table-cell table:style-name="ce269" office:value-type="string">
            <text:p>Parameters</text:p>
          </table:table-cell>
          <table:table-cell table:style-name="ce294" office:value-type="string" table:number-columns-spanned="2" table:number-rows-spanned="1">
            <text:p>Enter/select values</text:p>
          </table:table-cell>
          <table:covered-table-cell table:style-name="ce328"/>
          <table:table-cell table:style-name="ce343" table:number-columns-repeated="2"/>
          <table:table-cell table:style-name="ce359" table:number-columns-repeated="2"/>
          <table:table-cell table:style-name="ce268" table:number-columns-repeated="17"/>
          <table:table-cell table:style-name="ce249" table:formula="of:=[.Y2]" office:value-type="string" office:string-value="Turnover for 31.03.2013">
            <text:p>Turnover for 31.03.2013</text:p>
          </table:table-cell>
          <table:table-cell table:style-name="ce368" table:formula="of:=[.Z2]" office:value-type="float" office:value="49847480">
            <text:p>49847480.00</text:p>
          </table:table-cell>
          <table:table-cell table:style-name="ce268"/>
          <table:table-cell table:style-name="ce249" office:value-type="string">
            <text:p>Average</text:p>
          </table:table-cell>
          <table:table-cell table:style-name="ce368" table:formula="of:=AVERAGE([.AC2:.AC3])" office:value-type="float" office:value="45664267.5">
            <text:p>45664267.50</text:p>
          </table:table-cell>
          <table:table-cell table:style-name="ce268" table:number-columns-repeated="995"/>
        </table:table-row>
        <table:table-row table:style-name="ro35" table:visibility="collapse">
          <table:table-cell table:style-name="ce270" office:value-type="string">
            <text:p>Loan amount applied (in lacs)</text:p>
          </table:table-cell>
          <table:table-cell table:style-name="ce295" table:formula="of:=[$'Variant Inputs &amp; Comparison'.B4]" office:value-type="float" office:value="250" table:number-columns-spanned="2" table:number-rows-spanned="1">
            <text:p>250</text:p>
          </table:table-cell>
          <table:covered-table-cell table:style-name="ce295"/>
          <table:table-cell table:style-name="ce280" table:number-columns-repeated="2"/>
          <table:table-cell table:style-name="ce360"/>
          <table:table-cell table:style-name="ce362"/>
          <table:table-cell table:number-columns-repeated="17"/>
          <table:table-cell table:style-name="ce249" table:number-columns-repeated="2"/>
          <table:table-cell/>
          <table:table-cell table:style-name="ce249" table:number-columns-repeated="2"/>
          <table:table-cell table:number-columns-repeated="995"/>
        </table:table-row>
        <table:table-row table:style-name="ro35" table:visibility="collapse">
          <table:table-cell table:style-name="ce271" office:value-type="string">
            <text:p>Profile</text:p>
          </table:table-cell>
          <table:table-cell table:style-name="ce295" table:formula="of:=[$'Variant Inputs &amp; Comparison'.B5]" office:value-type="string" office:string-value="Traders" table:number-columns-spanned="2" table:number-rows-spanned="1">
            <office:annotation draw:style-name="gr2" draw:text-style-name="P1" svg:width="3.4646in" svg:height="0.8217in" svg:x="1.4693in" svg:y="0.322in" draw:caption-point-x="9.5957in" draw:caption-point-y="-0.3177in">
              <dc:date>2016-09-21T00:00:00</dc:date>
              <text:p text:style-name="P1"><text:span text:style-name="T1">Profile </text:span></text:p>
            </office:annotation>
            <text:p>Traders</text:p>
          </table:table-cell>
          <table:covered-table-cell table:style-name="ce295"/>
          <table:table-cell table:style-name="ce280"/>
          <table:table-cell table:style-name="ce351"/>
          <table:table-cell table:style-name="ce361" office:value-type="string">
            <text:p>To be Filled</text:p>
          </table:table-cell>
          <table:table-cell table:style-name="ce361"/>
          <table:table-cell table:number-columns-repeated="17"/>
          <table:table-cell table:style-name="ce366" table:formula="of:=CONCATENATE(&quot;CC/OD Interest &quot;;[$'Ratios Sheet - combined'.B3])" office:value-type="string" office:string-value="CC/OD Interest 31.03.2013">
            <text:p>CC/OD Interest 31.03.2013</text:p>
          </table:table-cell>
          <table:table-cell table:style-name="ce369" table:formula="of:=[$'Ratios Sheet - combined'.B21]*100000" office:value-type="float" office:value="0">
            <text:p>0.00</text:p>
          </table:table-cell>
          <table:table-cell/>
          <table:table-cell table:style-name="ce249" table:formula="of:=CONCATENATE(&quot;Interest on Loans &quot;;[$'Ratios Sheet - combined'.B3])" office:value-type="string" office:string-value="Interest on Loans 31.03.2013">
            <text:p>Interest on Loans 31.03.2013</text:p>
          </table:table-cell>
          <table:table-cell table:style-name="ce368" table:formula="of:=[$'Ratios Sheet - combined'.B18]*100000" office:value-type="float" office:value="2621581">
            <text:p>2621581.00</text:p>
          </table:table-cell>
          <table:table-cell table:number-columns-repeated="4"/>
          <table:table-cell table:style-name="ce268" office:value-type="string">
            <text:p>Yes</text:p>
          </table:table-cell>
          <table:table-cell table:style-name="ce377" office:value-type="string">
            <text:p>Manufacturing</text:p>
          </table:table-cell>
          <table:table-cell table:style-name="ce377" office:value-type="string">
            <text:p>Other than specified</text:p>
          </table:table-cell>
          <table:table-cell table:style-name="ce377" office:value-type="string">
            <text:p>LAP Residential</text:p>
          </table:table-cell>
          <table:table-cell table:style-name="ce293" office:value-type="float" office:value="0.6">
            <text:p>0.6</text:p>
          </table:table-cell>
          <table:table-cell table:number-columns-repeated="986"/>
        </table:table-row>
        <table:table-row table:style-name="ro35" table:visibility="collapse">
          <table:table-cell table:style-name="ce271" office:value-type="string">
            <text:p>Product Type</text:p>
          </table:table-cell>
          <table:table-cell table:style-name="ce295" table:content-validation-name="val11" table:formula="of:=[$'Variant Inputs &amp; Comparison'.B6]" office:value-type="string" office:string-value="Home Loan" table:number-columns-spanned="2" table:number-rows-spanned="1">
            <office:annotation draw:style-name="gr3" draw:text-style-name="P1" svg:width="3.4646in" svg:height="0.8213in" svg:x="1.4693in" svg:y="0.5756in" draw:caption-point-x="9.5957in" draw:caption-point-y="-0.5713in">
              <dc:date>2016-09-21T00:00:00</dc:date>
              <text:p text:style-name="P1"><text:span text:style-name="T1">Product</text:span></text:p>
              <text:p text:style-name="P1"><text:span text:style-name="T2"/></text:p>
            </office:annotation>
            <text:p>Home Loan</text:p>
          </table:table-cell>
          <table:covered-table-cell table:style-name="ce295" table:content-validation-name="val11"/>
          <table:table-cell table:style-name="ce280"/>
          <table:table-cell table:style-name="ce352"/>
          <table:table-cell table:style-name="ce361" office:value-type="string">
            <text:p>Output</text:p>
          </table:table-cell>
          <table:table-cell table:style-name="ce361"/>
          <table:table-cell table:number-columns-repeated="17"/>
          <table:table-cell table:style-name="ce249" table:formula="of:=CONCATENATE(&quot;CC/OD Interest &quot;;[$'Ratios Sheet - combined'.D3])" office:value-type="string" office:string-value="CC/OD Interest 31.03.2012">
            <text:p>CC/OD Interest 31.03.2012</text:p>
          </table:table-cell>
          <table:table-cell table:style-name="ce368" table:formula="of:=[$'Ratios Sheet - combined'.D21]*100000" office:value-type="float" office:value="0">
            <text:p>0.00</text:p>
          </table:table-cell>
          <table:table-cell/>
          <table:table-cell table:style-name="ce249" table:formula="of:=CONCATENATE(&quot;Interest on Loans &quot;;[$'Ratios Sheet - combined'.D3])" office:value-type="string" office:string-value="Interest on Loans 31.03.2012">
            <text:p>Interest on Loans 31.03.2012</text:p>
          </table:table-cell>
          <table:table-cell table:style-name="ce368" table:formula="of:=[$'Ratios Sheet - combined'.D18]*100000" office:value-type="float" office:value="1044102">
            <text:p>1044102.00</text:p>
          </table:table-cell>
          <table:table-cell table:number-columns-repeated="4"/>
          <table:table-cell table:style-name="ce268" office:value-type="string">
            <text:p>No</text:p>
          </table:table-cell>
          <table:table-cell table:style-name="ce377" office:value-type="string">
            <text:p>Traders</text:p>
          </table:table-cell>
          <table:table-cell table:style-name="ce377" office:value-type="string">
            <text:p>Petrol Pumps</text:p>
          </table:table-cell>
          <table:table-cell table:style-name="ce377" office:value-type="string">
            <text:p>LAP Commercial</text:p>
          </table:table-cell>
          <table:table-cell table:style-name="ce293" office:value-type="float" office:value="0.5">
            <text:p>0.5</text:p>
          </table:table-cell>
          <table:table-cell table:number-columns-repeated="986"/>
        </table:table-row>
        <table:table-row table:style-name="ro35" table:visibility="collapse">
          <table:table-cell table:style-name="ce272" office:value-type="string">
            <text:p>POS(in Lacs)</text:p>
          </table:table-cell>
          <table:table-cell table:style-name="ce295" table:content-validation-name="val12" table:formula="of:=[$'Variant Inputs &amp; Comparison'.B7]" office:value-type="float" office:value="0" table:number-columns-spanned="2" table:number-rows-spanned="1">
            <text:p>0</text:p>
          </table:table-cell>
          <table:covered-table-cell table:style-name="ce295" table:content-validation-name="val12"/>
          <table:table-cell table:style-name="ce280" table:number-columns-repeated="2"/>
          <table:table-cell table:style-name="ce362" table:number-columns-repeated="2"/>
          <table:table-cell table:number-columns-repeated="17"/>
          <table:table-cell table:style-name="ce249" table:formula="of:=CONCATENATE(&quot;CC/OD Interest &quot;;[$'Ratios Sheet - combined'.B3])" office:value-type="string" office:string-value="CC/OD Interest 31.03.2013">
            <text:p>CC/OD Interest 31.03.2013</text:p>
          </table:table-cell>
          <table:table-cell table:style-name="ce368" table:formula="of:=[.Z6]" office:value-type="float" office:value="0">
            <text:p>0.00</text:p>
          </table:table-cell>
          <table:table-cell/>
          <table:table-cell table:style-name="ce249"/>
          <table:table-cell table:style-name="ce368" table:formula="of:=AVERAGE([.AC6:.AC7])" office:value-type="float" office:value="1832841.5">
            <text:p>1832841.50</text:p>
          </table:table-cell>
          <table:table-cell table:number-columns-repeated="5"/>
          <table:table-cell table:style-name="ce377" office:value-type="string">
            <text:p>Services</text:p>
          </table:table-cell>
          <table:table-cell table:style-name="ce377" office:value-type="string">
            <text:p>Carriage &amp; Freight Agents</text:p>
          </table:table-cell>
          <table:table-cell table:style-name="ce377" office:value-type="string">
            <text:p>NRP self occupied</text:p>
          </table:table-cell>
          <table:table-cell table:style-name="ce293" office:value-type="float" office:value="0.65">
            <text:p>0.65</text:p>
          </table:table-cell>
          <table:table-cell table:number-columns-repeated="986"/>
        </table:table-row>
        <table:table-row table:style-name="ro35" table:visibility="collapse">
          <table:table-cell table:style-name="ce271" office:value-type="string">
            <text:p>Type of Trader (for NPM)</text:p>
          </table:table-cell>
          <table:table-cell table:style-name="ce296" table:content-validation-name="val13" office:value-type="string" office:string-value="Petrol Pumps    " table:number-columns-spanned="2" table:number-rows-spanned="1">
            <office:annotation draw:style-name="gr4" draw:text-style-name="P2" svg:width="3.4646in" svg:height="0.8539in" svg:x="1.4693in" svg:y="1.0654in" draw:caption-point-x="9.5957in" draw:caption-point-y="-1.061in">
              <dc:date>2016-09-21T00:00:00</dc:date>
              <text:p text:style-name="P2"><text:span text:style-name="T2">Type of trader</text:span></text:p>
              <text:p text:style-name="P2"><text:span text:style-name="T2"/></text:p>
            </office:annotation>
            <text:p>Petrol Pumps <text:s text:c="4"/></text:p>
          </table:table-cell>
          <table:covered-table-cell table:style-name="ce296"/>
          <table:table-cell table:style-name="ce280" table:number-columns-repeated="2"/>
          <table:table-cell table:style-name="ce360"/>
          <table:table-cell table:style-name="ce362"/>
          <table:table-cell table:number-columns-repeated="17"/>
          <table:table-cell table:style-name="ce249" office:value-type="string">
            <text:p>Average Tax</text:p>
          </table:table-cell>
          <table:table-cell table:style-name="ce370" table:formula="of:=ABS(#ref!)" office:value-type="string" office:string-value="Err:511">
            <text:p>Err:511</text:p>
          </table:table-cell>
          <table:table-cell table:number-columns-repeated="9"/>
          <table:table-cell table:style-name="ce377" office:value-type="string">
            <text:p>Food and beverage Trader</text:p>
          </table:table-cell>
          <table:table-cell table:style-name="ce377" office:value-type="string">
            <text:p>NRP non self occupied</text:p>
          </table:table-cell>
          <table:table-cell table:style-name="ce293" office:value-type="float" office:value="0.55">
            <text:p>0.55</text:p>
          </table:table-cell>
          <table:table-cell table:number-columns-repeated="986"/>
        </table:table-row>
        <table:table-row table:style-name="ro2" table:visibility="collapse">
          <table:table-cell table:style-name="ce273"/>
          <table:table-cell table:style-name="ce297" table:number-columns-spanned="2" table:number-rows-spanned="1"/>
          <table:covered-table-cell table:style-name="ce329"/>
          <table:table-cell table:style-name="ce280"/>
          <table:table-cell/>
          <table:table-cell table:style-name="ce360"/>
          <table:table-cell table:style-name="ce362"/>
          <table:table-cell table:number-columns-repeated="17"/>
          <table:table-cell table:style-name="ce249" office:value-type="string">
            <text:p>Exisiting Obligations</text:p>
          </table:table-cell>
          <table:table-cell table:style-name="ce371" table:formula="of:=[$Eligibility.E65]" office:value-type="float" office:value="0">
            <text:p>0</text:p>
          </table:table-cell>
          <table:table-cell/>
          <table:table-cell table:style-name="ce249" table:formula="of:=CONCATENATE(&quot;Depreciation &quot;;[$'Ratios Sheet - combined'.B3])" office:value-type="string" office:string-value="Depreciation 31.03.2013">
            <text:p>Depreciation 31.03.2013</text:p>
          </table:table-cell>
          <table:table-cell table:style-name="ce368" table:formula="of:=[$'Ratios Sheet - combined'.B17]*100000" office:value-type="float" office:value="1902297">
            <text:p>1902297.00</text:p>
          </table:table-cell>
          <table:table-cell table:number-columns-repeated="6"/>
          <table:table-cell table:style-name="ce377" office:value-type="string">
            <text:p>Consumer Durable Trader</text:p>
          </table:table-cell>
          <table:table-cell table:style-name="ce377" office:value-type="string">
            <text:p>Topup - LAP Residential</text:p>
          </table:table-cell>
          <table:table-cell table:style-name="ce293" office:value-type="float" office:value="0.6">
            <text:p>0.6</text:p>
          </table:table-cell>
          <table:table-cell/>
          <table:table-cell table:style-name="ce293" office:value-type="string">
            <text:p>Applicable LTV</text:p>
          </table:table-cell>
          <table:table-cell table:style-name="ce293" table:formula="of:=IF(OR(ISNUMBER(SEARCH(&quot;Home&quot;;[.B7];1));[$Eligibility.F20]&lt;=120);VLOOKUP([.B7];[.AK$1:.AL$1048576];2;0);VLOOKUP([.B7];[.AK$1:.AL$1048576];2;0)-0.05)" office:value-type="float" office:value="0.7">
            <text:p>0.7</text:p>
          </table:table-cell>
          <table:table-cell table:number-columns-repeated="983"/>
        </table:table-row>
        <table:table-row table:style-name="ro2">
          <table:table-cell table:style-name="ce271" office:value-type="string">
            <text:p>Eligibility as per Normal Policy</text:p>
          </table:table-cell>
          <table:table-cell table:style-name="ce298" table:formula="of:=[$Eligibility.F23]" office:value-type="float" office:value="24.5697079551844" table:number-columns-spanned="2" table:number-rows-spanned="1">
            <text:p>24.57 </text:p>
          </table:table-cell>
          <table:covered-table-cell table:style-name="ce298"/>
          <table:table-cell table:style-name="ce280"/>
          <table:table-cell/>
          <table:table-cell table:style-name="ce360"/>
          <table:table-cell table:style-name="ce362"/>
          <table:table-cell table:number-columns-repeated="20"/>
          <table:table-cell table:style-name="ce249" table:formula="of:=CONCATENATE(&quot;Depreciation &quot;;[$'Ratios Sheet - combined'.D3])" office:value-type="string" office:string-value="Depreciation 31.03.2012">
            <text:p>Depreciation 31.03.2012</text:p>
          </table:table-cell>
          <table:table-cell table:style-name="ce368" table:formula="of:=[$'Ratios Sheet - combined'.D17]*100000" office:value-type="float" office:value="1758910">
            <text:p>1758910.00</text:p>
          </table:table-cell>
          <table:table-cell table:number-columns-repeated="6"/>
          <table:table-cell table:style-name="ce377" office:value-type="string">
            <text:p>Trader in Iron &amp;b Steel Products</text:p>
          </table:table-cell>
          <table:table-cell table:style-name="ce377" office:value-type="string">
            <text:p>Topup - LAP Commercial</text:p>
          </table:table-cell>
          <table:table-cell table:style-name="ce293" office:value-type="float" office:value="0.5">
            <text:p>0.5</text:p>
          </table:table-cell>
          <table:table-cell/>
          <table:table-cell table:style-name="ce293" office:value-type="string">
            <text:p>Applicable LTV for Expres BT</text:p>
          </table:table-cell>
          <table:table-cell table:style-name="ce293" table:formula="of:=VLOOKUP([.B7];[.AK$1:.AL$1048576];2;0)" office:value-type="float" office:value="0.7">
            <text:p>0.7</text:p>
          </table:table-cell>
          <table:table-cell table:number-columns-repeated="983"/>
        </table:table-row>
        <table:table-row table:style-name="ro2">
          <table:table-cell table:style-name="ce253" office:value-type="string" office:string-value="Eligibilty at RAAC - GTP">
            <text:p>Eligibilty at RAAC - GTP </text:p>
          </table:table-cell>
          <table:table-cell table:style-name="ce298" table:formula="of:=IF([.B7]=&quot;Home Loan&quot;;IF([.Z38]=&quot;Not Eligible in GTP&quot;;[.Z38];MIN([.Z29];[.Z38];[.Z36];[.Z45];300));IF([.Z30]=&quot;Not Eligible in GTP&quot;;[.Z33];MIN([$'GTP - Eligibility'.Z33];300;[.Z42];[.Z29])))" office:value-type="float" office:value="0" table:number-columns-spanned="2" table:number-rows-spanned="1">
            <text:p>Err:511</text:p>
          </table:table-cell>
          <table:covered-table-cell table:style-name="ce298"/>
          <table:table-cell table:style-name="ce280" table:number-columns-repeated="2"/>
          <table:table-cell table:style-name="ce360"/>
          <table:table-cell table:style-name="ce362"/>
          <table:table-cell table:number-columns-repeated="17"/>
          <table:table-cell table:style-name="ce249" office:value-type="string">
            <text:p>EMI Per LAC (Cap at 15 yrs) - GTp</text:p>
          </table:table-cell>
          <table:table-cell table:style-name="ce372" table:formula="of:=IF([$Eligibility.F20]&gt;180;PMT([$Eligibility.F21]/12;180;-100000);[$Eligibility.F22])" office:value-type="float" office:value="1093.03237921507">
            <text:p>1093.0323792151</text:p>
          </table:table-cell>
          <table:table-cell/>
          <table:table-cell table:style-name="ce249" office:value-type="string">
            <text:p>Average Depreciation</text:p>
          </table:table-cell>
          <table:table-cell table:style-name="ce368" table:formula="of:=AVERAGE([.AC10:.AC11])" office:value-type="float" office:value="1830603.5">
            <text:p>1830603.50</text:p>
          </table:table-cell>
          <table:table-cell table:number-columns-repeated="6"/>
          <table:table-cell table:style-name="ce377" office:value-type="string">
            <text:p>Cement Traders</text:p>
          </table:table-cell>
          <table:table-cell table:style-name="ce377" office:value-type="string">
            <text:p>Topup - NRP self occupied</text:p>
          </table:table-cell>
          <table:table-cell table:style-name="ce293" office:value-type="float" office:value="0.65">
            <text:p>0.65</text:p>
          </table:table-cell>
          <table:table-cell table:number-columns-repeated="986"/>
        </table:table-row>
        <table:table-row table:style-name="ro2" table:visibility="collapse">
          <table:table-cell table:style-name="ce253"/>
          <table:table-cell table:style-name="ce298" table:number-columns-spanned="2" table:number-rows-spanned="1"/>
          <table:covered-table-cell table:style-name="ce298"/>
          <table:table-cell table:style-name="ce344" table:number-columns-spanned="2" table:number-rows-spanned="1"/>
          <table:covered-table-cell table:style-name="ce353"/>
          <table:table-cell table:style-name="ce360"/>
          <table:table-cell table:style-name="ce362"/>
          <table:table-cell table:number-columns-repeated="17"/>
          <table:table-cell table:style-name="ce249" office:value-type="string">
            <text:p>EMI Per LAC (Cap at 15 yrs)</text:p>
          </table:table-cell>
          <table:table-cell table:style-name="ce268" table:formula="of:=IF([$Eligibility.F20]&gt;180;PMT([$Eligibility.F21]/12;180;-100000);[$Eligibility.F22])" office:value-type="float" office:value="1093.03237921507">
            <text:p>1093.0323792151</text:p>
          </table:table-cell>
          <table:table-cell/>
          <table:table-cell table:style-name="ce249" office:value-type="string">
            <text:p>2/3 of Depreciation</text:p>
          </table:table-cell>
          <table:table-cell table:style-name="ce249" table:formula="of:=[.AC10]*2/3" office:value-type="float" office:value="1268198">
            <text:p>1268198</text:p>
          </table:table-cell>
          <table:table-cell table:number-columns-repeated="7"/>
          <table:table-cell table:style-name="ce377" office:value-type="string">
            <text:p>Topup - NRP non self occupied</text:p>
          </table:table-cell>
          <table:table-cell table:style-name="ce293" office:value-type="float" office:value="0.55">
            <text:p>0.55</text:p>
          </table:table-cell>
          <table:table-cell table:number-columns-repeated="986"/>
        </table:table-row>
        <table:table-row table:style-name="ro11">
          <table:table-cell table:style-name="ce273" office:value-type="string">
            <text:p>Whether NFA to be taken</text:p>
          </table:table-cell>
          <table:table-cell table:style-name="ce226" table:content-validation-name="val14" office:value-type="string" table:number-columns-spanned="2" table:number-rows-spanned="1">
            <text:p>Yes</text:p>
          </table:table-cell>
          <table:covered-table-cell table:style-name="ce226"/>
          <table:table-cell table:style-name="ce345"/>
          <table:table-cell table:style-name="ce280"/>
          <table:table-cell table:style-name="ce360"/>
          <table:table-cell table:style-name="ce362"/>
          <table:table-cell table:number-columns-repeated="17"/>
          <table:table-cell table:style-name="ce280"/>
          <table:table-cell table:number-columns-repeated="2"/>
          <table:table-cell table:style-name="ce249" table:number-columns-repeated="2"/>
          <table:table-cell table:number-columns-repeated="7"/>
          <table:table-cell table:style-name="ce292" office:value-type="string">
            <text:p>Home Loan</text:p>
          </table:table-cell>
          <table:table-cell table:style-name="ce293" office:value-type="float" office:value="0.7">
            <text:p>0.7</text:p>
          </table:table-cell>
          <table:table-cell table:number-columns-repeated="986"/>
        </table:table-row>
        <table:table-row table:style-name="ro2">
          <table:table-cell table:style-name="ce274" office:value-type="string">
            <text:p>Debt Equity &gt; 0</text:p>
          </table:table-cell>
          <table:table-cell table:style-name="ce299" table:content-validation-name="val15" office:value-type="float" office:value="7" table:number-columns-spanned="2" table:number-rows-spanned="1">
            <text:p>7</text:p>
          </table:table-cell>
          <table:covered-table-cell table:style-name="ce330" table:content-validation-name="val15"/>
          <table:table-cell table:style-name="ce280" table:number-columns-repeated="2"/>
          <table:table-cell table:style-name="ce360"/>
          <table:table-cell table:style-name="ce362"/>
          <table:table-cell table:number-columns-repeated="17"/>
          <table:table-cell table:style-name="ce268" office:value-type="string">
            <text:p>Decline in turnover &gt; 10%</text:p>
          </table:table-cell>
          <table:table-cell table:style-name="ce268" table:formula="of:=IF((([.Z2]-[.Z3])/[.Z3])&lt;-0.1;0;1)" office:value-type="float" office:value="1">
            <text:p>1</text:p>
          </table:table-cell>
          <table:table-cell/>
          <table:table-cell table:style-name="ce249" table:number-columns-repeated="2"/>
          <table:table-cell table:number-columns-repeated="7"/>
          <table:table-cell table:style-name="ce292" office:value-type="string">
            <text:p>Topup - Home Loan - <text:s/>Seasoning 12 M</text:p>
          </table:table-cell>
          <table:table-cell table:style-name="ce293" office:value-type="float" office:value="0.7">
            <text:p>0.7</text:p>
          </table:table-cell>
          <table:table-cell table:number-columns-repeated="986"/>
        </table:table-row>
        <table:table-row table:style-name="ro2">
          <table:table-cell table:style-name="ce274" office:value-type="string">
            <text:p>LA upto 50% of turnover</text:p>
          </table:table-cell>
          <table:table-cell table:style-name="ce300" table:content-validation-name="val16" office:value-type="float" office:value="50" table:number-columns-spanned="2" table:number-rows-spanned="1">
            <text:p>50</text:p>
          </table:table-cell>
          <table:covered-table-cell table:style-name="ce331" table:content-validation-name="val16"/>
          <table:table-cell table:style-name="ce346" table:formula="of:=IF(ISERROR(SEARCH(&quot;home&quot;;[.B7];1));IF([$Eligibility.F25]&gt;180;&quot;Tenure in normal eligibility sheet is greater than 180&quot;;&quot;&quot;);IF([$Eligibility.F25]&gt;240;&quot;Tenure in normal eligibility sheet is greater than 240&quot;;&quot;&quot;))">
            <text:p/>
          </table:table-cell>
          <table:table-cell table:style-name="ce280"/>
          <table:table-cell table:style-name="ce360"/>
          <table:table-cell table:style-name="ce361"/>
          <table:table-cell table:number-columns-repeated="17"/>
          <table:table-cell table:style-name="ce268" office:value-type="string">
            <text:p>Decline in Profit &gt; 10%</text:p>
          </table:table-cell>
          <table:table-cell table:style-name="ce268" table:formula="of:=IF((([$Eligibility.B4]-[$Eligibility.C4])/[$Eligibility.C4])&lt;-0.1;0;1)" office:value-type="float" office:value="1">
            <text:p>1</text:p>
          </table:table-cell>
          <table:table-cell/>
          <table:table-cell table:style-name="ce249" table:number-columns-repeated="2"/>
          <table:table-cell table:number-columns-repeated="7"/>
          <table:table-cell table:style-name="ce292" office:value-type="string">
            <text:p>Topup - Home Loan - <text:s/>Seasoning 18 M</text:p>
          </table:table-cell>
          <table:table-cell table:style-name="ce293" office:value-type="float" office:value="0.75">
            <text:p>0.75</text:p>
          </table:table-cell>
          <table:table-cell table:number-columns-repeated="986"/>
        </table:table-row>
        <table:table-row table:style-name="ro2">
          <table:table-cell table:style-name="ce275" office:value-type="string">
            <text:p>LA upto 3.33 times of normal eligibility</text:p>
          </table:table-cell>
          <table:table-cell table:style-name="ce301" table:content-validation-name="val17" office:value-type="float" office:value="3" table:number-columns-spanned="2" table:number-rows-spanned="1">
            <text:p>3</text:p>
          </table:table-cell>
          <table:covered-table-cell table:style-name="ce332" table:content-validation-name="val17"/>
          <table:table-cell table:style-name="ce347"/>
          <table:table-cell table:style-name="ce354"/>
          <table:table-cell table:style-name="ce363"/>
          <table:table-cell table:style-name="ce361"/>
          <table:table-cell table:number-columns-repeated="17"/>
          <table:table-cell table:style-name="ce280"/>
          <table:table-cell table:number-columns-repeated="2"/>
          <table:table-cell table:style-name="ce249" table:number-columns-repeated="2"/>
          <table:table-cell table:number-columns-repeated="7"/>
          <table:table-cell table:style-name="ce292" office:value-type="string">
            <text:p>Topup - Home Loan - <text:s/>Seasoning 24 M</text:p>
          </table:table-cell>
          <table:table-cell table:style-name="ce293" office:value-type="float" office:value="0.8">
            <text:p>0.8</text:p>
          </table:table-cell>
          <table:table-cell table:number-columns-repeated="986"/>
        </table:table-row>
        <table:table-row table:style-name="ro2">
          <table:table-cell table:style-name="ce276" office:value-type="string">
            <text:p>LTV more than GTP norms - approval at Head CPG</text:p>
          </table:table-cell>
          <table:table-cell table:style-name="ce302" table:content-validation-name="val18" office:value-type="float" office:value="70" table:number-columns-spanned="2" table:number-rows-spanned="1">
            <text:p>70</text:p>
          </table:table-cell>
          <table:covered-table-cell table:style-name="ce333" table:content-validation-name="val18"/>
          <table:table-cell table:style-name="ce347"/>
          <table:table-cell table:style-name="ce354"/>
          <table:table-cell table:style-name="ce363"/>
          <table:table-cell table:style-name="ce364"/>
          <table:table-cell table:number-columns-repeated="17"/>
          <table:table-cell table:style-name="ce280"/>
          <table:table-cell table:number-columns-repeated="2"/>
          <table:table-cell table:style-name="ce249" table:number-columns-repeated="2"/>
          <table:table-cell table:number-columns-repeated="7"/>
          <table:table-cell table:style-name="ce292"/>
          <table:table-cell table:number-columns-repeated="987"/>
        </table:table-row>
        <table:table-row table:style-name="ro49">
          <table:table-cell table:style-name="ce277"/>
          <table:table-cell table:style-name="ce280" table:number-columns-repeated="2"/>
          <table:table-cell table:style-name="ce348" office:value-type="string">
            <text:p>LTV</text:p>
          </table:table-cell>
          <table:table-cell table:style-name="ce355" office:value-type="string">
            <text:p>LA to Turnover%</text:p>
          </table:table-cell>
          <table:table-cell table:style-name="ce348" office:value-type="string">
            <text:p>Ratio of LA as per GTP to normal eligibity</text:p>
          </table:table-cell>
          <table:table-cell table:number-columns-repeated="18"/>
          <table:table-cell table:style-name="ce268" office:value-type="string">
            <text:p>Decline in turnover &gt; 10%</text:p>
          </table:table-cell>
          <table:table-cell table:style-name="ce268" office:value-type="float" office:value="1">
            <text:p>1</text:p>
          </table:table-cell>
          <table:table-cell/>
          <table:table-cell table:style-name="ce249" office:value-type="string">
            <text:p>Depreciation to be considered</text:p>
          </table:table-cell>
          <table:table-cell table:style-name="ce368" table:formula="of:=IF(MIN([.AC12];[.AC13])&lt;[.AC24];MIN([.AC12];[.AC13]);[.AC24])" office:value-type="float" office:value="456642.675">
            <text:p>456642.68</text:p>
          </table:table-cell>
          <table:table-cell table:number-columns-repeated="995"/>
        </table:table-row>
        <table:table-row table:style-name="ro2">
          <table:table-cell table:style-name="ce253" office:value-type="string" office:string-value="Max Loan Amount under GTP (Including all NFAs)">
            <text:p>Max Loan Amount under GTP (Including all NFAs) </text:p>
          </table:table-cell>
          <table:table-cell table:style-name="ce298" table:formula="of:=IF([.B7]=&quot;Home Loan&quot;;IF([.Z38]=&quot;Not Eligible in GTP&quot;;[.Z38];MIN([.Z38];[.Z36];[.Z46];[.Z31]));IF([.Z33]=&quot;Not Eligible in GTP&quot;;[.Z33];MIN(IF([.Z27]=&quot;Not Eligible in GTP&quot;;&quot;Not Eligible in GTP&quot;;MIN([.Z51];[.Z27];[.Z46];[.Z31])))))" office:value-type="float" office:value="0" table:number-columns-spanned="2" table:number-rows-spanned="1">
            <text:p>Err:511</text:p>
          </table:table-cell>
          <table:covered-table-cell table:style-name="ce298"/>
          <table:table-cell table:style-name="ce349" table:formula="of:=[.B20]/[$Eligibility.F31]" office:value-type="percentage" office:value="0">
            <text:p>Err:511</text:p>
          </table:table-cell>
          <table:table-cell table:style-name="ce356" table:formula="of:=[.B20]*100000/[.Z4]" office:value-type="percentage" office:value="0">
            <text:p>Err:511</text:p>
          </table:table-cell>
          <table:table-cell table:style-name="ce349" table:formula="of:=[.B20]/[.AO30]" office:value-type="percentage" office:value="0">
            <text:p>Err:511</text:p>
          </table:table-cell>
          <table:table-cell table:number-columns-repeated="18"/>
          <table:table-cell table:style-name="ce268" office:value-type="string">
            <text:p>Decline in Profit &gt; 10%</text:p>
          </table:table-cell>
          <table:table-cell table:style-name="ce268" office:value-type="float" office:value="1">
            <text:p>1</text:p>
          </table:table-cell>
          <table:table-cell/>
          <table:table-cell table:style-name="ce280"/>
          <table:table-cell table:style-name="ce374"/>
          <table:table-cell table:number-columns-repeated="995"/>
        </table:table-row>
        <table:table-row table:style-name="ro2">
          <table:table-cell table:style-name="ce278" office:value-type="string">
            <text:p>Basis NFAs inputs</text:p>
          </table:table-cell>
          <table:table-cell table:style-name="ce303" table:formula="of:=IF([.B7]=&quot;Home Loan&quot;;IF([.Z38]=&quot;Not Eligible in GTP&quot;;[.Z38];MIN([.Z38];[.Z36];300;[.Z47];[.Z32]));IF([.Z33]=&quot;Not Eligible in GTP&quot;;[.Z33];MIN(IF([.Z27]=&quot;Not Eligible in GTP&quot;;&quot;Not Eligible in GTP&quot;;MIN([.Z52];[.Z27];[.Z47];[.Z32])))))" office:value-type="float" office:value="0" table:number-columns-spanned="2" table:number-rows-spanned="1">
            <text:p>Err:511</text:p>
          </table:table-cell>
          <table:covered-table-cell table:style-name="ce334"/>
          <table:table-cell table:style-name="ce349" table:formula="of:=[.B21]/[$Eligibility.F31]" office:value-type="percentage" office:value="0">
            <text:p>Err:511</text:p>
          </table:table-cell>
          <table:table-cell table:style-name="ce357" table:formula="of:=[.B21]*100000/[.Z4]" office:value-type="percentage" office:value="0">
            <text:p>Err:511</text:p>
          </table:table-cell>
          <table:table-cell table:style-name="ce349" table:formula="of:=[.B21]/[.AO30]" office:value-type="percentage" office:value="0">
            <text:p>Err:511</text:p>
          </table:table-cell>
          <table:table-cell table:number-columns-repeated="18"/>
          <table:table-cell table:style-name="ce268" office:value-type="string">
            <text:p>Min Turnover 60 Lac</text:p>
          </table:table-cell>
          <table:table-cell table:style-name="ce268" office:value-type="float" office:value="1">
            <text:p>1</text:p>
          </table:table-cell>
          <table:table-cell table:number-columns-repeated="998"/>
        </table:table-row>
        <table:table-row table:style-name="ro35">
          <table:table-cell table:style-name="ce279" office:value-type="string">
            <text:p>Recommended amount (to be entered by credit manager)</text:p>
          </table:table-cell>
          <table:table-cell table:style-name="ce304" table:content-validation-name="val19" office:value-type="float" office:value="375" table:number-columns-spanned="2" table:number-rows-spanned="1">
            <text:p>375</text:p>
          </table:table-cell>
          <table:covered-table-cell table:style-name="ce335" table:content-validation-name="val19"/>
          <table:table-cell table:style-name="ce350" table:formula="of:=[.B22]/[$Eligibility.F31]" office:value-type="percentage" office:value="10.7142857142857">
            <text:p>1071%</text:p>
          </table:table-cell>
          <table:table-cell table:style-name="ce358" table:formula="of:=[.B22]*100000/[.Z4]" office:value-type="percentage" office:value="0.752294800058097">
            <text:p>75.23%</text:p>
          </table:table-cell>
          <table:table-cell table:style-name="ce350" table:formula="of:=[.B22]/[.AO30]" office:value-type="percentage" office:value="21.349429691409">
            <text:p>2135%</text:p>
          </table:table-cell>
          <table:table-cell table:number-columns-repeated="29"/>
          <table:table-cell table:style-name="ce378" office:value-type="string" office:string-value="Appraised Monthly Income              ">
            <text:p>Appraised Monthly Income <text:s text:c="14"/></text:p>
          </table:table-cell>
          <table:table-cell table:style-name="ce380" table:number-columns-spanned="3" table:number-rows-spanned="1"/>
          <table:covered-table-cell table:number-columns-repeated="2" table:style-name="ce380"/>
          <table:table-cell table:style-name="ce378"/>
          <table:table-cell table:style-name="ce383" table:formula="of:=[$Eligibility.F16]" office:value-type="float" office:value="51043.4166666667">
            <text:p>51,043 </text:p>
          </table:table-cell>
          <table:table-cell table:number-columns-repeated="983"/>
        </table:table-row>
        <table:table-row table:style-name="ro35">
          <table:table-cell table:style-name="ce280" table:number-columns-repeated="6"/>
          <table:table-cell table:number-columns-repeated="29"/>
          <table:table-cell table:style-name="ce378"/>
          <table:table-cell table:style-name="ce380" table:number-columns-repeated="3"/>
          <table:table-cell table:style-name="ce378"/>
          <table:table-cell table:style-name="ce383"/>
          <table:table-cell table:number-columns-repeated="983"/>
        </table:table-row>
        <table:table-row table:style-name="ro2">
          <table:table-cell table:style-name="ce280" table:number-columns-repeated="6"/>
          <table:table-cell table:number-columns-repeated="18"/>
          <table:table-cell table:style-name="ce268" office:value-type="string">
            <text:p>Gross Profit as per GTP</text:p>
          </table:table-cell>
          <table:table-cell table:style-name="ce268" table:formula="of:=IF((IF([.B6]=&quot;Traders&quot;;0.07;0.1)*[.Z4])&gt;([$'Ratios Sheet - combined'.B13]*100000);[$'Ratios Sheet - combined'.B13]*100000;IF([.B6]=&quot;Traders&quot;;0.07;0.1)*[.Z4])" office:value-type="float" office:value="3489323.6">
            <text:p>3489323.6</text:p>
          </table:table-cell>
          <table:table-cell/>
          <table:table-cell table:style-name="ce249" office:value-type="string">
            <text:p>Profit (1% or 2% of Avg Turnover)</text:p>
          </table:table-cell>
          <table:table-cell table:style-name="ce249" table:formula="of:=[.AC4]*IF([$'GTP - Eligibility'.B9]=&quot;Other than specified&quot;;0.02;0.01)" office:value-type="float" office:value="456642.675">
            <text:p>456642.675</text:p>
          </table:table-cell>
          <table:table-cell table:number-columns-repeated="6"/>
          <table:table-cell table:style-name="ce378" office:value-type="string" office:string-value="Appraised Obligations              ">
            <text:p>Appraised Obligations <text:s text:c="14"/></text:p>
          </table:table-cell>
          <table:table-cell table:style-name="ce381" table:number-columns-spanned="3" table:number-rows-spanned="1"/>
          <table:covered-table-cell table:number-columns-repeated="2" table:style-name="ce381"/>
          <table:table-cell table:style-name="ce378"/>
          <table:table-cell table:style-name="ce383" table:formula="of:=[$Eligibility.F17]" office:value-type="float" office:value="24177">
            <text:p>24,177 </text:p>
          </table:table-cell>
          <table:table-cell table:number-columns-repeated="983"/>
        </table:table-row>
        <table:table-row table:style-name="ro48">
          <table:table-cell table:style-name="ce280" table:number-columns-repeated="6"/>
          <table:table-cell table:number-columns-repeated="18"/>
          <table:table-cell table:style-name="ce249" office:value-type="string">
            <text:p>LA as per LTV Express BT</text:p>
          </table:table-cell>
          <table:table-cell table:style-name="ce249" table:formula="of:=IF(LEFT([.B7];3)=&quot;TOP&quot;;[$Eligibility.F31]*[.AO11]-[.B8];[$Eligibility.F31]*[.AO11])" office:value-type="float" office:value="24.5">
            <text:p>24.5</text:p>
          </table:table-cell>
          <table:table-cell/>
          <table:table-cell table:style-name="ce249" table:number-columns-repeated="2"/>
          <table:table-cell table:number-columns-repeated="6"/>
          <table:table-cell table:style-name="ce379" office:value-type="string" office:string-value="Max FOIR(for a combined LTV and FOIR of 130)              ">
            <text:p>Max FOIR(for a combined LTV and FOIR of 130) <text:s text:c="14"/></text:p>
          </table:table-cell>
          <table:table-cell table:style-name="ce380" table:number-columns-spanned="3" table:number-rows-spanned="1"/>
          <table:covered-table-cell table:number-columns-repeated="2" table:style-name="ce380"/>
          <table:table-cell table:style-name="ce378"/>
          <table:table-cell table:style-name="ce384" office:value-type="percentage" office:value="0.85">
            <text:p>85.00%</text:p>
          </table:table-cell>
          <table:table-cell table:number-columns-repeated="983"/>
        </table:table-row>
        <table:table-row table:style-name="ro48">
          <table:table-cell table:style-name="ce248" office:value-type="string">
            <text:p>Do you want to prepare CAM &amp; proceed with the other checks in GTP</text:p>
          </table:table-cell>
          <table:table-cell table:style-name="ce305" table:content-validation-name="val9" office:value-type="string" table:number-columns-spanned="2" table:number-rows-spanned="1">
            <text:p>Yes</text:p>
          </table:table-cell>
          <table:covered-table-cell table:style-name="ce336"/>
          <table:table-cell table:style-name="ce280" table:number-columns-repeated="3"/>
          <table:table-cell table:number-columns-repeated="18"/>
          <table:table-cell table:style-name="ce367" office:value-type="string">
            <text:p>LA as per LTV</text:p>
          </table:table-cell>
          <table:table-cell table:style-name="ce367" table:formula="of:=IF(LEFT([.B7];3)=&quot;TOP&quot;;[$Eligibility.F31]*[.AO10]-[.B8];[$Eligibility.F31]*[.AO10])" office:value-type="float" office:value="24.5">
            <text:p>24.5</text:p>
          </table:table-cell>
          <table:table-cell table:number-columns-repeated="9"/>
          <table:table-cell table:style-name="ce378" office:value-type="string" office:string-value="Max EMI              ">
            <text:p>Max EMI <text:s text:c="14"/></text:p>
          </table:table-cell>
          <table:table-cell table:style-name="ce380" table:number-columns-spanned="3" table:number-rows-spanned="1"/>
          <table:covered-table-cell table:number-columns-repeated="2" table:style-name="ce380"/>
          <table:table-cell table:style-name="ce378"/>
          <table:table-cell table:style-name="ce385" table:formula="of:=[.AO22]*[.AO25]-[.AO24]" office:value-type="float" office:value="19209.9041666667">
            <text:p>19,210 </text:p>
          </table:table-cell>
          <table:table-cell table:number-columns-repeated="983"/>
        </table:table-row>
        <table:table-row table:style-name="ro35">
          <table:table-cell table:style-name="ce281" table:number-columns-repeated="3"/>
          <table:table-cell table:style-name="ce280" table:number-columns-repeated="3"/>
          <table:table-cell table:number-columns-repeated="18"/>
          <table:table-cell table:style-name="ce249" office:value-type="string">
            <text:p>LA as per GTP</text:p>
          </table:table-cell>
          <table:table-cell table:style-name="ce249" table:formula="of:=IF(SUM([.Z19:.Z21])=3;MIN((((((([.Z24])-[.Z8])-[.Z9])*0.65)/12)-[.Z10])/[.Z12]);&quot;Not Eligible in GTP&quot;)" office:value-type="float" office:value="0">
            <text:p>Err:511</text:p>
          </table:table-cell>
          <table:table-cell/>
          <table:table-cell table:style-name="ce280"/>
          <table:table-cell table:style-name="ce375"/>
          <table:table-cell table:number-columns-repeated="6"/>
          <table:table-cell table:style-name="ce378" office:value-type="string" office:string-value="Tenor (Months)              ">
            <text:p>Tenor (Months) <text:s text:c="14"/></text:p>
          </table:table-cell>
          <table:table-cell table:style-name="ce380" table:number-columns-spanned="3" table:number-rows-spanned="1"/>
          <table:covered-table-cell table:number-columns-repeated="2" table:style-name="ce380"/>
          <table:table-cell table:style-name="ce378"/>
          <table:table-cell table:style-name="ce386" table:formula="of:=MIN(180;[$Eligibility.F20])" office:value-type="float" office:value="180">
            <text:p>180 </text:p>
          </table:table-cell>
          <table:table-cell table:number-columns-repeated="983"/>
        </table:table-row>
        <table:table-row table:style-name="ro2">
          <table:table-cell table:style-name="ce282" office:value-type="string" table:number-columns-spanned="3" table:number-rows-spanned="1">
            <text:p>Recommendations</text:p>
          </table:table-cell>
          <table:covered-table-cell table:number-columns-repeated="2" table:style-name="ce306"/>
          <table:table-cell table:style-name="ce280" table:number-columns-repeated="3"/>
          <table:table-cell table:number-columns-repeated="21"/>
          <table:table-cell table:style-name="ce280"/>
          <table:table-cell table:style-name="ce376"/>
          <table:table-cell table:number-columns-repeated="6"/>
          <table:table-cell table:style-name="ce378" office:value-type="string" office:string-value="Rate Of Interest              ">
            <text:p>Rate Of Interest <text:s text:c="14"/></text:p>
          </table:table-cell>
          <table:table-cell table:style-name="ce380" table:number-columns-spanned="3" table:number-rows-spanned="1"/>
          <table:covered-table-cell table:number-columns-repeated="2" table:style-name="ce380"/>
          <table:table-cell table:style-name="ce378"/>
          <table:table-cell table:style-name="ce384" table:formula="of:=[$Eligibility.F21]" office:value-type="percentage" office:value="0.103">
            <text:p>10.30%</text:p>
          </table:table-cell>
          <table:table-cell table:number-columns-repeated="983"/>
        </table:table-row>
        <table:table-row table:style-name="ro2">
          <table:table-cell table:style-name="ce283" office:value-type="string">
            <text:p>Loan Amount (in Rs. Lakhs)</text:p>
          </table:table-cell>
          <table:table-cell table:style-name="ce307" table:content-validation-name="val20" table:formula="of:=IF([.B22]&lt;=MAX([.B20:.B21]);[.B22];&quot;Loan cannot be given&quot;)" office:value-type="float" office:value="0">
            <office:annotation draw:style-name="gr5" draw:text-style-name="P3" svg:width="1.2508in" svg:height="1.2839in" svg:x="7.7878in" svg:y="6.1732in" draw:caption-point-x="-0.1386in" draw:caption-point-y="-1.8988in">
              <dc:date>2016-09-21T00:00:00</dc:date>
              <text:p text:style-name="P3"><text:span text:style-name="T3">215736:</text:span></text:p>
              <text:p text:style-name="P3"><text:span text:style-name="T4"/></text:p>
            </office:annotation>
            <text:p>Err:511</text:p>
          </table:table-cell>
          <table:table-cell table:style-name="ce337" table:formula="of:=IF([.B29]&gt;300;&quot;NFA at Head-CPG&quot;;&quot;&quot;)" office:value-type="float" office:value="0">
            <text:p>Err:511</text:p>
          </table:table-cell>
          <table:table-cell table:style-name="ce280" table:number-columns-repeated="3"/>
          <table:table-cell table:number-columns-repeated="18"/>
          <table:table-cell table:style-name="ce249" office:value-type="string">
            <text:p>LA as per 2.5 of normal Eligibity</text:p>
          </table:table-cell>
          <table:table-cell table:style-name="ce249" table:formula="of:=[.AO30]*2.5" office:value-type="float" office:value="43.9121800231155">
            <text:p>43.9121800231</text:p>
          </table:table-cell>
          <table:table-cell/>
          <table:table-cell table:style-name="ce249" office:value-type="string">
            <text:p>Loan Amount</text:p>
          </table:table-cell>
          <table:table-cell table:style-name="ce249" table:formula="of:=IF(SUM([.AC32:.AC36])=5;(((([.AC24]+[.AC19]+[.AC6])*0.85)/12)-[$Eligibility.E65])/[.Z12];&quot;Not Eligible&quot;)" office:value-type="float" office:value="229.074976386465">
            <text:p>229.0749763865</text:p>
          </table:table-cell>
          <table:table-cell table:number-columns-repeated="6"/>
          <table:table-cell table:style-name="ce378" office:value-type="string" office:string-value="EMI Factor              ">
            <text:p>EMI Factor <text:s text:c="14"/></text:p>
          </table:table-cell>
          <table:table-cell table:style-name="ce380" table:number-columns-spanned="3" table:number-rows-spanned="1"/>
          <table:covered-table-cell table:number-columns-repeated="2" table:style-name="ce380"/>
          <table:table-cell table:style-name="ce378"/>
          <table:table-cell table:style-name="ce387" table:formula="of:=PMT([.AO28]/12;[.AO27];-100000)" office:value-type="float" office:value="1093.03237921507">
            <text:p>1,093.03 </text:p>
          </table:table-cell>
          <table:table-cell table:number-columns-repeated="983"/>
        </table:table-row>
        <table:table-row table:style-name="ro2">
          <table:table-cell table:style-name="ce283" office:value-type="string">
            <text:p>Product</text:p>
          </table:table-cell>
          <table:table-cell table:style-name="ce308" table:content-validation-name="val20" table:formula="of:=[.B7]" office:value-type="string" office:string-value="Home Loan ">
            <text:p>Home Loan </text:p>
          </table:table-cell>
          <table:table-cell/>
          <table:table-cell table:style-name="ce280" table:number-columns-repeated="3"/>
          <table:table-cell table:number-columns-repeated="18"/>
          <table:table-cell table:style-name="ce249" office:value-type="string">
            <text:p>LA as per 3 of normal Eligibity</text:p>
          </table:table-cell>
          <table:table-cell table:style-name="ce249" table:formula="of:=[.AO30]*2.86" office:value-type="float" office:value="50.2355339464441">
            <text:p>50.2355339464</text:p>
          </table:table-cell>
          <table:table-cell/>
          <table:table-cell table:style-name="ce249" office:value-type="string">
            <text:p>LA as per LTV</text:p>
          </table:table-cell>
          <table:table-cell table:style-name="ce249" table:formula="of:=IF([$'GTP - Eligibility'.B7]=&quot;LAP Residential&quot;;[$Eligibility.F31]*0.6;[$Eligibility.F31]*0.45)" office:value-type="float" office:value="15.75">
            <text:p>15.75</text:p>
          </table:table-cell>
          <table:table-cell table:number-columns-repeated="6"/>
          <table:table-cell table:style-name="ce378" office:value-type="string" office:string-value="Normal Eligibility(Rs. In lacs)    ">
            <text:p>Normal Eligibility(Rs. In lacs) <text:s text:c="4"/></text:p>
          </table:table-cell>
          <table:table-cell table:style-name="ce380" table:number-columns-spanned="3" table:number-rows-spanned="1"/>
          <table:covered-table-cell table:number-columns-repeated="2" table:style-name="ce380"/>
          <table:table-cell table:style-name="ce382"/>
          <table:table-cell table:style-name="ce387" table:formula="of:=[.AO26]/[.AO29]-0.01" office:value-type="float" office:value="17.5648720092462">
            <text:p>17.56 </text:p>
          </table:table-cell>
          <table:table-cell table:number-columns-repeated="983"/>
        </table:table-row>
        <table:table-row table:style-name="ro2">
          <table:table-cell table:style-name="ce283" office:value-type="string">
            <text:p>Tenure</text:p>
          </table:table-cell>
          <table:table-cell table:style-name="ce308" table:content-validation-name="val20" table:formula="of:=MIN(180;[$Eligibility.F20])" office:value-type="float" office:value="180">
            <text:p>180.00 </text:p>
          </table:table-cell>
          <table:table-cell/>
          <table:table-cell table:style-name="ce280" table:number-columns-repeated="3"/>
          <table:table-cell table:number-columns-repeated="18"/>
          <table:table-cell table:style-name="ce249" office:value-type="string">
            <text:p>LA as per 3.3 of normal Eligibity</text:p>
          </table:table-cell>
          <table:table-cell table:style-name="ce249" table:formula="of:=[.AO30]*3.33" office:value-type="float" office:value="58.4910237907899">
            <text:p>58.4910237908</text:p>
          </table:table-cell>
          <table:table-cell/>
          <table:table-cell table:style-name="ce249" office:value-type="string">
            <text:p>Max LA</text:p>
          </table:table-cell>
          <table:table-cell table:style-name="ce249" table:formula="of:=IF([.AC29]=&quot;Not Eligible&quot;;&quot;Not Eligible&quot;;MIN([.AC29];[.AC30]))" office:value-type="float" office:value="15.75">
            <text:p>15.75</text:p>
          </table:table-cell>
          <table:table-cell table:number-columns-repeated="995"/>
        </table:table-row>
        <table:table-row table:style-name="ro2">
          <table:table-cell table:style-name="ce283" office:value-type="string">
            <text:p>ROI</text:p>
          </table:table-cell>
          <table:table-cell table:style-name="ce309" table:content-validation-name="val20" table:formula="of:=[$Eligibility.F21]" office:value-type="percentage" office:value="0.103">
            <text:p>10.30%</text:p>
          </table:table-cell>
          <table:table-cell/>
          <table:table-cell table:style-name="ce280" table:number-columns-repeated="3"/>
          <table:table-cell table:number-columns-repeated="18"/>
          <table:table-cell table:style-name="ce249" office:value-type="string">
            <text:p>LA as per keyin Eligibity</text:p>
          </table:table-cell>
          <table:table-cell table:style-name="ce268" table:formula="of:=[.AO30]*[.B17]" office:value-type="float" office:value="52.6946160277386">
            <text:p>52.6946160277</text:p>
          </table:table-cell>
          <table:table-cell/>
          <table:table-cell table:style-name="ce373" office:value-type="string">
            <text:p>Turnover Drop more than 10</text:p>
          </table:table-cell>
          <table:table-cell table:style-name="ce268" table:formula="of:=IF((([.AC2]-[.AC3])/[.AC3])&lt;-0.1;0;1)" office:value-type="float" office:value="1">
            <text:p>1</text:p>
          </table:table-cell>
          <table:table-cell table:number-columns-repeated="10"/>
          <table:table-cell table:style-name="ce293" office:value-type="string">
            <text:p>EMI amount at 150</text:p>
          </table:table-cell>
          <table:table-cell table:style-name="ce293" table:formula="of:=[.Z12]*150" office:value-type="float" office:value="163954.85688226">
            <text:p>163954.85688226</text:p>
          </table:table-cell>
          <table:table-cell table:number-columns-repeated="983"/>
        </table:table-row>
        <table:table-row table:style-name="ro2">
          <table:table-cell table:style-name="ce283" office:value-type="string">
            <text:p>EMI</text:p>
          </table:table-cell>
          <table:table-cell table:style-name="ce310" table:formula="of:=IF([.B29]=&quot;Loan cannot be given&quot;;0;ROUNDUP(PMT([.B32]/12;[.B31];-([.B29]*100000));0))" office:value-type="float" office:value="0">
            <text:p>Err:511</text:p>
          </table:table-cell>
          <table:table-cell/>
          <table:table-cell table:style-name="ce280" table:number-columns-repeated="3"/>
          <table:table-cell table:number-columns-repeated="18"/>
          <table:table-cell table:style-name="ce249" office:value-type="string">
            <text:p>LA as per RAAC</text:p>
          </table:table-cell>
          <table:table-cell table:style-name="ce368" table:formula="of:=IF([.Z27]=&quot;Not Eligible in GTP&quot;;&quot;Not Eligible in GTP&quot;;MIN([.Z26];[.Z27];[.Z45]))" office:value-type="float" office:value="0">
            <text:p>Err:511</text:p>
          </table:table-cell>
          <table:table-cell/>
          <table:table-cell table:style-name="ce373" office:value-type="string">
            <text:p>Profit Drop more than 10</text:p>
          </table:table-cell>
          <table:table-cell table:style-name="ce268" table:formula="of:=IF((([$Eligibility.B4]-[$Eligibility.C4])/[$Eligibility.C4])&lt;-0.1;0;1)" office:value-type="float" office:value="1">
            <text:p>1</text:p>
          </table:table-cell>
          <table:table-cell table:number-columns-repeated="10"/>
          <table:table-cell table:style-name="ce293" office:value-type="string">
            <text:p>EMI amount at 200</text:p>
          </table:table-cell>
          <table:table-cell table:style-name="ce293" table:formula="of:=[.Z12]*200" office:value-type="float" office:value="218606.475843013">
            <text:p>218606.475843013</text:p>
          </table:table-cell>
          <table:table-cell table:number-columns-repeated="983"/>
        </table:table-row>
        <table:table-row table:style-name="ro2">
          <table:table-cell table:style-name="ce283" office:value-type="string">
            <text:p>LTV</text:p>
          </table:table-cell>
          <table:table-cell table:style-name="ce311" table:formula="of:=IF([.B29]=&quot;Loan cannot be given&quot;;0;IF(ISNUMBER(SEARCH(&quot;Topup&quot;;[.B30];1));([.B29]+[$'Variant Inputs &amp; Comparison'.B7])/[$Eligibility.F31];[.B29]/[$Eligibility.F31]))" office:value-type="percentage" office:value="0">
            <text:p>Err:511</text:p>
          </table:table-cell>
          <table:table-cell table:style-name="ce338" table:formula="of:=IF(OR([.B7]=&quot;Home Loan&quot;;LEFT([.B7];17)=&quot;Topup - Home Loan&quot;);&quot;&quot;;IF([.AO10]&lt;[.B34];&quot;NFA at Head-CPG&quot;;&quot;&quot;))">
            <text:p/>
          </table:table-cell>
          <table:table-cell table:style-name="ce280" office:value-type="string">
            <text:p>To check</text:p>
          </table:table-cell>
          <table:table-cell table:style-name="ce280" table:number-columns-repeated="2"/>
          <table:table-cell table:number-columns-repeated="22"/>
          <table:table-cell table:style-name="ce268" table:formula="of:=IF(MIN([.AC2:.AC3])&lt;6000000;0;1)" office:value-type="float" office:value="1">
            <text:p>1</text:p>
          </table:table-cell>
          <table:table-cell table:number-columns-repeated="995"/>
        </table:table-row>
        <table:table-row table:style-name="ro2">
          <table:table-cell table:style-name="ce283" office:value-type="string">
            <text:p>Debt- Equity Ratio</text:p>
          </table:table-cell>
          <table:table-cell table:style-name="ce312" table:formula="of:=([$'Ratios Sheet - combined'.B39]+[$'Ratios Sheet - combined'.B40]+[$'Ratios Sheet - combined'.B42])/[$'Ratios Sheet - combined'.B38]" office:value-type="float" office:value="1.53109150780549">
            <text:p>1.53 </text:p>
          </table:table-cell>
          <table:table-cell table:style-name="ce339" table:formula="of:=IF([.B35]&gt;3;&quot;NFA at Head Credit&quot;;&quot;&quot;)">
            <text:p/>
          </table:table-cell>
          <table:table-cell table:style-name="ce280" table:number-columns-repeated="3"/>
          <table:table-cell table:number-columns-repeated="18"/>
          <table:table-cell table:style-name="ce268" office:value-type="string">
            <text:p>Applicable LTV for HL</text:p>
          </table:table-cell>
          <table:table-cell table:style-name="ce268" table:formula="of:=IF([.Z27]&lt;30.0001;90;IF([.Z27]&lt;75.0001;80;75))" office:value-type="float" office:value="0">
            <text:p>Err:511</text:p>
          </table:table-cell>
          <table:table-cell table:number-columns-repeated="2"/>
          <table:table-cell table:style-name="ce268" table:formula="of:=IF(MIN([$'Ratios Sheet - combined'.B25];[$'Ratios Sheet - combined'.D25])&lt;1.8;0;1)" office:value-type="float" office:value="1">
            <text:p>1</text:p>
          </table:table-cell>
          <table:table-cell table:number-columns-repeated="10"/>
          <table:table-cell table:style-name="ce293" office:value-type="string">
            <text:p>Loan Amount as per ADB EMI ration</text:p>
          </table:table-cell>
          <table:table-cell table:style-name="ce293" table:formula="of:=IF([$'Daily balance'.B18]/2&lt;=[.AO32];150;[$'Daily balance'.B18]/2/[$'GTP - Eligibility'.Z12])" office:value-type="float" office:value="150">
            <text:p>150</text:p>
          </table:table-cell>
          <table:table-cell table:number-columns-repeated="983"/>
        </table:table-row>
        <table:table-row table:style-name="ro2">
          <table:table-cell table:style-name="ce283" office:value-type="string">
            <text:p>LA to Turnover%</text:p>
          </table:table-cell>
          <table:table-cell table:style-name="ce313" table:formula="of:=[.E22]" office:value-type="percentage" office:value="0.752294800058097">
            <text:p>75%</text:p>
          </table:table-cell>
          <table:table-cell table:style-name="ce339" table:formula="of:=IF(AND([.B29]&gt;150;[.B36]&gt;=0.4;[.B36]&lt;0.5001);&quot;NFA at L1&quot;;&quot;&quot;)" office:value-type="float" office:value="0">
            <text:p>Err:511</text:p>
          </table:table-cell>
          <table:table-cell table:style-name="ce280" table:number-columns-repeated="3"/>
          <table:table-cell table:number-columns-repeated="18"/>
          <table:table-cell table:style-name="ce268" office:value-type="string">
            <text:p>Loan Amount as per LTV -HL</text:p>
          </table:table-cell>
          <table:table-cell table:style-name="ce268" table:formula="of:=IF(LEFT([.B7];17)=&quot;Topup - Home Loan&quot;;[.AC37]*[.AO10];IF([.Z38]&gt;75;IF([.AC37]*0.75&gt;75;MIN([.Z38];[.AC37]*0.75);IF([.AC37]*0.8&gt;20;MIN([.Z38];[.AC37]*0.8);MIN([.Z38];[.AC37]*0.9;20)));IF([.Z38]&gt;20;IF([.AC37]*0.8&gt;20;MIN([.Z38];[.AC37]*0.8);MIN([.Z38];[.AC37]*0.9)))))" office:value-type="float" office:value="0">
            <text:p>Err:511</text:p>
          </table:table-cell>
          <table:table-cell table:number-columns-repeated="2"/>
          <table:table-cell table:style-name="ce268" table:formula="of:=IF(MIN([$'Ratios Sheet - combined'.B38];[$'Ratios Sheet - combined'.D38])&lt;0;0;1)" office:value-type="float" office:value="1">
            <text:p>1</text:p>
          </table:table-cell>
          <table:table-cell table:number-columns-repeated="10"/>
          <table:table-cell table:style-name="ce293" office:value-type="string">
            <text:p>Loan Amount as per ADB EMI ration - L1</text:p>
          </table:table-cell>
          <table:table-cell table:style-name="ce293" table:formula="of:=[$'Daily balance'.B18]/1.5/[$'GTP - Eligibility'.Z12]" office:value-type="float" office:value="0">
            <text:p>0</text:p>
          </table:table-cell>
          <table:table-cell table:number-columns-repeated="983"/>
        </table:table-row>
        <table:table-row table:style-name="ro2">
          <table:table-cell table:style-name="ce284" office:value-type="string">
            <text:p>Ratio of LA as per GTP to normal eligibity</text:p>
          </table:table-cell>
          <table:table-cell table:style-name="ce313" table:formula="of:=[.F22]" office:value-type="percentage" office:value="21.349429691409">
            <text:p>2135%</text:p>
          </table:table-cell>
          <table:table-cell table:style-name="ce339" table:formula="of:=IF([.B37]&lt;=2.5;&quot;&quot;;IF([.B37]&lt;=1/0.35;&quot;NFA at L2P&quot;;IF([.B37]&lt;=1/0.3;&quot;NFA at L1&quot;;&quot;Not Allowed&quot;)))" office:value-type="string" office:string-value="Not Allowed">
            <text:p>Not Allowed</text:p>
          </table:table-cell>
          <table:table-cell table:style-name="ce280" table:number-columns-repeated="3"/>
          <table:table-cell table:number-columns-repeated="22"/>
          <table:table-cell table:style-name="ce249" table:formula="of:=[$Eligibility.F31]" office:value-type="float" office:value="35">
            <text:p>35</text:p>
          </table:table-cell>
          <table:table-cell table:number-columns-repeated="995"/>
        </table:table-row>
        <table:table-row table:style-name="ro2">
          <table:table-cell table:style-name="ce283" office:value-type="string">
            <text:p>ADB Amount</text:p>
          </table:table-cell>
          <table:table-cell table:style-name="ce314" table:formula="of:=[$'Daily balance'.B18]" office:value-type="float" office:value="0">
            <text:p>0</text:p>
          </table:table-cell>
          <table:table-cell table:style-name="ce340"/>
          <table:table-cell table:style-name="ce280" table:number-columns-repeated="3"/>
          <table:table-cell table:number-columns-repeated="18"/>
          <table:table-cell table:style-name="ce268" office:value-type="string">
            <text:p>LA as per GTP - HL</text:p>
          </table:table-cell>
          <table:table-cell table:style-name="ce268" table:formula="of:=IF(SUM([.Z19:.Z21])=3;MIN((((((([.Z24])-[.Z8])-[.Z9])*0.65)/12)-[.Z10])/[.Z13]);&quot;Not Eligible in GTP&quot;)" office:value-type="float" office:value="0">
            <text:p>Err:511</text:p>
          </table:table-cell>
          <table:table-cell table:number-columns-repeated="998"/>
        </table:table-row>
        <table:table-row table:style-name="ro2">
          <table:table-cell table:style-name="ce283" office:value-type="string">
            <text:p>ADB EMI ratio</text:p>
          </table:table-cell>
          <table:table-cell table:style-name="ce315" table:formula="of:=([.B38]+[$Eligibility.E65])/([$Eligibility.E65]+[.B33])" office:value-type="float" office:value="0">
            <text:p>Err:511</text:p>
          </table:table-cell>
          <table:table-cell table:style-name="ce341" table:formula="of:=IF(OR(AND([.B29]&gt;150;[.B39]&gt;=2);AND([.B29]&lt;=150;[.B39]&gt;=1.5));&quot;&quot;;IF(AND([.B29]&gt;150;[.B39]&gt;=1.5);&quot;NFA at L1&quot;;&quot;AQB is less than norms, reduce loan amount&quot;))" office:value-type="float" office:value="0">
            <text:p>Err:511</text:p>
          </table:table-cell>
          <table:table-cell table:style-name="ce280" table:number-columns-repeated="3"/>
          <table:table-cell table:number-columns-repeated="1018"/>
        </table:table-row>
        <table:table-row table:style-name="ro2">
          <table:table-cell table:style-name="ce283" office:value-type="string">
            <text:p>Turnover through Bank Statement %</text:p>
          </table:table-cell>
          <table:table-cell table:style-name="ce316" table:formula="of:=[$'Credit Summation'.B19]/[$'GTP - Eligibility'.Z4]" office:value-type="float" office:value="2.00611946682159">
            <text:p>2.01 </text:p>
          </table:table-cell>
          <table:table-cell table:style-name="ce339" table:formula="of:=IF([.B40]&lt;0.6;&quot;NFA at L1&quot;;&quot;&quot;)">
            <text:p/>
          </table:table-cell>
          <table:table-cell table:style-name="ce280" table:number-columns-repeated="3"/>
          <table:table-cell table:number-columns-repeated="1018"/>
        </table:table-row>
        <table:table-row table:style-name="ro2">
          <table:table-cell table:style-name="ce283" office:value-type="string">
            <text:p>Is the GAP between ITRs 9 months or more</text:p>
          </table:table-cell>
          <table:table-cell table:style-name="ce317" table:content-validation-name="val9" office:value-type="string">
            <text:p>No</text:p>
          </table:table-cell>
          <table:table-cell table:style-name="ce342" table:formula="of:=IF([.B41]=&quot;Yes&quot;;&quot;&quot;;&quot;NFA at L1&quot;)" office:value-type="string" office:string-value="NFA at L1">
            <text:p>NFA at L1</text:p>
          </table:table-cell>
          <table:table-cell table:style-name="ce280" table:number-columns-repeated="3"/>
          <table:table-cell table:number-columns-repeated="1018"/>
        </table:table-row>
        <table:table-row table:style-name="ro2">
          <table:table-cell table:style-name="ce283" office:value-type="string">
            <text:p>Is business premise owned or rented more than 5 years<text:span text:style-name="T10">… </text:span></text:p>
          </table:table-cell>
          <table:table-cell table:style-name="ce318" table:content-validation-name="val9" office:value-type="string">
            <text:p>Yes</text:p>
          </table:table-cell>
          <table:table-cell table:style-name="ce342" table:formula="of:=IF([.B42]=&quot;Yes&quot;;&quot;&quot;;&quot;NFA at L1&quot;)">
            <text:p/>
          </table:table-cell>
          <table:table-cell table:style-name="ce280" table:number-columns-repeated="3"/>
          <table:table-cell table:number-columns-repeated="19"/>
          <table:table-cell/>
          <table:table-cell table:number-columns-repeated="998"/>
        </table:table-row>
        <table:table-row table:style-name="ro2">
          <table:table-cell table:style-name="ce283" office:value-type="string">
            <text:p>Does the customer have landline in office</text:p>
          </table:table-cell>
          <table:table-cell table:style-name="ce317" table:content-validation-name="val9" office:value-type="string">
            <text:p>No</text:p>
          </table:table-cell>
          <table:table-cell table:style-name="ce342" table:formula="of:=IF([.B43]=&quot;Yes&quot;;&quot;&quot;;&quot;NFA at L1&quot;)" office:value-type="string" office:string-value="NFA at L1">
            <text:p>NFA at L1</text:p>
          </table:table-cell>
          <table:table-cell table:style-name="ce280" table:number-columns-repeated="3"/>
          <table:table-cell table:number-columns-repeated="1018"/>
        </table:table-row>
        <table:table-row table:style-name="ro2">
          <table:table-cell table:style-name="ce283" office:value-type="string">
            <text:p>FI Visit at office done</text:p>
          </table:table-cell>
          <table:table-cell table:style-name="ce318" table:content-validation-name="val9" office:value-type="string">
            <text:p>No</text:p>
          </table:table-cell>
          <table:table-cell table:style-name="ce342" table:formula="of:=IF([.B44]=&quot;Yes&quot;;&quot;&quot;;&quot;NFA at L1&quot;)" office:value-type="string" office:string-value="NFA at L1">
            <text:p>NFA at L1</text:p>
          </table:table-cell>
          <table:table-cell table:style-name="ce280" table:number-columns-repeated="3"/>
          <table:table-cell table:number-columns-repeated="1018"/>
        </table:table-row>
        <table:table-row table:style-name="ro2">
          <table:table-cell table:style-name="ce283" office:value-type="string">
            <text:p>Is the customer in the same business for at least 5 years</text:p>
          </table:table-cell>
          <table:table-cell table:style-name="ce318" table:content-validation-name="val9" office:value-type="string">
            <text:p>No</text:p>
          </table:table-cell>
          <table:table-cell table:style-name="ce342" table:formula="of:=IF([.B45]=&quot;Yes&quot;;&quot;&quot;;&quot;NFA at L1&quot;)" office:value-type="string" office:string-value="NFA at L1">
            <text:p>NFA at L1</text:p>
          </table:table-cell>
          <table:table-cell table:style-name="ce280" table:number-columns-repeated="3"/>
          <table:table-cell table:number-columns-repeated="18"/>
          <table:table-cell table:style-name="ce249" office:value-type="string">
            <text:p>LA as per Turnover - RAAC</text:p>
          </table:table-cell>
          <table:table-cell table:style-name="ce249" table:formula="of:=IF([.Z27]&gt;150;[.Z4]*0.4/100000;[.Z4]*0.5/100000)" office:value-type="float" office:value="0">
            <text:p>Err:511</text:p>
          </table:table-cell>
          <table:table-cell table:number-columns-repeated="998"/>
        </table:table-row>
        <table:table-row table:style-name="ro2">
          <table:table-cell table:style-name="ce283" office:value-type="string">
            <text:p>Decline in turnover &gt; 10%</text:p>
          </table:table-cell>
          <table:table-cell table:style-name="ce319" table:formula="of:=IF([.Z15]=1;&quot;No&quot;;ABS(([.Z2]-[.Z3])/[.Z3]))" office:value-type="string" office:string-value="No">
            <text:p>No</text:p>
          </table:table-cell>
          <table:table-cell table:style-name="ce342" table:formula="of:=IF([.B46]=&quot;No&quot;;&quot;&quot;;&quot;NFA at L1&quot;)">
            <text:p/>
          </table:table-cell>
          <table:table-cell table:style-name="ce280" table:number-columns-repeated="3"/>
          <table:table-cell table:number-columns-repeated="18"/>
          <table:table-cell table:style-name="ce249" office:value-type="string">
            <text:p>LA as per 50% of turnover</text:p>
          </table:table-cell>
          <table:table-cell table:style-name="ce268" table:formula="of:=[.Z4]*0.5/100000" office:value-type="float" office:value="249.2374">
            <text:p>249.2374</text:p>
          </table:table-cell>
          <table:table-cell table:number-columns-repeated="998"/>
        </table:table-row>
        <table:table-row table:style-name="ro2">
          <table:table-cell table:style-name="ce283" office:value-type="string">
            <text:p>Decline in Profit &gt; 10%</text:p>
          </table:table-cell>
          <table:table-cell table:style-name="ce319" table:formula="of:=IF([.Z16]=1;&quot;No&quot;;ABS(([$Eligibility.B4]-[$Eligibility.C4])/[$Eligibility.C4]))" office:value-type="string" office:string-value="No">
            <text:p>No</text:p>
          </table:table-cell>
          <table:table-cell table:style-name="ce342" table:formula="of:=IF([.B47]=&quot;No&quot;;&quot;&quot;;&quot;NFA at L1&quot;)">
            <text:p/>
          </table:table-cell>
          <table:table-cell table:style-name="ce280" table:number-columns-repeated="3"/>
          <table:table-cell table:number-columns-repeated="18"/>
          <table:table-cell table:style-name="ce249" office:value-type="string">
            <text:p>LA as per Keyin data</text:p>
          </table:table-cell>
          <table:table-cell table:style-name="ce268" table:formula="of:=[.Z4]*[.B16]%/100000" office:value-type="float" office:value="249.2374">
            <text:p>249.2374</text:p>
          </table:table-cell>
          <table:table-cell table:number-columns-repeated="998"/>
        </table:table-row>
        <table:table-row table:style-name="ro35">
          <table:table-cell table:number-columns-repeated="24"/>
          <table:table-cell table:style-name="ce268" office:value-type="string">
            <text:p>LA for LA turnover NFA</text:p>
          </table:table-cell>
          <table:table-cell table:style-name="ce268" table:formula="of:=IF([.Z27]=&quot;Not Eligible in GTP&quot;;&quot;Not Eligible in GTP&quot;;MIN([.Z26];[.Z27]))" office:value-type="float" office:value="0">
            <text:p>Err:511</text:p>
          </table:table-cell>
          <table:table-cell table:number-columns-repeated="998"/>
        </table:table-row>
        <table:table-row table:style-name="ro35">
          <table:table-cell table:number-columns-repeated="1024"/>
        </table:table-row>
        <table:table-row table:style-name="ro35">
          <table:table-cell table:number-columns-repeated="25"/>
          <table:table-cell table:style-name="ce268" table:formula="of:=IF([.Z48]=&quot;Not Eligible in GTP&quot;;10000;IF([.Z48]&gt;150;40;10000))" office:value-type="float" office:value="0">
            <text:p>Err:511</text:p>
          </table:table-cell>
          <table:table-cell table:number-columns-repeated="998"/>
        </table:table-row>
        <table:table-row table:style-name="ro35">
          <table:table-cell table:style-name="ce285" office:value-type="string" table:number-columns-spanned="2" table:number-rows-spanned="2">
            <text:p>Eligibility calculation</text:p>
          </table:table-cell>
          <table:covered-table-cell table:style-name="ce320"/>
          <table:table-cell table:number-columns-repeated="22"/>
          <table:table-cell table:style-name="ce268" office:value-type="string">
            <text:p>LA as per Max LTV</text:p>
          </table:table-cell>
          <table:table-cell table:style-name="ce268" table:formula="of:=IF(LEFT([.B7];3)=&quot;TOP&quot;;[$Eligibility.F31]*0.75-[.B8];[$Eligibility.F31]*0.75)" office:value-type="float" office:value="26.25">
            <text:p>26.25</text:p>
          </table:table-cell>
          <table:table-cell table:number-columns-repeated="998"/>
        </table:table-row>
        <table:table-row table:style-name="ro2">
          <table:covered-table-cell table:number-columns-repeated="2" table:style-name="ce286"/>
          <table:table-cell table:number-columns-repeated="22"/>
          <table:table-cell table:style-name="ce268" office:value-type="string">
            <text:p>LA as per LTV - Keyin</text:p>
          </table:table-cell>
          <table:table-cell table:style-name="ce268" table:formula="of:=IF(LEFT([.B7];3)=&quot;TOP&quot;;[$Eligibility.F31]*[.B18]%-[.B8];[$Eligibility.F31]*[.B18]%)" office:value-type="float" office:value="24.5">
            <text:p>24.5</text:p>
          </table:table-cell>
          <table:table-cell table:number-columns-repeated="998"/>
        </table:table-row>
        <table:table-row table:style-name="ro2">
          <table:table-cell table:style-name="ce287" office:value-type="string">
            <text:p>Norms</text:p>
          </table:table-cell>
          <table:table-cell table:style-name="ce321" office:value-type="string" office:string-value="Amount    ">
            <text:p>Amount <text:s text:c="4"/></text:p>
          </table:table-cell>
          <table:table-cell table:number-columns-repeated="1022"/>
        </table:table-row>
        <table:table-row table:style-name="ro2">
          <table:table-cell table:style-name="ce287" office:value-type="string">
            <text:p>Turnover (as per ratio sheet - combined)</text:p>
          </table:table-cell>
          <table:table-cell table:style-name="ce321" table:formula="of:=[.Z4]/100000" office:value-type="float" office:value="498.4748">
            <text:p>498.47 </text:p>
          </table:table-cell>
          <table:table-cell table:number-columns-repeated="1022"/>
        </table:table-row>
        <table:table-row table:style-name="ro2">
          <table:table-cell table:style-name="ce287" office:value-type="string">
            <text:p>Declared Gross Profit (as per ratio sheet - combined)</text:p>
          </table:table-cell>
          <table:table-cell table:style-name="ce321" table:formula="of:=[$'Ratios Sheet - combined'.B13]" office:value-type="float" office:value="87.8433600000001">
            <text:p>87.84 </text:p>
          </table:table-cell>
          <table:table-cell table:number-columns-repeated="1022"/>
        </table:table-row>
        <table:table-row table:style-name="ro2">
          <table:table-cell table:style-name="ce287" office:value-type="string">
            <text:p>Imputed Profit</text:p>
          </table:table-cell>
          <table:table-cell table:style-name="ce321" table:formula="of:=IF([.B6]=&quot;Traders&quot;;0.07;0.1)*[.Z4]/100000" office:value-type="float" office:value="34.893236">
            <text:p>34.89 </text:p>
          </table:table-cell>
          <table:table-cell table:number-columns-repeated="1022"/>
        </table:table-row>
        <table:table-row table:style-name="ro2">
          <table:table-cell table:style-name="ce287" office:value-type="string">
            <text:p>Gross Profit considered </text:p>
          </table:table-cell>
          <table:table-cell table:style-name="ce321" table:formula="of:=IF((IF([.B6]=&quot;Traders&quot;;0.07;0.1)*[.Z4])&gt;([$'Ratios Sheet - combined'.B13]*100000);[$'Ratios Sheet - combined'.B13]*100000;IF([.B6]=&quot;Traders&quot;;0.07;0.1)*[.Z4])/100000" office:value-type="float" office:value="34.893236">
            <text:p>34.89 </text:p>
          </table:table-cell>
          <table:table-cell table:number-columns-repeated="1022"/>
        </table:table-row>
        <table:table-row table:style-name="ro2">
          <table:table-cell table:style-name="ce287" office:value-type="string">
            <text:p>OD / CC Interest (as per ratio sheet - combined)</text:p>
          </table:table-cell>
          <table:table-cell table:style-name="ce321" table:formula="of:=[.Z8]/100000" office:value-type="float" office:value="0">
            <text:p>-.00 </text:p>
          </table:table-cell>
          <table:table-cell table:number-columns-repeated="1022"/>
        </table:table-row>
        <table:table-row table:style-name="ro2">
          <table:table-cell table:style-name="ce287" office:value-type="string">
            <text:p>Existing Obligation</text:p>
          </table:table-cell>
          <table:table-cell table:style-name="ce321" table:formula="of:=[.Z10]/100000" office:value-type="float" office:value="0">
            <text:p>-.00 </text:p>
          </table:table-cell>
          <table:table-cell table:number-columns-repeated="1022"/>
        </table:table-row>
        <table:table-row table:style-name="ro2">
          <table:table-cell table:style-name="ce287" office:value-type="string">
            <text:p>Tax (as per ratio sheet - combined)</text:p>
          </table:table-cell>
          <table:table-cell table:style-name="ce321" table:formula="of:=[.Z9]/100000" office:value-type="float" office:value="0">
            <text:p>Err:511</text:p>
          </table:table-cell>
          <table:table-cell table:number-columns-repeated="1022"/>
        </table:table-row>
        <table:table-row table:style-name="ro2">
          <table:table-cell table:style-name="ce287" office:value-type="string">
            <text:p>Eligibility as per GTP Method </text:p>
          </table:table-cell>
          <table:table-cell table:style-name="ce321" table:formula="of:=[.Z27]" office:value-type="float" office:value="0">
            <text:p>Err:511</text:p>
          </table:table-cell>
          <table:table-cell table:number-columns-repeated="1022"/>
        </table:table-row>
        <table:table-row table:style-name="ro35" table:number-rows-repeated="2">
          <table:table-cell table:number-columns-repeated="1024"/>
        </table:table-row>
        <table:table-row table:style-name="ro2">
          <table:table-cell table:style-name="ce288" office:value-type="string">
            <text:p>Normal Eligibility</text:p>
          </table:table-cell>
          <table:table-cell table:style-name="ce322" table:formula="of:=[.AO30]" office:value-type="float" office:value="17.5648720092462">
            <text:p>17.56 </text:p>
          </table:table-cell>
          <table:table-cell table:number-columns-repeated="1022"/>
        </table:table-row>
        <table:table-row table:style-name="ro2">
          <table:table-cell table:style-name="ce288" office:value-type="string">
            <text:p>2.5 times normal Eligibility - RAAC</text:p>
          </table:table-cell>
          <table:table-cell table:style-name="ce322" table:formula="of:=[.Z29]" office:value-type="float" office:value="43.9121800231155">
            <text:p>43.91 </text:p>
          </table:table-cell>
          <table:table-cell table:number-columns-repeated="1022"/>
        </table:table-row>
        <table:table-row table:style-name="ro2">
          <table:table-cell table:style-name="ce288" office:value-type="string">
            <text:p>3.0 times normal Eligibility - L2P</text:p>
          </table:table-cell>
          <table:table-cell table:style-name="ce322" table:formula="of:=[.Z30]" office:value-type="float" office:value="50.2355339464441">
            <text:p>50.24 </text:p>
          </table:table-cell>
          <table:table-cell table:number-columns-repeated="1022"/>
        </table:table-row>
        <table:table-row table:style-name="ro2">
          <table:table-cell table:style-name="ce288" office:value-type="string">
            <text:p>3.3 times normal Eligibility - L1</text:p>
          </table:table-cell>
          <table:table-cell table:style-name="ce322" table:formula="of:=[.Z31]" office:value-type="float" office:value="58.4910237907899">
            <text:p>58.49 </text:p>
          </table:table-cell>
          <table:table-cell table:number-columns-repeated="1022"/>
        </table:table-row>
        <table:table-row table:style-name="ro35">
          <table:table-cell table:number-columns-repeated="1024"/>
        </table:table-row>
        <table:table-row table:style-name="ro2">
          <table:table-cell table:style-name="ce289" office:value-type="string">
            <text:p>Eligibility as per TO</text:p>
          </table:table-cell>
          <table:table-cell table:number-columns-repeated="1023"/>
        </table:table-row>
        <table:table-row table:style-name="ro2">
          <table:table-cell table:style-name="ce289" office:value-type="string">
            <text:p>RAAC Eligibility</text:p>
          </table:table-cell>
          <table:table-cell table:style-name="ce323" table:formula="of:=[.Z45]" office:value-type="float" office:value="0">
            <text:p>Err:511</text:p>
          </table:table-cell>
          <table:table-cell table:number-columns-repeated="1022"/>
        </table:table-row>
        <table:table-row table:style-name="ro2">
          <table:table-cell table:style-name="ce289" office:value-type="string">
            <text:p>Eligibility with NFA - L1</text:p>
          </table:table-cell>
          <table:table-cell table:style-name="ce323" table:formula="of:=[.Z46]" office:value-type="float" office:value="249.2374">
            <text:p>249.24 </text:p>
          </table:table-cell>
          <table:table-cell table:number-columns-repeated="1022"/>
        </table:table-row>
        <table:table-row table:style-name="ro35">
          <table:table-cell table:number-columns-repeated="1024"/>
        </table:table-row>
        <table:table-row table:style-name="ro2">
          <table:table-cell table:style-name="ce290" office:value-type="string">
            <text:p>Eligibility as per ADB / EMI ratio</text:p>
          </table:table-cell>
          <table:table-cell table:number-columns-repeated="1023"/>
        </table:table-row>
        <table:table-row table:style-name="ro2">
          <table:table-cell table:style-name="ce290" office:value-type="string">
            <text:p>RAAC Eligibility</text:p>
          </table:table-cell>
          <table:table-cell table:style-name="ce324" table:formula="of:=[.AO35]" office:value-type="float" office:value="150">
            <text:p>150.00 </text:p>
          </table:table-cell>
          <table:table-cell table:number-columns-repeated="1022"/>
        </table:table-row>
        <table:table-row table:style-name="ro2">
          <table:table-cell table:style-name="ce290" office:value-type="string">
            <text:p>Eligibility with NFA - L1</text:p>
          </table:table-cell>
          <table:table-cell table:style-name="ce324" table:formula="of:=[.AO36]" office:value-type="float" office:value="0">
            <text:p>-.00 </text:p>
          </table:table-cell>
          <table:table-cell table:number-columns-repeated="1022"/>
        </table:table-row>
        <table:table-row table:style-name="ro35">
          <table:table-cell table:number-columns-repeated="1024"/>
        </table:table-row>
        <table:table-row table:style-name="ro2">
          <table:table-cell table:style-name="ce291" office:value-type="string">
            <text:p>Eligibility as LTV</text:p>
          </table:table-cell>
          <table:table-cell table:number-columns-repeated="1023"/>
        </table:table-row>
        <table:table-row table:style-name="ro2">
          <table:table-cell table:style-name="ce291" office:value-type="string">
            <text:p>Eligibility as per RAAC LTV</text:p>
          </table:table-cell>
          <table:table-cell table:style-name="ce325" table:formula="of:=IF(OR([.B7]=&quot;Home Loan&quot;;LEFT([.B7];17)=&quot;Topup - Home Loan&quot;);[.Z36];[.Z26])" office:value-type="float" office:value="0">
            <text:p>Err:511</text:p>
          </table:table-cell>
          <table:table-cell table:number-columns-repeated="1022"/>
        </table:table-row>
        <table:table-row table:style-name="ro48">
          <table:table-cell table:style-name="ce291" office:value-type="string">
            <text:p>Eligibility as per NFA on LTV (Head CPG, only for LAP/NRP)</text:p>
          </table:table-cell>
          <table:table-cell table:style-name="ce325" table:formula="of:=[.Z51]" office:value-type="float" office:value="26.25">
            <text:p>26.25 </text:p>
          </table:table-cell>
          <table:table-cell table:number-columns-repeated="1022"/>
        </table:table-row>
        <table:table-row table:style-name="ro35" table:number-rows-repeated="4">
          <table:table-cell table:number-columns-repeated="1024"/>
        </table:table-row>
        <table:table-row table:style-name="ro35">
          <table:table-cell table:style-name="ce292"/>
          <table:table-cell table:style-name="ce326"/>
          <table:table-cell table:number-columns-repeated="1022"/>
        </table:table-row>
        <table:table-row table:style-name="ro35">
          <table:table-cell table:style-name="ce292"/>
          <table:table-cell table:style-name="ce327"/>
          <table:table-cell table:number-columns-repeated="1022"/>
        </table:table-row>
        <table:table-row table:style-name="ro35" table:number-rows-repeated="3">
          <table:table-cell table:style-name="ce293"/>
          <table:table-cell table:number-columns-repeated="1023"/>
        </table:table-row>
        <table:table-row table:style-name="ro35" table:number-rows-repeated="1048487">
          <table:table-cell table:number-columns-repeated="1024"/>
        </table:table-row>
        <table:table-row table:style-name="ro35">
          <table:table-cell table:number-columns-repeated="1024"/>
        </table:table-row>
        <table:named-expressions/>
      </table:table>
      <table:table table:name="Banking product- Eligibility" table:style-name="ta14" table:protected="true" table:protection-key="sHbLKBrsXbmhuH0oqtIhgGcltWQ=" table:print-ranges="'Banking product- Eligibility'.A1:'Banking product- Eligibility'.F76">
        <table:shapes>
          <draw:frame draw:z-index="0" draw:style-name="gr6" draw:text-style-name="P4" svg:width="0.0787in" svg:height="0.1902in" svg:x="227.1866in" svg:y="8.1291in">
            <draw:object xlink:href="./Object 1" xlink:type="simple" xlink:show="embed" xlink:actuate="onLoad">
              <text:p/>
            </draw:object>
            <draw:image xlink:href="./ObjectReplacements/Object 1" xlink:type="simple" xlink:show="embed" xlink:actuate="onLoad"/>
          </draw:frame>
        </table:shapes>
        <table:table-column table:style-name="co78" table:default-cell-style-name="ce220"/>
        <table:table-column table:style-name="co63" table:default-cell-style-name="ce220"/>
        <table:table-column table:style-name="co79" table:default-cell-style-name="ce220"/>
        <table:table-column table:style-name="co80" table:default-cell-style-name="ce220"/>
        <table:table-column table:style-name="co81" table:default-cell-style-name="ce220"/>
        <table:table-column table:style-name="co82" table:default-cell-style-name="ce220"/>
        <table:table-column table:style-name="co83" table:default-cell-style-name="ce220"/>
        <table:table-column table:style-name="co72" table:visibility="collapse" table:default-cell-style-name="ce468"/>
        <table:table-column table:style-name="co81" table:visibility="collapse" table:number-columns-repeated="229" table:default-cell-style-name="ce468"/>
        <table:table-column table:style-name="co81" table:visibility="collapse" table:default-cell-style-name="ce220"/>
        <table:table-column table:style-name="co81" table:visibility="collapse" table:number-columns-repeated="7" table:default-cell-style-name="ce468"/>
        <table:table-column table:style-name="co81" table:visibility="collapse" table:number-columns-repeated="3" table:default-cell-style-name="ce220"/>
        <table:table-column table:style-name="co81" table:visibility="collapse" table:number-columns-repeated="2" table:default-cell-style-name="ce468"/>
        <table:table-column table:style-name="co84" table:visibility="collapse" table:default-cell-style-name="ce220"/>
        <table:table-column table:style-name="co85" table:visibility="collapse" table:default-cell-style-name="ce220"/>
        <table:table-column table:style-name="co86" table:visibility="collapse" table:default-cell-style-name="ce468"/>
        <table:table-column table:style-name="co87" table:visibility="collapse" table:default-cell-style-name="ce220"/>
        <table:table-column table:style-name="co57" table:visibility="collapse" table:default-cell-style-name="ce220"/>
        <table:table-column table:style-name="co88" table:visibility="collapse" table:default-cell-style-name="ce220"/>
        <table:table-column table:style-name="co88" table:visibility="collapse" table:number-columns-repeated="768" table:default-cell-style-name="ce468"/>
        <table:table-row table:style-name="ro50" table:visibility="collapse">
          <table:table-cell table:style-name="ce388" office:value-type="string" table:number-columns-spanned="7" table:number-rows-spanned="1">
            <text:p>* Please enter in Green cells only. Grey cells are formula based</text:p>
          </table:table-cell>
          <table:covered-table-cell table:number-columns-repeated="5" table:style-name="ce414"/>
          <table:covered-table-cell table:style-name="ce463"/>
          <table:table-cell table:number-columns-repeated="243"/>
          <table:table-cell table:style-name="ce377"/>
          <table:table-cell table:number-columns-repeated="773"/>
        </table:table-row>
        <table:table-row table:style-name="ro51" table:visibility="collapse">
          <table:table-cell table:style-name="ce389" office:value-type="string" table:number-columns-spanned="7" table:number-rows-spanned="1">
            <text:p>All Amounts are in <text:span text:style-name="T8">`</text:span></text:p>
          </table:table-cell>
          <table:covered-table-cell table:number-columns-repeated="5" table:style-name="ce415"/>
          <table:covered-table-cell table:style-name="ce464"/>
          <table:table-cell table:number-columns-repeated="243"/>
          <table:table-cell table:style-name="ce377"/>
          <table:table-cell table:style-name="ce468" office:value-type="string">
            <text:p>CS - 1 for each month</text:p>
          </table:table-cell>
          <table:table-cell table:number-columns-repeated="772"/>
        </table:table-row>
        <table:table-row table:style-name="ro50" table:visibility="collapse">
          <table:table-cell table:style-name="ce390" office:value-type="string">
            <text:p>Tenor - Months</text:p>
          </table:table-cell>
          <table:table-cell table:style-name="ce416" table:content-validation-name="val21" table:formula="of:=MIN(180;[$Eligibility.F20])" office:value-type="float" office:value="180">
            <text:p>180</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style-name="ce468" office:value-type="string">
            <text:p>ADB - <text:s/>3 for each mont</text:p>
          </table:table-cell>
          <table:table-cell table:number-columns-repeated="772"/>
        </table:table-row>
        <table:table-row table:style-name="ro50" table:visibility="collapse">
          <table:table-cell table:style-name="ce391" office:value-type="string">
            <text:p>ROI</text:p>
          </table:table-cell>
          <table:table-cell table:style-name="ce417" table:formula="of:=[$Eligibility.F21]" office:value-type="percentage" office:value="0.103">
            <text:p>10.30%</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style-name="ce468" office:value-type="string">
            <text:p>RCH approval 3 cr amount any location</text:p>
          </table:table-cell>
          <table:table-cell table:number-columns-repeated="3"/>
          <table:table-cell table:style-name="ce475" office:value-type="string">
            <text:p>Range Value</text:p>
          </table:table-cell>
          <table:table-cell table:number-columns-repeated="768"/>
        </table:table-row>
        <table:table-row table:style-name="ro50" table:visibility="collapse">
          <table:table-cell table:style-name="ce392" office:value-type="string">
            <text:p>EMI per lac</text:p>
          </table:table-cell>
          <table:table-cell table:style-name="ce418" table:formula="of:=PMT([.B4]/12;[.B3];-100000)" office:value-type="float" office:value="1093.03237921507">
            <text:p>1,093.03 </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number-columns-repeated="3"/>
          <table:table-cell table:style-name="ce473" office:value-type="string">
            <text:p>A</text:p>
          </table:table-cell>
          <table:table-cell table:style-name="ce475" table:formula="of:=+[.B5]*25" office:value-type="float" office:value="27325.8094803767">
            <text:p>27325.8094803767</text:p>
          </table:table-cell>
          <table:table-cell table:number-columns-repeated="768"/>
        </table:table-row>
        <table:table-row table:style-name="ro50" table:visibility="collapse">
          <table:table-cell table:style-name="ce392" office:value-type="string">
            <text:p>Location</text:p>
          </table:table-cell>
          <table:table-cell table:style-name="ce419" table:formula="of:=[$'Variant Inputs &amp; Comparison'.B3]" office:value-type="string" office:string-value="Delhi ">
            <text:p>Delhi </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number-columns-repeated="3"/>
          <table:table-cell table:style-name="ce473"/>
          <table:table-cell table:style-name="ce475"/>
          <table:table-cell table:number-columns-repeated="768"/>
        </table:table-row>
        <table:table-row table:style-name="ro50" table:visibility="collapse">
          <table:table-cell table:style-name="ce392" office:value-type="string">
            <text:p>Property Value</text:p>
          </table:table-cell>
          <table:table-cell table:style-name="ce420" table:formula="of:=[$Eligibility.F31]*100000" office:value-type="float" office:value="3500000">
            <text:p>3,500,000 </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number-columns-repeated="3"/>
          <table:table-cell table:style-name="ce473"/>
          <table:table-cell table:style-name="ce475"/>
          <table:table-cell table:number-columns-repeated="768"/>
        </table:table-row>
        <table:table-row table:style-name="ro50" table:visibility="collapse">
          <table:table-cell table:style-name="ce392" office:value-type="string">
            <text:p>Product Type</text:p>
          </table:table-cell>
          <table:table-cell table:style-name="ce419" table:formula="of:=[$'Variant Inputs &amp; Comparison'.B6]" office:value-type="string" office:string-value="Home Loan ">
            <text:p>Home Loan </text:p>
          </table:table-cell>
          <table:table-cell table:style-name="ce421" table:number-columns-repeated="2"/>
          <table:table-cell table:style-name="ce461" table:number-columns-repeated="2"/>
          <table:table-cell table:style-name="ce465"/>
          <table:table-cell table:number-columns-repeated="243"/>
          <table:table-cell table:style-name="ce377"/>
          <table:table-cell table:number-columns-repeated="3"/>
          <table:table-cell table:style-name="ce473"/>
          <table:table-cell table:style-name="ce475"/>
          <table:table-cell table:number-columns-repeated="768"/>
        </table:table-row>
        <table:table-row table:style-name="ro50" table:visibility="collapse">
          <table:table-cell table:style-name="ce392" office:value-type="string">
            <text:p>O/s POS</text:p>
          </table:table-cell>
          <table:table-cell table:style-name="ce419" table:formula="of:=[$'Variant Inputs &amp; Comparison'.B7]" office:value-type="float" office:value="0">
            <text:p>- </text:p>
          </table:table-cell>
          <table:table-cell table:style-name="ce421" table:number-columns-repeated="2"/>
          <table:table-cell table:style-name="ce461" table:number-columns-repeated="2"/>
          <table:table-cell table:style-name="ce465"/>
          <table:table-cell table:number-columns-repeated="243"/>
          <table:table-cell table:style-name="ce292"/>
          <table:table-cell table:number-columns-repeated="3"/>
          <table:table-cell table:style-name="ce473"/>
          <table:table-cell table:style-name="ce475"/>
          <table:table-cell table:number-columns-repeated="768"/>
        </table:table-row>
        <table:table-row table:style-name="ro50" table:visibility="collapse" table:number-rows-repeated="3">
          <table:table-cell table:style-name="ce393"/>
          <table:table-cell table:style-name="ce421" table:number-columns-repeated="3"/>
          <table:table-cell table:style-name="ce461" table:number-columns-repeated="2"/>
          <table:table-cell table:style-name="ce465"/>
          <table:table-cell table:number-columns-repeated="243"/>
          <table:table-cell table:style-name="ce292"/>
          <table:table-cell table:number-columns-repeated="3"/>
          <table:table-cell table:style-name="ce473"/>
          <table:table-cell table:style-name="ce475"/>
          <table:table-cell table:number-columns-repeated="768"/>
        </table:table-row>
        <table:table-row table:style-name="ro50">
          <table:table-cell table:style-name="ce394"/>
          <table:table-cell table:style-name="ce422"/>
          <table:table-cell table:style-name="ce421" table:number-columns-repeated="2"/>
          <table:table-cell table:style-name="ce461" table:number-columns-repeated="2"/>
          <table:table-cell table:style-name="ce465"/>
          <table:table-cell table:number-columns-repeated="247"/>
          <table:table-cell table:style-name="ce468" office:value-type="string">
            <text:p>B</text:p>
          </table:table-cell>
          <table:table-cell table:style-name="ce476" table:formula="of:=[.B5]*50" office:value-type="float" office:value="54651.6189607533">
            <text:p>₹ 54,651.62</text:p>
          </table:table-cell>
          <table:table-cell table:number-columns-repeated="768"/>
        </table:table-row>
        <table:table-row table:style-name="ro50">
          <table:table-cell table:style-name="ce395" office:value-type="string" table:number-columns-spanned="2" table:number-rows-spanned="1">
            <text:p>Eligibility Calculation</text:p>
          </table:table-cell>
          <table:covered-table-cell table:style-name="ce423"/>
          <table:table-cell table:style-name="ce448" table:number-columns-repeated="4"/>
          <table:table-cell table:style-name="ce466"/>
          <table:table-cell table:number-columns-repeated="243"/>
          <table:table-cell table:style-name="ce468" office:value-type="string">
            <text:p>Location Amount</text:p>
          </table:table-cell>
          <table:table-cell table:style-name="ce468" table:formula="of:=VLOOKUP(TRIM([.B6]);[.IU$1:.IV$1048576];2;0)" office:value-type="float" office:value="300">
            <text:p>300</text:p>
          </table:table-cell>
          <table:table-cell table:number-columns-repeated="2"/>
          <table:table-cell table:style-name="ce468" office:value-type="string">
            <text:p>ADB</text:p>
          </table:table-cell>
          <table:table-cell table:style-name="ce477" table:formula="of:=[.B21]" office:value-type="float" office:value="0">
            <text:p>0</text:p>
          </table:table-cell>
          <table:table-cell table:number-columns-repeated="768"/>
        </table:table-row>
        <table:table-row table:style-name="ro51">
          <table:table-cell table:style-name="ce396" office:value-type="string" table:number-columns-spanned="2" table:number-rows-spanned="1">
            <text:p>Credit summation method</text:p>
          </table:table-cell>
          <table:covered-table-cell table:style-name="ce424"/>
          <table:table-cell table:style-name="ce432" table:number-columns-repeated="4"/>
          <table:table-cell table:style-name="ce465"/>
          <table:table-cell table:number-columns-repeated="247"/>
          <table:table-cell table:style-name="ce468" office:value-type="string">
            <text:p>P</text:p>
          </table:table-cell>
          <table:table-cell table:style-name="ce477" table:formula="of:=+[.IV14]/4" office:value-type="float" office:value="0">
            <text:p>0</text:p>
          </table:table-cell>
          <table:table-cell table:number-columns-repeated="768"/>
        </table:table-row>
        <table:table-row table:style-name="ro50">
          <table:table-cell table:style-name="ce391" office:value-type="string">
            <text:p>Credit summation <text:s/>(CS)</text:p>
          </table:table-cell>
          <table:table-cell table:style-name="ce425" table:formula="of:=[$'Credit Summation'.B19]" office:value-type="float" office:value="100000000">
            <text:p>100000000</text:p>
          </table:table-cell>
          <table:table-cell table:style-name="ce432" table:number-columns-repeated="4"/>
          <table:table-cell table:style-name="ce465"/>
          <table:table-cell table:number-columns-repeated="247"/>
          <table:table-cell table:style-name="ce468" office:value-type="string">
            <text:p>Q</text:p>
          </table:table-cell>
          <table:table-cell table:style-name="ce477" table:formula="of:=+[.IV14]/3" office:value-type="float" office:value="0">
            <text:p>0</text:p>
          </table:table-cell>
          <table:table-cell table:number-columns-repeated="768"/>
        </table:table-row>
        <table:table-row table:style-name="ro51">
          <table:table-cell table:style-name="ce397" office:value-type="string">
            <text:p>Max Loan Amt as per CS (CS/2)</text:p>
          </table:table-cell>
          <table:table-cell table:style-name="ce426" table:formula="of:=+[.B16]/2" office:value-type="float" office:value="50000000">
            <text:p>50000000</text:p>
          </table:table-cell>
          <table:table-cell table:style-name="ce432" table:number-columns-repeated="4"/>
          <table:table-cell table:style-name="ce465"/>
          <table:table-cell table:number-columns-repeated="247"/>
          <table:table-cell table:style-name="ce468" office:value-type="string">
            <text:p>RR</text:p>
          </table:table-cell>
          <table:table-cell table:style-name="ce477" table:formula="of:=+[.IV14]/2" office:value-type="float" office:value="0">
            <text:p>0</text:p>
          </table:table-cell>
          <table:table-cell table:number-columns-repeated="768"/>
        </table:table-row>
        <table:table-row table:style-name="ro50">
          <table:table-cell table:style-name="ce398"/>
          <table:table-cell table:style-name="ce427"/>
          <table:table-cell table:style-name="ce432" table:number-columns-repeated="4"/>
          <table:table-cell table:style-name="ce465"/>
          <table:table-cell table:number-columns-repeated="1017"/>
        </table:table-row>
        <table:table-row table:style-name="ro50">
          <table:table-cell table:style-name="ce399" office:value-type="string" table:number-columns-spanned="2" table:number-rows-spanned="1">
            <text:p>ADB method</text:p>
          </table:table-cell>
          <table:covered-table-cell table:style-name="ce428"/>
          <table:table-cell table:style-name="ce432" table:number-columns-repeated="4"/>
          <table:table-cell table:style-name="ce465"/>
          <table:table-cell table:number-columns-repeated="246"/>
          <table:table-cell table:style-name="ce472" table:formula="of:=IF(p&gt;B;4;IF(Q&gt;A;3;2))" office:value-type="float" office:value="2">
            <text:p>2</text:p>
          </table:table-cell>
          <table:table-cell table:style-name="ce474" office:value-type="float" office:value="5">
            <text:p>5</text:p>
          </table:table-cell>
          <table:table-cell table:style-name="ce474" table:formula="of:=+[.IV14]/[.IU5]" office:value-type="float" office:value="0">
            <text:p>#VALUE!</text:p>
          </table:table-cell>
          <table:table-cell table:number-columns-repeated="768"/>
        </table:table-row>
        <table:table-row table:style-name="ro51">
          <table:table-cell table:style-name="ce397" office:value-type="string">
            <text:p>Applicable ADB/EMI Factor</text:p>
          </table:table-cell>
          <table:table-cell table:style-name="ce426" table:formula="of:=[.IT19]" office:value-type="float" office:value="2">
            <text:p>2</text:p>
          </table:table-cell>
          <table:table-cell table:style-name="ce432" table:number-columns-repeated="4"/>
          <table:table-cell table:style-name="ce465"/>
          <table:table-cell table:number-columns-repeated="240"/>
          <table:table-cell table:style-name="ce468" office:value-type="string">
            <text:p>Topup - xpress BT Amount</text:p>
          </table:table-cell>
          <table:table-cell table:number-columns-repeated="776"/>
        </table:table-row>
        <table:table-row table:style-name="ro51">
          <table:table-cell table:style-name="ce400" office:value-type="string">
            <text:p>Average daily balance (<text:span text:style-name="T8">`</text:span><text:span text:style-name="T11">)</text:span></text:p>
          </table:table-cell>
          <table:table-cell table:style-name="ce426" table:formula="of:=[$'Daily balance'.B18]" office:value-type="float" office:value="0">
            <text:p>0</text:p>
          </table:table-cell>
          <table:table-cell table:style-name="ce432" table:number-columns-repeated="4"/>
          <table:table-cell table:style-name="ce465"/>
          <table:table-cell table:number-columns-repeated="238"/>
          <table:table-cell table:style-name="ce468" office:value-type="string">
            <text:p>Delhi</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LAP Residential</text:p>
          </table:table-cell>
          <table:table-cell table:style-name="ce468" office:value-type="float" office:value="0.6">
            <text:p>0.6</text:p>
          </table:table-cell>
          <table:table-cell table:number-columns-repeated="2"/>
          <table:table-cell table:style-name="ce468" office:value-type="string">
            <text:p>Delhi</text:p>
          </table:table-cell>
          <table:table-cell table:style-name="ce468" office:value-type="float" office:value="300">
            <text:p>300</text:p>
          </table:table-cell>
          <table:table-cell table:number-columns-repeated="768"/>
        </table:table-row>
        <table:table-row table:style-name="ro51">
          <table:table-cell table:style-name="ce397" office:value-type="string">
            <text:p>Proposed EMI based on ADB/Factor (<text:span text:style-name="T8">`</text:span><text:span text:style-name="T9">)</text:span></text:p>
          </table:table-cell>
          <table:table-cell table:style-name="ce426" table:formula="of:=+[.B21]/[.B20]" office:value-type="float" office:value="0">
            <text:p>0</text:p>
          </table:table-cell>
          <table:table-cell table:style-name="ce432" table:number-columns-repeated="4"/>
          <table:table-cell table:style-name="ce465"/>
          <table:table-cell table:number-columns-repeated="238"/>
          <table:table-cell table:style-name="ce468" office:value-type="string">
            <text:p>Noida</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LAP Commercial</text:p>
          </table:table-cell>
          <table:table-cell table:style-name="ce468" office:value-type="float" office:value="0.5">
            <text:p>0.5</text:p>
          </table:table-cell>
          <table:table-cell table:number-columns-repeated="2"/>
          <table:table-cell table:style-name="ce468" office:value-type="string">
            <text:p>Noida</text:p>
          </table:table-cell>
          <table:table-cell table:style-name="ce468" office:value-type="float" office:value="300">
            <text:p>300</text:p>
          </table:table-cell>
          <table:table-cell table:number-columns-repeated="768"/>
        </table:table-row>
        <table:table-row table:style-name="ro51">
          <table:table-cell table:style-name="ce397" office:value-type="string">
            <text:p>Loan Amount as per ADB</text:p>
          </table:table-cell>
          <table:table-cell table:style-name="ce426" table:formula="of:=([.B22]/[.B5])*100000" office:value-type="float" office:value="0">
            <text:p>0</text:p>
          </table:table-cell>
          <table:table-cell table:style-name="ce432" table:number-columns-repeated="4"/>
          <table:table-cell table:style-name="ce465"/>
          <table:table-cell table:number-columns-repeated="238"/>
          <table:table-cell table:style-name="ce468" office:value-type="string">
            <text:p>Gurgaon</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NRP self occupied</text:p>
          </table:table-cell>
          <table:table-cell table:style-name="ce468" office:value-type="float" office:value="0.65">
            <text:p>0.65</text:p>
          </table:table-cell>
          <table:table-cell table:number-columns-repeated="2"/>
          <table:table-cell table:style-name="ce468" office:value-type="string">
            <text:p>Gurgaon</text:p>
          </table:table-cell>
          <table:table-cell table:style-name="ce468" office:value-type="float" office:value="300">
            <text:p>300</text:p>
          </table:table-cell>
          <table:table-cell table:number-columns-repeated="768"/>
        </table:table-row>
        <table:table-row table:style-name="ro50">
          <table:table-cell table:style-name="ce398"/>
          <table:table-cell table:style-name="ce427"/>
          <table:table-cell table:style-name="ce432" table:number-columns-repeated="4"/>
          <table:table-cell table:style-name="ce465"/>
          <table:table-cell table:number-columns-repeated="238"/>
          <table:table-cell table:style-name="ce468" office:value-type="string">
            <text:p>Mumbai</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NRP non self occupied</text:p>
          </table:table-cell>
          <table:table-cell table:style-name="ce468" office:value-type="float" office:value="0.55">
            <text:p>0.55</text:p>
          </table:table-cell>
          <table:table-cell table:number-columns-repeated="2"/>
          <table:table-cell table:style-name="ce468" office:value-type="string">
            <text:p>Mumbai</text:p>
          </table:table-cell>
          <table:table-cell table:style-name="ce468" office:value-type="float" office:value="300">
            <text:p>300</text:p>
          </table:table-cell>
          <table:table-cell table:number-columns-repeated="768"/>
        </table:table-row>
        <table:table-row table:style-name="ro50">
          <table:table-cell table:style-name="ce399" office:value-type="string" table:number-columns-spanned="2" table:number-rows-spanned="1">
            <text:p>LTV</text:p>
          </table:table-cell>
          <table:covered-table-cell table:style-name="ce428"/>
          <table:table-cell table:style-name="ce432" table:number-columns-repeated="4"/>
          <table:table-cell table:style-name="ce465"/>
          <table:table-cell table:number-columns-repeated="238"/>
          <table:table-cell table:style-name="ce468" office:value-type="string">
            <text:p>Thane</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292" office:value-type="string">
            <text:p>Home Loan</text:p>
          </table:table-cell>
          <table:table-cell table:style-name="ce468" office:value-type="float" office:value="0.7">
            <text:p>0.7</text:p>
          </table:table-cell>
          <table:table-cell table:number-columns-repeated="2"/>
          <table:table-cell table:style-name="ce468" office:value-type="string">
            <text:p>Thane</text:p>
          </table:table-cell>
          <table:table-cell table:style-name="ce468" office:value-type="float" office:value="300">
            <text:p>300</text:p>
          </table:table-cell>
          <table:table-cell table:number-columns-repeated="768"/>
        </table:table-row>
        <table:table-row table:style-name="ro51">
          <table:table-cell table:style-name="ce397" office:value-type="string">
            <text:p>Max Loan Amount as per LTV</text:p>
          </table:table-cell>
          <table:table-cell table:style-name="ce426" table:formula="of:=[.IR39]" office:value-type="float" office:value="2450000">
            <text:p>2450000</text:p>
          </table:table-cell>
          <table:table-cell table:style-name="ce432" table:number-columns-repeated="4"/>
          <table:table-cell table:style-name="ce465"/>
          <table:table-cell table:number-columns-repeated="238"/>
          <table:table-cell table:style-name="ce468" office:value-type="string">
            <text:p>Navi Mumbai</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Topup - LAP Residential</text:p>
          </table:table-cell>
          <table:table-cell table:style-name="ce468" office:value-type="float" office:value="0.6">
            <text:p>0.6</text:p>
          </table:table-cell>
          <table:table-cell table:number-columns-repeated="2"/>
          <table:table-cell table:style-name="ce468" office:value-type="string">
            <text:p>Navi Mumbai</text:p>
          </table:table-cell>
          <table:table-cell table:style-name="ce468" office:value-type="float" office:value="300">
            <text:p>300</text:p>
          </table:table-cell>
          <table:table-cell table:number-columns-repeated="768"/>
        </table:table-row>
        <table:table-row table:style-name="ro50">
          <table:table-cell table:style-name="ce401" table:number-columns-spanned="2" table:number-rows-spanned="1"/>
          <table:covered-table-cell table:style-name="ce429"/>
          <table:table-cell table:style-name="ce432" table:number-columns-repeated="2"/>
          <table:table-cell table:style-name="ce449"/>
          <table:table-cell table:style-name="ce432"/>
          <table:table-cell table:style-name="ce465"/>
          <table:table-cell table:number-columns-repeated="230"/>
          <table:table-cell table:style-name="ce469"/>
          <table:table-cell table:number-columns-repeated="7"/>
          <table:table-cell table:style-name="ce468" office:value-type="string">
            <text:p>Kochi</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Topup - LAP Commercial</text:p>
          </table:table-cell>
          <table:table-cell table:style-name="ce468" office:value-type="float" office:value="0.5">
            <text:p>0.5</text:p>
          </table:table-cell>
          <table:table-cell table:number-columns-repeated="2"/>
          <table:table-cell table:style-name="ce468" office:value-type="string">
            <text:p>Kochi</text:p>
          </table:table-cell>
          <table:table-cell table:style-name="ce468" office:value-type="float" office:value="300">
            <text:p>300</text:p>
          </table:table-cell>
          <table:table-cell table:number-columns-repeated="768"/>
        </table:table-row>
        <table:table-row table:style-name="ro51">
          <table:table-cell table:style-name="ce397" office:value-type="string">
            <text:p>Lower of Loan Amount as per ADB,LTV &amp; CS</text:p>
          </table:table-cell>
          <table:table-cell table:style-name="ce430" table:formula="of:=MIN([.B23]/100000;[.B17]/100000;[.B26]/100000)" office:value-type="float" office:value="0">
            <text:p>0.00</text:p>
          </table:table-cell>
          <table:table-cell table:style-name="ce432" table:number-columns-repeated="4"/>
          <table:table-cell table:style-name="ce465"/>
          <table:table-cell table:number-columns-repeated="238"/>
          <table:table-cell table:style-name="ce468" office:value-type="string">
            <text:p>Bangalore</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Topup - NRP self occupied</text:p>
          </table:table-cell>
          <table:table-cell table:style-name="ce468" office:value-type="float" office:value="0.65">
            <text:p>0.65</text:p>
          </table:table-cell>
          <table:table-cell table:number-columns-repeated="2"/>
          <table:table-cell table:style-name="ce468" office:value-type="string">
            <text:p>Bangalore</text:p>
          </table:table-cell>
          <table:table-cell table:style-name="ce468" office:value-type="float" office:value="300">
            <text:p>300</text:p>
          </table:table-cell>
          <table:table-cell table:number-columns-repeated="768"/>
        </table:table-row>
        <table:table-row table:style-name="ro50">
          <table:table-cell table:style-name="ce398"/>
          <table:table-cell table:style-name="ce431"/>
          <table:table-cell table:style-name="ce449" table:number-columns-repeated="4"/>
          <table:table-cell table:style-name="ce465"/>
          <table:table-cell table:number-columns-repeated="238"/>
          <table:table-cell table:style-name="ce468" office:value-type="string">
            <text:p>Chennai</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377" office:value-type="string">
            <text:p>Topup - NRP non self occupied</text:p>
          </table:table-cell>
          <table:table-cell table:style-name="ce468" office:value-type="float" office:value="0.55">
            <text:p>0.55</text:p>
          </table:table-cell>
          <table:table-cell table:number-columns-repeated="2"/>
          <table:table-cell table:style-name="ce468" office:value-type="string">
            <text:p>Chennai</text:p>
          </table:table-cell>
          <table:table-cell table:style-name="ce468" office:value-type="float" office:value="300">
            <text:p>300</text:p>
          </table:table-cell>
          <table:table-cell table:number-columns-repeated="768"/>
        </table:table-row>
        <table:table-row table:style-name="ro51">
          <table:table-cell table:style-name="ce402" office:value-type="string">
            <text:p>Eligibility (<text:span text:style-name="T8">`</text:span><text:span text:style-name="T9"> in lacs)</text:span></text:p>
          </table:table-cell>
          <table:table-cell table:style-name="ce432" table:formula="of:=IF([.B20]=4;[.B28];IF([.B20]=2;IF([.B28]&gt;25;25;[.B28]);IF([.B20]=3;IF([.B28]&gt;50;50;[.B28]))))" office:value-type="float" office:value="0">
            <text:p>0</text:p>
          </table:table-cell>
          <table:table-cell table:style-name="ce450" office:value-type="string" table:number-columns-spanned="2" table:number-rows-spanned="1">
            <text:p>Location Limit Breached</text:p>
          </table:table-cell>
          <table:covered-table-cell table:style-name="ce450"/>
          <table:table-cell table:style-name="ce450" office:value-type="string" table:number-columns-spanned="2" table:number-rows-spanned="1">
            <text:p>Credit Summation to LA</text:p>
          </table:table-cell>
          <table:covered-table-cell table:style-name="ce450"/>
          <table:table-cell table:style-name="ce465"/>
          <table:table-cell table:number-columns-repeated="238"/>
          <table:table-cell table:style-name="ce468" office:value-type="string">
            <text:p>Jaipur</text:p>
          </table:table-cell>
          <table:table-cell table:style-name="ce468" office:value-type="float" office:value="300">
            <text:p>300</text:p>
          </table:table-cell>
          <table:table-cell table:style-name="ce468" office:value-type="float" office:value="100">
            <text:p>100</text:p>
          </table:table-cell>
          <table:table-cell table:number-columns-repeated="2"/>
          <table:table-cell table:style-name="ce292" office:value-type="string">
            <text:p>Topup - Home Loan - <text:s/>Seasoning 12 M</text:p>
          </table:table-cell>
          <table:table-cell table:style-name="ce468" office:value-type="float" office:value="0.7">
            <text:p>0.7</text:p>
          </table:table-cell>
          <table:table-cell table:number-columns-repeated="2"/>
          <table:table-cell table:style-name="ce468" office:value-type="string">
            <text:p>Jaipur</text:p>
          </table:table-cell>
          <table:table-cell table:style-name="ce468" office:value-type="float" office:value="300">
            <text:p>300</text:p>
          </table:table-cell>
          <table:table-cell table:number-columns-repeated="768"/>
        </table:table-row>
        <table:table-row table:style-name="ro51">
          <table:table-cell table:style-name="ce397" office:value-type="string">
            <text:p>Eligibility (<text:span text:style-name="T8">`</text:span><text:span text:style-name="T9"> in lacs) - RAAC</text:span></text:p>
          </table:table-cell>
          <table:table-cell table:style-name="ce430" table:formula="of:=IF([$'Credit Summation'.I41]=&quot;RAAC&quot;;MIN([.IR14];[.B30]);&quot;NA&quot;)" office:value-type="string" office:string-value="NA">
            <text:p>NA</text:p>
          </table:table-cell>
          <table:table-cell table:style-name="ce451" table:number-columns-repeated="4"/>
          <table:table-cell table:style-name="ce465"/>
          <table:table-cell table:number-columns-repeated="238"/>
          <table:table-cell table:style-name="ce468" office:value-type="string">
            <text:p>Ahmedabad</text:p>
          </table:table-cell>
          <table:table-cell table:style-name="ce468" office:value-type="float" office:value="200">
            <text:p>200</text:p>
          </table:table-cell>
          <table:table-cell table:style-name="ce468" office:value-type="float" office:value="75">
            <text:p>75</text:p>
          </table:table-cell>
          <table:table-cell table:number-columns-repeated="2"/>
          <table:table-cell table:style-name="ce292" office:value-type="string">
            <text:p>Topup - Home Loan - <text:s/>Seasoning 18 M</text:p>
          </table:table-cell>
          <table:table-cell table:style-name="ce468" office:value-type="float" office:value="0.7">
            <text:p>0.7</text:p>
          </table:table-cell>
          <table:table-cell table:number-columns-repeated="2"/>
          <table:table-cell table:style-name="ce468" office:value-type="string">
            <text:p>Ahmedabad</text:p>
          </table:table-cell>
          <table:table-cell table:style-name="ce468" office:value-type="float" office:value="200">
            <text:p>200</text:p>
          </table:table-cell>
          <table:table-cell table:number-columns-repeated="768"/>
        </table:table-row>
        <table:table-row table:style-name="ro51">
          <table:table-cell table:style-name="ce397" office:value-type="string">
            <text:p>Eligibility (<text:span text:style-name="T8">`</text:span><text:span text:style-name="T9"> in lacs) - ZCH</text:span></text:p>
          </table:table-cell>
          <table:table-cell table:style-name="ce430" table:formula="of:=IF([$'Credit Summation'.I42]=&quot;ZCH&quot;;MIN([.IR14];[.B30]);&quot;NA&quot;)" office:value-type="string" office:string-value="NA">
            <text:p>NA</text:p>
          </table:table-cell>
          <table:table-cell table:style-name="ce452" table:number-columns-spanned="2" table:number-rows-spanned="1"/>
          <table:covered-table-cell table:style-name="ce460"/>
          <table:table-cell table:style-name="ce452" table:number-columns-spanned="2" table:number-rows-spanned="1"/>
          <table:covered-table-cell table:style-name="ce460"/>
          <table:table-cell table:style-name="ce465"/>
          <table:table-cell table:number-columns-repeated="238"/>
          <table:table-cell table:style-name="ce468" office:value-type="string">
            <text:p>Chandigarh</text:p>
          </table:table-cell>
          <table:table-cell table:style-name="ce468" office:value-type="float" office:value="200">
            <text:p>200</text:p>
          </table:table-cell>
          <table:table-cell table:style-name="ce468" office:value-type="float" office:value="75">
            <text:p>75</text:p>
          </table:table-cell>
          <table:table-cell table:number-columns-repeated="2"/>
          <table:table-cell table:style-name="ce292" office:value-type="string">
            <text:p>Topup - Home Loan - <text:s/>Seasoning 24 M</text:p>
          </table:table-cell>
          <table:table-cell table:style-name="ce468" office:value-type="float" office:value="0.7">
            <text:p>0.7</text:p>
          </table:table-cell>
          <table:table-cell table:number-columns-repeated="2"/>
          <table:table-cell table:style-name="ce468" office:value-type="string">
            <text:p>Chandigarh</text:p>
          </table:table-cell>
          <table:table-cell table:style-name="ce468" office:value-type="float" office:value="200">
            <text:p>200</text:p>
          </table:table-cell>
          <table:table-cell table:number-columns-repeated="768"/>
        </table:table-row>
        <table:table-row table:style-name="ro51">
          <table:table-cell table:style-name="ce397" office:value-type="string">
            <text:p>Eligibility (<text:span text:style-name="T8">`</text:span><text:span text:style-name="T9"> in lacs) - L1</text:span></text:p>
          </table:table-cell>
          <table:table-cell table:style-name="ce430" table:formula="of:=IF([$'Credit Summation'.I43]=&quot;L1&quot;;MIN([.B30];300);&quot;NA&quot;)" office:value-type="string" office:string-value="NA">
            <text:p>NA</text:p>
          </table:table-cell>
          <table:table-cell table:style-name="ce453" table:formula="of:=IF([.B33]=&quot;NA&quot;;&quot;NA&quot;;IF([.B33]&gt;[.IR14];&quot;Yes&quot;;&quot;No&quot;))" office:value-type="string" office:string-value="NA" table:number-columns-spanned="2" table:number-rows-spanned="1">
            <text:p>NA</text:p>
          </table:table-cell>
          <table:covered-table-cell table:style-name="ce453"/>
          <table:table-cell table:style-name="ce462" table:formula="of:=IF(ISERROR([.B16]/([.B33]*100000));&quot;NA&quot;;[.B16]/([.B33]*100000))" office:value-type="string" office:string-value="NA" table:number-columns-spanned="2" table:number-rows-spanned="1">
            <text:p>NA</text:p>
          </table:table-cell>
          <table:covered-table-cell table:style-name="ce462"/>
          <table:table-cell table:style-name="ce465"/>
          <table:table-cell table:number-columns-repeated="238"/>
          <table:table-cell table:style-name="ce468" office:value-type="string">
            <text:p>Kolkatta</text:p>
          </table:table-cell>
          <table:table-cell table:style-name="ce468" office:value-type="float" office:value="200">
            <text:p>200</text:p>
          </table:table-cell>
          <table:table-cell table:style-name="ce468" office:value-type="float" office:value="75">
            <text:p>75</text:p>
          </table:table-cell>
          <table:table-cell table:number-columns-repeated="6"/>
          <table:table-cell table:style-name="ce468" office:value-type="string">
            <text:p>Kolkatta</text:p>
          </table:table-cell>
          <table:table-cell table:style-name="ce468" office:value-type="float" office:value="200">
            <text:p>200</text:p>
          </table:table-cell>
          <table:table-cell table:number-columns-repeated="768"/>
        </table:table-row>
        <table:table-row table:style-name="ro51">
          <table:table-cell table:style-name="ce397" office:value-type="string">
            <text:p>Eligibility (<text:span text:style-name="T8">`</text:span><text:span text:style-name="T9"> in lacs) - Head Credit</text:span></text:p>
          </table:table-cell>
          <table:table-cell table:style-name="ce430" table:formula="of:=IF([$'Credit Summation'.I44]=&quot;Head-Credit&quot;;MIN([.B30];300);&quot;NA&quot;)" office:value-type="float" office:value="0">
            <text:p>0.00</text:p>
          </table:table-cell>
          <table:table-cell table:style-name="ce450" table:formula="of:=IF([.B34]=&quot;NA&quot;;&quot;NA&quot;;IF([.B34]&gt;[.IR14];&quot;Yes&quot;;&quot;No&quot;))" office:value-type="string" office:string-value="No" table:number-columns-spanned="2" table:number-rows-spanned="1">
            <text:p>No</text:p>
          </table:table-cell>
          <table:covered-table-cell table:style-name="ce450"/>
          <table:table-cell table:style-name="ce462" table:formula="of:=IF(ISERROR([.B16]/([.B34]*100000));&quot;NA&quot;;[.B16]/([.B34]*100000))" office:value-type="string" office:string-value="NA" table:number-columns-spanned="2" table:number-rows-spanned="1">
            <text:p>NA</text:p>
          </table:table-cell>
          <table:covered-table-cell table:style-name="ce462"/>
          <table:table-cell table:style-name="ce465"/>
          <table:table-cell table:number-columns-repeated="238"/>
          <table:table-cell table:style-name="ce468" office:value-type="string">
            <text:p>Pune</text:p>
          </table:table-cell>
          <table:table-cell table:style-name="ce468" office:value-type="float" office:value="200">
            <text:p>200</text:p>
          </table:table-cell>
          <table:table-cell table:style-name="ce468" office:value-type="float" office:value="75">
            <text:p>75</text:p>
          </table:table-cell>
          <table:table-cell table:number-columns-repeated="6"/>
          <table:table-cell table:style-name="ce468" office:value-type="string">
            <text:p>Pune</text:p>
          </table:table-cell>
          <table:table-cell table:style-name="ce468" office:value-type="float" office:value="200">
            <text:p>200</text:p>
          </table:table-cell>
          <table:table-cell table:number-columns-repeated="768"/>
        </table:table-row>
        <table:table-row table:style-name="ro51">
          <table:table-cell table:style-name="ce397" office:value-type="string">
            <text:p>Eligibility (<text:span text:style-name="T8">`</text:span><text:span text:style-name="T9"> in lacs) - Head CPG</text:span></text:p>
          </table:table-cell>
          <table:table-cell table:style-name="ce430" table:formula="of:=IF(COUNTIF([.B31:.B34];&quot;NA&quot;)&lt;&gt;4;IF(MIN([.B23];[.B17])&gt;30000000;IF([.B20]=4;MIN([.B23];[.B17];[.IR44])/10^5;IF([.B20]=2;IF((MIN([.B23];[.B17];[.IR44])/10^5)&gt;25;25;MIN([.B23];[.B17];[.IR44])/10^5);IF([.B20]=3;IF((MIN([.B23];[.B17];[.IR44])/10^5)&gt;50;50;MIN([.B23];[.B17];[.IR44])/10^5))));&quot;NA&quot;);&quot;NA&quot;)" office:value-type="string" office:string-value="NA">
            <text:p>NA</text:p>
          </table:table-cell>
          <table:table-cell table:style-name="ce450" table:formula="of:=IF([.B35]=&quot;NA&quot;;&quot;NA&quot;;IF([.B35]&gt;[.IR14];&quot;Yes&quot;;&quot;No&quot;))" office:value-type="string" office:string-value="NA" table:number-columns-spanned="2" table:number-rows-spanned="1">
            <text:p>NA</text:p>
          </table:table-cell>
          <table:covered-table-cell table:style-name="ce450"/>
          <table:table-cell table:style-name="ce462" table:formula="of:=IF(ISERROR([.B16]/([.B35]*100000));&quot;NA&quot;;[.B16]/([.B35]*100000))" office:value-type="string" office:string-value="NA" table:number-columns-spanned="2" table:number-rows-spanned="1">
            <text:p>NA</text:p>
          </table:table-cell>
          <table:covered-table-cell table:style-name="ce462"/>
          <table:table-cell table:style-name="ce465"/>
          <table:table-cell table:number-columns-repeated="238"/>
          <table:table-cell table:style-name="ce468" office:value-type="string">
            <text:p>Hyderabad</text:p>
          </table:table-cell>
          <table:table-cell table:style-name="ce468" office:value-type="float" office:value="200">
            <text:p>200</text:p>
          </table:table-cell>
          <table:table-cell table:style-name="ce468" office:value-type="float" office:value="75">
            <text:p>75</text:p>
          </table:table-cell>
          <table:table-cell table:number-columns-repeated="6"/>
          <table:table-cell table:style-name="ce468" office:value-type="string">
            <text:p>Hyderabad</text:p>
          </table:table-cell>
          <table:table-cell table:style-name="ce468" office:value-type="float" office:value="200">
            <text:p>200</text:p>
          </table:table-cell>
          <table:table-cell table:number-columns-repeated="768"/>
        </table:table-row>
        <table:table-row table:style-name="ro50">
          <table:table-cell table:style-name="ce402"/>
          <table:table-cell table:style-name="ce432" table:number-columns-repeated="5"/>
          <table:table-cell table:style-name="ce465"/>
          <table:table-cell table:number-columns-repeated="238"/>
          <table:table-cell table:style-name="ce468" office:value-type="string">
            <text:p>Rajkot</text:p>
          </table:table-cell>
          <table:table-cell table:style-name="ce468" office:value-type="float" office:value="200">
            <text:p>200</text:p>
          </table:table-cell>
          <table:table-cell table:style-name="ce468" office:value-type="float" office:value="75">
            <text:p>75</text:p>
          </table:table-cell>
          <table:table-cell table:number-columns-repeated="3"/>
          <table:table-cell table:style-name="ce470"/>
          <table:table-cell table:number-columns-repeated="2"/>
          <table:table-cell table:style-name="ce468" office:value-type="string">
            <text:p>Rajkot</text:p>
          </table:table-cell>
          <table:table-cell table:style-name="ce468" office:value-type="float" office:value="200">
            <text:p>200</text:p>
          </table:table-cell>
          <table:table-cell table:number-columns-repeated="768"/>
        </table:table-row>
        <table:table-row table:style-name="ro52">
          <table:table-cell table:style-name="ce397" office:value-type="string">
            <text:p>Do you want to prepare CAM &amp; proceed with the other checks in banking product</text:p>
          </table:table-cell>
          <table:table-cell table:style-name="ce433" table:content-validation-name="val9" office:value-type="string">
            <text:p>Yes</text:p>
          </table:table-cell>
          <table:table-cell table:style-name="ce432" table:number-columns-repeated="4"/>
          <table:table-cell table:style-name="ce465"/>
          <table:table-cell table:number-columns-repeated="238"/>
          <table:table-cell table:style-name="ce468" office:value-type="string">
            <text:p>Surat</text:p>
          </table:table-cell>
          <table:table-cell table:style-name="ce468" office:value-type="float" office:value="200">
            <text:p>200</text:p>
          </table:table-cell>
          <table:table-cell table:style-name="ce468" office:value-type="float" office:value="75">
            <text:p>75</text:p>
          </table:table-cell>
          <table:table-cell table:number-columns-repeated="6"/>
          <table:table-cell table:style-name="ce468" office:value-type="string">
            <text:p>Surat</text:p>
          </table:table-cell>
          <table:table-cell table:style-name="ce468" office:value-type="float" office:value="200">
            <text:p>200</text:p>
          </table:table-cell>
          <table:table-cell table:number-columns-repeated="768"/>
        </table:table-row>
        <table:table-row table:style-name="ro50">
          <table:table-cell table:style-name="ce402"/>
          <table:table-cell table:style-name="ce432" table:number-columns-repeated="5"/>
          <table:table-cell table:style-name="ce465"/>
          <table:table-cell table:number-columns-repeated="238"/>
          <table:table-cell table:style-name="ce468" office:value-type="string">
            <text:p>Vadodara</text:p>
          </table:table-cell>
          <table:table-cell table:style-name="ce468" office:value-type="float" office:value="200">
            <text:p>200</text:p>
          </table:table-cell>
          <table:table-cell table:style-name="ce468" office:value-type="float" office:value="75">
            <text:p>75</text:p>
          </table:table-cell>
          <table:table-cell table:number-columns-repeated="2"/>
          <table:table-cell table:style-name="ce468" office:value-type="string">
            <text:p>Final LTV as per product</text:p>
          </table:table-cell>
          <table:table-cell table:style-name="ce468" table:formula="of:=IF([.B3]&gt;120;IF(ISERROR(SEARCH(&quot;Home&quot;;[.B8];1));VLOOKUP([.B8];[.IQ21:.IR32];2;0)-0.05;VLOOKUP([.B8];[.IQ21:.IR32];2;0));VLOOKUP([.B8];[.IQ21:.IR32];2;0))" office:value-type="float" office:value="0.7">
            <text:p>0.7</text:p>
          </table:table-cell>
          <table:table-cell table:number-columns-repeated="2"/>
          <table:table-cell table:style-name="ce468" office:value-type="string">
            <text:p>Vadodara</text:p>
          </table:table-cell>
          <table:table-cell table:style-name="ce468" office:value-type="float" office:value="200">
            <text:p>200</text:p>
          </table:table-cell>
          <table:table-cell table:number-columns-repeated="768"/>
        </table:table-row>
        <table:table-row table:style-name="ro50">
          <table:table-cell table:style-name="ce403" office:value-type="string" table:number-columns-spanned="3" table:number-rows-spanned="1">
            <text:p>Recommendations</text:p>
          </table:table-cell>
          <table:covered-table-cell table:style-name="ce434"/>
          <table:covered-table-cell table:style-name="ce454"/>
          <table:table-cell table:style-name="ce432" table:number-columns-repeated="3"/>
          <table:table-cell table:style-name="ce465"/>
          <table:table-cell table:number-columns-repeated="238"/>
          <table:table-cell table:style-name="ce468" office:value-type="string">
            <text:p>Others</text:p>
          </table:table-cell>
          <table:table-cell table:style-name="ce468" office:value-type="float" office:value="100">
            <text:p>100</text:p>
          </table:table-cell>
          <table:table-cell table:style-name="ce468" office:value-type="float" office:value="50">
            <text:p>50</text:p>
          </table:table-cell>
          <table:table-cell table:number-columns-repeated="2"/>
          <table:table-cell table:style-name="ce468" office:value-type="string">
            <text:p>Max as per LTV</text:p>
          </table:table-cell>
          <table:table-cell table:style-name="ce468" table:formula="of:=IF(LEFT([.B8];5)=&quot;Topup&quot;;[.IR38]*[.B7]-[.B9];[.IR38]*[.B7])" office:value-type="float" office:value="2450000">
            <text:p>2450000</text:p>
          </table:table-cell>
          <table:table-cell table:number-columns-repeated="2"/>
          <table:table-cell table:style-name="ce468" office:value-type="string">
            <text:p>Others</text:p>
          </table:table-cell>
          <table:table-cell table:style-name="ce468" office:value-type="float" office:value="100">
            <text:p>100</text:p>
          </table:table-cell>
          <table:table-cell table:number-columns-repeated="768"/>
        </table:table-row>
        <table:table-row table:style-name="ro51">
          <table:table-cell table:style-name="ce404" office:value-type="string">
            <text:p>Loan Amount (in<text:span text:style-name="T12"> </text:span><text:span text:style-name="T13">`</text:span><text:span text:style-name="T12"> Lacs)</text:span></text:p>
          </table:table-cell>
          <table:table-cell table:style-name="ce435" table:content-validation-name="val22" office:value-type="float" office:value="412.5">
            <text:p>412.50 </text:p>
          </table:table-cell>
          <table:table-cell table:style-name="ce455"/>
          <table:table-cell table:style-name="ce432" table:number-columns-repeated="3"/>
          <table:table-cell table:style-name="ce465"/>
          <table:table-cell table:number-columns-repeated="243"/>
          <table:table-cell table:style-name="ce468" office:value-type="string">
            <text:p>max as per CS</text:p>
          </table:table-cell>
          <table:table-cell table:style-name="ce471" table:formula="of:=[.B17]" office:value-type="float" office:value="50000000">
            <text:p>50000000</text:p>
          </table:table-cell>
          <table:table-cell table:number-columns-repeated="772"/>
        </table:table-row>
        <table:table-row table:style-name="ro51">
          <table:table-cell table:style-name="ce405" office:value-type="string">
            <text:p>Tenure</text:p>
          </table:table-cell>
          <table:table-cell table:style-name="ce436" table:content-validation-name="val23" table:formula="of:=[.B3]" office:value-type="float" office:value="180">
            <text:p>180</text:p>
          </table:table-cell>
          <table:table-cell table:style-name="ce455"/>
          <table:table-cell table:style-name="ce432" table:number-columns-repeated="3"/>
          <table:table-cell table:style-name="ce465"/>
          <table:table-cell table:number-columns-repeated="244"/>
          <table:table-cell table:style-name="ce471" table:formula="of:=MIN([.IR39];[.IR40])" office:value-type="float" office:value="2450000">
            <text:p>2450000</text:p>
          </table:table-cell>
          <table:table-cell table:number-columns-repeated="772"/>
        </table:table-row>
        <table:table-row table:style-name="ro51">
          <table:table-cell table:style-name="ce405" office:value-type="string">
            <text:p>ROI</text:p>
          </table:table-cell>
          <table:table-cell table:style-name="ce437" table:content-validation-name="val20" table:formula="of:=[.B4]" office:value-type="percentage" office:value="0.103">
            <text:p>10.30%</text:p>
          </table:table-cell>
          <table:table-cell table:style-name="ce456"/>
          <table:table-cell table:style-name="ce432" table:number-columns-repeated="3"/>
          <table:table-cell table:style-name="ce465"/>
          <table:table-cell table:number-columns-repeated="1017"/>
        </table:table-row>
        <table:table-row table:style-name="ro51">
          <table:table-cell table:style-name="ce405" office:value-type="string">
            <text:p>EMI</text:p>
          </table:table-cell>
          <table:table-cell table:style-name="ce438" table:content-validation-name="val20" table:formula="of:=PMT([.B42]/12;[.B41];-[.B40]*100000)" office:value-type="float" office:value="450875.856426215">
            <text:p>450,875.86 </text:p>
          </table:table-cell>
          <table:table-cell table:style-name="ce456"/>
          <table:table-cell table:style-name="ce432" table:number-columns-repeated="3"/>
          <table:table-cell table:style-name="ce465"/>
          <table:table-cell table:number-columns-repeated="243"/>
          <table:table-cell table:style-name="ce468" office:value-type="string">
            <text:p>Max LTV at Head - CPG</text:p>
          </table:table-cell>
          <table:table-cell table:style-name="ce468" office:value-type="float" office:value="0.75">
            <text:p>0.75</text:p>
          </table:table-cell>
          <table:table-cell table:number-columns-repeated="772"/>
        </table:table-row>
        <table:table-row table:style-name="ro51">
          <table:table-cell table:style-name="ce405" office:value-type="string">
            <text:p>ADB/EMI Ratio</text:p>
          </table:table-cell>
          <table:table-cell table:style-name="ce439" table:content-validation-name="val20" table:formula="of:=[.B21]/[.B43]" office:value-type="float" office:value="0">
            <text:p>-.00 </text:p>
          </table:table-cell>
          <table:table-cell table:style-name="ce456"/>
          <table:table-cell table:style-name="ce432" table:number-columns-repeated="3"/>
          <table:table-cell table:style-name="ce465"/>
          <table:table-cell table:number-columns-repeated="243"/>
          <table:table-cell table:style-name="ce468" office:value-type="string">
            <text:p>Max loan as per LTV at Head - CPG</text:p>
          </table:table-cell>
          <table:table-cell table:style-name="ce468" table:formula="of:=IF(LEFT([.B8];5)=&quot;Topup&quot;;[.IR43]*[.B7]-[.B9];[.IR43]*[.B7])" office:value-type="float" office:value="2625000">
            <text:p>2625000</text:p>
          </table:table-cell>
          <table:table-cell table:number-columns-repeated="772"/>
        </table:table-row>
        <table:table-row table:style-name="ro51">
          <table:table-cell table:style-name="ce405" office:value-type="string">
            <text:p>CS to Loan amount ratio</text:p>
          </table:table-cell>
          <table:table-cell table:style-name="ce440" table:formula="of:=IF(ISERROR([.B16]/([.B40]*100000));&quot;NA&quot;;[.B16]/([.B40]*100000))" office:value-type="float" office:value="2.42424242424242">
            <text:p>2.42 </text:p>
          </table:table-cell>
          <table:table-cell table:style-name="ce457" table:formula="of:=IF([.B45]&lt;2;&quot;NFA at L1&quot;;&quot;&quot;)">
            <text:p/>
          </table:table-cell>
          <table:table-cell table:style-name="ce432" table:number-columns-repeated="3"/>
          <table:table-cell table:style-name="ce465"/>
          <table:table-cell table:number-columns-repeated="1017"/>
        </table:table-row>
        <table:table-row table:style-name="ro51">
          <table:table-cell table:style-name="ce405" office:value-type="string">
            <text:p>Loan amount more tha location limit</text:p>
          </table:table-cell>
          <table:table-cell table:style-name="ce441" table:formula="of:=IF([.B40]=&quot;NA&quot;;&quot;NA&quot;;IF([.B40]&gt;[.IR14];&quot;Yes&quot;;&quot;No&quot;))" office:value-type="string" office:string-value="Yes">
            <text:p>Yes</text:p>
          </table:table-cell>
          <table:table-cell table:style-name="ce458" table:formula="of:=IF([.B46]=&quot;Yes&quot;;&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1">
          <table:table-cell table:style-name="ce405" office:value-type="string">
            <text:p>No of years in same business </text:p>
          </table:table-cell>
          <table:table-cell table:style-name="ce442" office:value-type="float" office:value="3">
            <text:p>3</text:p>
          </table:table-cell>
          <table:table-cell table:style-name="ce458" table:formula="of:=IF([.B47]&lt;4;&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2">
          <table:table-cell table:style-name="ce405" office:value-type="string">
            <text:p>No of inward cheque returns on account of insufficient funds in last 3 months</text:p>
          </table:table-cell>
          <table:table-cell table:style-name="ce442" table:content-validation-name="val24" office:value-type="float" office:value="3">
            <text:p>3</text:p>
          </table:table-cell>
          <table:table-cell table:style-name="ce443" table:formula="of:=IF([.B48]=1;&quot;NFA at L2&quot;;IF([.B48]=2;&quot;NFA at L2P&quot;;IF([.B48]&gt;2;&quot;Not allowed&quot;;&quot;&quot;)))" office:value-type="string" office:string-value="Not allowed">
            <text:p>Not allowed</text:p>
          </table:table-cell>
          <table:table-cell table:style-name="ce432" table:number-columns-repeated="3"/>
          <table:table-cell table:style-name="ce465"/>
          <table:table-cell table:number-columns-repeated="1017"/>
        </table:table-row>
        <table:table-row table:style-name="ro51">
          <table:table-cell table:style-name="ce405" office:value-type="string">
            <text:p>Is the property taken a special usage property</text:p>
          </table:table-cell>
          <table:table-cell table:style-name="ce433" table:content-validation-name="val9" office:value-type="string">
            <text:p>Yes</text:p>
          </table:table-cell>
          <table:table-cell table:style-name="ce458" table:formula="of:=IF([.B49]=&quot;Yes&quot;;&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2">
          <table:table-cell table:style-name="ce405" office:value-type="string">
            <text:p>If this is inherited property, how many years back was the property inherited</text:p>
          </table:table-cell>
          <table:table-cell table:style-name="ce442" table:content-validation-name="val24" office:value-type="float" office:value="3">
            <text:p>3</text:p>
          </table:table-cell>
          <table:table-cell table:style-name="ce458" table:formula="of:=IF([.B50]&lt;4;&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2">
          <table:table-cell table:style-name="ce405" office:value-type="string">
            <text:p>Is the customer having office setup including resi-cum-office</text:p>
          </table:table-cell>
          <table:table-cell table:style-name="ce433" table:content-validation-name="val9" office:value-type="string">
            <text:p>Yes</text:p>
          </table:table-cell>
          <table:table-cell table:style-name="ce458" table:formula="of:=IF([.B51]=&quot;No&quot;;&quot;NFA at L1&quot;;&quot;&quot;)">
            <text:p/>
          </table:table-cell>
          <table:table-cell table:style-name="ce432" table:number-columns-repeated="3"/>
          <table:table-cell table:style-name="ce465"/>
          <table:table-cell table:number-columns-repeated="1017"/>
        </table:table-row>
        <table:table-row table:style-name="ro51">
          <table:table-cell table:style-name="ce405" office:value-type="string">
            <text:p>Does the customer have landline in office</text:p>
          </table:table-cell>
          <table:table-cell table:style-name="ce433" table:content-validation-name="val9" office:value-type="string">
            <text:p>Yes</text:p>
          </table:table-cell>
          <table:table-cell table:style-name="ce458" table:formula="of:=IF([.B52]=&quot;No&quot;;&quot;NFA at L1&quot;;&quot;&quot;)">
            <text:p/>
          </table:table-cell>
          <table:table-cell table:style-name="ce432" table:number-columns-repeated="3"/>
          <table:table-cell table:style-name="ce465"/>
          <table:table-cell table:number-columns-repeated="1017"/>
        </table:table-row>
        <table:table-row table:style-name="ro51">
          <table:table-cell table:style-name="ce405" office:value-type="string">
            <text:p>FI Visit done</text:p>
          </table:table-cell>
          <table:table-cell table:style-name="ce433" table:content-validation-name="val9" office:value-type="string">
            <text:p>Yes</text:p>
          </table:table-cell>
          <table:table-cell table:style-name="ce458" table:formula="of:=IF([.B53]=&quot;No&quot;;&quot;NFA at L1&quot;;&quot;&quot;)">
            <text:p/>
          </table:table-cell>
          <table:table-cell table:style-name="ce432" table:number-columns-repeated="3"/>
          <table:table-cell table:style-name="ce465"/>
          <table:table-cell table:number-columns-repeated="1017"/>
        </table:table-row>
        <table:table-row table:style-name="ro51">
          <table:table-cell table:style-name="ce405" office:value-type="string">
            <text:p>Caution Profile</text:p>
          </table:table-cell>
          <table:table-cell table:style-name="ce433" table:content-validation-name="val9" office:value-type="string">
            <text:p>Yes</text:p>
          </table:table-cell>
          <table:table-cell table:style-name="ce458" table:formula="of:=IF([.B54]=&quot;Yes&quot;;&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2">
          <table:table-cell table:style-name="ce405" office:value-type="string">
            <text:p>Is there any unsecured,LAP,Gold Loan, Car Loan refinance loan taken in last 12 months</text:p>
          </table:table-cell>
          <table:table-cell table:style-name="ce433" table:content-validation-name="val9" office:value-type="string">
            <text:p>Yes</text:p>
          </table:table-cell>
          <table:table-cell table:style-name="ce458" table:formula="of:=IF([.B55]=&quot;Yes&quot;;&quot;NFA at L1&quot;;&quot;&quot;)" office:value-type="string" office:string-value="NFA at L1">
            <text:p>NFA at L1</text:p>
          </table:table-cell>
          <table:table-cell table:style-name="ce432" table:number-columns-repeated="3"/>
          <table:table-cell table:style-name="ce465"/>
          <table:table-cell table:number-columns-repeated="1017"/>
        </table:table-row>
        <table:table-row table:style-name="ro51">
          <table:table-cell table:style-name="ce405" office:value-type="string">
            <text:p>Seasoning of Base Loan</text:p>
          </table:table-cell>
          <table:table-cell table:style-name="ce443" table:formula="of:=[$'Variant Inputs &amp; Comparison'.B8]" office:value-type="float" office:value="12">
            <text:p>12</text:p>
          </table:table-cell>
          <table:table-cell table:style-name="ce443" table:formula="of:=IF([.B56]&lt;12;&quot;Not Allowed&quot;;&quot;&quot;)">
            <text:p/>
          </table:table-cell>
          <table:table-cell table:style-name="ce444" table:number-columns-repeated="3"/>
          <table:table-cell table:style-name="ce465"/>
          <table:table-cell table:number-columns-repeated="1017"/>
        </table:table-row>
        <table:table-row table:style-name="ro50">
          <table:table-cell table:style-name="ce406"/>
          <table:table-cell table:style-name="ce431" table:number-columns-repeated="2"/>
          <table:table-cell table:style-name="ce444" table:number-columns-repeated="3"/>
          <table:table-cell table:style-name="ce465"/>
          <table:table-cell table:number-columns-repeated="1017"/>
        </table:table-row>
        <table:table-row table:style-name="ro50">
          <table:table-cell table:style-name="ce407"/>
          <table:table-cell table:style-name="ce444" table:number-columns-repeated="5"/>
          <table:table-cell table:style-name="ce465"/>
          <table:table-cell table:number-columns-repeated="1017"/>
        </table:table-row>
        <table:table-row table:style-name="ro48">
          <table:table-cell table:style-name="ce408" office:value-type="string">
            <text:p>Conditions</text:p>
          </table:table-cell>
          <table:table-cell table:style-name="ce225" office:value-type="string">
            <text:p>Main account</text:p>
          </table:table-cell>
          <table:table-cell table:number-columns-repeated="4" table:style-name="ce225" office:value-type="string">
            <text:p>Other account</text:p>
          </table:table-cell>
          <table:table-cell table:style-name="ce465"/>
          <table:table-cell table:number-columns-repeated="1017"/>
        </table:table-row>
        <table:table-row table:style-name="ro51">
          <table:table-cell table:style-name="ce408" office:value-type="string">
            <text:p>Number of Credits</text:p>
          </table:table-cell>
          <table:table-cell table:style-name="ce443" table:formula="of:=[$'Credit Summation'.I23]" office:value-type="float" office:value="36">
            <text:p>36</text:p>
          </table:table-cell>
          <table:table-cell table:style-name="ce443" table:formula="of:=[$'Credit Summation'.J23]" office:value-type="float" office:value="0">
            <text:p>0</text:p>
          </table:table-cell>
          <table:table-cell table:style-name="ce443" table:formula="of:=[$'Credit Summation'.K23]" office:value-type="float" office:value="0">
            <text:p>0</text:p>
          </table:table-cell>
          <table:table-cell table:style-name="ce443" table:formula="of:=[$'Credit Summation'.L23]" office:value-type="float" office:value="0">
            <text:p>0</text:p>
          </table:table-cell>
          <table:table-cell table:style-name="ce443" table:formula="of:=[$'Credit Summation'.M23]" office:value-type="float" office:value="0">
            <text:p>0</text:p>
          </table:table-cell>
          <table:table-cell table:style-name="ce465"/>
          <table:table-cell table:number-columns-repeated="1017"/>
        </table:table-row>
        <table:table-row table:style-name="ro51">
          <table:table-cell table:style-name="ce408" office:value-type="string">
            <text:p>Number of Months Credits less than 3</text:p>
          </table:table-cell>
          <table:table-cell table:style-name="ce443" table:formula="of:=[$'Credit Summation'.I24]" office:value-type="float" office:value="0">
            <text:p>0</text:p>
          </table:table-cell>
          <table:table-cell table:style-name="ce443" table:formula="of:=[$'Credit Summation'.J24]" office:value-type="float" office:value="0">
            <text:p>0</text:p>
          </table:table-cell>
          <table:table-cell table:style-name="ce443" table:formula="of:=[$'Credit Summation'.K24]" office:value-type="float" office:value="0">
            <text:p>0</text:p>
          </table:table-cell>
          <table:table-cell table:style-name="ce443" table:formula="of:=[$'Credit Summation'.L24]" office:value-type="float" office:value="0">
            <text:p>0</text:p>
          </table:table-cell>
          <table:table-cell table:style-name="ce443" table:formula="of:=[$'Credit Summation'.M24]" office:value-type="float" office:value="0">
            <text:p>0</text:p>
          </table:table-cell>
          <table:table-cell table:style-name="ce465"/>
          <table:table-cell table:number-columns-repeated="1017"/>
        </table:table-row>
        <table:table-row table:style-name="ro51">
          <table:table-cell table:style-name="ce408" office:value-type="string">
            <text:p>Number of Months with nil credits</text:p>
          </table:table-cell>
          <table:table-cell table:style-name="ce443" table:formula="of:=[$'Credit Summation'.I25]" office:value-type="float" office:value="1">
            <text:p>1</text:p>
          </table:table-cell>
          <table:table-cell table:style-name="ce443" table:formula="of:=[$'Credit Summation'.J25]" office:value-type="float" office:value="0">
            <text:p>0</text:p>
          </table:table-cell>
          <table:table-cell table:style-name="ce443" table:formula="of:=[$'Credit Summation'.K25]" office:value-type="float" office:value="0">
            <text:p>0</text:p>
          </table:table-cell>
          <table:table-cell table:style-name="ce443" table:formula="of:=[$'Credit Summation'.L25]" office:value-type="float" office:value="0">
            <text:p>0</text:p>
          </table:table-cell>
          <table:table-cell table:style-name="ce443" table:formula="of:=[$'Credit Summation'.M25]" office:value-type="float" office:value="0">
            <text:p>0</text:p>
          </table:table-cell>
          <table:table-cell table:style-name="ce465"/>
          <table:table-cell table:number-columns-repeated="1017"/>
        </table:table-row>
        <table:table-row table:style-name="ro52">
          <table:table-cell table:style-name="ce408" office:value-type="string">
            <text:p>Number of Months Credits less than 3 (last 3 months)</text:p>
          </table:table-cell>
          <table:table-cell table:style-name="ce443" table:formula="of:=[$'Credit Summation'.I26]" office:value-type="float" office:value="0">
            <text:p>0</text:p>
          </table:table-cell>
          <table:table-cell table:style-name="ce443" table:formula="of:=[$'Credit Summation'.J26]" office:value-type="float" office:value="0">
            <text:p>0</text:p>
          </table:table-cell>
          <table:table-cell table:style-name="ce443" table:formula="of:=[$'Credit Summation'.K26]" office:value-type="float" office:value="0">
            <text:p>0</text:p>
          </table:table-cell>
          <table:table-cell table:style-name="ce443" table:formula="of:=[$'Credit Summation'.L26]" office:value-type="float" office:value="0">
            <text:p>0</text:p>
          </table:table-cell>
          <table:table-cell table:style-name="ce443" table:formula="of:=[$'Credit Summation'.M26]" office:value-type="float" office:value="0">
            <text:p>0</text:p>
          </table:table-cell>
          <table:table-cell table:style-name="ce465"/>
          <table:table-cell table:number-columns-repeated="1017"/>
        </table:table-row>
        <table:table-row table:style-name="ro52">
          <table:table-cell table:style-name="ce408" office:value-type="string">
            <text:p>Number of Months with nil credits (last 3 months)</text:p>
          </table:table-cell>
          <table:table-cell table:style-name="ce443" table:formula="of:=[$'Credit Summation'.I27]" office:value-type="float" office:value="0">
            <text:p>0</text:p>
          </table:table-cell>
          <table:table-cell table:style-name="ce443" table:formula="of:=[$'Credit Summation'.J27]" office:value-type="float" office:value="0">
            <text:p>0</text:p>
          </table:table-cell>
          <table:table-cell table:style-name="ce443" table:formula="of:=[$'Credit Summation'.K27]" office:value-type="float" office:value="0">
            <text:p>0</text:p>
          </table:table-cell>
          <table:table-cell table:style-name="ce443" table:formula="of:=[$'Credit Summation'.L27]" office:value-type="float" office:value="0">
            <text:p>0</text:p>
          </table:table-cell>
          <table:table-cell table:style-name="ce443" table:formula="of:=[$'Credit Summation'.M27]" office:value-type="float" office:value="0">
            <text:p>0</text:p>
          </table:table-cell>
          <table:table-cell table:style-name="ce465"/>
          <table:table-cell table:number-columns-repeated="1017"/>
        </table:table-row>
        <table:table-row table:style-name="ro50">
          <table:table-cell table:style-name="ce409"/>
          <table:table-cell table:style-name="ce445" table:number-columns-repeated="5"/>
          <table:table-cell table:style-name="ce465"/>
          <table:table-cell table:number-columns-repeated="1017"/>
        </table:table-row>
        <table:table-row table:style-name="ro48">
          <table:table-cell table:style-name="ce410" office:value-type="string">
            <text:p>Action</text:p>
          </table:table-cell>
          <table:table-cell table:style-name="ce225" office:value-type="string">
            <text:p>Main account</text:p>
          </table:table-cell>
          <table:table-cell table:number-columns-repeated="4" table:style-name="ce225" office:value-type="string">
            <text:p>Other account</text:p>
          </table:table-cell>
          <table:table-cell table:style-name="ce465"/>
          <table:table-cell table:number-columns-repeated="1017"/>
        </table:table-row>
        <table:table-row table:style-name="ro51">
          <table:table-cell table:style-name="ce410" office:value-type="string">
            <text:p>Number of Credits</text:p>
          </table:table-cell>
          <table:table-cell table:style-name="ce443" table:formula="of:=[$'Credit Summation'.I30]" office:value-type="string" office:string-value="Allowed">
            <text:p>Allowed</text:p>
          </table:table-cell>
          <table:table-cell table:style-name="ce443" table:formula="of:=[$'Credit Summation'.J30]" office:value-type="string" office:string-value="Not Allowed">
            <text:p>Not Allowed</text:p>
          </table:table-cell>
          <table:table-cell table:style-name="ce443" table:formula="of:=[$'Credit Summation'.K30]" office:value-type="string" office:string-value="Not Allowed">
            <text:p>Not Allowed</text:p>
          </table:table-cell>
          <table:table-cell table:style-name="ce443" table:formula="of:=[$'Credit Summation'.L30]" office:value-type="string" office:string-value="Not Allowed">
            <text:p>Not Allowed</text:p>
          </table:table-cell>
          <table:table-cell table:style-name="ce443" table:formula="of:=[$'Credit Summation'.M30]" office:value-type="string" office:string-value="Not Allowed">
            <text:p>Not Allowed</text:p>
          </table:table-cell>
          <table:table-cell table:style-name="ce465"/>
          <table:table-cell table:number-columns-repeated="1017"/>
        </table:table-row>
        <table:table-row table:style-name="ro51">
          <table:table-cell table:style-name="ce410" office:value-type="string">
            <text:p>Number of Months Credits less than 3</text:p>
          </table:table-cell>
          <table:table-cell table:style-name="ce443" table:formula="of:=[$'Credit Summation'.I31]" office:value-type="string" office:string-value="Allowed">
            <text:p>Allowed</text:p>
          </table:table-cell>
          <table:table-cell table:style-name="ce443" table:number-columns-repeated="4"/>
          <table:table-cell table:style-name="ce465"/>
          <table:table-cell table:number-columns-repeated="1017"/>
        </table:table-row>
        <table:table-row table:style-name="ro51">
          <table:table-cell table:style-name="ce410" office:value-type="string">
            <text:p>Number of Months with nil credits</text:p>
          </table:table-cell>
          <table:table-cell table:style-name="ce443" table:formula="of:=[$'Credit Summation'.I32]" office:value-type="string" office:string-value="Head-Credit">
            <text:p>Head-Credit</text:p>
          </table:table-cell>
          <table:table-cell table:style-name="ce443" table:number-columns-repeated="4"/>
          <table:table-cell table:style-name="ce465"/>
          <table:table-cell table:number-columns-repeated="1017"/>
        </table:table-row>
        <table:table-row table:style-name="ro52">
          <table:table-cell table:style-name="ce410" office:value-type="string">
            <text:p>Number of Months Credits less than 3 (last 3 months)</text:p>
          </table:table-cell>
          <table:table-cell table:style-name="ce443" table:formula="of:=[$'Credit Summation'.I33]" office:value-type="string" office:string-value="Allowed">
            <text:p>Allowed</text:p>
          </table:table-cell>
          <table:table-cell table:style-name="ce443" table:number-columns-repeated="4"/>
          <table:table-cell table:style-name="ce465"/>
          <table:table-cell table:number-columns-repeated="1017"/>
        </table:table-row>
        <table:table-row table:style-name="ro52">
          <table:table-cell table:style-name="ce410" office:value-type="string">
            <text:p>Number of Months with nil credits (last 3 months)</text:p>
          </table:table-cell>
          <table:table-cell table:style-name="ce443" table:formula="of:=[$'Credit Summation'.I34]" office:value-type="string" office:string-value="Allowed">
            <text:p>Allowed</text:p>
          </table:table-cell>
          <table:table-cell table:style-name="ce443" table:formula="of:=[$'Credit Summation'.J34]" office:value-type="string" office:string-value="Allowed">
            <text:p>Allowed</text:p>
          </table:table-cell>
          <table:table-cell table:style-name="ce443" table:formula="of:=[$'Credit Summation'.K34]" office:value-type="string" office:string-value="Allowed">
            <text:p>Allowed</text:p>
          </table:table-cell>
          <table:table-cell table:style-name="ce443" table:formula="of:=[$'Credit Summation'.L34]" office:value-type="string" office:string-value="Allowed">
            <text:p>Allowed</text:p>
          </table:table-cell>
          <table:table-cell table:style-name="ce443" table:formula="of:=[$'Credit Summation'.M34]" office:value-type="string" office:string-value="Allowed">
            <text:p>Allowed</text:p>
          </table:table-cell>
          <table:table-cell table:style-name="ce465"/>
          <table:table-cell table:number-columns-repeated="1017"/>
        </table:table-row>
        <table:table-row table:style-name="ro50" table:number-rows-repeated="2">
          <table:table-cell table:style-name="ce407"/>
          <table:table-cell table:style-name="ce444" table:number-columns-repeated="5"/>
          <table:table-cell table:style-name="ce465"/>
          <table:table-cell table:number-columns-repeated="1017"/>
        </table:table-row>
        <table:table-row table:style-name="ro50">
          <table:table-cell table:style-name="ce407"/>
          <table:table-cell table:style-name="ce444"/>
          <table:table-cell table:style-name="ce459" table:number-columns-repeated="2"/>
          <table:table-cell table:style-name="ce444" table:number-columns-repeated="2"/>
          <table:table-cell table:style-name="ce465"/>
          <table:table-cell table:number-columns-repeated="1017"/>
        </table:table-row>
        <table:table-row table:style-name="ro50">
          <table:table-cell table:style-name="ce402"/>
          <table:table-cell table:style-name="ce432" table:number-columns-repeated="5"/>
          <table:table-cell table:style-name="ce465"/>
          <table:table-cell table:number-columns-repeated="1017"/>
        </table:table-row>
        <table:table-row table:style-name="ro50">
          <table:table-cell table:style-name="ce411"/>
          <table:table-cell table:style-name="ce432" table:number-columns-repeated="3"/>
          <table:table-cell table:style-name="ce432" table:formula="of:=30.4/58" office:value-type="float" office:value="0.524137931034483">
            <text:p>0.524137931</text:p>
          </table:table-cell>
          <table:table-cell table:style-name="ce432"/>
          <table:table-cell table:style-name="ce465"/>
          <table:table-cell table:number-columns-repeated="1017"/>
        </table:table-row>
        <table:table-row table:style-name="ro50">
          <table:table-cell table:style-name="ce412" table:number-columns-spanned="6" table:number-rows-spanned="5"/>
          <table:covered-table-cell table:number-columns-repeated="5" table:style-name="ce446"/>
          <table:table-cell table:style-name="ce465"/>
          <table:table-cell table:number-columns-repeated="1017"/>
        </table:table-row>
        <table:table-row table:style-name="ro50">
          <table:covered-table-cell table:style-name="ce413"/>
          <table:covered-table-cell table:number-columns-repeated="5" table:style-name="ce446"/>
          <table:table-cell table:style-name="ce465"/>
          <table:table-cell table:number-columns-repeated="1017"/>
        </table:table-row>
        <table:table-row table:style-name="ro50">
          <table:covered-table-cell table:style-name="ce413"/>
          <table:covered-table-cell table:number-columns-repeated="5" table:style-name="ce446"/>
          <table:table-cell table:style-name="ce465"/>
          <table:table-cell table:number-columns-repeated="1017"/>
        </table:table-row>
        <table:table-row table:style-name="ro50">
          <table:covered-table-cell table:style-name="ce413"/>
          <table:covered-table-cell table:number-columns-repeated="5" table:style-name="ce446"/>
          <table:table-cell table:style-name="ce465"/>
          <table:table-cell table:number-columns-repeated="1017"/>
        </table:table-row>
        <table:table-row table:style-name="ro50">
          <table:covered-table-cell table:style-name="ce412"/>
          <table:covered-table-cell table:number-columns-repeated="5" table:style-name="ce447"/>
          <table:table-cell table:style-name="ce467"/>
          <table:table-cell table:number-columns-repeated="1017"/>
        </table:table-row>
        <table:table-row table:style-name="ro50" table:number-rows-repeated="1048494">
          <table:table-cell table:number-columns-repeated="1024"/>
        </table:table-row>
        <table:table-row table:style-name="ro50">
          <table:table-cell table:number-columns-repeated="1024"/>
        </table:table-row>
        <table:named-expressions>
          <table:named-range table:name="_xlnm.Print_Area" table:base-cell-address="$Instructions.$A$1" table:cell-range-address="$'Banking product- Eligibility'.$A$1:.$F$76" table:range-usable-as="print-range"/>
        </table:named-expressions>
      </table:table>
      <table:table table:name="Express BT" table:style-name="ta15" table:protected="true" table:protection-key="sHbLKBrsXbmhuH0oqtIhgGcltWQ=">
        <table:table-column table:style-name="co89" table:default-cell-style-name="Default"/>
        <table:table-column table:style-name="co90" table:default-cell-style-name="Default"/>
        <table:table-column table:style-name="co91" table:default-cell-style-name="Default"/>
        <table:table-column table:style-name="co61" table:number-columns-repeated="250" table:default-cell-style-name="Default"/>
        <table:table-column table:style-name="co92" table:default-cell-style-name="Default"/>
        <table:table-column table:style-name="co61" table:number-columns-repeated="770" table:default-cell-style-name="Default"/>
        <table:table-row table:style-name="ro11" table:visibility="collapse">
          <table:table-cell table:style-name="ce248" office:value-type="string">
            <text:p>Parameters</text:p>
          </table:table-cell>
          <table:table-cell table:style-name="ce248" office:value-type="string">
            <text:p>Enter/select values</text:p>
          </table:table-cell>
          <table:table-cell table:number-columns-repeated="1022"/>
        </table:table-row>
        <table:table-row table:style-name="ro7" table:visibility="collapse">
          <table:table-cell table:style-name="ce478" office:value-type="string">
            <text:p>Principal Outstanding</text:p>
          </table:table-cell>
          <table:table-cell table:style-name="ce226" table:formula="of:=[$'Variant Inputs &amp; Comparison'.F4]" office:value-type="float" office:value="270">
            <text:p>270</text:p>
          </table:table-cell>
          <table:table-cell table:number-columns-repeated="1022"/>
        </table:table-row>
        <table:table-row table:style-name="ro7" table:visibility="collapse">
          <table:table-cell table:style-name="ce478" office:value-type="string">
            <text:p>Pre-Closure Charges</text:p>
          </table:table-cell>
          <table:table-cell table:style-name="ce226" table:formula="of:=[$'Variant Inputs &amp; Comparison'.F5]" office:value-type="float" office:value="5">
            <text:p>5</text:p>
          </table:table-cell>
          <table:table-cell table:number-columns-repeated="1022"/>
        </table:table-row>
        <table:table-row table:style-name="ro7" table:visibility="collapse">
          <table:table-cell table:style-name="ce479" office:value-type="string">
            <text:p>No of EMIS paid</text:p>
          </table:table-cell>
          <table:table-cell table:style-name="ce226" table:formula="of:=[$'Variant Inputs &amp; Comparison'.F6]" office:value-type="float" office:value="12">
            <text:p>12</text:p>
          </table:table-cell>
          <table:table-cell table:number-columns-repeated="11"/>
          <table:table-cell table:style-name="ce480" office:value-type="string">
            <text:p>EMI per Lac</text:p>
          </table:table-cell>
          <table:table-cell table:style-name="ce484" table:formula="of:=PMT([$Eligibility.F21]/12;MIN(180;[$'Express BT'.B6]);-100000)" office:value-type="currency" office:currency="₹" office:value="1093.03237921507">
            <text:p>₹1,093.03</text:p>
          </table:table-cell>
          <table:table-cell table:number-columns-repeated="1009"/>
        </table:table-row>
        <table:table-row table:style-name="ro7" table:visibility="collapse">
          <table:table-cell table:style-name="ce479" office:value-type="string">
            <text:p>Current EMI</text:p>
          </table:table-cell>
          <table:table-cell table:style-name="ce226" table:formula="of:=[$'Variant Inputs &amp; Comparison'.F7]" office:value-type="float" office:value="400000">
            <text:p>400000</text:p>
          </table:table-cell>
          <table:table-cell table:number-columns-repeated="1022"/>
        </table:table-row>
        <table:table-row table:style-name="ro7" table:visibility="collapse">
          <table:table-cell table:style-name="ce479" office:value-type="string">
            <text:p>Original Tenure</text:p>
          </table:table-cell>
          <table:table-cell table:style-name="ce226" table:formula="of:=[$'Variant Inputs &amp; Comparison'.F8]" office:value-type="float" office:value="240">
            <text:p>240</text:p>
          </table:table-cell>
          <table:table-cell table:number-columns-repeated="1022"/>
        </table:table-row>
        <table:table-row table:style-name="ro7" table:visibility="collapse">
          <table:table-cell table:style-name="ce479" office:value-type="string">
            <text:p>Product</text:p>
          </table:table-cell>
          <table:table-cell table:style-name="ce226" table:formula="of:=[$'Variant Inputs &amp; Comparison'.B6]" office:value-type="string" office:string-value="Home Loan">
            <text:p>Home Loan</text:p>
          </table:table-cell>
          <table:table-cell table:number-columns-repeated="1022"/>
        </table:table-row>
        <table:table-row table:style-name="ro7" table:visibility="collapse">
          <table:table-cell table:style-name="ce480"/>
          <table:table-cell table:number-columns-repeated="1023"/>
        </table:table-row>
        <table:table-row table:style-name="ro7" table:visibility="collapse">
          <table:table-cell table:number-columns-repeated="253"/>
          <table:table-cell table:style-name="ce480" office:value-type="string">
            <text:p>LAP</text:p>
          </table:table-cell>
          <table:table-cell/>
          <table:table-cell table:style-name="ce480" office:value-type="string">
            <text:p>HL</text:p>
          </table:table-cell>
          <table:table-cell table:number-columns-repeated="768"/>
        </table:table-row>
        <table:table-row table:style-name="ro7">
          <table:table-cell table:style-name="ce479" office:value-type="string">
            <text:p>Topup Amount (Only in case of Non HL)</text:p>
          </table:table-cell>
          <table:table-cell table:style-name="ce298" table:formula="of:=+[.B4]*[.B5]*1.25/100000" office:value-type="float" office:value="60">
            <text:p>60.00 </text:p>
          </table:table-cell>
          <table:table-cell table:style-name="ce480" office:value-type="string">
            <text:p>Topup post final loan</text:p>
          </table:table-cell>
          <table:table-cell table:number-columns-repeated="250"/>
          <table:table-cell table:style-name="ce480" office:value-type="string">
            <text:p>HDFC Bank</text:p>
          </table:table-cell>
          <table:table-cell office:value-type="float" office:value="18">
            <text:p>18</text:p>
          </table:table-cell>
          <table:table-cell table:style-name="ce480" office:value-type="string">
            <text:p>MNC Bank</text:p>
          </table:table-cell>
          <table:table-cell office:value-type="float" office:value="12">
            <text:p>12</text:p>
          </table:table-cell>
          <table:table-cell table:number-columns-repeated="767"/>
        </table:table-row>
        <table:table-row table:style-name="ro7">
          <table:table-cell table:number-columns-repeated="253"/>
          <table:table-cell table:style-name="ce480" office:value-type="string">
            <text:p>Axis Bank</text:p>
          </table:table-cell>
          <table:table-cell office:value-type="float" office:value="18">
            <text:p>18</text:p>
          </table:table-cell>
          <table:table-cell table:style-name="ce480" office:value-type="string">
            <text:p>Public Sector Bank</text:p>
          </table:table-cell>
          <table:table-cell table:style-name="ce480" office:value-type="float" office:value="12">
            <text:p>12</text:p>
          </table:table-cell>
          <table:table-cell table:number-columns-repeated="767"/>
        </table:table-row>
        <table:table-row table:style-name="ro7">
          <table:table-cell table:style-name="ce478" office:value-type="string">
            <text:p>Loan amount as per Express BT Method</text:p>
          </table:table-cell>
          <table:table-cell table:style-name="ce298" table:formula="of:=IF([.B7]=&quot;Home Loan&quot;;IF([.B4]&lt;=24;MIN([.B5]*1.15/[$Eligibility.F22];1*[$'Variant Inputs &amp; Comparison'.F9]);MIN([.B5]*1.15/[$Eligibility.F22];1.3*[$'Variant Inputs &amp; Comparison'.F9]));[.B2]+[.B3]+[.B10])" office:value-type="float" office:value="400">
            <text:p>400.00 </text:p>
          </table:table-cell>
          <table:table-cell table:number-columns-repeated="251"/>
          <table:table-cell table:style-name="ce480" office:value-type="string">
            <text:p>Kotak Mahindra Bank</text:p>
          </table:table-cell>
          <table:table-cell office:value-type="float" office:value="18">
            <text:p>18</text:p>
          </table:table-cell>
          <table:table-cell table:style-name="ce480" office:value-type="string">
            <text:p>Private Sector Bank</text:p>
          </table:table-cell>
          <table:table-cell office:value-type="float" office:value="12">
            <text:p>12</text:p>
          </table:table-cell>
          <table:table-cell table:number-columns-repeated="767"/>
        </table:table-row>
        <table:table-row table:style-name="ro7">
          <table:table-cell table:number-columns-repeated="4"/>
          <table:table-cell table:style-name="ce480"/>
          <table:table-cell table:number-columns-repeated="248"/>
          <table:table-cell table:style-name="ce480" office:value-type="string">
            <text:p>Indus ind Bank</text:p>
          </table:table-cell>
          <table:table-cell office:value-type="float" office:value="18">
            <text:p>18</text:p>
          </table:table-cell>
          <table:table-cell table:style-name="ce480" office:value-type="string">
            <text:p>LIC HFL</text:p>
          </table:table-cell>
          <table:table-cell office:value-type="float" office:value="12">
            <text:p>12</text:p>
          </table:table-cell>
          <table:table-cell table:number-columns-repeated="767"/>
        </table:table-row>
        <table:table-row table:style-name="ro7">
          <table:table-cell table:style-name="ce478" office:value-type="string">
            <text:p>Loan Amount as per LTV</text:p>
          </table:table-cell>
          <table:table-cell table:style-name="ce298" table:formula="of:=IF(OR([$'GTP - Eligibility'.B7]=&quot;Home Loan&quot;;LEFT([$'GTP - Eligibility'.B7];17)=&quot;Topup - Home Loan&quot;);[$'GTP - Eligibility'.Z25];[$'GTP - Eligibility'.Z25])" office:value-type="float" office:value="24.5">
            <text:p>24.50 </text:p>
          </table:table-cell>
          <table:table-cell table:number-columns-repeated="251"/>
          <table:table-cell table:style-name="ce480" office:value-type="string">
            <text:p>Karur Vysya Bank</text:p>
          </table:table-cell>
          <table:table-cell office:value-type="float" office:value="18">
            <text:p>18</text:p>
          </table:table-cell>
          <table:table-cell table:style-name="ce480" office:value-type="string">
            <text:p>HDFC Ltd</text:p>
          </table:table-cell>
          <table:table-cell office:value-type="float" office:value="12">
            <text:p>12</text:p>
          </table:table-cell>
          <table:table-cell table:number-columns-repeated="767"/>
        </table:table-row>
        <table:table-row table:style-name="ro7">
          <table:table-cell table:number-columns-repeated="253"/>
          <table:table-cell table:style-name="ce480" office:value-type="string">
            <text:p>Ratnakar Bank</text:p>
          </table:table-cell>
          <table:table-cell office:value-type="float" office:value="18">
            <text:p>18</text:p>
          </table:table-cell>
          <table:table-cell table:style-name="ce480" office:value-type="string">
            <text:p>IDBI HFC</text:p>
          </table:table-cell>
          <table:table-cell office:value-type="float" office:value="12">
            <text:p>12</text:p>
          </table:table-cell>
          <table:table-cell table:number-columns-repeated="767"/>
        </table:table-row>
        <table:table-row table:style-name="ro7">
          <table:table-cell table:style-name="ce478" office:value-type="string">
            <text:p>Loan Amount as per ADB</text:p>
          </table:table-cell>
          <table:table-cell table:style-name="ce298" table:formula="of:=[$'Daily balance'.B18]/1.25/[.O4]" office:value-type="float" office:value="0">
            <text:p>- </text:p>
          </table:table-cell>
          <table:table-cell table:number-columns-repeated="251"/>
          <table:table-cell table:style-name="ce480" office:value-type="string">
            <text:p>Citibank</text:p>
          </table:table-cell>
          <table:table-cell office:value-type="float" office:value="18">
            <text:p>18</text:p>
          </table:table-cell>
          <table:table-cell table:style-name="ce480" office:value-type="string">
            <text:p>Saraswat Co-op Bank</text:p>
          </table:table-cell>
          <table:table-cell office:value-type="float" office:value="12">
            <text:p>12</text:p>
          </table:table-cell>
          <table:table-cell table:number-columns-repeated="767"/>
        </table:table-row>
        <table:table-row table:style-name="ro7">
          <table:table-cell table:number-columns-repeated="253"/>
          <table:table-cell table:style-name="ce480" office:value-type="string">
            <text:p>Standard Chartered Bank</text:p>
          </table:table-cell>
          <table:table-cell office:value-type="float" office:value="18">
            <text:p>18</text:p>
          </table:table-cell>
          <table:table-cell table:style-name="ce480" office:value-type="string">
            <text:p>Shamrao Vithal Co-op Bank</text:p>
          </table:table-cell>
          <table:table-cell office:value-type="float" office:value="12">
            <text:p>12</text:p>
          </table:table-cell>
          <table:table-cell table:number-columns-repeated="767"/>
        </table:table-row>
        <table:table-row table:style-name="ro53">
          <table:table-cell table:style-name="ce478" office:value-type="string">
            <text:p>Loan amount as per location CAP</text:p>
          </table:table-cell>
          <table:table-cell table:style-name="ce298" table:formula="of:=[$'Banking product- Eligibility'.IR14]" office:value-type="float" office:value="300">
            <text:p>300.00 </text:p>
          </table:table-cell>
          <table:table-cell table:number-columns-repeated="251"/>
          <table:table-cell table:style-name="ce480" office:value-type="string">
            <text:p>HSBC and</text:p>
          </table:table-cell>
          <table:table-cell office:value-type="float" office:value="18">
            <text:p>18</text:p>
          </table:table-cell>
          <table:table-cell table:style-name="ce480" office:value-type="string">
            <text:p>Bajaj Finserve</text:p>
          </table:table-cell>
          <table:table-cell office:value-type="float" office:value="24">
            <text:p>24</text:p>
          </table:table-cell>
          <table:table-cell table:number-columns-repeated="767"/>
        </table:table-row>
        <table:table-row table:style-name="ro53">
          <table:table-cell table:number-columns-repeated="253"/>
          <table:table-cell table:style-name="ce480" office:value-type="string">
            <text:p>Deutsche Bank.</text:p>
          </table:table-cell>
          <table:table-cell office:value-type="float" office:value="18">
            <text:p>18</text:p>
          </table:table-cell>
          <table:table-cell table:style-name="ce480" office:value-type="string">
            <text:p>Indiabulls</text:p>
          </table:table-cell>
          <table:table-cell office:value-type="float" office:value="24">
            <text:p>24</text:p>
          </table:table-cell>
          <table:table-cell table:number-columns-repeated="767"/>
        </table:table-row>
        <table:table-row table:style-name="ro35">
          <table:table-cell table:style-name="ce478" office:value-type="string">
            <text:p>Loan Amount as per Normal Eligibility at 1.5 times normal FOIR</text:p>
          </table:table-cell>
          <table:table-cell table:style-name="ce298" table:formula="of:=(1.275*[$Eligibility.F16]-[$Eligibility.F17])/[$'GTP - Eligibility'.Z12]" office:value-type="float" office:value="37.4219071894043">
            <text:p>37.42 </text:p>
          </table:table-cell>
          <table:table-cell table:number-columns-repeated="251"/>
          <table:table-cell table:style-name="ce480" office:value-type="string">
            <text:p>State Bank of India and its associates</text:p>
          </table:table-cell>
          <table:table-cell office:value-type="float" office:value="18">
            <text:p>18</text:p>
          </table:table-cell>
          <table:table-cell table:style-name="ce480" office:value-type="string">
            <text:p>Reliance</text:p>
          </table:table-cell>
          <table:table-cell office:value-type="float" office:value="24">
            <text:p>24</text:p>
          </table:table-cell>
          <table:table-cell table:number-columns-repeated="767"/>
        </table:table-row>
        <table:table-row table:style-name="ro20" table:number-rows-repeated="2">
          <table:table-cell table:style-name="ce478"/>
          <table:table-cell table:number-columns-repeated="252"/>
          <table:table-cell table:style-name="ce480"/>
          <table:table-cell/>
          <table:table-cell table:style-name="ce480"/>
          <table:table-cell table:number-columns-repeated="768"/>
        </table:table-row>
        <table:table-row table:style-name="ro54">
          <table:table-cell table:style-name="ce481" office:value-type="string">
            <text:p>Applicable Other than Home Loans</text:p>
          </table:table-cell>
          <table:table-cell table:style-name="ce481" office:value-type="string">
            <text:p>Total Loan Amount</text:p>
          </table:table-cell>
          <table:table-cell table:style-name="ce482" office:value-type="string">
            <text:p>Topup Amount</text:p>
          </table:table-cell>
          <table:table-cell table:number-columns-repeated="250"/>
          <table:table-cell table:style-name="ce480" office:value-type="string">
            <text:p>Canara Bank</text:p>
          </table:table-cell>
          <table:table-cell office:value-type="float" office:value="18">
            <text:p>18</text:p>
          </table:table-cell>
          <table:table-cell table:style-name="ce480" office:value-type="string">
            <text:p>DHFL</text:p>
          </table:table-cell>
          <table:table-cell office:value-type="float" office:value="24">
            <text:p>24</text:p>
          </table:table-cell>
          <table:table-cell table:number-columns-repeated="767"/>
        </table:table-row>
        <table:table-row table:style-name="ro20">
          <table:table-cell table:style-name="ce479" office:value-type="string">
            <text:p>Loan amount - RAAC</text:p>
          </table:table-cell>
          <table:table-cell table:style-name="ce298" table:formula="of:=MIN([.B20];[.B18];[.B16];[.B14];[.B12];300)" office:value-type="float" office:value="0">
            <text:p>- </text:p>
          </table:table-cell>
          <table:table-cell table:style-name="ce298" table:formula="of:=[.B24]-[.$B$2]" office:value-type="float" office:value="-270">
            <text:p><text:s/>(270.00)</text:p>
          </table:table-cell>
          <table:table-cell table:number-columns-repeated="250"/>
          <table:table-cell table:style-name="ce480" office:value-type="string">
            <text:p>Bank of India</text:p>
          </table:table-cell>
          <table:table-cell office:value-type="float" office:value="18">
            <text:p>18</text:p>
          </table:table-cell>
          <table:table-cell table:number-columns-repeated="769"/>
        </table:table-row>
        <table:table-row table:style-name="ro54">
          <table:table-cell table:style-name="ce479" office:value-type="string">
            <text:p>Loan amount - NFA - Location Amount - L1</text:p>
          </table:table-cell>
          <table:table-cell table:style-name="ce298" table:formula="of:=MIN([.B20];[.B16];[.B14];[.B12];300)" office:value-type="float" office:value="0">
            <text:p>- </text:p>
          </table:table-cell>
          <table:table-cell table:style-name="ce298" table:formula="of:=[.B25]-[.$B$2]" office:value-type="float" office:value="-270">
            <text:p><text:s/>(270.00)</text:p>
          </table:table-cell>
          <table:table-cell table:number-columns-repeated="250"/>
          <table:table-cell table:style-name="ce480" office:value-type="string">
            <text:p>Punjab National Bank</text:p>
          </table:table-cell>
          <table:table-cell office:value-type="float" office:value="18">
            <text:p>18</text:p>
          </table:table-cell>
          <table:table-cell table:number-columns-repeated="769"/>
        </table:table-row>
        <table:table-row table:style-name="ro20">
          <table:table-cell table:style-name="ce479" office:value-type="string">
            <text:p>Loan amount - NFA - Head CPG - Max Amount</text:p>
          </table:table-cell>
          <table:table-cell table:style-name="ce298" table:formula="of:=MIN([.B20];[.B16];[.B14];[.B12])" office:value-type="float" office:value="0">
            <text:p>- </text:p>
          </table:table-cell>
          <table:table-cell table:style-name="ce298" table:formula="of:=[.B26]-[.$B$2]" office:value-type="float" office:value="-270">
            <text:p><text:s/>(270.00)</text:p>
          </table:table-cell>
          <table:table-cell table:number-columns-repeated="250"/>
          <table:table-cell table:style-name="ce480" office:value-type="string">
            <text:p>Union Bank of India</text:p>
          </table:table-cell>
          <table:table-cell office:value-type="float" office:value="18">
            <text:p>18</text:p>
          </table:table-cell>
          <table:table-cell table:number-columns-repeated="769"/>
        </table:table-row>
        <table:table-row table:style-name="ro20">
          <table:table-cell table:style-name="ce479" office:value-type="string">
            <text:p>Loan amount - NFA - Head CPG - LTV</text:p>
          </table:table-cell>
          <table:table-cell table:style-name="ce298" table:formula="of:=MIN([.B20];[.B16];[$'Banking product- Eligibility'.IR44]/100000;[.B12])" office:value-type="float" office:value="0">
            <text:p>- </text:p>
          </table:table-cell>
          <table:table-cell table:style-name="ce298" table:formula="of:=[.B27]-[.$B$2]" office:value-type="float" office:value="-270">
            <text:p><text:s/>(270.00)</text:p>
          </table:table-cell>
          <table:table-cell table:number-columns-repeated="250"/>
          <table:table-cell table:style-name="ce480" office:value-type="string">
            <text:p>Indian Overseas Bank</text:p>
          </table:table-cell>
          <table:table-cell office:value-type="float" office:value="18">
            <text:p>18</text:p>
          </table:table-cell>
          <table:table-cell table:number-columns-repeated="769"/>
        </table:table-row>
        <table:table-row table:style-name="ro20">
          <table:table-cell table:number-columns-repeated="253"/>
          <table:table-cell table:style-name="ce480" office:value-type="string">
            <text:p>Bank of Baroda</text:p>
          </table:table-cell>
          <table:table-cell office:value-type="float" office:value="18">
            <text:p>18</text:p>
          </table:table-cell>
          <table:table-cell table:number-columns-repeated="769"/>
        </table:table-row>
        <table:table-row table:style-name="ro20">
          <table:table-cell table:number-columns-repeated="253"/>
          <table:table-cell table:style-name="ce480" office:value-type="string">
            <text:p>HDFC Ltd</text:p>
          </table:table-cell>
          <table:table-cell office:value-type="float" office:value="18">
            <text:p>18</text:p>
          </table:table-cell>
          <table:table-cell table:number-columns-repeated="769"/>
        </table:table-row>
        <table:table-row table:style-name="ro54">
          <table:table-cell table:style-name="ce479" office:value-type="string">
            <text:p>Applicable Only for Home Loan</text:p>
          </table:table-cell>
          <table:table-cell table:number-columns-repeated="252"/>
          <table:table-cell table:style-name="ce480" office:value-type="string">
            <text:p>Bajaj Finserve</text:p>
          </table:table-cell>
          <table:table-cell office:value-type="float" office:value="24">
            <text:p>24</text:p>
          </table:table-cell>
          <table:table-cell table:number-columns-repeated="769"/>
        </table:table-row>
        <table:table-row table:style-name="ro54">
          <table:table-cell table:style-name="ce479" office:value-type="string">
            <text:p>Loan Amount</text:p>
          </table:table-cell>
          <table:table-cell table:style-name="ce298" table:formula="of:=IF([.B32]=&quot;Not Applicable&quot;;&quot;Not applicable&quot;;MIN([.B12];[.B14];[.B16];[.B18];[.B2]+[.B32]))" office:value-type="float" office:value="0">
            <text:p>- </text:p>
          </table:table-cell>
          <table:table-cell table:style-name="ce483"/>
          <table:table-cell table:number-columns-repeated="250"/>
          <table:table-cell table:style-name="ce480" office:value-type="string">
            <text:p>LIC HFL</text:p>
          </table:table-cell>
          <table:table-cell office:value-type="float" office:value="24">
            <text:p>24</text:p>
          </table:table-cell>
          <table:table-cell table:number-columns-repeated="769"/>
        </table:table-row>
        <table:table-row table:style-name="ro54">
          <table:table-cell table:style-name="ce479" office:value-type="string">
            <text:p>Topup Amount in case of HL</text:p>
          </table:table-cell>
          <table:table-cell table:style-name="ce298" table:formula="of:=IF([.B7]=&quot;Home Loan&quot;;IF(VLOOKUP([$'Variant Inputs &amp; Comparison'.B3];[$'Banking product- Eligibility'.$IL$21:$'Banking product- Eligibility'.$IN$39];3;0)&gt;[$'Express BT'.B12]-[$'Express BT'.B2];[$'Express BT'.B12]-[$'Express BT'.B2];VLOOKUP([$'Variant Inputs &amp; Comparison'.B3];[$'Banking product- Eligibility'.$IL$21:$'Banking product- Eligibility'.$IN$39];3;0));&quot;Not Applicable&quot;)" office:value-type="float" office:value="100">
            <text:p>100.00 </text:p>
          </table:table-cell>
          <table:table-cell table:number-columns-repeated="251"/>
          <table:table-cell table:style-name="ce480" office:value-type="string">
            <text:p>Reliance</text:p>
          </table:table-cell>
          <table:table-cell office:value-type="float" office:value="24">
            <text:p>24</text:p>
          </table:table-cell>
          <table:table-cell table:number-columns-repeated="769"/>
        </table:table-row>
        <table:table-row table:style-name="ro20">
          <table:table-cell table:style-name="ce479" office:value-type="string">
            <text:p>Loan amount - NFA - Head CPG - Max Amount</text:p>
          </table:table-cell>
          <table:table-cell table:style-name="ce298" table:formula="of:=IF([.B32]=&quot;Not Applicable&quot;;&quot;Not applicable&quot;;IF([.B31]-[.B2]&gt;[.B32];[.B31]-[.B2];[.B32]))" office:value-type="float" office:value="100">
            <text:p>100.00 </text:p>
          </table:table-cell>
          <table:table-cell table:number-columns-repeated="251"/>
          <table:table-cell table:style-name="ce480" office:value-type="string">
            <text:p>DHFL</text:p>
          </table:table-cell>
          <table:table-cell office:value-type="float" office:value="24">
            <text:p>24</text:p>
          </table:table-cell>
          <table:table-cell table:number-columns-repeated="769"/>
        </table:table-row>
        <table:table-row table:style-name="ro54">
          <table:table-cell table:number-columns-repeated="253"/>
          <table:table-cell table:style-name="ce480" office:value-type="string">
            <text:p>Indiabulls</text:p>
          </table:table-cell>
          <table:table-cell office:value-type="float" office:value="24">
            <text:p>24</text:p>
          </table:table-cell>
          <table:table-cell table:number-columns-repeated="769"/>
        </table:table-row>
        <table:table-row table:style-name="ro7" table:number-rows-repeated="1048541">
          <table:table-cell table:number-columns-repeated="1024"/>
        </table:table-row>
        <table:table-row table:style-name="ro7">
          <table:table-cell table:number-columns-repeated="1024"/>
        </table:table-row>
        <table:named-expressions/>
      </table:table>
      <table:table table:name="LOD&amp;LOS" table:style-name="ta3">
        <table:table-column table:style-name="co10" table:number-columns-repeated="7" table:default-cell-style-name="Default"/>
        <table:table-row table:style-name="ro20">
          <table:table-cell table:style-name="ce485" table:number-columns-spanned="7" table:number-rows-spanned="1"/>
          <table:covered-table-cell table:number-columns-repeated="6" table:style-name="ce485"/>
        </table:table-row>
        <table:table-row table:style-name="ro55">
          <table:table-cell table:style-name="ce485" office:value-type="string">
            <text:p>Sr. No.</text:p>
          </table:table-cell>
          <table:table-cell table:style-name="ce485" office:value-type="string">
            <text:p>Name of the Person</text:p>
          </table:table-cell>
          <table:table-cell table:style-name="ce485" office:value-type="string">
            <text:p>Type of Shares</text:p>
          </table:table-cell>
          <table:table-cell table:style-name="ce485" office:value-type="string">
            <text:p>Total No. of Shares</text:p>
          </table:table-cell>
          <table:table-cell table:style-name="ce485" office:value-type="string">
            <text:p>% age</text:p>
          </table:table-cell>
          <table:table-cell table:style-name="ce485" office:value-type="string">
            <text:p>Relation</text:p>
          </table:table-cell>
          <table:table-cell table:style-name="ce485" office:value-type="string">
            <text:p>Director</text:p>
          </table:table-cell>
        </table:table-row>
        <table:table-row table:style-name="ro20">
          <table:table-cell table:style-name="ce486" office:value-type="float" office:value="1">
            <text:p>1</text:p>
          </table:table-cell>
          <table:table-cell table:style-name="ce486"/>
          <table:table-cell table:style-name="ce486" office:value-type="string">
            <text:p>Equity</text:p>
          </table:table-cell>
          <table:table-cell table:style-name="ce486"/>
          <table:table-cell table:style-name="ce488" table:formula="of:=[.D3]/[.D18]%" office:value-type="float" office:value="0">
            <text:p>#DIV/0!</text:p>
          </table:table-cell>
          <table:table-cell table:style-name="ce486"/>
          <table:table-cell table:style-name="ce486" office:value-type="string">
            <text:p>Yes</text:p>
          </table:table-cell>
        </table:table-row>
        <table:table-row table:style-name="ro20">
          <table:table-cell table:style-name="ce486" office:value-type="float" office:value="2">
            <text:p>2</text:p>
          </table:table-cell>
          <table:table-cell table:style-name="ce486"/>
          <table:table-cell table:style-name="ce486" office:value-type="string">
            <text:p>Equity</text:p>
          </table:table-cell>
          <table:table-cell table:style-name="ce486"/>
          <table:table-cell table:style-name="ce488" table:formula="of:=[.D4]/[.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3">
            <text:p>3</text:p>
          </table:table-cell>
          <table:table-cell table:style-name="ce486"/>
          <table:table-cell table:style-name="ce486" office:value-type="string">
            <text:p>Equity</text:p>
          </table:table-cell>
          <table:table-cell table:style-name="ce486"/>
          <table:table-cell table:style-name="ce488" table:formula="of:=[.D5]/[.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4">
            <text:p>4</text:p>
          </table:table-cell>
          <table:table-cell table:style-name="ce486"/>
          <table:table-cell table:style-name="ce486" office:value-type="string">
            <text:p>Equity</text:p>
          </table:table-cell>
          <table:table-cell table:style-name="ce486"/>
          <table:table-cell table:style-name="ce488" table:formula="of:=[.D6]/[.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5">
            <text:p>5</text:p>
          </table:table-cell>
          <table:table-cell table:style-name="ce486"/>
          <table:table-cell table:style-name="ce486" office:value-type="string">
            <text:p>Equity</text:p>
          </table:table-cell>
          <table:table-cell table:style-name="ce486"/>
          <table:table-cell table:style-name="ce488" table:formula="of:=[.D7]/[.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6">
            <text:p>6</text:p>
          </table:table-cell>
          <table:table-cell table:style-name="ce486"/>
          <table:table-cell table:style-name="ce486" office:value-type="string">
            <text:p>Equity</text:p>
          </table:table-cell>
          <table:table-cell table:style-name="ce486"/>
          <table:table-cell table:style-name="ce488" table:formula="of:=[.D8]/[.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7">
            <text:p>7</text:p>
          </table:table-cell>
          <table:table-cell table:style-name="ce486"/>
          <table:table-cell table:style-name="ce486" office:value-type="string">
            <text:p>Equity</text:p>
          </table:table-cell>
          <table:table-cell table:style-name="ce486"/>
          <table:table-cell table:style-name="ce488" table:formula="of:=[.D9]/[.D10]%"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8">
            <text:p>8</text:p>
          </table:table-cell>
          <table:table-cell table:style-name="ce486"/>
          <table:table-cell table:style-name="ce486" office:value-type="string">
            <text:p>Equity</text:p>
          </table:table-cell>
          <table:table-cell table:style-name="ce486"/>
          <table:table-cell table:style-name="ce488" table:formula="of:=[.D10]/[.D11]%" office:value-type="float" office:value="0">
            <text:p>#DIV/0!</text:p>
          </table:table-cell>
          <table:table-cell table:style-name="ce486"/>
          <table:table-cell table:style-name="ce486" office:value-type="string">
            <text:p>Yes</text:p>
          </table:table-cell>
        </table:table-row>
        <table:table-row table:style-name="ro20">
          <table:table-cell table:style-name="ce486" office:value-type="float" office:value="9">
            <text:p>9</text:p>
          </table:table-cell>
          <table:table-cell table:style-name="ce486"/>
          <table:table-cell table:style-name="ce486" office:value-type="string">
            <text:p>Equity</text:p>
          </table:table-cell>
          <table:table-cell table:style-name="ce486"/>
          <table:table-cell table:style-name="ce488" table:formula="of:=[.D11]/[.D12]%"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0">
            <text:p>10</text:p>
          </table:table-cell>
          <table:table-cell table:style-name="ce486"/>
          <table:table-cell table:style-name="ce486" office:value-type="string">
            <text:p>Equity</text:p>
          </table:table-cell>
          <table:table-cell table:style-name="ce486"/>
          <table:table-cell table:style-name="ce488" table:formula="of:=[.D12]/[.D13]%"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1">
            <text:p>11</text:p>
          </table:table-cell>
          <table:table-cell table:style-name="ce486"/>
          <table:table-cell table:style-name="ce486" office:value-type="string">
            <text:p>Equity</text:p>
          </table:table-cell>
          <table:table-cell table:style-name="ce486"/>
          <table:table-cell table:style-name="ce488" table:formula="of:=[.D13]/[.D14]%"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2">
            <text:p>12</text:p>
          </table:table-cell>
          <table:table-cell table:style-name="ce486"/>
          <table:table-cell table:style-name="ce486" office:value-type="string">
            <text:p>Equity</text:p>
          </table:table-cell>
          <table:table-cell table:style-name="ce486"/>
          <table:table-cell table:style-name="ce488" table:formula="of:=[.D14]/[.D15]%"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3">
            <text:p>13</text:p>
          </table:table-cell>
          <table:table-cell table:style-name="ce486"/>
          <table:table-cell table:style-name="ce486" office:value-type="string">
            <text:p>Equity</text:p>
          </table:table-cell>
          <table:table-cell table:style-name="ce486"/>
          <table:table-cell table:style-name="ce488" table:formula="of:=[.D15]/[.D16]%"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4">
            <text:p>14</text:p>
          </table:table-cell>
          <table:table-cell table:style-name="ce486"/>
          <table:table-cell table:style-name="ce486" office:value-type="string">
            <text:p>Equity</text:p>
          </table:table-cell>
          <table:table-cell table:style-name="ce486"/>
          <table:table-cell table:style-name="ce488" table:formula="of:=[.D16]/[.D17]%"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6">
            <text:p>16</text:p>
          </table:table-cell>
          <table:table-cell table:style-name="ce486"/>
          <table:table-cell table:style-name="ce486" office:value-type="string">
            <text:p>Equity</text:p>
          </table:table-cell>
          <table:table-cell table:style-name="ce486"/>
          <table:table-cell table:style-name="ce488" table:formula="of:=[.D17]/[.D18]%" office:value-type="float" office:value="0">
            <text:p>#DIV/0!</text:p>
          </table:table-cell>
          <table:table-cell table:style-name="ce486"/>
          <table:table-cell table:style-name="ce486" office:value-type="string">
            <text:p>No</text:p>
          </table:table-cell>
        </table:table-row>
        <table:table-row table:style-name="ro56">
          <table:table-cell table:style-name="ce487" office:value-type="string">
            <text:p>Total</text:p>
          </table:table-cell>
          <table:table-cell table:style-name="ce487" table:number-columns-repeated="2"/>
          <table:table-cell table:style-name="ce487" table:formula="of:=SUM([.D3:.D17])" office:value-type="float" office:value="0">
            <text:p>0</text:p>
          </table:table-cell>
          <table:table-cell table:style-name="ce489" table:formula="of:=SUM([.E3:.E17])" office:value-type="float" office:value="0">
            <text:p>#DIV/0!</text:p>
          </table:table-cell>
          <table:table-cell table:style-name="ce487" table:number-columns-repeated="2"/>
        </table:table-row>
        <table:table-row table:style-name="ro20" table:number-rows-repeated="1048557">
          <table:table-cell table:number-columns-repeated="7"/>
        </table:table-row>
        <table:table-row table:style-name="ro20">
          <table:table-cell table:number-columns-repeated="7"/>
        </table:table-row>
        <table:named-expressions/>
      </table:table>
      <table:table table:name="Loans" table:style-name="ta3">
        <table:table-column table:style-name="co10" table:default-cell-style-name="ce125"/>
        <table:table-column table:style-name="co10" table:number-columns-repeated="2" table:default-cell-style-name="ce493"/>
        <table:table-row table:style-name="ro14">
          <table:table-cell table:style-name="ce490" table:number-columns-spanned="3" table:number-rows-spanned="1"/>
          <table:covered-table-cell table:number-columns-repeated="2" table:style-name="ce492"/>
        </table:table-row>
        <table:table-row table:style-name="ro14">
          <table:table-cell table:style-name="ce491" office:value-type="string">
            <text:p>Particulars</text:p>
          </table:table-cell>
          <table:table-cell table:style-name="ce492" office:value-type="string">
            <text:p>FY13</text:p>
          </table:table-cell>
          <table:table-cell table:style-name="ce492" office:value-type="string">
            <text:p>FY12</text:p>
          </table:table-cell>
        </table:table-row>
        <table:table-row table:style-name="ro14">
          <table:table-cell table:number-columns-repeated="3"/>
        </table:table-row>
        <table:table-row table:style-name="ro14">
          <table:table-cell table:number-columns-repeated="3"/>
        </table:table-row>
        <table:named-expressions/>
      </table:table>
      <table:table table:name="Comm Cibil" table:style-name="ta3">
        <table:table-column table:style-name="co10" table:default-cell-style-name="Default"/>
        <table:table-row table:style-name="ro20" table:number-rows-repeated="1048575">
          <table:table-cell/>
        </table:table-row>
        <table:table-row table:style-name="ro20">
          <table:table-cell/>
        </table:table-row>
        <table:named-expressions/>
      </table:table>
      <table:named-expressions>
        <table:named-range table:name="A" table:base-cell-address="$Instructions.$A$1" table:cell-range-address="$'Banking product- Eligibility'.$IV$5"/>
        <table:named-range table:name="B" table:base-cell-address="$Instructions.$A$1" table:cell-range-address="$'Banking product- Eligibility'.$IV$13"/>
        <table:named-expression table:name="bb" table:base-cell-address="$Instructions.$A$1" table:expression="#ref!"/>
        <table:named-expression table:name="Excel_BuiltIn_Print_Area_1" table:base-cell-address="$Instructions.$A$1" table:expression="&quot;$#REF!.$A$2:$F$25&quot;"/>
        <table:named-expression table:name="Excel_BuiltIn_Print_Area_2" table:base-cell-address="$Instructions.$A$1" table:expression="&quot;$#REF!.$A$1:$G$114&quot;"/>
        <table:named-expression table:name="lessthan3" table:base-cell-address="$Instructions.$A$1" table:expression="['file:///D:/Users/120127.ICICIBANKLTD/AppData/Local/Microsoft/Windows/Temporary%20Internet%20Files/Content.Outlook/4F4ZWR3C/Banking_product%20V4.xls'#$'Credit Summation'.$B$31]"/>
        <table:named-expression table:name="one" table:base-cell-address="$Instructions.$A$1" table:expression="#ref!"/>
        <table:named-range table:name="p" table:base-cell-address="$Instructions.$A$1" table:cell-range-address="$'Banking product- Eligibility'.$IV$15"/>
        <table:named-range table:name="Q" table:base-cell-address="$Instructions.$A$1" table:cell-range-address="$'Banking product- Eligibility'.$IV$16"/>
        <table:named-range table:name="RR" table:base-cell-address="$Instructions.$A$1" table:cell-range-address="$'Banking product- Eligibility'.$IV$17"/>
        <table:named-expression table:name="saurabh" table:base-cell-address="$Instructions.$A$1" table:expression="#ref!"/>
        <table:named-expression table:name="two" table:base-cell-address="$Instructions.$A$1" table:expression="#ref!"/>
        <table:named-expression table:name="Zer" table:base-cell-address="$Instructions.$A$1" table:expression="#ref!"/>
        <table:named-expression table:name="zero" table:base-cell-address="$Instructions.$A$1" table:expression="#ref!"/>
        <table:named-expression table:name="Zero1" table:base-cell-address="$Instructions.$A$1" table:expression="['file:///D:/Users/120127.ICICIBANKLTD/AppData/Local/Microsoft/Windows/Temporary%20Internet%20Files/Content.Outlook/4F4ZWR3C/Banking_product%20V4.xls'#$'Credit Summation'.$II$12]"/>
        <table:named-expression table:name="Zero2" table:base-cell-address="$Instructions.$A$1" table:expression="['file:///D:/Users/120127.ICICIBANKLTD/AppData/Local/Microsoft/Windows/Temporary%20Internet%20Files/Content.Outlook/4F4ZWR3C/Banking_product%20V4.xls'#$'Credit Summation'.$II$13]"/>
        <table:named-expression table:name="Zero3" table:base-cell-address="$Instructions.$A$1" table:expression="['file:///D:/Users/120127.ICICIBANKLTD/AppData/Local/Microsoft/Windows/Temporary%20Internet%20Files/Content.Outlook/4F4ZWR3C/Banking_product%20V4.xls'#$'Credit Summation'.$II$14]"/>
        <table:named-expression table:name="zerototal" table:base-cell-address="$Instructions.$A$1" table:expression="#ref!"/>
        <table:named-expression table:name="__shared_2_0_0" table:base-cell-address="$Instructions.$B$1" table:expression="[.A1]/[.$B$5]*100"/>
        <table:named-expression table:name="__shared_2_10_0" table:base-cell-address="$Instructions.$B$1" table:expression="([.A1]-[.C1])/[.C1]*100"/>
        <table:named-expression table:name="__shared_2_1_0" table:base-cell-address="$Instructions.$B$1" table:expression="[.A1]/[.$D$5]*100"/>
        <table:named-expression table:name="__shared_2_2_0" table:base-cell-address="$Instructions.$B$1" table:expression="[.A1]/[.$F$5]*100"/>
        <table:named-expression table:name="__shared_2_3_0" table:base-cell-address="$Instructions.$B$1" table:expression="[.A1]/[.$H$5]*100"/>
        <table:named-expression table:name="__shared_2_4_0" table:base-cell-address="$Instructions.$B$1" table:expression="[.A1]/[.$B$5]*100"/>
        <table:named-expression table:name="__shared_2_5_0" table:base-cell-address="$Instructions.$B$1" table:expression="[.A1]/[.$D$5]*100"/>
        <table:named-expression table:name="__shared_2_6_0" table:base-cell-address="$Instructions.$B$1" table:expression="[.A1]/[.$F$5]*100"/>
        <table:named-expression table:name="__shared_2_7_0" table:base-cell-address="$Instructions.$B$1" table:expression="[.A1]/[.$H$5]*100"/>
        <table:named-expression table:name="__shared_2_8_0" table:base-cell-address="$Instructions.$B$1" table:expression="([.A1]-[.C1])/[.C1]*100"/>
        <table:named-expression table:name="__shared_2_9_0" table:base-cell-address="$Instructions.$B$1" table:expression="([.A1]-[.C1])/[.C1]*100"/>
        <table:named-expression table:name="__shared_3_0_0" table:base-cell-address="$Instructions.$B$1" table:expression="[.A1]/[.$B$5]*100"/>
        <table:named-expression table:name="__shared_3_1_0" table:base-cell-address="$Instructions.$B$1" table:expression="[.A1]/[.$D$5]*100"/>
        <table:named-expression table:name="__shared_3_2_0" table:base-cell-address="$Instructions.$B$1" table:expression="[.A1]/[.$F$5]*100"/>
        <table:named-expression table:name="__shared_3_3_0" table:base-cell-address="$Instructions.$B$1" table:expression="[.A1]/[.$H$5]*100"/>
        <table:named-expression table:name="__shared_3_4_0" table:base-cell-address="$Instructions.$B$1" table:expression="([.A1]-[.C1])/[.C1]*100"/>
        <table:named-expression table:name="__shared_3_5_0" table:base-cell-address="$Instructions.$B$1" table:expression="([.A1]-[.C1])/[.C1]*100"/>
        <table:named-expression table:name="__shared_3_6_0" table:base-cell-address="$Instructions.$B$1" table:expression="([.A1]-[.C1])/[.C1]*100"/>
        <table:named-expression table:name="__shared_4_0_0" table:base-cell-address="$Instructions.$B$1" table:expression="[.A1]/[.$B$5]*100"/>
        <table:named-expression table:name="__shared_4_1_0" table:base-cell-address="$Instructions.$B$1" table:expression="[.A1]/[.$D$5]*100"/>
        <table:named-expression table:name="__shared_4_2_0" table:base-cell-address="$Instructions.$B$1" table:expression="[.A1]/[.$F$5]*100"/>
        <table:named-expression table:name="__shared_4_3_0" table:base-cell-address="$Instructions.$B$1" table:expression="[.A1]/[.$H$5]*100"/>
        <table:named-expression table:name="__shared_4_4_0" table:base-cell-address="$Instructions.$B$1" table:expression="([.A1]-[.C1])/[.C1]*100"/>
        <table:named-expression table:name="__shared_4_5_0" table:base-cell-address="$Instructions.$B$1" table:expression="([.A1]-[.C1])/[.C1]*100"/>
        <table:named-expression table:name="__shared_4_6_0" table:base-cell-address="$Instructions.$B$1" table:expression="([.A1]-[.C1])/[.C1]*100"/>
        <table:named-expression table:name="__shared_5_0_0" table:base-cell-address="$Instructions.$B$1" table:expression="[.A1]/[.$B$5]*100"/>
        <table:named-expression table:name="__shared_5_1_0" table:base-cell-address="$Instructions.$B$1" table:expression="[.A1]/[.$D$5]*100"/>
        <table:named-expression table:name="__shared_5_2_0" table:base-cell-address="$Instructions.$B$1" table:expression="[.A1]/[.$F$5]*100"/>
        <table:named-expression table:name="__shared_5_3_0" table:base-cell-address="$Instructions.$B$1" table:expression="[.A1]/[.$H$5]*100"/>
        <table:named-expression table:name="__shared_5_4_0" table:base-cell-address="$Instructions.$B$1" table:expression="([.A1]-[.C1])/[.C1]*100"/>
        <table:named-expression table:name="__shared_5_5_0" table:base-cell-address="$Instructions.$B$1" table:expression="([.A1]-[.C1])/[.C1]*100"/>
        <table:named-expression table:name="__shared_5_6_0" table:base-cell-address="$Instructions.$B$1" table:expression="([.A1]-[.C1])/[.C1]*100"/>
        <table:named-expression table:name="__shared_6_0_0" table:base-cell-address="$Instructions.$B$1" table:expression="[.A1]/[.$B$5]*100"/>
        <table:named-expression table:name="__shared_6_1_0" table:base-cell-address="$Instructions.$B$1" table:expression="[.A1]/[.$D$5]*100"/>
        <table:named-expression table:name="__shared_6_2_0" table:base-cell-address="$Instructions.$B$1" table:expression="[.A1]/[.$F$5]*100"/>
        <table:named-expression table:name="__shared_6_3_0" table:base-cell-address="$Instructions.$B$1" table:expression="[.A1]/[.$H$5]*100"/>
        <table:named-expression table:name="__shared_6_4_0" table:base-cell-address="$Instructions.$B$1" table:expression="([.A1]-[.C1])/[.C1]*100"/>
        <table:named-expression table:name="__shared_6_5_0" table:base-cell-address="$Instructions.$B$1" table:expression="([.A1]-[.C1])/[.C1]*100"/>
        <table:named-expression table:name="__shared_6_6_0" table:base-cell-address="$Instructions.$B$1" table:expression="([.A1]-[.C1])/[.C1]*100"/>
        <table:named-expression table:name="__shared_7_0_0" table:base-cell-address="$Instructions.$C$1" table:expression="([.A1]+[.B1])/2"/>
        <table:named-expression table:name="__shared_7_1_0" table:base-cell-address="$Instructions.$C$1" table:expression="+[.A1]*[.B1]"/>
        <table:named-expression table:name="__shared_8_0_0" table:base-cell-address="$Instructions.$A$13" table:expression="SUM([.A1:.A12])"/>
      </table:named-expressions>
      <table:database-ranges>
        <table:database-range table:name="__Anonymous_Sheet_DB__3" table:target-range-address="RTR.A1:RTR.Q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IN" style:font-name-asian="Segoe UI" style:language-asian="zh" style:country-asian="CN" style:font-name-complex="Tahoma"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24pt" style:language-asian="zh" style:country-asian="CN" style:font-size-complex="24pt" style:language-complex="hi" style:country-complex="IN"/>
    </style:default-style>
    <number:currency-style style:name="N117P0" style:volatile="true">
      <number:currency-symbol number:language="en" number:country="IN">₹</number:currency-symbol>
      <number:number number:decimal-places="2" number:min-integer-digits="1" number:grouping="true"/>
    </number:currency-style>
    <number:currency-style style:name="N117">
      <style:text-properties fo:color="#ff0000"/>
      <number:text>-</number:text>
      <number:currency-symbol number:language="en" number:country="IN">₹</number:currency-symbol>
      <number:number number:decimal-places="2" number:min-integer-digits="1" number:grouping="true"/>
      <style:map style:condition="value()&gt;=0" style:apply-style-name="N117P0"/>
    </number:currency-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8000" number:language="en" number:country="IN">
      <number:number number:min-integer-digits="1"/>
    </number:number-style>
    <number:percentage-style style:name="N8010" number:language="en" number:country="IN">
      <number:number number:decimal-places="0" number:min-integer-digits="1"/>
      <number:text>%</number:text>
    </number:percentage-style>
    <number:number-style style:name="N118">
      <number:number number:decimal-places="2" number:min-integer-digits="1" number:grouping="true"/>
      <number:text> </number:text>
    </number:number-style>
    <number:number-style style:name="N119">
      <number:text> (</number:text>
      <number:number number:decimal-places="2" number:min-integer-digits="1" number:grouping="true"/>
      <number:text>)</number:text>
    </number:number-style>
    <number:number-style style:name="N120">
      <number:text>-</number:text>
      <number:number number:decimal-places="0" number:min-integer-digits="0"/>
      <number:text> </number:text>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4">
      <number:number number:decimal-places="6" number:min-integer-digits="1"/>
    </number:number-style>
    <number:number-style style:name="N125">
      <number:number number:decimal-places="4" number:min-integer-digits="1"/>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number:text>
      <number:number number:decimal-places="2"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 </number:text>
      <number:number number:decimal-places="0" number:min-integer-digits="1" number:grouping="true"/>
    </number:number-style>
    <number:number-style style:name="N132">
      <number:text>₹ -</number:text>
      <number:number number:decimal-places="0" number:min-integer-digits="1" number:grouping="true"/>
      <style:map style:condition="value()&gt;=0" style:apply-style-name="N132P0"/>
    </number:number-style>
    <number:number-style style:name="N133P0" style:volatile="true">
      <number:text>₹ </number:text>
      <number:number number:decimal-places="0" number:min-integer-digits="1" number:grouping="true"/>
    </number:number-style>
    <number:number-style style:name="N133">
      <style:text-properties fo:color="#ff0000"/>
      <number:text>₹ -</number:text>
      <number:number number:decimal-places="0" number:min-integer-digits="1" number:grouping="true"/>
      <style:map style:condition="value()&gt;=0" style:apply-style-name="N133P0"/>
    </number:number-style>
    <number:number-style style:name="N134P0" style:volatile="true">
      <number:text>₹ </number:text>
      <number:number number:decimal-places="2" number:min-integer-digits="1" number:grouping="true"/>
    </number:number-style>
    <number:number-style style:name="N134">
      <number:text>₹ -</number:text>
      <number:number number:decimal-places="2" number:min-integer-digits="1" number:grouping="true"/>
      <style:map style:condition="value()&gt;=0" style:apply-style-name="N134P0"/>
    </number:number-style>
    <number:number-style style:name="N135P0" style:volatile="true">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number:text>-</number:text>
      <number:number number:decimal-places="2" number:min-integer-digits="1" number:grouping="true"/>
      <style:map style:condition="value()&gt;=0" style:apply-style-name="N137P0"/>
    </number:number-style>
    <number:number-style style:name="N138P0" style:volatile="true">
      <number:number number:decimal-places="2" number:min-integer-digits="1" number:grouping="true"/>
    </number:number-style>
    <number:number-style style:name="N138">
      <style:text-properties fo:color="#ff0000"/>
      <number:text>-</number:text>
      <number:number number:decimal-places="2" number:min-integer-digits="1" number:grouping="true"/>
      <style:map style:condition="value()&gt;=0" style:apply-style-name="N138P0"/>
    </number:number-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
      <number:text>-</number:text>
      <number:number number:decimal-places="2" number:min-integer-digits="1" number:grouping="true"/>
      <number:text> </number:text>
    </number:number-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text>.</number:text>
    </number:time-style>
    <number:number-style style:name="N147">
      <number:scientific-number number:decimal-places="1" number:min-integer-digits="3" number:min-exponent-digits="1"/>
    </number:number-style>
    <number:number-style style:name="N148">
      <number:number number:decimal-places="0" number:min-integer-digits="1"/>
      <number:text> </number:text>
    </number:number-style>
    <number:number-style style:name="N149">
      <number:text> (</number:text>
      <number:number number:decimal-places="0" number:min-integer-digits="1"/>
      <number:text>)</number:text>
    </number:number-style>
    <number:number-style style:name="N150P0" style:volatile="true">
      <number:number number:decimal-places="0" number:min-integer-digits="1"/>
      <number:text> </number:text>
    </number:number-style>
    <number:number-style style:name="N150P1" style:volatile="true">
      <number:text> (</number:text>
      <number:number number:decimal-places="0" number:min-integer-digits="1"/>
      <number:text>)</number:text>
    </number:number-style>
    <number:number-style style:name="N150P2" style:volatile="true">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number number:decimal-places="0" number:min-integer-digits="1"/>
      <number:text> </number:text>
    </number:number-style>
    <number:number-style style:name="N151">
      <number:text>(</number:text>
      <number:number number:decimal-places="0" number:min-integer-digits="1"/>
      <number:text>)</number:text>
      <style:map style:condition="value()&gt;=0" style:apply-style-name="N151P0"/>
    </number:number-style>
    <number:date-style style:name="N153P0" style:volatile="true">
      <number:day number:style="long"/>
      <number:text>/</number:text>
      <number:month number:style="long"/>
      <number:text>/</number:text>
      <number:year/>
    </number:date-style>
    <number:text-style style:name="N153">
      <number:text-content/>
      <style:map style:condition="value()&lt;=0" style:apply-style-name="N153P0"/>
    </number:text-style>
    <number:number-style style:name="N154">
      <number:number number:decimal-places="0" number:min-integer-digits="0" number:grouping="true"/>
    </number:number-style>
    <number:number-style style:name="N155">
      <number:number number:decimal-places="1" number:min-integer-digits="1"/>
    </number:number-style>
    <number:number-style style:name="N156">
      <number:number number:decimal-places="1" number:min-integer-digits="1" number:grouping="true"/>
    </number:number-style>
    <number:date-style style:name="N157">
      <number:day number:style="long"/>
      <number:text>.</number:text>
      <number:month number:style="long"/>
      <number:text>.</number:text>
      <number:year number:style="long"/>
    </number:date-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number:text>
      <number:month number:textual="true"/>
      <number:text>-</number:text>
      <number:year/>
    </number:date-style>
    <number:date-style style:name="N175">
      <number:day/>
      <number:text>-</number:text>
      <number:month number:textual="true"/>
      <number:text>-</number:text>
      <number:year/>
    </number:date-style>
    <number:time-style style:name="N176">
      <number:hours/>
      <number:text>:</number:text>
      <number:minutes number:style="long"/>
    </number:time-style>
    <number:date-style style:name="N177">
      <number:month number:textual="true"/>
      <number:text>-</number:text>
      <number:year number:style="long"/>
    </number:date-style>
    <number:number-style style:name="N179P0" style:volatile="true">
      <number:text>Yes</number:text>
    </number:number-style>
    <number:number-style style:name="N179P1" style:volatile="true">
      <number:text>Yes</number:text>
    </number:number-style>
    <number:number-style style:name="N179">
      <number:text>No</number:text>
      <style:map style:condition="value()&gt;0" style:apply-style-name="N179P0"/>
      <style:map style:condition="value()&lt;0" style:apply-style-name="N179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3P0" style:volatile="true">
      <number:text>On</number:text>
    </number:number-style>
    <number:number-style style:name="N183P1" style:volatile="true">
      <number:text>On</number:text>
    </number:number-style>
    <number:number-style style:name="N183">
      <number:text>Off</number:text>
      <style:map style:condition="value()&gt;0" style:apply-style-name="N183P0"/>
      <style:map style:condition="value()&lt;0" style:apply-style-name="N183P1"/>
    </number:number-style>
    <number:date-style style:name="N184">
      <number:month/>
      <number:text>/</number:text>
      <number:day/>
      <number:text>/</number:text>
      <number:year number:style="long"/>
    </number:date-style>
    <number:number-style style:name="N185P0" style:volatile="true">
      <number:number number:decimal-places="0" number:min-integer-digits="1"/>
    </number:number-style>
    <number:number-style style:name="N185">
      <style:text-properties fo:color="#ff0000"/>
      <number:number number:decimal-places="0" number:min-integer-digits="1"/>
      <style:map style:condition="value()&gt;=0" style:apply-style-name="N185P0"/>
    </number:number-style>
    <number:number-style style:name="N187P0" style:volatile="true">
      <number:number number:decimal-places="0" number:min-integer-digits="1" number:grouping="true"/>
      <number:text>   </number:text>
    </number:number-style>
    <number:number-style style:name="N187">
      <number:text>-</number:text>
      <number:number number:decimal-places="0" number:min-integer-digits="1" number:grouping="true"/>
      <number:text>   </number:text>
      <style:map style:condition="value()&gt;=0" style:apply-style-name="N187P0"/>
    </number:number-style>
    <number:number-style style:name="N188P0" style:volatile="true">
      <number:number number:decimal-places="0" number:min-integer-digits="1" number:grouping="true"/>
      <number:text>   </number:text>
    </number:number-style>
    <number:number-style style:name="N188">
      <style:text-properties fo:color="#ff0000"/>
      <number:text>-</number:text>
      <number:number number:decimal-places="0" number:min-integer-digits="1" number:grouping="true"/>
      <number:text>   </number:text>
      <style:map style:condition="value()&gt;=0" style:apply-style-name="N188P0"/>
    </number:number-style>
    <number:number-style style:name="N190P0" style:volatile="true">
      <number:number number:decimal-places="2" number:min-integer-digits="1" number:grouping="true"/>
      <number:text>   </number:text>
    </number:number-style>
    <number:number-style style:name="N190">
      <number:text>-</number:text>
      <number:number number:decimal-places="2" number:min-integer-digits="1" number:grouping="true"/>
      <number:text>   </number:text>
      <style:map style:condition="value()&gt;=0" style:apply-style-name="N190P0"/>
    </number:number-style>
    <number:number-style style:name="N191P0" style:volatile="true">
      <number:number number:decimal-places="2" number:min-integer-digits="1" number:grouping="true"/>
      <number:text>   </number:text>
    </number:number-style>
    <number:number-style style:name="N191">
      <style:text-properties fo:color="#ff0000"/>
      <number:text>-</number:text>
      <number:number number:decimal-places="2" number:min-integer-digits="1" number:grouping="true"/>
      <number:text>   </number:text>
      <style:map style:condition="value()&gt;=0" style:apply-style-name="N191P0"/>
    </number:number-style>
    <number:number-style style:name="N192">
      <number:scientific-number number:decimal-places="1" number:min-integer-digits="1" number:min-exponent-digits="1"/>
    </number:number-style>
    <number:number-style style:name="N194P0" style:volatile="true">
      <number:number number:decimal-places="0" number:min-integer-digits="1" number:grouping="true"/>
      <number:text> $</number:text>
    </number:number-style>
    <number:number-style style:name="N194">
      <number:text>-</number:text>
      <number:number number:decimal-places="0" number:min-integer-digits="1" number:grouping="true"/>
      <number:text> $</number:text>
      <style:map style:condition="value()&gt;=0" style:apply-style-name="N194P0"/>
    </number:number-style>
    <number:number-style style:name="N195P0" style:volatile="true">
      <number:number number:decimal-places="0" number:min-integer-digits="1" number:grouping="true"/>
      <number:text> $</number:text>
    </number:number-style>
    <number:number-style style:name="N195">
      <style:text-properties fo:color="#ff0000"/>
      <number:text>-</number:text>
      <number:number number:decimal-places="0" number:min-integer-digits="1" number:grouping="true"/>
      <number:text> $</number:text>
      <style:map style:condition="value()&gt;=0" style:apply-style-name="N195P0"/>
    </number:number-style>
    <number:number-style style:name="N197P0" style:volatile="true">
      <number:number number:decimal-places="2" number:min-integer-digits="1" number:grouping="true"/>
      <number:text> $</number:text>
    </number:number-style>
    <number:number-style style:name="N197">
      <number:text>-</number:text>
      <number:number number:decimal-places="2" number:min-integer-digits="1" number:grouping="true"/>
      <number:text> $</number:text>
      <style:map style:condition="value()&gt;=0" style:apply-style-name="N197P0"/>
    </number:number-style>
    <number:number-style style:name="N198P0" style:volatile="true">
      <number:number number:decimal-places="2" number:min-integer-digits="1" number:grouping="true"/>
      <number:text> $</number:text>
    </number:number-style>
    <number:number-style style:name="N198">
      <style:text-properties fo:color="#ff0000"/>
      <number:text>-</number:text>
      <number:number number:decimal-places="2" number:min-integer-digits="1" number:grouping="true"/>
      <number:text> $</number:text>
      <style:map style:condition="value()&gt;=0" style:apply-style-name="N198P0"/>
    </number:number-style>
    <number:number-style style:name="N202P0" style:volatile="true">
      <number:number number:decimal-places="0" number:min-integer-digits="1" number:grouping="true"/>
      <number:text> $ </number:text>
    </number:number-style>
    <number:number-style style:name="N202P1" style:volatile="true">
      <number:text>-</number:text>
      <number:number number:decimal-places="0" number:min-integer-digits="1" number:grouping="true"/>
      <number:text> $ </number:text>
    </number:number-style>
    <number:number-style style:name="N202P2" style:volatile="true">
      <number:text> -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0" number:min-integer-digits="1" number:grouping="true"/>
      <number:text>    </number:text>
    </number:number-style>
    <number:number-style style:name="N206P1" style:volatile="true">
      <number:text>-</number:text>
      <number:number number:decimal-places="0" number:min-integer-digits="1" number:grouping="true"/>
      <number:text>    </number:text>
    </number:number-style>
    <number:number-style style:name="N206P2" style:volatile="true">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 </number:text>
    </number:number-style>
    <number:number-style style:name="N210P1" style:volatile="true">
      <number:text>-</number:text>
      <number:number number:decimal-places="2" number:min-integer-digits="1" number:grouping="true"/>
      <number:text> $ </number:text>
    </number:number-style>
    <number:number-style style:name="N210P2" style:volatile="true">
      <number:text>-</number:text>
      <number:number number:decimal-places="0" number:min-integer-digits="0"/>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number number:decimal-places="2" number:min-integer-digits="1" number:grouping="true"/>
      <number:text>    </number:text>
    </number:number-style>
    <number:number-style style:name="N214P1" style:volatile="true">
      <number:text>-</number:text>
      <number:number number:decimal-places="2" number:min-integer-digits="1" number:grouping="true"/>
      <number:text>    </number:text>
    </number:number-style>
    <number:number-style style:name="N214P2" style:volatile="true">
      <number:text>-</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currency-style style:name="N216P0" style:volatile="true">
      <number:currency-symbol number:language="en" number:country="GB">£</number:currency-symbol>
      <number:number number:decimal-places="2" number:min-integer-digits="1" number:grouping="true"/>
    </number:currency-style>
    <number:currency-style style:name="N216">
      <style:text-properties fo:color="#ff0000"/>
      <number:text>-</number:text>
      <number:currency-symbol number:language="en" number:country="GB">£</number:currency-symbol>
      <number:number number:decimal-places="2" number:min-integer-digits="1" number:grouping="true"/>
      <style:map style:condition="value()&gt;=0" style:apply-style-name="N216P0"/>
    </number:currency-style>
    <number:number-style style:name="N218P0" style:volatile="true">
      <number:number number:decimal-places="0" number:min-integer-digits="1" number:grouping="true"/>
      <number:text> £</number:text>
    </number:number-style>
    <number:number-style style:name="N218">
      <number:text>-</number:text>
      <number:number number:decimal-places="0" number:min-integer-digits="1" number:grouping="true"/>
      <number:text> £</number:text>
      <style:map style:condition="value()&gt;=0" style:apply-style-name="N218P0"/>
    </number:number-style>
    <number:number-style style:name="N219P0" style:volatile="true">
      <number:number number:decimal-places="0" number:min-integer-digits="1" number:grouping="true"/>
      <number:text> £</number:text>
    </number:number-style>
    <number:number-style style:name="N219">
      <style:text-properties fo:color="#ff0000"/>
      <number:text>-</number:text>
      <number:number number:decimal-places="0" number:min-integer-digits="1" number:grouping="true"/>
      <number:text> £</number:text>
      <style:map style:condition="value()&gt;=0" style:apply-style-name="N219P0"/>
    </number:number-style>
    <number:number-style style:name="N221P0" style:volatile="true">
      <number:number number:decimal-places="2" number:min-integer-digits="1" number:grouping="true"/>
      <number:text> £</number:text>
    </number:number-style>
    <number:number-style style:name="N221">
      <number:text>-</number:text>
      <number:number number:decimal-places="2" number:min-integer-digits="1" number:grouping="true"/>
      <number:text> £</number:text>
      <style:map style:condition="value()&gt;=0" style:apply-style-name="N221P0"/>
    </number:number-style>
    <number:number-style style:name="N222P0" style:volatile="true">
      <number:number number:decimal-places="2" number:min-integer-digits="1" number:grouping="true"/>
      <number:text> £</number:text>
    </number:number-style>
    <number:number-style style:name="N222">
      <style:text-properties fo:color="#ff0000"/>
      <number:text>-</number:text>
      <number:number number:decimal-places="2" number:min-integer-digits="1" number:grouping="true"/>
      <number:text> £</number:text>
      <style:map style:condition="value()&gt;=0" style:apply-style-name="N222P0"/>
    </number:number-style>
    <number:number-style style:name="N226P0" style:volatile="true">
      <number:number number:decimal-places="0" number:min-integer-digits="1" number:grouping="true"/>
      <number:text> £ </number:text>
    </number:number-style>
    <number:number-style style:name="N226P1" style:volatile="true">
      <number:text>-</number:text>
      <number:number number:decimal-places="0" number:min-integer-digits="1" number:grouping="true"/>
      <number:text> £ </number:text>
    </number:number-style>
    <number:number-style style:name="N226P2" style:volatile="true">
      <number:text> - £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 </number:text>
    </number:number-style>
    <number:number-style style:name="N230P1" style:volatile="true">
      <number:text>-</number:text>
      <number:number number:decimal-places="2" number:min-integer-digits="1" number:grouping="true"/>
      <number:text> £ </number:text>
    </number:number-style>
    <number:number-style style:name="N230P2" style:volatile="true">
      <number:text>-</number:text>
      <number:number number:decimal-places="0" number:min-integer-digits="0"/>
      <number:text>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date-style style:name="N231">
      <number:day/>
      <number:text>-</number:text>
      <number:month number:textual="true"/>
    </number:date-style>
    <number:number-style style:name="N232">
      <number:number number:decimal-places="5" number:min-integer-digits="1"/>
    </number:number-style>
    <number:number-style style:name="N233">
      <number:number number:decimal-places="7" number:min-integer-digits="1"/>
    </number:number-style>
    <number:number-style style:name="N234">
      <number:number number:decimal-places="3" number:min-integer-digits="1"/>
    </number:number-style>
    <number:date-style style:name="N235">
      <number:day/>
      <number:text>-</number:text>
      <number:month number:textual="true"/>
      <number:text>-</number:text>
      <number:year number:style="long"/>
    </number:date-style>
    <number:number-style style:name="N236">
      <number:number number:decimal-places="8" number:min-integer-digits="1"/>
    </number:number-style>
    <number:currency-style style:name="N238P0" style:volatile="true">
      <number:currency-symbol number:language="en">$</number:currency-symbol>
      <number:number number:decimal-places="2" number:min-integer-digits="1" number:grouping="true"/>
    </number:currency-style>
    <number:currency-style style:name="N238">
      <style:text-properties fo:color="#ff0000"/>
      <number:text>-</number:text>
      <number:currency-symbol number:language="en">$</number:currency-symbol>
      <number:number number:decimal-places="2" number:min-integer-digits="1" number:grouping="true"/>
      <style:map style:condition="value()&gt;=0" style:apply-style-name="N238P0"/>
    </number:currency-style>
    <number:percentage-style style:name="N239">
      <number:number number:decimal-places="1" number:min-integer-digits="1"/>
      <number:text>%</number:text>
    </number:percentage-style>
    <number:number-style style:name="N242P0" style:volatile="true">
      <number:text> $</number:text>
      <number:number number:decimal-places="1" number:min-integer-digits="1" number:grouping="true"/>
      <number:text> </number:text>
    </number:number-style>
    <number:number-style style:name="N242P1" style:volatile="true">
      <number:text> $(</number:text>
      <number:number number:decimal-places="1" number:min-integer-digits="1" number:grouping="true"/>
      <number:text>)</number:text>
    </number:number-style>
    <number:number-style style:name="N242P2" style:volatile="true">
      <number:text> $-</number:text>
      <number:number number:decimal-places="0" number:min-integer-digits="0"/>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text> $</number:text>
      <number:number number:decimal-places="0" number:min-integer-digits="1" number:grouping="true"/>
      <number:text> </number:text>
    </number:number-style>
    <number:number-style style:name="N243P1" style:volatile="true">
      <number:text> $(</number:text>
      <number:number number:decimal-places="0" number:min-integer-digits="1" number:grouping="true"/>
      <number:text>)</number:text>
    </number:number-style>
    <number:number-style style:name="N243P2" style:volatile="true">
      <number:text> $-</number:text>
      <number:number number:decimal-places="0" number:min-integer-digits="0"/>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percentage-style style:name="N244">
      <number:number number:decimal-places="3" number:min-integer-digits="1"/>
      <number:text>%</number:text>
    </number:percentage-style>
    <number:percentage-style style:name="N245">
      <number:number number:decimal-places="4" number:min-integer-digits="1"/>
      <number:text>%</number:text>
    </number:percentage-style>
    <number:percentage-style style:name="N246">
      <number:number number:decimal-places="5" number:min-integer-digits="1"/>
      <number:text>%</number:text>
    </number:percentage-style>
    <number:percentage-style style:name="N247">
      <number:number number:decimal-places="6" number:min-integer-digits="1"/>
      <number:text>%</number:text>
    </number:percentage-style>
    <number:percentage-style style:name="N248">
      <number:number number:decimal-places="7" number:min-integer-digits="1"/>
      <number:text>%</number:text>
    </number:percentage-style>
    <number:percentage-style style:name="N249">
      <number:number number:decimal-places="8" number:min-integer-digits="1"/>
      <number:text>%</number:text>
    </number:percentage-style>
    <number:percentage-style style:name="N250">
      <number:number number:decimal-places="9" number:min-integer-digits="1"/>
      <number:text>%</number:text>
    </number:percentage-style>
    <number:number-style style:name="N251P0" style:volatile="true">
      <number:number number:decimal-places="2" number:min-integer-digits="1"/>
    </number:number-style>
    <number:number-style style:name="N251">
      <style:text-properties fo:color="#ff0000"/>
      <number:number number:decimal-places="2" number:min-integer-digits="1"/>
      <style:map style:condition="value()&gt;=0" style:apply-style-name="N251P0"/>
    </number:number-style>
    <number:date-style style:name="N252">
      <number:day number:style="long"/>
      <number:text>-</number:text>
      <number:month number:textual="true"/>
      <number:text>-</number:text>
      <number:year number:style="long"/>
    </number:date-style>
    <number:number-style style:name="N253">
      <number:number number:decimal-places="0" number:min-integer-digits="5"/>
    </number:number-style>
    <number:number-style style:name="N254">
      <number:number number:decimal-places="10" number:min-integer-digits="1"/>
    </number:number-style>
    <number:number-style style:name="N255P0" style:volatile="true">
      <number:number number:decimal-places="0" number:min-integer-digits="1" number:grouping="true"/>
      <number:text>   </number:text>
    </number:number-style>
    <number:number-style style:name="N255">
      <style:text-properties fo:color="#000000"/>
      <number:text>-</number:text>
      <number:number number:decimal-places="0" number:min-integer-digits="1" number:grouping="true"/>
      <number:text>   </number:text>
      <style:map style:condition="value()&gt;=0" style:apply-style-name="N255P0"/>
    </number:number-style>
    <number:number-style style:name="N256P0" style:volatile="true">
      <number:number number:decimal-places="2" number:min-integer-digits="1" number:grouping="true"/>
      <number:text>   </number:text>
    </number:number-style>
    <number:number-style style:name="N256">
      <style:text-properties fo:color="#000000"/>
      <number:text>-</number:text>
      <number:number number:decimal-places="2" number:min-integer-digits="1" number:grouping="true"/>
      <number:text>   </number:text>
      <style:map style:condition="value()&gt;=0" style:apply-style-name="N256P0"/>
    </number:number-style>
    <number:number-style style:name="N257P0" style:volatile="true">
      <number:number number:decimal-places="0" number:min-integer-digits="1" number:grouping="true"/>
      <number:text> $</number:text>
    </number:number-style>
    <number:number-style style:name="N257">
      <style:text-properties fo:color="#000000"/>
      <number:text>-</number:text>
      <number:number number:decimal-places="0" number:min-integer-digits="1" number:grouping="true"/>
      <number:text> $</number:text>
      <style:map style:condition="value()&gt;=0" style:apply-style-name="N257P0"/>
    </number:number-style>
    <number:number-style style:name="N258P0" style:volatile="true">
      <number:number number:decimal-places="2" number:min-integer-digits="1" number:grouping="true"/>
      <number:text> $</number:text>
    </number:number-style>
    <number:number-style style:name="N258">
      <style:text-properties fo:color="#000000"/>
      <number:text>-</number:text>
      <number:number number:decimal-places="2" number:min-integer-digits="1" number:grouping="true"/>
      <number:text> $</number:text>
      <style:map style:condition="value()&gt;=0" style:apply-style-name="N258P0"/>
    </number:number-style>
    <number:date-style style:name="N259">
      <number:day/>
      <number:text>/</number:text>
      <number:month number:textual="true"/>
      <number:text>/</number:text>
      <number:year/>
    </number:date-style>
    <number:date-style style:name="N260">
      <number:month/>
      <number:text>/</number:text>
      <number:day/>
      <number:text>/</number:text>
      <number:year/>
      <number:text> </number:text>
      <number:hours/>
      <number:text>:</number:text>
      <number:minutes number:style="long"/>
      <number:text> </number:text>
      <number:am-pm/>
    </number:date-style>
    <number:date-style style:name="N261">
      <number:month/>
      <number:text>/</number:text>
      <number:day/>
      <number:text>/</number:text>
      <number:year/>
      <number:text> </number:text>
      <number:hours/>
      <number:text>:</number:text>
      <number:minutes number:style="long"/>
    </number:date-style>
    <number:currency-style style:name="N263P0" style:volatile="true">
      <number:currency-symbol number:language="en" number:country="US">$</number:currency-symbol>
      <number:number number:decimal-places="3" number:min-integer-digits="1" number:grouping="true"/>
    </number:currency-style>
    <number:currency-style style:name="N263">
      <style:text-properties fo:color="#ff0000"/>
      <number:text>-</number:text>
      <number:currency-symbol number:language="en" number:country="US">$</number:currency-symbol>
      <number:number number:decimal-places="3" number:min-integer-digits="1" number:grouping="true"/>
      <style:map style:condition="value()&gt;=0" style:apply-style-name="N263P0"/>
    </number:currency-style>
    <number:currency-style style:name="N265P0" style:volatile="true">
      <number:currency-symbol number:language="en" number:country="US">$</number:currency-symbol>
      <number:number number:decimal-places="4" number:min-integer-digits="1" number:grouping="true"/>
    </number:currency-style>
    <number:currency-style style:name="N265">
      <style:text-properties fo:color="#ff0000"/>
      <number:text>-</number:text>
      <number:currency-symbol number:language="en" number:country="US">$</number:currency-symbol>
      <number:number number:decimal-places="4" number:min-integer-digits="1" number:grouping="true"/>
      <style:map style:condition="value()&gt;=0" style:apply-style-name="N265P0"/>
    </number:currency-style>
    <number:number-style style:name="N266">
      <number:number number:decimal-places="3" number:min-integer-digits="1" number:grouping="true"/>
    </number:number-style>
    <number:number-style style:name="N267">
      <number:number number:decimal-places="4" number:min-integer-digits="1" number:grouping="true"/>
    </number:number-style>
    <number:number-style style:name="N268">
      <number:number number:decimal-places="5" number:min-integer-digits="1" number:grouping="true"/>
    </number:number-style>
    <number:date-style style:name="N269P0" style:volatile="true">
      <number:day/>
      <number:text>-</number:text>
      <number:month number:textual="true"/>
      <number:text>-</number:text>
      <number:year/>
    </number:date-style>
    <number:text-style style:name="N269">
      <number:text-content/>
      <style:map style:condition="value()&lt;=0" style:apply-style-name="N269P0"/>
    </number:text-style>
    <number:number-style style:name="N272P0" style:volatile="true">
      <number:number number:decimal-places="3" number:min-integer-digits="1" number:grouping="true"/>
      <number:text> </number:text>
    </number:number-style>
    <number:number-style style:name="N272P1" style:volatile="true">
      <number:text> (</number:text>
      <number:number number:decimal-places="3" number:min-integer-digits="1" number:grouping="true"/>
      <number:text>)</number:text>
    </number:number-style>
    <number:number-style style:name="N272P2" style:volatile="true">
      <number:text>-</number:text>
      <number:number number:decimal-places="0" number:min-integer-digits="0"/>
      <number:text>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5P0" style:volatile="true">
      <number:number number:decimal-places="4" number:min-integer-digits="1" number:grouping="true"/>
      <number:text> </number:text>
    </number:number-style>
    <number:number-style style:name="N275P1" style:volatile="true">
      <number:text> (</number:text>
      <number:number number:decimal-places="4" number:min-integer-digits="1" number:grouping="true"/>
      <number:text>)</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8P0" style:volatile="true">
      <number:number number:decimal-places="5" number:min-integer-digits="1" number:grouping="true"/>
      <number:text> </number:text>
    </number:number-style>
    <number:number-style style:name="N278P1" style:volatile="true">
      <number:text> (</number:text>
      <number:number number:decimal-places="5" number:min-integer-digits="1" number:grouping="true"/>
      <number:text>)</number:text>
    </number:number-style>
    <number:number-style style:name="N278P2" style:volatile="true">
      <number:text>-</number:text>
      <number:number number: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1P0" style:volatile="true">
      <number:number number:decimal-places="1" number:min-integer-digits="1" number:grouping="true"/>
      <number:text> </number:text>
    </number:number-style>
    <number:number-style style:name="N281P1" style:volatile="true">
      <number:text> (</number:text>
      <number:number number:decimal-places="1"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date-style style:name="N282">
      <number:day number:style="long"/>
      <number:text>-</number:text>
      <number:month number:style="long"/>
      <number:text>-</number:text>
      <number:year number:style="long"/>
    </number:date-style>
    <number:percentage-style style:name="N283">
      <number:number number:decimal-places="1" number:min-integer-digits="0"/>
      <number:text>%</number:text>
    </number:percentage-style>
    <number:number-style style:name="N284">
      <number:text>$</number:text>
      <number:number number:decimal-places="0" number:min-integer-digits="1" number:grouping="true"/>
    </number:number-style>
    <number:number-style style:name="N285P0" style:volatile="true">
      <number:text>$</number:text>
      <number:number number:decimal-places="0" number:min-integer-digits="1" number:grouping="true"/>
    </number:number-style>
    <number:number-style style:name="N285">
      <number:text>-$</number:text>
      <number:number number:decimal-places="0" number:min-integer-digits="1" number:grouping="true"/>
      <style:map style:condition="value()&gt;=0" style:apply-style-name="N285P0"/>
    </number:number-style>
    <number:number-style style:name="N286P0" style:volatile="true">
      <number:text>$</number:text>
      <number:number number:decimal-places="0" number:min-integer-digits="1" number:grouping="true"/>
    </number:number-style>
    <number:number-style style:name="N286">
      <style:text-properties fo:color="#ff0000"/>
      <number:text>-$</number:text>
      <number:number number:decimal-places="0" number:min-integer-digits="1" number:grouping="true"/>
      <style:map style:condition="value()&gt;=0" style:apply-style-name="N286P0"/>
    </number:number-style>
    <number:number-style style:name="N287">
      <number:text>$</number:text>
      <number:number number:decimal-places="2" number:min-integer-digits="1" number:grouping="true"/>
    </number:number-style>
    <number:number-style style:name="N288P0" style:volatile="true">
      <number:text>$</number:text>
      <number:number number:decimal-places="2" number:min-integer-digits="1" number:grouping="true"/>
    </number:number-style>
    <number:number-style style:name="N288">
      <number:text>-$</number:text>
      <number:number number:decimal-places="2" number:min-integer-digits="1" number:grouping="true"/>
      <style:map style:condition="value()&gt;=0" style:apply-style-name="N288P0"/>
    </number:number-style>
    <number:number-style style:name="N289P0" style:volatile="true">
      <number:text>$</number:text>
      <number:number number:decimal-places="2" number:min-integer-digits="1" number:grouping="true"/>
    </number:number-style>
    <number:number-style style:name="N289">
      <style:text-properties fo:color="#ff0000"/>
      <number:text>-$</number:text>
      <number:number number:decimal-places="2" number:min-integer-digits="1" number:grouping="true"/>
      <style:map style:condition="value()&gt;=0" style:apply-style-name="N289P0"/>
    </number:number-style>
    <number:number-style style:name="N291P0" style:volatile="true">
      <number:text> $</number:text>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text> $</number:text>
      <number:number number:decimal-places="2" number:min-integer-digits="1" number:grouping="true"/>
      <number:text> </number:text>
    </number:number-style>
    <number:number-style style:name="N294P1" style:volatile="true">
      <number:text>-$</number:text>
      <number:number number:decimal-places="2" number:min-integer-digits="1" number:grouping="true"/>
      <number:text> </number:text>
    </number:number-style>
    <number:number-style style:name="N294P2" style:volatile="true">
      <number:text> $-</number:text>
      <number:number number:decimal-places="0" number:min-integer-digits="0"/>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currency-style style:name="N296P0" style:volatile="true">
      <number:currency-symbol>€</number:currency-symbol>
      <number:text> </number:text>
      <number:number number:decimal-places="2" number:min-integer-digits="1" number:grouping="true"/>
      <number:text> </number:text>
    </number:currency-style>
    <number:currency-style style:name="N296">
      <style:text-properties fo:color="#ff0000"/>
      <number:text>(</number:text>
      <number:currency-symbol>€</number:currency-symbol>
      <number:text> </number:text>
      <number:number number:decimal-places="2" number:min-integer-digits="1" number:grouping="true"/>
      <number:text>)</number:text>
      <style:map style:condition="value()&gt;=0" style:apply-style-name="N296P0"/>
    </number:currency-style>
    <number:date-style style:name="N297">
      <number:month number:textual="true"/>
      <number:text>-</number:text>
      <number:year/>
    </number:date-style>
    <number:date-style style:name="N298P0" style:volatile="true">
      <number:day number:style="long"/>
      <number:text>-</number:text>
      <number:month number:textual="true"/>
      <number:text>-</number:text>
      <number:year/>
    </number:date-style>
    <number:text-style style:name="N298">
      <number:text-content/>
      <style:map style:condition="value()&lt;=0" style:apply-style-name="N298P0"/>
    </number:text-style>
    <number:date-style style:name="N299P0" style:volatile="true">
      <number:month/>
      <number:text>/</number:text>
      <number:day/>
      <number:text>/</number:text>
      <number:year/>
    </number:date-style>
    <number:text-style style:name="N299">
      <number:text-content/>
      <style:map style:condition="value()&lt;=0" style:apply-style-name="N299P0"/>
    </number:text-style>
    <number:date-style style:name="N300">
      <number:month number:textual="true"/>
      <number:day number:style="long"/>
    </number:date-style>
    <number:number-style style:name="N301">
      <number:text>FRR-</number:text>
      <number:number number:decimal-places="2" number:min-integer-digits="1"/>
    </number:number-style>
    <number:number-style style:name="N302">
      <number:text>FRR+</number:text>
      <number:number number:decimal-places="2" number:min-integer-digits="1"/>
    </number:number-style>
    <number:number-style style:name="N303">
      <number:number number:decimal-places="0" number:min-integer-digits="0"/>
    </number:number-style>
    <number:number-style style:name="N304P0" style:volatile="true">
      <number:number number:decimal-places="0" number:min-integer-digits="1" number:grouping="true"/>
      <number:text> </number:text>
    </number:number-style>
    <number:number-style style:name="N304">
      <number:text>(</number:text>
      <number:number number:decimal-places="0" number:min-integer-digits="1" number:grouping="true"/>
      <number:text>)</number:text>
      <style:map style:condition="value()&gt;=0" style:apply-style-name="N304P0"/>
    </number:number-style>
    <number:date-style style:name="N305">
      <number:day number:style="long"/>
      <number:text>-</number:text>
      <number:month number:style="long"/>
      <number:text>-</number:text>
      <number:year/>
    </number:date-style>
    <number:date-style style:name="N306">
      <number:day number:style="long"/>
      <number:text>/</number:text>
      <number:month number:textual="true"/>
      <number:text>/</number:text>
      <number:year number:style="long"/>
    </number:date-style>
    <number:number-style style:name="N307P0" style:volatile="true">
      <number:text>$</number:text>
      <number:number number:decimal-places="0" number:min-integer-digits="1" number:grouping="true"/>
      <number:text> </number:text>
    </number:number-style>
    <number:number-style style:name="N307">
      <style:text-properties fo:color="#000000"/>
      <number:text>($</number:text>
      <number:number number:decimal-places="0" number:min-integer-digits="1" number:grouping="true"/>
      <number:text>)</number:text>
      <style:map style:condition="value()&gt;=0" style:apply-style-name="N307P0"/>
    </number:number-style>
    <number:number-style style:name="N308P0" style:volatile="true">
      <number:text>$</number:text>
      <number:number number:decimal-places="2" number:min-integer-digits="1" number:grouping="true"/>
      <number:text> </number:text>
    </number:number-style>
    <number:number-style style:name="N308">
      <style:text-properties fo:color="#000000"/>
      <number:text>($</number:text>
      <number:number number:decimal-places="2" number:min-integer-digits="1" number:grouping="true"/>
      <number:text>)</number:text>
      <style:map style:condition="value()&gt;=0" style:apply-style-name="N308P0"/>
    </number:number-style>
    <number:number-style style:name="N309P0" style:volatile="true">
      <number:number number:decimal-places="0" number:min-integer-digits="1"/>
    </number:number-style>
    <number:number-style style:name="N309">
      <number:number number:decimal-places="0" number:min-integer-digits="1"/>
      <style:map style:condition="value()&gt;=0" style:apply-style-name="N309P0"/>
    </number:number-style>
    <number:number-style style:name="N310P0" style:volatile="true">
      <number:number number:decimal-places="2" number:min-integer-digits="1"/>
    </number:number-style>
    <number:number-style style:name="N310">
      <number:number number:decimal-places="2" number:min-integer-digits="1"/>
      <style:map style:condition="value()&gt;=0" style:apply-style-name="N310P0"/>
    </number:number-style>
    <number:date-style style:name="N311">
      <number:month number:style="long" number:textual="true"/>
      <number:text>-</number:text>
      <number:year/>
    </number:date-style>
    <number:number-style style:name="N312P0" style:volatile="true">
      <number:number number:decimal-places="0" number:min-integer-digits="1" number:grouping="true"/>
      <number:text> </number:text>
    </number:number-style>
    <number:number-style style:name="N312P1" style:volatile="true">
      <number:text>-</number:text>
      <number:number number:decimal-places="0" number:min-integer-digits="1" number:grouping="true"/>
      <number:text> </number:text>
    </number:number-style>
    <number:number-style style:name="N312P2" style:volatile="true">
      <number:text>-</number:text>
      <number:number number:decimal-places="0" number:min-integer-digits="0"/>
      <number:text>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date-style style:name="N313">
      <number:day/>
      <number:text>/</number:text>
      <number:month number:textual="true"/>
      <number:text>/</number:text>
      <number:year number:style="long"/>
    </number:date-style>
    <number:date-style style:name="N314">
      <number:month/>
      <number:text>/</number:text>
      <number:day/>
    </number:date-style>
    <number:date-style style:name="N315">
      <number:month number:textual="true"/>
      <number:text>/</number:text>
      <number:year number:style="long"/>
    </number:date-style>
    <number:percentage-style style:name="N316">
      <number:number number:decimal-places="2" number:min-integer-digits="0"/>
      <number:text>%</number:text>
    </number:percentage-style>
    <number:time-style style:name="N317">
      <number:hours/>
      <number:text>:</number:text>
      <number:minutes number:style="long"/>
      <number:text> </number:text>
      <number:am-pm/>
    </number:time-style>
    <number:date-style style:name="N318">
      <number:month/>
      <number:text>/</number:text>
      <number:day/>
      <number:text>/</number:text>
      <number:year number:style="long"/>
      <number:text> </number:text>
      <number:hours/>
      <number:text>:</number:text>
      <number:minutes number:style="long"/>
    </number:date-style>
    <number:number-style style:name="N319P0" style:volatile="true">
      <number:number number:decimal-places="2" number:min-integer-digits="1" number:grouping="true"/>
      <number:text> </number:text>
    </number:number-style>
    <number:number-style style:name="N319P1" style:volatile="true">
      <number:text> (</number:text>
      <number:number number:decimal-places="2" number:min-integer-digits="1" number:grouping="true"/>
      <number:text>)</number:text>
    </number:number-style>
    <number:number-style style:name="N319P2" style:volatile="true">
      <number:text> -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0P0" style:volatile="true">
      <number:number number:decimal-places="3" number:min-integer-digits="1" number:grouping="true"/>
      <number:text> </number:text>
    </number:number-style>
    <number:number-style style:name="N320">
      <number:text>(</number:text>
      <number:number number:decimal-places="3" number:min-integer-digits="1" number:grouping="true"/>
      <number:text>)</number:text>
      <style:map style:condition="value()&gt;=0" style:apply-style-name="N320P0"/>
    </number:number-style>
    <number:number-style style:name="N321P0" style:volatile="true">
      <number:number number:decimal-places="4" number:min-integer-digits="1" number:grouping="true"/>
      <number:text> </number:text>
    </number:number-style>
    <number:number-style style:name="N321">
      <number:text>(</number:text>
      <number:number number:decimal-places="4" number:min-integer-digits="1" number:grouping="true"/>
      <number:text>)</number:text>
      <style:map style:condition="value()&gt;=0" style:apply-style-name="N321P0"/>
    </number:number-style>
    <number:number-style style:name="N322P0" style:volatile="true">
      <number:number number:decimal-places="5" number:min-integer-digits="1" number:grouping="true"/>
      <number:text> </number:text>
    </number:number-style>
    <number:number-style style:name="N322">
      <number:text>(</number:text>
      <number:number number:decimal-places="5" number:min-integer-digits="1" number:grouping="true"/>
      <number:text>)</number:text>
      <style:map style:condition="value()&gt;=0" style:apply-style-name="N322P0"/>
    </number:number-style>
    <number:number-style style:name="N325P0" style:volatile="true">
      <number:number number:decimal-places="6" number:min-integer-digits="1" number:grouping="true"/>
      <number:text> </number:text>
    </number:number-style>
    <number:number-style style:name="N325P1" style:volatile="true">
      <number:text> (</number:text>
      <number:number number:decimal-places="6" number:min-integer-digits="1" number:grouping="true"/>
      <number:text>)</number:text>
    </number:number-style>
    <number:number-style style:name="N325P2" style:volatile="true">
      <number:text>-</number:text>
      <number:number number:decimal-places="0" number:min-integer-digits="0"/>
      <number:text> </number:text>
    </number:number-style>
    <number:text-style style:name="N325">
      <number:text-content/>
      <number:text> </number:text>
      <style:map style:condition="value()&gt;0" style:apply-style-name="N325P0"/>
      <style:map style:condition="value()&lt;0" style:apply-style-name="N325P1"/>
      <style:map style:condition="value()=0" style:apply-style-name="N325P2"/>
    </number:text-style>
    <number:number-style style:name="N328P0" style:volatile="true">
      <number:number number:decimal-places="7" number:min-integer-digits="1" number:grouping="true"/>
      <number:text> </number:text>
    </number:number-style>
    <number:number-style style:name="N328P1" style:volatile="true">
      <number:text> (</number:text>
      <number:number number:decimal-places="7" number:min-integer-digits="1" number:grouping="true"/>
      <number:text>)</number:text>
    </number:number-style>
    <number:number-style style:name="N328P2" style:volatile="true">
      <number:text>-</number:text>
      <number:number number:decimal-places="0" number:min-integer-digits="0"/>
      <number:text>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date-style style:name="N329">
      <number:day number:style="long"/>
      <number:text>-</number:text>
      <number:month number:textual="true"/>
    </number:date-style>
    <number:number-style style:name="N333P0" style:volatile="true">
      <number:number number:decimal-places="2" number:min-integer-digits="1" number:grouping="true"/>
      <number:text>       </number:text>
    </number:number-style>
    <number:number-style style:name="N333P1" style:volatile="true">
      <number:text>-</number:text>
      <number:number number:decimal-places="2" number:min-integer-digits="1" number:grouping="true"/>
      <number:text>       </number:text>
    </number:number-style>
    <number:number-style style:name="N333P2" style:volatile="true">
      <number:text>-</number:text>
      <number:number number:decimal-places="0" number:min-integer-digits="0"/>
      <number:text>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currency-style style:name="N335P0" style:volatile="true">
      <number:number number:decimal-places="2" number:min-integer-digits="1" number:grouping="true"/>
      <number:text> </number:text>
      <number:currency-symbol>INR</number:currency-symbol>
    </number:currency-style>
    <number:currency-style style:name="N335">
      <style:text-properties fo:color="#ff0000"/>
      <number:text>-</number:text>
      <number:number number:decimal-places="2" number:min-integer-digits="1" number:grouping="true"/>
      <number:text> </number:text>
      <number:currency-symbol>INR</number:currency-symbol>
      <style:map style:condition="value()&gt;=0" style:apply-style-name="N335P0"/>
    </number:currency-style>
    <number:date-style style:name="N336">
      <number:year/>
    </number:date-style>
    <number:date-style style:name="N337">
      <number:day/>
    </number:date-style>
    <number:date-style style:name="N338">
      <number:year/>
      <number:text>-</number:text>
      <number:month number:style="long"/>
    </number:date-style>
    <number:date-style style:name="N339">
      <number:year/>
      <number:text>-</number:text>
      <number:day number:style="long"/>
    </number:date-style>
    <number:number-style style:name="N340">
      <number:number number:decimal-places="2" number:min-integer-digits="1"/>
      <number:text> </number:text>
    </number:number-style>
    <number:number-style style:name="N341P0" style:volatile="true">
      <number:number number:decimal-places="2" number:min-integer-digits="1"/>
      <number:text> </number:text>
    </number:number-style>
    <number:number-style style:name="N341">
      <style:text-properties fo:color="#ff0000"/>
      <number:text>(</number:text>
      <number:number number:decimal-places="2" number:min-integer-digits="1"/>
      <number:text>)</number:text>
      <style:map style:condition="value()&gt;=0" style:apply-style-name="N341P0"/>
    </number:number-style>
    <number:date-style style:name="N342">
      <number:day number:style="long"/>
      <number:text>/</number:text>
      <number:month number:style="long"/>
      <number:text>/</number:text>
      <number:year/>
      <number:text> </number:text>
      <number:hours/>
      <number:text>:</number:text>
      <number:minutes number:style="long"/>
    </number:date-style>
    <number:date-style style:name="N343">
      <number:day/>
      <number:text>/</number:text>
      <number:month/>
      <number:text>/</number:text>
      <number:year/>
    </number:date-style>
    <number:date-style style:name="N344">
      <number:day number:style="long"/>
      <number:text>/</number:text>
      <number:month number:textual="true"/>
      <number:text>/</number:text>
      <number:year/>
    </number:date-style>
    <number:number-style style:name="N347P0" style:volatile="true">
      <number:number number:decimal-places="8" number:min-integer-digits="1" number:grouping="true"/>
      <number:text> </number:text>
    </number:number-style>
    <number:number-style style:name="N347P1" style:volatile="true">
      <number:text> (</number:text>
      <number:number number:decimal-places="8" number:min-integer-digits="1" number:grouping="true"/>
      <number:text>)</number:text>
    </number:number-style>
    <number:number-style style:name="N347P2" style:volatile="true">
      <number:text>-</number:text>
      <number:number number:decimal-places="0" number:min-integer-digits="0"/>
      <number:text>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8">
      <number:number number:decimal-places="2" number:min-integer-digits="2" number:grouping="true"/>
    </number:number-style>
    <number:time-style style:name="N349P0" style:volatile="true">
      <number:hours/>
      <number:text>:</number:text>
      <number:minutes number:style="long"/>
      <number:text> </number:text>
      <number:am-pm/>
    </number:time-style>
    <number:text-style style:name="N349">
      <number:text-content/>
      <style:map style:condition="value()&lt;=0" style:apply-style-name="N349P0"/>
    </number:text-style>
    <number:date-style style:name="N350P0" style:volatile="true">
      <number:day/>
      <number:text>-</number:text>
      <number:month number:textual="true"/>
    </number:date-style>
    <number:text-style style:name="N350">
      <number:text-content/>
      <style:map style:condition="value()&lt;=0" style:apply-style-name="N350P0"/>
    </number:text-style>
    <number:date-style style:name="N351P0" style:volatile="true">
      <number:month number:style="long"/>
      <number:text>/</number:text>
      <number:day number:style="long"/>
      <number:text>/</number:text>
      <number:year/>
    </number:date-style>
    <number:text-style style:name="N351">
      <number:text-content/>
      <style:map style:condition="value()&lt;=0" style:apply-style-name="N351P0"/>
    </number:text-style>
    <number:time-style style:name="N352">
      <number:hours/>
      <number:text>:</number:text>
      <number:minutes number:style="long"/>
      <number:text>:</number:text>
      <number:seconds number:style="long"/>
      <number:text> </number:text>
      <number:am-pm/>
    </number:time-style>
    <number:number-style style:name="N353P0" style:volatile="true">
      <number:number number:decimal-places="2" number:min-integer-digits="1" number:grouping="true"/>
    </number:number-style>
    <number:number-style style:name="N353">
      <style:text-properties fo:color="#ff0000"/>
      <number:number number:decimal-places="2" number:min-integer-digits="1" number:grouping="true"/>
      <style:map style:condition="value()&gt;=0" style:apply-style-name="N353P0"/>
    </number:number-style>
    <number:date-style style:name="N354">
      <number:month number:style="long" number:textual="true"/>
      <number:text> </number:text>
      <number:year number:style="long"/>
    </number:date-style>
    <number:date-style style:name="N355">
      <number:month number:textual="true"/>
      <number:text> </number:text>
      <number:year number:style="long"/>
    </number:date-style>
    <number:number-style style:name="N356">
      <number:number number:decimal-places="0" number:min-integer-digits="1"/>
      <number:text>.</number:text>
    </number:number-style>
    <number:number-style style:name="N357P0" style:volatile="true">
      <number:number number:decimal-places="0" number:min-integer-digits="1"/>
    </number:number-style>
    <number:number-style style:name="N357">
      <style:text-properties fo:color="#ff0000"/>
      <number:text>-</number:text>
      <number:number number:decimal-places="0" number:min-integer-digits="1"/>
      <style:map style:condition="value()&gt;=0" style:apply-style-name="N357P0"/>
    </number:number-style>
    <number:number-style style:name="N358">
      <number:number number:decimal-places="9" number:min-integer-digits="1"/>
    </number:number-style>
    <number:number-style style:name="N359">
      <number:text>£</number:text>
      <number:number number:decimal-places="0" number:min-integer-digits="1" number:grouping="true"/>
    </number:number-style>
    <number:number-style style:name="N360P0" style:volatile="true">
      <number:text>£</number:text>
      <number:number number:decimal-places="0" number:min-integer-digits="1" number:grouping="true"/>
    </number:number-style>
    <number:number-style style:name="N360">
      <number:text>-£</number:text>
      <number:number number:decimal-places="0" number:min-integer-digits="1" number:grouping="true"/>
      <style:map style:condition="value()&gt;=0" style:apply-style-name="N360P0"/>
    </number:number-style>
    <number:number-style style:name="N361P0" style:volatile="true">
      <number:text>£</number:text>
      <number:number number:decimal-places="0" number:min-integer-digits="1" number:grouping="true"/>
    </number:number-style>
    <number:number-style style:name="N361">
      <style:text-properties fo:color="#ff0000"/>
      <number:text>-£</number:text>
      <number:number number:decimal-places="0" number:min-integer-digits="1" number:grouping="true"/>
      <style:map style:condition="value()&gt;=0" style:apply-style-name="N361P0"/>
    </number:number-style>
    <number:number-style style:name="N362">
      <number:text>£</number:text>
      <number:number number:decimal-places="2" number:min-integer-digits="1" number:grouping="true"/>
    </number:number-style>
    <number:number-style style:name="N363P0" style:volatile="true">
      <number:text>£</number:text>
      <number:number number:decimal-places="2" number:min-integer-digits="1" number:grouping="true"/>
    </number:number-style>
    <number:number-style style:name="N363">
      <number:text>-£</number:text>
      <number:number number:decimal-places="2" number:min-integer-digits="1" number:grouping="true"/>
      <style:map style:condition="value()&gt;=0" style:apply-style-name="N363P0"/>
    </number:number-style>
    <number:number-style style:name="N364P0" style:volatile="true">
      <number:text>£</number:text>
      <number:number number:decimal-places="2" number:min-integer-digits="1" number:grouping="true"/>
    </number:number-style>
    <number:number-style style:name="N364">
      <style:text-properties fo:color="#ff0000"/>
      <number:text>-£</number:text>
      <number:number number:decimal-places="2" number:min-integer-digits="1" number:grouping="true"/>
      <style:map style:condition="value()&gt;=0" style:apply-style-name="N364P0"/>
    </number:number-style>
    <number:number-style style:name="N368P0" style:volatile="true">
      <number:text> £</number:text>
      <number:number number:decimal-places="0" number:min-integer-digits="1" number:grouping="true"/>
      <number:text> </number:text>
    </number:number-style>
    <number:number-style style:name="N368P1" style:volatile="true">
      <number:text>-£</number:text>
      <number:number number:decimal-places="0" number:min-integer-digits="1" number:grouping="true"/>
      <number:text> </number:text>
    </number:number-style>
    <number:number-style style:name="N368P2" style:volatile="true">
      <number:text> £- </number:text>
    </number:number-style>
    <number:text-style style:name="N368">
      <number:text-content/>
      <number:text> </number:text>
      <style:map style:condition="value()&gt;0" style:apply-style-name="N368P0"/>
      <style:map style:condition="value()&lt;0" style:apply-style-name="N368P1"/>
      <style:map style:condition="value()=0" style:apply-style-name="N368P2"/>
    </number:text-style>
    <number:number-style style:name="N372P0" style:volatile="true">
      <number:text> £</number:text>
      <number:number number:decimal-places="2" number:min-integer-digits="1" number:grouping="true"/>
      <number:text> </number:text>
    </number:number-style>
    <number:number-style style:name="N372P1" style:volatile="true">
      <number:text>-£</number:text>
      <number:number number:decimal-places="2" number:min-integer-digits="1" number:grouping="true"/>
      <number:text> </number:text>
    </number:number-style>
    <number:number-style style:name="N372P2" style:volatile="true">
      <number:text> £-</number:text>
      <number:number number:decimal-places="0" number:min-integer-digits="0"/>
      <number:text>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date-style style:name="N373">
      <number:day/>
      <number:text>/</number:text>
      <number:month number:textual="true"/>
    </number:date-style>
    <number:number-style style:name="N374">
      <number:number number:decimal-places="0" number:min-integer-digits="0">
        <number:embedded-text number:position="7">-</number:embedded-text>
      </number:number>
    </number:number-style>
    <number:percentage-style style:name="N375">
      <number:number number:decimal-places="0" number:min-integer-digits="0"/>
      <number:text>%</number:text>
    </number:percentage-style>
    <number:number-style style:name="N376">
      <number:number number:decimal-places="0" number:min-integer-digits="5" number:grouping="true"/>
    </number:number-style>
    <number:number-style style:name="N377P0" style:volatile="true">
      <number:number number:decimal-places="0" number:min-integer-digits="1" number:grouping="true"/>
    </number:number-style>
    <number:number-style style:name="N377">
      <style:text-properties fo:color="#ff0000"/>
      <number:number number:decimal-places="0" number:min-integer-digits="1" number:grouping="true"/>
      <style:map style:condition="value()&gt;=0" style:apply-style-name="N377P0"/>
    </number:number-style>
    <number:number-style style:name="N378">
      <number:text>WW</number:text>
    </number:number-style>
    <number:currency-style style:name="N379P0" style:volatile="true">
      <number:currency-symbol number:language="en" number:country="GB">£</number:currency-symbol>
      <number:number number:decimal-places="2" number:min-integer-digits="1" number:grouping="true"/>
    </number:currency-style>
    <number:currency-style style:name="N379">
      <number:text>-</number:text>
      <number:currency-symbol number:language="en" number:country="GB">£</number:currency-symbol>
      <number:number number:decimal-places="2" number:min-integer-digits="1" number:grouping="true"/>
      <style:map style:condition="value()&gt;=0" style:apply-style-name="N379P0"/>
    </number:currency-style>
    <number:number-style style:name="N380">
      <number:text>.12.36</number:text>
    </number:number-style>
    <number:percentage-style style:name="N381">
      <number:number number:decimal-places="2" number:min-integer-digits="2"/>
      <number:text>%</number:text>
    </number:percentage-style>
    <number:percentage-style style:name="N382P0" style:volatile="true">
      <number:number number:decimal-places="2" number:min-integer-digits="0"/>
      <number:text>%</number:text>
    </number:percentage-style>
    <number:percentage-style style:name="N382">
      <number:text>-</number:text>
      <number:number number:decimal-places="2" number:min-integer-digits="0"/>
      <number:text>%</number:text>
      <style:map style:condition="value()&gt;=0" style:apply-style-name="N382P0"/>
    </number:percentage-style>
    <number:date-style style:name="N383">
      <number:day number:style="long"/>
      <number:text>/</number:text>
      <number:month number:style="long"/>
      <number:text>/</number:text>
      <number:year number:style="long"/>
      <number:text> </number:text>
      <number:hours number:style="long"/>
      <number:text>:</number:text>
      <number:minutes number:style="long"/>
    </number:date-style>
    <number:number-style style:name="N384P0" style:volatile="true">
      <number:number number:decimal-places="2" number:min-integer-digits="1" number:grouping="true"/>
      <number:text> </number:text>
    </number:number-style>
    <number:number-style style:name="N384">
      <style:text-properties fo:color="#ff0000"/>
      <number:text>(</number:text>
      <number:number number:decimal-places="2" number:min-integer-digits="1" number:grouping="true"/>
      <number:text>)</number:text>
      <style:map style:condition="value()&gt;=0" style:apply-style-name="N384P0"/>
    </number:number-style>
    <number:currency-style style:name="N386P0" style:volatile="true">
      <number:number number:decimal-places="2" number:min-integer-digits="1" number:grouping="true"/>
      <number:text> </number:text>
      <number:currency-symbol number:language="de" number:country="DE">€</number:currency-symbol>
    </number:currency-style>
    <number:currency-style style:name="N38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86P0"/>
    </number:currency-style>
    <number:date-style style:name="N387">
      <number:month number:style="long"/>
      <number:text>-</number:text>
      <number:day number:style="long"/>
      <number:text>-</number:text>
      <number:year/>
    </number:date-style>
    <number:number-style style:name="N388">
      <number:number number:decimal-places="11" number:min-integer-digits="1"/>
    </number:number-style>
    <number:date-style style:name="N390P0" style:volatile="true">
      <number:day number:calendar="gregorian" number:style="long"/>
      <number:text>-</number:text>
      <number:month number:calendar="gregorian" number:style="long"/>
      <number:text>-</number:text>
      <number:year number:calendar="gregorian" number:style="long"/>
    </number:date-style>
    <number:text-style style:name="N390">
      <number:text-content/>
      <style:map style:condition="value()&lt;=0" style:apply-style-name="N390P0"/>
    </number:text-style>
    <number:date-style style:name="N392P0" style:volatile="true">
      <number:day number:calendar="gregorian" number:style="long"/>
      <number:text>-</number:text>
      <number:month number:calendar="gregorian" number:style="long"/>
      <number:text>-</number:text>
      <number:year number:calendar="gregorian"/>
    </number:date-style>
    <number:text-style style:name="N392">
      <number:text-content/>
      <style:map style:condition="value()&lt;=0" style:apply-style-name="N392P0"/>
    </number:text-style>
    <number:number-style style:name="N394P0" style:volatile="true">
      <number:text>Rs.</number:text>
      <number:number number:decimal-places="0" number:min-integer-digits="1" number:grouping="true"/>
      <number:text> </number:text>
    </number:number-style>
    <number:number-style style:name="N394">
      <number:text>(Rs.</number:text>
      <number:number number:decimal-places="0" number:min-integer-digits="1" number:grouping="true"/>
      <number:text>)</number:text>
      <style:map style:condition="value()&gt;=0" style:apply-style-name="N394P0"/>
    </number:number-style>
    <number:number-style style:name="N395P0" style:volatile="true">
      <number:text>Rs.</number:text>
      <number:number number:decimal-places="0" number:min-integer-digits="1" number:grouping="true"/>
      <number:text> </number:text>
    </number:number-style>
    <number:number-style style:name="N395">
      <style:text-properties fo:color="#ff0000"/>
      <number:text>(Rs.</number:text>
      <number:number number:decimal-places="0" number:min-integer-digits="1" number:grouping="true"/>
      <number:text>)</number:text>
      <style:map style:condition="value()&gt;=0" style:apply-style-name="N395P0"/>
    </number:number-style>
    <number:number-style style:name="N397P0" style:volatile="true">
      <number:text>Rs.</number:text>
      <number:number number:decimal-places="2" number:min-integer-digits="1" number:grouping="true"/>
      <number:text> </number:text>
    </number:number-style>
    <number:number-style style:name="N397">
      <number:text>(Rs.</number:text>
      <number:number number:decimal-places="2" number:min-integer-digits="1" number:grouping="true"/>
      <number:text>)</number:text>
      <style:map style:condition="value()&gt;=0" style:apply-style-name="N397P0"/>
    </number:number-style>
    <number:number-style style:name="N398P0" style:volatile="true">
      <number:text>Rs.</number:text>
      <number:number number:decimal-places="2" number:min-integer-digits="1" number:grouping="true"/>
      <number:text> </number:text>
    </number:number-style>
    <number:number-style style:name="N398">
      <style:text-properties fo:color="#ff0000"/>
      <number:text>(Rs.</number:text>
      <number:number number:decimal-places="2" number:min-integer-digits="1" number:grouping="true"/>
      <number:text>)</number:text>
      <style:map style:condition="value()&gt;=0" style:apply-style-name="N398P0"/>
    </number:number-style>
    <number:number-style style:name="N402P0" style:volatile="true">
      <number:text> Rs.</number:text>
      <number:number number:decimal-places="0" number:min-integer-digits="1" number:grouping="true"/>
      <number:text> </number:text>
    </number:number-style>
    <number:number-style style:name="N402P1" style:volatile="true">
      <number:text> Rs.(</number:text>
      <number:number number:decimal-places="0" number:min-integer-digits="1" number:grouping="true"/>
      <number:text>)</number:text>
    </number:number-style>
    <number:number-style style:name="N402P2" style:volatile="true">
      <number:text> Rs.- </number:text>
    </number:number-style>
    <number:text-style style:name="N402">
      <number:text-content/>
      <number:text> </number:text>
      <style:map style:condition="value()&gt;0" style:apply-style-name="N402P0"/>
      <style:map style:condition="value()&lt;0" style:apply-style-name="N402P1"/>
      <style:map style:condition="value()=0" style:apply-style-name="N402P2"/>
    </number:text-style>
    <number:number-style style:name="N406P0" style:volatile="true">
      <number:text> Rs.</number:text>
      <number:number number:decimal-places="2" number:min-integer-digits="1" number:grouping="true"/>
      <number:text> </number:text>
    </number:number-style>
    <number:number-style style:name="N406P1" style:volatile="true">
      <number:text> Rs.(</number:text>
      <number:number number:decimal-places="2" number:min-integer-digits="1" number:grouping="true"/>
      <number:text>)</number:text>
    </number:number-style>
    <number:number-style style:name="N406P2" style:volatile="true">
      <number:text> Rs.-</number:text>
      <number:number number:decimal-places="0" number:min-integer-digits="0"/>
      <number:text> </number:text>
    </number:number-style>
    <number:text-style style:name="N406">
      <number:text-content/>
      <number:text> </number:text>
      <style:map style:condition="value()&gt;0" style:apply-style-name="N406P0"/>
      <style:map style:condition="value()&lt;0" style:apply-style-name="N406P1"/>
      <style:map style:condition="value()=0" style:apply-style-name="N406P2"/>
    </number:text-style>
    <number:number-style style:name="N407">
      <number:text>Rs.</number:text>
      <number:number number:decimal-places="2" number:min-integer-digits="1"/>
      <number:text>L</number:text>
    </number:number-style>
    <number:number-style style:name="N408">
      <number:text>Rs. </number:text>
      <number:number number:decimal-places="2" number:min-integer-digits="1"/>
      <number:text> L</number:text>
    </number:number-style>
    <number:number-style style:name="N409">
      <number:text>Rs.</number:text>
      <number:number number:decimal-places="0" number:min-integer-digits="1"/>
    </number:number-style>
    <number:number-style style:name="N410">
      <number:number number:decimal-places="0" number:min-integer-digits="1"/>
      <number:text> KMs</number:text>
    </number:number-style>
    <number:number-style style:name="N411">
      <number:number number:decimal-places="0" number:min-integer-digits="1"/>
      <number:text> Tons</number:text>
    </number:number-style>
    <number:number-style style:name="N412">
      <number:number number:decimal-places="2" number:min-integer-digits="1"/>
      <number:text>  nos</number:text>
    </number:number-style>
    <number:number-style style:name="N413">
      <number:number number:decimal-places="2" number:min-integer-digits="1"/>
      <number:text> KMs</number:text>
    </number:number-style>
    <number:number-style style:name="N414">
      <number:text>Rs.</number:text>
      <number:number number:decimal-places="2" number:min-integer-digits="1"/>
    </number:number-style>
    <number:number-style style:name="N415">
      <number:number number:decimal-places="0" number:min-integer-digits="1"/>
      <number:text> M</number:text>
    </number:number-style>
    <number:number-style style:name="N416">
      <number:number number:decimal-places="0" number:min-integer-digits="1"/>
      <number:text> D</number:text>
    </number:number-style>
    <number:number-style style:name="N417">
      <number:text>Rs. </number:text>
      <number:number number:decimal-places="2" number:min-integer-digits="1"/>
      <number:text> Crs</number:text>
    </number:number-style>
    <number:number-style style:name="N418">
      <number:number number:decimal-places="0" number:min-integer-digits="1"/>
      <number:text> Y</number:text>
    </number:number-style>
    <number:date-style style:name="N419P0" style:volatile="true">
      <number:month/>
      <number:text>/</number:text>
      <number:day/>
      <number:text>/</number:text>
      <number:year number:style="long"/>
    </number:date-style>
    <number:text-style style:name="N419">
      <number:text-content/>
      <style:map style:condition="value()&lt;=0" style:apply-style-name="N419P0"/>
    </number:text-style>
    <number:number-style style:name="N420">
      <number:number number:decimal-places="0" number:min-integer-digits="1"/>
      <number:text> Sft</number:text>
    </number:number-style>
    <number:number-style style:name="N422P0" style:volatile="true">
      <number:number number:decimal-places="2" number:min-integer-digits="1" number:grouping="true"/>
      <number:text> L</number:text>
    </number:number-style>
    <number:number-style style:name="N422">
      <number:text>-</number:text>
      <number:number number:decimal-places="2" number:min-integer-digits="1" number:grouping="true"/>
      <number:text> DAYS</number:text>
      <style:map style:condition="value()&gt;=0" style:apply-style-name="N422P0"/>
    </number:number-style>
    <number:number-style style:name="N423">
      <number:number number:decimal-places="2" number:min-integer-digits="1"/>
      <number:text> L</number:text>
    </number:number-style>
    <number:number-style style:name="N425P0" style:volatile="true">
      <number:number number:decimal-places="2" number:min-integer-digits="1" number:grouping="true"/>
      <number:text> Times</number:text>
    </number:number-style>
    <number:number-style style:name="N425">
      <number:text>-</number:text>
      <number:number number:decimal-places="2" number:min-integer-digits="1" number:grouping="true"/>
      <number:text> Times</number:text>
      <style:map style:condition="value()&gt;=0" style:apply-style-name="N425P0"/>
    </number:number-style>
    <number:number-style style:name="N427P0" style:volatile="true">
      <number:number number:decimal-places="0" number:min-integer-digits="1" number:grouping="true"/>
      <number:text> DAYS</number:text>
    </number:number-style>
    <number:number-style style:name="N427">
      <number:text>-</number:text>
      <number:number number:decimal-places="0" number:min-integer-digits="1" number:grouping="true"/>
      <number:text> DAYS</number:text>
      <style:map style:condition="value()&gt;=0" style:apply-style-name="N427P0"/>
    </number:number-style>
    <number:number-style style:name="N428">
      <number:text>Rs.</number:text>
      <number:number number:decimal-places="2" number:min-integer-digits="1"/>
      <number:text> L</number:text>
    </number:number-style>
    <number:number-style style:name="N429">
      <number:number number:decimal-places="1" number:min-integer-digits="1"/>
      <number:text> KMs</number:text>
    </number:number-style>
    <number:number-style style:name="N433P0" style:volatile="true">
      <number:text> Rs. </number:text>
      <number:number number:decimal-places="0" number:min-integer-digits="1" number:grouping="true"/>
      <number:text> </number:text>
    </number:number-style>
    <number:number-style style:name="N433P1" style:volatile="true">
      <number:text> Rs. (</number:text>
      <number:number number:decimal-places="0" number:min-integer-digits="1" number:grouping="true"/>
      <number:text>)</number:text>
    </number:number-style>
    <number:number-style style:name="N433P2" style:volatile="true">
      <number:text> Rs.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7P0" style:volatile="true">
      <number:text> Rs. </number:text>
      <number:number number:decimal-places="2" number:min-integer-digits="1" number:grouping="true"/>
      <number:text> </number:text>
    </number:number-style>
    <number:number-style style:name="N437P1" style:volatile="true">
      <number:text> Rs. (</number:text>
      <number:number number:decimal-places="2" number:min-integer-digits="1" number:grouping="true"/>
      <number:text>)</number:text>
    </number:number-style>
    <number:number-style style:name="N437P2" style:volatile="true">
      <number:text> Rs. -</number:text>
      <number:number number: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date-style style:name="N438">
      <number:day/>
      <number:text>.</number:text>
      <number:month number:style="long"/>
      <number:text>.</number:text>
      <number:year/>
    </number:date-style>
    <number:date-style style:name="N439">
      <number:day number:style="long"/>
      <number:text>.</number:text>
      <number:month number:style="long"/>
      <number:text>.</number:text>
      <number:year/>
    </number:date-style>
    <number:date-style style:name="N440">
      <number:day/>
      <number:text>.</number:text>
      <number:month/>
      <number:text>.</number:text>
      <number:year/>
    </number:date-style>
    <number:percentage-style style:name="N441P0" style:volatile="true">
      <number:number number:decimal-places="2" number:min-integer-digits="0"/>
      <number:text>%</number:text>
    </number:percentage-style>
    <number:percentage-style style:name="N441">
      <style:text-properties fo:color="#ff0000"/>
      <number:text>-</number:text>
      <number:number number:decimal-places="2" number:min-integer-digits="0"/>
      <number:text>%</number:text>
      <style:map style:condition="value()&gt;=0" style:apply-style-name="N441P0"/>
    </number:percentage-style>
    <number:date-style style:name="N442">
      <number:month number:style="long" number:textual="true"/>
      <number:text>/</number:text>
      <number:year/>
    </number:date-style>
    <number:currency-style style:name="N443P0" style:volatile="true">
      <number:currency-symbol number:language="en">$</number:currency-symbol>
      <number:number number:decimal-places="2" number:min-integer-digits="1" number:grouping="true"/>
    </number:currency-style>
    <number:currency-style style:name="N443">
      <number:text>-</number:text>
      <number:currency-symbol number:language="en">$</number:currency-symbol>
      <number:number number:decimal-places="2" number:min-integer-digits="1" number:grouping="true"/>
      <style:map style:condition="value()&gt;=0" style:apply-style-name="N443P0"/>
    </number:currency-style>
    <number:number-style style:name="N444">
      <number:number number:decimal-places="0" number:min-integer-digits="1"/>
      <number:text>6</number:text>
    </number:number-style>
    <number:currency-style style:name="N445">
      <number:currency-symbol>INR</number:currency-symbol>
      <number:text> </number:text>
      <number:number number:decimal-places="0" number:min-integer-digits="1" number:grouping="true"/>
    </number:currency-style>
    <number:text-style style:name="N446">
      <number:text>at </number:text>
      <number:text-content/>
    </number:text-style>
    <number:date-style style:name="N447P0" style:volatile="true">
      <number:month/>
      <number:text>/</number:text>
      <number:day/>
      <number:text>/</number:text>
      <number:year/>
      <number:text> </number:text>
      <number:hours/>
      <number:text>:</number:text>
      <number:minutes number:style="long"/>
    </number:date-style>
    <number:text-style style:name="N447">
      <number:text-content/>
      <style:map style:condition="value()&lt;=0" style:apply-style-name="N447P0"/>
    </number:text-style>
    <number:number-style style:name="N448">
      <number:number number:decimal-places="2" number:min-integer-digits="1" number:grouping="true" number:display-factor="1000000"/>
    </number:number-style>
    <number:date-style style:name="N449">
      <number:day/>
      <number:text>/</number:text>
      <number:month number:style="long"/>
      <number:text>/</number:text>
      <number:year/>
    </number:date-style>
    <number:date-style style:name="N450P0" style:volatile="true">
      <number:day/>
      <number:text>-</number:text>
      <number:month number:textual="true"/>
      <number:text>-</number:text>
      <number:year number:style="long"/>
    </number:date-style>
    <number:text-style style:name="N450">
      <number:text-content/>
      <style:map style:condition="value()&lt;=0" style:apply-style-name="N450P0"/>
    </number:text-style>
    <number:number-style style:name="N451">
      <number:text>3</number:text>
      <number:number number:decimal-places="0" number:min-integer-digits="1"/>
      <number:text>-11-99</number:text>
    </number:number-style>
    <number:date-style style:name="N452">
      <number:day number:style="long"/>
      <number:text>/</number:text>
      <number:month number:style="long"/>
      <number:text>/</number:text>
      <number:year number:style="long"/>
      <number:text> </number:text>
    </number:date-style>
    <number:date-style style:name="N453P0" style:volatile="true">
      <number:month number:textual="true"/>
      <number:text>-</number:text>
      <number:year/>
    </number:date-style>
    <number:text-style style:name="N453">
      <number:text-content/>
      <style:map style:condition="value()&lt;=0" style:apply-style-name="N453P0"/>
    </number:text-style>
    <number:date-style style:name="N454">
      <number:day number:style="long"/>
      <number:text>. </number:text>
      <number:month number:style="long"/>
      <number:text>. </number:text>
      <number:year number:style="long"/>
    </number:date-style>
    <number:date-style style:name="N455">
      <number:day number:style="long"/>
      <number:text>.</number:text>
      <number:month number:style="long"/>
      <number:text>.</number:text>
      <number:year number:style="long"/>
      <number:text>Y</number:text>
    </number:date-style>
    <number:date-style style:name="N456">
      <number:day/>
      <number:text>.</number:text>
      <number:month number:style="long"/>
      <number:text>.</number:text>
      <number:year number:style="long"/>
    </number:date-style>
    <number:date-style style:name="N457">
      <number:month number:style="long"/>
      <number:text> </number:text>
      <number:day/>
      <number:text>,</number:text>
      <number:year/>
    </number:date-style>
    <number:date-style style:name="N458">
      <number:month number:textual="true"/>
      <number:text> </number:text>
      <number:day/>
      <number:text>,</number:text>
      <number:year/>
    </number:date-style>
    <number:date-style style:name="N459">
      <number:day number:style="long"/>
      <number:text>.</number:text>
      <number:month number:style="long"/>
      <number:text>.</number:text>
      <number:year/>
      <number:text>T</number:text>
      <number:year/>
    </number:date-style>
    <number:date-style style:name="N460">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number-style style:name="N461P0" style:volatile="true">
      <number:number number:decimal-places="0" number:min-integer-digits="1" number:grouping="true"/>
      <number:text> </number:text>
    </number:number-style>
    <number:number-style style:name="N461">
      <style:text-properties fo:color="#ff0000"/>
      <number:text>(</number:text>
      <number:number number:decimal-places="0" number:min-integer-digits="1" number:grouping="true"/>
      <number:text>)</number:text>
      <style:map style:condition="value()&gt;=0" style:apply-style-name="N461P0"/>
    </number:number-style>
    <number:number-style style:name="N462">
      <number:number number:decimal-places="0" number:min-integer-digits="2"/>
    </number:number-style>
    <number:date-style style:name="N463">
      <number:day number:style="long"/>
      <number:text>/</number:text>
      <number:month number:style="long"/>
      <number:text>/</number:text>
      <number:year number:style="long"/>
      <number:text> </number:text>
      <number:hours/>
      <number:text>:</number:text>
      <number:minutes number:style="long"/>
      <number:text> </number:text>
      <number:am-pm/>
    </number:date-style>
    <number:date-style style:name="N464">
      <number:month number:style="long"/>
      <number:text>/</number:text>
      <number:day number:style="long"/>
      <number:text>/</number:text>
      <number:year number:style="long"/>
      <number:text> </number:text>
      <number:hours/>
      <number:text>:</number:text>
      <number:minutes number:style="long"/>
      <number:text> </number:text>
      <number:am-pm/>
    </number:date-style>
    <number:date-style style:name="N465">
      <number:month number:style="long"/>
      <number:text>-</number:text>
      <number:year/>
    </number:date-style>
    <number:date-style style:name="N466">
      <number:day number:calendar="jewish"/>
      <number:year number:calendar="jewish"/>
      <number:text>C-</number:text>
      <number:year number:calendar="jewish"/>
    </number:date-style>
    <number:date-style style:name="N467">
      <number:month number:style="long" number:textual="true"/>
      <number:text> </number:text>
      <number:year/>
    </number:date-style>
    <number:date-style style:name="N468">
      <number:month number:textual="true"/>
      <number:text>-</number:text>
      <number:day number:style="long"/>
    </number:date-style>
    <number:number-style style:name="N469">
      <number:number number:decimal-places="1" number:min-integer-digits="3"/>
    </number:number-style>
    <number:number-style style:name="N470">
      <number:number number:decimal-places="2" number:min-integer-digits="2"/>
    </number:number-style>
    <number:date-style style:name="N471">
      <number:month number:style="long"/>
      <number:text>.</number:text>
      <number:day number:style="long"/>
      <number:text>.</number:text>
      <number:year number:style="long"/>
    </number:date-style>
    <number:date-style style:name="N472">
      <number:month number:style="long"/>
      <number:text>.</number:text>
      <number:day number:style="long"/>
      <number:text>./</number:text>
      <number:year number:style="long"/>
    </number:date-style>
    <number:number-style style:name="N473">
      <number:number number:decimal-places="12" number:min-integer-digits="1"/>
    </number:number-style>
    <number:number-style style:name="N475P0" style:volatile="true">
      <number:text>₹ </number:text>
      <number:number number:decimal-places="0" number:min-integer-digits="1" number:grouping="true"/>
      <number:text> </number:text>
    </number:number-style>
    <number:number-style style:name="N475">
      <number:text>(₹ </number:text>
      <number:number number:decimal-places="0" number:min-integer-digits="1" number:grouping="true"/>
      <number:text>)</number:text>
      <style:map style:condition="value()&gt;=0" style:apply-style-name="N475P0"/>
    </number:number-style>
    <number:number-style style:name="N476P0" style:volatile="true">
      <number:text>₹ </number:text>
      <number:number number:decimal-places="0" number:min-integer-digits="1" number:grouping="true"/>
      <number:text> </number:text>
    </number:number-style>
    <number:number-style style:name="N476">
      <style:text-properties fo:color="#ff0000"/>
      <number:text>(₹ </number:text>
      <number:number number:decimal-places="0" number:min-integer-digits="1" number:grouping="true"/>
      <number:text>)</number:text>
      <style:map style:condition="value()&gt;=0" style:apply-style-name="N476P0"/>
    </number:number-style>
    <number:number-style style:name="N478P0" style:volatile="true">
      <number:text>₹ </number:text>
      <number:number number:decimal-places="2" number:min-integer-digits="1" number:grouping="true"/>
      <number:text> </number:text>
    </number:number-style>
    <number:number-style style:name="N478">
      <number:text>(₹ </number:text>
      <number:number number:decimal-places="2" number:min-integer-digits="1" number:grouping="true"/>
      <number:text>)</number:text>
      <style:map style:condition="value()&gt;=0" style:apply-style-name="N478P0"/>
    </number:number-style>
    <number:number-style style:name="N479P0" style:volatile="true">
      <number:text>₹ </number:text>
      <number:number number:decimal-places="2" number:min-integer-digits="1" number:grouping="true"/>
      <number:text> </number:text>
    </number:number-style>
    <number:number-style style:name="N479">
      <style:text-properties fo:color="#ff0000"/>
      <number:text>(₹ </number:text>
      <number:number number:decimal-places="2" number:min-integer-digits="1" number:grouping="true"/>
      <number:text>)</number:text>
      <style:map style:condition="value()&gt;=0" style:apply-style-name="N479P0"/>
    </number:number-style>
    <number:number-style style:name="N483P0" style:volatile="true">
      <number:text> ₹ </number:text>
      <number:number number:decimal-places="0" number:min-integer-digits="1" number:grouping="true"/>
      <number:text> </number:text>
    </number:number-style>
    <number:number-style style:name="N483P1" style:volatile="true">
      <number:text> ₹ (</number:text>
      <number:number number:decimal-places="0" number:min-integer-digits="1" number:grouping="true"/>
      <number:text>)</number:text>
    </number:number-style>
    <number:number-style style:name="N483P2" style:volatile="true">
      <number:text> ₹ - </number:text>
    </number:number-style>
    <number:text-style style:name="N483">
      <number:text-content/>
      <number:text> </number:text>
      <style:map style:condition="value()&gt;0" style:apply-style-name="N483P0"/>
      <style:map style:condition="value()&lt;0" style:apply-style-name="N483P1"/>
      <style:map style:condition="value()=0" style:apply-style-name="N483P2"/>
    </number:text-style>
    <number:number-style style:name="N487P0" style:volatile="true">
      <number:text> ₹ </number:text>
      <number:number number:decimal-places="2" number:min-integer-digits="1" number:grouping="true"/>
      <number:text> </number:text>
    </number:number-style>
    <number:number-style style:name="N487P1" style:volatile="true">
      <number:text> ₹ (</number:text>
      <number:number number:decimal-places="2" number:min-integer-digits="1" number:grouping="true"/>
      <number:text>)</number:text>
    </number:number-style>
    <number:number-style style:name="N487P2" style:volatile="true">
      <number:text> ₹ -</number:text>
      <number:number number:decimal-places="0" number:min-integer-digits="0"/>
      <number:text>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89P0" style:volatile="true">
      <number:number number:decimal-places="0" number:min-integer-digits="1" number:grouping="true"/>
      <number:text>            </number:text>
    </number:number-style>
    <number:number-style style:name="N489P1" style:volatile="true">
      <number:text> (</number:text>
      <number:number number:decimal-places="0" number:min-integer-digits="1" number:grouping="true"/>
      <number:text>)</number:text>
    </number:number-style>
    <number:number-style style:name="N489P2" style:volatile="true">
      <number:text>-</number:text>
      <number:number number:decimal-places="0" number:min-integer-digits="0"/>
      <number:text>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1P0" style:volatile="true">
      <number:number number:decimal-places="0" number:min-integer-digits="1" number:grouping="true"/>
      <number:text> </number:text>
    </number:number-style>
    <number:number-style style:name="N491P1" style:volatile="true">
      <number:text>            (</number:text>
      <number:number number:decimal-places="0" number:min-integer-digits="1" number:grouping="true"/>
      <number:text>)</number:text>
    </number:number-style>
    <number:number-style style:name="N491P2" style:volatile="true">
      <number:text>-</number:text>
      <number:number number: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number:number number:decimal-places="1" number:min-integer-digits="1" number:grouping="true"/>
      <number:text> </number:text>
    </number:number-style>
    <number:number-style style:name="N492">
      <number:text>(</number:text>
      <number:number number:decimal-places="1" number:min-integer-digits="1" number:grouping="true"/>
      <number:text>)</number:text>
      <style:map style:condition="value()&gt;=0" style:apply-style-name="N492P0"/>
    </number:number-style>
    <number:number-style style:name="N493P0" style:volatile="true">
      <number:number number:decimal-places="2" number:min-integer-digits="1" number:grouping="true"/>
      <number:text> </number:text>
    </number:number-style>
    <number:number-style style:name="N493">
      <number:text>(</number:text>
      <number:number number:decimal-places="2" number:min-integer-digits="1" number:grouping="true"/>
      <number:text>)</number:text>
      <style:map style:condition="value()&gt;=0" style:apply-style-name="N493P0"/>
    </number:number-style>
    <number:date-style style:name="N495P0" style:volatile="true">
      <number:era number:calendar="jewish"/>
      <number:year number:calendar="jewish" number:style="long"/>
      <number:year number:calendar="jewish"/>
      <number:era number:calendar="jewish"/>
      <number:text>o</number:text>
      <number:year number:calendar="jewish" number:style="long"/>
      <number:text>ian</number:text>
      <number:day number:calendar="jewish" number:style="long"/>
      <number:text>-</number:text>
      <number:month number:calendar="jewish" number:style="long"/>
      <number:text>-</number:text>
      <number:year number:calendar="jewish" number:style="long"/>
    </number:date-style>
    <number:text-style style:name="N495">
      <number:text-content/>
      <style:map style:condition="value()&lt;=0" style:apply-style-name="N495P0"/>
    </number:text-style>
    <number:number-style style:name="N496">
      <number:number number:decimal-places="0" number:min-integer-digits="3"/>
    </number:number-style>
    <number:time-style style:name="N497">
      <number:hours/>
      <number:text>:</number:text>
      <number:minutes number:style="long"/>
      <number:text>:</number:text>
      <number:seconds number:style="long"/>
    </number:time-style>
    <number:number-style style:name="N498">
      <number:number number:decimal-places="1" number:min-integer-digits="0" number:grouping="true"/>
    </number:number-style>
    <number:number-style style:name="N500P0" style:volatile="true">
      <number:text> ₹ </number:text>
      <number:number number:decimal-places="0" number:min-integer-digits="1" number:grouping="true"/>
      <number:text> </number:text>
    </number:number-style>
    <number:number-style style:name="N500P1" style:volatile="true">
      <number:text> ₹ -</number:text>
      <number:number number:decimal-places="0" number:min-integer-digits="1" number:grouping="true"/>
      <number:text> </number:text>
    </number:number-style>
    <number:number-style style:name="N500P2" style:volatile="true">
      <number:text> ₹ - </number:text>
    </number:number-style>
    <number:text-style style:name="N500">
      <number:text-content/>
      <number:text> </number:text>
      <style:map style:condition="value()&gt;0" style:apply-style-name="N500P0"/>
      <style:map style:condition="value()&lt;0" style:apply-style-name="N500P1"/>
      <style:map style:condition="value()=0" style:apply-style-name="N500P2"/>
    </number:text-style>
    <number:number-style style:name="N502P0" style:volatile="true">
      <number:text> ₹ </number:text>
      <number:number number:decimal-places="2" number:min-integer-digits="1" number:grouping="true"/>
      <number:text> </number:text>
    </number:number-style>
    <number:number-style style:name="N502P1" style:volatile="true">
      <number:text> ₹ -</number:text>
      <number:number number:decimal-places="2" number:min-integer-digits="1" number:grouping="true"/>
      <number:text> </number:text>
    </number:number-style>
    <number:number-style style:name="N502P2" style:volatile="true">
      <number:text> ₹ -</number:text>
      <number:number number:decimal-places="0" number:min-integer-digits="0"/>
      <number:text>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date-style style:name="N503">
      <number:month number:style="long"/>
      <number:text>.</number:text>
      <number:day number:style="long"/>
      <number:text>.</number:text>
      <number:year number:style="long"/>
      <number:text>'</number:text>
    </number:date-style>
    <number:date-style style:name="N504">
      <number:month number:style="long"/>
      <number:day number:style="long"/>
      <number:text>,</number:text>
      <number:year number:style="long"/>
    </number:date-style>
    <number:currency-style style:name="N506P0" style:volatile="true">
      <number:currency-symbol number:language="en" number:country="IN">Rs.</number:currency-symbol>
      <number:number number:decimal-places="2" number:min-integer-digits="1" number:grouping="true"/>
    </number:currency-style>
    <number:currency-style style:name="N506">
      <style:text-properties fo:color="#ff0000"/>
      <number:text>-</number:text>
      <number:currency-symbol number:language="en" number:country="IN">Rs.</number:currency-symbol>
      <number:number number:decimal-places="2" number:min-integer-digits="1" number:grouping="true"/>
      <style:map style:condition="value()&gt;=0" style:apply-style-name="N506P0"/>
    </number:currency-style>
    <number:number-style style:name="N508P0" style:volatile="true">
      <number:number number:decimal-places="1" number:min-integer-digits="1"/>
      <number:text> </number:text>
    </number:number-style>
    <number:number-style style:name="N508">
      <number:text>(</number:text>
      <number:number number:decimal-places="1" number:min-integer-digits="1"/>
      <number:text>)</number:text>
      <style:map style:condition="value()&gt;=0" style:apply-style-name="N508P0"/>
    </number:number-style>
    <number:number-style style:name="N509P0" style:volatile="true">
      <number:number number:decimal-places="2" number:min-integer-digits="1"/>
      <number:text> </number:text>
    </number:number-style>
    <number:number-style style:name="N509">
      <number:text>(</number:text>
      <number:number number:decimal-places="2" number:min-integer-digits="1"/>
      <number:text>)</number:text>
      <style:map style:condition="value()&gt;=0" style:apply-style-name="N509P0"/>
    </number:number-style>
    <number:currency-style style:name="N511P0" style:volatile="true">
      <number:currency-symbol number:language="en" number:country="IN">Rs.</number:currency-symbol>
      <number:number number:decimal-places="0" number:min-integer-digits="1" number:grouping="true"/>
    </number:currency-style>
    <number:currency-style style:name="N511">
      <number:text>-</number:text>
      <number:currency-symbol number:language="en" number:country="IN">Rs.</number:currency-symbol>
      <number:number number:decimal-places="0" number:min-integer-digits="1" number:grouping="true"/>
      <style:map style:condition="value()&gt;=0" style:apply-style-name="N511P0"/>
    </number:currency-style>
    <number:date-style style:name="N512">
      <number:day number:style="long"/>
      <number:text> </number:text>
      <number:month number:textual="true"/>
      <number:text> </number:text>
      <number:year/>
    </number:date-style>
    <number:number-style style:name="N513P0" style:volatile="true">
      <number:number number:decimal-places="1" number:min-integer-digits="1" number:grouping="true"/>
    </number:number-style>
    <number:number-style style:name="N513">
      <number:text>(</number:text>
      <number:number number:decimal-places="1" number:min-integer-digits="1" number:grouping="true"/>
      <number:text>)</number:text>
      <style:map style:condition="value()&gt;=0" style:apply-style-name="N513P0"/>
    </number:number-style>
    <number:number-style style:name="N514P0" style:volatile="true">
      <number:number number:decimal-places="2" number:min-integer-digits="1" number:grouping="true"/>
    </number:number-style>
    <number:number-style style:name="N514">
      <number:text>(</number:text>
      <number:number number:decimal-places="2" number:min-integer-digits="1" number:grouping="true"/>
      <number:text>)</number:text>
      <style:map style:condition="value()&gt;=0" style:apply-style-name="N514P0"/>
    </number:number-style>
    <number:date-style style:name="N515P0" style:volatile="true">
      <number:month number:style="long" number:textual="true"/>
      <number:text> </number:text>
      <number:day/>
      <number:text>, </number:text>
      <number:year number:style="long"/>
    </number:date-style>
    <number:text-style style:name="N515">
      <number:text-content/>
      <style:map style:condition="value()&lt;=0" style:apply-style-name="N515P0"/>
    </number:text-style>
    <number:date-style style:name="N516P0" style:volatile="true">
      <number:day number:style="long"/>
      <number:text>/</number:text>
      <number:month number:textual="true"/>
      <number:text>/</number:text>
      <number:year/>
    </number:date-style>
    <number:text-style style:name="N516">
      <number:text-content/>
      <style:map style:condition="value()&lt;=0" style:apply-style-name="N516P0"/>
    </number:text-style>
    <number:date-style style:name="N517P0" style:volatile="true">
      <number:day/>
      <number:text>/</number:text>
      <number:month number:textual="true"/>
      <number:text>/</number:text>
      <number:year/>
    </number:date-style>
    <number:text-style style:name="N517">
      <number:text-content/>
      <style:map style:condition="value()&lt;=0" style:apply-style-name="N517P0"/>
    </number:text-style>
    <number:date-style style:name="N518">
      <number:day number:style="long"/>
      <number:text> </number:text>
      <number:month number:style="long" number:textual="true"/>
      <number:text>, </number:text>
      <number:year number:style="long"/>
    </number:date-style>
    <number:date-style style:name="N519P0" style:volatile="true">
      <number:day/>
      <number:text>/</number:text>
      <number:month number:textual="true"/>
      <number:text>/</number:text>
      <number:year number:style="long"/>
    </number:date-style>
    <number:text-style style:name="N519">
      <number:text-content/>
      <style:map style:condition="value()&lt;=0" style:apply-style-name="N519P0"/>
    </number:text-style>
    <number:date-style style:name="N520">
      <number:day number:style="long"/>
      <number:text>, </number:text>
      <number:month number:style="long" number:textual="true"/>
      <number:text>, </number:text>
      <number:year number:style="long"/>
    </number:date-style>
    <number:date-style style:name="N521">
      <number:day number:style="long"/>
      <number:text>- </number:text>
      <number:month number:style="long"/>
      <number:text>- </number:text>
      <number:year number:style="long"/>
    </number:date-style>
    <number:date-style style:name="N522P0" style:volatile="true">
      <number:month/>
      <number:text>/</number:text>
      <number:day/>
      <number:text>/</number:text>
      <number:year/>
      <number:text> </number:text>
      <number:hours/>
      <number:text>:</number:text>
      <number:minutes number:style="long"/>
      <number:text> </number:text>
      <number:am-pm/>
    </number:date-style>
    <number:text-style style:name="N522">
      <number:text-content/>
      <style:map style:condition="value()&lt;=0" style:apply-style-name="N522P0"/>
    </number:text-style>
    <number:date-style style:name="N523">
      <number:year/>
      <number:text>, </number:text>
      <number:month number:style="long"/>
      <number:text>,</number:text>
      <number:day number:style="long"/>
    </number:date-style>
    <number:date-style style:name="N524">
      <number:year number:style="long"/>
      <number:text>/</number:text>
      <number:day number:style="long"/>
      <number:text>/</number:text>
      <number:month number:style="long"/>
    </number:date-style>
    <number:date-style style:name="N525">
      <number:text>B2</number:text>
      <number:day/>
      <number:text>-</number:text>
      <number:month number:textual="true"/>
    </number:date-style>
    <number:date-style style:name="N526">
      <number:text>B2</number:text>
      <number:day number:style="long"/>
      <number:text>/</number:text>
      <number:month number:textual="true"/>
    </number:date-style>
    <number:date-style style:name="N527">
      <number:text>B2</number:text>
      <number:month number:textual="true"/>
      <number:text>/</number:text>
      <number:year/>
    </number:date-style>
    <number:date-style style:name="N528">
      <number:day-of-week number:style="long"/>
      <number:text>, </number:text>
      <number:month number:style="long" number:textual="true"/>
      <number:text>, </number:text>
      <number:day number:style="long"/>
      <number:text>,</number:text>
    </number:date-style>
    <number:date-style style:name="N529">
      <number:month number:style="long"/>
      <number:text>,</number:text>
      <number:day number:style="long"/>
    </number:date-style>
    <number:date-style style:name="N530">
      <number:month number:textual="true"/>
      <number:text>/</number:text>
      <number:year/>
    </number:date-style>
    <number:date-style style:name="N531P0" style:volatile="true">
      <number:month number:textual="true"/>
      <number:text>/</number:text>
      <number:year/>
    </number:date-style>
    <number:text-style style:name="N531">
      <number:text-content/>
      <style:map style:condition="value()&lt;=0" style:apply-style-name="N531P0"/>
    </number:text-style>
    <number:date-style style:name="N532P0" style:volatile="true">
      <number:month number:style="long" number:textual="true"/>
      <number:text>/</number:text>
      <number:year/>
    </number:date-style>
    <number:text-style style:name="N532">
      <number:text-content/>
      <style:map style:condition="value()&lt;=0" style:apply-style-name="N532P0"/>
    </number:text-style>
    <number:date-style style:name="N534P0" style:volatile="true">
      <number:day number:style="long"/>
      <number:text>/</number:text>
      <number:month number:style="long"/>
      <number:text>/</number:text>
      <number:year number:style="long"/>
    </number:date-style>
    <number:text-style style:name="N534">
      <number:text-content/>
      <style:map style:condition="value()&lt;=0" style:apply-style-name="N534P0"/>
    </number:text-style>
    <number:currency-style style:name="N535P0" style:volatile="true">
      <number:currency-symbol>€</number:currency-symbol>
      <number:text> </number:text>
      <number:number number:decimal-places="2" number:min-integer-digits="1" number:grouping="true"/>
      <number:text> </number:text>
    </number:currency-style>
    <number:currency-style style:name="N535">
      <number:text>(</number:text>
      <number:currency-symbol>€</number:currency-symbol>
      <number:text> </number:text>
      <number:number number:decimal-places="2" number:min-integer-digits="1" number:grouping="true"/>
      <number:text>)</number:text>
      <style:map style:condition="value()&gt;=0" style:apply-style-name="N535P0"/>
    </number:currency-style>
    <number:date-style style:name="N536">
      <number:day/>
      <number:text>/</number:text>
      <number:month number:style="long"/>
      <number:text>/</number:text>
      <number:year number:style="long"/>
    </number:date-style>
    <number:date-style style:name="N537P0" style:volatile="true">
      <number:day/>
      <number:text>/</number:text>
      <number:month number:style="long"/>
      <number:text>/</number:text>
      <number:year number:style="long"/>
    </number:date-style>
    <number:text-style style:name="N537">
      <number:text-content/>
      <style:map style:condition="value()&lt;=0" style:apply-style-name="N537P0"/>
    </number:text-style>
    <number:number-style style:name="N538">
      <number:number number:decimal-places="0" number:min-integer-digits="11"/>
    </number:number-style>
    <number:date-style style:name="N539">
      <number:day number:style="long"/>
      <number:text>/</number:text>
      <number:month/>
      <number:text>/</number:text>
      <number:year number:style="long"/>
    </number:date-style>
    <number:number-style style:name="N541P0" style:volatile="true">
      <number:text>Php</number:text>
      <number:number number:decimal-places="0" number:min-integer-digits="1" number:grouping="true"/>
      <number:text> </number:text>
    </number:number-style>
    <number:number-style style:name="N541">
      <number:text>(Php</number:text>
      <number:number number:decimal-places="0" number:min-integer-digits="1" number:grouping="true"/>
      <number:text>)</number:text>
      <style:map style:condition="value()&gt;=0" style:apply-style-name="N541P0"/>
    </number:number-style>
    <number:number-style style:name="N542P0" style:volatile="true">
      <number:text>Php</number:text>
      <number:number number:decimal-places="0" number:min-integer-digits="1" number:grouping="true"/>
      <number:text> </number:text>
    </number:number-style>
    <number:number-style style:name="N542">
      <style:text-properties fo:color="#ff0000"/>
      <number:text>(Php</number:text>
      <number:number number:decimal-places="0" number:min-integer-digits="1" number:grouping="true"/>
      <number:text>)</number:text>
      <style:map style:condition="value()&gt;=0" style:apply-style-name="N542P0"/>
    </number:number-style>
    <number:number-style style:name="N544P0" style:volatile="true">
      <number:text>Php</number:text>
      <number:number number:decimal-places="2" number:min-integer-digits="1" number:grouping="true"/>
      <number:text> </number:text>
    </number:number-style>
    <number:number-style style:name="N544">
      <number:text>(Php</number:text>
      <number:number number:decimal-places="2" number:min-integer-digits="1" number:grouping="true"/>
      <number:text>)</number:text>
      <style:map style:condition="value()&gt;=0" style:apply-style-name="N544P0"/>
    </number:number-style>
    <number:number-style style:name="N545P0" style:volatile="true">
      <number:text>Php</number:text>
      <number:number number:decimal-places="2" number:min-integer-digits="1" number:grouping="true"/>
      <number:text> </number:text>
    </number:number-style>
    <number:number-style style:name="N545">
      <style:text-properties fo:color="#ff0000"/>
      <number:text>(Php</number:text>
      <number:number number:decimal-places="2" number:min-integer-digits="1" number:grouping="true"/>
      <number:text>)</number:text>
      <style:map style:condition="value()&gt;=0" style:apply-style-name="N545P0"/>
    </number:number-style>
    <number:number-style style:name="N549P0" style:volatile="true">
      <number:text> Php</number:text>
      <number:number number:decimal-places="0" number:min-integer-digits="1" number:grouping="true"/>
      <number:text> </number:text>
    </number:number-style>
    <number:number-style style:name="N549P1" style:volatile="true">
      <number:text> Php(</number:text>
      <number:number number:decimal-places="0" number:min-integer-digits="1" number:grouping="true"/>
      <number:text>)</number:text>
    </number:number-style>
    <number:number-style style:name="N549P2" style:volatile="true">
      <number:text> Php- </number:text>
    </number:number-style>
    <number:text-style style:name="N549">
      <number:text-content/>
      <number:text> </number:text>
      <style:map style:condition="value()&gt;0" style:apply-style-name="N549P0"/>
      <style:map style:condition="value()&lt;0" style:apply-style-name="N549P1"/>
      <style:map style:condition="value()=0" style:apply-style-name="N549P2"/>
    </number:text-style>
    <number:number-style style:name="N553P0" style:volatile="true">
      <number:text> Php</number:text>
      <number:number number:decimal-places="2" number:min-integer-digits="1" number:grouping="true"/>
      <number:text> </number:text>
    </number:number-style>
    <number:number-style style:name="N553P1" style:volatile="true">
      <number:text> Php(</number:text>
      <number:number number:decimal-places="2" number:min-integer-digits="1" number:grouping="true"/>
      <number:text>)</number:text>
    </number:number-style>
    <number:number-style style:name="N553P2" style:volatile="true">
      <number:text> Php-</number:text>
      <number:number number:decimal-places="0" number:min-integer-digits="0"/>
      <number:text> </number:text>
    </number:number-style>
    <number:text-style style:name="N553">
      <number:text-content/>
      <number:text> </number:text>
      <style:map style:condition="value()&gt;0" style:apply-style-name="N553P0"/>
      <style:map style:condition="value()&lt;0" style:apply-style-name="N553P1"/>
      <style:map style:condition="value()=0" style:apply-style-name="N553P2"/>
    </number:text-style>
    <number:date-style style:name="N554P0" style:volatile="true">
      <number:month/>
      <number:text>/</number:text>
      <number:day/>
    </number:date-style>
    <number:text-style style:name="N554">
      <number:text-content/>
      <style:map style:condition="value()&lt;=0" style:apply-style-name="N554P0"/>
    </number:text-style>
    <number:number-style style:name="N555">
      <number:number number:decimal-places="6" number:min-integer-digits="1" number:grouping="true"/>
    </number:number-style>
    <number:number-style style:name="N556P0" style:volatile="true">
      <number:number number:decimal-places="3" number:min-integer-digits="1"/>
    </number:number-style>
    <number:number-style style:name="N556">
      <style:text-properties fo:color="#ff0000"/>
      <number:text>-</number:text>
      <number:number number:decimal-places="3" number:min-integer-digits="1"/>
      <style:map style:condition="value()&gt;=0" style:apply-style-name="N556P0"/>
    </number:number-style>
    <number:number-style style:name="N557P0" style:volatile="true">
      <number:number number:decimal-places="2" number:min-integer-digits="1"/>
    </number:number-style>
    <number:number-style style:name="N557">
      <style:text-properties fo:color="#ff0000"/>
      <number:text>-</number:text>
      <number:number number:decimal-places="2" number:min-integer-digits="1"/>
      <style:map style:condition="value()&gt;=0" style:apply-style-name="N557P0"/>
    </number:number-style>
    <number:number-style style:name="N558P0" style:volatile="true">
      <number:number number:decimal-places="1" number:min-integer-digits="1"/>
    </number:number-style>
    <number:number-style style:name="N558">
      <style:text-properties fo:color="#ff0000"/>
      <number:text>-</number:text>
      <number:number number:decimal-places="1" number:min-integer-digits="1"/>
      <style:map style:condition="value()&gt;=0" style:apply-style-name="N558P0"/>
    </number:number-style>
    <number:number-style style:name="N559P0" style:volatile="true">
      <number:number number:decimal-places="0" number:min-integer-digits="1" number:grouping="true"/>
      <number:text>    </number:text>
    </number:number-style>
    <number:number-style style:name="N559P1" style:volatile="true">
      <number:text>-</number:text>
      <number:number number:decimal-places="0" number:min-integer-digits="1" number:grouping="true"/>
      <number:text>    </number:text>
    </number:number-style>
    <number:number-style style:name="N559P2" style:volatile="true">
      <number:text>-</number:text>
      <number:number number:decimal-places="0" number:min-integer-digits="0"/>
      <number:text>    </number:text>
    </number:number-style>
    <number:text-style style:name="N559">
      <number:text-content/>
      <number:text> </number:text>
      <style:map style:condition="value()&gt;0" style:apply-style-name="N559P0"/>
      <style:map style:condition="value()&lt;0" style:apply-style-name="N559P1"/>
      <style:map style:condition="value()=0" style:apply-style-name="N559P2"/>
    </number:text-style>
    <number:number-style style:name="N560P0" style:volatile="true">
      <number:number number:decimal-places="1" number:min-integer-digits="1" number:grouping="true"/>
    </number:number-style>
    <number:number-style style:name="N560">
      <style:text-properties fo:color="#ff0000"/>
      <number:text>-</number:text>
      <number:number number:decimal-places="1" number:min-integer-digits="1" number:grouping="true"/>
      <style:map style:condition="value()&gt;=0" style:apply-style-name="N560P0"/>
    </number:number-style>
    <number:number-style style:name="N561P0" style:volatile="true">
      <number:number number:decimal-places="3" number:min-integer-digits="1" number:grouping="true"/>
    </number:number-style>
    <number:number-style style:name="N561">
      <style:text-properties fo:color="#ff0000"/>
      <number:text>-</number:text>
      <number:number number:decimal-places="3" number:min-integer-digits="1" number:grouping="true"/>
      <style:map style:condition="value()&gt;=0" style:apply-style-name="N561P0"/>
    </number:number-style>
    <number:number-style style:name="N562P0" style:volatile="true">
      <number:number number:decimal-places="0" number:min-integer-digits="1"/>
    </number:number-style>
    <number:number-style style:name="N562">
      <style:text-properties fo:color="#000000"/>
      <number:text>-</number:text>
      <number:number number:decimal-places="0" number:min-integer-digits="1"/>
      <style:map style:condition="value()&gt;=0" style:apply-style-name="N562P0"/>
    </number:number-style>
    <number:number-style style:name="N563P0" style:volatile="true">
      <number:number number:decimal-places="2" number:min-integer-digits="1"/>
      <number:text> </number:text>
    </number:number-style>
    <number:number-style style:name="N563">
      <style:text-properties fo:color="#000000"/>
      <number:text>(</number:text>
      <number:number number:decimal-places="2" number:min-integer-digits="1"/>
      <number:text>)</number:text>
      <style:map style:condition="value()&gt;=0" style:apply-style-name="N563P0"/>
    </number:number-style>
    <number:number-style style:name="N564P0" style:volatile="true">
      <number:number number:decimal-places="0" number:min-integer-digits="1"/>
    </number:number-style>
    <number:number-style style:name="N564">
      <number:text>-</number:text>
      <number:number number:decimal-places="0" number:min-integer-digits="1"/>
      <style:map style:condition="value()&gt;=0" style:apply-style-name="N564P0"/>
    </number:number-style>
    <number:number-style style:name="N565">
      <number:fraction number:min-integer-digits="0" number:min-numerator-digits="4" number:min-denominator-digits="4"/>
    </number:number-style>
    <number:number-style style:name="N566">
      <number:number number:decimal-places="7" number:min-integer-digits="1" number:grouping="true"/>
    </number:number-style>
    <number:number-style style:name="N567">
      <number:text>1</number:text>
      <number:number number:decimal-places="0" number:min-integer-digits="4" number:grouping="true"/>
      <number:text>64</number:text>
    </number:number-style>
    <number:number-style style:name="N568">
      <number:number number:decimal-places="0" number:min-integer-digits="1"/>
      <number:text>xyzabc</number:text>
    </number:number-style>
    <number:date-style style:name="N569">
      <number:day number:style="long"/>
      <number:text>/</number:text>
      <number:month number:style="long"/>
      <number:text>/y</number:text>
    </number:date-style>
    <number:date-style style:name="N570">
      <number:month number:style="long"/>
      <number:text>/</number:text>
      <number:day number:style="long"/>
    </number:date-style>
    <number:number-style style:name="N571">
      <number:number number:decimal-places="13" number:min-integer-digits="1"/>
    </number:number-style>
    <number:number-style style:name="N572">
      <number:number number:decimal-places="14" number:min-integer-digits="1"/>
    </number:number-style>
    <number:number-style style:name="N573">
      <number:number number:decimal-places="15" number:min-integer-digits="1"/>
    </number:number-style>
    <number:number-style style:name="N574">
      <number:number number:decimal-places="16" number:min-integer-digits="1"/>
    </number:number-style>
    <number:number-style style:name="N575">
      <number:number number:decimal-places="0" number:min-integer-digits="7"/>
    </number:number-style>
    <number:number-style style:name="N576">
      <number:number number:decimal-places="0" number:min-integer-digits="8"/>
    </number:number-style>
    <number:number-style style:name="N577">
      <number:number number:decimal-places="0" number:min-integer-digits="6"/>
    </number:number-style>
    <number:number-style style:name="N578">
      <number:number number:decimal-places="1" number:min-integer-digits="6"/>
    </number:number-style>
    <number:number-style style:name="N580P0" style:volatile="true">
      <number:number number:decimal-places="1" number:min-integer-digits="1" number:grouping="true"/>
      <number:text> </number:text>
    </number:number-style>
    <number:number-style style:name="N580P1" style:volatile="true">
      <number:text> (</number:text>
      <number:number number:decimal-places="1" number:min-integer-digits="1" number:grouping="true"/>
      <number:text>)</number:text>
    </number:number-style>
    <number:number-style style:name="N580P2" style:volatile="true">
      <number:text>-</number:text>
      <number:number number:decimal-places="1" number:min-integer-digits="0"/>
      <number:text> </number:text>
    </number:number-style>
    <number:text-style style:name="N580">
      <number:text-content/>
      <number:text> </number:text>
      <style:map style:condition="value()&gt;0" style:apply-style-name="N580P0"/>
      <style:map style:condition="value()&lt;0" style:apply-style-name="N580P1"/>
      <style:map style:condition="value()=0" style:apply-style-name="N580P2"/>
    </number:text-style>
    <number:currency-style style:name="N582P0" style:volatile="true">
      <number:number number:decimal-places="2" number:min-integer-digits="1" number:grouping="true"/>
      <number:text> </number:text>
      <number:currency-symbol>USD</number:currency-symbol>
    </number:currency-style>
    <number:currency-style style:name="N582">
      <number:text>-</number:text>
      <number:number number:decimal-places="2" number:min-integer-digits="1" number:grouping="true"/>
      <number:text> </number:text>
      <number:currency-symbol>USD</number:currency-symbol>
      <style:map style:condition="value()&gt;=0" style:apply-style-name="N582P0"/>
    </number:currency-style>
    <number:date-style style:name="N583">
      <number:month number:textual="true"/>
      <number:text> </number:text>
      <number:year/>
    </number:date-style>
    <number:date-style style:name="N584">
      <number:day/>
      <number:text>-</number:text>
      <number:month number:style="long"/>
      <number:text>-</number:text>
      <number:year number:style="long"/>
    </number:date-style>
    <number:number-style style:name="N586P0" style:volatile="true">
      <number:text>Rs. </number:text>
      <number:number number:decimal-places="0" number:min-integer-digits="1" number:grouping="true"/>
    </number:number-style>
    <number:number-style style:name="N586">
      <number:text>Rs. -</number:text>
      <number:number number:decimal-places="0" number:min-integer-digits="1" number:grouping="true"/>
      <style:map style:condition="value()&gt;=0" style:apply-style-name="N586P0"/>
    </number:number-style>
    <number:number-style style:name="N587P0" style:volatile="true">
      <number:text>Rs. </number:text>
      <number:number number:decimal-places="0" number:min-integer-digits="1" number:grouping="true"/>
    </number:number-style>
    <number:number-style style:name="N587">
      <style:text-properties fo:color="#ff0000"/>
      <number:text>Rs. -</number:text>
      <number:number number:decimal-places="0" number:min-integer-digits="1" number:grouping="true"/>
      <style:map style:condition="value()&gt;=0" style:apply-style-name="N587P0"/>
    </number:number-style>
    <number:number-style style:name="N589P0" style:volatile="true">
      <number:text>Rs. </number:text>
      <number:number number:decimal-places="2" number:min-integer-digits="1" number:grouping="true"/>
    </number:number-style>
    <number:number-style style:name="N589">
      <number:text>Rs. -</number:text>
      <number:number number:decimal-places="2" number:min-integer-digits="1" number:grouping="true"/>
      <style:map style:condition="value()&gt;=0" style:apply-style-name="N589P0"/>
    </number:number-style>
    <number:number-style style:name="N590P0" style:volatile="true">
      <number:text>Rs. </number:text>
      <number:number number:decimal-places="2" number:min-integer-digits="1" number:grouping="true"/>
    </number:number-style>
    <number:number-style style:name="N590">
      <style:text-properties fo:color="#ff0000"/>
      <number:text>Rs. -</number:text>
      <number:number number:decimal-places="2" number:min-integer-digits="1" number:grouping="true"/>
      <style:map style:condition="value()&gt;=0" style:apply-style-name="N590P0"/>
    </number:number-style>
    <number:number-style style:name="N592P0" style:volatile="true">
      <number:text> Rs. </number:text>
      <number:number number:decimal-places="0" number:min-integer-digits="1" number:grouping="true"/>
      <number:text> </number:text>
    </number:number-style>
    <number:number-style style:name="N592P1" style:volatile="true">
      <number:text> Rs. -</number:text>
      <number:number number:decimal-places="0" number:min-integer-digits="1" number:grouping="true"/>
      <number:text> </number:text>
    </number:number-style>
    <number:number-style style:name="N592P2" style:volatile="true">
      <number:text> Rs. -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text> Rs. </number:text>
      <number:number number:decimal-places="2" number:min-integer-digits="1" number:grouping="true"/>
      <number:text> </number:text>
    </number:number-style>
    <number:number-style style:name="N594P1" style:volatile="true">
      <number:text> Rs. -</number:text>
      <number:number number:decimal-places="2" number:min-integer-digits="1" number:grouping="true"/>
      <number:text> </number:text>
    </number:number-style>
    <number:number-style style:name="N594P2" style:volatile="true">
      <number:text> Rs. -</number:text>
      <number:number number: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number-style style:name="N596P0" style:volatile="true">
      <number:text>Rs. </number:text>
      <number:number number:decimal-places="0" number:min-integer-digits="1" number:grouping="true"/>
      <number:text> </number:text>
    </number:number-style>
    <number:number-style style:name="N596">
      <number:text>(Rs. </number:text>
      <number:number number:decimal-places="0" number:min-integer-digits="1" number:grouping="true"/>
      <number:text>)</number:text>
      <style:map style:condition="value()&gt;=0" style:apply-style-name="N596P0"/>
    </number:number-style>
    <number:number-style style:name="N597P0" style:volatile="true">
      <number:text>Rs. </number:text>
      <number:number number:decimal-places="0" number:min-integer-digits="1" number:grouping="true"/>
      <number:text> </number:text>
    </number:number-style>
    <number:number-style style:name="N597">
      <style:text-properties fo:color="#ff0000"/>
      <number:text>(Rs. </number:text>
      <number:number number:decimal-places="0" number:min-integer-digits="1" number:grouping="true"/>
      <number:text>)</number:text>
      <style:map style:condition="value()&gt;=0" style:apply-style-name="N597P0"/>
    </number:number-style>
    <number:number-style style:name="N599P0" style:volatile="true">
      <number:text>Rs. </number:text>
      <number:number number:decimal-places="2" number:min-integer-digits="1" number:grouping="true"/>
      <number:text> </number:text>
    </number:number-style>
    <number:number-style style:name="N599">
      <number:text>(Rs. </number:text>
      <number:number number:decimal-places="2" number:min-integer-digits="1" number:grouping="true"/>
      <number:text>)</number:text>
      <style:map style:condition="value()&gt;=0" style:apply-style-name="N599P0"/>
    </number:number-style>
    <number:number-style style:name="N600P0" style:volatile="true">
      <number:text>Rs. </number:text>
      <number:number number:decimal-places="2" number:min-integer-digits="1" number:grouping="true"/>
      <number:text> </number:text>
    </number:number-style>
    <number:number-style style:name="N600">
      <style:text-properties fo:color="#ff0000"/>
      <number:text>(Rs. </number:text>
      <number:number number:decimal-places="2" number:min-integer-digits="1" number:grouping="true"/>
      <number:text>)</number:text>
      <style:map style:condition="value()&gt;=0" style:apply-style-name="N600P0"/>
    </number:number-style>
    <number:number-style style:name="N601P0" style:volatile="true">
      <number:number number:decimal-places="3" number:min-integer-digits="1" number:grouping="true"/>
      <number:text> </number:text>
    </number:number-style>
    <number:number-style style:name="N601P1" style:volatile="true">
      <number:text> (</number:text>
      <number:number number:decimal-places="3" number:min-integer-digits="1" number:grouping="true"/>
      <number:text>)</number:text>
    </number:number-style>
    <number:number-style style:name="N601P2" style:volatile="true">
      <number:text>-</number:text>
      <number:number number:decimal-places="1" number:min-integer-digits="0"/>
      <number:text> </number:text>
    </number:number-style>
    <number:text-style style:name="N601">
      <number:text-content/>
      <number:text> </number:text>
      <style:map style:condition="value()&gt;0" style:apply-style-name="N601P0"/>
      <style:map style:condition="value()&lt;0" style:apply-style-name="N601P1"/>
      <style:map style:condition="value()=0" style:apply-style-name="N601P2"/>
    </number:text-style>
    <number:number-style style:name="N602P0" style:volatile="true">
      <number:number number:decimal-places="4" number:min-integer-digits="1" number:grouping="true"/>
      <number:text> </number:text>
    </number:number-style>
    <number:number-style style:name="N602P1" style:volatile="true">
      <number:text> (</number:text>
      <number:number number:decimal-places="4" number:min-integer-digits="1" number:grouping="true"/>
      <number:text>)</number:text>
    </number:number-style>
    <number:number-style style:name="N602P2" style:volatile="true">
      <number:text>-</number:text>
      <number:number number:decimal-places="2" number:min-integer-digits="0"/>
      <number:text> </number:text>
    </number:number-style>
    <number:text-style style:name="N602">
      <number:text-content/>
      <number:text> </number:text>
      <style:map style:condition="value()&gt;0" style:apply-style-name="N602P0"/>
      <style:map style:condition="value()&lt;0" style:apply-style-name="N602P1"/>
      <style:map style:condition="value()=0" style:apply-style-name="N602P2"/>
    </number:text-style>
    <number:number-style style:name="N604P0" style:volatile="true">
      <number:number number:decimal-places="0" number:min-integer-digits="0">
        <number:embedded-text number:position="4">-</number:embedded-text>
      </number:number>
    </number:number-style>
    <number:number-style style:name="N604">
      <number:text>(</number:text>
      <number:number number:decimal-places="0" number:min-integer-digits="0">
        <number:embedded-text number:position="7">) </number:embedded-text>
        <number:embedded-text number:position="4">-</number:embedded-text>
      </number:number>
      <style:map style:condition="value()&lt;=9999999" style:apply-style-name="N604P0"/>
    </number:number-style>
    <number:number-style style:name="N605">
      <number:number number:decimal-places="0" number:min-integer-digits="2">
        <number:embedded-text number:position="1">532</number:embedded-text>
      </number:number>
      <number:text>5</number:text>
    </number:number-style>
    <number:date-style style:name="N606">
      <number:day/>
      <number:text>/</number:text>
      <number:month/>
      <number:text>/</number:text>
      <number:year/>
      <number:text> </number:text>
      <number:hours/>
      <number:text>:</number:text>
      <number:minutes number:style="long"/>
    </number:date-style>
    <number:date-style style:name="N607">
      <number:day number:style="long"/>
      <number:text>/</number:text>
      <number:month number:style="long"/>
      <number:text>/</number:text>
      <number:year/>
      <number:text> </number:text>
      <number:hours number:style="long"/>
      <number:text>:</number:text>
      <number:minutes number:style="long"/>
      <number:text> </number:text>
      <number:am-pm/>
    </number:date-style>
    <number:number-style style:name="N610P0" style:volatile="true">
      <number:number number:decimal-places="4" number:min-integer-digits="1" number:grouping="true"/>
      <number:text>       </number:text>
    </number:number-style>
    <number:number-style style:name="N610P1" style:volatile="true">
      <number:text>-</number:text>
      <number:number number:decimal-places="4" number:min-integer-digits="1" number:grouping="true"/>
      <number:text>       </number:text>
    </number:number-style>
    <number:number-style style:name="N610P2" style:volatile="true">
      <number:text>-</number:text>
      <number:number number:decimal-places="0" number:min-integer-digits="0"/>
      <number:text>       </number:text>
    </number:number-style>
    <number:text-style style:name="N610">
      <number:text-content/>
      <number:text> </number:text>
      <style:map style:condition="value()&gt;0" style:apply-style-name="N610P0"/>
      <style:map style:condition="value()&lt;0" style:apply-style-name="N610P1"/>
      <style:map style:condition="value()=0" style:apply-style-name="N610P2"/>
    </number:text-style>
    <number:number-style style:name="N613P0" style:volatile="true">
      <number:number number:decimal-places="0" number:min-integer-digits="1" number:grouping="true"/>
      <number:text>       </number:text>
    </number:number-style>
    <number:number-style style:name="N613P1" style:volatile="true">
      <number:text>-</number:text>
      <number:number number:decimal-places="0" number:min-integer-digits="1" number:grouping="true"/>
      <number:text>       </number:text>
    </number:number-style>
    <number:number-style style:name="N613P2" style:volatile="true">
      <number:text>-</number:text>
      <number:number number:decimal-places="0" number:min-integer-digits="0"/>
      <number:text>       </number:text>
    </number:number-style>
    <number:text-style style:name="N613">
      <number:text-content/>
      <number:text> </number:text>
      <style:map style:condition="value()&gt;0" style:apply-style-name="N613P0"/>
      <style:map style:condition="value()&lt;0" style:apply-style-name="N613P1"/>
      <style:map style:condition="value()=0" style:apply-style-name="N613P2"/>
    </number:text-style>
    <number:percentage-style style:name="N614">
      <number:number number:decimal-places="0" number:min-integer-digits="2"/>
      <number:text>%</number:text>
    </number:percentage-style>
    <number:currency-style style:name="N615P0" style:volatile="true">
      <number:number number:decimal-places="2" number:min-integer-digits="1" number:grouping="true"/>
      <number:text> </number:text>
      <number:currency-symbol>INR</number:currency-symbol>
    </number:currency-style>
    <number:currency-style style:name="N615">
      <number:text>-</number:text>
      <number:number number:decimal-places="2" number:min-integer-digits="1" number:grouping="true"/>
      <number:text> </number:text>
      <number:currency-symbol>INR</number:currency-symbol>
      <style:map style:condition="value()&gt;=0" style:apply-style-name="N615P0"/>
    </number:currency-style>
    <number:currency-style style:name="N617P0" style:volatile="true">
      <number:number number:decimal-places="0" number:min-integer-digits="1" number:grouping="true"/>
      <number:text> </number:text>
      <number:currency-symbol>INR</number:currency-symbol>
    </number:currency-style>
    <number:currency-style style:name="N617">
      <number:text>-</number:text>
      <number:number number:decimal-places="0" number:min-integer-digits="1" number:grouping="true"/>
      <number:text> </number:text>
      <number:currency-symbol>INR</number:currency-symbol>
      <style:map style:condition="value()&gt;=0" style:apply-style-name="N617P0"/>
    </number:currency-style>
    <number:currency-style style:name="N619P0" style:volatile="true">
      <number:currency-symbol number:language="ja" number:country="JP">¥</number:currency-symbol>
      <number:number number:decimal-places="2" number:min-integer-digits="1" number:grouping="true"/>
    </number:currency-style>
    <number:currency-style style:name="N619">
      <style:text-properties fo:color="#ff0000"/>
      <number:text>-</number:text>
      <number:currency-symbol number:language="ja" number:country="JP">¥</number:currency-symbol>
      <number:number number:decimal-places="2" number:min-integer-digits="1" number:grouping="true"/>
      <style:map style:condition="value()&gt;=0" style:apply-style-name="N619P0"/>
    </number:currency-style>
    <number:number-style style:name="N620">
      <number:number number:decimal-places="2" number:min-integer-digits="0"/>
    </number:number-style>
    <number:date-style style:name="N621">
      <number:text>B2</number:text>
      <number:month/>
      <number:text>/</number:text>
      <number:day/>
      <number:text>/</number:text>
      <number:year number:style="long"/>
    </number:date-style>
    <number:currency-style style:name="N622P0" style:volatile="true">
      <number:number number:decimal-places="0" number:min-integer-digits="1" number:grouping="true"/>
      <number:text> </number:text>
      <number:currency-symbol>INR</number:currency-symbol>
    </number:currency-style>
    <number:currency-style style:name="N622">
      <style:text-properties fo:color="#ff0000"/>
      <number:text>-</number:text>
      <number:number number:decimal-places="0" number:min-integer-digits="1" number:grouping="true"/>
      <number:text> </number:text>
      <number:currency-symbol>INR</number:currency-symbol>
      <style:map style:condition="value()&gt;=0" style:apply-style-name="N622P0"/>
    </number:currency-style>
    <number:date-style style:name="N623P0" style:volatile="true">
      <number:month number:style="long" number:textual="true"/>
      <number:text>-</number:text>
      <number:year/>
    </number:date-style>
    <number:text-style style:name="N623">
      <number:text-content/>
      <style:map style:condition="value()&lt;=0" style:apply-style-name="N623P0"/>
    </number:text-style>
    <number:number-style style:name="N624P0" style:volatile="true">
      <number:text>$</number:text>
      <number:number number:decimal-places="2" number:min-integer-digits="1" number:grouping="true"/>
    </number:number-style>
    <number:number-style style:name="N624">
      <style:text-properties fo:color="#ff0000"/>
      <number:text>$</number:text>
      <number:number number:decimal-places="2" number:min-integer-digits="1" number:grouping="true"/>
      <style:map style:condition="value()&gt;=0" style:apply-style-name="N624P0"/>
    </number:number-style>
    <number:number-style style:name="N625">
      <number:number number:decimal-places="2" number:min-integer-digits="1"/>
      <number:text> Cr</number:text>
    </number:number-style>
    <number:number-style style:name="N626">
      <number:number number:decimal-places="2" number:min-integer-digits="1"/>
      <number:text> Dr</number:text>
    </number:number-style>
    <number:number-style style:name="N627">
      <number:number number:decimal-places="0" number:min-integer-digits="4"/>
    </number:number-style>
    <number:number-style style:name="N628">
      <number:text>-</number:text>
      <number:number number:decimal-places="0" number:min-integer-digits="2"/>
      <number:text> </number:text>
    </number:number-style>
    <number:number-style style:name="N629P0" style:volatile="true">
      <number:number number:decimal-places="2" number:min-integer-digits="1" number:grouping="true"/>
      <number:text> </number:text>
    </number:number-style>
    <number:number-style style:name="N629P1" style:volatile="true">
      <number:text>-</number:text>
      <number:number number:decimal-places="2" number:min-integer-digits="1" number:grouping="true"/>
      <number:text> </number:text>
    </number:number-style>
    <number:number-style style:name="N629P2" style:volatile="true">
      <number:text>-</number:text>
      <number:number number:decimal-places="0" number:min-integer-digits="2"/>
      <number:text> </number:text>
    </number:number-style>
    <number:text-style style:name="N629">
      <number:text-content/>
      <number:text> </number:text>
      <style:map style:condition="value()&gt;0" style:apply-style-name="N629P0"/>
      <style:map style:condition="value()&lt;0" style:apply-style-name="N629P1"/>
      <style:map style:condition="value()=0" style:apply-style-name="N629P2"/>
    </number:text-style>
    <number:currency-style style:name="N631P0" style:volatile="true">
      <number:currency-symbol number:language="en" number:country="IN">Rs.</number:currency-symbol>
      <number:number number:decimal-places="3" number:min-integer-digits="1" number:grouping="true"/>
    </number:currency-style>
    <number:currency-style style:name="N631">
      <style:text-properties fo:color="#ff0000"/>
      <number:text>-</number:text>
      <number:currency-symbol number:language="en" number:country="IN">Rs.</number:currency-symbol>
      <number:number number:decimal-places="3" number:min-integer-digits="1" number:grouping="true"/>
      <style:map style:condition="value()&gt;=0" style:apply-style-name="N631P0"/>
    </number:currency-style>
    <number:date-style style:name="N632">
      <number:month number:style="long"/>
      <number:text>/</number:text>
      <number:day/>
      <number:text>/</number:text>
      <number:year number:style="long"/>
    </number:date-style>
    <number:date-style style:name="N633">
      <number:day/>
      <number:text>.</number:text>
      <number:month number:textual="true"/>
      <number:text>.</number:text>
      <number:year number:style="long"/>
    </number:date-style>
    <number:date-style style:name="N634">
      <number:month/>
      <number:text>/</number:text>
      <number:day/>
      <number:text>/</number:text>
      <number:year number:style="long"/>
      <number:text> </number:text>
      <number:hours number:style="long"/>
      <number:text>:</number:text>
      <number:minutes number:style="long"/>
    </number:date-style>
    <number:time-style style:name="N635">
      <number:hours number:style="long"/>
      <number:text>:</number:text>
      <number:minutes number:style="long"/>
      <number:text>:</number:text>
      <number:seconds number:style="long"/>
      <number:text>            </number:text>
      <number:am-pm/>
    </number:time-style>
    <number:number-style style:name="N636P0" style:volatile="true">
      <number:text>$</number:text>
      <number:number number:decimal-places="2" number:min-integer-digits="1" number:grouping="true"/>
    </number:number-style>
    <number:number-style style:name="N636">
      <style:text-properties fo:color="#ff0000"/>
      <number:text>$-</number:text>
      <number:number number:decimal-places="2" number:min-integer-digits="1" number:grouping="true"/>
      <style:map style:condition="value()&gt;=0" style:apply-style-name="N636P0"/>
    </number:number-style>
    <number:date-style style:name="N637">
      <number:day/>
      <number:text>. </number:text>
      <number:month number:style="long"/>
      <number:text>. </number:text>
      <number:year number:style="long"/>
    </number:date-style>
    <number:date-style style:name="N638">
      <number:day number:style="long"/>
    </number:date-style>
    <number:date-style style:name="N639">
      <number:month/>
      <number:text>/</number:text>
      <number:day/>
      <number:text>/</number:text>
      <number:year number:style="long"/>
      <number:text> </number:text>
      <number:hours/>
      <number:text>:</number:text>
      <number:minutes number:style="long"/>
      <number:text>:</number:text>
      <number:seconds number:style="long"/>
    </number:date-style>
    <number:date-style style:name="N640">
      <number:month number:textual="true"/>
    </number:date-style>
    <number:date-style style:name="N641">
      <number:day/>
      <number:text>/</number:text>
      <number:month/>
      <number:text>/13</number:text>
    </number:date-style>
    <number:number-style style:name="N643P0" style:volatile="true">
      <number:number number:decimal-places="0" number:min-integer-digits="1" number:grouping="true"/>
      <number:text> </number:text>
    </number:number-style>
    <number:number-style style:name="N643P1" style:volatile="true">
      <number:text>(</number:text>
      <number:number number:decimal-places="0" number:min-integer-digits="1" number:grouping="true"/>
      <number:text>)</number:text>
    </number:number-style>
    <number:number-style style:name="N643P2" style:volatile="true">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5P0" style:volatile="true">
      <number:number number:decimal-places="2" number:min-integer-digits="1" number:grouping="true"/>
      <number:text> </number:text>
    </number:number-style>
    <number:number-style style:name="N645P1" style:volatile="true">
      <number:text>(</number:text>
      <number:number number:decimal-places="2" number:min-integer-digits="1" number:grouping="true"/>
      <number:text>)</number:text>
    </number:number-style>
    <number:number-style style:name="N645P2" style:volatile="true">
      <number:text>-</number:text>
      <number:number number:decimal-places="0" number:min-integer-digits="0"/>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6P0" style:volatile="true">
      <number:number number:decimal-places="3" number:min-integer-digits="1" number:grouping="true"/>
    </number:number-style>
    <number:number-style style:name="N646">
      <number:text>(</number:text>
      <number:number number:decimal-places="3" number:min-integer-digits="1" number:grouping="true"/>
      <number:text>)</number:text>
      <style:map style:condition="value()&gt;=0" style:apply-style-name="N646P0"/>
    </number:number-style>
    <number:number-style style:name="N647P0" style:volatile="true">
      <number:number number:decimal-places="4" number:min-integer-digits="1" number:grouping="true"/>
    </number:number-style>
    <number:number-style style:name="N647">
      <number:text>(</number:text>
      <number:number number:decimal-places="4" number:min-integer-digits="1" number:grouping="true"/>
      <number:text>)</number:text>
      <style:map style:condition="value()&gt;=0" style:apply-style-name="N647P0"/>
    </number:number-style>
    <number:number-style style:name="N648P0" style:volatile="true">
      <number:number number:decimal-places="5" number:min-integer-digits="1" number:grouping="true"/>
    </number:number-style>
    <number:number-style style:name="N648">
      <number:text>(</number:text>
      <number:number number:decimal-places="5" number:min-integer-digits="1" number:grouping="true"/>
      <number:text>)</number:text>
      <style:map style:condition="value()&gt;=0" style:apply-style-name="N648P0"/>
    </number:number-style>
    <number:number-style style:name="N649P0" style:volatile="true">
      <number:number number:decimal-places="6" number:min-integer-digits="1" number:grouping="true"/>
    </number:number-style>
    <number:number-style style:name="N649">
      <number:text>(</number:text>
      <number:number number:decimal-places="6" number:min-integer-digits="1" number:grouping="true"/>
      <number:text>)</number:text>
      <style:map style:condition="value()&gt;=0" style:apply-style-name="N649P0"/>
    </number:number-style>
    <number:number-style style:name="N650P0" style:volatile="true">
      <number:number number:decimal-places="0" number:min-integer-digits="1" number:grouping="true"/>
    </number:number-style>
    <number:number-style style:name="N650">
      <number:text>(</number:text>
      <number:number number:decimal-places="0" number:min-integer-digits="1" number:grouping="true"/>
      <number:text>)</number:text>
      <style:map style:condition="value()&gt;=0" style:apply-style-name="N650P0"/>
    </number:number-style>
    <number:number-style style:name="N651">
      <number:number number:decimal-places="3" number:min-integer-digits="2" number:grouping="true"/>
    </number:number-style>
    <number:number-style style:name="N652">
      <number:number number:decimal-places="1" number:min-integer-digits="2" number:grouping="true"/>
    </number:number-style>
    <number:number-style style:name="N653">
      <number:number number:decimal-places="0" number:min-integer-digits="2" number:grouping="true"/>
    </number:number-style>
    <number:percentage-style style:name="N654">
      <number:number number:decimal-places="14" number:min-integer-digits="1"/>
      <number:text>%</number:text>
    </number:percentage-style>
    <number:number-style style:name="N655">
      <number:number number:decimal-places="8" number:min-integer-digits="1" number:grouping="true"/>
    </number:number-style>
    <number:number-style style:name="N656P0" style:volatile="true">
      <number:number number:decimal-places="1" number:min-integer-digits="1"/>
      <number:text> </number:text>
    </number:number-style>
    <number:number-style style:name="N656">
      <style:text-properties fo:color="#ff0000"/>
      <number:text>(</number:text>
      <number:number number:decimal-places="1" number:min-integer-digits="1"/>
      <number:text>)</number:text>
      <style:map style:condition="value()&gt;=0" style:apply-style-name="N656P0"/>
    </number:number-style>
    <number:number-style style:name="N657">
      <number:number number:decimal-places="1" number:min-integer-digits="2"/>
    </number:number-style>
    <number:number-style style:name="N658">
      <number:number number:decimal-places="3" number:min-integer-digits="2"/>
    </number:number-style>
    <number:number-style style:name="N659">
      <number:number number:decimal-places="4" number:min-integer-digits="2"/>
    </number:number-style>
    <number:percentage-style style:name="N660">
      <number:number number:decimal-places="2" number:min-integer-digits="1"/>
      <number:text>% </number:text>
    </number:percentage-style>
    <number:date-style style:name="N661">
      <number:month/>
      <number:text>/</number:text>
      <number:day/>
      <number:text>/</number:text>
      <number:year number:style="long"/>
      <number:text> </number:text>
    </number:date-style>
    <number:percentage-style style:name="N662">
      <number:number number:decimal-places="3" number:min-integer-digits="1"/>
      <number:text>% </number:text>
    </number:percentage-style>
    <number:number-style style:name="N663">
      <number:number number:decimal-places="17" number:min-integer-digits="1"/>
    </number:number-style>
    <number:number-style style:name="N664">
      <number:number number:decimal-places="18" number:min-integer-digits="1"/>
    </number:number-style>
    <number:number-style style:name="N665">
      <number:number number:decimal-places="19" number:min-integer-digits="1"/>
    </number:number-style>
    <number:number-style style:name="N667P0" style:volatile="true">
      <number:number number:decimal-places="1" number:min-integer-digits="1" number:grouping="true"/>
      <number:text> </number:text>
    </number:number-style>
    <number:number-style style:name="N667P1" style:volatile="true">
      <number:text>-</number:text>
      <number:number number:decimal-places="1" number:min-integer-digits="1" number:grouping="true"/>
      <number:text> </number:text>
    </number:number-style>
    <number:number-style style:name="N667P2" style:volatile="true">
      <number:text>-</number:text>
      <number:number number: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date-style style:name="N668">
      <number:text>t</number:text>
      <number:year number:calendar="jewish"/>
      <number:seconds/>
      <number:text>t</number:text>
    </number:date-style>
    <number:date-style style:name="N669">
      <number:month number:textual="true"/>
      <number:text> - </number:text>
      <number:year/>
    </number:date-style>
    <number:date-style style:name="N670">
      <number:month number:textual="true"/>
      <number:text>- </number:text>
      <number:year/>
    </number:date-style>
    <number:date-style style:name="N672P0" style:volatile="true">
      <number:day/>
      <number:text>-</number:text>
      <number:month number:style="long" number:textual="true"/>
      <number:text>-</number:text>
      <number:year/>
    </number:date-style>
    <number:text-style style:name="N672">
      <number:text-content/>
      <style:map style:condition="value()&lt;=0" style:apply-style-name="N672P0"/>
    </number:text-style>
    <number:date-style style:name="N673">
      <number:month number:style="long" number:textual="true"/>
      <number:text>-</number:text>
      <number:year number:style="long"/>
    </number:date-style>
    <number:number-style style:name="N674">
      <number:scientific-number number:decimal-places="4" number:min-integer-digits="1" number:min-exponent-digits="2"/>
    </number:number-style>
    <number:number-style style:name="N675">
      <number:scientific-number number:decimal-places="5" number:min-integer-digits="1" number:min-exponent-digits="2"/>
    </number:number-style>
    <number:number-style style:name="N676">
      <number:scientific-number number:decimal-places="6" number:min-integer-digits="1" number:min-exponent-digits="2"/>
    </number:number-style>
    <number:number-style style:name="N677">
      <number:scientific-number number:decimal-places="7" number:min-integer-digits="1" number:min-exponent-digits="2"/>
    </number:number-style>
    <number:number-style style:name="N678">
      <number:text>-1234</number:text>
    </number:number-style>
    <number:number-style style:name="N679">
      <number:number number:decimal-places="2" number:min-integer-digits="5" number:grouping="true"/>
    </number:number-style>
    <number:number-style style:name="N680">
      <number:scientific-number number:decimal-places="3" number:min-integer-digits="1" number:min-exponent-digits="2"/>
    </number:number-style>
    <number:number-style style:name="N681">
      <number:scientific-number number:decimal-places="1" number:min-integer-digits="1" number:min-exponent-digits="2"/>
    </number:number-style>
    <number:number-style style:name="N682">
      <number:scientific-number number:decimal-places="0" number:min-integer-digits="1" number:min-exponent-digits="2"/>
    </number:number-style>
    <number:number-style style:name="N683">
      <number:scientific-number number:decimal-places="8" number:min-integer-digits="1" number:min-exponent-digits="2"/>
    </number:number-style>
    <number:number-style style:name="N684">
      <number:scientific-number number:decimal-places="9" number:min-integer-digits="1" number:min-exponent-digits="2"/>
    </number:number-style>
    <number:number-style style:name="N685">
      <number:scientific-number number:decimal-places="10" number:min-integer-digits="1" number:min-exponent-digits="2"/>
    </number:number-style>
    <number:number-style style:name="N686">
      <number:scientific-number number:decimal-places="11" number:min-integer-digits="1" number:min-exponent-digits="2"/>
    </number:number-style>
    <number:number-style style:name="N687">
      <number:scientific-number number:decimal-places="12" number:min-integer-digits="1" number:min-exponent-digits="2"/>
    </number:number-style>
    <number:number-style style:name="N688">
      <number:scientific-number number:decimal-places="13" number:min-integer-digits="1" number:min-exponent-digits="2"/>
    </number:number-style>
    <number:number-style style:name="N689">
      <number:scientific-number number:decimal-places="14" number:min-integer-digits="1" number:min-exponent-digits="2"/>
    </number:number-style>
    <number:number-style style:name="N690">
      <number:scientific-number number:decimal-places="15" number:min-integer-digits="1" number:min-exponent-digits="2"/>
    </number:number-style>
    <number:date-style style:name="N691">
      <number:day/>
      <number:text>/</number:text>
      <number:month/>
      <number:text>/</number:text>
      <number:year number:style="long"/>
      <number:text> </number:text>
    </number:date-style>
    <number:number-style style:name="N692">
      <number:text>5177194</number:text>
    </number:number-style>
    <number:number-style style:name="N693">
      <number:number number:decimal-places="0" number:min-integer-digits="12"/>
    </number:number-style>
    <number:date-style style:name="N694">
      <number:month number:style="long"/>
      <number:text>-</number:text>
      <number:day number:style="long"/>
      <number:text>-</number:text>
      <number:year number:style="long"/>
    </number:date-style>
    <number:number-style style:name="N695">
      <number:number number:decimal-places="0" number:min-integer-digits="9"/>
    </number:number-style>
    <number:number-style style:name="N696">
      <number:number number:decimal-places="0" number:min-integer-digits="3"/>
      <number:text>-</number:text>
    </number:number-style>
    <number:number-style style:name="N697">
      <number:text>113-</number:text>
      <number:number number:decimal-places="0" number:min-integer-digits="8"/>
    </number:number-style>
    <number:number-style style:name="N699P0" style:volatile="true">
      <number:text>Rs</number:text>
      <number:number number:decimal-places="0" number:min-integer-digits="1" number:grouping="true"/>
      <number:text> </number:text>
    </number:number-style>
    <number:number-style style:name="N699">
      <number:text>(Rs</number:text>
      <number:number number:decimal-places="0" number:min-integer-digits="1" number:grouping="true"/>
      <number:text>)</number:text>
      <style:map style:condition="value()&gt;=0" style:apply-style-name="N699P0"/>
    </number:number-style>
    <number:number-style style:name="N700P0" style:volatile="true">
      <number:text>Rs</number:text>
      <number:number number:decimal-places="0" number:min-integer-digits="1" number:grouping="true"/>
      <number:text> </number:text>
    </number:number-style>
    <number:number-style style:name="N700">
      <style:text-properties fo:color="#ff0000"/>
      <number:text>(Rs</number:text>
      <number:number number:decimal-places="0" number:min-integer-digits="1" number:grouping="true"/>
      <number:text>)</number:text>
      <style:map style:condition="value()&gt;=0" style:apply-style-name="N700P0"/>
    </number:number-style>
    <number:number-style style:name="N702P0" style:volatile="true">
      <number:text>Rs</number:text>
      <number:number number:decimal-places="2" number:min-integer-digits="1" number:grouping="true"/>
      <number:text> </number:text>
    </number:number-style>
    <number:number-style style:name="N702">
      <number:text>(Rs</number:text>
      <number:number number:decimal-places="2" number:min-integer-digits="1" number:grouping="true"/>
      <number:text>)</number:text>
      <style:map style:condition="value()&gt;=0" style:apply-style-name="N702P0"/>
    </number:number-style>
    <number:number-style style:name="N703P0" style:volatile="true">
      <number:text>Rs</number:text>
      <number:number number:decimal-places="2" number:min-integer-digits="1" number:grouping="true"/>
      <number:text> </number:text>
    </number:number-style>
    <number:number-style style:name="N703">
      <style:text-properties fo:color="#ff0000"/>
      <number:text>(Rs</number:text>
      <number:number number:decimal-places="2" number:min-integer-digits="1" number:grouping="true"/>
      <number:text>)</number:text>
      <style:map style:condition="value()&gt;=0" style:apply-style-name="N703P0"/>
    </number:number-style>
    <number:number-style style:name="N707P0" style:volatile="true">
      <number:text> Rs</number:text>
      <number:number number:decimal-places="0" number:min-integer-digits="1" number:grouping="true"/>
      <number:text> </number:text>
    </number:number-style>
    <number:number-style style:name="N707P1" style:volatile="true">
      <number:text> Rs(</number:text>
      <number:number number:decimal-places="0" number:min-integer-digits="1" number:grouping="true"/>
      <number:text>)</number:text>
    </number:number-style>
    <number:number-style style:name="N707P2" style:volatile="true">
      <number:text> Rs- </number:text>
    </number:number-style>
    <number:text-style style:name="N707">
      <number:text-content/>
      <number:text> </number:text>
      <style:map style:condition="value()&gt;0" style:apply-style-name="N707P0"/>
      <style:map style:condition="value()&lt;0" style:apply-style-name="N707P1"/>
      <style:map style:condition="value()=0" style:apply-style-name="N707P2"/>
    </number:text-style>
    <number:number-style style:name="N711P0" style:volatile="true">
      <number:text> Rs</number:text>
      <number:number number:decimal-places="2" number:min-integer-digits="1" number:grouping="true"/>
      <number:text> </number:text>
    </number:number-style>
    <number:number-style style:name="N711P1" style:volatile="true">
      <number:text> Rs(</number:text>
      <number:number number:decimal-places="2" number:min-integer-digits="1" number:grouping="true"/>
      <number:text>)</number:text>
    </number:number-style>
    <number:number-style style:name="N711P2" style:volatile="true">
      <number:text> Rs-</number:text>
      <number:number number:decimal-places="0" number:min-integer-digits="0"/>
      <number:text> </number:text>
    </number:number-style>
    <number:text-style style:name="N711">
      <number:text-content/>
      <number:text> </number:text>
      <style:map style:condition="value()&gt;0" style:apply-style-name="N711P0"/>
      <style:map style:condition="value()&lt;0" style:apply-style-name="N711P1"/>
      <style:map style:condition="value()=0" style:apply-style-name="N711P2"/>
    </number:text-style>
    <number:number-style style:name="N713P0" style:volatile="true">
      <number:text>Rs.</number:text>
      <number:number number:decimal-places="0" number:min-integer-digits="1" number:grouping="true"/>
    </number:number-style>
    <number:number-style style:name="N713">
      <number:text>-Rs.</number:text>
      <number:number number:decimal-places="0" number:min-integer-digits="1" number:grouping="true"/>
      <style:map style:condition="value()&gt;=0" style:apply-style-name="N713P0"/>
    </number:number-style>
    <number:number-style style:name="N714P0" style:volatile="true">
      <number:text>Rs.</number:text>
      <number:number number:decimal-places="0" number:min-integer-digits="1" number:grouping="true"/>
    </number:number-style>
    <number:number-style style:name="N714">
      <style:text-properties fo:color="#ff0000"/>
      <number:text>-Rs.</number:text>
      <number:number number:decimal-places="0" number:min-integer-digits="1" number:grouping="true"/>
      <style:map style:condition="value()&gt;=0" style:apply-style-name="N714P0"/>
    </number:number-style>
    <number:number-style style:name="N716P0" style:volatile="true">
      <number:text>Rs.</number:text>
      <number:number number:decimal-places="2" number:min-integer-digits="1" number:grouping="true"/>
    </number:number-style>
    <number:number-style style:name="N716">
      <number:text>-Rs.</number:text>
      <number:number number:decimal-places="2" number:min-integer-digits="1" number:grouping="true"/>
      <style:map style:condition="value()&gt;=0" style:apply-style-name="N716P0"/>
    </number:number-style>
    <number:number-style style:name="N717P0" style:volatile="true">
      <number:text>Rs.</number:text>
      <number:number number:decimal-places="2" number:min-integer-digits="1" number:grouping="true"/>
    </number:number-style>
    <number:number-style style:name="N717">
      <style:text-properties fo:color="#ff0000"/>
      <number:text>-Rs.</number:text>
      <number:number number:decimal-places="2" number:min-integer-digits="1" number:grouping="true"/>
      <style:map style:condition="value()&gt;=0" style:apply-style-name="N717P0"/>
    </number:number-style>
    <number:number-style style:name="N719P0" style:volatile="true">
      <number:text> Rs.</number:text>
      <number:number number:decimal-places="0" number:min-integer-digits="1" number:grouping="true"/>
      <number:text> </number:text>
    </number:number-style>
    <number:number-style style:name="N719P1" style:volatile="true">
      <number:text>-Rs.</number:text>
      <number:number number:decimal-places="0" number:min-integer-digits="1" number:grouping="true"/>
      <number:text> </number:text>
    </number:number-style>
    <number:number-style style:name="N719P2" style:volatile="true">
      <number:text> Rs.- </number:text>
    </number:number-style>
    <number:text-style style:name="N719">
      <number:text-content/>
      <number:text> </number:text>
      <style:map style:condition="value()&gt;0" style:apply-style-name="N719P0"/>
      <style:map style:condition="value()&lt;0" style:apply-style-name="N719P1"/>
      <style:map style:condition="value()=0" style:apply-style-name="N719P2"/>
    </number:text-style>
    <number:number-style style:name="N721P0" style:volatile="true">
      <number:text> Rs.</number:text>
      <number:number number:decimal-places="2" number:min-integer-digits="1" number:grouping="true"/>
      <number:text> </number:text>
    </number:number-style>
    <number:number-style style:name="N721P1" style:volatile="true">
      <number:text>-Rs.</number:text>
      <number:number number:decimal-places="2" number:min-integer-digits="1" number:grouping="true"/>
      <number:text> </number:text>
    </number:number-style>
    <number:number-style style:name="N721P2" style:volatile="true">
      <number:text> Rs.-</number:text>
      <number:number number:decimal-places="0" number:min-integer-digits="0"/>
      <number:text> </number:text>
    </number:number-style>
    <number:text-style style:name="N721">
      <number:text-content/>
      <number:text> </number:text>
      <style:map style:condition="value()&gt;0" style:apply-style-name="N721P0"/>
      <style:map style:condition="value()&lt;0" style:apply-style-name="N721P1"/>
      <style:map style:condition="value()=0" style:apply-style-name="N721P2"/>
    </number:text-style>
    <number:number-style style:name="N722">
      <number:text>113-</number:text>
      <number:number number:decimal-places="0" number:min-integer-digits="12"/>
    </number:number-style>
    <number:number-style style:name="N723">
      <number:text>113</number:text>
    </number:number-style>
    <number:number-style style:name="N724">
      <number:text>113-</number:text>
      <number:number number:decimal-places="0" number:min-integer-digits="7"/>
    </number:number-style>
    <number:number-style style:name="N725">
      <number:text>222-</number:text>
      <number:number number:decimal-places="0" number:min-integer-digits="8"/>
    </number:number-style>
    <number:number-style style:name="N726">
      <number:text>222-</number:text>
      <number:number number:decimal-places="0" number:min-integer-digits="7"/>
    </number:number-style>
    <number:number-style style:name="N727">
      <number:text>5</number:text>
      <number:number number:decimal-places="0" number:min-integer-digits="9">
        <number:embedded-text number:position="7">-</number:embedded-text>
      </number:number>
    </number:number-style>
    <number:number-style style:name="N728">
      <number:number number:decimal-places="0" number:min-integer-digits="1"/>
      <number:text>1</number:text>
    </number:number-style>
    <number:number-style style:name="N729">
      <number:text>114-</number:text>
      <number:number number:decimal-places="0" number:min-integer-digits="8"/>
    </number:number-style>
    <number:number-style style:name="N730">
      <number:text>1136-</number:text>
      <number:number number:decimal-places="0" number:min-integer-digits="8"/>
    </number:number-style>
    <number:number-style style:name="N731">
      <number:number number:decimal-places="0" number:min-integer-digits="2"/>
      <number:text>l</number:text>
    </number:number-style>
    <number:number-style style:name="N732">
      <number:text>9</number:text>
      <number:number number:decimal-places="0" number:min-integer-digits="1"/>
    </number:number-style>
    <number:number-style style:name="N733">
      <number:text>63</number:text>
      <number:number number:decimal-places="0" number:min-integer-digits="8">
        <number:embedded-text number:position="7">3</number:embedded-text>
        <number:embedded-text number:position="6">1</number:embedded-text>
      </number:number>
    </number:number-style>
    <number:number-style style:name="N734">
      <number:text>113-</number:text>
      <number:number number:decimal-places="0" number:min-integer-digits="10"/>
    </number:number-style>
    <number:number-style style:name="N735">
      <number:number number:decimal-places="0" number:min-integer-digits="6"/>
      <number:text>1</number:text>
    </number:number-style>
    <number:date-style style:name="N736">
      <number:day number:style="long"/>
      <number:text>. </number:text>
      <number:month number:style="long"/>
      <number:text>. </number:text>
      <number:year/>
    </number:date-style>
    <number:number-style style:name="N737">
      <number:text>113-</number:text>
      <number:number number:decimal-places="0" number:min-integer-digits="8"/>
      <number:text>.</number:text>
    </number:number-style>
    <number:number-style style:name="N738">
      <number:text>1234</number:text>
    </number:number-style>
    <number:number-style style:name="N739">
      <number:number number:decimal-places="0" number:min-integer-digits="14"/>
    </number:number-style>
    <number:number-style style:name="N740">
      <number:text>114-</number:text>
      <number:number number:decimal-places="0" number:min-integer-digits="7"/>
    </number:number-style>
    <number:number-style style:name="N741">
      <number:text>114-</number:text>
    </number:number-style>
    <number:date-style style:name="N743P0" style:volatile="true">
      <number:day number:style="long"/>
      <number:text> </number:text>
      <number:month number:style="long" number:textual="true"/>
      <number:text> </number:text>
      <number:year number:style="long"/>
    </number:date-style>
    <number:text-style style:name="N743">
      <number:text-content/>
      <style:map style:condition="value()&lt;=0" style:apply-style-name="N743P0"/>
    </number:text-style>
    <number:date-style style:name="N744">
      <number:month/>
      <number:text>/</number:text>
      <number:day number:style="long"/>
      <number:text>/</number:text>
      <number:year number:style="long"/>
    </number:date-style>
    <number:number-style style:name="N745">
      <number:text>'</number:text>
      <number:number number:decimal-places="0" number:min-integer-digits="6"/>
    </number:number-style>
    <number:number-style style:name="N747P0" style:volatile="true">
      <number:text>RS.</number:text>
      <number:number number:decimal-places="0" number:min-integer-digits="1" number:grouping="true"/>
      <number:text> </number:text>
    </number:number-style>
    <number:number-style style:name="N747">
      <number:text>(RS.</number:text>
      <number:number number:decimal-places="0" number:min-integer-digits="1" number:grouping="true"/>
      <number:text>)</number:text>
      <style:map style:condition="value()&gt;=0" style:apply-style-name="N747P0"/>
    </number:number-style>
    <number:number-style style:name="N748P0" style:volatile="true">
      <number:text>RS.</number:text>
      <number:number number:decimal-places="0" number:min-integer-digits="1" number:grouping="true"/>
      <number:text> </number:text>
    </number:number-style>
    <number:number-style style:name="N748">
      <style:text-properties fo:color="#ff0000"/>
      <number:text>(RS.</number:text>
      <number:number number:decimal-places="0" number:min-integer-digits="1" number:grouping="true"/>
      <number:text>)</number:text>
      <style:map style:condition="value()&gt;=0" style:apply-style-name="N748P0"/>
    </number:number-style>
    <number:number-style style:name="N750P0" style:volatile="true">
      <number:text>RS.</number:text>
      <number:number number:decimal-places="2" number:min-integer-digits="1" number:grouping="true"/>
      <number:text> </number:text>
    </number:number-style>
    <number:number-style style:name="N750">
      <number:text>(RS.</number:text>
      <number:number number:decimal-places="2" number:min-integer-digits="1" number:grouping="true"/>
      <number:text>)</number:text>
      <style:map style:condition="value()&gt;=0" style:apply-style-name="N750P0"/>
    </number:number-style>
    <number:number-style style:name="N751P0" style:volatile="true">
      <number:text>RS.</number:text>
      <number:number number:decimal-places="2" number:min-integer-digits="1" number:grouping="true"/>
      <number:text> </number:text>
    </number:number-style>
    <number:number-style style:name="N751">
      <style:text-properties fo:color="#ff0000"/>
      <number:text>(RS.</number:text>
      <number:number number:decimal-places="2" number:min-integer-digits="1" number:grouping="true"/>
      <number:text>)</number:text>
      <style:map style:condition="value()&gt;=0" style:apply-style-name="N751P0"/>
    </number:number-style>
    <number:number-style style:name="N755P0" style:volatile="true">
      <number:text> RS.</number:text>
      <number:number number:decimal-places="0" number:min-integer-digits="1" number:grouping="true"/>
      <number:text> </number:text>
    </number:number-style>
    <number:number-style style:name="N755P1" style:volatile="true">
      <number:text> RS.(</number:text>
      <number:number number:decimal-places="0" number:min-integer-digits="1" number:grouping="true"/>
      <number:text>)</number:text>
    </number:number-style>
    <number:number-style style:name="N755P2" style:volatile="true">
      <number:text> RS.- </number:text>
    </number:number-style>
    <number:text-style style:name="N755">
      <number:text-content/>
      <number:text> </number:text>
      <style:map style:condition="value()&gt;0" style:apply-style-name="N755P0"/>
      <style:map style:condition="value()&lt;0" style:apply-style-name="N755P1"/>
      <style:map style:condition="value()=0" style:apply-style-name="N755P2"/>
    </number:text-style>
    <number:number-style style:name="N759P0" style:volatile="true">
      <number:text> RS.</number:text>
      <number:number number:decimal-places="2" number:min-integer-digits="1" number:grouping="true"/>
      <number:text> </number:text>
    </number:number-style>
    <number:number-style style:name="N759P1" style:volatile="true">
      <number:text> RS.(</number:text>
      <number:number number:decimal-places="2" number:min-integer-digits="1" number:grouping="true"/>
      <number:text>)</number:text>
    </number:number-style>
    <number:number-style style:name="N759P2" style:volatile="true">
      <number:text> RS.-</number:text>
      <number:number number:decimal-places="0" number:min-integer-digits="0"/>
      <number:text> </number:text>
    </number:number-style>
    <number:text-style style:name="N759">
      <number:text-content/>
      <number:text> </number:text>
      <style:map style:condition="value()&gt;0" style:apply-style-name="N759P0"/>
      <style:map style:condition="value()&lt;0" style:apply-style-name="N759P1"/>
      <style:map style:condition="value()=0" style:apply-style-name="N759P2"/>
    </number:text-style>
    <number:number-style style:name="N760">
      <number:text>114-</number:text>
      <number:number number:decimal-places="0" number:min-integer-digits="9"/>
    </number:number-style>
    <number:number-style style:name="N761">
      <number:text>113-</number:text>
      <number:number number:decimal-places="0" number:min-integer-digits="9"/>
    </number:number-style>
    <number:number-style style:name="N762">
      <number:number number:decimal-places="0" number:min-integer-digits="1"/>
      <number:text>3</number:text>
    </number:number-style>
    <number:number-style style:name="N763">
      <number:number number:decimal-places="0" number:min-integer-digits="13"/>
    </number:number-style>
    <number:number-style style:name="N764">
      <number:number number:decimal-places="0" number:min-integer-digits="10"/>
    </number:number-style>
    <number:number-style style:name="N765">
      <number:text>+91-</number:text>
      <number:number number:decimal-places="0" number:min-integer-digits="10"/>
    </number:number-style>
    <number:number-style style:name="N766">
      <number:number number:decimal-places="0" number:min-integer-digits="15"/>
    </number:number-style>
    <number:number-style style:name="N767">
      <number:number number:decimal-places="0" number:min-integer-digits="4"/>
      <number:text>\</number:text>
    </number:number-style>
    <number:currency-style style:name="N768P0" style:volatile="true">
      <number:number number:decimal-places="2" number:min-integer-digits="1" number:grouping="true"/>
      <number:text> </number:text>
      <number:currency-symbol>USD</number:currency-symbol>
    </number:currency-style>
    <number:currency-style style:name="N768">
      <style:text-properties fo:color="#ff0000"/>
      <number:text>-</number:text>
      <number:number number:decimal-places="2" number:min-integer-digits="1" number:grouping="true"/>
      <number:text> </number:text>
      <number:currency-symbol>USD</number:currency-symbol>
      <style:map style:condition="value()&gt;=0" style:apply-style-name="N768P0"/>
    </number:currency-style>
    <number:number-style style:name="N769">
      <number:number number:decimal-places="0" number:min-integer-digits="16"/>
    </number:number-style>
    <number:number-style style:name="N770P0" style:volatile="true">
      <number:number number:decimal-places="0" number:min-integer-digits="12"/>
    </number:number-style>
    <number:number-style style:name="N770">
      <style:text-properties fo:color="#ff0000"/>
      <number:text>-</number:text>
      <number:number number:decimal-places="0" number:min-integer-digits="12"/>
      <style:map style:condition="value()&gt;=0" style:apply-style-name="N770P0"/>
    </number:number-style>
    <number:text-style style:name="N771">
      <number:text-content/>
      <number:text>0000</number:text>
    </number:text-style>
    <number:number-style style:name="N772">
      <number:number number:decimal-places="0" number:min-integer-digits="20"/>
    </number:number-style>
    <number:number-style style:name="N773">
      <number:text>'</number:text>
      <number:number number:decimal-places="0" number:min-integer-digits="4"/>
    </number:number-style>
    <number:number-style style:name="N774">
      <number:text>114-</number:text>
      <number:number number:decimal-places="0" number:min-integer-digits="6"/>
    </number:number-style>
    <number:number-style style:name="N775P0" style:volatile="true">
      <number:number number:decimal-places="4" number:min-integer-digits="1"/>
    </number:number-style>
    <number:number-style style:name="N775">
      <style:text-properties fo:color="#ff0000"/>
      <number:number number:decimal-places="4" number:min-integer-digits="1"/>
      <style:map style:condition="value()&gt;=0" style:apply-style-name="N775P0"/>
    </number:number-style>
    <number:number-style style:name="N776P0" style:volatile="true">
      <number:number number:decimal-places="1" number:min-integer-digits="1"/>
    </number:number-style>
    <number:number-style style:name="N776">
      <style:text-properties fo:color="#ff0000"/>
      <number:number number:decimal-places="1" number:min-integer-digits="1"/>
      <style:map style:condition="value()&gt;=0" style:apply-style-name="N776P0"/>
    </number:number-style>
    <number:number-style style:name="N777P0" style:volatile="true">
      <number:number number:decimal-places="3" number:min-integer-digits="1"/>
    </number:number-style>
    <number:number-style style:name="N777">
      <style:text-properties fo:color="#ff0000"/>
      <number:number number:decimal-places="3" number:min-integer-digits="1"/>
      <style:map style:condition="value()&gt;=0" style:apply-style-name="N777P0"/>
    </number:number-style>
    <number:number-style style:name="N778P0" style:volatile="true">
      <number:number number:decimal-places="0" number:min-integer-digits="1"/>
      <number:text> </number:text>
    </number:number-style>
    <number:number-style style:name="N778">
      <style:text-properties fo:color="#ff0000"/>
      <number:text>(</number:text>
      <number:number number:decimal-places="0" number:min-integer-digits="1"/>
      <number:text>)</number:text>
      <style:map style:condition="value()&gt;=0" style:apply-style-name="N778P0"/>
    </number:number-style>
    <number:number-style style:name="N779P0" style:volatile="true">
      <number:number number:decimal-places="7" number:min-integer-digits="1"/>
    </number:number-style>
    <number:number-style style:name="N779">
      <style:text-properties fo:color="#ff0000"/>
      <number:number number:decimal-places="7" number:min-integer-digits="1"/>
      <style:map style:condition="value()&gt;=0" style:apply-style-name="N779P0"/>
    </number:number-style>
    <number:number-style style:name="N780P0" style:volatile="true">
      <number:number number:decimal-places="12" number:min-integer-digits="1"/>
    </number:number-style>
    <number:number-style style:name="N780">
      <style:text-properties fo:color="#ff0000"/>
      <number:number number:decimal-places="12" number:min-integer-digits="1"/>
      <style:map style:condition="value()&gt;=0" style:apply-style-name="N780P0"/>
    </number:number-style>
    <number:time-style style:name="N781P0" style:volatile="true" number:truncate-on-overflow="false">
      <number:hours/>
      <number:text>:</number:text>
      <number:minutes number:style="long"/>
      <number:text>:</number:text>
      <number:seconds number:style="long"/>
    </number:time-style>
    <number:text-style style:name="N781">
      <number:text-content/>
      <style:map style:condition="value()&lt;=0" style:apply-style-name="N781P0"/>
    </number:text-style>
    <number:number-style style:name="N782">
      <number:number number:decimal-places="0" number:min-integer-digits="4"/>
      <number:text>.</number:text>
    </number:number-style>
    <number:number-style style:name="N784P0" style:volatile="true">
      <number:text>rs.</number:text>
      <number:number number:decimal-places="0" number:min-integer-digits="1" number:grouping="true"/>
      <number:text> </number:text>
    </number:number-style>
    <number:number-style style:name="N784">
      <number:text>(rs.</number:text>
      <number:number number:decimal-places="0" number:min-integer-digits="1" number:grouping="true"/>
      <number:text>)</number:text>
      <style:map style:condition="value()&gt;=0" style:apply-style-name="N784P0"/>
    </number:number-style>
    <number:number-style style:name="N785P0" style:volatile="true">
      <number:text>rs.</number:text>
      <number:number number:decimal-places="0" number:min-integer-digits="1" number:grouping="true"/>
      <number:text> </number:text>
    </number:number-style>
    <number:number-style style:name="N785">
      <style:text-properties fo:color="#ff0000"/>
      <number:text>(rs.</number:text>
      <number:number number:decimal-places="0" number:min-integer-digits="1" number:grouping="true"/>
      <number:text>)</number:text>
      <style:map style:condition="value()&gt;=0" style:apply-style-name="N785P0"/>
    </number:number-style>
    <number:number-style style:name="N787P0" style:volatile="true">
      <number:text>rs.</number:text>
      <number:number number:decimal-places="2" number:min-integer-digits="1" number:grouping="true"/>
      <number:text> </number:text>
    </number:number-style>
    <number:number-style style:name="N787">
      <number:text>(rs.</number:text>
      <number:number number:decimal-places="2" number:min-integer-digits="1" number:grouping="true"/>
      <number:text>)</number:text>
      <style:map style:condition="value()&gt;=0" style:apply-style-name="N787P0"/>
    </number:number-style>
    <number:number-style style:name="N788P0" style:volatile="true">
      <number:text>rs.</number:text>
      <number:number number:decimal-places="2" number:min-integer-digits="1" number:grouping="true"/>
      <number:text> </number:text>
    </number:number-style>
    <number:number-style style:name="N788">
      <style:text-properties fo:color="#ff0000"/>
      <number:text>(rs.</number:text>
      <number:number number:decimal-places="2" number:min-integer-digits="1" number:grouping="true"/>
      <number:text>)</number:text>
      <style:map style:condition="value()&gt;=0" style:apply-style-name="N788P0"/>
    </number:number-style>
    <number:number-style style:name="N792P0" style:volatile="true">
      <number:text> rs.</number:text>
      <number:number number:decimal-places="0" number:min-integer-digits="1" number:grouping="true"/>
      <number:text> </number:text>
    </number:number-style>
    <number:number-style style:name="N792P1" style:volatile="true">
      <number:text> rs.(</number:text>
      <number:number number:decimal-places="0" number:min-integer-digits="1" number:grouping="true"/>
      <number:text>)</number:text>
    </number:number-style>
    <number:number-style style:name="N792P2" style:volatile="true">
      <number:text> rs.- </number:text>
    </number:number-style>
    <number:text-style style:name="N792">
      <number:text-content/>
      <number:text> </number:text>
      <style:map style:condition="value()&gt;0" style:apply-style-name="N792P0"/>
      <style:map style:condition="value()&lt;0" style:apply-style-name="N792P1"/>
      <style:map style:condition="value()=0" style:apply-style-name="N792P2"/>
    </number:text-style>
    <number:number-style style:name="N796P0" style:volatile="true">
      <number:text> rs.</number:text>
      <number:number number:decimal-places="2" number:min-integer-digits="1" number:grouping="true"/>
      <number:text> </number:text>
    </number:number-style>
    <number:number-style style:name="N796P1" style:volatile="true">
      <number:text> rs.(</number:text>
      <number:number number:decimal-places="2" number:min-integer-digits="1" number:grouping="true"/>
      <number:text>)</number:text>
    </number:number-style>
    <number:number-style style:name="N796P2" style:volatile="true">
      <number:text> rs.-</number:text>
      <number:number number:decimal-places="0" number:min-integer-digits="0"/>
      <number:text> </number:text>
    </number:number-style>
    <number:text-style style:name="N796">
      <number:text-content/>
      <number:text> </number:text>
      <style:map style:condition="value()&gt;0" style:apply-style-name="N796P0"/>
      <style:map style:condition="value()&lt;0" style:apply-style-name="N796P1"/>
      <style:map style:condition="value()=0" style:apply-style-name="N796P2"/>
    </number:text-style>
    <number:date-style style:name="N797">
      <number:day/>
      <number:text>- </number:text>
      <number:month number:textual="true"/>
      <number:text>- </number:text>
      <number:year number:style="long"/>
    </number:date-style>
    <number:date-style style:name="N798">
      <number:day number:style="long"/>
      <number:text>- </number:text>
      <number:month number:textual="true"/>
      <number:text>- </number:text>
      <number:year number:style="long"/>
    </number:date-style>
    <number:date-style style:name="N799">
      <number:day number:style="long"/>
      <number:text>-</number:text>
      <number:month number:textual="true"/>
      <number:text>- </number:text>
      <number:year number:style="long"/>
    </number:date-style>
    <number:date-style style:name="N800P0" style:volatile="true">
      <number:day number:style="long"/>
      <number:text>-</number:text>
      <number:month number:style="long"/>
      <number:text>-</number:text>
      <number:year number:style="long"/>
    </number:date-style>
    <number:text-style style:name="N800">
      <number:text-content/>
      <style:map style:condition="value()&lt;=0" style:apply-style-name="N800P0"/>
    </number:text-style>
    <number:date-style style:name="N801">
      <number:day number:style="long"/>
      <number:text>- </number:text>
      <number:month number:style="long" number:textual="true"/>
      <number:text>- </number:text>
      <number:year number:style="long"/>
    </number:date-style>
    <number:number-style style:name="N803P0" style:volatile="true">
      <number:text>?</number:text>
      <number:number number:decimal-places="0" number:min-integer-digits="1" number:grouping="true"/>
    </number:number-style>
    <number:number-style style:name="N803">
      <number:text>?-</number:text>
      <number:number number:decimal-places="0" number:min-integer-digits="1" number:grouping="true"/>
      <style:map style:condition="value()&gt;=0" style:apply-style-name="N803P0"/>
    </number:number-style>
    <number:number-style style:name="N807P0" style:volatile="true">
      <number:text> \</number:text>
      <number:number number:decimal-places="0" number:min-integer-digits="1" number:grouping="true"/>
      <number:text> </number:text>
    </number:number-style>
    <number:number-style style:name="N807P1" style:volatile="true">
      <number:text> \-</number:text>
      <number:number number:decimal-places="0" number:min-integer-digits="1" number:grouping="true"/>
      <number:text> </number:text>
    </number:number-style>
    <number:number-style style:name="N807P2" style:volatile="true">
      <number:text> \- </number:text>
    </number:number-style>
    <number:text-style style:name="N807">
      <number:text-content/>
      <number:text> </number:text>
      <style:map style:condition="value()&gt;0" style:apply-style-name="N807P0"/>
      <style:map style:condition="value()&lt;0" style:apply-style-name="N807P1"/>
      <style:map style:condition="value()=0" style:apply-style-name="N807P2"/>
    </number:text-style>
    <number:number-style style:name="N809P0" style:volatile="true">
      <number:text>\</number:text>
      <number:number number:decimal-places="2" number:min-integer-digits="1" number:grouping="true"/>
    </number:number-style>
    <number:number-style style:name="N809">
      <style:text-properties fo:color="#ff0000"/>
      <number:text>\-</number:text>
      <number:number number:decimal-places="2" number:min-integer-digits="1" number:grouping="true"/>
      <style:map style:condition="value()&gt;=0" style:apply-style-name="N809P0"/>
    </number:number-style>
    <number:number-style style:name="N813P0" style:volatile="true">
      <number:text> \</number:text>
      <number:number number:decimal-places="2" number:min-integer-digits="1" number:grouping="true"/>
      <number:text> </number:text>
    </number:number-style>
    <number:number-style style:name="N813P1" style:volatile="true">
      <number:text> \-</number:text>
      <number:number number:decimal-places="2" number:min-integer-digits="1" number:grouping="true"/>
      <number:text> </number:text>
    </number:number-style>
    <number:number-style style:name="N813P2" style:volatile="true">
      <number:text> \-</number:text>
      <number:number number:decimal-places="0" number:min-integer-digits="0"/>
      <number:text> </number:text>
    </number:number-style>
    <number:text-style style:name="N813">
      <number:text-content/>
      <number:text> </number:text>
      <style:map style:condition="value()&gt;0" style:apply-style-name="N813P0"/>
      <style:map style:condition="value()&lt;0" style:apply-style-name="N813P1"/>
      <style:map style:condition="value()=0" style:apply-style-name="N813P2"/>
    </number:text-style>
    <number:number-style style:name="N815P0" style:volatile="true">
      <number:text>\</number:text>
      <number:number number:decimal-places="0" number:min-integer-digits="1" number:grouping="true"/>
    </number:number-style>
    <number:number-style style:name="N815">
      <style:text-properties fo:color="#ff0000"/>
      <number:text>\-</number:text>
      <number:number number:decimal-places="0" number:min-integer-digits="1" number:grouping="true"/>
      <style:map style:condition="value()&gt;=0" style:apply-style-name="N815P0"/>
    </number:number-style>
    <number:date-style style:name="N816">
      <number:day number:style="long"/>
      <number:text>/</number:text>
      <number:month number:style="long"/>
      <number:text>/</number:text>
      <number:year number:style="long"/>
      <number:text>Y</number:text>
    </number:date-style>
    <number:date-style style:name="N817">
      <number:day number:style="long"/>
      <number:text>/</number:text>
      <number:month number:style="long"/>
      <number:text>//</number:text>
      <number:year number:style="long"/>
    </number:date-style>
    <number:number-style style:name="N818">
      <number:number number:decimal-places="0" number:min-integer-digits="2">
        <number:embedded-text number:position="1">8-</number:embedded-text>
      </number:number>
      <number:text>9</number:text>
    </number:number-style>
    <number:date-style style:name="N819">
      <number:day/>
      <number:text>/</number:text>
      <number:month/>
      <number:text>/</number:text>
      <number:year number:style="long"/>
    </number:date-style>
    <number:number-style style:name="N820">
      <number:text/>
    </number:number-style>
    <number:date-style style:name="N821">
      <number:month number:style="long"/>
      <number:day number:style="long"/>
      <number:text>/</number:text>
      <number:year number:style="long"/>
    </number:date-style>
    <number:date-style style:name="N822P0" style:volatile="true">
      <number:month number:textual="true"/>
    </number:date-style>
    <number:text-style style:name="N822">
      <number:text-content/>
      <style:map style:condition="value()&lt;=0" style:apply-style-name="N822P0"/>
    </number:text-style>
    <number:number-style style:name="N824P0" style:volatile="true">
      <number:number number:decimal-places="0" number:min-integer-digits="1" number:grouping="true"/>
      <number:text> DM</number:text>
    </number:number-style>
    <number:number-style style:name="N824">
      <number:text>-</number:text>
      <number:number number:decimal-places="0" number:min-integer-digits="1" number:grouping="true"/>
      <number:text> DM</number:text>
      <style:map style:condition="value()&gt;=0" style:apply-style-name="N824P0"/>
    </number:number-style>
    <number:number-style style:name="N826P0" style:volatile="true">
      <number:number number:decimal-places="2" number:min-integer-digits="1" number:grouping="true"/>
      <number:text> DM</number:text>
    </number:number-style>
    <number:number-style style:name="N826">
      <number:text>-</number:text>
      <number:number number:decimal-places="2" number:min-integer-digits="1" number:grouping="true"/>
      <number:text> DM</number:text>
      <style:map style:condition="value()&gt;=0" style:apply-style-name="N826P0"/>
    </number:number-style>
    <number:number-style style:name="N830P0" style:volatile="true">
      <number:number number:decimal-places="0" number:min-integer-digits="1" number:grouping="true"/>
      <number:text> DM </number:text>
    </number:number-style>
    <number:number-style style:name="N830P1" style:volatile="true">
      <number:text>-</number:text>
      <number:number number:decimal-places="0" number:min-integer-digits="1" number:grouping="true"/>
      <number:text> DM </number:text>
    </number:number-style>
    <number:number-style style:name="N830P2" style:volatile="true">
      <number:text> - DM </number:text>
    </number:number-style>
    <number:text-style style:name="N830">
      <number:text-content/>
      <number:text> </number:text>
      <style:map style:condition="value()&gt;0" style:apply-style-name="N830P0"/>
      <style:map style:condition="value()&lt;0" style:apply-style-name="N830P1"/>
      <style:map style:condition="value()=0" style:apply-style-name="N830P2"/>
    </number:text-style>
    <number:number-style style:name="N832P0" style:volatile="true">
      <number:number number:decimal-places="0" number:min-integer-digits="1" number:grouping="true"/>
      <number:text>       </number:text>
    </number:number-style>
    <number:number-style style:name="N832P1" style:volatile="true">
      <number:text>-</number:text>
      <number:number number:decimal-places="0" number:min-integer-digits="1" number:grouping="true"/>
      <number:text>       </number:text>
    </number:number-style>
    <number:number-style style:name="N832P2" style:volatile="true">
      <number:text> -       </number:text>
    </number:number-style>
    <number:text-style style:name="N832">
      <number:text-content/>
      <number:text> </number:text>
      <style:map style:condition="value()&gt;0" style:apply-style-name="N832P0"/>
      <style:map style:condition="value()&lt;0" style:apply-style-name="N832P1"/>
      <style:map style:condition="value()=0" style:apply-style-name="N832P2"/>
    </number:text-style>
    <number:number-style style:name="N836P0" style:volatile="true">
      <number:number number:decimal-places="2" number:min-integer-digits="1" number:grouping="true"/>
      <number:text> DM </number:text>
    </number:number-style>
    <number:number-style style:name="N836P1" style:volatile="true">
      <number:text>-</number:text>
      <number:number number:decimal-places="2" number:min-integer-digits="1" number:grouping="true"/>
      <number:text> DM </number:text>
    </number:number-style>
    <number:number-style style:name="N836P2" style:volatile="true">
      <number:text>-</number:text>
      <number:number number:decimal-places="0" number:min-integer-digits="0"/>
      <number:text> DM </number:text>
    </number:number-style>
    <number:text-style style:name="N836">
      <number:text-content/>
      <number:text> </number:text>
      <style:map style:condition="value()&gt;0" style:apply-style-name="N836P0"/>
      <style:map style:condition="value()&lt;0" style:apply-style-name="N836P1"/>
      <style:map style:condition="value()=0" style:apply-style-name="N836P2"/>
    </number:text-style>
    <number:currency-style style:name="N837">
      <number:currency-symbol number:language="en" number:country="US">$</number:currency-symbol>
      <number:text> </number:text>
      <number:number number:decimal-places="2" number:min-integer-digits="1" number:grouping="true"/>
    </number:currency-style>
    <number:currency-style style:name="N838">
      <number:currency-symbol number:language="en" number:country="US">$</number:currency-symbol>
      <number:text> </number:text>
      <number:number number:decimal-places="0" number:min-integer-digits="1" number:grouping="true"/>
    </number:currency-style>
    <number:number-style style:name="N839P0" style:volatile="true">
      <number:number number:decimal-places="0" number:min-integer-digits="1" number:grouping="true"/>
      <number:text> DM</number:text>
    </number:number-style>
    <number:number-style style:name="N839">
      <style:text-properties fo:color="#ff0000"/>
      <number:text>-</number:text>
      <number:number number:decimal-places="0" number:min-integer-digits="1" number:grouping="true"/>
      <number:text> DM</number:text>
      <style:map style:condition="value()&gt;=0" style:apply-style-name="N839P0"/>
    </number:number-style>
    <number:number-style style:name="N840P0" style:volatile="true">
      <number:number number:decimal-places="2" number:min-integer-digits="1" number:grouping="true"/>
      <number:text> DM</number:text>
    </number:number-style>
    <number:number-style style:name="N840">
      <style:text-properties fo:color="#ff0000"/>
      <number:text>-</number:text>
      <number:number number:decimal-places="2" number:min-integer-digits="1" number:grouping="true"/>
      <number:text> DM</number:text>
      <style:map style:condition="value()&gt;=0" style:apply-style-name="N840P0"/>
    </number:number-style>
    <number:date-style style:name="N841P0" style:volatile="true">
      <number:month number:style="long"/>
      <number:text>/</number:text>
      <number:day number:style="long"/>
      <number:text>/</number:text>
      <number:year number:style="long"/>
    </number:date-style>
    <number:text-style style:name="N841">
      <number:text-content/>
      <style:map style:condition="value()&lt;=0" style:apply-style-name="N841P0"/>
    </number:text-style>
    <number:date-style style:name="N842">
      <number:day number:style="long"/>
      <number:text>- MM- "YYYY</number:text>
    </number:date-style>
    <number:date-style style:name="N843">
      <number:day number:style="long"/>
      <number:text>- </number:text>
      <number:month number:style="long" number:textual="true"/>
      <number:text> -</number:text>
      <number:year number:style="long"/>
    </number:date-style>
    <number:number-style style:name="N845P0" style:volatile="true">
      <number:number number:decimal-places="0" number:min-integer-digits="1" number:grouping="true"/>
      <number:text> €</number:text>
    </number:number-style>
    <number:number-style style:name="N845">
      <number:text>-</number:text>
      <number:number number:decimal-places="0" number:min-integer-digits="1" number:grouping="true"/>
      <number:text> €</number:text>
      <style:map style:condition="value()&gt;=0" style:apply-style-name="N845P0"/>
    </number:number-style>
    <number:number-style style:name="N846P0" style:volatile="true">
      <number:number number:decimal-places="0" number:min-integer-digits="1" number:grouping="true"/>
      <number:text> €</number:text>
    </number:number-style>
    <number:number-style style:name="N846">
      <style:text-properties fo:color="#ff0000"/>
      <number:text>-</number:text>
      <number:number number:decimal-places="0" number:min-integer-digits="1" number:grouping="true"/>
      <number:text> €</number:text>
      <style:map style:condition="value()&gt;=0" style:apply-style-name="N846P0"/>
    </number:number-style>
    <number:number-style style:name="N848P0" style:volatile="true">
      <number:number number:decimal-places="2" number:min-integer-digits="1" number:grouping="true"/>
      <number:text> €</number:text>
    </number:number-style>
    <number:number-style style:name="N848">
      <number:text>-</number:text>
      <number:number number:decimal-places="2" number:min-integer-digits="1" number:grouping="true"/>
      <number:text> €</number:text>
      <style:map style:condition="value()&gt;=0" style:apply-style-name="N848P0"/>
    </number:number-style>
    <number:number-style style:name="N849P0" style:volatile="true">
      <number:number number:decimal-places="2" number:min-integer-digits="1" number:grouping="true"/>
      <number:text> €</number:text>
    </number:number-style>
    <number:number-style style:name="N849">
      <style:text-properties fo:color="#ff0000"/>
      <number:text>-</number:text>
      <number:number number:decimal-places="2" number:min-integer-digits="1" number:grouping="true"/>
      <number:text> €</number:text>
      <style:map style:condition="value()&gt;=0" style:apply-style-name="N849P0"/>
    </number:number-style>
    <number:number-style style:name="N853P0" style:volatile="true">
      <number:number number:decimal-places="0" number:min-integer-digits="1" number:grouping="true"/>
      <number:text> € </number:text>
    </number:number-style>
    <number:number-style style:name="N853P1" style:volatile="true">
      <number:text>-</number:text>
      <number:number number:decimal-places="0" number:min-integer-digits="1" number:grouping="true"/>
      <number:text> € </number:text>
    </number:number-style>
    <number:number-style style:name="N853P2" style:volatile="true">
      <number:text> - € </number:text>
    </number:number-style>
    <number:text-style style:name="N853">
      <number:text-content/>
      <number:text> </number:text>
      <style:map style:condition="value()&gt;0" style:apply-style-name="N853P0"/>
      <style:map style:condition="value()&lt;0" style:apply-style-name="N853P1"/>
      <style:map style:condition="value()=0" style:apply-style-name="N853P2"/>
    </number:text-style>
    <number:number-style style:name="N857P0" style:volatile="true">
      <number:number number:decimal-places="2" number:min-integer-digits="1" number:grouping="true"/>
      <number:text> € </number:text>
    </number:number-style>
    <number:number-style style:name="N857P1" style:volatile="true">
      <number:text>-</number:text>
      <number:number number:decimal-places="2" number:min-integer-digits="1" number:grouping="true"/>
      <number:text> € </number:text>
    </number:number-style>
    <number:number-style style:name="N857P2" style:volatile="true">
      <number:text>-</number:text>
      <number:number number:decimal-places="0" number:min-integer-digits="0"/>
      <number:text> € </number:text>
    </number:number-style>
    <number:text-style style:name="N857">
      <number:text-content/>
      <number:text> </number:text>
      <style:map style:condition="value()&gt;0" style:apply-style-name="N857P0"/>
      <style:map style:condition="value()&lt;0" style:apply-style-name="N857P1"/>
      <style:map style:condition="value()=0" style:apply-style-name="N857P2"/>
    </number:text-style>
    <number:number-style style:name="N859P0" style:volatile="true">
      <number:text>€</number:text>
      <number:number number:decimal-places="0" number:min-integer-digits="1" number:grouping="true"/>
    </number:number-style>
    <number:number-style style:name="N859">
      <number:text>-€</number:text>
      <number:number number:decimal-places="0" number:min-integer-digits="1" number:grouping="true"/>
      <style:map style:condition="value()&gt;=0" style:apply-style-name="N859P0"/>
    </number:number-style>
    <number:number-style style:name="N860P0" style:volatile="true">
      <number:text>€</number:text>
      <number:number number:decimal-places="0" number:min-integer-digits="1" number:grouping="true"/>
    </number:number-style>
    <number:number-style style:name="N860">
      <style:text-properties fo:color="#ff0000"/>
      <number:text>-€</number:text>
      <number:number number:decimal-places="0" number:min-integer-digits="1" number:grouping="true"/>
      <style:map style:condition="value()&gt;=0" style:apply-style-name="N860P0"/>
    </number:number-style>
    <number:number-style style:name="N862P0" style:volatile="true">
      <number:text>€</number:text>
      <number:number number:decimal-places="2" number:min-integer-digits="1" number:grouping="true"/>
    </number:number-style>
    <number:number-style style:name="N862">
      <number:text>-€</number:text>
      <number:number number:decimal-places="2" number:min-integer-digits="1" number:grouping="true"/>
      <style:map style:condition="value()&gt;=0" style:apply-style-name="N862P0"/>
    </number:number-style>
    <number:number-style style:name="N863P0" style:volatile="true">
      <number:text>€</number:text>
      <number:number number:decimal-places="2" number:min-integer-digits="1" number:grouping="true"/>
    </number:number-style>
    <number:number-style style:name="N863">
      <style:text-properties fo:color="#ff0000"/>
      <number:text>-€</number:text>
      <number:number number:decimal-places="2" number:min-integer-digits="1" number:grouping="true"/>
      <style:map style:condition="value()&gt;=0" style:apply-style-name="N863P0"/>
    </number:number-style>
    <number:number-style style:name="N867P0" style:volatile="true">
      <number:text> €</number:text>
      <number:number number:decimal-places="0" number:min-integer-digits="1" number:grouping="true"/>
      <number:text> </number:text>
    </number:number-style>
    <number:number-style style:name="N867P1" style:volatile="true">
      <number:text>-€</number:text>
      <number:number number:decimal-places="0" number:min-integer-digits="1" number:grouping="true"/>
      <number:text> </number:text>
    </number:number-style>
    <number:number-style style:name="N867P2" style:volatile="true">
      <number:text> €- </number:text>
    </number:number-style>
    <number:text-style style:name="N867">
      <number:text-content/>
      <number:text> </number:text>
      <style:map style:condition="value()&gt;0" style:apply-style-name="N867P0"/>
      <style:map style:condition="value()&lt;0" style:apply-style-name="N867P1"/>
      <style:map style:condition="value()=0" style:apply-style-name="N867P2"/>
    </number:text-style>
    <number:number-style style:name="N871P0" style:volatile="true">
      <number:text> €</number:text>
      <number:number number:decimal-places="2" number:min-integer-digits="1" number:grouping="true"/>
      <number:text> </number:text>
    </number:number-style>
    <number:number-style style:name="N871P1" style:volatile="true">
      <number:text>-€</number:text>
      <number:number number:decimal-places="2" number:min-integer-digits="1" number:grouping="true"/>
      <number:text> </number:text>
    </number:number-style>
    <number:number-style style:name="N871P2" style:volatile="true">
      <number:text> €-</number:text>
      <number:number number:decimal-places="0" number:min-integer-digits="0"/>
      <number:text> </number:text>
    </number:number-style>
    <number:text-style style:name="N871">
      <number:text-content/>
      <number:text> </number:text>
      <style:map style:condition="value()&gt;0" style:apply-style-name="N871P0"/>
      <style:map style:condition="value()&lt;0" style:apply-style-name="N871P1"/>
      <style:map style:condition="value()=0" style:apply-style-name="N871P2"/>
    </number:text-style>
    <number:currency-style style:name="N873P0" style:volatile="true">
      <number:currency-symbol number:language="en" number:country="IE">€</number:currency-symbol>
      <number:number number:decimal-places="2" number:min-integer-digits="1" number:grouping="true"/>
    </number:currency-style>
    <number:currency-style style:name="N873">
      <style:text-properties fo:color="#ff0000"/>
      <number:text>-</number:text>
      <number:currency-symbol number:language="en" number:country="IE">€</number:currency-symbol>
      <number:number number:decimal-places="2" number:min-integer-digits="1" number:grouping="true"/>
      <style:map style:condition="value()&gt;=0" style:apply-style-name="N873P0"/>
    </number:currency-style>
    <number:date-style style:name="N874">
      <number:month number:style="long"/>
      <number:text>-</number:text>
      <number:day number:style="long"/>
      <number:text>- </number:text>
      <number:year number:style="long"/>
    </number:date-style>
    <number:date-style style:name="N875">
      <number:month number:style="long"/>
      <number:text> </number:text>
      <number:day/>
      <number:text> </number:text>
      <number:day/>
      <number:text>, </number:text>
      <number:year number:style="long"/>
    </number:date-style>
    <number:date-style style:name="N876P0" style:volatile="true">
      <number:day number:style="long"/>
      <number:text>-</number:text>
      <number:month number:textual="true"/>
      <number:text>-</number:text>
      <number:year number:style="long"/>
    </number:date-style>
    <number:text-style style:name="N876">
      <number:text-content/>
      <style:map style:condition="value()&lt;=0" style:apply-style-name="N876P0"/>
    </number:text-style>
    <number:date-style style:name="N877">
      <number:day number:style="long"/>
      <number:text>. </number:text>
      <number:month number:textual="true"/>
      <number:text>. </number:text>
      <number:year number:style="long"/>
    </number:date-style>
    <number:date-style style:name="N878">
      <number:day/>
      <number:text>-</number:text>
      <number:month number:style="long"/>
      <number:text>-</number:text>
      <number:year/>
    </number:date-style>
    <number:date-style style:name="N879">
      <number:day number:style="long"/>
      <number:text>-</number:text>
      <number:month number:style="long"/>
      <number:text>-YY</number:text>
    </number:date-style>
    <number:number-style style:name="N880">
      <number:text>339</number:text>
      <number:number number:decimal-places="0" number:min-integer-digits="8"/>
    </number:number-style>
    <number:number-style style:name="N881P0" style:volatile="true">
      <number:text/>
    </number:number-style>
    <number:number-style style:name="N881">
      <number:text/>
      <style:map style:condition="value()&gt;=0" style:apply-style-name="N881P0"/>
    </number:number-style>
    <number:text-style style:name="N882">
      <number:text-content/>
      <number:text>%</number:text>
    </number:text-style>
    <number:number-style style:name="N883">
      <number:number number:decimal-places="0" number:min-integer-digits="9"/>
      <number:text>l</number:text>
    </number:number-style>
    <number:number-style style:name="N884">
      <number:number number:decimal-places="1" number:min-integer-digits="12"/>
    </number:number-style>
    <number:number-style style:name="N885">
      <number:number number:decimal-places="2" number:min-integer-digits="12"/>
    </number:number-style>
    <number:number-style style:name="N886P0" style:volatile="true">
      <number:number number:decimal-places="3" number:min-integer-digits="1" number:grouping="true"/>
      <number:text> </number:text>
    </number:number-style>
    <number:number-style style:name="N886P1" style:volatile="true">
      <number:text> (</number:text>
      <number:number number:decimal-places="3" number:min-integer-digits="1" number:grouping="true"/>
      <number:text>)</number:text>
    </number:number-style>
    <number:number-style style:name="N886P2" style:volatile="true">
      <number:text> - </number:text>
    </number:number-style>
    <number:text-style style:name="N886">
      <number:text-content/>
      <number:text> </number:text>
      <style:map style:condition="value()&gt;0" style:apply-style-name="N886P0"/>
      <style:map style:condition="value()&lt;0" style:apply-style-name="N886P1"/>
      <style:map style:condition="value()=0" style:apply-style-name="N886P2"/>
    </number:text-style>
    <number:number-style style:name="N887P0" style:volatile="true">
      <number:number number:decimal-places="0" number:min-integer-digits="1" number:grouping="true"/>
    </number:number-style>
    <number:number-style style:name="N887">
      <number:number number:decimal-places="0" number:min-integer-digits="1" number:grouping="true"/>
      <style:map style:condition="value()&gt;=0" style:apply-style-name="N887P0"/>
    </number:number-style>
    <number:number-style style:name="N888P0" style:volatile="true">
      <number:number number:decimal-places="1" number:min-integer-digits="1" number:grouping="true"/>
      <number:text> </number:text>
    </number:number-style>
    <number:number-style style:name="N888P1" style:volatile="true">
      <number:text> (</number:text>
      <number:number number:decimal-places="1" number:min-integer-digits="1" number:grouping="true"/>
      <number:text>)</number:text>
    </number:number-style>
    <number:number-style style:name="N888P2" style:volatile="true">
      <number:text> - </number:text>
    </number:number-style>
    <number:text-style style:name="N888">
      <number:text-content/>
      <number:text> </number:text>
      <style:map style:condition="value()&gt;0" style:apply-style-name="N888P0"/>
      <style:map style:condition="value()&lt;0" style:apply-style-name="N888P1"/>
      <style:map style:condition="value()=0" style:apply-style-name="N888P2"/>
    </number:text-style>
    <number:number-style style:name="N889P0" style:volatile="true">
      <number:number number:decimal-places="4" number:min-integer-digits="1" number:grouping="true"/>
      <number:text> </number:text>
    </number:number-style>
    <number:number-style style:name="N889P1" style:volatile="true">
      <number:text> (</number:text>
      <number:number number:decimal-places="4" number:min-integer-digits="1" number:grouping="true"/>
      <number:text>)</number:text>
    </number:number-style>
    <number:number-style style:name="N889P2" style:volatile="true">
      <number:text> - </number:text>
    </number:number-style>
    <number:text-style style:name="N889">
      <number:text-content/>
      <number:text> </number:text>
      <style:map style:condition="value()&gt;0" style:apply-style-name="N889P0"/>
      <style:map style:condition="value()&lt;0" style:apply-style-name="N889P1"/>
      <style:map style:condition="value()=0" style:apply-style-name="N889P2"/>
    </number:text-style>
    <number:date-style style:name="N890">
      <number:day number:style="long"/>
      <number:text>/ </number:text>
      <number:month number:style="long"/>
      <number:text>/ </number:text>
      <number:year/>
    </number:date-style>
    <number:date-style style:name="N891P0" style:volatile="true">
      <number:day/>
      <number:text>/</number:text>
      <number:month/>
      <number:text>/</number:text>
      <number:year/>
    </number:date-style>
    <number:text-style style:name="N891">
      <number:text-content/>
      <style:map style:condition="value()&lt;=0" style:apply-style-name="N891P0"/>
    </number:text-style>
    <number:number-style style:name="N892P0" style:volatile="true">
      <number:text/>
    </number:number-style>
    <number:number-style style:name="N892P1" style:volatile="true">
      <number:text/>
    </number:number-style>
    <number:number-style style:name="N892P2" style:volatile="true">
      <number:text/>
    </number:number-style>
    <number:text-style style:name="N892">
      <number:text/>
      <style:map style:condition="value()&gt;0" style:apply-style-name="N892P0"/>
      <style:map style:condition="value()&lt;0" style:apply-style-name="N892P1"/>
      <style:map style:condition="value()=0" style:apply-style-name="N892P2"/>
    </number:text-style>
    <number:number-style style:name="N893">
      <number:text>114-8</number:text>
      <number:number number:decimal-places="0" number:min-integer-digits="1"/>
      <number:text>46249</number:text>
    </number:number-style>
    <number:date-style style:name="N894">
      <number:day/>
      <number:text>-</number:text>
      <number:month/>
      <number:text>-</number:text>
      <number:year/>
    </number:date-style>
    <number:number-style style:name="N895P0" style:volatile="true">
      <number:number number:decimal-places="2" number:min-integer-digits="1" number:grouping="true"/>
      <number:text> </number:text>
    </number:number-style>
    <number:number-style style:name="N895">
      <number:text>-</number:text>
      <number:number number:decimal-places="2" number:min-integer-digits="1" number:grouping="true"/>
      <number:text> </number:text>
      <style:map style:condition="value()&gt;=0" style:apply-style-name="N895P0"/>
    </number:number-style>
    <number:number-style style:name="N896P0" style:volatile="true">
      <number:number number:decimal-places="1" number:min-integer-digits="1" number:grouping="true"/>
      <number:text> </number:text>
    </number:number-style>
    <number:number-style style:name="N896">
      <number:text>-</number:text>
      <number:number number:decimal-places="1" number:min-integer-digits="1" number:grouping="true"/>
      <number:text> </number:text>
      <style:map style:condition="value()&gt;=0" style:apply-style-name="N896P0"/>
    </number:number-style>
    <number:number-style style:name="N897P0" style:volatile="true">
      <number:number number:decimal-places="0" number:min-integer-digits="1" number:grouping="true"/>
      <number:text> </number:text>
    </number:number-style>
    <number:number-style style:name="N897">
      <number:text>-</number:text>
      <number:number number:decimal-places="0" number:min-integer-digits="1" number:grouping="true"/>
      <number:text> </number:text>
      <style:map style:condition="value()&gt;=0" style:apply-style-name="N897P0"/>
    </number:number-style>
    <number:percentage-style style:name="N898">
      <number:text>%</number:text>
    </number:percentage-style>
    <number:percentage-style style:name="N899">
      <number:number number:decimal-places="0" number:min-integer-digits="1"/>
      <number:text>%l</number:text>
    </number:percentage-style>
    <number:percentage-style style:name="N900">
      <number:number number:decimal-places="0" number:min-integer-digits="1"/>
      <number:text>% </number:text>
    </number:percentage-style>
    <number:date-style style:name="N901">
      <number:month number:style="long"/>
    </number:date-style>
    <number:number-style style:name="N902">
      <number:text>P</number:text>
    </number:number-style>
    <number:date-style style:name="N903">
      <number:day/>
      <number:text>. </number:text>
      <number:month number:style="long"/>
      <number:text> </number:text>
      <number:year number:style="long"/>
    </number:date-style>
    <number:date-style style:name="N904">
      <number:day number:style="long"/>
      <number:text>/</number:text>
      <number:month number:textual="true"/>
      <number:text>//</number:text>
      <number:year number:style="long"/>
    </number:date-style>
    <number:date-style style:name="N905">
      <number:month number:textual="true"/>
      <number:text>-</number:text>
      <number:day number:style="long"/>
      <number:text>-</number:text>
      <number:year number:style="long"/>
    </number:date-style>
    <number:date-style style:name="N906">
      <number:day number:calendar="jewish" number:style="long"/>
      <number:text>-</number:text>
      <number:month number:calendar="jewish"/>
      <number:text>ONT</number:text>
      <number:hours/>
      <number:text>-Y</number:text>
      <number:year number:calendar="jewish"/>
      <number:text>A</number:text>
      <number:year number:calendar="jewish" number:style="long"/>
    </number:date-style>
    <number:number-style style:name="N910P0" style:volatile="true">
      <number:number number:decimal-places="0" number:min-integer-digits="1" number:grouping="true"/>
      <number:text>         </number:text>
    </number:number-style>
    <number:number-style style:name="N910P1" style:volatile="true">
      <number:text>-</number:text>
      <number:number number:decimal-places="0" number:min-integer-digits="1" number:grouping="true"/>
      <number:text>         </number:text>
    </number:number-style>
    <number:number-style style:name="N910P2" style:volatile="true">
      <number:text> -         </number:text>
    </number:number-style>
    <number:text-style style:name="N910">
      <number:text-content/>
      <number:text> </number:text>
      <style:map style:condition="value()&gt;0" style:apply-style-name="N910P0"/>
      <style:map style:condition="value()&lt;0" style:apply-style-name="N910P1"/>
      <style:map style:condition="value()=0" style:apply-style-name="N910P2"/>
    </number:text-style>
    <number:number-style style:name="N914P0" style:volatile="true">
      <number:number number:decimal-places="2" number:min-integer-digits="1" number:grouping="true"/>
      <number:text>         </number:text>
    </number:number-style>
    <number:number-style style:name="N914P1" style:volatile="true">
      <number:text>-</number:text>
      <number:number number:decimal-places="2" number:min-integer-digits="1" number:grouping="true"/>
      <number:text>         </number:text>
    </number:number-style>
    <number:number-style style:name="N914P2" style:volatile="true">
      <number:text>-</number:text>
      <number:number number:decimal-places="0" number:min-integer-digits="0"/>
      <number:text>         </number:text>
    </number:number-style>
    <number:text-style style:name="N914">
      <number:text-content/>
      <number:text> </number:text>
      <style:map style:condition="value()&gt;0" style:apply-style-name="N914P0"/>
      <style:map style:condition="value()&lt;0" style:apply-style-name="N914P1"/>
      <style:map style:condition="value()=0" style:apply-style-name="N914P2"/>
    </number:text-style>
    <number:number-style style:name="N918P0" style:volatile="true">
      <number:number number:decimal-places="0" number:min-integer-digits="1" number:grouping="true"/>
      <number:text> ман. </number:text>
    </number:number-style>
    <number:number-style style:name="N918P1" style:volatile="true">
      <number:text>-</number:text>
      <number:number number:decimal-places="0" number:min-integer-digits="1" number:grouping="true"/>
      <number:text> ман. </number:text>
    </number:number-style>
    <number:number-style style:name="N918P2" style:volatile="true">
      <number:text> - ман. </number:text>
    </number:number-style>
    <number:text-style style:name="N918">
      <number:text-content/>
      <number:text> </number:text>
      <style:map style:condition="value()&gt;0" style:apply-style-name="N918P0"/>
      <style:map style:condition="value()&lt;0" style:apply-style-name="N918P1"/>
      <style:map style:condition="value()=0" style:apply-style-name="N918P2"/>
    </number:text-style>
    <number:number-style style:name="N922P0" style:volatile="true">
      <number:number number:decimal-places="2" number:min-integer-digits="1" number:grouping="true"/>
      <number:text> ман. </number:text>
    </number:number-style>
    <number:number-style style:name="N922P1" style:volatile="true">
      <number:text>-</number:text>
      <number:number number:decimal-places="2" number:min-integer-digits="1" number:grouping="true"/>
      <number:text> ман. </number:text>
    </number:number-style>
    <number:number-style style:name="N922P2" style:volatile="true">
      <number:text>-</number:text>
      <number:number number:decimal-places="0" number:min-integer-digits="0"/>
      <number:text> ман. </number:text>
    </number:number-style>
    <number:text-style style:name="N922">
      <number:text-content/>
      <number:text> </number:text>
      <style:map style:condition="value()&gt;0" style:apply-style-name="N922P0"/>
      <style:map style:condition="value()&lt;0" style:apply-style-name="N922P1"/>
      <style:map style:condition="value()=0" style:apply-style-name="N922P2"/>
    </number:text-style>
    <number:number-style style:name="N924P0" style:volatile="true">
      <number:text>            </number:text>
      <number:number number:decimal-places="2" number:min-integer-digits="1" number:grouping="true"/>
      <number:text> </number:text>
    </number:number-style>
    <number:number-style style:name="N924P1" style:volatile="true">
      <number:text> (</number:text>
      <number:number number:decimal-places="2" number:min-integer-digits="1" number:grouping="true"/>
      <number:text>)</number:text>
    </number:number-style>
    <number:number-style style:name="N924P2" style:volatile="true">
      <number:text>-</number:text>
      <number:number number:decimal-places="0" number:min-integer-digits="0"/>
      <number:text> </number:text>
    </number:number-style>
    <number:text-style style:name="N924">
      <number:text-content/>
      <number:text> </number:text>
      <style:map style:condition="value()&gt;0" style:apply-style-name="N924P0"/>
      <style:map style:condition="value()&lt;0" style:apply-style-name="N924P1"/>
      <style:map style:condition="value()=0" style:apply-style-name="N924P2"/>
    </number:text-style>
    <number:date-style style:name="N925">
      <number:day/>
      <number:text>. </number:text>
      <number:month number:textual="true"/>
      <number:text>.              </number:text>
      <number:year number:style="long"/>
    </number:date-style>
    <number:number-style style:name="N926P0" style:volatile="true">
      <number:number number:decimal-places="0" number:min-integer-digits="0" number:grouping="true"/>
    </number:number-style>
    <number:number-style style:name="N926">
      <style:text-properties fo:color="#ff0000"/>
      <number:text>-</number:text>
      <number:number number:decimal-places="0" number:min-integer-digits="0" number:grouping="true"/>
      <style:map style:condition="value()&gt;=0" style:apply-style-name="N926P0"/>
    </number:number-style>
    <number:time-style style:name="N927">
      <number:hours number:style="long"/>
      <number:text>:</number:text>
      <number:minutes number:style="long"/>
      <number:text>:</number:text>
      <number:seconds number:style="long"/>
      <number:text> </number:text>
    </number:time-style>
    <number:currency-style style:name="N931P0" style:volatile="true">
      <number:currency-symbol>€</number:currency-symbol>
      <number:number number:decimal-places="2" number:min-integer-digits="1" number:grouping="true"/>
      <number:text> </number:text>
    </number:currency-style>
    <number:currency-style style:name="N931P1" style:volatile="true">
      <number:currency-symbol>€</number:currency-symbol>
      <number:text>(</number:text>
      <number:number number:decimal-places="2" number:min-integer-digits="1" number:grouping="true"/>
      <number:text>)</number:text>
    </number:currency-style>
    <number:currency-style style:name="N931P2" style:volatile="true">
      <number:currency-symbol>€</number:currency-symbol>
      <number:text>-</number:text>
      <number:number number:decimal-places="0" number:min-integer-digits="0"/>
      <number:text> </number:text>
    </number:currency-style>
    <number:text-style style:name="N931">
      <number:text-content/>
      <number:text> </number:text>
      <style:map style:condition="value()&gt;0" style:apply-style-name="N931P0"/>
      <style:map style:condition="value()&lt;0" style:apply-style-name="N931P1"/>
      <style:map style:condition="value()=0" style:apply-style-name="N931P2"/>
    </number:text-style>
    <number:currency-style style:name="N932P0" style:volatile="true">
      <number:currency-symbol>€</number:currency-symbol>
      <number:number number:decimal-places="2" number:min-integer-digits="1" number:grouping="true"/>
      <number:text> </number:text>
    </number:currency-style>
    <number:currency-style style:name="N932P1" style:volatile="true">
      <number:currency-symbol>€</number:currency-symbol>
      <number:text>(</number:text>
      <number:number number:decimal-places="2" number:min-integer-digits="1" number:grouping="true"/>
      <number:text>)</number:text>
    </number:currency-style>
    <number:currency-style style:name="N932">
      <number:currency-symbol>€</number:currency-symbol>
      <number:text>-</number:text>
      <number:number number:decimal-places="0" number:min-integer-digits="0"/>
      <number:text> </number:text>
      <style:map style:condition="value()&gt;0" style:apply-style-name="N932P0"/>
      <style:map style:condition="value()&lt;0" style:apply-style-name="N932P1"/>
    </number:currency-style>
    <number:currency-style style:name="N934P0" style:volatile="true">
      <number:currency-symbol number:language="en" number:country="US">$</number:currency-symbol>
      <number:number number:decimal-places="1" number:min-integer-digits="1" number:grouping="true"/>
    </number:currency-style>
    <number:currency-style style:name="N934">
      <style:text-properties fo:color="#ff0000"/>
      <number:text>-</number:text>
      <number:currency-symbol number:language="en" number:country="US">$</number:currency-symbol>
      <number:number number:decimal-places="1" number:min-integer-digits="1" number:grouping="true"/>
      <style:map style:condition="value()&gt;=0" style:apply-style-name="N934P0"/>
    </number:currency-style>
    <number:date-style style:name="N935">
      <number:year number:style="long"/>
      <number:seconds/>
      <number:text>. </number:text>
    </number:date-style>
    <number:currency-style style:name="N937P0" style:volatile="true">
      <number:currency-symbol number:language="hi" number:country="IN">रु.</number:currency-symbol>
      <number:number number:decimal-places="0" number:min-integer-digits="1" number:grouping="true"/>
    </number:currency-style>
    <number:currency-style style:name="N937">
      <number:text>-</number:text>
      <number:currency-symbol number:language="hi" number:country="IN">रु.</number:currency-symbol>
      <number:number number:decimal-places="0" number:min-integer-digits="1" number:grouping="true"/>
      <style:map style:condition="value()&gt;=0" style:apply-style-name="N937P0"/>
    </number:currency-style>
    <number:date-style style:name="N938">
      <number:year number:style="long"/>
      <number:seconds/>
      <number:text>.</number:text>
    </number:date-style>
    <number:date-style style:name="N939">
      <number:day number:style="long"/>
      <number:text>-</number:text>
      <number:month/>
      <number:text>ONT</number:text>
      <number:hours/>
      <number:text>-</number:text>
      <number:year number:style="long"/>
    </number:date-style>
    <number:date-style style:name="N940">
      <number:day/>
      <number:text>/</number:text>
      <number:month/>
      <number:text>/</number:text>
      <number:year number:style="long"/>
      <number:text> </number:text>
      <number:hours number:style="long"/>
      <number:text>:</number:text>
      <number:minutes number:style="long"/>
    </number:date-style>
    <number:date-style style:name="N941">
      <number:day/>
      <number:text>/</number:text>
      <number:month/>
      <number:text>/</number:text>
      <number:year number:style="long"/>
      <number:text> </number:text>
      <number:hours/>
      <number:text>:</number:text>
      <number:minutes number:style="long"/>
    </number:date-style>
    <number:number-style style:name="N942">
      <number:number number:decimal-places="0" number:min-integer-digits="6"/>
      <number:text>l</number:text>
    </number:number-style>
    <number:date-style style:name="N943">
      <number:day/>
      <number:text>. </number:text>
      <number:month number:textual="true"/>
      <number:text>.            </number:text>
      <number:year number:style="long"/>
    </number:date-style>
    <number:number-style style:name="N944P0" style:volatile="true">
      <number:number number:decimal-places="0" number:min-integer-digits="1" number:grouping="true"/>
      <number:text>            </number:text>
    </number:number-style>
    <number:number-style style:name="N944">
      <number:text>(</number:text>
      <number:number number:decimal-places="0" number:min-integer-digits="1" number:grouping="true"/>
      <number:text>)</number:text>
      <style:map style:condition="value()&gt;=0" style:apply-style-name="N944P0"/>
    </number:number-style>
    <number:number-style style:name="N946P0" style:volatile="true">
      <number:number number:decimal-places="1" number:min-integer-digits="1" number:grouping="true"/>
      <number:text> </number:text>
    </number:number-style>
    <number:number-style style:name="N946P1" style:volatile="true">
      <number:text>(</number:text>
      <number:number number:decimal-places="1" number:min-integer-digits="1" number:grouping="true"/>
      <number:text>)</number:text>
    </number:number-style>
    <number:number-style style:name="N946P2" style:volatile="true">
      <number:text>-</number:text>
      <number:number number:decimal-places="0" number:min-integer-digits="0"/>
      <number:text> </number:text>
    </number:number-style>
    <number:text-style style:name="N946">
      <number:text-content/>
      <number:text> </number:text>
      <style:map style:condition="value()&gt;0" style:apply-style-name="N946P0"/>
      <style:map style:condition="value()&lt;0" style:apply-style-name="N946P1"/>
      <style:map style:condition="value()=0" style:apply-style-name="N946P2"/>
    </number:text-style>
    <number:number-style style:name="N947P0" style:volatile="true">
      <number:number number:decimal-places="0" number:min-integer-digits="1" number:grouping="true"/>
      <number:text> </number:text>
    </number:number-style>
    <number:number-style style:name="N947P1" style:volatile="true">
      <number:text>(</number:text>
      <number:number number:decimal-places="0" number:min-integer-digits="1" number:grouping="true"/>
      <number:text>)</number:text>
    </number:number-style>
    <number:number-style style:name="N947P2" style:volatile="true">
      <number:text>-</number:text>
      <number:number number:decimal-places="0" number:min-integer-digits="0"/>
      <number:text> </number:text>
    </number:number-style>
    <number:text-style style:name="N947">
      <number:text-content/>
      <number:text> </number:text>
      <style:map style:condition="value()&gt;0" style:apply-style-name="N947P0"/>
      <style:map style:condition="value()&lt;0" style:apply-style-name="N947P1"/>
      <style:map style:condition="value()=0" style:apply-style-name="N947P2"/>
    </number:text-style>
    <number:date-style style:name="N948">
      <number:day number:style="long"/>
      <number:text>/</number:text>
      <number:month number:style="long"/>
    </number:date-style>
    <number:date-style style:name="N949">
      <number:year/>
      <number:text>/</number:text>
      <number:month number:style="long"/>
      <number:text>/</number:text>
      <number:day number:style="long"/>
    </number:date-style>
    <number:number-style style:name="N950">
      <number:number number:decimal-places="0" number:min-integer-digits="1">
        <number:embedded-text number:position="7"> </number:embedded-text>
        <number:embedded-text number:position="5"> </number:embedded-text>
        <number:embedded-text number:position="3"> </number:embedded-text>
      </number:number>
    </number:number-style>
    <number:number-style style:name="N951P0" style:volatile="true">
      <number:number number:decimal-places="1" number:min-integer-digits="1" number:grouping="true"/>
      <number:text> </number:text>
    </number:number-style>
    <number:number-style style:name="N951">
      <style:text-properties fo:color="#ff0000"/>
      <number:text>(</number:text>
      <number:number number:decimal-places="1" number:min-integer-digits="1" number:grouping="true"/>
      <number:text>)</number:text>
      <style:map style:condition="value()&gt;=0" style:apply-style-name="N951P0"/>
    </number:number-style>
    <number:number-style style:name="N952P0" style:volatile="true">
      <number:number number:decimal-places="6" number:min-integer-digits="1" number:grouping="true"/>
      <number:text> </number:text>
    </number:number-style>
    <number:number-style style:name="N952">
      <number:text>(</number:text>
      <number:number number:decimal-places="6" number:min-integer-digits="1" number:grouping="true"/>
      <number:text>)</number:text>
      <style:map style:condition="value()&gt;=0" style:apply-style-name="N952P0"/>
    </number:number-style>
    <number:number-style style:name="N955P0" style:volatile="true">
      <number:number number:decimal-places="1" number:min-integer-digits="1" number:grouping="true"/>
      <number:text>    </number:text>
    </number:number-style>
    <number:number-style style:name="N955P1" style:volatile="true">
      <number:text>-</number:text>
      <number:number number:decimal-places="1" number:min-integer-digits="1" number:grouping="true"/>
      <number:text>    </number:text>
    </number:number-style>
    <number:number-style style:name="N955P2" style:volatile="true">
      <number:text>-</number:text>
      <number:number number:decimal-places="0" number:min-integer-digits="0"/>
      <number:text>    </number:text>
    </number:number-style>
    <number:text-style style:name="N955">
      <number:text-content/>
      <number:text> </number:text>
      <style:map style:condition="value()&gt;0" style:apply-style-name="N955P0"/>
      <style:map style:condition="value()&lt;0" style:apply-style-name="N955P1"/>
      <style:map style:condition="value()=0" style:apply-style-name="N955P2"/>
    </number:text-style>
    <number:number-style style:name="N956">
      <number:number number:decimal-places="0" number:min-integer-digits="3">
        <number:embedded-text number:position="2">8-3</number:embedded-text>
        <number:embedded-text number:position="1">-</number:embedded-text>
      </number:number>
      <number:text>8</number:text>
    </number:number-style>
    <number:date-style style:name="N957">
      <number:day/>
      <number:text>. </number:text>
      <number:month number:textual="true"/>
      <number:text>.                </number:text>
      <number:year number:style="long"/>
    </number:date-style>
    <number:date-style style:name="N958">
      <number:day number:style="long"/>
      <number:text>. </number:text>
      <number:month number:textual="true"/>
      <number:text>.            </number:text>
      <number:year number:style="long"/>
    </number:date-style>
    <number:date-style style:name="N959">
      <number:month number:textual="true"/>
      <number:text>            </number:text>
      <number:day/>
      <number:text>, </number:text>
      <number:year/>
    </number:date-style>
    <number:date-style style:name="N960">
      <number:day/>
      <number:text>. </number:text>
      <number:month number:textual="true"/>
      <number:text>.                        </number:text>
      <number:year number:style="long"/>
    </number:date-style>
    <number:date-style style:name="N961">
      <number:day/>
      <number:text> </number:text>
      <number:month number:textual="true"/>
      <number:text>  </number:text>
      <number:year/>
    </number:date-style>
    <number:currency-style style:name="N963P0" style:volatile="true">
      <number:number number:decimal-places="1" number:min-integer-digits="1" number:grouping="true"/>
      <number:text> </number:text>
      <number:currency-symbol>USD</number:currency-symbol>
    </number:currency-style>
    <number:currency-style style:name="N963">
      <style:text-properties fo:color="#ff0000"/>
      <number:text>-</number:text>
      <number:number number:decimal-places="1" number:min-integer-digits="1" number:grouping="true"/>
      <number:text> </number:text>
      <number:currency-symbol>USD</number:currency-symbol>
      <style:map style:condition="value()&gt;=0" style:apply-style-name="N963P0"/>
    </number:currency-style>
    <number:currency-style style:name="N965P0" style:volatile="true">
      <number:number number:decimal-places="0" number:min-integer-digits="1" number:grouping="true"/>
      <number:text> </number:text>
      <number:currency-symbol>USD</number:currency-symbol>
    </number:currency-style>
    <number:currency-style style:name="N965">
      <style:text-properties fo:color="#ff0000"/>
      <number:text>-</number:text>
      <number:number number:decimal-places="0" number:min-integer-digits="1" number:grouping="true"/>
      <number:text> </number:text>
      <number:currency-symbol>USD</number:currency-symbol>
      <style:map style:condition="value()&gt;=0" style:apply-style-name="N965P0"/>
    </number:currency-style>
    <number:currency-style style:name="N967P0" style:volatile="true">
      <number:number number:decimal-places="3" number:min-integer-digits="1" number:grouping="true"/>
      <number:text> </number:text>
      <number:currency-symbol>USD</number:currency-symbol>
    </number:currency-style>
    <number:currency-style style:name="N967">
      <style:text-properties fo:color="#ff0000"/>
      <number:text>-</number:text>
      <number:number number:decimal-places="3" number:min-integer-digits="1" number:grouping="true"/>
      <number:text> </number:text>
      <number:currency-symbol>USD</number:currency-symbol>
      <style:map style:condition="value()&gt;=0" style:apply-style-name="N967P0"/>
    </number:currency-style>
    <number:currency-style style:name="N969P0" style:volatile="true">
      <number:number number:decimal-places="4" number:min-integer-digits="1" number:grouping="true"/>
      <number:text> </number:text>
      <number:currency-symbol>USD</number:currency-symbol>
    </number:currency-style>
    <number:currency-style style:name="N969">
      <style:text-properties fo:color="#ff0000"/>
      <number:text>-</number:text>
      <number:number number:decimal-places="4" number:min-integer-digits="1" number:grouping="true"/>
      <number:text> </number:text>
      <number:currency-symbol>USD</number:currency-symbol>
      <style:map style:condition="value()&gt;=0" style:apply-style-name="N969P0"/>
    </number:currency-style>
    <number:percentage-style style:name="N970">
      <number:number number:decimal-places="10" number:min-integer-digits="1"/>
      <number:text>%</number:text>
    </number:percentage-style>
    <number:percentage-style style:name="N971">
      <number:number number:decimal-places="11" number:min-integer-digits="1"/>
      <number:text>%</number:text>
    </number:percentage-style>
    <number:percentage-style style:name="N972">
      <number:number number:decimal-places="12" number:min-integer-digits="1"/>
      <number:text>%</number:text>
    </number:percentage-style>
    <number:percentage-style style:name="N973">
      <number:number number:decimal-places="13" number:min-integer-digits="1"/>
      <number:text>%</number:text>
    </number:percentage-style>
    <number:percentage-style style:name="N974">
      <number:number number:decimal-places="15" number:min-integer-digits="1"/>
      <number:text>%</number:text>
    </number:percentage-style>
    <number:percentage-style style:name="N975">
      <number:number number:decimal-places="16" number:min-integer-digits="1"/>
      <number:text>%</number:text>
    </number:percentage-style>
    <number:number-style style:name="N976">
      <number:number number:decimal-places="2" number:min-integer-digits="1" number:display-factor="1000000"/>
    </number:number-style>
    <number:date-style style:name="N977">
      <number:day/>
      <number:text>-</number:text>
      <number:month number:textual="true"/>
      <number:text>-y</number:text>
    </number:date-style>
    <number:number-style style:name="N980P0" style:volatile="true">
      <number:text>Rs.</number:text>
      <number:number number:decimal-places="0" number:min-integer-digits="1" number:grouping="true"/>
      <number:text> </number:text>
    </number:number-style>
    <number:number-style style:name="N980P1" style:volatile="true">
      <number:text>Rs.(</number:text>
      <number:number number:decimal-places="0" number:min-integer-digits="1" number:grouping="true"/>
      <number:text>)</number:text>
    </number:number-style>
    <number:number-style style:name="N980P2" style:volatile="true">
      <number:text>Rs.- </number:text>
    </number:number-style>
    <number:text-style style:name="N980">
      <number:text-content/>
      <number:text> </number:text>
      <style:map style:condition="value()&gt;0" style:apply-style-name="N980P0"/>
      <style:map style:condition="value()&lt;0" style:apply-style-name="N980P1"/>
      <style:map style:condition="value()=0" style:apply-style-name="N980P2"/>
    </number:text-style>
    <number:number-style style:name="N983P0" style:volatile="true">
      <number:text>Rs.</number:text>
      <number:number number:decimal-places="2" number:min-integer-digits="1" number:grouping="true"/>
      <number:text> </number:text>
    </number:number-style>
    <number:number-style style:name="N983P1" style:volatile="true">
      <number:text>Rs.(</number:text>
      <number:number number:decimal-places="2" number:min-integer-digits="1" number:grouping="true"/>
      <number:text>)</number:text>
    </number:number-style>
    <number:number-style style:name="N983P2" style:volatile="true">
      <number:text>Rs.-</number:text>
      <number:number number:decimal-places="0" number:min-integer-digits="0"/>
      <number:text> </number:text>
    </number:number-style>
    <number:text-style style:name="N983">
      <number:text-content/>
      <number:text> </number:text>
      <style:map style:condition="value()&gt;0" style:apply-style-name="N983P0"/>
      <style:map style:condition="value()&lt;0" style:apply-style-name="N983P1"/>
      <style:map style:condition="value()=0" style:apply-style-name="N983P2"/>
    </number:text-style>
    <number:number-style style:name="N984">
      <number:scientific-number number:decimal-places="1" number:min-integer-digits="3" number:min-exponent-digits="1"/>
      <number:text> </number:text>
    </number:number-style>
    <number:time-style style:name="N985">
      <number:hours number:style="long"/>
      <number:text>:</number:text>
      <number:minutes number:style="long"/>
      <number:text>:</number:text>
      <number:seconds number:style="long"/>
      <number:text>                  </number:text>
      <number:am-pm/>
    </number:time-style>
    <number:number-style style:name="N987P0" style:volatile="true">
      <number:number number:decimal-places="0" number:min-integer-digits="0" number:grouping="true"/>
      <number:text> </number:text>
    </number:number-style>
    <number:number-style style:name="N987">
      <number:text>(</number:text>
      <number:number number:decimal-places="0" number:min-integer-digits="0" number:grouping="true"/>
      <number:text>)</number:text>
      <style:map style:condition="value()&gt;=0" style:apply-style-name="N987P0"/>
    </number:number-style>
    <number:number-style style:name="N988">
      <number:text>1'-6"</number:text>
    </number:number-style>
    <number:number-style style:name="N989">
      <number:text>1'-3"</number:text>
    </number:number-style>
    <number:date-style style:name="N990">
      <number:day number:style="long"/>
      <number:text>- </number:text>
      <number:month number:textual="true"/>
      <number:text>-</number:text>
      <number:year/>
    </number:date-style>
    <number:number-style style:name="N991">
      <number:number number:decimal-places="0" number:min-integer-digits="2"/>
      <number:text>69</number:text>
    </number:number-style>
    <number:number-style style:name="N992">
      <number:number number:decimal-places="0" number:min-integer-digits="5">
        <number:embedded-text number:position="2">5</number:embedded-text>
        <number:embedded-text number:position="1">31</number:embedded-text>
      </number:number>
      <number:text>51</number:text>
    </number:number-style>
    <number:date-style style:name="N993">
      <number:month number:textual="true"/>
      <number:text> </number:text>
      <number:day number:style="long"/>
      <number:text>,</number:text>
      <number:year/>
    </number:date-style>
    <number:date-style style:name="N994">
      <number:month number:textual="true"/>
      <number:text> </number:text>
      <number:day number:style="long"/>
      <number:text>, </number:text>
      <number:year/>
    </number:date-style>
    <number:number-style style:name="N996P0" style:volatile="true">
      <number:number number:decimal-places="11" number:min-integer-digits="1" number:grouping="true"/>
      <number:text> </number:text>
    </number:number-style>
    <number:number-style style:name="N996">
      <style:text-properties fo:color="#ff0000"/>
      <number:text>(</number:text>
      <number:number number:decimal-places="11" number:min-integer-digits="1" number:grouping="true"/>
      <number:text>)</number:text>
      <style:map style:condition="value()&gt;=0" style:apply-style-name="N996P0"/>
    </number:number-style>
    <number:date-style style:name="N997">
      <number:day number:style="long"/>
      <number:text>- </number:text>
      <number:month number:textual="true"/>
      <number:text>- </number:text>
      <number:year/>
    </number:date-style>
    <number:time-style style:name="N998P0" style:volatile="true">
      <number:hours/>
      <number:text>:</number:text>
      <number:minutes number:style="long"/>
      <number:text>:</number:text>
      <number:seconds number:style="long"/>
    </number:time-style>
    <number:text-style style:name="N998">
      <number:text-content/>
      <style:map style:condition="value()&lt;=0" style:apply-style-name="N998P0"/>
    </number:text-style>
    <number:time-style style:name="N999P0" style:volatile="true">
      <number:hours/>
      <number:text>:</number:text>
      <number:minutes number:style="long"/>
    </number:time-style>
    <number:text-style style:name="N999">
      <number:text-content/>
      <style:map style:condition="value()&lt;=0" style:apply-style-name="N999P0"/>
    </number:text-style>
    <number:date-style style:name="N1000">
      <number:day number:style="long"/>
      <number:text>-</number:text>
      <number:hours number:style="long"/>
      <number:text>:</number:text>
      <number:minutes number:style="long"/>
    </number:date-style>
    <number:number-style style:name="N1001P0" style:volatile="true">
      <number:number number:decimal-places="0" number:min-integer-digits="1"/>
    </number:number-style>
    <number:number-style style:name="N1001">
      <style:text-properties fo:color="#000000"/>
      <number:number number:decimal-places="0" number:min-integer-digits="1"/>
      <style:map style:condition="value()&gt;=0" style:apply-style-name="N1001P0"/>
    </number:number-style>
    <number:date-style style:name="N1002">
      <number:day number:style="long"/>
      <number:text>. </number:text>
      <number:month number:textual="true"/>
      <number:text>. </number:text>
      <number:year/>
    </number:date-style>
    <number:date-style style:name="N1003">
      <number:day/>
      <number:text>-</number:text>
      <number:day/>
      <number:month number:textual="true"/>
      <number:text>- </number:text>
      <number:year/>
    </number:date-style>
    <number:date-style style:name="N1004">
      <number:day/>
      <number:text>- </number:text>
      <number:month number:textual="true"/>
      <number:text>- </number:text>
      <number:year/>
    </number:date-style>
    <number:percentage-style style:name="N1005">
      <number:number number:decimal-places="3" number:min-integer-digits="0"/>
      <number:text>%</number:text>
    </number:percentage-style>
    <number:percentage-style style:name="N1006">
      <number:number number:decimal-places="4" number:min-integer-digits="0"/>
      <number:text>%</number:text>
    </number:percentage-style>
    <number:percentage-style style:name="N1007">
      <number:number number:decimal-places="5" number:min-integer-digits="0"/>
      <number:text>%</number:text>
    </number:percentage-style>
    <number:date-style style:name="N1008">
      <number:month number:textual="true"/>
      <number:text>-</number:text>
      <number:day number:style="long"/>
      <number:text>-</number:text>
      <number:year/>
    </number:date-style>
    <number:number-style style:name="N1010P0" style:volatile="true">
      <number:text> £</number:text>
      <number:number number:decimal-places="2" number:min-integer-digits="1" number:grouping="true"/>
      <number:text> </number:text>
    </number:number-style>
    <number:number-style style:name="N1010P1" style:volatile="true">
      <number:text> £(</number:text>
      <number:number number:decimal-places="2" number:min-integer-digits="1" number:grouping="true"/>
      <number:text>)</number:text>
    </number:number-style>
    <number:number-style style:name="N1010P2" style:volatile="true">
      <number:text> £-</number:text>
      <number:number number:decimal-places="0" number:min-integer-digits="0"/>
      <number:text> </number:text>
    </number:number-style>
    <number:text-style style:name="N1010">
      <number:text-content/>
      <number:text> </number:text>
      <style:map style:condition="value()&gt;0" style:apply-style-name="N1010P0"/>
      <style:map style:condition="value()&lt;0" style:apply-style-name="N1010P1"/>
      <style:map style:condition="value()=0" style:apply-style-name="N1010P2"/>
    </number:text-style>
    <number:number-style style:name="N1011P0" style:volatile="true">
      <number:text> £</number:text>
      <number:number number:decimal-places="0" number:min-integer-digits="1" number:grouping="true"/>
      <number:text> </number:text>
    </number:number-style>
    <number:number-style style:name="N1011P1" style:volatile="true">
      <number:text>-£</number:text>
      <number:number number:decimal-places="0" number:min-integer-digits="1" number:grouping="true"/>
      <number:text> </number:text>
    </number:number-style>
    <number:number-style style:name="N1011P2" style:volatile="true">
      <number:text> £-</number:text>
      <number:number number:decimal-places="0" number:min-integer-digits="0"/>
      <number:text> </number:text>
    </number:number-style>
    <number:text-style style:name="N1011">
      <number:text-content/>
      <number:text> </number:text>
      <style:map style:condition="value()&gt;0" style:apply-style-name="N1011P0"/>
      <style:map style:condition="value()&lt;0" style:apply-style-name="N1011P1"/>
      <style:map style:condition="value()=0" style:apply-style-name="N1011P2"/>
    </number:text-style>
    <number:date-style style:name="N1012">
      <number:day-of-week/>
      <number:text> </number:text>
      <number:day number:style="long"/>
      <number:text>-</number:text>
      <number:month number:textual="true"/>
      <number:text>-</number:text>
      <number:year/>
    </number:date-style>
    <number:number-style style:name="N1014P0" style:volatile="true">
      <number:text>£</number:text>
      <number:number number:decimal-places="0" number:min-integer-digits="1" number:grouping="true"/>
      <number:text> </number:text>
    </number:number-style>
    <number:number-style style:name="N1014">
      <style:text-properties fo:color="#ff0000"/>
      <number:text>(£</number:text>
      <number:number number:decimal-places="0" number:min-integer-digits="1" number:grouping="true"/>
      <number:text>)</number:text>
      <style:map style:condition="value()&gt;=0" style:apply-style-name="N1014P0"/>
    </number:number-style>
    <number:number-style style:name="N1016P0" style:volatile="true">
      <number:text>£</number:text>
      <number:number number:decimal-places="2" number:min-integer-digits="1" number:grouping="true"/>
      <number:text> </number:text>
    </number:number-style>
    <number:number-style style:name="N1016">
      <style:text-properties fo:color="#ff0000"/>
      <number:text>(£</number:text>
      <number:number number:decimal-places="2" number:min-integer-digits="1" number:grouping="true"/>
      <number:text>)</number:text>
      <style:map style:condition="value()&gt;=0" style:apply-style-name="N1016P0"/>
    </number:number-style>
    <number:date-style style:name="N1017">
      <number:day-of-week number:style="long"/>
    </number:date-style>
    <number:date-style style:name="N1018">
      <number:day-of-week/>
      <number:text> </number:text>
      <number:day/>
    </number:date-style>
    <number:number-style style:name="N1021P0" style:volatile="true">
      <number:number number:decimal-places="0" number:min-integer-digits="1"/>
      <number:text> days behind</number:text>
    </number:number-style>
    <number:number-style style:name="N1021P1" style:volatile="true">
      <number:number number:decimal-places="0" number:min-integer-digits="1"/>
      <number:text> days ahead</number:text>
    </number:number-style>
    <number:number-style style:name="N1021">
      <number:text>On Target !</number:text>
      <style:map style:condition="value()&gt;0" style:apply-style-name="N1021P0"/>
      <style:map style:condition="value()&lt;0" style:apply-style-name="N1021P1"/>
    </number:number-style>
    <number:date-style style:name="N1022">
      <number:day number:style="long"/>
      <number:text>/</number:text>
      <number:month number:textual="true"/>
      <number:text>/</number:text>
      <number:year/>
      <number:text> </number:text>
      <number:hours number:style="long"/>
      <number:text>:</number:text>
      <number:minutes number:style="long"/>
      <number:text>:</number:text>
      <number:seconds number:style="long"/>
    </number:date-style>
    <number:date-style style:name="N1023">
      <number:day-of-week/>
      <number:text> </number:text>
      <number:day number:style="long"/>
    </number:date-style>
    <number:time-style style:name="N1024" number:truncate-on-overflow="false">
      <number:hours/>
      <number:text>:</number:text>
      <number:minutes number:style="long"/>
    </number:time-style>
    <number:date-style style:name="N1025">
      <number:day-of-week number:style="long"/>
      <number:text> </number:text>
      <number:day number:style="long"/>
    </number:date-style>
    <number:number-style style:name="N1027P0" style:volatile="true">
      <number:text> £</number:text>
      <number:number number:decimal-places="0" number:min-integer-digits="1" number:grouping="true"/>
      <number:text> </number:text>
    </number:number-style>
    <number:number-style style:name="N1027P1" style:volatile="true">
      <number:text> £(</number:text>
      <number:number number:decimal-places="0" number:min-integer-digits="1" number:grouping="true"/>
      <number:text>)</number:text>
    </number:number-style>
    <number:number-style style:name="N1027P2" style:volatile="true">
      <number:text> £-</number:text>
      <number:number number:decimal-places="0" number:min-integer-digits="0"/>
      <number:text> </number:text>
    </number:number-style>
    <number:text-style style:name="N1027">
      <number:text-content/>
      <number:text> </number:text>
      <style:map style:condition="value()&gt;0" style:apply-style-name="N1027P0"/>
      <style:map style:condition="value()&lt;0" style:apply-style-name="N1027P1"/>
      <style:map style:condition="value()=0" style:apply-style-name="N1027P2"/>
    </number:text-style>
    <number:number-style style:name="N1029P0" style:volatile="true">
      <number:text>£</number:text>
      <number:number number:decimal-places="4" number:min-integer-digits="1" number:grouping="true"/>
      <number:text> </number:text>
    </number:number-style>
    <number:number-style style:name="N1029">
      <style:text-properties fo:color="#ff0000"/>
      <number:text>(£</number:text>
      <number:number number:decimal-places="4" number:min-integer-digits="1" number:grouping="true"/>
      <number:text>)</number:text>
      <style:map style:condition="value()&gt;=0" style:apply-style-name="N1029P0"/>
    </number:number-style>
    <number:time-style style:name="N1030" number:truncate-on-overflow="false">
      <number:hours number:style="long"/>
      <number:text>:</number:text>
      <number:minutes number:style="long"/>
    </number:time-style>
    <number:date-style style:name="N1031">
      <number:day-of-week/>
      <number:text> </number:text>
      <number:day number:style="long"/>
      <number:text> </number:text>
      <number:month number:textual="true"/>
    </number:date-style>
    <number:date-style style:name="N1032">
      <number:year number:style="long"/>
      <number:text> </number:text>
      <number:month number:style="long"/>
      <number:text> </number:text>
      <number:day number:style="long"/>
    </number:date-style>
    <number:date-style style:name="N1033">
      <number:text>Happy </number:text>
      <number:day number:style="long"/>
      <number:text> </number:text>
      <number:month number:textual="true"/>
    </number:date-style>
    <number:time-style style:name="N1034">
      <number:hours number:style="long"/>
      <number:minutes number:style="long"/>
    </number:time-style>
    <number:time-style style:name="N1035">
      <number:hours number:style="long"/>
      <number:text> Hours </number:text>
      <number:minutes number:style="long"/>
      <number:text> Mins</number:text>
    </number:time-style>
    <number:number-style style:name="N1036">
      <number:number number:decimal-places="0" number:min-integer-digits="1" number:grouping="true" number:display-factor="1000"/>
      <number:text> k</number:text>
    </number:number-style>
    <number:number-style style:name="N1037">
      <number:number number:decimal-places="1" number:min-integer-digits="1" number:display-factor="1000"/>
      <number:text> k</number:text>
    </number:number-style>
    <number:number-style style:name="N1040P0" style:volatile="true">
      <style:text-properties fo:color="#ff0000"/>
      <number:number number:decimal-places="0" number:min-integer-digits="2"/>
    </number:number-style>
    <number:number-style style:name="N1040P1" style:volatile="true">
      <style:text-properties fo:color="#00ff00"/>
      <number:number number:decimal-places="0" number:min-integer-digits="2"/>
    </number:number-style>
    <number:number-style style:name="N1040">
      <number:number number:min-integer-digits="1"/>
      <number:text/>
      <style:map style:condition="value()&lt;50" style:apply-style-name="N1040P0"/>
      <style:map style:condition="value()&gt;=50" style:apply-style-name="N1040P1"/>
    </number:number-style>
    <number:number-style style:name="N1043P0" style:volatile="true">
      <style:text-properties fo:color="#0000ff"/>
      <number:number number:decimal-places="0" number:min-integer-digits="2"/>
    </number:number-style>
    <number:number-style style:name="N1043P1" style:volatile="true">
      <style:text-properties fo:color="#ff0000"/>
      <number:text>-</number:text>
      <number:number number:decimal-places="0" number:min-integer-digits="2"/>
    </number:number-style>
    <number:number-style style:name="N1043P2" style:volatile="true">
      <style:text-properties fo:color="#00ff00"/>
      <number:number number:decimal-places="0" number:min-integer-digits="2"/>
    </number:number-style>
    <number:text-style style:name="N1043">
      <style:text-properties fo:color="#ff00ff"/>
      <number:text-content/>
      <style:map style:condition="value()&gt;0" style:apply-style-name="N1043P0"/>
      <style:map style:condition="value()&lt;0" style:apply-style-name="N1043P1"/>
      <style:map style:condition="value()=0" style:apply-style-name="N1043P2"/>
    </number:text-style>
    <number:number-style style:name="N1044">
      <number:number number:decimal-places="0" number:min-integer-digits="1" number:display-factor="1000000"/>
    </number:number-style>
    <number:date-style style:name="N1045">
      <number:day-of-week/>
      <number:text> </number:text>
      <number:day number:style="long"/>
      <number:text>-</number:text>
      <number:month number:style="long" number:textual="true"/>
      <number:text>-</number:text>
      <number:year number:style="long"/>
    </number:date-style>
    <number:date-style style:name="N1046">
      <number:month number:style="long" number:textual="true"/>
      <number:text> </number:text>
      <number:day number:style="long"/>
    </number:date-style>
    <number:date-style style:name="N1047">
      <number:year number:style="long"/>
      <number:text>-</number:text>
      <number:month number:textual="true"/>
      <number:text>-</number:text>
      <number:day number:style="long"/>
    </number:date-style>
    <number:number-style style:name="N1048">
      <number:number number:decimal-places="0" number:min-integer-digits="2"/>
      <number:text>° C</number:text>
    </number:number-style>
    <number:number-style style:name="N1049">
      <number:number number:decimal-places="0" number:min-integer-digits="6">
        <number:embedded-text number:position="4">-</number:embedded-text>
        <number:embedded-text number:position="2">-</number:embedded-text>
      </number:number>
    </number:number-style>
    <number:number-style style:name="N1050">
      <number:number number:decimal-places="0" number:min-integer-digits="12">
        <number:embedded-text number:position="8">-</number:embedded-text>
        <number:embedded-text number:position="4">-</number:embedded-text>
      </number:number>
    </number:number-style>
    <number:date-style style:name="N1051">
      <number:quarter/>
      <number:text>U</number:text>
      <number:year number:style="long"/>
      <number:year/>
      <number:text>Y LI</number:text>
      <number:seconds/>
      <number:text>T </number:text>
      <number:month/>
      <number:text>A</number:text>
      <number:year number:style="long"/>
      <number:text>V</number:text>
      <number:year/>
      <number:text>L A</number:text>
      <number:seconds number:style="long"/>
      <number:text>OCIAT</number:text>
      <number:year/>
      <number:seconds/>
    </number:date-style>
    <number:number-style style:name="N1052P0" style:volatile="true">
      <number:text> $</number:text>
      <number:number number:decimal-places="0" number:min-integer-digits="1" number:grouping="true"/>
      <number:text> </number:text>
    </number:number-style>
    <number:number-style style:name="N1052">
      <number:text>($</number:text>
      <number:number number:decimal-places="0" number:min-integer-digits="1" number:grouping="true"/>
      <number:text>)</number:text>
      <style:map style:condition="value()&gt;=0" style:apply-style-name="N1052P0"/>
    </number:number-style>
    <number:number-style style:name="N1053P0" style:volatile="true">
      <number:text> $</number:text>
      <number:number number:decimal-places="0" number:min-integer-digits="1" number:grouping="true"/>
      <number:text> </number:text>
    </number:number-style>
    <number:number-style style:name="N1053">
      <style:text-properties fo:color="#ff0000"/>
      <number:text>($</number:text>
      <number:number number:decimal-places="0" number:min-integer-digits="1" number:grouping="true"/>
      <number:text>)</number:text>
      <style:map style:condition="value()&gt;=0" style:apply-style-name="N1053P0"/>
    </number:number-style>
    <number:number-style style:name="N1054P0" style:volatile="true">
      <number:text> $</number:text>
      <number:number number:decimal-places="2" number:min-integer-digits="1" number:grouping="true"/>
      <number:text> </number:text>
    </number:number-style>
    <number:number-style style:name="N1054">
      <number:text>($</number:text>
      <number:number number:decimal-places="2" number:min-integer-digits="1" number:grouping="true"/>
      <number:text>)</number:text>
      <style:map style:condition="value()&gt;=0" style:apply-style-name="N1054P0"/>
    </number:number-style>
    <number:number-style style:name="N1055P0" style:volatile="true">
      <number:text> $</number:text>
      <number:number number:decimal-places="2" number:min-integer-digits="1" number:grouping="true"/>
      <number:text> </number:text>
    </number:number-style>
    <number:number-style style:name="N1055">
      <style:text-properties fo:color="#ff0000"/>
      <number:text>($</number:text>
      <number:number number:decimal-places="2" number:min-integer-digits="1" number:grouping="true"/>
      <number:text>)</number:text>
      <style:map style:condition="value()&gt;=0" style:apply-style-name="N1055P0"/>
    </number:number-style>
    <number:number-style style:name="N1056P0" style:volatile="true">
      <number:number number:decimal-places="3" number:min-integer-digits="1" number:grouping="true"/>
      <number:text> </number:text>
    </number:number-style>
    <number:number-style style:name="N1056">
      <style:text-properties fo:color="#ff0000"/>
      <number:text>(</number:text>
      <number:number number:decimal-places="3" number:min-integer-digits="1" number:grouping="true"/>
      <number:text>)</number:text>
      <style:map style:condition="value()&gt;=0" style:apply-style-name="N1056P0"/>
    </number:number-style>
    <number:date-style style:name="N1057">
      <number:day number:style="long"/>
      <number:text>/</number:text>
      <number:month number:style="long" number:textual="true"/>
      <number:text>/</number:text>
      <number:year number:style="long"/>
    </number:date-style>
    <number:number-style style:name="N1058">
      <number:number number:decimal-places="1" number:min-integer-digits="0"/>
    </number:number-style>
    <number:number-style style:name="N1059">
      <number:number number:decimal-places="0" number:min-integer-digits="0">
        <number:embedded-text number:position="7"> </number:embedded-text>
      </number:number>
    </number:number-style>
    <number:number-style style:name="N1060">
      <number:number number:decimal-places="0" number:min-integer-digits="0">
        <number:embedded-text number:position="5"> </number:embedded-text>
        <number:embedded-text number:position="3"> </number:embedded-text>
      </number:number>
    </number:number-style>
    <number:number-style style:name="N1061">
      <number:number number:decimal-places="0" number:min-integer-digits="1">
        <number:embedded-text number:position="5"> </number:embedded-text>
        <number:embedded-text number:position="3"> </number:embedded-text>
      </number:number>
    </number:number-style>
    <number:date-style style:name="N1062">
      <number:month number:textual="true"/>
      <number:text>.</number:text>
      <number:day number:style="long"/>
      <number:text>.  </number:text>
      <number:year number:style="long"/>
    </number:date-style>
    <number:percentage-style style:name="N1063">
      <number:number number:decimal-places="2" number:min-integer-digits="1" number:grouping="true"/>
      <number:text>%</number:text>
    </number:percentage-style>
    <number:percentage-style style:name="N1064">
      <number:number number:decimal-places="0" number:min-integer-digits="1" number:grouping="true"/>
      <number:text>%</number:text>
    </number:percentage-style>
    <number:date-style style:name="N1065">
      <number:day/>
      <number:text> </number:text>
      <number:month number:textual="true"/>
      <number:text>, </number:text>
      <number:year/>
    </number:date-style>
    <number:number-style style:name="N1066P0" style:volatile="true">
      <number:number number:decimal-places="0" number:min-integer-digits="1" number:grouping="true"/>
      <number:text> </number:text>
    </number:number-style>
    <number:number-style style:name="N1066P1" style:volatile="true">
      <number:text> (</number:text>
      <number:number number:decimal-places="0" number:min-integer-digits="1" number:grouping="true"/>
      <number:text>)</number:text>
    </number:number-style>
    <number:number-style style:name="N1066">
      <number:text>-</number:text>
      <number:number number:decimal-places="0" number:min-integer-digits="0"/>
      <number:text> </number:text>
      <style:map style:condition="value()&gt;0" style:apply-style-name="N1066P0"/>
      <style:map style:condition="value()&lt;0" style:apply-style-name="N1066P1"/>
    </number:number-style>
    <number:number-style style:name="N1067P0" style:volatile="true">
      <number:number number:decimal-places="2" number:min-integer-digits="1" number:grouping="true"/>
    </number:number-style>
    <number:number-style style:name="N1067">
      <number:number number:decimal-places="2" number:min-integer-digits="1" number:grouping="true"/>
      <style:map style:condition="value()&gt;=0" style:apply-style-name="N1067P0"/>
    </number:number-style>
    <number:number-style style:name="N1068">
      <number:text>PLR-</number:text>
      <number:number number:decimal-places="2" number:min-integer-digits="1"/>
    </number:number-style>
    <number:date-style style:name="N1069">
      <number:text>I-</number:text>
      <number:era/>
    </number:date-style>
    <number:date-style style:name="N1070">
      <number:day number:style="long"/>
      <number:text>.</number:text>
      <number:month number:textual="true"/>
      <number:text>.</number:text>
      <number:year/>
    </number:date-style>
    <number:date-style style:name="N1071">
      <number:month number:style="long"/>
      <number:text>.</number:text>
      <number:day number:style="long"/>
      <number:text>. </number:text>
      <number:year number:style="long"/>
    </number:date-style>
    <number:date-style style:name="N1072">
      <number:month number:style="long"/>
      <number:text>-</number:text>
      <number:day number:style="long"/>
      <number:text>- </number:text>
      <number:year/>
    </number:date-style>
    <number:date-style style:name="N1073">
      <number:day number:style="long"/>
      <number:text>.</number:text>
      <number:month number:style="long"/>
      <number:text>. </number:text>
      <number:year/>
    </number:date-style>
    <number:number-style style:name="N1074">
      <number:number number:decimal-places="0" number:min-integer-digits="3" number:grouping="true"/>
    </number:number-style>
    <number:time-style style:name="N1075">
      <number:hours/>
    </number:time-style>
    <number:date-style style:name="N1076">
      <number:month/>
    </number:date-style>
    <number:date-style style:name="N1077">
      <number:day number:style="long"/>
      <number:text> </number:text>
      <number:hours number:style="long"/>
      <number:text> </number:text>
      <number:minutes number:style="long"/>
    </number:date-style>
    <number:date-style style:name="N1078">
      <number:day number:style="long"/>
      <number:text> </number:text>
      <number:hours number:style="long"/>
      <number:text>:</number:text>
      <number:minutes number:style="long"/>
    </number:date-style>
    <number:date-style style:name="N1079">
      <number:day number:style="long"/>
      <number:text>/</number:text>
      <number:hours number:style="long"/>
      <number:text>:</number:text>
      <number:minutes number:style="long"/>
    </number:date-style>
    <number:number-style style:name="N1080P0" style:volatile="true">
      <number:number number:decimal-places="0" number:min-integer-digits="1"/>
    </number:number-style>
    <number:number-style style:name="N1080">
      <number:number number:decimal-places="20" number:min-integer-digits="1"/>
      <style:map style:condition="value()&gt;=0" style:apply-style-name="N1080P0"/>
    </number:number-style>
    <number:date-style style:name="N1081">
      <number:year number:style="long"/>
    </number:date-style>
    <number:date-style style:name="N1082">
      <number:month number:style="long" number:textual="true"/>
      <number:text> </number:text>
      <number:day number:style="long"/>
      <number:text>, </number:text>
      <number:year number:style="long"/>
    </number:date-style>
    <number:number-style style:name="N1083">
      <number:number number:decimal-places="0" number:min-integer-digits="1"/>
      <number:text>1-Jan</number:text>
    </number:number-style>
    <number:number-style style:name="N1084P0" style:volatile="true">
      <number:scientific-number number:decimal-places="3" number:min-integer-digits="1" number:min-exponent-digits="2"/>
    </number:number-style>
    <number:number-style style:name="N1084">
      <number:text>մ</number:text>
      <style:map style:condition="value()&gt;=0" style:apply-style-name="N1084P0"/>
    </number:number-style>
    <number:number-style style:name="N1086P0" style:volatile="true">
      <number:text>$</number:text>
      <number:number number:decimal-places="3" number:min-integer-digits="1" number:grouping="true"/>
      <number:text> </number:text>
    </number:number-style>
    <number:number-style style:name="N1086">
      <style:text-properties fo:color="#ff0000"/>
      <number:text>($</number:text>
      <number:number number:decimal-places="3" number:min-integer-digits="1" number:grouping="true"/>
      <number:text>)</number:text>
      <style:map style:condition="value()&gt;=0" style:apply-style-name="N1086P0"/>
    </number:number-style>
    <number:number-style style:name="N1088P0" style:volatile="true">
      <number:text>$</number:text>
      <number:number number:decimal-places="4" number:min-integer-digits="1" number:grouping="true"/>
      <number:text> </number:text>
    </number:number-style>
    <number:number-style style:name="N1088">
      <style:text-properties fo:color="#ff0000"/>
      <number:text>($</number:text>
      <number:number number:decimal-places="4" number:min-integer-digits="1" number:grouping="true"/>
      <number:text>)</number:text>
      <style:map style:condition="value()&gt;=0" style:apply-style-name="N1088P0"/>
    </number:number-style>
    <number:number-style style:name="N1090P0" style:volatile="true">
      <number:text>$</number:text>
      <number:number number:decimal-places="1" number:min-integer-digits="1" number:grouping="true"/>
      <number:text> </number:text>
    </number:number-style>
    <number:number-style style:name="N1090">
      <style:text-properties fo:color="#ff0000"/>
      <number:text>($</number:text>
      <number:number number:decimal-places="1" number:min-integer-digits="1" number:grouping="true"/>
      <number:text>)</number:text>
      <style:map style:condition="value()&gt;=0" style:apply-style-name="N1090P0"/>
    </number:number-style>
    <number:number-style style:name="N1093P0" style:volatile="true">
      <number:text> $</number:text>
      <number:number number:decimal-places="3" number:min-integer-digits="1" number:grouping="true"/>
      <number:text> </number:text>
    </number:number-style>
    <number:number-style style:name="N1093P1" style:volatile="true">
      <number:text> $(</number:text>
      <number:number number:decimal-places="3" number:min-integer-digits="1" number:grouping="true"/>
      <number:text>)</number:text>
    </number:number-style>
    <number:number-style style:name="N1093P2" style:volatile="true">
      <number:text> $-</number:text>
      <number:number number:decimal-places="0" number:min-integer-digits="0"/>
      <number:text> </number:text>
    </number:number-style>
    <number:text-style style:name="N1093">
      <number:text-content/>
      <number:text> </number:text>
      <style:map style:condition="value()&gt;0" style:apply-style-name="N1093P0"/>
      <style:map style:condition="value()&lt;0" style:apply-style-name="N1093P1"/>
      <style:map style:condition="value()=0" style:apply-style-name="N1093P2"/>
    </number:text-style>
    <number:number-style style:name="N1097P0" style:volatile="true">
      <number:text> $ </number:text>
      <number:number number:decimal-places="0" number:min-integer-digits="1" number:grouping="true"/>
      <number:text> </number:text>
    </number:number-style>
    <number:number-style style:name="N1097P1" style:volatile="true">
      <number:text> $ (</number:text>
      <number:number number:decimal-places="0" number:min-integer-digits="1" number:grouping="true"/>
      <number:text>)</number:text>
    </number:number-style>
    <number:number-style style:name="N1097P2" style:volatile="true">
      <number:text> $ -</number:text>
      <number:number number:decimal-places="0" number:min-integer-digits="0"/>
      <number:text> </number:text>
    </number:number-style>
    <number:text-style style:name="N1097">
      <number:text-content/>
      <number:text> </number:text>
      <style:map style:condition="value()&gt;0" style:apply-style-name="N1097P0"/>
      <style:map style:condition="value()&lt;0" style:apply-style-name="N1097P1"/>
      <style:map style:condition="value()=0" style:apply-style-name="N1097P2"/>
    </number:text-style>
    <number:date-style style:name="N1098">
      <number:month number:style="long"/>
      <number:text>-</number:text>
      <number:day-of-week/>
      <number:text>-</number:text>
      <number:year number:style="long"/>
    </number:date-style>
    <number:number-style style:name="N1099">
      <number:text>Rs </number:text>
      <number:number number:decimal-places="2" number:min-integer-digits="1" number:grouping="true"/>
    </number:number-style>
    <number:number-style style:name="N1100">
      <number:text>Rs </number:text>
      <number:number number:decimal-places="0" number:min-integer-digits="1" number:grouping="true"/>
    </number:number-style>
    <number:number-style style:name="N1101">
      <number:text>Rs</number:text>
      <number:number number:decimal-places="0" number:min-integer-digits="1" number:grouping="true"/>
    </number:number-style>
    <number:number-style style:name="N1102">
      <number:text>Rs </number:text>
      <number:number number:decimal-places="1" number:min-integer-digits="1" number:grouping="true"/>
    </number:number-style>
    <number:date-style style:name="N1103">
      <number:day number:style="long"/>
      <number:text>-</number:text>
      <number:month/>
      <number:text>-</number:text>
      <number:year number:style="long"/>
    </number:date-style>
    <number:number-style style:name="N1105P0" style:volatile="true">
      <number:number number:decimal-places="0" number:min-integer-digits="1" number:grouping="true"/>
    </number:number-style>
    <number:number-style style:name="N1105P1" style:volatile="true">
      <number:text>-</number:text>
      <number:number number:decimal-places="0" number:min-integer-digits="1" number:grouping="true"/>
    </number:number-style>
    <number:number-style style:name="N1105">
      <number:number number:decimal-places="0" number:min-integer-digits="1"/>
      <style:map style:condition="value()&gt;0" style:apply-style-name="N1105P0"/>
      <style:map style:condition="value()&lt;0" style:apply-style-name="N1105P1"/>
    </number:number-style>
    <number:percentage-style style:name="N1106">
      <number:number number:decimal-places="0" number:min-integer-digits="1"/>
      <number:text>.%</number:text>
    </number:percentage-style>
    <number:date-style style:name="N1107">
      <number:day/>
      <number:text>- </number:text>
      <number:month number:textual="true"/>
      <number:text>-</number:text>
      <number:year/>
    </number:date-style>
    <number:currency-style style:name="N1108P0" style:volatile="true">
      <number:currency-symbol number:language="en">$</number:currency-symbol>
      <number:number number:decimal-places="2" number:min-integer-digits="1" number:grouping="true"/>
    </number:currency-style>
    <number:currency-style style:name="N1108">
      <style:text-properties fo:color="#000000"/>
      <number:text>-</number:text>
      <number:currency-symbol number:language="en">$</number:currency-symbol>
      <number:number number:decimal-places="2" number:min-integer-digits="1" number:grouping="true"/>
      <style:map style:condition="value()&gt;=0" style:apply-style-name="N1108P0"/>
    </number:currency-style>
    <number:number-style style:name="N1109P0" style:volatile="true">
      <number:text>£</number:text>
      <number:number number:decimal-places="0" number:min-integer-digits="1" number:grouping="true"/>
    </number:number-style>
    <number:number-style style:name="N1109">
      <style:text-properties fo:color="#000000"/>
      <number:text>-£</number:text>
      <number:number number:decimal-places="0" number:min-integer-digits="1" number:grouping="true"/>
      <style:map style:condition="value()&gt;=0" style:apply-style-name="N1109P0"/>
    </number:number-style>
    <number:number-style style:name="N1110P0" style:volatile="true">
      <number:text>£</number:text>
      <number:number number:decimal-places="2" number:min-integer-digits="1" number:grouping="true"/>
    </number:number-style>
    <number:number-style style:name="N1110">
      <style:text-properties fo:color="#000000"/>
      <number:text>-£</number:text>
      <number:number number:decimal-places="2" number:min-integer-digits="1" number:grouping="true"/>
      <style:map style:condition="value()&gt;=0" style:apply-style-name="N1110P0"/>
    </number:number-style>
    <number:number-style style:name="N1111P0" style:volatile="true">
      <number:text>Rs.</number:text>
      <number:number number:decimal-places="0" number:min-integer-digits="1" number:grouping="true"/>
      <number:text> </number:text>
    </number:number-style>
    <number:number-style style:name="N1111">
      <style:text-properties fo:color="#000000"/>
      <number:text>(Rs.</number:text>
      <number:number number:decimal-places="0" number:min-integer-digits="1" number:grouping="true"/>
      <number:text>)</number:text>
      <style:map style:condition="value()&gt;=0" style:apply-style-name="N1111P0"/>
    </number:number-style>
    <number:number-style style:name="N1112P0" style:volatile="true">
      <number:text>Rs.</number:text>
      <number:number number:decimal-places="2" number:min-integer-digits="1" number:grouping="true"/>
      <number:text> </number:text>
    </number:number-style>
    <number:number-style style:name="N1112">
      <style:text-properties fo:color="#000000"/>
      <number:text>(Rs.</number:text>
      <number:number number:decimal-places="2" number:min-integer-digits="1" number:grouping="true"/>
      <number:text>)</number:text>
      <style:map style:condition="value()&gt;=0" style:apply-style-name="N1112P0"/>
    </number:number-style>
    <number:number-style style:name="N1113P0" style:volatile="true">
      <number:number number:decimal-places="0" number:min-integer-digits="1" number:grouping="true"/>
    </number:number-style>
    <number:number-style style:name="N1113">
      <style:text-properties fo:color="#000000"/>
      <number:text>-</number:text>
      <number:number number:decimal-places="0" number:min-integer-digits="1" number:grouping="true"/>
      <style:map style:condition="value()&gt;=0" style:apply-style-name="N1113P0"/>
    </number:number-style>
    <number:number-style style:name="N1114P0" style:volatile="true">
      <number:number number:decimal-places="2" number:min-integer-digits="1" number:grouping="true"/>
    </number:number-style>
    <number:number-style style:name="N1114">
      <style:text-properties fo:color="#000000"/>
      <number:text>-</number:text>
      <number:number number:decimal-places="2" number:min-integer-digits="1" number:grouping="true"/>
      <style:map style:condition="value()&gt;=0" style:apply-style-name="N1114P0"/>
    </number:number-style>
    <number:number-style style:name="N1115P0" style:volatile="true">
      <number:text>$</number:text>
      <number:number number:decimal-places="3" number:min-integer-digits="1" number:grouping="true"/>
      <number:text> </number:text>
    </number:number-style>
    <number:number-style style:name="N1115">
      <style:text-properties fo:color="#000000"/>
      <number:text>($</number:text>
      <number:number number:decimal-places="3" number:min-integer-digits="1" number:grouping="true"/>
      <number:text>)</number:text>
      <style:map style:condition="value()&gt;=0" style:apply-style-name="N1115P0"/>
    </number:number-style>
    <number:number-style style:name="N1116P0" style:volatile="true">
      <number:text>$</number:text>
      <number:number number:decimal-places="4" number:min-integer-digits="1" number:grouping="true"/>
      <number:text> </number:text>
    </number:number-style>
    <number:number-style style:name="N1116">
      <style:text-properties fo:color="#000000"/>
      <number:text>($</number:text>
      <number:number number:decimal-places="4" number:min-integer-digits="1" number:grouping="true"/>
      <number:text>)</number:text>
      <style:map style:condition="value()&gt;=0" style:apply-style-name="N1116P0"/>
    </number:number-style>
    <number:number-style style:name="N1117P0" style:volatile="true">
      <number:text>$</number:text>
      <number:number number:decimal-places="1" number:min-integer-digits="1" number:grouping="true"/>
      <number:text> </number:text>
    </number:number-style>
    <number:number-style style:name="N1117">
      <style:text-properties fo:color="#000000"/>
      <number:text>($</number:text>
      <number:number number:decimal-places="1" number:min-integer-digits="1" number:grouping="true"/>
      <number:text>)</number:text>
      <style:map style:condition="value()&gt;=0" style:apply-style-name="N1117P0"/>
    </number:number-style>
    <number:currency-style style:name="N1118P0" style:volatile="true">
      <number:currency-symbol number:language="en" number:country="GB">£</number:currency-symbol>
      <number:number number:decimal-places="2" number:min-integer-digits="1" number:grouping="true"/>
    </number:currency-style>
    <number:currency-style style:name="N1118">
      <style:text-properties fo:color="#000000"/>
      <number:text>-</number:text>
      <number:currency-symbol number:language="en" number:country="GB">£</number:currency-symbol>
      <number:number number:decimal-places="2" number:min-integer-digits="1" number:grouping="true"/>
      <style:map style:condition="value()&gt;=0" style:apply-style-name="N1118P0"/>
    </number:currency-style>
    <number:currency-style style:name="N1119P0" style:volatile="true">
      <number:currency-symbol>€</number:currency-symbol>
      <number:text> </number:text>
      <number:number number:decimal-places="2" number:min-integer-digits="1" number:grouping="true"/>
      <number:text> </number:text>
    </number:currency-style>
    <number:currency-style style:name="N1119">
      <style:text-properties fo:color="#000000"/>
      <number:text>(</number:text>
      <number:currency-symbol>€</number:currency-symbol>
      <number:text> </number:text>
      <number:number number:decimal-places="2" number:min-integer-digits="1" number:grouping="true"/>
      <number:text>)</number:text>
      <style:map style:condition="value()&gt;=0" style:apply-style-name="N1119P0"/>
    </number:currency-style>
    <number:number-style style:name="N1120P0" style:volatile="true">
      <number:number number:decimal-places="0" number:min-integer-digits="1" number:grouping="true"/>
      <number:text> £</number:text>
    </number:number-style>
    <number:number-style style:name="N1120">
      <style:text-properties fo:color="#000000"/>
      <number:text>-</number:text>
      <number:number number:decimal-places="0" number:min-integer-digits="1" number:grouping="true"/>
      <number:text> £</number:text>
      <style:map style:condition="value()&gt;=0" style:apply-style-name="N1120P0"/>
    </number:number-style>
    <number:number-style style:name="N1121P0" style:volatile="true">
      <number:number number:decimal-places="2" number:min-integer-digits="1" number:grouping="true"/>
      <number:text> £</number:text>
    </number:number-style>
    <number:number-style style:name="N1121">
      <style:text-properties fo:color="#000000"/>
      <number:text>-</number:text>
      <number:number number:decimal-places="2" number:min-integer-digits="1" number:grouping="true"/>
      <number:text> £</number:text>
      <style:map style:condition="value()&gt;=0" style:apply-style-name="N1121P0"/>
    </number:number-style>
    <number:percentage-style style:name="N1122P0" style:volatile="true">
      <number:number number:decimal-places="0" number:min-integer-digits="1"/>
      <number:text>%</number:text>
    </number:percentage-style>
    <number:percentage-style style:name="N1122">
      <number:text>(</number:text>
      <number:number number:decimal-places="0" number:min-integer-digits="1"/>
      <number:text>%)</number:text>
      <style:map style:condition="value()&gt;=0" style:apply-style-name="N1122P0"/>
    </number:percentage-style>
    <number:number-style style:name="N1123">
      <number:number number:decimal-places="3" number:min-integer-digits="0" number:grouping="true"/>
    </number:number-style>
    <number:number-style style:name="N1125P0" style:volatile="true">
      <number:text>VND</number:text>
      <number:number number:decimal-places="0" number:min-integer-digits="1" number:grouping="true"/>
      <number:text> </number:text>
    </number:number-style>
    <number:number-style style:name="N1125">
      <style:text-properties fo:color="#ff0000"/>
      <number:text>(VND</number:text>
      <number:number number:decimal-places="0" number:min-integer-digits="1" number:grouping="true"/>
      <number:text>)</number:text>
      <style:map style:condition="value()&gt;=0" style:apply-style-name="N1125P0"/>
    </number:number-style>
    <number:number-style style:name="N1127P0" style:volatile="true">
      <number:number number:decimal-places="15" number:min-integer-digits="1"/>
      <number:text> </number:text>
    </number:number-style>
    <number:number-style style:name="N1127">
      <style:text-properties fo:color="#ff0000"/>
      <number:text>(</number:text>
      <number:number number:decimal-places="15" number:min-integer-digits="1"/>
      <number:text>)</number:text>
      <style:map style:condition="value()&gt;=0" style:apply-style-name="N1127P0"/>
    </number:number-style>
    <number:number-style style:name="N1129P0" style:volatile="true">
      <number:number number:decimal-places="14" number:min-integer-digits="1"/>
      <number:text> </number:text>
    </number:number-style>
    <number:number-style style:name="N1129">
      <style:text-properties fo:color="#ff0000"/>
      <number:text>(</number:text>
      <number:number number:decimal-places="14" number:min-integer-digits="1"/>
      <number:text>)</number:text>
      <style:map style:condition="value()&gt;=0" style:apply-style-name="N1129P0"/>
    </number:number-style>
    <number:number-style style:name="N1131P0" style:volatile="true">
      <number:number number:decimal-places="13" number:min-integer-digits="1"/>
      <number:text> </number:text>
    </number:number-style>
    <number:number-style style:name="N1131">
      <style:text-properties fo:color="#ff0000"/>
      <number:text>(</number:text>
      <number:number number:decimal-places="13" number:min-integer-digits="1"/>
      <number:text>)</number:text>
      <style:map style:condition="value()&gt;=0" style:apply-style-name="N1131P0"/>
    </number:number-style>
    <number:number-style style:name="N1133P0" style:volatile="true">
      <number:number number:decimal-places="12" number:min-integer-digits="1"/>
      <number:text> </number:text>
    </number:number-style>
    <number:number-style style:name="N1133">
      <style:text-properties fo:color="#ff0000"/>
      <number:text>(</number:text>
      <number:number number:decimal-places="12" number:min-integer-digits="1"/>
      <number:text>)</number:text>
      <style:map style:condition="value()&gt;=0" style:apply-style-name="N1133P0"/>
    </number:number-style>
    <number:number-style style:name="N1135P0" style:volatile="true">
      <number:number number:decimal-places="11" number:min-integer-digits="1"/>
      <number:text> </number:text>
    </number:number-style>
    <number:number-style style:name="N1135">
      <style:text-properties fo:color="#ff0000"/>
      <number:text>(</number:text>
      <number:number number:decimal-places="11" number:min-integer-digits="1"/>
      <number:text>)</number:text>
      <style:map style:condition="value()&gt;=0" style:apply-style-name="N1135P0"/>
    </number:number-style>
    <number:number-style style:name="N1137P0" style:volatile="true">
      <number:number number:decimal-places="10" number:min-integer-digits="1"/>
      <number:text> </number:text>
    </number:number-style>
    <number:number-style style:name="N1137">
      <style:text-properties fo:color="#ff0000"/>
      <number:text>(</number:text>
      <number:number number:decimal-places="10" number:min-integer-digits="1"/>
      <number:text>)</number:text>
      <style:map style:condition="value()&gt;=0" style:apply-style-name="N1137P0"/>
    </number:number-style>
    <number:number-style style:name="N1139P0" style:volatile="true">
      <number:number number:decimal-places="3" number:min-integer-digits="1"/>
      <number:text> </number:text>
    </number:number-style>
    <number:number-style style:name="N1139">
      <style:text-properties fo:color="#ff0000"/>
      <number:text>(</number:text>
      <number:number number:decimal-places="3" number:min-integer-digits="1"/>
      <number:text>)</number:text>
      <style:map style:condition="value()&gt;=0" style:apply-style-name="N1139P0"/>
    </number:number-style>
    <number:number-style style:name="N1141P0" style:volatile="true">
      <number:number number:decimal-places="4" number:min-integer-digits="1"/>
      <number:text> </number:text>
    </number:number-style>
    <number:number-style style:name="N1141">
      <style:text-properties fo:color="#ff0000"/>
      <number:text>(</number:text>
      <number:number number:decimal-places="4" number:min-integer-digits="1"/>
      <number:text>)</number:text>
      <style:map style:condition="value()&gt;=0" style:apply-style-name="N1141P0"/>
    </number:number-style>
    <number:number-style style:name="N1142P0" style:volatile="true">
      <number:text>\</number:text>
      <number:number number:decimal-places="0" number:min-integer-digits="1" number:grouping="true"/>
    </number:number-style>
    <number:number-style style:name="N1142">
      <style:text-properties fo:color="#ff0000"/>
      <number:text>\\-</number:text>
      <number:number number:decimal-places="0" number:min-integer-digits="1" number:grouping="true"/>
      <style:map style:condition="value()&gt;=0" style:apply-style-name="N1142P0"/>
    </number:number-style>
    <number:number-style style:name="N1143P0" style:volatile="true">
      <number:text>\</number:text>
      <number:number number:decimal-places="2" number:min-integer-digits="1" number:grouping="true"/>
    </number:number-style>
    <number:number-style style:name="N1143">
      <style:text-properties fo:color="#ff0000"/>
      <number:text>\\\\\\-</number:text>
      <number:number number:decimal-places="2" number:min-integer-digits="1" number:grouping="true"/>
      <style:map style:condition="value()&gt;=0" style:apply-style-name="N1143P0"/>
    </number:number-style>
    <number:number-style style:name="N1144">
      <number:number number:min-integer-digits="1"/>
      <number:text> </number:text>
    </number:number-style>
    <number:date-style style:name="N1145">
      <number:month/>
      <number:text>/</number:text>
      <number:day/>
      <number:text>/</number:text>
      <number:year/>
      <number:text> </number:text>
      <number:hours number:style="long"/>
      <number:text>:</number:text>
      <number:minutes number:style="long"/>
      <number:text>:</number:text>
      <number:seconds number:style="long"/>
      <number:text> </number:text>
      <number:am-pm/>
    </number:date-style>
    <number:number-style style:name="N1146P0" style:volatile="true">
      <number:text>$</number:text>
      <number:number number:decimal-places="3" number:min-integer-digits="1" number:grouping="true"/>
      <number:text> </number:text>
    </number:number-style>
    <number:number-style style:name="N1146">
      <number:text>($</number:text>
      <number:number number:decimal-places="3" number:min-integer-digits="1" number:grouping="true"/>
      <number:text>)</number:text>
      <style:map style:condition="value()&gt;=0" style:apply-style-name="N1146P0"/>
    </number:number-style>
    <number:number-style style:name="N1147P0" style:volatile="true">
      <number:text>$</number:text>
      <number:number number:decimal-places="4" number:min-integer-digits="1" number:grouping="true"/>
      <number:text> </number:text>
    </number:number-style>
    <number:number-style style:name="N1147">
      <number:text>($</number:text>
      <number:number number:decimal-places="4" number:min-integer-digits="1" number:grouping="true"/>
      <number:text>)</number:text>
      <style:map style:condition="value()&gt;=0" style:apply-style-name="N1147P0"/>
    </number:number-style>
    <number:number-style style:name="N1148P0" style:volatile="true">
      <number:text>$</number:text>
      <number:number number:decimal-places="1" number:min-integer-digits="1" number:grouping="true"/>
      <number:text> </number:text>
    </number:number-style>
    <number:number-style style:name="N1148">
      <number:text>($</number:text>
      <number:number number:decimal-places="1" number:min-integer-digits="1" number:grouping="true"/>
      <number:text>)</number:text>
      <style:map style:condition="value()&gt;=0" style:apply-style-name="N1148P0"/>
    </number:number-style>
    <number:date-style style:name="N1149">
      <number:day number:style="long"/>
      <number:text> </number:text>
      <number:month number:style="long"/>
      <number:text> </number:text>
      <number:year/>
    </number:date-style>
    <number:date-style style:name="N1150">
      <number:month number:style="long"/>
      <number:text>/</number:text>
      <number:day number:style="long"/>
      <number:text>/</number:text>
      <number:year/>
      <number:text> </number:text>
      <number:hours/>
      <number:text>:</number:text>
      <number:minutes number:style="long"/>
      <number:text> </number:text>
      <number:am-pm/>
    </number:date-style>
    <number:date-style style:name="N1151">
      <number:day/>
      <number:text>- </number:text>
      <number:month number:textual="true"/>
      <number:text>-</number:text>
      <number:year number:style="long"/>
    </number:date-style>
    <number:date-style style:name="N1152">
      <number:month/>
      <number:text>/</number:text>
      <number:day/>
      <number:text>/</number:text>
      <number:year number:style="long"/>
      <number:text> </number:text>
      <number:hours/>
      <number:text>:</number:text>
      <number:minutes number:style="long"/>
      <number:text>:</number:text>
      <number:seconds number:style="long"/>
      <number:text> </number:text>
      <number:am-pm/>
    </number:date-style>
    <number:date-style style:name="N1153">
      <number:month number:style="long"/>
      <number:year/>
    </number:date-style>
    <number:date-style style:name="N1154">
      <number:day number:style="long"/>
      <number:text>.</number:text>
      <number:month number:textual="true"/>
      <number:text>.</number:text>
      <number:year number:style="long"/>
    </number:date-style>
    <number:number-style style:name="N1155">
      <number:number number:decimal-places="0" number:min-integer-digits="9">
        <number:embedded-text number:position="6">-</number:embedded-text>
        <number:embedded-text number:position="4">-</number:embedded-text>
      </number:number>
    </number:number-style>
    <number:number-style style:name="N1156">
      <number:number number:decimal-places="0" number:min-integer-digits="1">
        <number:embedded-text number:position="1"> </number:embedded-text>
      </number:number>
    </number:number-style>
    <number:number-style style:name="N1157">
      <number:number number:decimal-places="0" number:min-integer-digits="0">
        <number:embedded-text number:position="7"> </number:embedded-text>
        <number:embedded-text number:position="5"> </number:embedded-text>
        <number:embedded-text number:position="3"> </number:embedded-text>
      </number:number>
    </number:number-style>
    <number:number-style style:name="N1158">
      <number:number number:decimal-places="0" number:min-integer-digits="1"/>
      <number:text>112</number:text>
    </number:number-style>
    <number:number-style style:name="N1159P0" style:volatile="true">
      <number:text> £</number:text>
      <number:number number:decimal-places="0" number:min-integer-digits="1" number:grouping="true"/>
      <number:text> </number:text>
    </number:number-style>
    <number:number-style style:name="N1159P1" style:volatile="true">
      <number:text> £(</number:text>
      <number:number number:decimal-places="0" number:min-integer-digits="1" number:grouping="true"/>
      <number:text>)</number:text>
    </number:number-style>
    <number:number-style style:name="N1159P2" style:volatile="true">
      <number:text> £- </number:text>
    </number:number-style>
    <number:text-style style:name="N1159">
      <number:text-content/>
      <number:text> </number:text>
      <style:map style:condition="value()&gt;0" style:apply-style-name="N1159P0"/>
      <style:map style:condition="value()&lt;0" style:apply-style-name="N1159P1"/>
      <style:map style:condition="value()=0" style:apply-style-name="N1159P2"/>
    </number:text-style>
    <number:date-style style:name="N1160">
      <number:month number:style="long" number:textual="true"/>
      <number:text> - </number:text>
      <number:year number:style="long"/>
    </number:date-style>
    <number:date-style style:name="N1161">
      <number:day/>
      <number:text>.              </number:text>
      <number:month number:textual="true"/>
      <number:text>. </number:text>
      <number:year number:style="long"/>
    </number:date-style>
    <number:percentage-style style:name="N1162P0" style:volatile="true">
      <number:number number:decimal-places="2" number:min-integer-digits="1"/>
      <number:text>%</number:text>
    </number:percentage-style>
    <number:percentage-style style:name="N1162">
      <style:text-properties fo:color="#ff0000"/>
      <number:text>-</number:text>
      <number:number number:decimal-places="2" number:min-integer-digits="1"/>
      <number:text>%</number:text>
      <style:map style:condition="value()&gt;=0" style:apply-style-name="N1162P0"/>
    </number:percentage-style>
    <number:date-style style:name="N1163">
      <number:day number:calendar="jewish"/>
      <number:year number:calendar="jewish"/>
      <number:text>C</number:text>
      <number:year number:calendar="jewish"/>
      <number:month number:calendar="jewish"/>
      <number:text>B</number:text>
      <number:year number:calendar="jewish" number:style="long"/>
      <number:year number:calendar="jewish"/>
    </number:date-style>
    <number:date-style style:name="N1164">
      <number:month number:style="long" number:textual="true"/>
      <number:text>  </number:text>
      <number:year/>
    </number:date-style>
    <number:date-style style:name="N1165">
      <number:month number:textual="true"/>
      <number:text>-</number:text>
      <number:day/>
      <number:text>-</number:text>
      <number:year/>
    </number:date-style>
    <number:date-style style:name="N1166">
      <number:month number:textual="true"/>
      <number:text> </number:text>
      <number:day/>
      <number:text> </number:text>
      <number:year/>
    </number:date-style>
    <number:date-style style:name="N1167">
      <number:month/>
      <number:text>ont</number:text>
      <number:hours/>
      <number:text> </number:text>
      <number:day/>
      <number:text>,  </number:text>
      <number:year number:style="long"/>
    </number:date-style>
    <number:date-style style:name="N1168">
      <number:month number:style="long" number:textual="true"/>
      <number:text>-</number:text>
      <number:day/>
      <number:text>-</number:text>
      <number:year/>
    </number:date-style>
    <number:number-style style:name="N1169">
      <number:number number:decimal-places="0" number:min-integer-digits="4" number:grouping="true"/>
    </number:number-style>
    <number:date-style style:name="N1170">
      <number:month/>
      <number:text>ont</number:text>
      <number:hours/>
      <number:text> '</number:text>
      <number:year/>
    </number:date-style>
    <number:date-style style:name="N1171">
      <number:month number:style="long" number:textual="true"/>
      <number:text> '</number:text>
      <number:year/>
    </number:date-style>
    <number:text-style style:name="N1172">
      <number:text-content/>
      <number:text>00</number:text>
    </number:text-style>
    <number:text-style style:name="N1173">
      <number:text>00</number:text>
      <number:text-content/>
    </number:text-style>
    <number:number-style style:name="N1174">
      <number:number number:decimal-places="3" number:min-integer-digits="0"/>
    </number:number-style>
    <number:currency-style style:name="N1176P0" style:volatile="true">
      <number:currency-symbol>INR</number:currency-symbol>
      <number:text> </number:text>
      <number:number number:decimal-places="2" number:min-integer-digits="1" number:grouping="true"/>
      <number:text> </number:text>
    </number:currency-style>
    <number:currency-style style:name="N1176">
      <number:text>(</number:text>
      <number:currency-symbol>INR</number:currency-symbol>
      <number:text> </number:text>
      <number:number number:decimal-places="2" number:min-integer-digits="1" number:grouping="true"/>
      <number:text>)</number:text>
      <style:map style:condition="value()&gt;=0" style:apply-style-name="N1176P0"/>
    </number:currency-style>
    <number:date-style style:name="N1177">
      <number:month number:style="long"/>
      <number:text>/</number:text>
      <number:day number:style="long"/>
      <number:text>/</number:text>
      <number:year/>
      <number:text>77</number:text>
    </number:date-style>
    <number:date-style style:name="N1178">
      <number:day number:style="long"/>
      <number:text>-</number:text>
      <number:month number:style="long" number:textual="true"/>
      <number:text>-</number:text>
      <number:year/>
    </number:date-style>
    <number:date-style style:name="N1179">
      <number:day number:style="long"/>
      <number:text>/</number:text>
      <number:month/>
      <number:text>/</number:text>
      <number:year/>
    </number:date-style>
    <number:number-style style:name="N1180">
      <number:text>Rs. </number:text>
      <number:number number:decimal-places="0" number:min-integer-digits="1"/>
    </number:number-style>
    <number:number-style style:name="N1181">
      <number:text>Rs. </number:text>
      <number:number number:decimal-places="2" number:min-integer-digits="1"/>
    </number:number-style>
    <number:date-style style:name="N1182">
      <number:day/>
      <number:text>-</number:text>
      <number:month number:textual="true"/>
      <number:text>-</number:text>
      <number:year number:style="long"/>
      <number:text>+1</number:text>
    </number:date-style>
    <number:date-style style:name="N1183">
      <number:day number:style="long"/>
      <number:text>-</number:text>
      <number:month number:textual="true"/>
      <number:text>-</number:text>
      <number:year/>
      <number:text> </number:text>
      <number:hours number:style="long"/>
      <number:text>:</number:text>
      <number:minutes number:style="long"/>
      <number:text> </number:text>
      <number:am-pm/>
    </number:date-style>
    <number:number-style style:name="N1184">
      <number:text>-</number:text>
    </number:number-style>
    <number:number-style style:name="N1185">
      <number:text>777</number:text>
      <number:number number:decimal-places="0" number:min-integer-digits="7"/>
    </number:number-style>
    <number:number-style style:name="N1186P0" style:volatile="true">
      <number:number number:decimal-places="0" number:min-integer-digits="1"/>
      <number:text> </number:text>
    </number:number-style>
    <number:number-style style:name="N1186">
      <style:text-properties fo:color="#000000"/>
      <number:text>(</number:text>
      <number:number number:decimal-places="0" number:min-integer-digits="1"/>
      <number:text>)</number:text>
      <style:map style:condition="value()&gt;=0" style:apply-style-name="N1186P0"/>
    </number:number-style>
    <number:date-style style:name="N1187">
      <number:month number:style="long"/>
      <number:text>/</number:text>
      <number:year number:style="long"/>
    </number:date-style>
    <number:date-style style:name="N1188">
      <number:day-of-week/>
      <number:text>-</number:text>
      <number:month number:style="long"/>
      <number:text>-</number:text>
      <number:year number:style="long"/>
    </number:date-style>
    <number:date-style style:name="N1189">
      <number:month number:style="long"/>
      <number:text>-</number:text>
      <number:year number:style="long"/>
    </number:date-style>
    <number:number-style style:name="N1190">
      <number:fraction number:min-integer-digits="0" number:min-numerator-digits="3" number:min-denominator-digits="3"/>
    </number:number-style>
    <number:currency-style style:name="N1191">
      <number:currency-symbol>INR</number:currency-symbol>
      <number:text> </number:text>
      <number:number number:decimal-places="1" number:min-integer-digits="1" number:grouping="true"/>
    </number:currency-style>
    <number:number-style style:name="N1192">
      <number:text>$</number:text>
      <number:number number:decimal-places="1" number:min-integer-digits="1" number:grouping="true"/>
    </number:number-style>
    <number:number-style style:name="N1193">
      <number:text>R</number:text>
      <number:number number:decimal-places="2" number:min-integer-digits="1" number:grouping="true"/>
    </number:number-style>
    <number:date-style style:name="N1194">
      <number:month number:textual="true"/>
      <number:text> </number:text>
      <number:day/>
      <number:text>,            </number:text>
      <number:year/>
    </number:date-style>
    <number:date-style style:name="N1195">
      <number:month number:textual="true"/>
      <number:text>,</number:text>
      <number:year number:style="long"/>
    </number:date-style>
    <number:date-style style:name="N1196">
      <number:month number:style="long" number:textual="true"/>
      <number:text>,</number:text>
      <number:year number:style="long"/>
    </number:date-style>
    <number:number-style style:name="N1197">
      <number:number number:decimal-places="2" number:min-integer-digits="0"/>
      <number:text> Cr.</number:text>
    </number:number-style>
    <number:number-style style:name="N1198P0" style:volatile="true">
      <number:number number:decimal-places="3" number:min-integer-digits="1" number:grouping="true"/>
    </number:number-style>
    <number:number-style style:name="N1198">
      <style:text-properties fo:color="#ff0000"/>
      <number:text>(</number:text>
      <number:number number:decimal-places="3" number:min-integer-digits="1" number:grouping="true"/>
      <number:text>)</number:text>
      <style:map style:condition="value()&gt;=0" style:apply-style-name="N1198P0"/>
    </number:number-style>
    <number:number-style style:name="N1199P0" style:volatile="true">
      <number:number number:decimal-places="4" number:min-integer-digits="1" number:grouping="true"/>
    </number:number-style>
    <number:number-style style:name="N1199">
      <style:text-properties fo:color="#ff0000"/>
      <number:text>(</number:text>
      <number:number number:decimal-places="4" number:min-integer-digits="1" number:grouping="true"/>
      <number:text>)</number:text>
      <style:map style:condition="value()&gt;=0" style:apply-style-name="N1199P0"/>
    </number:number-style>
    <number:number-style style:name="N1200P0" style:volatile="true">
      <number:number number:decimal-places="5" number:min-integer-digits="1" number:grouping="true"/>
    </number:number-style>
    <number:number-style style:name="N1200">
      <style:text-properties fo:color="#ff0000"/>
      <number:text>(</number:text>
      <number:number number:decimal-places="5" number:min-integer-digits="1" number:grouping="true"/>
      <number:text>)</number:text>
      <style:map style:condition="value()&gt;=0" style:apply-style-name="N1200P0"/>
    </number:number-style>
    <number:number-style style:name="N1201P0" style:volatile="true">
      <number:number number:decimal-places="6" number:min-integer-digits="1" number:grouping="true"/>
    </number:number-style>
    <number:number-style style:name="N1201">
      <style:text-properties fo:color="#ff0000"/>
      <number:text>(</number:text>
      <number:number number:decimal-places="6" number:min-integer-digits="1" number:grouping="true"/>
      <number:text>)</number:text>
      <style:map style:condition="value()&gt;=0" style:apply-style-name="N1201P0"/>
    </number:number-style>
    <number:number-style style:name="N1202P0" style:volatile="true">
      <number:number number:decimal-places="7" number:min-integer-digits="1" number:grouping="true"/>
    </number:number-style>
    <number:number-style style:name="N1202">
      <style:text-properties fo:color="#ff0000"/>
      <number:text>(</number:text>
      <number:number number:decimal-places="7" number:min-integer-digits="1" number:grouping="true"/>
      <number:text>)</number:text>
      <style:map style:condition="value()&gt;=0" style:apply-style-name="N1202P0"/>
    </number:number-style>
    <number:number-style style:name="N1203P0" style:volatile="true">
      <number:number number:decimal-places="8" number:min-integer-digits="1" number:grouping="true"/>
    </number:number-style>
    <number:number-style style:name="N1203">
      <style:text-properties fo:color="#ff0000"/>
      <number:text>(</number:text>
      <number:number number:decimal-places="8" number:min-integer-digits="1" number:grouping="true"/>
      <number:text>)</number:text>
      <style:map style:condition="value()&gt;=0" style:apply-style-name="N1203P0"/>
    </number:number-style>
    <number:number-style style:name="N1204P0" style:volatile="true">
      <number:number number:decimal-places="2" number:min-integer-digits="1" number:grouping="true"/>
    </number:number-style>
    <number:number-style style:name="N1204">
      <style:text-properties fo:color="#ff0000"/>
      <number:text>(</number:text>
      <number:number number:decimal-places="2" number:min-integer-digits="1" number:grouping="true"/>
      <number:text>)</number:text>
      <style:map style:condition="value()&gt;=0" style:apply-style-name="N1204P0"/>
    </number:number-style>
    <number:number-style style:name="N1206P0" style:volatile="true">
      <number:number number:decimal-places="0" number:min-integer-digits="1" number:grouping="true"/>
      <number:text>              </number:text>
    </number:number-style>
    <number:number-style style:name="N1206P1" style:volatile="true">
      <number:text> (</number:text>
      <number:number number:decimal-places="0" number:min-integer-digits="1" number:grouping="true"/>
      <number:text>)</number:text>
    </number:number-style>
    <number:number-style style:name="N1206P2" style:volatile="true">
      <number:text>-</number:text>
      <number:number number:decimal-places="0" number:min-integer-digits="0"/>
      <number:text> </number:text>
    </number:number-style>
    <number:text-style style:name="N1206">
      <number:text-content/>
      <number:text> </number:text>
      <style:map style:condition="value()&gt;0" style:apply-style-name="N1206P0"/>
      <style:map style:condition="value()&lt;0" style:apply-style-name="N1206P1"/>
      <style:map style:condition="value()=0" style:apply-style-name="N1206P2"/>
    </number:text-style>
    <number:number-style style:name="N1208P0" style:volatile="true">
      <number:number number:decimal-places="0" number:min-integer-digits="1" number:grouping="true"/>
      <number:text> </number:text>
    </number:number-style>
    <number:number-style style:name="N1208P1" style:volatile="true">
      <number:text> (</number:text>
      <number:number number:decimal-places="0" number:min-integer-digits="1" number:grouping="true"/>
      <number:text>)</number:text>
    </number:number-style>
    <number:number-style style:name="N1208P2" style:volatile="true">
      <number:text>-</number:text>
      <number:number number:decimal-places="0" number:min-integer-digits="0"/>
      <number:text>              </number:text>
    </number:number-style>
    <number:text-style style:name="N1208">
      <number:text-content/>
      <number:text> </number:text>
      <style:map style:condition="value()&gt;0" style:apply-style-name="N1208P0"/>
      <style:map style:condition="value()&lt;0" style:apply-style-name="N1208P1"/>
      <style:map style:condition="value()=0" style:apply-style-name="N1208P2"/>
    </number:text-style>
    <number:number-style style:name="N1210P0" style:volatile="true">
      <number:number number:decimal-places="2" number:min-integer-digits="1" number:grouping="true"/>
      <number:text> </number:text>
    </number:number-style>
    <number:number-style style:name="N1210P1" style:volatile="true">
      <number:text> (</number:text>
      <number:number number:decimal-places="2" number:min-integer-digits="1" number:grouping="true"/>
      <number:text>)</number:text>
    </number:number-style>
    <number:number-style style:name="N1210P2" style:volatile="true">
      <number:text>              -</number:text>
      <number:number number:decimal-places="0" number:min-integer-digits="0"/>
      <number:text> </number:text>
    </number:number-style>
    <number:text-style style:name="N1210">
      <number:text-content/>
      <number:text> </number:text>
      <style:map style:condition="value()&gt;0" style:apply-style-name="N1210P0"/>
      <style:map style:condition="value()&lt;0" style:apply-style-name="N1210P1"/>
      <style:map style:condition="value()=0" style:apply-style-name="N1210P2"/>
    </number:text-style>
    <number:number-style style:name="N1212P0" style:volatile="true">
      <number:number number:decimal-places="2" number:min-integer-digits="1" number:grouping="true"/>
      <number:text>              </number:text>
    </number:number-style>
    <number:number-style style:name="N1212P1" style:volatile="true">
      <number:text> (</number:text>
      <number:number number:decimal-places="2" number:min-integer-digits="1" number:grouping="true"/>
      <number:text>)</number:text>
    </number:number-style>
    <number:number-style style:name="N1212P2" style:volatile="true">
      <number:text>-</number:text>
      <number:number number:decimal-places="0" number:min-integer-digits="0"/>
      <number:text> </number:text>
    </number:number-style>
    <number:text-style style:name="N1212">
      <number:text-content/>
      <number:text> </number:text>
      <style:map style:condition="value()&gt;0" style:apply-style-name="N1212P0"/>
      <style:map style:condition="value()&lt;0" style:apply-style-name="N1212P1"/>
      <style:map style:condition="value()=0" style:apply-style-name="N1212P2"/>
    </number:text-style>
    <number:number-style style:name="N1213P0" style:volatile="true">
      <number:number number:decimal-places="0" number:min-integer-digits="1" number:grouping="true"/>
    </number:number-style>
    <number:number-style style:name="N1213P1" style:volatile="true">
      <number:text>-</number:text>
      <number:number number:decimal-places="0" number:min-integer-digits="1" number:grouping="true"/>
    </number:number-style>
    <number:number-style style:name="N1213">
      <number:text>-</number:text>
      <style:map style:condition="value()&gt;0" style:apply-style-name="N1213P0"/>
      <style:map style:condition="value()&lt;0" style:apply-style-name="N1213P1"/>
    </number:number-style>
    <number:number-style style:name="N1215P0" style:volatile="true">
      <number:number number:decimal-places="2" number:min-integer-digits="1" number:grouping="true"/>
    </number:number-style>
    <number:number-style style:name="N1215P1" style:volatile="true">
      <number:text>-</number:text>
      <number:number number:decimal-places="2" number:min-integer-digits="1" number:grouping="true"/>
    </number:number-style>
    <number:number-style style:name="N1215">
      <number:text>-</number:text>
      <style:map style:condition="value()&gt;0" style:apply-style-name="N1215P0"/>
      <style:map style:condition="value()&lt;0" style:apply-style-name="N1215P1"/>
    </number:number-style>
    <number:percentage-style style:name="N1217P0" style:volatile="true">
      <number:number number:decimal-places="0" number:min-integer-digits="1" number:grouping="true"/>
      <number:text>%</number:text>
    </number:percentage-style>
    <number:percentage-style style:name="N1217P1" style:volatile="true">
      <number:text>-</number:text>
      <number:number number:decimal-places="0" number:min-integer-digits="1" number:grouping="true"/>
      <number:text>%</number:text>
    </number:percentage-style>
    <number:number-style style:name="N1217">
      <number:text>- </number:text>
      <style:map style:condition="value()&gt;0" style:apply-style-name="N1217P0"/>
      <style:map style:condition="value()&lt;0" style:apply-style-name="N1217P1"/>
    </number:number-style>
    <number:percentage-style style:name="N1220P0" style:volatile="true">
      <number:number number:decimal-places="1" number:min-integer-digits="1" number:grouping="true"/>
      <number:text>%</number:text>
    </number:percentage-style>
    <number:percentage-style style:name="N1220P1" style:volatile="true">
      <number:text>-</number:text>
      <number:number number:decimal-places="1" number:min-integer-digits="1" number:grouping="true"/>
      <number:text>%</number:text>
    </number:percentage-style>
    <number:number-style style:name="N1220">
      <number:text>- </number:text>
      <style:map style:condition="value()&gt;0" style:apply-style-name="N1220P0"/>
      <style:map style:condition="value()&lt;0" style:apply-style-name="N1220P1"/>
    </number:number-style>
    <number:percentage-style style:name="N1222P0" style:volatile="true">
      <number:number number:decimal-places="2" number:min-integer-digits="1" number:grouping="true"/>
      <number:text>%</number:text>
    </number:percentage-style>
    <number:percentage-style style:name="N1222P1" style:volatile="true">
      <number:text>-</number:text>
      <number:number number:decimal-places="2" number:min-integer-digits="1" number:grouping="true"/>
      <number:text>%</number:text>
    </number:percentage-style>
    <number:number-style style:name="N1222">
      <number:text>- </number:text>
      <style:map style:condition="value()&gt;0" style:apply-style-name="N1222P0"/>
      <style:map style:condition="value()&lt;0" style:apply-style-name="N1222P1"/>
    </number:number-style>
    <number:number-style style:name="N1224P0" style:volatile="true">
      <number:number number:decimal-places="1" number:min-integer-digits="1" number:grouping="true"/>
    </number:number-style>
    <number:number-style style:name="N1224P1" style:volatile="true">
      <number:text>-</number:text>
      <number:number number:decimal-places="1" number:min-integer-digits="1" number:grouping="true"/>
    </number:number-style>
    <number:number-style style:name="N1224">
      <number:text>-</number:text>
      <style:map style:condition="value()&gt;0" style:apply-style-name="N1224P0"/>
      <style:map style:condition="value()&lt;0" style:apply-style-name="N1224P1"/>
    </number:number-style>
    <number:percentage-style style:name="N1226P0" style:volatile="true">
      <style:text-properties fo:color="#ff0000"/>
      <number:number number:decimal-places="0" number:min-integer-digits="1"/>
      <number:text>%</number:text>
    </number:percentage-style>
    <number:percentage-style style:name="N1226">
      <style:text-properties fo:color="#ff0000"/>
      <number:text>(</number:text>
      <number:number number:decimal-places="0" number:min-integer-digits="1"/>
      <number:text>%)</number:text>
      <style:map style:condition="value()&gt;=0" style:apply-style-name="N1226P0"/>
    </number:percentage-style>
    <number:date-style style:name="N1227">
      <number:day number:style="long"/>
      <number:text> </number:text>
      <number:month number:style="long"/>
      <number:text>, </number:text>
      <number:year/>
    </number:date-style>
    <number:number-style style:name="N1228P0" style:volatile="true">
      <number:number number:decimal-places="1" number:min-integer-digits="1" number:grouping="true"/>
    </number:number-style>
    <number:number-style style:name="N1228">
      <style:text-properties fo:color="#ff0000"/>
      <number:number number:decimal-places="1" number:min-integer-digits="1" number:grouping="true"/>
      <style:map style:condition="value()&gt;=0" style:apply-style-name="N1228P0"/>
    </number:number-style>
    <number:number-style style:name="N1229">
      <number:number number:decimal-places="1" number:min-integer-digits="1" number:grouping="true" number:display-factor="1000000"/>
    </number:number-style>
    <number:number-style style:name="N1230">
      <number:number number:decimal-places="5" number:min-integer-digits="8"/>
    </number:number-style>
    <number:number-style style:name="N1231">
      <number:number number:decimal-places="0" number:min-integer-digits="1"/>
      <number:text>  nos</number:text>
    </number:number-style>
    <number:number-style style:name="N1235P0" style:volatile="true">
      <number:number number:decimal-places="2" number:min-integer-digits="1" number:grouping="true"/>
      <number:text>      </number:text>
    </number:number-style>
    <number:number-style style:name="N1235P1" style:volatile="true">
      <number:text>-</number:text>
      <number:number number:decimal-places="2" number:min-integer-digits="1" number:grouping="true"/>
      <number:text>      </number:text>
    </number:number-style>
    <number:number-style style:name="N1235P2" style:volatile="true">
      <number:text>-</number:text>
      <number:number number:decimal-places="0" number:min-integer-digits="0"/>
      <number:text>      </number:text>
    </number:number-style>
    <number:text-style style:name="N1235">
      <number:text-content/>
      <number:text> </number:text>
      <style:map style:condition="value()&gt;0" style:apply-style-name="N1235P0"/>
      <style:map style:condition="value()&lt;0" style:apply-style-name="N1235P1"/>
      <style:map style:condition="value()=0" style:apply-style-name="N1235P2"/>
    </number:text-style>
    <number:number-style style:name="N1236P0" style:volatile="true">
      <number:number number:decimal-places="4" number:min-integer-digits="1" number:grouping="true"/>
      <number:text> </number:text>
    </number:number-style>
    <number:number-style style:name="N1236">
      <style:text-properties fo:color="#ff0000"/>
      <number:text>(</number:text>
      <number:number number:decimal-places="5" number:min-integer-digits="1" number:grouping="true"/>
      <number:text>)</number:text>
      <style:map style:condition="value()&gt;=0" style:apply-style-name="N1236P0"/>
    </number:number-style>
    <number:currency-style style:name="N1238P0" style:volatile="true">
      <number:currency-symbol>€</number:currency-symbol>
      <number:number number:decimal-places="2" number:min-integer-digits="1" number:grouping="true"/>
      <number:text> </number:text>
    </number:currency-style>
    <number:currency-style style:name="N1238P1" style:volatile="true">
      <number:currency-symbol>€</number:currency-symbol>
      <number:text>-</number:text>
      <number:number number:decimal-places="2" number:min-integer-digits="1" number:grouping="true"/>
      <number:text> </number:text>
    </number:currency-style>
    <number:currency-style style:name="N1238P2" style:volatile="true">
      <number:currency-symbol>€</number:currency-symbol>
      <number:text>-</number:text>
      <number:number number:decimal-places="0" number:min-integer-digits="0"/>
      <number:text> </number:text>
    </number:currency-style>
    <number:text-style style:name="N1238">
      <number:text-content/>
      <number:text> </number:text>
      <style:map style:condition="value()&gt;0" style:apply-style-name="N1238P0"/>
      <style:map style:condition="value()&lt;0" style:apply-style-name="N1238P1"/>
      <style:map style:condition="value()=0" style:apply-style-name="N1238P2"/>
    </number:text-style>
    <number:number-style style:name="N1240P0" style:volatile="true">
      <number:number number:decimal-places="0" number:min-integer-digits="1" number:grouping="true"/>
      <number:text> F</number:text>
    </number:number-style>
    <number:number-style style:name="N1240">
      <style:text-properties fo:color="#ff0000"/>
      <number:text>-</number:text>
      <number:number number:decimal-places="0" number:min-integer-digits="1" number:grouping="true"/>
      <number:text> F</number:text>
      <style:map style:condition="value()&gt;=0" style:apply-style-name="N1240P0"/>
    </number:number-style>
    <number:number-style style:name="N1242P0" style:volatile="true">
      <number:number number:decimal-places="2" number:min-integer-digits="1" number:grouping="true"/>
      <number:text> F</number:text>
    </number:number-style>
    <number:number-style style:name="N1242">
      <style:text-properties fo:color="#ff0000"/>
      <number:text>-</number:text>
      <number:number number:decimal-places="2" number:min-integer-digits="1" number:grouping="true"/>
      <number:text> F</number:text>
      <style:map style:condition="value()&gt;=0" style:apply-style-name="N1242P0"/>
    </number:number-style>
    <number:number-style style:name="N1243P0" style:volatile="true">
      <number:number number:decimal-places="0" number:min-integer-digits="1" number:grouping="true"/>
    </number:number-style>
    <number:number-style style:name="N1243">
      <number:text>(-)</number:text>
      <number:number number:decimal-places="0" number:min-integer-digits="1" number:grouping="true"/>
      <style:map style:condition="value()&gt;=0" style:apply-style-name="N1243P0"/>
    </number:number-style>
    <number:percentage-style style:name="N1245P0" style:volatile="true">
      <number:number number:decimal-places="0" number:min-integer-digits="1"/>
      <number:text> %</number:text>
    </number:percentage-style>
    <number:percentage-style style:name="N1245">
      <style:text-properties fo:color="#ff0000"/>
      <number:text>(</number:text>
      <number:number number:decimal-places="0" number:min-integer-digits="1"/>
      <number:text>)%</number:text>
      <style:map style:condition="value()&gt;=0" style:apply-style-name="N1245P0"/>
    </number:percentage-style>
    <number:percentage-style style:name="N1247P0" style:volatile="true">
      <number:number number:decimal-places="1" number:min-integer-digits="1"/>
      <number:text> %</number:text>
    </number:percentage-style>
    <number:percentage-style style:name="N1247">
      <style:text-properties fo:color="#ff0000"/>
      <number:text>(</number:text>
      <number:number number:decimal-places="1" number:min-integer-digits="1"/>
      <number:text>)%</number:text>
      <style:map style:condition="value()&gt;=0" style:apply-style-name="N1247P0"/>
    </number:percentage-style>
    <number:percentage-style style:name="N1249P0" style:volatile="true">
      <number:number number:decimal-places="2" number:min-integer-digits="1"/>
      <number:text> %</number:text>
    </number:percentage-style>
    <number:percentage-style style:name="N1249">
      <style:text-properties fo:color="#ff0000"/>
      <number:text>(</number:text>
      <number:number number:decimal-places="2" number:min-integer-digits="1"/>
      <number:text>)%</number:text>
      <style:map style:condition="value()&gt;=0" style:apply-style-name="N1249P0"/>
    </number:percentage-style>
    <number:number-style style:name="N1250P0" style:volatile="true">
      <number:number number:decimal-places="4" number:min-integer-digits="1" number:grouping="true"/>
    </number:number-style>
    <number:number-style style:name="N1250">
      <style:text-properties fo:color="#ff0000"/>
      <number:text>-</number:text>
      <number:number number:decimal-places="4" number:min-integer-digits="1" number:grouping="true"/>
      <style:map style:condition="value()&gt;=0" style:apply-style-name="N1250P0"/>
    </number:number-style>
    <number:date-style style:name="N1251">
      <number:month number:textual="true"/>
      <number:text>  </number:text>
      <number:year/>
    </number:date-style>
    <number:date-style style:name="N1252">
      <number:month number:style="long" number:textual="true"/>
      <number:text>  </number:text>
      <number:year number:style="long"/>
    </number:date-style>
    <number:date-style style:name="N1253">
      <number:month number:textual="true"/>
      <number:text>  </number:text>
      <number:year number:style="long"/>
    </number:date-style>
    <number:date-style style:name="N1254">
      <number:month number:textual="true"/>
      <number:day number:style="long"/>
      <number:year/>
    </number:date-style>
    <number:date-style style:name="N1255">
      <number:month number:textual="true"/>
      <number:text> , </number:text>
      <number:year/>
    </number:date-style>
    <number:date-style style:name="N1256">
      <number:day/>
      <number:text>. </number:text>
      <number:month number:textual="true"/>
      <number:text>. </number:text>
      <number:year/>
    </number:date-style>
    <number:date-style style:name="N1257">
      <number:day number:style="long"/>
      <number:text>/</number:text>
      <number:year/>
    </number:date-style>
    <number:date-style style:name="N1258">
      <number:day number:calendar="jewish" number:style="long"/>
      <number:text>/</number:text>
      <number:month number:calendar="jewish" number:style="long"/>
      <number:text>/y</number:text>
      <number:year number:calendar="jewish" number:style="long"/>
    </number:date-style>
    <number:date-style style:name="N1259">
      <number:month number:style="long"/>
      <number:year number:style="long"/>
    </number:date-style>
    <number:number-style style:name="N1260">
      <number:number number:decimal-places="20" number:min-integer-digits="1"/>
    </number:number-style>
    <number:number-style style:name="N1261P0" style:volatile="true">
      <number:number number:decimal-places="0" number:min-integer-digits="1"/>
    </number:number-style>
    <number:number-style style:name="N1261">
      <number:text>(</number:text>
      <number:number number:decimal-places="0" number:min-integer-digits="1"/>
      <number:text>)</number:text>
      <style:map style:condition="value()&gt;=0" style:apply-style-name="N1261P0"/>
    </number:number-style>
    <number:number-style style:name="N1262P0" style:volatile="true">
      <number:number number:decimal-places="1" number:min-integer-digits="1"/>
    </number:number-style>
    <number:number-style style:name="N1262">
      <number:text>(</number:text>
      <number:number number:decimal-places="1" number:min-integer-digits="1"/>
      <number:text>)</number:text>
      <style:map style:condition="value()&gt;=0" style:apply-style-name="N1262P0"/>
    </number:number-style>
    <number:number-style style:name="N1263P0" style:volatile="true">
      <number:number number:decimal-places="2" number:min-integer-digits="1"/>
    </number:number-style>
    <number:number-style style:name="N1263">
      <number:text>(</number:text>
      <number:number number:decimal-places="2" number:min-integer-digits="1"/>
      <number:text>)</number:text>
      <style:map style:condition="value()&gt;=0" style:apply-style-name="N1263P0"/>
    </number:number-style>
    <number:number-style style:name="N1264P0" style:volatile="true">
      <number:number number:decimal-places="3" number:min-integer-digits="1"/>
    </number:number-style>
    <number:number-style style:name="N1264">
      <number:text>(</number:text>
      <number:number number:decimal-places="3" number:min-integer-digits="1"/>
      <number:text>)</number:text>
      <style:map style:condition="value()&gt;=0" style:apply-style-name="N1264P0"/>
    </number:number-style>
    <number:number-style style:name="N1265P0" style:volatile="true">
      <number:number number:decimal-places="0" number:min-integer-digits="1"/>
      <number:text> </number:text>
    </number:number-style>
    <number:number-style style:name="N1265">
      <number:text>-</number:text>
      <number:number number:decimal-places="0" number:min-integer-digits="1"/>
      <number:text> </number:text>
      <style:map style:condition="value()&gt;=0" style:apply-style-name="N1265P0"/>
    </number:number-style>
    <number:date-style style:name="N1266P0" style:volatile="true">
      <number:day/>
      <number:text>/</number:text>
      <number:month number:style="long"/>
      <number:text>/</number:text>
      <number:year/>
    </number:date-style>
    <number:text-style style:name="N1266">
      <number:text-content/>
      <style:map style:condition="value()&lt;=0" style:apply-style-name="N1266P0"/>
    </number:text-style>
    <number:date-style style:name="N1267">
      <number:month number:style="long"/>
      <number:text> </number:text>
      <number:day number:style="long"/>
      <number:text>, </number:text>
      <number:year/>
    </number:date-style>
    <number:number-style style:name="N1269P0" style:volatile="true">
      <number:number number:decimal-places="2" number:min-integer-digits="1" number:grouping="true"/>
      <number:text> </number:text>
    </number:number-style>
    <number:number-style style:name="N1269P1" style:volatile="true">
      <number:text>            (</number:text>
      <number:number number:decimal-places="2" number:min-integer-digits="1" number:grouping="true"/>
      <number:text>)</number:text>
    </number:number-style>
    <number:number-style style:name="N1269P2" style:volatile="true">
      <number:text>-</number:text>
      <number:number number:decimal-places="0" number:min-integer-digits="0"/>
      <number:text> </number:text>
    </number:number-style>
    <number:text-style style:name="N1269">
      <number:text-content/>
      <number:text> </number:text>
      <style:map style:condition="value()&gt;0" style:apply-style-name="N1269P0"/>
      <style:map style:condition="value()&lt;0" style:apply-style-name="N1269P1"/>
      <style:map style:condition="value()=0" style:apply-style-name="N1269P2"/>
    </number:text-style>
    <number:date-style style:name="N1270">
      <number:day number:style="long"/>
      <number:text> </number:text>
      <number:month number:textual="true"/>
      <number:text> </number:text>
      <number:year number:style="long"/>
    </number:date-style>
    <number:date-style style:name="N1271">
      <number:month/>
      <number:text>-</number:text>
      <number:day number:style="long"/>
      <number:text>-</number:text>
      <number:year number:style="long"/>
    </number:date-style>
    <number:number-style style:name="N1272P0" style:volatile="true">
      <number:number number:decimal-places="3" number:min-integer-digits="1" number:grouping="true"/>
    </number:number-style>
    <number:number-style style:name="N1272">
      <style:text-properties fo:color="#ff0000"/>
      <number:number number:decimal-places="3" number:min-integer-digits="1" number:grouping="true"/>
      <style:map style:condition="value()&gt;=0" style:apply-style-name="N1272P0"/>
    </number:number-style>
    <number:number-style style:name="N1273P0" style:volatile="true">
      <number:number number:decimal-places="3" number:min-integer-digits="1"/>
      <number:text> </number:text>
    </number:number-style>
    <number:number-style style:name="N1273">
      <number:text>(</number:text>
      <number:number number:decimal-places="3" number:min-integer-digits="1"/>
      <number:text>)</number:text>
      <style:map style:condition="value()&gt;=0" style:apply-style-name="N1273P0"/>
    </number:number-style>
    <number:number-style style:name="N1274P0" style:volatile="true">
      <number:number number:decimal-places="2" number:min-integer-digits="0" number:grouping="true"/>
    </number:number-style>
    <number:number-style style:name="N1274">
      <style:text-properties fo:color="#ff0000"/>
      <number:text>-</number:text>
      <number:number number:decimal-places="2" number:min-integer-digits="0" number:grouping="true"/>
      <style:map style:condition="value()&gt;=0" style:apply-style-name="N1274P0"/>
    </number:number-style>
    <number:number-style style:name="N1275">
      <number:number number:decimal-places="2" number:min-integer-digits="3"/>
    </number:number-style>
    <number:currency-style style:name="N1277P0" style:volatile="true">
      <number:currency-symbol number:language="en" number:country="US">$</number:currency-symbol>
      <number:number number:decimal-places="2" number:min-integer-digits="1"/>
    </number:currency-style>
    <number:currency-style style:name="N1277">
      <number:text>-</number:text>
      <number:currency-symbol number:language="en" number:country="US">$</number:currency-symbol>
      <number:number number:decimal-places="2" number:min-integer-digits="1"/>
      <style:map style:condition="value()&gt;=0" style:apply-style-name="N1277P0"/>
    </number:currency-style>
    <number:number-style style:name="N1278P0" style:volatile="true">
      <number:number number:decimal-places="2" number:min-integer-digits="0"/>
    </number:number-style>
    <number:number-style style:name="N1278">
      <style:text-properties fo:color="#ff0000"/>
      <number:text>-</number:text>
      <number:number number:decimal-places="2" number:min-integer-digits="0"/>
      <style:map style:condition="value()&gt;=0" style:apply-style-name="N1278P0"/>
    </number:number-style>
    <number:number-style style:name="N1279P0" style:volatile="true">
      <number:number number:decimal-places="0" number:min-integer-digits="0"/>
    </number:number-style>
    <number:number-style style:name="N1279">
      <style:text-properties fo:color="#ff0000"/>
      <number:text>-</number:text>
      <number:number number:decimal-places="0" number:min-integer-digits="0"/>
      <style:map style:condition="value()&gt;=0" style:apply-style-name="N1279P0"/>
    </number:number-style>
    <number:number-style style:name="N1280P0" style:volatile="true">
      <number:number number:decimal-places="0" number:min-integer-digits="1" number:grouping="true"/>
    </number:number-style>
    <number:number-style style:name="N1280">
      <style:text-properties fo:color="#000000"/>
      <number:number number:decimal-places="0" number:min-integer-digits="1" number:grouping="true"/>
      <style:map style:condition="value()&gt;=0" style:apply-style-name="N1280P0"/>
    </number:number-style>
    <number:number-style style:name="N1281P0" style:volatile="true">
      <number:number number:decimal-places="2" number:min-integer-digits="1"/>
    </number:number-style>
    <number:number-style style:name="N1281">
      <style:text-properties fo:color="#000000"/>
      <number:number number:decimal-places="2" number:min-integer-digits="1"/>
      <style:map style:condition="value()&gt;=0" style:apply-style-name="N1281P0"/>
    </number:number-style>
    <number:number-style style:name="N1282P0" style:volatile="true">
      <number:number number:decimal-places="1" number:min-integer-digits="1" number:grouping="true"/>
    </number:number-style>
    <number:number-style style:name="N1282">
      <number:text>-</number:text>
      <number:number number:decimal-places="1" number:min-integer-digits="1" number:grouping="true"/>
      <style:map style:condition="value()&gt;=0" style:apply-style-name="N1282P0"/>
    </number:number-style>
    <number:number-style style:name="N1283P0" style:volatile="true">
      <number:number number:decimal-places="0" number:min-integer-digits="0" number:grouping="true"/>
    </number:number-style>
    <number:number-style style:name="N1283">
      <number:text>-</number:text>
      <number:number number:decimal-places="0" number:min-integer-digits="0" number:grouping="true"/>
      <style:map style:condition="value()&gt;=0" style:apply-style-name="N1283P0"/>
    </number:number-style>
    <number:number-style style:name="N1284P0" style:volatile="true">
      <number:number number:decimal-places="1" number:min-integer-digits="0" number:grouping="true"/>
    </number:number-style>
    <number:number-style style:name="N1284">
      <style:text-properties fo:color="#ff0000"/>
      <number:text>-</number:text>
      <number:number number:decimal-places="1" number:min-integer-digits="0" number:grouping="true"/>
      <style:map style:condition="value()&gt;=0" style:apply-style-name="N1284P0"/>
    </number:number-style>
    <number:number-style style:name="N1285P0" style:volatile="true">
      <number:number number:decimal-places="3" number:min-integer-digits="0" number:grouping="true"/>
    </number:number-style>
    <number:number-style style:name="N1285">
      <style:text-properties fo:color="#ff0000"/>
      <number:text>-</number:text>
      <number:number number:decimal-places="3" number:min-integer-digits="0" number:grouping="true"/>
      <style:map style:condition="value()&gt;=0" style:apply-style-name="N1285P0"/>
    </number:number-style>
    <number:number-style style:name="N1286">
      <number:number number:decimal-places="4" number:min-integer-digits="0" number:grouping="true"/>
    </number:number-style>
    <number:number-style style:name="N1287P0" style:volatile="true">
      <number:number number:decimal-places="4" number:min-integer-digits="0" number:grouping="true"/>
    </number:number-style>
    <number:number-style style:name="N1287">
      <style:text-properties fo:color="#ff0000"/>
      <number:text>-</number:text>
      <number:number number:decimal-places="4" number:min-integer-digits="0" number:grouping="true"/>
      <style:map style:condition="value()&gt;=0" style:apply-style-name="N1287P0"/>
    </number:number-style>
    <number:number-style style:name="N1288">
      <number:scientific-number number:decimal-places="0" number:min-integer-digits="3" number:min-exponent-digits="2"/>
    </number:number-style>
    <number:percentage-style style:name="N1289">
      <number:number number:decimal-places="0" number:min-integer-digits="1"/>
      <number:text>.25%</number:text>
    </number:percentage-style>
    <number:number-style style:name="N1290">
      <number:number number:decimal-places="0" number:min-integer-digits="1"/>
      <number:text>.25</number:text>
    </number:number-style>
    <number:number-style style:name="N1291">
      <number:number number:decimal-places="12" number:min-integer-digits="0"/>
    </number:number-style>
    <number:number-style style:name="N1292P0" style:volatile="true">
      <number:number number:decimal-places="5" number:min-integer-digits="1"/>
    </number:number-style>
    <number:number-style style:name="N1292">
      <style:text-properties fo:color="#ff0000"/>
      <number:number number:decimal-places="5" number:min-integer-digits="1"/>
      <style:map style:condition="value()&gt;=0" style:apply-style-name="N1292P0"/>
    </number:number-style>
    <number:number-style style:name="N1293P0" style:volatile="true">
      <number:number number:decimal-places="6" number:min-integer-digits="1"/>
    </number:number-style>
    <number:number-style style:name="N1293">
      <style:text-properties fo:color="#ff0000"/>
      <number:number number:decimal-places="6" number:min-integer-digits="1"/>
      <style:map style:condition="value()&gt;=0" style:apply-style-name="N1293P0"/>
    </number:number-style>
    <number:number-style style:name="N1294P0" style:volatile="true">
      <number:number number:decimal-places="8" number:min-integer-digits="1"/>
    </number:number-style>
    <number:number-style style:name="N1294">
      <style:text-properties fo:color="#ff0000"/>
      <number:number number:decimal-places="8" number:min-integer-digits="1"/>
      <style:map style:condition="value()&gt;=0" style:apply-style-name="N1294P0"/>
    </number:number-style>
    <number:number-style style:name="N1295P0" style:volatile="true">
      <number:number number:decimal-places="9" number:min-integer-digits="1"/>
    </number:number-style>
    <number:number-style style:name="N1295">
      <style:text-properties fo:color="#ff0000"/>
      <number:number number:decimal-places="9" number:min-integer-digits="1"/>
      <style:map style:condition="value()&gt;=0" style:apply-style-name="N1295P0"/>
    </number:number-style>
    <number:number-style style:name="N1296P0" style:volatile="true">
      <number:number number:decimal-places="10" number:min-integer-digits="1"/>
    </number:number-style>
    <number:number-style style:name="N1296">
      <style:text-properties fo:color="#ff0000"/>
      <number:number number:decimal-places="10" number:min-integer-digits="1"/>
      <style:map style:condition="value()&gt;=0" style:apply-style-name="N1296P0"/>
    </number:number-style>
    <number:number-style style:name="N1297">
      <number:number number:decimal-places="10" number:min-integer-digits="1" number:grouping="true"/>
    </number:number-style>
    <number:number-style style:name="N1298P0" style:volatile="true">
      <number:number number:decimal-places="10" number:min-integer-digits="1" number:grouping="true"/>
    </number:number-style>
    <number:number-style style:name="N1298">
      <style:text-properties fo:color="#ff0000"/>
      <number:number number:decimal-places="10" number:min-integer-digits="1" number:grouping="true"/>
      <style:map style:condition="value()&gt;=0" style:apply-style-name="N1298P0"/>
    </number:number-style>
    <number:number-style style:name="N1299">
      <number:number number:decimal-places="9" number:min-integer-digits="1" number:grouping="true"/>
    </number:number-style>
    <number:number-style style:name="N1300P0" style:volatile="true">
      <number:number number:decimal-places="9" number:min-integer-digits="1" number:grouping="true"/>
    </number:number-style>
    <number:number-style style:name="N1300">
      <style:text-properties fo:color="#ff0000"/>
      <number:number number:decimal-places="9" number:min-integer-digits="1" number:grouping="true"/>
      <style:map style:condition="value()&gt;=0" style:apply-style-name="N1300P0"/>
    </number:number-style>
    <number:number-style style:name="N1301P0" style:volatile="true">
      <number:number number:decimal-places="8" number:min-integer-digits="1" number:grouping="true"/>
    </number:number-style>
    <number:number-style style:name="N1301">
      <style:text-properties fo:color="#ff0000"/>
      <number:number number:decimal-places="8" number:min-integer-digits="1" number:grouping="true"/>
      <style:map style:condition="value()&gt;=0" style:apply-style-name="N1301P0"/>
    </number:number-style>
    <number:number-style style:name="N1302P0" style:volatile="true">
      <number:number number:decimal-places="7" number:min-integer-digits="1" number:grouping="true"/>
    </number:number-style>
    <number:number-style style:name="N1302">
      <style:text-properties fo:color="#ff0000"/>
      <number:number number:decimal-places="7" number:min-integer-digits="1" number:grouping="true"/>
      <style:map style:condition="value()&gt;=0" style:apply-style-name="N1302P0"/>
    </number:number-style>
    <number:number-style style:name="N1303P0" style:volatile="true">
      <number:number number:decimal-places="6" number:min-integer-digits="1" number:grouping="true"/>
    </number:number-style>
    <number:number-style style:name="N1303">
      <style:text-properties fo:color="#ff0000"/>
      <number:number number:decimal-places="6" number:min-integer-digits="1" number:grouping="true"/>
      <style:map style:condition="value()&gt;=0" style:apply-style-name="N1303P0"/>
    </number:number-style>
    <number:number-style style:name="N1304P0" style:volatile="true">
      <number:number number:decimal-places="5" number:min-integer-digits="1" number:grouping="true"/>
    </number:number-style>
    <number:number-style style:name="N1304">
      <style:text-properties fo:color="#ff0000"/>
      <number:number number:decimal-places="5" number:min-integer-digits="1" number:grouping="true"/>
      <style:map style:condition="value()&gt;=0" style:apply-style-name="N1304P0"/>
    </number:number-style>
    <number:number-style style:name="N1305P0" style:volatile="true">
      <number:number number:decimal-places="4" number:min-integer-digits="1" number:grouping="true"/>
    </number:number-style>
    <number:number-style style:name="N1305">
      <style:text-properties fo:color="#ff0000"/>
      <number:number number:decimal-places="4" number:min-integer-digits="1" number:grouping="true"/>
      <style:map style:condition="value()&gt;=0" style:apply-style-name="N1305P0"/>
    </number:number-style>
    <number:number-style style:name="N1306">
      <number:number number:decimal-places="11" number:min-integer-digits="1" number:grouping="true"/>
    </number:number-style>
    <number:number-style style:name="N1309P0" style:volatile="true">
      <number:number number:decimal-places="3" number:min-integer-digits="1" number:grouping="true"/>
      <number:text>    </number:text>
    </number:number-style>
    <number:number-style style:name="N1309P1" style:volatile="true">
      <number:text>-</number:text>
      <number:number number:decimal-places="3" number:min-integer-digits="1" number:grouping="true"/>
      <number:text>    </number:text>
    </number:number-style>
    <number:number-style style:name="N1309P2" style:volatile="true">
      <number:text>-</number:text>
      <number:number number:decimal-places="0" number:min-integer-digits="0"/>
      <number:text>    </number:text>
    </number:number-style>
    <number:text-style style:name="N1309">
      <number:text-content/>
      <number:text> </number:text>
      <style:map style:condition="value()&gt;0" style:apply-style-name="N1309P0"/>
      <style:map style:condition="value()&lt;0" style:apply-style-name="N1309P1"/>
      <style:map style:condition="value()=0" style:apply-style-name="N1309P2"/>
    </number:text-style>
    <number:number-style style:name="N1311P0" style:volatile="true">
      <number:number number:decimal-places="12" number:min-integer-digits="1" number:grouping="true"/>
    </number:number-style>
    <number:number-style style:name="N1311">
      <style:text-properties fo:color="#ff0000"/>
      <number:number number:decimal-places="12" number:min-integer-digits="1" number:grouping="true"/>
      <style:map style:condition="value()&gt;=0" style:apply-style-name="N1311P0"/>
    </number:number-style>
    <number:text-style style:name="N1312">
      <number:text-content/>
      <number:text>/1000</number:text>
    </number:text-style>
    <number:date-style style:name="N1313">
      <number:day number:style="long"/>
      <number:text>/ </number:text>
      <number:month number:textual="true"/>
      <number:text>/ </number:text>
      <number:year/>
    </number:date-style>
    <number:number-style style:name="N1314">
      <number:number number:decimal-places="5" number:min-integer-digits="0" number:grouping="true"/>
    </number:number-style>
    <number:number-style style:name="N1315">
      <number:number number:decimal-places="6" number:min-integer-digits="0" number:grouping="true"/>
    </number:number-style>
    <number:date-style style:name="N131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317">
      <number:day number:style="long"/>
      <number:text>/</number:text>
      <number:month number:textual="true"/>
      <number:text>/</number:text>
      <number:year/>
      <number:text> </number:text>
      <number:hours number:style="long"/>
      <number:text>:</number:text>
      <number:minutes number:style="long"/>
    </number:date-style>
    <number:date-style style:name="N1318">
      <number:day number:style="long"/>
      <number:text>/</number:text>
      <number:month number:style="long"/>
      <number:text>/</number:text>
      <number:year number:style="long"/>
      <number:text> </number:text>
      <number:hours/>
      <number:text>:</number:text>
      <number:minutes number:style="long"/>
    </number:date-style>
    <number:date-style style:name="N1319">
      <number:day/>
      <number:text>. </number:text>
      <number:month number:style="long" number:textual="true"/>
      <number:text> </number:text>
      <number:year/>
    </number:date-style>
    <number:date-style style:name="N1320">
      <number:month number:style="long"/>
      <number:text>.</number:text>
      <number:day number:style="long"/>
      <number:text>.</number:text>
      <number:year/>
    </number:date-style>
    <number:date-style style:name="N1321" number:title="User-defined">
      <number:day/>
      <number:text> </number:text>
      <number:month number:textual="true"/>
      <number:text> </number:text>
      <number:year/>
      <number:text> </number:text>
      <number:hours number:style="long"/>
      <number:text>:</number:text>
      <number:minutes number:style="long"/>
    </number:date-style>
    <number:date-style style:name="N1322">
      <number:month number:style="long"/>
      <number:text>/</number:text>
      <number:day number:style="long"/>
      <number:text>/</number:text>
      <number:year/>
      <number:text> </number:text>
      <number:hours number:style="long"/>
      <number:text>:</number:text>
      <number:minutes number:style="long"/>
      <number:text> </number:text>
    </number:date-style>
    <number:date-style style:name="N1323">
      <number:day number:style="long"/>
      <number:text> </number:text>
      <number:month number:textual="true"/>
      <number:text>  </number:text>
      <number:year/>
    </number:date-style>
    <number:date-style style:name="N1324">
      <number:day/>
      <number:text>  </number:text>
      <number:month number:textual="true"/>
      <number:text> </number:text>
      <number:year/>
    </number:date-style>
    <number:text-style style:name="N1325">
      <number:text>00000</number:text>
      <number:text-content/>
    </number:text-style>
    <number:number-style style:name="N1327P0" style:volatile="true">
      <number:text>INR</number:text>
      <number:number number:decimal-places="0" number:min-integer-digits="1" number:grouping="true"/>
    </number:number-style>
    <number:number-style style:name="N1327">
      <number:text>-INR</number:text>
      <number:number number:decimal-places="0" number:min-integer-digits="1" number:grouping="true"/>
      <style:map style:condition="value()&gt;=0" style:apply-style-name="N1327P0"/>
    </number:number-style>
    <number:number-style style:name="N1328P0" style:volatile="true">
      <number:text>INR</number:text>
      <number:number number:decimal-places="0" number:min-integer-digits="1" number:grouping="true"/>
    </number:number-style>
    <number:number-style style:name="N1328">
      <style:text-properties fo:color="#ff0000"/>
      <number:text>-INR</number:text>
      <number:number number:decimal-places="0" number:min-integer-digits="1" number:grouping="true"/>
      <style:map style:condition="value()&gt;=0" style:apply-style-name="N1328P0"/>
    </number:number-style>
    <number:number-style style:name="N1330P0" style:volatile="true">
      <number:text>INR</number:text>
      <number:number number:decimal-places="2" number:min-integer-digits="1" number:grouping="true"/>
    </number:number-style>
    <number:number-style style:name="N1330">
      <number:text>-INR</number:text>
      <number:number number:decimal-places="2" number:min-integer-digits="1" number:grouping="true"/>
      <style:map style:condition="value()&gt;=0" style:apply-style-name="N1330P0"/>
    </number:number-style>
    <number:number-style style:name="N1331P0" style:volatile="true">
      <number:text>INR</number:text>
      <number:number number:decimal-places="2" number:min-integer-digits="1" number:grouping="true"/>
    </number:number-style>
    <number:number-style style:name="N1331">
      <style:text-properties fo:color="#ff0000"/>
      <number:text>-INR</number:text>
      <number:number number:decimal-places="2" number:min-integer-digits="1" number:grouping="true"/>
      <style:map style:condition="value()&gt;=0" style:apply-style-name="N1331P0"/>
    </number:number-style>
    <number:number-style style:name="N1335P0" style:volatile="true">
      <number:text> INR</number:text>
      <number:number number:decimal-places="0" number:min-integer-digits="1" number:grouping="true"/>
      <number:text> </number:text>
    </number:number-style>
    <number:number-style style:name="N1335P1" style:volatile="true">
      <number:text>-INR</number:text>
      <number:number number:decimal-places="0" number:min-integer-digits="1" number:grouping="true"/>
      <number:text> </number:text>
    </number:number-style>
    <number:number-style style:name="N1335P2" style:volatile="true">
      <number:text> INR- </number:text>
    </number:number-style>
    <number:text-style style:name="N1335">
      <number:text-content/>
      <number:text> </number:text>
      <style:map style:condition="value()&gt;0" style:apply-style-name="N1335P0"/>
      <style:map style:condition="value()&lt;0" style:apply-style-name="N1335P1"/>
      <style:map style:condition="value()=0" style:apply-style-name="N1335P2"/>
    </number:text-style>
    <number:number-style style:name="N1339P0" style:volatile="true">
      <number:text> INR</number:text>
      <number:number number:decimal-places="2" number:min-integer-digits="1" number:grouping="true"/>
      <number:text> </number:text>
    </number:number-style>
    <number:number-style style:name="N1339P1" style:volatile="true">
      <number:text>-INR</number:text>
      <number:number number:decimal-places="2" number:min-integer-digits="1" number:grouping="true"/>
      <number:text> </number:text>
    </number:number-style>
    <number:number-style style:name="N1339P2" style:volatile="true">
      <number:text> INR-</number:text>
      <number:number number:decimal-places="0" number:min-integer-digits="0"/>
      <number:text> </number:text>
    </number:number-style>
    <number:text-style style:name="N1339">
      <number:text-content/>
      <number:text> </number:text>
      <style:map style:condition="value()&gt;0" style:apply-style-name="N1339P0"/>
      <style:map style:condition="value()&lt;0" style:apply-style-name="N1339P1"/>
      <style:map style:condition="value()=0" style:apply-style-name="N1339P2"/>
    </number:text-style>
    <number:number-style style:name="N1340P0" style:volatile="true">
      <number:number number:decimal-places="0" number:min-integer-digits="2"/>
    </number:number-style>
    <number:number-style style:name="N1340">
      <style:text-properties fo:color="#ff0000"/>
      <number:text>-</number:text>
      <number:number number:decimal-places="0" number:min-integer-digits="2"/>
      <style:map style:condition="value()&gt;=0" style:apply-style-name="N1340P0"/>
    </number:number-style>
    <number:number-style style:name="N1341">
      <number:number number:decimal-places="2" number:min-integer-digits="6"/>
    </number:number-style>
    <number:number-style style:name="N1342">
      <number:number number:decimal-places="0" number:min-integer-digits="8"/>
      <number:text>3</number:text>
    </number:number-style>
    <number:number-style style:name="N1343">
      <number:number number:decimal-places="13" number:min-integer-digits="1" number:grouping="true"/>
    </number:number-style>
    <number:number-style style:name="N1345P0" style:volatile="true">
      <number:number number:decimal-places="2" number:min-integer-digits="1" number:grouping="true"/>
      <number:text> </number:text>
    </number:number-style>
    <number:number-style style:name="N1345P1" style:volatile="true">
      <number:text> (</number:text>
      <number:number number:decimal-places="2" number:min-integer-digits="1" number:grouping="true"/>
      <number:text>)</number:text>
    </number:number-style>
    <number:number-style style:name="N1345P2" style:volatile="true">
      <number:number number:decimal-places="0" number:min-integer-digits="0"/>
      <number:text> </number:text>
    </number:number-style>
    <number:text-style style:name="N1345">
      <number:text-content/>
      <number:text> </number:text>
      <style:map style:condition="value()&gt;0" style:apply-style-name="N1345P0"/>
      <style:map style:condition="value()&lt;0" style:apply-style-name="N1345P1"/>
      <style:map style:condition="value()=0" style:apply-style-name="N1345P2"/>
    </number:text-style>
    <number:date-style style:name="N1346">
      <number:day number:style="long"/>
      <number:text> /</number:text>
      <number:month number:style="long"/>
      <number:text>/ </number:text>
      <number:year/>
    </number:date-style>
    <number:number-style style:name="N1347">
      <number:number number:decimal-places="0" number:min-integer-digits="17"/>
    </number:number-style>
    <number:number-style style:name="N1348">
      <number:number number:decimal-places="0" number:min-integer-digits="19"/>
    </number:number-style>
    <number:percentage-style style:name="N1349">
      <number:number number:decimal-places="1" number:min-integer-digits="2"/>
      <number:text>%</number:text>
    </number:percentage-style>
    <number:number-style style:name="N1350">
      <number:number number:decimal-places="3" number:min-integer-digits="3"/>
    </number:number-style>
    <number:number-style style:name="N1351">
      <number:number number:decimal-places="4" number:min-integer-digits="3"/>
    </number:number-style>
    <number:date-style style:name="N1352">
      <number:hours number:style="long"/>
      <number:text>:</number:text>
      <number:minutes number:style="long"/>
      <number:text> A</number:text>
      <number:month/>
    </number:date-style>
    <number:number-style style:name="N1354P0" style:volatile="true">
      <number:number number:decimal-places="2" number:min-integer-digits="1" number:grouping="true"/>
      <number:text>            </number:text>
    </number:number-style>
    <number:number-style style:name="N1354P1" style:volatile="true">
      <number:text> (</number:text>
      <number:number number:decimal-places="2" number:min-integer-digits="1" number:grouping="true"/>
      <number:text>)</number:text>
    </number:number-style>
    <number:number-style style:name="N1354P2" style:volatile="true">
      <number:text>-</number:text>
      <number:number number:decimal-places="0" number:min-integer-digits="0"/>
      <number:text> </number:text>
    </number:number-style>
    <number:text-style style:name="N1354">
      <number:text-content/>
      <number:text> </number:text>
      <style:map style:condition="value()&gt;0" style:apply-style-name="N1354P0"/>
      <style:map style:condition="value()&lt;0" style:apply-style-name="N1354P1"/>
      <style:map style:condition="value()=0" style:apply-style-name="N1354P2"/>
    </number:text-style>
    <number:date-style style:name="N1355">
      <number:month number:style="long"/>
      <number:text>'</number:text>
      <number:year/>
    </number:date-style>
    <number:number-style style:name="N1356">
      <number:text>3</number:text>
      <number:number number:decimal-places="0" number:min-integer-digits="4">
        <number:embedded-text number:position="3">73</number:embedded-text>
      </number:number>
    </number:number-style>
    <number:date-style style:name="N1357">
      <number:month number:style="long" number:textual="true"/>
      <number:text> </number:text>
      <number:year/>
      <number:text> </number:text>
    </number:date-style>
    <number:number-style style:name="N1358" number:title="User-defined">
      <number:text>777-</number:text>
    </number:number-style>
    <number:number-style style:name="N1359">
      <number:number number:decimal-places="0" number:min-integer-digits="1"/>
      <number:text>2</number:text>
    </number:number-style>
    <number:percentage-style style:name="N1360">
      <number:number number:decimal-places="17" number:min-integer-digits="1"/>
      <number:text>%</number:text>
    </number:percentage-style>
    <number:percentage-style style:name="N1361">
      <number:number number:decimal-places="18" number:min-integer-digits="1"/>
      <number:text>%</number:text>
    </number:percentage-style>
    <number:percentage-style style:name="N1362">
      <number:number number:decimal-places="19" number:min-integer-digits="1"/>
      <number:text>%</number:text>
    </number:percentage-style>
    <number:percentage-style style:name="N1363">
      <number:number number:decimal-places="20" number:min-integer-digits="1"/>
      <number:text>%</number:text>
    </number:percentage-style>
    <number:date-style style:name="N1364">
      <number:month number:textual="true"/>
      <number:text> </number:text>
      <number:day number:style="long"/>
      <number:text>/</number:text>
      <number:year/>
    </number:date-style>
    <number:number-style style:name="N1366P0" style:volatile="true">
      <number:number number:decimal-places="0" number:min-integer-digits="1"/>
      <number:text> </number:text>
    </number:number-style>
    <number:number-style style:name="N1366P1" style:volatile="true">
      <number:text> (</number:text>
      <number:number number:decimal-places="0" number:min-integer-digits="1"/>
      <number:text>)</number:text>
    </number:number-style>
    <number:number-style style:name="N1366P2" style:volatile="true">
      <number:text>                -</number:text>
      <number:number number:decimal-places="0" number:min-integer-digits="0"/>
      <number:text> </number:text>
    </number:number-style>
    <number:text-style style:name="N1366">
      <number:text-content/>
      <number:text> </number:text>
      <style:map style:condition="value()&gt;0" style:apply-style-name="N1366P0"/>
      <style:map style:condition="value()&lt;0" style:apply-style-name="N1366P1"/>
      <style:map style:condition="value()=0" style:apply-style-name="N1366P2"/>
    </number:text-style>
    <number:number-style style:name="N1368P0" style:volatile="true">
      <number:number number:decimal-places="0" number:min-integer-digits="1" number:grouping="true"/>
      <number:text> </number:text>
    </number:number-style>
    <number:number-style style:name="N1368P1" style:volatile="true">
      <number:text>                (</number:text>
      <number:number number:decimal-places="0" number:min-integer-digits="1" number:grouping="true"/>
      <number:text>)</number:text>
    </number:number-style>
    <number:number-style style:name="N1368P2" style:volatile="true">
      <number:text>-</number:text>
      <number:number number:decimal-places="0" number:min-integer-digits="0"/>
      <number:text> </number:text>
    </number:number-style>
    <number:text-style style:name="N1368">
      <number:text-content/>
      <number:text> </number:text>
      <style:map style:condition="value()&gt;0" style:apply-style-name="N1368P0"/>
      <style:map style:condition="value()&lt;0" style:apply-style-name="N1368P1"/>
      <style:map style:condition="value()=0" style:apply-style-name="N1368P2"/>
    </number:text-style>
    <number:number-style style:name="N1370P0" style:volatile="true">
      <number:number number:decimal-places="0" number:min-integer-digits="1"/>
      <number:text>              </number:text>
    </number:number-style>
    <number:number-style style:name="N1370P1" style:volatile="true">
      <number:text> (</number:text>
      <number:number number:decimal-places="0" number:min-integer-digits="1"/>
      <number:text>)</number:text>
    </number:number-style>
    <number:number-style style:name="N1370P2" style:volatile="true">
      <number:text>-</number:text>
      <number:number number:decimal-places="0" number:min-integer-digits="0"/>
      <number:text> </number:text>
    </number:number-style>
    <number:text-style style:name="N1370">
      <number:text-content/>
      <number:text> </number:text>
      <style:map style:condition="value()&gt;0" style:apply-style-name="N1370P0"/>
      <style:map style:condition="value()&lt;0" style:apply-style-name="N1370P1"/>
      <style:map style:condition="value()=0" style:apply-style-name="N1370P2"/>
    </number:text-style>
    <number:date-style style:name="N1371">
      <number:month number:textual="true"/>
      <number:text> </number:text>
      <number:day/>
      <number:text>,              </number:text>
      <number:year number:style="long"/>
    </number:date-style>
    <number:number-style style:name="N1373P0" style:volatile="true">
      <number:number number:decimal-places="0" number:min-integer-digits="1"/>
      <number:text>                </number:text>
    </number:number-style>
    <number:number-style style:name="N1373P1" style:volatile="true">
      <number:text> (</number:text>
      <number:number number:decimal-places="0" number:min-integer-digits="1"/>
      <number:text>)</number:text>
    </number:number-style>
    <number:number-style style:name="N1373P2" style:volatile="true">
      <number:text>-</number:text>
      <number:number number:decimal-places="0" number:min-integer-digits="0"/>
      <number:text> </number:text>
    </number:number-style>
    <number:text-style style:name="N1373">
      <number:text-content/>
      <number:text> </number:text>
      <style:map style:condition="value()&gt;0" style:apply-style-name="N1373P0"/>
      <style:map style:condition="value()&lt;0" style:apply-style-name="N1373P1"/>
      <style:map style:condition="value()=0" style:apply-style-name="N1373P2"/>
    </number:text-style>
    <number:number-style style:name="N1375P0" style:volatile="true">
      <number:number number:decimal-places="0" number:min-integer-digits="1"/>
      <number:text> </number:text>
    </number:number-style>
    <number:number-style style:name="N1375P1" style:volatile="true">
      <number:text>            (</number:text>
      <number:number number:decimal-places="0" number:min-integer-digits="1"/>
      <number:text>)</number:text>
    </number:number-style>
    <number:number-style style:name="N1375P2" style:volatile="true">
      <number:text>-</number:text>
      <number:number number:decimal-places="0" number:min-integer-digits="0"/>
      <number:text> </number:text>
    </number:number-style>
    <number:text-style style:name="N1375">
      <number:text-content/>
      <number:text> </number:text>
      <style:map style:condition="value()&gt;0" style:apply-style-name="N1375P0"/>
      <style:map style:condition="value()&lt;0" style:apply-style-name="N1375P1"/>
      <style:map style:condition="value()=0" style:apply-style-name="N1375P2"/>
    </number:text-style>
    <number:number-style style:name="N1377P0" style:volatile="true">
      <number:number number:decimal-places="2" number:min-integer-digits="1" number:grouping="true"/>
      <number:text> </number:text>
    </number:number-style>
    <number:number-style style:name="N1377P1" style:volatile="true">
      <number:text>                  (</number:text>
      <number:number number:decimal-places="2" number:min-integer-digits="1" number:grouping="true"/>
      <number:text>)</number:text>
    </number:number-style>
    <number:number-style style:name="N1377P2" style:volatile="true">
      <number:text>-</number:text>
      <number:number number:decimal-places="0" number:min-integer-digits="0"/>
      <number:text> </number:text>
    </number:number-style>
    <number:text-style style:name="N1377">
      <number:text-content/>
      <number:text> </number:text>
      <style:map style:condition="value()&gt;0" style:apply-style-name="N1377P0"/>
      <style:map style:condition="value()&lt;0" style:apply-style-name="N1377P1"/>
      <style:map style:condition="value()=0" style:apply-style-name="N1377P2"/>
    </number:text-style>
    <number:date-style style:name="N1378">
      <number:month number:textual="true"/>
      <number:text> </number:text>
      <number:day/>
      <number:text>,                </number:text>
      <number:year/>
    </number:date-style>
    <number:date-style style:name="N1379">
      <number:day/>
      <number:text> </number:text>
      <number:month number:textual="true"/>
      <number:text>              </number:text>
      <number:year number:style="long"/>
    </number:date-style>
    <number:currency-style style:name="N1380P0" style:volatile="true">
      <number:currency-symbol number:language="en" number:country="IN">Rs.</number:currency-symbol>
      <number:number number:decimal-places="0" number:min-integer-digits="1" number:grouping="true"/>
    </number:currency-style>
    <number:currency-style style:name="N1380">
      <style:text-properties fo:color="#ff0000"/>
      <number:text>-</number:text>
      <number:currency-symbol number:language="en" number:country="IN">Rs.</number:currency-symbol>
      <number:number number:decimal-places="0" number:min-integer-digits="1" number:grouping="true"/>
      <style:map style:condition="value()&gt;=0" style:apply-style-name="N1380P0"/>
    </number:currency-style>
    <number:date-style style:name="N1381">
      <number:day number:style="long"/>
      <number:text>/</number:text>
      <number:month number:style="long"/>
      <number:text>/Y</number:text>
    </number:date-style>
    <number:number-style style:name="N1382P0" style:volatile="true">
      <number:number number:decimal-places="2" number:min-integer-digits="1" number:grouping="true"/>
      <number:text>            </number:text>
    </number:number-style>
    <number:number-style style:name="N1382">
      <number:text>(</number:text>
      <number:number number:decimal-places="2" number:min-integer-digits="1" number:grouping="true"/>
      <number:text>)</number:text>
      <style:map style:condition="value()&gt;=0" style:apply-style-name="N1382P0"/>
    </number:number-style>
    <number:date-style style:name="N1383">
      <number:day/>
      <number:text> </number:text>
      <number:month number:style="long" number:textual="true"/>
      <number:text> </number:text>
      <number:year/>
    </number:date-style>
    <number:date-style style:name="N1384">
      <number:day/>
      <number:text> </number:text>
      <number:month number:style="long" number:textual="true"/>
      <number:text>, </number:text>
      <number:year/>
    </number:date-style>
    <number:date-style style:name="N1385">
      <number:day/>
      <number:text> </number:text>
      <number:month number:style="long" number:textual="true"/>
      <number:text>,</number:text>
      <number:year/>
    </number:date-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2P0" style:volatile="true" number:language="en" number:country="IN">
      <number:number number:decimal-places="0" number:min-integer-digits="1" number:grouping="true"/>
      <number:text> </number:text>
    </number:number-style>
    <number:number-style style:name="N8112P1" style:volatile="true" number:language="en" number:country="IN">
      <number:number number:decimal-places="0" number:min-integer-digits="1" number:grouping="true"/>
      <number:text> </number:text>
    </number:number-style>
    <number:number-style style:name="N8112P2" style:volatile="true" number:language="en" number:country="IN">
      <number:text>- </number:text>
    </number:number-style>
    <number:text-style style:name="N8112" number:language="en" number:country="IN">
      <number:text-content/>
      <number:text> </number:text>
      <style:map style:condition="value()&gt;0" style:apply-style-name="N8112P0"/>
      <style:map style:condition="value()&lt;0" style:apply-style-name="N8112P1"/>
      <style:map style:condition="value()=0" style:apply-style-name="N8112P2"/>
    </number:text-style>
    <number:number-style style:name="N8115P0" style:volatile="true" number:language="en" number:country="IN">
      <number:number number:decimal-places="2" number:min-integer-digits="1" number:grouping="true"/>
      <number:text> </number:text>
    </number:number-style>
    <number:number-style style:name="N8115P1" style:volatile="true" number:language="en" number:country="IN">
      <number:number number:decimal-places="2" number:min-integer-digits="1" number:grouping="true"/>
      <number:text> </number:text>
    </number:number-style>
    <number:number-style style:name="N8115P2" style:volatile="true" number:language="en" number:country="IN">
      <number:text>-</number:text>
      <number:number number:decimal-places="0" number:min-integer-digits="0"/>
      <number:text> </number:text>
    </number:number-style>
    <number:text-style style:name="N8115" number:language="en" number:country="IN">
      <number:text-content/>
      <number:text> </number:text>
      <style:map style:condition="value()&gt;0" style:apply-style-name="N8115P0"/>
      <style:map style:condition="value()&lt;0" style:apply-style-name="N8115P1"/>
      <style:map style:condition="value()=0" style:apply-style-name="N8115P2"/>
    </number:text-style>
    <number:time-style style:name="N8116" number:language="en" number:country="IN">
      <number:minutes number:style="long"/>
      <number:text>:</number:text>
      <number:seconds number:style="long"/>
    </number:time-style>
    <number:time-style style:name="N8117" number:language="en" number:country="IN" number:truncate-on-overflow="false">
      <number:hours/>
      <number:text>:</number:text>
      <number:minutes number:style="long"/>
      <number:text>:</number:text>
      <number:seconds number:style="long"/>
    </number:time-style>
    <number:time-style style:name="N8118" number:language="en" number:country="IN">
      <number:minutes number:style="long"/>
      <number:text>:</number:text>
      <number:seconds number:style="long"/>
      <number:text>.</number:text>
    </number:time-style>
    <number:number-style style:name="N8119" number:language="en" number:country="IN">
      <number:scientific-number number:decimal-places="1" number:min-integer-digits="3" number:min-exponent-digits="1"/>
    </number:number-style>
    <number:date-style style:name="N8120" number:language="en" number:country="IN">
      <number:day number:calendar="gregorian" number:style="long"/>
      <number:text>-</number:text>
      <number:month number:calendar="gregorian" number:style="long"/>
      <number:text>-</number:text>
      <number:year number:calendar="gregorian" number:style="long"/>
    </number:date-style>
    <number:date-style style:name="N8121" number:language="en" number:country="IN">
      <number:day number:calendar="gregorian" number:style="long"/>
      <number:text>-</number:text>
      <number:month number:calendar="gregorian" number:style="long"/>
      <number:text>-</number:text>
      <number:year number:calendar="gregorian"/>
    </number:date-style>
    <number:number-style style:name="N8122" number:language="en" number:country="IN">
      <number:number number:decimal-places="3" number:min-integer-digits="1"/>
    </number:number-style>
    <number:number-style style:name="N8125P0" style:volatile="true" number:language="en" number:country="IN">
      <number:number number:decimal-places="0" number:min-integer-digits="1" number:grouping="true"/>
      <number:text> </number:text>
    </number:number-style>
    <number:number-style style:name="N8125P1" style:volatile="true" number:language="en" number:country="IN">
      <number:text>-</number:text>
      <number:number number:decimal-places="0" number:min-integer-digits="1" number:grouping="true"/>
      <number:text> </number:text>
    </number:number-style>
    <number:number-style style:name="N8125P2" style:volatile="true" number:language="en" number:country="IN">
      <number:text> - </number:text>
    </number:number-style>
    <number:text-style style:name="N8125" number:language="en" number:country="IN">
      <number:text-content/>
      <number:text> </number:text>
      <style:map style:condition="value()&gt;0" style:apply-style-name="N8125P0"/>
      <style:map style:condition="value()&lt;0" style:apply-style-name="N8125P1"/>
      <style:map style:condition="value()=0" style:apply-style-name="N8125P2"/>
    </number:text-style>
    <number:number-style style:name="N8127P0" style:volatile="true" number:language="en" number:country="IN">
      <number:number number:decimal-places="2" number:min-integer-digits="1" number:grouping="true"/>
      <number:text> </number:text>
    </number:number-style>
    <number:number-style style:name="N8127P1" style:volatile="true" number:language="en" number:country="IN">
      <number:text>-</number:text>
      <number:number number:decimal-places="2" number:min-integer-digits="1" number:grouping="true"/>
      <number:text> </number:text>
    </number:number-style>
    <number:number-style style:name="N8127P2" style:volatile="true" number:language="en" number:country="IN">
      <number:text>-</number:text>
      <number:number number:decimal-places="0" number:min-integer-digits="0"/>
      <number:text> </number:text>
    </number:number-style>
    <number:text-style style:name="N8127" number:language="en" number:country="IN">
      <number:text-content/>
      <number:text> </number:text>
      <style:map style:condition="value()&gt;0" style:apply-style-name="N8127P0"/>
      <style:map style:condition="value()&lt;0" style:apply-style-name="N8127P1"/>
      <style:map style:condition="value()=0" style:apply-style-name="N8127P2"/>
    </number:text-style>
    <number:number-style style:name="N8128" number:language="en" number:country="IN">
      <number:number number:decimal-places="0" number:min-integer-digits="3"/>
    </number:number-style>
    <number:number-style style:name="N8129" number:language="en" number:country="IN">
      <number:number number:decimal-places="1" number:min-integer-digits="1"/>
    </number:number-style>
    <number:currency-style style:name="N8131P0" style:volatile="true" number:language="en" number:country="IN">
      <number:currency-symbol number:language="hi" number:country="IN">रु.</number:currency-symbol>
      <number:number number:decimal-places="2" number:min-integer-digits="1" number:grouping="true"/>
    </number:currency-style>
    <number:currency-style style:name="N8131" number:language="en" number:country="IN">
      <style:text-properties fo:color="#ff0000"/>
      <number:text>-</number:text>
      <number:currency-symbol number:language="hi" number:country="IN">रु.</number:currency-symbol>
      <number:number number:decimal-places="2" number:min-integer-digits="1" number:grouping="true"/>
      <style:map style:condition="value()&gt;=0" style:apply-style-name="N8131P0"/>
    </number:currency-style>
    <number:date-style style:name="N8132" number:language="en" number:country="IN">
      <number:day number:style="long"/>
      <number:text>-</number:text>
      <number:month number:style="long"/>
      <number:text>-</number:text>
      <number:year number:style="long"/>
    </number:date-style>
    <number:number-style style:name="N8133P0" style:volatile="true" number:language="en" number:country="IN">
      <number:number number:decimal-places="0" number:min-integer-digits="1" number:grouping="true"/>
      <number:text> </number:text>
    </number:number-style>
    <number:number-style style:name="N8133P1" style:volatile="true" number:language="en" number:country="IN">
      <number:text>-</number:text>
      <number:number number:decimal-places="0" number:min-integer-digits="1" number:grouping="true"/>
      <number:text> </number:text>
    </number:number-style>
    <number:number-style style:name="N8133P2" style:volatile="true" number:language="en" number:country="IN">
      <number:text>- </number:text>
    </number:number-style>
    <number:text-style style:name="N8133" number:language="en" number:country="IN">
      <number:text-content/>
      <number:text> </number:text>
      <style:map style:condition="value()&gt;0" style:apply-style-name="N8133P0"/>
      <style:map style:condition="value()&lt;0" style:apply-style-name="N8133P1"/>
      <style:map style:condition="value()=0" style:apply-style-name="N8133P2"/>
    </number:text-style>
    <number:percentage-style style:name="N8134" number:language="en" number:country="IN">
      <number:number number:decimal-places="0" number:min-integer-digits="3" number:grouping="true"/>
      <number:text>%</number:text>
    </number:percentage-style>
    <number:percentage-style style:name="N8135" number:language="en" number:country="IN">
      <number:text>111</number:text>
      <number:number number:decimal-places="1" number:min-integer-digits="0"/>
      <number:text>%</number:text>
    </number:percentage-style>
    <number:number-style style:name="N8136" number:language="en" number:country="IN">
      <number:number number:decimal-places="6" number:min-integer-digits="1"/>
    </number:number-style>
    <number:number-style style:name="N8137" number:language="en" number:country="IN">
      <number:number number:decimal-places="5" number:min-integer-digits="1"/>
    </number:number-style>
    <number:number-style style:name="N8138" number:language="en" number:country="IN">
      <number:number number:decimal-places="4" number:min-integer-digits="1"/>
    </number:number-style>
    <number:number-style style:name="N8139" number:language="en" number:country="IN">
      <number:number number:decimal-places="9" number:min-integer-digits="1"/>
    </number:number-style>
    <number:number-style style:name="N8140" number:language="en" number:country="IN">
      <number:number number:decimal-places="8" number:min-integer-digits="1"/>
    </number:number-style>
    <number:number-style style:name="N8141" number:language="en" number:country="IN">
      <number:number number:decimal-places="7" number:min-integer-digits="1"/>
    </number:number-style>
    <number:number-style style:name="N8142" number:language="en" number:country="IN">
      <number:number number:decimal-places="2" number:min-integer-digits="2"/>
    </number:number-style>
    <number:currency-style style:name="N8143" number:language="en" number:country="IN">
      <number:number number:decimal-places="2" number:min-integer-digits="1" number:grouping="true"/>
      <number:text> </number:text>
      <number:currency-symbol>Rs.</number:currency-symbol>
    </number:currency-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0" number:min-integer-digits="1" number:grouping="true"/>
      <number:text> </number:text>
    </number:currency-style>
    <number:currency-style style:name="N16131" number:language="en" number:country="US">
      <style:text-properties fo:color="#ff0000"/>
      <number:text>(</number:text>
      <number:currency-symbol/>
      <number:number number:decimal-places="0" number:min-integer-digits="1" number:grouping="true"/>
      <number:text>)</number:text>
      <style:map style:condition="value()&gt;=0" style:apply-style-name="N16131P0"/>
    </number:currency-style>
    <number:currency-style style:name="N16133P0" style:volatile="true" number:language="en" number:country="US">
      <number:currency-symbol/>
      <number:number number:decimal-places="2" number:min-integer-digits="1" number:grouping="true"/>
      <number:text> </number:text>
    </number:currency-style>
    <number:currency-style style:name="N16133" number:language="en" number:country="US">
      <number:text>(</number:text>
      <number:currency-symbol/>
      <number:number number:decimal-places="2" number:min-integer-digits="1" number:grouping="true"/>
      <number:text>)</number:text>
      <style:map style:condition="value()&gt;=0" style:apply-style-name="N16133P0"/>
    </number:currency-style>
    <number:currency-style style:name="N16134P0" style:volatile="true" number:language="en" number:country="US">
      <number:currency-symbol/>
      <number:number number:decimal-places="2" number:min-integer-digits="1" number:grouping="true"/>
      <number:text> </number:text>
    </number:currency-style>
    <number:currency-style style:name="N16134" number:language="en" number:country="US">
      <style:text-properties fo:color="#ff0000"/>
      <number:text>(</number:text>
      <number:currency-symbol/>
      <number:number number:decimal-places="2" number:min-integer-digits="1" number:grouping="true"/>
      <number:text>)</number:text>
      <style:map style:condition="value()&gt;=0" style:apply-style-name="N16134P0"/>
    </number:currency-style>
    <number:number-style style:name="N16135P0" style:volatile="true" number:language="en" number:country="US">
      <number:number number:decimal-places="0" number:min-integer-digits="1" number:grouping="true"/>
      <number:text> </number:text>
    </number:number-style>
    <number:number-style style:name="N16135" number:language="en" number:country="US">
      <number:text>(</number:text>
      <number:number number:decimal-places="0" number:min-integer-digits="1" number:grouping="true"/>
      <number:text>)</number:text>
      <style:map style:condition="value()&gt;=0" style:apply-style-name="N16135P0"/>
    </number:number-style>
    <number:number-style style:name="N16136P0" style:volatile="true" number:language="en" number:country="US">
      <number:number number:decimal-places="2" number:min-integer-digits="1" number:grouping="true"/>
      <number:text> </number:text>
    </number:number-style>
    <number:number-style style:name="N16136" number:language="en" number:country="US">
      <number:text>(</number:text>
      <number:number number:decimal-places="2" number:min-integer-digits="1" number:grouping="true"/>
      <number:text>)</number:text>
      <style:map style:condition="value()&gt;=0" style:apply-style-name="N16136P0"/>
    </number:number-style>
    <number:date-style style:name="N16137" number:language="en" number:country="US">
      <number:day number:style="long"/>
      <number:text>-</number:text>
      <number:month number:textual="true"/>
    </number:date-style>
    <number:time-style style:name="N16138" number:language="en" number:country="US" number:truncate-on-overflow="false">
      <number:hours/>
      <number:text>:</number:text>
      <number:minutes number:style="long"/>
      <number:text>:</number:text>
      <number:seconds number:style="long"/>
    </number:time-style>
    <number:time-style style:name="N16139" number:language="en" number:country="US">
      <number:minutes number:style="long"/>
      <number:text>:</number:text>
      <number:seconds number:style="long"/>
      <number:text>.</number:text>
    </number:time-style>
    <number:number-style style:name="N16140P0" style:volatile="true" number:language="en" number:country="US">
      <number:number number:decimal-places="0" number:min-integer-digits="1" number:grouping="true"/>
      <number:text> </number:text>
    </number:number-style>
    <number:number-style style:name="N16140" number:language="en" number:country="US">
      <style:text-properties fo:color="#000000"/>
      <number:text>(</number:text>
      <number:number number:decimal-places="0" number:min-integer-digits="1" number:grouping="true"/>
      <number:text>)</number:text>
      <style:map style:condition="value()&gt;=0" style:apply-style-name="N16140P0"/>
    </number:number-style>
    <number:number-style style:name="N16141P0" style:volatile="true" number:language="en" number:country="US">
      <number:number number:decimal-places="2" number:min-integer-digits="1" number:grouping="true"/>
      <number:text> </number:text>
    </number:number-style>
    <number:number-style style:name="N16141" number:language="en" number:country="US">
      <style:text-properties fo:color="#000000"/>
      <number:text>(</number:text>
      <number:number number:decimal-places="2" number:min-integer-digits="1" number:grouping="true"/>
      <number:text>)</number:text>
      <style:map style:condition="value()&gt;=0" style:apply-style-name="N16141P0"/>
    </number:number-style>
    <number:currency-style style:name="N16142P0" style:volatile="true" number:language="en" number:country="US">
      <number:currency-symbol/>
      <number:number number:decimal-places="0" number:min-integer-digits="1" number:grouping="true"/>
      <number:text> </number:text>
    </number:currency-style>
    <number:currency-style style:name="N16142" number:language="en" number:country="US">
      <style:text-properties fo:color="#000000"/>
      <number:text>(</number:text>
      <number:currency-symbol/>
      <number:number number:decimal-places="0" number:min-integer-digits="1" number:grouping="true"/>
      <number:text>)</number:text>
      <style:map style:condition="value()&gt;=0" style:apply-style-name="N16142P0"/>
    </number:currency-style>
    <number:currency-style style:name="N16143P0" style:volatile="true" number:language="en" number:country="US">
      <number:currency-symbol/>
      <number:number number:decimal-places="2" number:min-integer-digits="1" number:grouping="true"/>
      <number:text> </number:text>
    </number:currency-style>
    <number:currency-style style:name="N16143" number:language="en" number:country="US">
      <style:text-properties fo:color="#000000"/>
      <number:text>(</number:text>
      <number:currency-symbol/>
      <number:number number:decimal-places="2" number:min-integer-digits="1" number:grouping="true"/>
      <number:text>)</number:text>
      <style:map style:condition="value()&gt;=0" style:apply-style-name="N16143P0"/>
    </number:currency-style>
    <number:currency-style style:name="N16144" number:language="en" number:country="US">
      <number:currency-symbol number:language="en" number:country="US">$</number:currency-symbol>
      <number:number number:decimal-places="2" number:min-integer-digits="1" number:grouping="true"/>
    </number:currency-style>
    <number:date-style style:name="N16145P0" style:volatile="true" number:language="en" number:country="US">
      <number:day/>
      <number:text>-</number:text>
      <number:month number:textual="true"/>
      <number:text>-</number:text>
      <number:year/>
    </number:date-style>
    <number:text-style style:name="N16145" number:language="en" number:country="US">
      <number:text-content/>
      <style:map style:condition="value()&lt;=0" style:apply-style-name="N16145P0"/>
    </number:text-style>
    <number:date-style style:name="N16147P0" style:volatile="true" number:language="en" number:country="US">
      <number:month number:textual="true"/>
    </number:date-style>
    <number:text-style style:name="N16147" number:language="en" number:country="US">
      <number:text-content/>
      <style:map style:condition="value()&lt;=0" style:apply-style-name="N16147P0"/>
    </number:text-style>
    <number:date-style style:name="N16148P0" style:volatile="true" number:language="en" number:country="US">
      <number:month number:textual="true"/>
      <number:text>-</number:text>
      <number:year/>
    </number:date-style>
    <number:text-style style:name="N16148" number:language="en" number:country="US">
      <number:text-content/>
      <style:map style:condition="value()&lt;=0" style:apply-style-name="N16148P0"/>
    </number:text-style>
    <number:date-style style:name="N16149" number:language="en" number:country="US">
      <number:day number:style="long"/>
      <number:text>/</number:text>
      <number:month number:style="long"/>
      <number:text>/</number:text>
      <number:year number:style="long"/>
    </number:date-style>
    <number:date-style style:name="N16150" number:language="en" number:country="US">
      <number:day number:style="long"/>
      <number:text>/</number:text>
      <number:month number:style="long"/>
      <number:text>/</number:text>
      <number:year/>
    </number:date-style>
    <number:date-style style:name="N16151" number:language="en" number:country="US">
      <number:month number:style="long"/>
      <number:text>/</number:text>
      <number:day/>
      <number:text>/</number:text>
      <number:year number:style="long"/>
    </number:date-style>
    <number:date-style style:name="N16152" number:language="en" number:country="US">
      <number:day number:style="long"/>
      <number:text>-</number:text>
      <number:month number:style="long"/>
      <number:text>-</number:text>
      <number:year number:style="long"/>
    </number:date-style>
    <number:number-style style:name="N16155P0" style:volatile="true" number:language="en" number:country="US">
      <number:number number:decimal-places="0" number:min-integer-digits="1" number:grouping="true"/>
      <number:text> </number:text>
    </number:number-style>
    <number:number-style style:name="N16155P1" style:volatile="true" number:language="en" number:country="US">
      <number:text> (</number:text>
      <number:number number:decimal-places="0" number:min-integer-digits="1" number:grouping="true"/>
      <number:text>)</number:text>
    </number:number-style>
    <number:number-style style:name="N16155P2" style:volatile="true" number:language="en" number:country="US">
      <number:text> - </number:text>
    </number:number-style>
    <number:text-style style:name="N16155" number:language="en" number:country="US">
      <number:text-content/>
      <number:text> </number:text>
      <style:map style:condition="value()&gt;0" style:apply-style-name="N16155P0"/>
      <style:map style:condition="value()&lt;0" style:apply-style-name="N16155P1"/>
      <style:map style:condition="value()=0" style:apply-style-name="N16155P2"/>
    </number:text-style>
    <number:currency-style style:name="N16158P0" style:volatile="true" number:language="en" number:country="US">
      <number:currency-symbol/>
      <number:number number:decimal-places="0" number:min-integer-digits="1" number:grouping="true"/>
      <number:text> </number:text>
    </number:currency-style>
    <number:currency-style style:name="N16158P1" style:volatile="true" number:language="en" number:country="US">
      <number:currency-symbol/>
      <number:text>(</number:text>
      <number:number number:decimal-places="0" number:min-integer-digits="1" number:grouping="true"/>
      <number:text>)</number:text>
    </number:currency-style>
    <number:currency-style style:name="N16158P2" style:volatile="true" number:language="en" number:country="US">
      <number:currency-symbol/>
      <number:text>- </number:text>
    </number:currency-style>
    <number:text-style style:name="N16158" number:language="en" number:country="US">
      <number:text-content/>
      <number:text> </number:text>
      <style:map style:condition="value()&gt;0" style:apply-style-name="N16158P0"/>
      <style:map style:condition="value()&lt;0" style:apply-style-name="N16158P1"/>
      <style:map style:condition="value()=0" style:apply-style-name="N16158P2"/>
    </number:text-style>
    <number:number-style style:name="N16161P0" style:volatile="true" number:language="en" number:country="US">
      <number:number number:decimal-places="2" number:min-integer-digits="1" number:grouping="true"/>
      <number:text> </number:text>
    </number:number-style>
    <number:number-style style:name="N16161P1" style:volatile="true" number:language="en" number:country="US">
      <number:text> (</number:text>
      <number:number number:decimal-places="2" number:min-integer-digits="1" number:grouping="true"/>
      <number:text>)</number:text>
    </number:number-style>
    <number:number-style style:name="N16161P2" style:volatile="true" number:language="en" number:country="US">
      <number:text>-</number:text>
      <number:number number:decimal-places="0" number:min-integer-digits="0"/>
      <number:text> </number:text>
    </number:number-style>
    <number:text-style style:name="N16161" number:language="en" number:country="US">
      <number:text-content/>
      <number:text> </number:text>
      <style:map style:condition="value()&gt;0" style:apply-style-name="N16161P0"/>
      <style:map style:condition="value()&lt;0" style:apply-style-name="N16161P1"/>
      <style:map style:condition="value()=0" style:apply-style-name="N16161P2"/>
    </number:text-style>
    <number:currency-style style:name="N16164P0" style:volatile="true" number:language="en" number:country="US">
      <number:currency-symbol/>
      <number:number number:decimal-places="2" number:min-integer-digits="1" number:grouping="true"/>
      <number:text> </number:text>
    </number:currency-style>
    <number:currency-style style:name="N16164P1" style:volatile="true" number:language="en" number:country="US">
      <number:currency-symbol/>
      <number:text>(</number:text>
      <number:number number:decimal-places="2" number:min-integer-digits="1" number:grouping="true"/>
      <number:text>)</number:text>
    </number:currency-style>
    <number:currency-style style:name="N16164P2" style:volatile="true" number:language="en" number:country="US">
      <number:currency-symbol/>
      <number:text>-</number:text>
      <number:number number:decimal-places="0" number:min-integer-digits="0"/>
      <number:text> </number:text>
    </number:currency-style>
    <number:text-style style:name="N16164" number:language="en" number:country="US">
      <number:text-content/>
      <number:text> </number:text>
      <style:map style:condition="value()&gt;0" style:apply-style-name="N16164P0"/>
      <style:map style:condition="value()&lt;0" style:apply-style-name="N16164P1"/>
      <style:map style:condition="value()=0" style:apply-style-name="N16164P2"/>
    </number:text-style>
    <number:time-style style:name="N16165" number:language="en" number:country="US">
      <number:minutes number:style="long"/>
      <number:text>:</number:text>
      <number:seconds number:style="long"/>
    </number:time-style>
    <number:number-style style:name="N16166" number:language="en" number:country="US">
      <number:scientific-number number:decimal-places="1" number:min-integer-digits="3" number:min-exponent-digits="1"/>
    </number:number-style>
    <number:number-style style:name="N16167" number:language="en" number:country="US">
      <number:number number:decimal-places="1" number:min-integer-digits="1"/>
    </number:number-style>
    <number:percentage-style style:name="N16168" number:language="en" number:country="US">
      <number:number number:decimal-places="1" number:min-integer-digits="1"/>
      <number:text>%</number:text>
    </number:percentage-style>
    <number:date-style style:name="N16170P0" style:volatile="true" number:language="en" number:country="US">
      <number:month number:style="long" number:textual="true"/>
      <number:text>-</number:text>
      <number:year/>
    </number:date-style>
    <number:text-style style:name="N16170" number:language="en" number:country="US">
      <number:text-content/>
      <style:map style:condition="value()&lt;=0" style:apply-style-name="N16170P0"/>
    </number:text-style>
    <number:date-style style:name="N16171" number:language="en" number:country="US">
      <number:day number:style="long"/>
      <number:text>/</number:text>
      <number:month number:textual="true"/>
      <number:text>/</number:text>
      <number:year/>
    </number:date-style>
    <number:date-style style:name="N16172P0" style:volatile="true" number:language="en" number:country="US">
      <number:day number:style="long"/>
      <number:text>/</number:text>
      <number:month number:textual="true"/>
      <number:text>/</number:text>
      <number:year/>
    </number:date-style>
    <number:text-style style:name="N16172" number:language="en" number:country="US">
      <number:text-content/>
      <style:map style:condition="value()&lt;=0" style:apply-style-name="N16172P0"/>
    </number:text-style>
    <number:date-style style:name="N16174P0" style:volatile="true" number:language="en" number:country="US">
      <number:day/>
      <number:text>/</number:text>
      <number:month number:textual="true"/>
      <number:text>/</number:text>
      <number:year/>
    </number:date-style>
    <number:text-style style:name="N16174" number:language="en" number:country="US">
      <number:text-content/>
      <style:map style:condition="value()&lt;=0" style:apply-style-name="N16174P0"/>
    </number:text-style>
    <number:date-style style:name="N16175" number:language="en" number:country="US">
      <number:day number:style="long"/>
      <number:text>-</number:text>
      <number:month number:textual="true"/>
      <number:text>-</number:text>
      <number:year/>
    </number:date-style>
    <number:date-style style:name="N16176P0" style:volatile="true" number:language="en" number:country="US">
      <number:day number:style="long"/>
      <number:text>-</number:text>
      <number:month number:textual="true"/>
      <number:text>-</number:text>
      <number:year/>
    </number:date-style>
    <number:text-style style:name="N16176" number:language="en" number:country="US">
      <number:text-content/>
      <style:map style:condition="value()&lt;=0" style:apply-style-name="N16176P0"/>
    </number:text-style>
    <number:date-style style:name="N16178P0" style:volatile="true" number:language="en" number:country="US">
      <number:day/>
      <number:text>-</number:text>
      <number:month number:textual="true"/>
      <number:text>-</number:text>
      <number:year number:style="long"/>
    </number:date-style>
    <number:text-style style:name="N16178" number:language="en" number:country="US">
      <number:text-content/>
      <style:map style:condition="value()&lt;=0" style:apply-style-name="N16178P0"/>
    </number:text-style>
    <number:number-style style:name="N16179" number:language="en" number:country="US">
      <number:number number:decimal-places="3" number:min-integer-digits="1"/>
    </number:number-style>
    <number:date-style style:name="N16180" number:language="en" number:country="US">
      <number:day number:style="long"/>
      <number:text>-</number:text>
      <number:month number:textual="true"/>
      <number:text>-</number:text>
      <number:year number:style="long"/>
    </number:date-style>
    <number:date-style style:name="N16181" number:language="en" number:country="US">
      <number:day number:style="long"/>
      <number:text>-</number:text>
      <number:month number:style="long"/>
      <number:text>-</number:text>
      <number:year/>
    </number:date-style>
    <number:number-style style:name="N16184P0" style:volatile="true" number:language="en" number:country="US">
      <number:number number:decimal-places="0" number:min-integer-digits="1" number:grouping="true"/>
      <number:text> </number:text>
    </number:number-style>
    <number:number-style style:name="N16184P1" style:volatile="true" number:language="en" number:country="US">
      <number:text>(</number:text>
      <number:number number:decimal-places="0" number:min-integer-digits="1" number:grouping="true"/>
      <number:text>)</number:text>
    </number:number-style>
    <number:number-style style:name="N16184P2" style:volatile="true" number:language="en" number:country="US">
      <number:text>- </number:text>
    </number:number-style>
    <number:text-style style:name="N16184" number:language="en" number:country="US">
      <number:text-content/>
      <number:text> </number:text>
      <style:map style:condition="value()&gt;0" style:apply-style-name="N16184P0"/>
      <style:map style:condition="value()&lt;0" style:apply-style-name="N16184P1"/>
      <style:map style:condition="value()=0" style:apply-style-name="N16184P2"/>
    </number:text-style>
    <number:number-style style:name="N16186P0" style:volatile="true" number:language="en" number:country="US">
      <number:number number:decimal-places="2" number:min-integer-digits="1" number:grouping="true"/>
      <number:text> </number:text>
    </number:number-style>
    <number:number-style style:name="N16186P1" style:volatile="true" number:language="en" number:country="US">
      <number:text>(</number:text>
      <number:number number:decimal-places="2" number:min-integer-digits="1" number:grouping="true"/>
      <number:text>)</number:text>
    </number:number-style>
    <number:number-style style:name="N16186P2" style:volatile="true" number:language="en" number:country="US">
      <number:text>-</number:text>
      <number:number number:decimal-places="0" number:min-integer-digits="0"/>
      <number:text> </number:text>
    </number:number-style>
    <number:text-style style:name="N16186" number:language="en" number:country="US">
      <number:text-content/>
      <number:text> </number:text>
      <style:map style:condition="value()&gt;0" style:apply-style-name="N16186P0"/>
      <style:map style:condition="value()&lt;0" style:apply-style-name="N16186P1"/>
      <style:map style:condition="value()=0" style:apply-style-name="N16186P2"/>
    </number:text-style>
    <number:date-style style:name="N16188P0" style:volatile="true" number:language="en" number:country="US">
      <number:month number:textual="true"/>
      <number:text>/</number:text>
      <number:year/>
    </number:date-style>
    <number:text-style style:name="N16188" number:language="en" number:country="US">
      <number:text-content/>
      <style:map style:condition="value()&lt;=0" style:apply-style-name="N16188P0"/>
    </number:text-style>
    <number:number-style style:name="N16189P0" style:volatile="true" number:language="en" number:country="US">
      <number:number number:decimal-places="0" number:min-integer-digits="1" number:grouping="true"/>
      <number:text> </number:text>
    </number:number-style>
    <number:number-style style:name="N16189" number:language="en" number:country="US">
      <style:text-properties fo:color="#00ffff"/>
      <number:text>(</number:text>
      <number:number number:decimal-places="0" number:min-integer-digits="1" number:grouping="true"/>
      <number:text>)</number:text>
      <style:map style:condition="value()&gt;=0" style:apply-style-name="N16189P0"/>
    </number:number-style>
    <number:number-style style:name="N16190P0" style:volatile="true" number:language="en" number:country="US">
      <number:number number:decimal-places="2" number:min-integer-digits="1" number:grouping="true"/>
      <number:text> </number:text>
    </number:number-style>
    <number:number-style style:name="N16190" number:language="en" number:country="US">
      <style:text-properties fo:color="#00ffff"/>
      <number:text>(</number:text>
      <number:number number:decimal-places="2" number:min-integer-digits="1" number:grouping="true"/>
      <number:text>)</number:text>
      <style:map style:condition="value()&gt;=0" style:apply-style-name="N16190P0"/>
    </number:number-style>
    <number:currency-style style:name="N24107P0" style:volatile="true" number:language="nl" number:country="BE">
      <number:number number:decimal-places="2" number:min-integer-digits="1" number:grouping="true"/>
      <number:text> </number:text>
      <number:currency-symbol number:language="nl" number:country="BE">€</number:currency-symbol>
    </number:currency-style>
    <number:currency-style style:name="N24107" number:language="nl" number:country="BE">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24107P0"/>
    </number:currency-style>
    <number:date-style style:name="N32106" number:language="en" number:country="GB">
      <number:day number:style="long"/>
      <number:text>-</number:text>
      <number:month number:textual="true"/>
      <number:text>-</number:text>
      <number:year/>
    </number:date-style>
    <number:date-style style:name="N32107" number:language="en" number:country="GB">
      <number:day number:style="long"/>
      <number:text>-</number:text>
      <number:month number:textual="true"/>
    </number:date-style>
    <number:date-style style:name="N32108" number:language="en" number:country="GB">
      <number:month number:textual="true"/>
      <number:text>-</number:text>
      <number:year/>
    </number:date-style>
    <number:time-style style:name="N32109" number:language="en" number:country="GB">
      <number:hours/>
      <number:text>:</number:text>
      <number:minutes number:style="long"/>
      <number:text> </number:text>
      <number:am-pm/>
    </number:time-style>
    <number:time-style style:name="N32110" number:language="en" number:country="GB">
      <number:hours/>
      <number:text>:</number:text>
      <number:minutes number:style="long"/>
      <number:text>:</number:text>
      <number:seconds number:style="long"/>
      <number:text> </number:text>
      <number:am-pm/>
    </number:time-style>
    <number:date-style style:name="N32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32112" number:language="en" number:country="GB">
      <number:number number:decimal-places="0" number:min-integer-digits="0"/>
    </number:number-style>
    <number:date-style style:name="N32113" number:language="en" number:country="GB">
      <number:day number:style="long"/>
      <number:text>/</number:text>
      <number:month number:textual="true"/>
      <number:text>/</number:text>
      <number:year/>
    </number:date-style>
    <number:currency-style style:name="N40106" number:language="de" number:country="DE">
      <number:number number:decimal-places="2" number:min-integer-digits="1" number:grouping="true"/>
      <number:text> </number:text>
      <number:currency-symbol number:language="de" number:country="DE">€</number:currency-symbol>
    </number:currency-style>
    <number:currency-style style:name="N4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4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0107P0"/>
    </number:currency-style>
    <number:number-style style:name="N48106" number:language="en" number:country="NZ">
      <number:number number:decimal-places="0" number:min-integer-digits="4"/>
    </number:number-style>
    <number:currency-style style:name="N56107P0" style:volatile="true" number:language="en" number:country="IE">
      <number:currency-symbol number:language="en" number:country="IE">€</number:currency-symbol>
      <number:number number:decimal-places="2" number:min-integer-digits="1" number:grouping="true"/>
    </number:currency-style>
    <number:currency-style style:name="N56107" number:language="en" number:country="IE">
      <style:text-properties fo:color="#ff0000"/>
      <number:text>-</number:text>
      <number:currency-symbol number:language="en" number:country="IE">€</number:currency-symbol>
      <number:number number:decimal-places="2" number:min-integer-digits="1" number:grouping="true"/>
      <style:map style:condition="value()&gt;=0" style:apply-style-name="N56107P0"/>
    </number:currency-style>
    <number:date-style style:name="N64108" number:language="ja" number:country="JP">
      <number:day/>
      <number:text>/</number:text>
      <number:month/>
      <number:text>/</number:text>
      <number:year/>
    </number:date-style>
    <number:date-style style:name="N64109" number:language="ja" number:country="JP">
      <number:year number:style="long"/>
      <number:text>年</number:text>
      <number:month/>
      <number:text>月</number:text>
      <number:day/>
      <number:text>日</number:text>
    </number:date-style>
    <number:time-style style:name="N64110" number:language="ja" number:country="JP">
      <number:hours number:style="long"/>
      <number:text>時</number:text>
      <number:minutes number:style="long"/>
      <number:text>分</number:text>
      <number:seconds number:style="long"/>
      <number:text>秒</number:text>
    </number:time-style>
    <number:date-style style:name="N64111" number:language="ja" number:country="JP">
      <number:month/>
      <number:text>月</number:text>
      <number:day/>
      <number:text>日</number:text>
    </number:date-style>
    <number:date-style style:name="N64112" number:language="ja" number:country="JP">
      <number:era number:calendar="gengou"/>
      <number:year number:calendar="gengou"/>
      <number:text>.</number:text>
      <number:month number:calendar="gengou"/>
      <number:text>.</number:text>
      <number:day number:calendar="gengou"/>
    </number:date-style>
    <number:date-style style:name="N64113"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72106" number:language="hi" number:country="IN">
      <number:day number:style="long"/>
      <number:text>/</number:text>
      <number:month number:style="long"/>
      <number:text>/</number:text>
      <number:year number:style="long"/>
    </number:date-style>
    <style:style style:name="Default" style:family="table-cell" style:data-style-name="N8000">
      <style:table-cell-properties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1"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1">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5f_PULIANI" style:display-name="Comma_PULIANI"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209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209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209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none"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enp_5f__5f_eligibility" style:display-name="Normal_senp__eligibility"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80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43" style:display-name="ConditionalStyle_43"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563c1" style:text-outline="false" style:text-line-through-style="none" style:font-name="Zurich B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42" style:display-name="ConditionalStyle_42" style:family="table-cell" style:parent-style-name="Default">
      <style:table-cell-properties fo:background-color="#ffffff" fo:border="none"/>
      <style:text-properties fo:color="#ffffff"/>
    </style:style>
    <style:style style:name="ConditionalStyle_5f_41" style:display-name="ConditionalStyle_41" style:family="table-cell" style:parent-style-name="Default">
      <style:table-cell-properties fo:background-color="#ffffff" fo:border="none"/>
      <style:text-properties fo:color="#ffffff"/>
    </style:style>
    <style:style style:name="ConditionalStyle_5f_40" style:display-name="ConditionalStyle_40" style:family="table-cell" style:parent-style-name="Default">
      <style:table-cell-properties fo:background-color="#bfbfbf"/>
      <style:text-properties fo:color="#bfbfbf"/>
    </style:style>
    <style:style style:name="ConditionalStyle_5f_39" style:display-name="ConditionalStyle_39" style:family="table-cell" style:parent-style-name="Default">
      <style:table-cell-properties fo:background-color="#000000"/>
    </style:style>
    <style:style style:name="ConditionalStyle_5f_38" style:display-name="ConditionalStyle_38" style:family="table-cell" style:parent-style-name="Default">
      <style:table-cell-properties fo:background-color="#000000"/>
    </style:style>
    <style:style style:name="ConditionalStyle_5f_37" style:display-name="ConditionalStyle_37" style:family="table-cell" style:parent-style-name="Default">
      <style:table-cell-properties fo:background-color="#000000"/>
    </style:style>
    <style:style style:name="ConditionalStyle_5f_36" style:display-name="ConditionalStyle_36" style:family="table-cell" style:parent-style-name="Default">
      <style:table-cell-properties fo:background-color="#dbdbdb"/>
      <style:text-properties fo:color="#dbdbdb"/>
    </style:style>
    <style:style style:name="ConditionalStyle_5f_35" style:display-name="ConditionalStyle_35" style:family="table-cell" style:parent-style-name="Default">
      <style:table-cell-properties fo:background-color="#dbdbdb"/>
      <style:text-properties fo:color="#dbdbdb"/>
    </style:style>
    <style:style style:name="ConditionalStyle_5f_34" style:display-name="ConditionalStyle_34" style:family="table-cell" style:parent-style-name="Default">
      <style:table-cell-properties fo:background-color="#dbdbdb"/>
      <style:text-properties fo:color="#dbdbdb"/>
    </style:style>
    <style:style style:name="ConditionalStyle_5f_33" style:display-name="ConditionalStyle_33" style:family="table-cell" style:parent-style-name="Default">
      <style:table-cell-properties fo:background-color="#000000"/>
      <style:text-properties style:use-window-font-color="true"/>
    </style:style>
    <style:style style:name="ConditionalStyle_5f_32" style:display-name="ConditionalStyle_32" style:family="table-cell" style:parent-style-name="Default">
      <style:table-cell-properties fo:background-color="#dbdbdb"/>
      <style:text-properties fo:color="#dbdbdb"/>
    </style:style>
    <style:style style:name="ConditionalStyle_5f_31" style:display-name="ConditionalStyle_31" style:family="table-cell" style:parent-style-name="Default">
      <style:table-cell-properties fo:background-color="#dbdbdb"/>
      <style:text-properties fo:color="#dbdbdb"/>
    </style:style>
    <style:style style:name="ConditionalStyle_5f_30" style:display-name="ConditionalStyle_30" style:family="table-cell" style:parent-style-name="Default">
      <style:table-cell-properties fo:background-color="#dbdbdb"/>
      <style:text-properties fo:color="#dbdbdb"/>
    </style:style>
    <style:style style:name="ConditionalStyle_5f_29" style:display-name="ConditionalStyle_29" style:family="table-cell" style:parent-style-name="Default">
      <style:table-cell-properties fo:background-color="#dbdbdb"/>
      <style:text-properties fo:color="#dbdbdb"/>
    </style:style>
    <style:style style:name="ConditionalStyle_5f_28" style:display-name="ConditionalStyle_28" style:family="table-cell" style:parent-style-name="Default">
      <style:table-cell-properties fo:background-color="#dbdbdb"/>
      <style:text-properties fo:color="#dbdbdb"/>
    </style:style>
    <style:style style:name="ConditionalStyle_5f_27" style:display-name="ConditionalStyle_27" style:family="table-cell" style:parent-style-name="Default">
      <style:table-cell-properties fo:background-color="#dbdbdb"/>
      <style:text-properties fo:color="#dbdbdb"/>
    </style:style>
    <style:style style:name="ConditionalStyle_5f_26" style:display-name="ConditionalStyle_26" style:family="table-cell" style:parent-style-name="Default">
      <style:table-cell-properties fo:background-color="#dbdbdb"/>
      <style:text-properties fo:color="#dbdbdb"/>
    </style:style>
    <style:style style:name="ConditionalStyle_5f_25" style:display-name="ConditionalStyle_25" style:family="table-cell" style:parent-style-name="Default">
      <style:table-cell-properties fo:background-color="#dbdbdb"/>
      <style:text-properties fo:color="#dbdbdb"/>
    </style:style>
    <style:style style:name="ConditionalStyle_5f_24" style:display-name="ConditionalStyle_24" style:family="table-cell" style:parent-style-name="Default">
      <style:table-cell-properties fo:background-color="#d9d9d9"/>
      <style:text-properties fo:color="#d9d9d9"/>
    </style:style>
    <style:style style:name="ConditionalStyle_5f_23" style:display-name="ConditionalStyle_23" style:family="table-cell" style:parent-style-name="Default">
      <style:table-cell-properties fo:background-color="#000000"/>
    </style:style>
    <style:style style:name="ConditionalStyle_5f_22" style:display-name="ConditionalStyle_22" style:family="table-cell" style:parent-style-name="Default">
      <style:table-cell-properties fo:background-color="#000000"/>
    </style:style>
    <style:style style:name="ConditionalStyle_5f_21" style:display-name="ConditionalStyle_21" style:family="table-cell" style:parent-style-name="Default">
      <style:table-cell-properties fo:background-color="#000000"/>
    </style:style>
    <style:style style:name="ConditionalStyle_5f_20" style:display-name="ConditionalStyle_20" style:family="table-cell" style:parent-style-name="Default">
      <style:table-cell-properties fo:background-color="#000000"/>
    </style:style>
    <style:style style:name="ConditionalStyle_5f_19" style:display-name="ConditionalStyle_19" style:family="table-cell" style:parent-style-name="Default">
      <style:table-cell-properties fo:background-color="#000000"/>
    </style:style>
    <style:style style:name="ConditionalStyle_5f_18" style:display-name="ConditionalStyle_18" style:family="table-cell" style:parent-style-name="Default">
      <style:table-cell-properties fo:background-color="#000000"/>
    </style:style>
    <style:style style:name="ConditionalStyle_5f_17" style:display-name="ConditionalStyle_17" style:family="table-cell" style:parent-style-name="Default">
      <style:table-cell-properties fo:background-color="#000000"/>
    </style:style>
    <style:style style:name="ConditionalStyle_5f_16" style:display-name="ConditionalStyle_16" style:family="table-cell" style:parent-style-name="Default">
      <style:table-cell-properties fo:background-color="#000000"/>
    </style:style>
    <style:style style:name="ConditionalStyle_5f_15" style:display-name="ConditionalStyle_15" style:family="table-cell" style:parent-style-name="Default">
      <style:table-cell-properties fo:background-color="#000000"/>
    </style:style>
    <style:style style:name="ConditionalStyle_5f_14" style:display-name="ConditionalStyle_14" style:family="table-cell" style:parent-style-name="Default">
      <style:table-cell-properties fo:background-color="#afabab"/>
      <style:text-properties fo:color="#afabab"/>
    </style:style>
    <style:style style:name="ConditionalStyle_5f_13" style:display-name="ConditionalStyle_13" style:family="table-cell" style:parent-style-name="Default">
      <style:table-cell-properties fo:background-color="#afabab"/>
      <style:text-properties fo:color="#afabab"/>
    </style:style>
    <style:style style:name="ConditionalStyle_5f_12" style:display-name="ConditionalStyle_12" style:family="table-cell" style:parent-style-name="Default">
      <style:table-cell-properties fo:background-color="#000000"/>
    </style:style>
    <style:style style:name="ConditionalStyle_5f_11" style:display-name="ConditionalStyle_11" style:family="table-cell" style:parent-style-name="Default">
      <style:table-cell-properties fo:background-color="#000000"/>
    </style:style>
    <style:style style:name="ConditionalStyle_5f_10" style:display-name="ConditionalStyle_10" style:family="table-cell" style:parent-style-name="Default">
      <style:table-cell-properties fo:background-color="#000000"/>
    </style:style>
    <style:style style:name="ConditionalStyle_5f_9" style:display-name="ConditionalStyle_9" style:family="table-cell" style:parent-style-name="Default">
      <style:table-cell-properties fo:background-color="#000000"/>
    </style:style>
    <style:style style:name="ConditionalStyle_5f_8" style:display-name="ConditionalStyle_8" style:family="table-cell" style:parent-style-name="Default">
      <style:table-cell-properties fo:background-color="#000000"/>
    </style:style>
    <style:style style:name="ConditionalStyle_5f_7" style:display-name="ConditionalStyle_7" style:family="table-cell" style:parent-style-name="Default">
      <style:table-cell-properties fo:background-color="#afabab"/>
      <style:text-properties fo:color="#afabab"/>
    </style:style>
    <style:style style:name="ConditionalStyle_5f_6" style:display-name="ConditionalStyle_6" style:family="table-cell" style:parent-style-name="Default">
      <style:table-cell-properties fo:background-color="#afabab"/>
      <style:text-properties fo:color="#afabab"/>
    </style:style>
    <style:style style:name="ConditionalStyle_5f_5" style:display-name="ConditionalStyle_5" style:family="table-cell" style:parent-style-name="Default">
      <style:table-cell-properties fo:background-color="#afabab"/>
      <style:text-properties fo:color="#afabab"/>
    </style:style>
    <style:style style:name="ConditionalStyle_5f_4" style:display-name="ConditionalStyle_4" style:family="table-cell" style:parent-style-name="Default">
      <style:table-cell-properties fo:background-color="#000000"/>
    </style:style>
    <style:style style:name="ConditionalStyle_5f_3" style:display-name="ConditionalStyle_3" style:family="table-cell" style:parent-style-name="Default">
      <style:table-cell-properties fo:background-color="#000000"/>
    </style:style>
    <style:style style:name="ConditionalStyle_5f_2" style:display-name="ConditionalStyle_2" style:family="table-cell" style:parent-style-name="Default">
      <style:table-cell-properties fo:background-color="#000000"/>
    </style:style>
    <style:style style:name="ConditionalStyle_5f_1" style:display-name="ConditionalStyle_1" style:family="table-cell" style:parent-style-name="Default">
      <style:table-cell-properties fo:background-color="#000000"/>
    </style:style>
    <style:style style:name="Excel_5f_BuiltIn_5f_20_25__20_-_20_Accent1" style:display-name="Excel_BuiltIn_20% - Accent1" style:family="table-cell" style:parent-style-name="Default">
      <style:table-cell-properties fo:background-color="#cc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fo:padding="0.028in"/>
      <style:text-properties fo:color="#80008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fo:padding="0.028in" style:rotation-align="none"/>
      <style:text-properties fo:color="#ff99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024in double #333333" style:border-line-width="0in 0.0016in 0.0008in" fo:padding="0.028in" style:rotation-align="none"/>
      <style:text-properties fo:color="#ffffff"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able-cell-properties fo:padding="0.028in"/>
      <style:text-properties fo:color="#80808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fo:padding="0.028in"/>
      <style:text-properties fo:color="#008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209in solid #333399" style:diagonal-bl-tr="none" style:diagonal-tl-br="none" fo:border-left="none" fo:padding="0.028in" fo:border-right="none" style:rotation-align="none" fo:border-top="none"/>
      <style:text-properties fo:color="#003366"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209in solid #c0c0c0" style:diagonal-bl-tr="none" style:diagonal-tl-br="none" fo:border-left="none" fo:padding="0.028in" fo:border-right="none" style:rotation-align="none" fo:border-top="none"/>
      <style:text-properties fo:color="#003366"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209in solid #0066cc" style:diagonal-bl-tr="none" style:diagonal-tl-br="none" fo:border-left="none" fo:padding="0.028in" fo:border-right="none" style:rotation-align="none" fo:border-top="none"/>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able-cell-properties fo:padding="0.028in"/>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fo:padding="0.028in" style:rotation-align="none"/>
      <style:text-properties fo:color="#333399"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024in double #ff9900" style:border-line-width-bottom="0in 0.0016in 0.0008in" style:diagonal-bl-tr="none" style:diagonal-tl-br="none" fo:border-left="none" fo:padding="0.028in" fo:border-right="none" style:rotation-align="none" fo:border-top="none"/>
      <style:text-properties fo:color="#ff99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fo:padding="0.028in"/>
      <style:text-properties fo:color="#9933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Output" style:display-name="Excel_BuiltIn_Output" style:family="table-cell" style:parent-style-name="Default">
      <style:table-cell-properties fo:background-color="#c0c0c0" style:diagonal-bl-tr="none" style:diagonal-tl-br="none" fo:border="0.0138in solid #333333" fo:padding="0.028in" style:rotation-align="none"/>
      <style:text-properties fo:color="#333333"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able-cell-properties fo:padding="0.028in"/>
      <style:text-properties fo:color="#003366" style:text-outline="false" style:text-line-through-styl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024in double #333399" style:border-line-width-bottom="0in 0.0016in 0.0008in" style:diagonal-bl-tr="none" style:diagonal-tl-br="none" fo:border-left="none" fo:padding="0.028in" fo:border-right="none" style:rotation-align="none" fo:border-top="0.0138in solid #333399"/>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able-cell-properties fo:padding="0.028in"/>
      <style:text-properties fo:color="#ff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ffff" fo:border="none"/>
      <style:text-properties fo:color="#ffffff"/>
    </style:style>
    <style:style style:name="Excel_5f_CondFormat_5f_1_5f_2_5f_1_20_1" style:display-name="Excel_CondFormat_1_2_1 1" style:family="table-cell" style:parent-style-name="Default">
      <style:table-cell-properties fo:background-color="#ffffff" fo:border="none"/>
      <style:text-properties fo:color="#ffffff"/>
    </style:style>
    <style:style style:name="Excel_5f_CondFormat_5f_1_5f_1_5f_1_20_2" style:display-name="Excel_CondFormat_1_1_1 2" style:family="table-cell" style:parent-style-name="Default">
      <style:table-cell-properties fo:background-color="#ffffff" fo:border="none"/>
      <style:text-properties fo:color="#ffffff"/>
    </style:style>
    <style:style style:name="Excel_5f_CondFormat_5f_1_5f_2_5f_1_20_2" style:display-name="Excel_CondFormat_1_2_1 2" style:family="table-cell" style:parent-style-name="Default">
      <style:table-cell-properties fo:background-color="#ffffff" fo:border="none"/>
      <style:text-properties fo:color="#ffffff"/>
    </style:style>
    <style:style style:name="Excel_5f_BuiltIn_5f_Comma" style:display-name="Excel_BuiltIn_Comma"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ffffff" fo:border="none"/>
      <style:text-properties fo:color="#ffffff"/>
    </style:style>
    <style:style style:name="Excel_5f_CondFormat_5f_1_5f_2_5f_1" style:display-name="Excel_CondFormat_1_2_1" style:family="table-cell" style:parent-style-name="Default">
      <style:table-cell-properties fo:background-color="#ffffff" fo:border="none"/>
      <style:text-properties fo:color="#ffffff"/>
    </style:style>
    <style:style style:name="Normal_5f_senp_5f__5f_eligibility_20_1" style:display-name="Normal_senp__eligibility 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 style:display-name="Normal_Sheet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Comma_20_3" style:display-name="Excel_BuiltIn_Comma 3"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mma_5f_Sheet1" style:display-name="Comma_Sheet1"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846in"/>
      </style:header-style>
      <style:footer-style>
        <style:header-footer-properties fo:min-height="0.2374in" fo:margin-left="0in" fo:margin-right="0in" fo:margin-top="0.0846in"/>
      </style:footer-style>
    </style:page-layout>
    <style:page-layout style:name="Mpm9">
      <style:page-layout-properties fo:page-width="11.6929in" fo:page-height="8.2681in" style:num-format="1" style:print-orientation="landscape" fo:margin-top="0.75in" fo:margin-bottom="0.75in" fo:margin-left="0.7in" fo:margin-right="0.7in" style:first-page-number="continue" loext:scale-to-X="1" loext:scale-to-Y="1"/>
      <style:header-style>
        <style:header-footer-properties fo:margin-left="0.048in" fo:margin-right="0.048in" fo:margin-bottom="0in"/>
      </style:header-style>
      <style:footer-style>
        <style:header-footer-properties fo:margin-left="0.048in" fo:margin-right="0.0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style:use-window-font-color="true" style:text-outline="false" style:text-line-through-style="none" style:text-position="0% 100%" style:font-name="Zurich BT3"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5">06/05/2019</text:date>, <text:time>16:23:04</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Ratios_20_Sheet1" style:display-name="PageStyle_Ratios 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2" style:display-name="PageStyle_Ratios 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3" style:display-name="PageStyle_Ratios 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4" style:display-name="PageStyle_Ratios Sheet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_20_-_20_combined" style:display-name="PageStyle_Ratios Sheet - combined"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ligibility" style:display-name="PageStyle_Eligibilit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ily_20_balance" style:display-name="PageStyle_Daily balanc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redit_20_Summation" style:display-name="PageStyle_Credit Summation"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Variant_20_Inputs_20__26__20_Comparison" style:display-name="PageStyle_Variant Inputs &amp; Comparison" style:page-layout-name="Mpm6">
      <style:header style:display="false"/>
      <style:header-left style:display="false"/>
      <style:footer style:display="false"/>
      <style:footer-left style:display="false"/>
    </style:master-page>
    <style:master-page style:name="PageStyle_5f_GTP_20_-_20_Eligibility" style:display-name="PageStyle_GTP - Eligibility" style:page-layout-name="Mpm7">
      <style:header style:display="false"/>
      <style:header-left style:display="false"/>
      <style:footer style:display="false"/>
      <style:footer-left style:display="false"/>
    </style:master-page>
    <style:master-page style:name="PageStyle_5f_Banking_20_product-_20_Eligibility" style:display-name="PageStyle_Banking product- Eligibility" style:page-layout-name="Mpm8">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press_20_BT" style:display-name="PageStyle_Express BT" style:page-layout-name="Mpm6">
      <style:header style:display="false"/>
      <style:header-left style:display="false"/>
      <style:footer style:display="false"/>
      <style:footer-left style:display="false"/>
    </style:master-page>
    <style:master-page style:name="PageStyle_5f_Express_20_BT_20_1" style:display-name="PageStyle_Express BT 1" style:page-layout-name="Mpm9">
      <style:header style:display="false"/>
      <style:header-left style:display="false"/>
      <style:footer style:display="false"/>
      <style:footer-left style:display="false"/>
    </style:master-page>
    <style:master-page style:name="PageStyle_5f_Express_20_BT_20_2" style:display-name="PageStyle_Express BT 2" style:page-layout-name="Mpm9">
      <style:header style:display="false"/>
      <style:header-left style:display="false"/>
      <style:footer style:display="false"/>
      <style:footer-left style:display="false"/>
    </style:master-page>
    <style:master-page style:name="PageStyle_5f_Express_20_BT_20_3" style:display-name="PageStyle_Express BT 3"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rabh Agrawal     /RSPPG/IBANK/BKC</meta:initial-creator>
    <meta:creation-date>2014-05-29T14:21:51</meta:creation-date>
    <dc:date>2019-06-05T16:23:03.97</dc:date>
    <meta:generator>OpenOffice/4.1.6$Win32 OpenOffice.org_project/416m1$Build-9790</meta:generator>
    <meta:editing-duration>PT21H27M43S</meta:editing-duration>
    <meta:editing-cycles>167</meta:editing-cycles>
    <dc:creator>harry mehra</dc:creator>
    <meta:document-statistic meta:table-count="19" meta:cell-count="4967"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mrow/>
</math>
</file>